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avid Libre" svg:font-family="'David Libre'" style:font-adornments="Regular" style:font-pitch="variable"/>
    <style:font-face style:name="Latin Modern Math" svg:font-family="'Latin Modern Math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Noto Serif Display SemiCondensed" svg:font-family="'Noto Serif Display SemiCondensed'" style:font-adornments="SemiCondensed" style:font-family-generic="roman" style:font-pitch="variable"/>
    <style:font-face style:name="Noto Serif Hebrew ExtCond SemBd" svg:font-family="'Noto Serif Hebrew ExtCond SemBd'" style:font-adornments="ExtraCondensed SemiBold" style:font-family-generic="roman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Quicksand" svg:font-family="Quicksand" style:font-adornments="Regular" style:font-pitch="variable"/>
    <style:font-face style:name="Rubik" svg:font-family="Rubik" style:font-adornments="Light" style:font-pitch="variable"/>
  </office:font-face-decls>
  <office:automatic-styles>
    <style:style style:name="P1" style:family="paragraph" style:parent-style-name="Text_20_body">
      <style:text-properties officeooo:rsid="03f1df54" officeooo:paragraph-rsid="03f1df54"/>
    </style:style>
    <style:style style:name="P2" style:family="paragraph" style:parent-style-name="Heading_20_2">
      <style:text-properties officeooo:rsid="03f1df54" officeooo:paragraph-rsid="03f1df54"/>
    </style:style>
    <style:style style:name="P3" style:family="paragraph" style:parent-style-name="Text_20_body">
      <style:text-properties officeooo:paragraph-rsid="03f1df54"/>
    </style:style>
    <style:style style:name="P4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Hebrew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Hebrew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 style:parent-style-name="Math">
      <style:paragraph-properties fo:text-align="center" style:justify-single-word="false"/>
    </style:style>
    <style:style style:name="P7" style:family="paragraph" style:parent-style-name="Text_20_body">
      <style:text-properties officeooo:rsid="03f39373" officeooo:paragraph-rsid="03f39373"/>
    </style:style>
    <style:style style:name="P8" style:family="paragraph" style:parent-style-name="Heading_20_2">
      <style:text-properties officeooo:rsid="03f39373" officeooo:paragraph-rsid="03f39373"/>
    </style:style>
    <style:style style:name="P9" style:family="paragraph" style:parent-style-name="Text_20_body">
      <style:text-properties fo:font-weight="normal" officeooo:rsid="03f4cab4" officeooo:paragraph-rsid="03f8ab4b" style:font-weight-asian="normal" style:font-weight-complex="normal"/>
    </style:style>
    <style:style style:name="P10" style:family="paragraph" style:parent-style-name="Text_20_body" style:list-style-name="L1">
      <style:text-properties fo:font-weight="bold" officeooo:rsid="041d44e1" officeooo:paragraph-rsid="03fbab0b" style:font-weight-asian="bold" style:font-weight-complex="bold"/>
    </style:style>
    <style:style style:name="P11" style:family="paragraph" style:parent-style-name="Text_20_body" style:list-style-name="L1">
      <style:text-properties fo:font-weight="bold" officeooo:rsid="041d44e1" officeooo:paragraph-rsid="03f4cab4" style:font-weight-asian="bold" style:font-weight-complex="bold"/>
    </style:style>
    <style:style style:name="P12" style:family="paragraph" style:parent-style-name="Text_20_body" style:list-style-name="L1">
      <style:paragraph-properties fo:text-align="justify" style:justify-single-word="false"/>
      <style:text-properties officeooo:paragraph-rsid="03f4cab4"/>
    </style:style>
    <style:style style:name="P13" style:family="paragraph" style:parent-style-name="Text_20_body" style:list-style-name="L1">
      <style:paragraph-properties fo:text-align="justify" style:justify-single-word="false"/>
      <style:text-properties officeooo:rsid="041d44e1" officeooo:paragraph-rsid="03f4cab4"/>
    </style:style>
    <style:style style:name="P14" style:family="paragraph" style:parent-style-name="Math" style:list-style-name="L1">
      <style:paragraph-properties fo:text-align="center" style:justify-single-word="false"/>
      <style:text-properties officeooo:paragraph-rsid="03f4cab4"/>
    </style:style>
    <style:style style:name="P15" style:family="paragraph" style:parent-style-name="Text_20_body" style:list-style-name="L1">
      <style:text-properties officeooo:rsid="041eb954" officeooo:paragraph-rsid="03f4cab4"/>
    </style:style>
    <style:style style:name="P16" style:family="paragraph" style:parent-style-name="Text_20_body" style:list-style-name="L1">
      <style:text-properties officeooo:paragraph-rsid="03fc55e2"/>
    </style:style>
    <style:style style:name="P17" style:family="paragraph" style:parent-style-name="Text_20_body" style:list-style-name="L1">
      <style:text-properties officeooo:rsid="03f4cab4" officeooo:paragraph-rsid="03f4cab4"/>
    </style:style>
    <style:style style:name="P18" style:family="paragraph" style:parent-style-name="Text_20_body" style:list-style-name="L1">
      <style:text-properties officeooo:rsid="03f8ab4b" officeooo:paragraph-rsid="03fc55e2"/>
    </style:style>
    <style:style style:name="P19" style:family="paragraph" style:parent-style-name="Text_20_body" style:list-style-name="L1">
      <style:text-properties officeooo:rsid="03f69813" officeooo:paragraph-rsid="03fc55e2"/>
    </style:style>
    <style:style style:name="P20" style:family="paragraph" style:parent-style-name="Text_20_body">
      <style:paragraph-properties fo:text-align="justify" style:justify-single-word="false" style:writing-mode="lr-tb"/>
    </style:style>
    <style:style style:name="P21" style:family="paragraph" style:parent-style-name="Text_20_body">
      <style:paragraph-properties fo:text-align="center" style:justify-single-word="false" fo:break-before="page" style:writing-mode="rl-tb"/>
      <style:text-properties fo:font-weight="bold" officeooo:rsid="03fd263b" officeooo:paragraph-rsid="03fd263b" style:font-weight-asian="bold" style:font-weight-complex="bold"/>
    </style:style>
    <style:style style:name="T1" style:family="text">
      <style:text-properties officeooo:rsid="03fa0fa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3f1df54"/>
    </style:style>
    <style:style style:name="T4" style:family="text">
      <style:text-properties officeooo:rsid="03f4a43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3f4a43c" style:font-style-asian="italic" style:font-style-complex="italic"/>
    </style:style>
    <style:style style:name="T7" style:family="text">
      <style:text-properties officeooo:rsid="03fbab0b"/>
    </style:style>
    <style:style style:name="T8" style:family="text">
      <style:text-properties fo:font-weight="bold" officeooo:rsid="03fbab0b" style:font-weight-asian="bold" style:font-weight-complex="bold"/>
    </style:style>
    <style:style style:name="T9" style:family="text">
      <style:text-properties fo:font-weight="normal" officeooo:rsid="03fbab0b" style:font-weight-asian="normal" style:font-weight-complex="normal"/>
    </style:style>
    <style:style style:name="T10" style:family="text">
      <style:text-properties officeooo:rsid="03f8ab4b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3f4cab4" style:font-weight-asian="normal" style:font-weight-complex="normal"/>
    </style:style>
    <style:style style:name="T13" style:family="text">
      <style:text-properties fo:font-weight="normal" officeooo:rsid="041d44e1" style:font-weight-asian="normal" style:font-weight-complex="normal"/>
    </style:style>
    <style:style style:name="T14" style:family="text">
      <style:text-properties fo:font-weight="normal" officeooo:rsid="041eb954" style:font-weight-asian="normal" style:font-weight-complex="normal"/>
    </style:style>
    <style:style style:name="T15" style:family="text">
      <style:text-properties fo:font-weight="normal" officeooo:rsid="03fc55e2" style:font-weight-asian="normal" style:font-weight-complex="normal"/>
    </style:style>
    <style:style style:name="T16" style:family="text">
      <style:text-properties officeooo:rsid="03f6e8eb"/>
    </style:style>
    <style:style style:name="T17" style:family="text">
      <style:text-properties officeooo:rsid="03f4cab4"/>
    </style:style>
    <style:style style:name="T18" style:family="text">
      <style:text-properties fo:color="#c9211e" loext:opacity="100%" officeooo:rsid="03f4cab4"/>
    </style:style>
    <style:style style:name="T19" style:family="text">
      <style:text-properties officeooo:rsid="03fc55e2"/>
    </style:style>
    <style:style style:name="T20" style:family="text">
      <style:text-properties fo:color="#c9211e" loext:opacity="100%" officeooo:rsid="03f6e8eb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▫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5" text:style-name="Bullet_20_Symbols" loext:num-list-format="%5%." style:num-suffix="." text:bullet-char="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loext:decorative="false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h text:style-name="Heading_20_1" text:outline-level="1">פרויקט <text:span text:style-name="T1">–</text:span> <text:span text:style-name="T1">מתמטיקה בדידה </text:span>– שחר פרץ – שיעורי בית 7, תרגיל 7.ב</text:h>
      <text:h text:style-name="Heading_20_2" text:outline-level="2">מידע כללי</text:h>
      <text:p text:style-name="P1"><text:span text:style-name="T2">תאריך הגשה: </text:span>20.1.2024</text:p>
      <text:h text:style-name="P2" text:outline-level="2">השאלה</text:h>
      <text:p text:style-name="P3"><text:span text:style-name="T3">תהי פונקציה </text:span><text:span text:style-name="T3"><draw:g text:anchor-type="as-char" svg:y="-0.1091in" draw:z-index="0" draw:name="Shape1" draw:style-name="gr1"><svg:title>TexMaths</svg:title><svg:desc>11§display§f \colon A \to B§svg§600§FALSE§</svg:desc><draw:path draw:style-name="gr2" draw:text-style-name="P4" svg:width="0.65in" svg:height="0.1232in" svg:x="0.0004in" svg:y="0.0079in" svg:viewBox="0 0 1652 314" svg:d="M0 0c551 0 1101 0 1652 0 0 104 0 210 0 314-551 0-1101 0-1652 0 0-104 0-210 0-314z"><text:p/></draw:path><draw:path draw:style-name="gr3" draw:text-style-name="P5" svg:width="0.0752in" svg:height="0.137in" svg:x="0.0008in" svg:y="0.0016in" svg:viewBox="0 0 192 349" svg:d="M121 118c11 0 22 0 33 0 8 0 12 0 12-8 0-5-4-5-11-5-11 0-21 0-32 0 2-15 6-29 8-43 2-8 8-36 10-41 3-7 10-12 17-12 3 0 12 0 20 6-17 1-21 16-21 21 0 9 7 13 15 13 9 0 20-8 20-23 0-17-17-26-34-26-13 0-37 7-48 45-2 8-3 12-13 60-9 0-18 0-27 0-7 0-12 0-12 8 0 5 5 5 11 5 9 0 17 0 26 0-10 50-19 99-29 150-7 37-13 72-34 72-1 0-11 0-18-6 18-1 21-15 21-21 0-9-6-13-14-13-10 0-21 8-21 23 0 17 16 26 32 26 22 0 37-23 44-37 12-24 21-71 22-74 8-40 15-80 23-120z"><text:p/></draw:path><draw:path draw:style-name="gr3" draw:text-style-name="P5" svg:width="0.0157in" svg:height="0.065in" svg:x="0.1134in" svg:y="0.0433in" svg:viewBox="0 0 41 166" svg:d="M41 21c0-12-9-21-20-21-12 0-21 9-21 21 0 11 9 20 21 20 11 0 20-9 20-20zM41 146c0-12-9-21-20-21-12 0-21 9-21 21 0 11 9 20 21 20 11 0 20-9 20-20z"><text:p/></draw:path><draw:path draw:style-name="gr3" draw:text-style-name="P5" svg:width="0.1039in" svg:height="0.1079in" svg:x="0.1988in" svg:y="0in" svg:viewBox="0 0 265 275" svg:d="M55 231c-15 25-30 30-47 32-5 1-8 1-8 7 0 2 2 5 4 5 11 0 23-2 34-2 13 0 26 2 39 2 2 0 7 0 7-8 0-3-4-4-6-4-9 0-19-4-19-14 0-4 3-8 6-14 10-16 20-33 30-49 31 0 64 0 96 0 1 7 7 60 7 64 0 11-21 13-29 13-5 0-8 0-8 7 0 5 4 5 5 5 15 0 32-2 48-2 10 0 35 2 43 2 4 0 8 0 8-8 0-4-4-4-9-4-24 0-24-3-25-14-8-80-17-160-24-240 0-8 0-9-7-9-6 0-8 2-10 7-45 74-90 149-135 224zM102 175c26-43 51-86 76-128 5 42 8 85 12 128-29 0-58 0-88 0z"><text:p/></draw:path><draw:path draw:style-name="gr3" draw:text-style-name="P5" svg:width="0.1346in" svg:height="0.0783in" svg:x="0.3579in" svg:y="0.0311in" svg:viewBox="0 0 343 200" svg:d="M301 108c-22 16-32 33-35 37-17 26-21 49-21 51 0 4 6 4 8 4 7 0 8-1 9-8 9-36 32-69 76-87 4-1 5-3 5-5 0-3-2-3-3-3-17-7-64-27-78-92-1-4-2-5-9-5-2 0-8 0-8 4 0 1 4 26 20 51 8 12 19 25 36 37-95 0-191 0-287 0-7 0-14 0-14 8s7 8 14 8c96 0 192 0 287 0z"><text:p/></draw:path><draw:path draw:style-name="gr3" draw:text-style-name="P5" svg:width="0.1083in" svg:height="0.1024in" svg:x="0.55in" svg:y="0.0051in" svg:viewBox="0 0 276 261" svg:d="M46 232c-4 14-5 17-35 17-7 0-11 0-11 8 0 4 3 4 11 4 46 0 91 0 137 0 62 0 107-45 107-83 0-26-22-48-59-53 39-7 80-36 80-72 0-29-25-53-71-53-43 0-87 0-130 0-8 0-12 0-12 8 0 3 4 3 11 3 1 0 8 0 15 1s10 1 10 7c0 1 0 2-1 6-18 69-34 139-52 207zM104 122c8-32 16-64 24-96 4-14 4-15 20-15 17 0 35 0 51 0 34 0 42 23 42 41 0 33-33 70-80 70-19 0-38 0-57 0zM87 249c-6 0-7 0-9 0-3 0-4-1-4-4 0-1 0-1 1-9 9-35 18-71 27-106 24 0 49 0 73 0 37 0 44 28 44 45 0 37-34 74-79 74-18 0-36 0-53 0z"><text:p/></draw:path></draw:g></text:span><text:span text:style-name="T3">, ויהי </text:span><text:span text:style-name="T3"><draw:g text:anchor-type="as-char" svg:y="-0.1083in" draw:z-index="1" draw:name="Shape2" draw:style-name="gr1"><svg:title>TexMaths</svg:title><svg:desc>11§display§X \subseteq A§svg§600§FALSE§</svg:desc><draw:path draw:style-name="gr2" draw:text-style-name="P4" svg:width="0.4343in" svg:height="0.1134in" svg:x="0.0039in" svg:y="0.0079in" svg:viewBox="0 0 1104 289" svg:d="M0 0c368 0 735 0 1104 0 0 97 0 192 0 289-369 0-736 0-1104 0 0-97 0-192 0-289z"><text:p/></draw:path><draw:path draw:style-name="gr3" draw:text-style-name="P5" svg:width="0.1252in" svg:height="0.1031in" svg:x="0in" svg:y="0.0051in" svg:viewBox="0 0 319 263" svg:d="M177 104c-11-25-21-51-32-76-1-4-1-4-2-5 0-3 6-10 23-12 3 0 8 0 8-7 0-4-5-4-6-4-16 0-33 1-49 1-9 0-33-1-43-1-2 0-7 0-7 8 0 3 4 3 9 3 23 0 25 4 29 13 15 35 30 72 46 107-28 30-55 58-83 88-1 1-3 3-4 4-19 20-37 27-57 28-5 0-9 0-9 7 2 2 0 5 5 5 13 0 25-1 37-1 14 0 29 1 43 1 3 0 7 0 7-8 0-4-3-3-4-4-4 0-17-1-17-12 0-6 7-12 11-18 14-13 27-27 40-41 11-13 23-25 34-38 13 31 26 62 40 92 1 5 2 5 2 6 0 3-8 10-23 11-5 0-8 1-8 7 0 5 4 5 6 5 11 0 38-1 49-1 10 0 33 1 43 1 2 0 6 0 6-8 0-4-3-4-6-4-25 0-26-1-33-17-15-36-41-97-50-120 26-26 66-72 80-83 11-9 25-19 48-20 5 0 9 0 9-8-2-1 0-3-6-3-11 0-24 1-36 1-14 0-29-1-43-1-2 0-6 0-6 8 0 2 1 3 4 3 3 1 15 1 15 12 0 6-4 11-7 14-21 22-42 45-63 67z"><text:p/></draw:path><draw:path draw:style-name="gr3" draw:text-style-name="P5" svg:width="0.0925in" svg:height="0.1169in" svg:x="0.1886in" svg:y="0.0122in" svg:viewBox="0 0 236 298" svg:d="M223 15c6 0 13 0 13-7 0-8-7-8-13-8-35 0-69 0-104 0-66 0-119 51-119 111 0 63 54 112 119 112 35 0 69 0 104 0 6 0 13 0 13-7 0-8-7-8-13-8-34 0-69 0-103 0-62 0-105-45-105-96 0-53 44-97 105-97 34 0 69 0 103 0zM22 283c-7 0-14 0-14 7 0 8 7 8 14 8 67 0 134 0 201 0 6 0 13 0 13-8 0-7-7-7-13-7-67 0-134 0-201 0z"><text:p/></draw:path><draw:path draw:style-name="gr3" draw:text-style-name="P5" svg:width="0.1039in" svg:height="0.1083in" svg:x="0.3417in" svg:y="0in" svg:viewBox="0 0 265 276" svg:d="M56 232c-15 25-31 31-48 32-5 0-8 0-8 8 0 2 2 4 5 4 10 0 22-1 33-1 13 0 27 1 39 1 2 0 8 0 8-8 0-4-5-4-7-4-9-1-18-3-18-13 0-5 3-9 5-15 10-16 20-33 30-49 31 0 64 0 96 0 1 8 7 60 7 65 0 11-20 12-28 12-5 0-10 0-10 8 0 4 5 4 6 4 15 0 33-1 48-1 10 0 34 1 44 1 2 0 7 0 7-8 0-4-5-4-9-4-24 0-24-2-25-14-8-81-16-161-23-241-1-8-1-9-8-9s-8 2-10 7c-45 74-89 150-134 225zM102 175c26-43 51-85 76-128 4 43 8 85 12 128-30 0-58 0-88 0z"><text:p/></draw:path></draw:g></text:span><text:span text:style-name="T3">, נגדיר את הצמצום של </text:span><text:span text:style-name="T3"><draw:g text:anchor-type="as-char" svg:y="-0.1075in" draw:z-index="2" draw:name="Shape3" draw:style-name="gr1"><svg:title>TexMaths</svg:title><svg:desc>11§display§f§svg§600§FALSE§</svg:desc><draw:path draw:style-name="gr2" draw:text-style-name="P4" svg:width="0.0673in" svg:height="0.1217in" svg:x="0.0004in" svg:y="0.0075in" svg:viewBox="0 0 172 310" svg:d="M0 0c57 0 115 0 172 0 0 103 0 207 0 310-57 0-115 0-172 0 0-103 0-207 0-310z"><text:p/></draw:path><draw:path draw:style-name="gr3" draw:text-style-name="P5" svg:width="0.0748in" svg:height="0.1374in" svg:x="0.0008in" svg:y="0in" svg:viewBox="0 0 191 350" svg:d="M119 118c11 0 22 0 33 0 8 0 12 0 12-8 0-4-4-4-11-4-10 0-21 0-32 0 4-16 7-30 9-44 1-8 7-36 9-40 3-8 10-13 19-13 1 0 11 0 18 6-17 2-21 16-21 21 0 9 7 13 15 13 10 0 21-7 21-23 0-17-18-26-33-26-14 0-38 7-50 45-1 8-2 12-11 61-9 0-18 0-26 0s-13 0-13 7c0 5 4 5 11 5 8 0 17 0 26 0-10 50-20 100-29 150-8 38-14 73-34 73-1 0-11 0-19-7 19-1 22-15 22-21 0-8-7-13-14-13-10 0-21 8-21 23 0 18 17 27 32 27 21 0 36-23 44-38 12-24 21-71 21-73 8-41 14-81 22-121z"><text:p/></draw:path></draw:g></text:span><text:span text:style-name="T3"><text:s/>ל־</text:span><text:span text:style-name="T3"><draw:g text:anchor-type="as-char" svg:y="-0.1035in" draw:z-index="3" draw:name="Shape4" draw:style-name="gr1"><svg:title>TexMaths</svg:title><svg:desc>11§display§X§svg§600§FALSE§</svg:desc><draw:path draw:style-name="gr2" draw:text-style-name="P4" svg:width="0.113in" svg:height="0.0874in" svg:x="0.0043in" svg:y="0.0071in" svg:viewBox="0 0 288 223" svg:d="M0 0c96 0 192 0 288 0 0 74 0 149 0 223-96 0-192 0-288 0 0-74 0-149 0-223z"><text:p/></draw:path><draw:path draw:style-name="gr3" draw:text-style-name="P5" svg:width="0.1248in" svg:height="0.1031in" svg:x="0.0004in" svg:y="0in" svg:viewBox="0 0 318 263" svg:d="M177 105c-11-26-21-51-32-76-1-4-1-4-1-6s6-10 21-11c4-1 7-1 7-8 0-4-4-4-5-4-15 0-31 1-48 1-10 0-34-1-43-1-2 0-8 0-8 8 0 4 5 4 9 4 25 0 27 3 30 12 14 36 30 72 45 108-27 29-55 58-81 87-3 1-4 3-5 4-20 21-37 26-57 28-5 1-9 1-9 7 0 1 0 5 6 5 12 0 24-1 36-1 14 0 30 1 43 1 2 0 7 0 7-8 0-3-4-4-5-4-3 0-15-2-15-13 0-5 5-12 11-16 12-13 25-28 38-42 12-12 24-25 36-39 12 31 25 62 37 93 3 4 3 4 3 6 0 3-8 9-23 11-4 1-7 1-7 7 0 5 4 5 5 5 11 0 38-1 49-1 10 0 33 1 43 1 2 0 8 0 8-8 0-4-5-4-8-4-25 0-27-2-33-17-15-36-41-96-50-118 27-28 67-74 80-84 11-10 25-19 48-20 6-1 9-1 9-8 0-1 0-4-5-4-12 0-25 1-36 1-14 0-30-1-43-1-2 0-8 0-8 8 0 2 3 3 5 4 3 0 15 1 15 12 0 6-4 10-6 14-21 22-42 44-63 67z"><text:p/></draw:path></draw:g></text:span><text:span text:style-name="T3"> בתור פונקציה </text:span><text:span text:style-name="T3"><draw:g text:anchor-type="as-char" svg:y="-0.1134in" draw:z-index="4" draw:name="Shape5" draw:style-name="gr1"><svg:title>TexMaths</svg:title><svg:desc>11§display§f|_X \colon X \to B§svg§600§FALSE§</svg:desc><draw:path draw:style-name="gr2" draw:text-style-name="P4" svg:width="0.8319in" svg:height="0.1358in" svg:x="0.0004in" svg:y="0.0071in" svg:viewBox="0 0 2114 346" svg:d="M1057 346c-353 0-705 0-1057 0 0-116 0-230 0-346 705 0 1409 0 2114 0 0 116 0 230 0 346-352 0-705 0-1057 0z"><text:p/></draw:path><draw:path draw:style-name="gr3" draw:text-style-name="P5" svg:width="0.0756in" svg:height="0.1374in" svg:x="0.0008in" svg:y="0.0067in" svg:viewBox="0 0 193 350" svg:d="M121 118c11 0 22 0 33 0 8 0 12 0 12-8 0-4-4-4-11-4-11 0-21 0-32 0 4-16 6-30 9-44 1-8 7-36 9-40 3-8 10-13 19-13 1 0 11 0 18 6-17 2-21 16-21 21 0 9 7 14 15 14 10 0 21-9 21-24 0-17-18-26-33-26-14 0-39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5" svg:width="0.0055in" svg:height="0.1512in" svg:x="0.102in" svg:y="0in" svg:viewBox="0 0 15 385" svg:d="M15 14c0-6 0-14-7-14-8 0-8 8-8 14 0 119 0 238 0 357 0 7 0 14 8 14 7 0 7-7 7-14 0-119 0-238 0-357z"><text:p/></draw:path><draw:path draw:style-name="gr3" draw:text-style-name="P5" svg:width="0.0937in" svg:height="0.0724in" svg:x="0.1311in" svg:y="0.0634in" svg:viewBox="0 0 239 185" svg:d="M136 81c9-8 18-16 27-25 34-34 45-45 69-46 3 0 7 0 7-6 0-3-2-3-4-4-8 0-17 1-26 1-7 0-24-1-31-1-2 0-5 1-5 7 1 1 0 3 4 3 2 0 9 1 9 7 0 4-4 8-7 11-2 2-36 35-46 46-9-18-19-35-27-53-1-1-1-3-1-4 0-3 4-7 14-7 1 0 5 0 5-6 0-1-1-4-4-4-7 0-13 1-19 1-5 0-12 0-17 0s-11 0-16 0-11-1-15-1c-1 0-6 0-6 7 0 3 4 3 8 3 17 0 18 2 20 8 13 25 25 49 38 74-5 5-10 10-15 16-6 4-18 16-23 22-33 33-44 44-68 45-4 0-7 0-7 6 0 1 1 4 3 4 8 0 18-1 26-1 4 0 11 0 16 0s11 1 16 1c1 0 5 0 5-6 0-4-3-4-5-4-3 0-8-1-8-7 0-4 3-7 9-14 18-19 36-36 55-54 11 21 22 43 33 65 1 2 1 2 2 3 0 2-6 6-14 7-4 0-7 0-7 6 0 1 0 4 4 4 6 0 14-1 19-1 6 0 12 0 18 0 4 0 11 0 15 0s11 1 15 1c2 0 6 0 6-7 0-3-3-3-8-3-16 0-17-3-20-8-14-28-29-57-44-86z"><text:p/></draw:path><draw:path draw:style-name="gr3" draw:text-style-name="P5" svg:width="0.0157in" svg:height="0.065in" svg:x="0.2717in" svg:y="0.048in" svg:viewBox="0 0 41 166" svg:d="M41 21c0-12-10-21-21-21-12 0-20 9-20 21 0 11 8 20 20 20 11 0 21-9 21-20zM41 146c0-12-10-20-21-20-12 0-20 8-20 20 0 11 8 20 20 20 11 0 21-9 21-20z"><text:p/></draw:path><draw:path draw:style-name="gr3" draw:text-style-name="P5" svg:width="0.1248in" svg:height="0.1028in" svg:x="0.3555in" svg:y="0.0098in" svg:viewBox="0 0 318 262" svg:d="M177 105c-11-27-22-52-33-77-1-4-1-4-2-5 0-2 7-10 23-11 4-1 8-1 8-8 0-4-5-4-6-4-16 0-33 1-48 1-10 0-34-1-44-1-2 0-7 0-7 8 0 4 4 4 9 4 23 0 25 3 29 12 15 37 30 72 46 108-28 29-54 57-82 86-2 2-3 3-5 4-19 21-37 27-57 28-5 1-8 1-8 8 0 1 0 4 4 4 13 0 25-1 37-1 14 0 29 1 44 1 2 0 6 0 6-8 0-3-3-2-4-4-3 0-15-1-15-12 0-6 5-12 9-17 14-13 27-27 40-40 12-14 23-27 35-39 13 31 26 62 39 91 2 5 2 5 2 6 0 3-8 10-22 11-4 1-8 1-8 8 0 4 4 4 6 4 11 0 37-1 48-1 10 0 33 1 43 1 2 0 8 0 8-8 0-4-5-4-8-4-25 0-26-1-33-17-15-35-41-94-49-117 26-28 67-74 79-85 11-9 25-18 48-19 6-1 9-1 9-8 0-1 0-4-4-4-13 0-26 1-37 1-14 0-29-1-43-1-2 0-7 0-7 8 0 2 2 3 4 4 3 0 15 1 15 11 0 6-4 11-6 14-21 22-42 44-63 68z"><text:p/></draw:path><draw:path draw:style-name="gr3" draw:text-style-name="P5" svg:width="0.1346in" svg:height="0.0787in" svg:x="0.5398in" svg:y="0.0362in" svg:viewBox="0 0 343 201" svg:d="M300 109c-21 15-30 32-34 36-17 27-21 51-21 52 0 4 5 4 8 4 7 0 7-1 9-7 9-38 32-71 75-88 5-1 6-4 6-6 0-3-2-3-3-3-18-7-64-27-78-91-2-5-2-6-9-6-3 0-8 0-8 4 0 2 4 26 20 51 8 12 19 25 35 37-95 0-191 0-287 0-6 0-13-1-13 8 0 8 7 9 13 9 96 0 192 0 287 0z"><text:p/></draw:path><draw:path draw:style-name="gr3" draw:text-style-name="P5" svg:width="0.1083in" svg:height="0.1028in" svg:x="0.7319in" svg:y="0.0098in" svg:viewBox="0 0 276 262" svg:d="M45 232c-3 15-4 18-35 18-7 0-10 0-10 8 0 4 3 4 10 4 46 0 92 0 139 0 60 0 106-45 106-83 0-27-23-49-60-53 40-8 81-37 81-73 0-29-25-53-72-53-43 0-87 0-130 0-7 0-11 0-11 8 0 4 3 4 11 4 1 0 7 0 14 0 8 1 11 1 11 7 0 1 0 2-2 7-18 69-34 138-52 206zM103 122c8-32 17-64 25-96 3-13 4-14 21-14 16 0 34 0 50 0 33 0 42 22 42 40 0 34-33 70-80 70-19 0-39 0-58 0zM87 250c-6 0-7 0-9 0-4 0-5-1-5-4 0-2 0-2 2-9 9-36 17-71 26-106 24 0 50 0 74 0 36 0 44 28 44 45 0 36-34 74-80 74-18 0-34 0-52 0z"><text:p/></draw:path></draw:g></text:span><text:span text:style-name="T3"><text:s/>המקיימת </text:span><text:span text:style-name="T3"><draw:g text:anchor-type="as-char" svg:y="-0.1134in" draw:z-index="5" draw:name="Shape6" draw:style-name="gr1"><svg:title>TexMaths</svg:title><svg:desc>11§display§\forall x \in X. f|_X(x) = f(x)§svg§600§FALSE§</svg:desc><draw:path draw:style-name="gr2" draw:text-style-name="P4" svg:width="1.4508in" svg:height="0.1354in" svg:x="0.0079in" svg:y="0.0071in" svg:viewBox="0 0 3686 345" svg:d="M0 0c1229 0 2457 0 3686 0 0 115 0 230 0 345-1229 0-2457 0-3686 0 0-115 0-230 0-345z"><text:p/></draw:path><draw:path draw:style-name="gr3" draw:text-style-name="P5" svg:width="0.0839in" svg:height="0.1075in" svg:x="0in" svg:y="0.0083in" svg:viewBox="0 0 214 274" svg:d="M213 14c1-4 1-5 1-6 0-5-2-8-7-8s-7 4-9 9c-11 28-21 56-32 85-39 0-78 0-118 0-11-29-20-57-31-85-3-6-4-9-9-9-4 0-8 3-8 8 1 2 0 1 2 6 32 84 65 168 97 251 1 6 3 9 9 9 5 0 6-4 8-8 33-83 64-168 97-252zM55 109c35 0 69 0 105 0-18 45-35 90-52 135-18-45-35-90-53-135z"><text:p/></draw:path><draw:path draw:style-name="gr3" draw:text-style-name="P5" svg:width="0.0752in" svg:height="0.0681in" svg:x="0.089in" svg:y="0.0461in" svg:viewBox="0 0 192 174" svg:d="M119 54c2-10 11-46 37-46 2 0 12 0 20 5-11 2-19 12-19 21 0 7 5 13 15 13 8 0 20-6 20-22 0-19-22-25-35-25-23 0-36 20-40 29-10-26-31-29-42-29-41 0-63 50-63 59 0 4 3 3 5 4 3 0 4-1 5-5 13-40 39-50 52-50 7 0 21 4 21 26 0 12-7 38-21 92-6 24-20 40-37 40-2 0-11 0-19-5 9-2 18-10 18-21 0-10-9-13-14-13-12 0-22 10-22 22 0 17 20 25 36 25 27 0 40-26 41-29 5 15 19 29 42 29 39 0 61-50 61-59 0-4-3-4-4-4-3 0-4 1-4 5-14 40-40 50-52 50-16 0-21-13-21-25 0-9 2-18 7-34 4-18 8-35 13-53z"><text:p/></draw:path><draw:path draw:style-name="gr3" draw:text-style-name="P5" svg:width="0.0756in" svg:height="0.087in" svg:x="0.2264in" svg:y="0.0311in" svg:viewBox="0 0 193 222" svg:d="M179 120c7 0 14 0 14-8 0-7-7-7-14-7-55 0-109 0-164 0 5-52 50-88 104-88 20 0 40 0 60 0 7 0 14-2 14-9 0-8-7-8-14-8-20 0-40 0-60 0-66 0-119 51-119 112 0 62 53 110 119 110 20 0 40 0 60 0 7 0 14 0 14-7 0-8-7-7-14-7-20 0-40 0-60 0-54 0-99-36-104-88 55 0 109 0 164 0z"><text:p/></draw:path><draw:path draw:style-name="gr3" draw:text-style-name="P5" svg:width="0.1248in" svg:height="0.1031in" svg:x="0.3618in" svg:y="0.0098in" svg:viewBox="0 0 318 263" svg:d="M177 106c-11-27-22-52-33-77-1-4-1-5-1-6 0-2 7-9 22-11 4 0 8 0 8-6s-5-6-6-6c-15 0-32 1-48 1-10 0-34-1-44-1-2 0-7 0-7 8 0 4 5 4 9 4 23 0 25 5 30 12 15 37 29 72 45 108-28 29-54 58-82 87-2 1-3 2-5 3-19 21-36 28-56 29-6 0-9 0-9 8 1 2 0 4 4 4 12 0 26-2 37-2 14 0 29 2 44 2 2 0 6 0 6-9 0-3-3-3-4-3-3-1-16-1-16-12 0-7 6-12 10-18 14-13 27-27 40-40 12-14 23-26 35-38 13 31 25 61 39 92 2 3 1 3 2 4 0 3-8 10-22 12-5 0-8 0-8 7 0 5 5 5 6 5 11 0 37-2 48-2 10 0 33 2 43 2 3 0 8 0 8-8 0-4-5-4-7-4-26-1-27-2-34-18-14-35-41-94-49-117 26-27 67-73 79-84 11-9 26-19 49-20 5 0 8 0 8-8-1-1 0-4-4-4-13 0-25 1-37 1-14 0-30-1-43-1-2 0-7 0-7 8 0 3 2 4 4 4 4 1 15 1 15 12 0 6-3 11-6 15-21 22-42 44-63 67z"><text:p/></draw:path><draw:path draw:style-name="gr3" draw:text-style-name="P5" svg:width="0.0157in" svg:height="0.0161in" svg:x="0.5in" svg:y="0.0972in" svg:viewBox="0 0 41 42" svg:d="M41 21c0-11-10-21-21-21-12 0-20 10-20 21s8 21 20 21c11 0 21-10 21-21z"><text:p/></draw:path><draw:path draw:style-name="gr3" draw:text-style-name="P5" svg:width="0.0756in" svg:height="0.137in" svg:x="0.5374in" svg:y="0.0071in" svg:viewBox="0 0 193 349" svg:d="M121 118c11 0 22 0 33 0 8 0 12 0 12-9 0-3-4-3-11-3-11 0-21 0-32 0 4-16 6-30 9-44 1-9 7-36 9-41 3-7 10-13 19-13 1 0 11 0 18 7-17 2-21 15-21 21 0 9 7 14 15 14 10 0 21-9 21-24 0-17-18-26-33-26-14 0-39 7-50 45-2 8-3 12-13 61-9 0-18 0-27 0-7 0-11 0-11 6s4 6 10 6c9 0 18 0 27 0-10 50-20 100-30 151-7 37-13 72-33 72-2 0-12 0-19-7 18-1 21-15 21-21 0-9-6-14-14-14-10 0-21 9-21 24 0 17 17 26 33 26 21 0 36-22 43-37 13-25 22-71 22-74 8-40 15-81 23-120z"><text:p/></draw:path><draw:path draw:style-name="gr3" draw:text-style-name="P5" svg:width="0.0055in" svg:height="0.1508in" svg:x="0.6382in" svg:y="0in" svg:viewBox="0 0 15 384" svg:d="M15 14c0-7 0-14-7-14-8 0-8 7-8 14 0 119 0 237 0 356 0 8 0 14 8 14 7 0 7-6 7-14 0-119 0-237 0-356z"><text:p/></draw:path><draw:path draw:style-name="gr3" draw:text-style-name="P5" svg:width="0.0937in" svg:height="0.072in" svg:x="0.6677in" svg:y="0.0634in" svg:viewBox="0 0 239 184" svg:d="M136 80c9-8 18-16 27-25 34-34 45-44 69-46 3 0 7 0 7-6 0-3-3-2-4-3-8 0-17 1-26 1-7 0-24-1-31-1-2 0-5 0-5 6 1 1 0 3 4 3 2 1 9 1 9 8 0 3-5 7-7 11-2 1-36 35-46 45-9-18-19-36-27-53-1-1-1-2-1-3 0-3 4-7 14-8 1 0 5 0 5-6-1-1 0-3-4-3-7 0-13 0-19 0-5 0-12 1-17 1s-11 0-16-1c-5 0-11 0-15 0-1 0-6 0-6 6 0 3 4 3 8 3 17 0 18 3 20 9 13 24 25 48 38 73-5 5-10 10-15 16-6 5-18 17-23 22-33 33-44 44-68 45-4 0-7 0-7 7 0 1 1 3 3 3 8 0 18-1 26-1 4 0 12 0 16 0 5 1 11 1 15 1 2 0 6 0 6-6 0-4-3-4-6-4-2 0-7-1-7-7 0-4 3-7 9-13 18-19 36-36 55-54 11 21 22 42 33 64 1 2 1 2 2 3 0 3-6 6-14 7-4 0-7 0-7 7 1 1 0 3 4 3 6 0 13-1 19-1 5 0 12 0 18 0 4 0 11 0 15 0 4 1 11 1 15 1 1 0 6 0 6-6 0-4-3-4-8-4-16 0-17-3-20-8-14-28-29-57-44-86z"><text:p/></draw:path><draw:path draw:style-name="gr3" draw:text-style-name="P5" svg:width="0.035in" svg:height="0.1508in" svg:x="0.7925in" svg:y="0in" svg:viewBox="0 0 90 384" svg:d="M90 380c0-1 0-1-6-8-49-48-61-121-61-179 0-67 14-135 62-183 5-4 5-4 5-7 0-2-1-3-4-3s-39 26-61 75c-19 43-25 86-25 118 0 28 4 76 26 119 23 47 57 72 60 72s4-1 4-4z"><text:p/></draw:path><draw:path draw:style-name="gr3" draw:text-style-name="P5" svg:width="0.0756in" svg:height="0.0681in" svg:x="0.8409in" svg:y="0.0461in" svg:viewBox="0 0 193 174" svg:d="M119 54c2-10 11-46 37-46 2 0 12 0 20 5-11 2-19 12-19 21 0 7 5 13 15 13 8 0 21-6 21-22 0-19-23-25-36-25-23 0-36 20-40 29-10-26-31-29-42-29-41 0-63 50-63 59 0 4 4 4 6 4s3-1 4-5c13-40 39-50 52-50 7 0 21 4 21 26 0 12-7 38-21 92-6 24-20 40-37 40-2 0-11 0-19-5 9-2 18-10 18-21 0-10-9-13-14-13-12 0-22 10-22 22 0 17 20 25 37 25 26 0 39-26 40-29 5 15 19 29 42 29 41 0 62-50 62-59 0-4-4-4-5-4-3 0-4 1-4 5-14 40-40 50-52 50-16 0-21-13-21-25 0-9 2-18 7-34 4-18 8-35 13-53z"><text:p/></draw:path><draw:path draw:style-name="gr3" draw:text-style-name="P5" svg:width="0.035in" svg:height="0.1508in" svg:x="0.9323in" svg:y="0in" svg:viewBox="0 0 90 384" svg:d="M90 193c0-30-4-77-26-120-23-48-56-73-60-73-2 0-4 1-4 3 0 3 0 3 8 10 37 38 59 99 59 180 0 65-14 132-61 181-6 5-6 5-6 6 0 3 2 4 4 4 4 0 39-26 62-75 19-43 24-85 24-116z"><text:p/></draw:path><draw:path draw:style-name="gr3" draw:text-style-name="P5" svg:width="0.1008in" svg:height="0.035in" svg:x="1.0339in" svg:y="0.0575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752in" svg:height="0.137in" svg:x="1.1941in" svg:y="0.0071in" svg:viewBox="0 0 192 349" svg:d="M121 118c11 0 22 0 33 0 8 0 12 0 12-9 0-3-4-3-11-3-11 0-21 0-32 0 4-16 6-30 9-44 1-9 7-36 9-41 3-7 10-13 19-13 1 0 11 0 18 7-17 2-21 15-21 21 0 9 7 14 15 14 10 0 20-9 20-24 0-17-17-26-32-26-14 0-39 7-50 45-2 8-3 12-13 61-9 0-18 0-27 0-7 0-11 0-11 6s4 6 10 6c9 0 18 0 27 0-10 50-20 100-30 151-7 37-13 72-33 72-2 0-12 0-19-7 18-1 21-15 21-21 0-9-6-14-14-14-10 0-21 9-21 24 0 17 17 26 33 26 21 0 36-22 43-37 13-25 22-71 22-74 8-40 15-81 23-120z"><text:p/></draw:path><draw:path draw:style-name="gr3" draw:text-style-name="P5" svg:width="0.0346in" svg:height="0.1508in" svg:x="1.2917in" svg:y="0in" svg:viewBox="0 0 89 384" svg:d="M89 380c0-1 0-1-6-8-49-48-61-121-61-179 0-67 15-135 63-183 4-4 4-4 4-7 0-2-1-3-3-3-5 0-39 26-62 75-20 43-24 86-24 118 0 28 4 76 25 119 23 47 56 72 61 72 2 0 3-1 3-4z"><text:p/></draw:path><draw:path draw:style-name="gr3" draw:text-style-name="P5" svg:width="0.0752in" svg:height="0.0681in" svg:x="1.3406in" svg:y="0.0461in" svg:viewBox="0 0 192 174" svg:d="M118 54c2-10 11-46 38-46 2 0 11 0 19 5-10 2-19 12-19 21 0 7 5 13 16 13 8 0 20-6 20-22 0-19-23-25-36-25-22 0-36 20-40 29-10-26-31-29-42-29-40 0-62 50-62 59 0 4 3 4 5 4 3 0 4-1 5-5 12-40 38-50 52-50 6 0 21 4 21 26 0 12-7 38-21 92-7 24-20 40-38 40-2 0-11 0-18-5 8-2 17-10 17-21 0-10-9-13-14-13-11 0-21 10-21 22 0 17 19 25 36 25 26 0 40-26 41-29 4 15 19 29 42 29 39 0 61-50 61-59 0-4-3-4-4-4-3 0-4 1-6 5-12 40-38 50-51 50-15 0-21-13-21-25 0-9 2-18 7-34 4-18 8-35 13-53z"><text:p/></draw:path><draw:path draw:style-name="gr3" draw:text-style-name="P5" svg:width="0.035in" svg:height="0.1508in" svg:x="1.4315in" svg:y="0in" svg:viewBox="0 0 90 384" svg:d="M90 193c0-30-4-77-25-120-23-48-56-73-61-73-2 0-4 1-4 3 0 3 0 3 8 10 38 38 60 99 60 180 0 65-14 132-62 181-6 5-6 5-6 6 0 3 2 4 4 4 5 0 39-26 62-75 20-43 24-85 24-116z"><text:p/></draw:path></draw:g></text:span><text:span text:style-name="T3">. כחלק מתרגיל בית 6, גם ניתנו ההגדרות השקולות הבאות:</text:span></text:p>
      <text:p text:style-name="Math"><draw:g text:anchor-type="as-char" svg:y="-0.1134in" draw:z-index="6" draw:name="Shape7" draw:style-name="gr1"><svg:title>TexMaths</svg:title><svg:desc>11§display§f|_X := f \cap (X \times B) = \{\la a, b \ra \in f \mid a \in X\}§svg§600§FALSE§</svg:desc><draw:path draw:style-name="gr2" draw:text-style-name="P4" svg:width="2.787in" svg:height="0.1354in" svg:x="0.0004in" svg:y="0.0071in" svg:viewBox="0 0 7080 345" svg:d="M0 0c2360 0 4720 0 7080 0 0 115 0 230 0 345-2360 0-4720 0-7080 0 0-115 0-230 0-345z"><text:p/></draw:path><draw:path draw:style-name="gr3" draw:text-style-name="P5" svg:width="0.0756in" svg:height="0.137in" svg:x="0.0008in" svg:y="0.0071in" svg:viewBox="0 0 193 349" svg:d="M121 118c11 0 22 0 33 0 8 0 12 0 12-9 0-3-4-3-11-3-11 0-21 0-32 0 2-16 6-30 8-44 2-9 8-36 10-41 3-7 10-13 17-13 3 0 13 0 20 7-17 2-21 15-21 21 0 9 7 14 15 14 10 0 21-9 21-24 0-17-18-26-35-26-13 0-37 7-48 45-2 8-3 12-13 61-9 0-18 0-27 0-7 0-12 0-12 6s5 6 11 6c9 0 17 0 26 0-10 50-19 100-29 151-7 37-13 72-34 72-1 0-11 0-18-7 18-1 21-15 21-21 0-9-6-14-14-14-10 0-21 9-21 24 0 17 17 26 32 26 22 0 37-22 44-37 12-25 22-71 22-74 8-40 15-81 23-120z"><text:p/></draw:path><draw:path draw:style-name="gr3" draw:text-style-name="P5" svg:width="0.0055in" svg:height="0.1508in" svg:x="0.102in" svg:y="0in" svg:viewBox="0 0 15 384" svg:d="M15 14c0-7 0-14-7-14-8 0-8 7-8 14 0 119 0 237 0 356 0 8 0 14 8 14 7 0 7-6 7-14 0-119 0-237 0-356z"><text:p/></draw:path><draw:path draw:style-name="gr3" draw:text-style-name="P5" svg:width="0.0937in" svg:height="0.072in" svg:x="0.1311in" svg:y="0.0634in" svg:viewBox="0 0 239 184" svg:d="M136 80c9-8 18-16 27-25 34-34 45-44 69-46 3 0 7 0 7-6 0-3-2-2-4-3-8 0-17 1-26 1-7 0-24-1-31-1-2 0-5 0-5 6 1 1 0 3 4 3 2 1 9 1 9 8 0 3-4 7-7 11-2 1-36 35-46 45-9-18-19-36-27-53-1-1-3-2-3-3 0-3 6-7 16-8 1 0 5 0 5-6-2-1-1-3-5-3-6 0-12 0-18 0-5 0-12 1-17 1s-11 0-16-1c-5 0-11 0-15 0-1 0-6 0-6 6 0 3 4 3 8 3 15 0 18 3 20 9 13 24 25 48 38 73-5 5-10 10-15 16-6 5-18 17-23 22-33 33-44 44-68 45-5 0-7 0-7 7 0 1 1 3 3 3 8 0 18-1 26-1 4 0 11 0 16 0 5 1 10 1 16 1 1 0 5 0 5-6 0-4-3-4-5-4-3 0-8-1-8-7 0-4 3-7 9-13 18-19 36-36 55-54 11 21 22 42 33 64 1 2 1 2 2 3 0 3-6 6-16 7-2 0-5 0-5 7 1 1 0 3 4 3 6 0 14-1 19-1 6 0 12 0 18 0 4 0 11 0 15 0 4 1 11 1 15 1 2 0 6 0 6-6 0-4-4-4-8-4-16 0-17-3-20-8-14-28-29-57-44-86z"><text:p/></draw:path><draw:path draw:style-name="gr3" draw:text-style-name="P5" svg:width="0.0161in" svg:height="0.065in" svg:x="0.2969in" svg:y="0.048in" svg:viewBox="0 0 42 166" svg:d="M42 20c0-11-10-20-21-20s-21 9-21 20 10 21 21 21 21-10 21-21zM42 145c0-11-10-21-21-21s-21 10-21 21 10 21 21 21 21-10 21-21z"><text:p/></draw:path><draw:path draw:style-name="gr3" draw:text-style-name="P5" svg:width="0.1008in" svg:height="0.035in" svg:x="0.3343in" svg:y="0.0575in" svg:viewBox="0 0 257 90" svg:d="M244 15c6 0 13 0 13-7 0-8-7-8-12-8-77 0-155 0-232 0-5 0-13 0-13 8 0 7 8 7 13 7 77 0 154 0 231 0zM245 90c5 0 12 0 12-7 0-8-7-8-13-8-77 0-154 0-231 0-5 0-13 0-13 8 0 7 8 7 13 7 77 0 155 0 232 0z"><text:p/></draw:path><draw:path draw:style-name="gr3" draw:text-style-name="P5" svg:width="0.076in" svg:height="0.137in" svg:x="0.4945in" svg:y="0.0071in" svg:viewBox="0 0 194 349" svg:d="M122 118c11 0 22 0 33 0 8 0 11 0 11-9 0-3-3-3-10-3-11 0-21 0-32 0 3-16 6-30 8-44 2-9 7-36 10-41 3-7 10-13 18-13 2 0 12 0 18 7-16 2-21 15-21 21 0 9 8 14 15 14 11 0 22-9 22-24 0-17-18-26-34-26-14 0-38 7-50 45-2 8-3 12-12 61-9 0-18 0-26 0s-13 0-13 6 4 6 11 6c9 0 17 0 26 0-10 50-19 100-29 151-8 37-14 72-34 72-1 0-11 0-19-7 19-1 22-15 22-21 0-9-7-14-14-14-10 0-22 9-22 24 0 17 18 26 33 26 22 0 37-22 44-37 12-25 21-71 22-74 8-40 15-81 23-120z"><text:p/></draw:path><draw:path draw:style-name="gr3" draw:text-style-name="P5" svg:width="0.0843in" svg:height="0.0933in" svg:x="0.6197in" svg:y="0.0224in" svg:viewBox="0 0 215 238" svg:d="M215 84c0-59-59-84-107-84-51 0-108 28-108 84 0 47 0 94 0 141 0 6 0 13 8 13 7 0 7-7 7-13 0-47 0-93 0-139 0-58 63-71 93-71 16 0 42 4 61 17 30 19 30 44 30 54 0 46 0 92 0 139 0 6 0 13 8 13s8-7 8-13c0-47 0-94 0-141z"><text:p/></draw:path><draw:path draw:style-name="gr3" draw:text-style-name="P5" svg:width="0.0346in" svg:height="0.1508in" svg:x="0.7618in" svg:y="0in" svg:viewBox="0 0 89 384" svg:d="M89 380c0-1 0-1-6-8-49-48-61-121-61-179 0-67 15-135 63-183 4-4 4-4 4-7 0-2-1-3-3-3-5 0-39 26-62 75-20 43-24 86-24 118 0 28 4 76 25 119 23 47 56 72 61 72 2 0 3-1 3-4z"><text:p/></draw:path><draw:path draw:style-name="gr3" draw:text-style-name="P5" svg:width="0.1252in" svg:height="0.1031in" svg:x="0.8098in" svg:y="0.0098in" svg:viewBox="0 0 319 263" svg:d="M177 106c-11-27-21-52-32-77-1-4-2-5-2-6 0-2 7-9 23-11 3 0 8 0 8-6s-6-6-7-6c-15 0-32 1-48 1-10 0-34-1-43-1-2 0-8 0-8 8 0 4 5 4 9 4 24 0 26 5 30 12 15 37 29 72 45 108-28 29-54 58-82 87-1 1-3 2-4 3-20 21-37 28-57 29-6 0-9 0-9 8 2 2 0 4 6 4 11 0 24-2 36-2 14 0 28 2 43 2 2 0 6 0 6-9 0-3-3-3-4-3-3-1-15-1-15-12 0-7 5-12 11-18 13-13 25-27 38-40 12-14 23-26 35-38 13 31 27 61 40 92 1 3 1 3 1 4 0 3-7 10-22 12-4 0-8 0-8 7 0 5 5 5 6 5 11 0 38-2 49-2 9 0 33 2 43 2 2 0 7 0 7-8 0-4-4-4-7-4-26-1-26-2-33-18-15-35-42-94-50-117 26-27 67-73 79-84 12-9 26-19 49-20 6 0 9 0 9-8-2-1 0-4-5-4-11 0-25 1-37 1-14 0-28-1-43-1-2 0-7 0-7 8 0 3 2 4 5 4 3 1 16 1 16 12 0 6-5 11-8 15-21 22-42 44-63 67z"><text:p/></draw:path><draw:path draw:style-name="gr3" draw:text-style-name="P5" svg:width="0.0732in" svg:height="0.0724in" svg:x="1in" svg:y="0.0398in" svg:viewBox="0 0 187 185" svg:d="M94 81c-26-25-52-50-77-75-5-6-6-6-9-6-4 0-8 3-8 8 0 2 1 3 6 7 25 26 51 51 77 77-26 26-52 51-77 78-5 4-6 5-6 7 0 5 4 8 8 8 3 0 4 0 9-6 25-25 51-50 77-76 26 27 53 53 80 80 0 1 3 2 5 2 5 0 8-3 8-8 0-2 0-2-1-4-1 0-62-61-81-81 23-24 47-47 70-70 2-2 8-8 10-10 0-1 2-2 2-4 0-5-3-8-8-8-3 0-4 1-8 6-26 25-52 50-77 75z"><text:p/></draw:path><draw:path draw:style-name="gr3" draw:text-style-name="P5" svg:width="0.1079in" svg:height="0.1031in" svg:x="1.1366in" svg:y="0.0098in" svg:viewBox="0 0 275 263" svg:d="M45 232c-3 16-4 19-35 19-7 0-10 0-10 8 0 4 3 4 10 4 46 0 92 0 139 0 60 0 106-46 106-82 0-28-23-51-60-54 40-8 80-37 80-73 0-29-25-54-71-54-43 0-87 0-130 0-8 0-11 0-11 8 0 4 3 4 11 4 4 0 7 0 14 1s11 1 11 7c0 1-1 2-2 6-18 69-34 138-52 206zM103 122c8-32 17-63 25-94 3-15 4-16 21-16 16 0 33 0 49 0 34 0 43 23 43 40 0 34-34 70-81 70-19 0-38 0-57 0zM86 251c-6 0-6 0-8-1-4 0-5 0-5-3 0-1 0-3 2-9 9-35 17-72 26-107 24 0 49 0 73 0 37 0 45 29 45 45 0 38-34 75-80 75-18 0-36 0-53 0z"><text:p/></draw:path><draw:path draw:style-name="gr3" draw:text-style-name="P5" svg:width="0.035in" svg:height="0.1508in" svg:x="1.2614in" svg:y="0in" svg:viewBox="0 0 90 384" svg:d="M90 193c0-30-4-77-26-120-23-48-56-73-60-73-3 0-4 1-4 3 0 3 0 3 8 10 37 38 59 99 59 180 0 65-14 132-61 181-6 5-6 5-6 6 0 3 1 4 4 4 4 0 39-26 61-75 20-43 25-85 25-116z"><text:p/></draw:path><draw:path draw:style-name="gr3" draw:text-style-name="P5" svg:width="0.1008in" svg:height="0.035in" svg:x="1.363in" svg:y="0.0575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539in" svg:height="0.1508in" svg:x="1.5252in" svg:y="0in" svg:viewBox="0 0 138 384" svg:d="M83 52c0-16 9-41 51-43 2-1 4-2 4-5 0-4-4-4-7-4-40 0-75 20-75 48 0 29 0 59 0 89 0 14 0 26-15 39-13 11-29 12-37 12-2 0-4 2-4 5 0 2 3 2 7 3 25 1 44 15 48 34 1 5 1 6 1 19 0 25 0 50 0 76 0 16 0 28 19 44 15 11 41 15 56 15 3 0 7 0 7-4 0-3-3-3-6-5-25-1-44-13-48-33-1-3-1-4-1-18 0-27 0-53 0-81 0-17-4-24-16-36-9-9-20-12-31-14 32-9 47-27 47-49 0-31 0-61 0-92z"><text:p/></draw:path><draw:path draw:style-name="gr3" draw:text-style-name="P5" svg:width="0.0335in" svg:height="0.1508in" svg:x="1.6075in" svg:y="0in" svg:viewBox="0 0 86 384" svg:d="M84 14c2-4 2-4 2-6 0-5-3-8-8-8-3 0-6 2-9 9-23 58-45 118-68 177 0 2-1 4-1 7 0 0 0 1 1 5 23 60 45 119 68 177 1 4 4 9 9 9s8-3 8-7c0-2 0-3-2-7-23-60-45-119-69-177 24-60 46-119 69-179z"><text:p/></draw:path><draw:path draw:style-name="gr3" draw:text-style-name="P5" svg:width="0.0693in" svg:height="0.0681in" svg:x="1.6563in" svg:y="0.0461in" svg:viewBox="0 0 177 174" svg:d="M129 24c-8-14-19-24-37-24-45 0-92 56-92 112 0 37 21 62 51 62 7 0 27-1 50-29 4 17 17 29 35 29 14 0 22-9 29-21 7-14 12-37 12-38 0-4-4-4-5-4-4 0-5 1-6 7-6 25-13 48-28 48-11 0-13-10-13-17 0-9 2-12 6-29s4-21 8-35c4-19 10-37 14-54 3-11 3-11 3-13 0-7-5-10-12-10-9 0-14 9-15 16zM103 124c-2 7-2 8-7 15-18 21-33 27-44 27-20 0-24-22-24-36 0-20 12-67 20-85 13-23 30-37 46-37 24 0 29 32 29 34s0 4-1 6c-6 26-12 51-19 76z"><text:p/></draw:path><draw:path draw:style-name="gr3" draw:text-style-name="P5" svg:width="0.0177in" svg:height="0.0453in" svg:x="1.7433in" svg:y="0.0972in" svg:viewBox="0 0 46 116" svg:d="M46 41c0-26-10-41-25-41-12 0-21 10-21 21 0 10 9 21 21 21 4 0 10-2 13-6 1-1 1-1 2-1s1 0 1 6c0 28-13 51-26 65-4 3-4 4-4 5 0 4 2 5 4 5 3 0 35-30 35-75z"><text:p/></draw:path><draw:path draw:style-name="gr3" draw:text-style-name="P5" svg:width="0.0555in" svg:height="0.1059in" svg:x="1.8051in" svg:y="0.0083in" svg:viewBox="0 0 142 270" svg:d="M74 3c-1-1 0-3-5-3-8 0-37 2-47 3-3 0-8 1-8 8 0 4 4 4 10 4 19 0 19 4 19 7s-3 17-6 24c-9 42-20 84-30 126-6 20-7 24-7 37 0 38 21 61 50 61 45 0 92-58 92-111 0-36-20-62-51-62-18 0-34 11-46 23 10-40 19-78 29-117zM37 150c3-9 3-10 7-15 19-24 36-30 46-30 13 0 24 12 24 36 0 23-13 66-19 81-14 26-31 40-45 40s-27-11-27-40c0-6 0-14 7-37 2-12 5-24 7-35z"><text:p/></draw:path><draw:path draw:style-name="gr3" draw:text-style-name="P5" svg:width="0.0335in" svg:height="0.1508in" svg:x="1.8717in" svg:y="0in" svg:viewBox="0 0 86 384" svg:d="M84 198c2-4 2-5 2-5 0-1 0-3-2-7-22-59-45-119-67-177-3-7-6-9-9-9-5 0-8 3-8 8 0 1 0 2 1 6 23 60 46 119 69 179-23 58-46 117-69 177-1 4-1 4-1 7 0 4 3 7 8 7 4 0 6-4 7-7 24-60 46-119 69-179z"><text:p/></draw:path><draw:path draw:style-name="gr3" draw:text-style-name="P5" svg:width="0.0756in" svg:height="0.087in" svg:x="1.9776in" svg:y="0.0311in" svg:viewBox="0 0 193 222" svg:d="M179 120c7 0 14 0 14-8 0-7-7-7-14-7-55 0-109 0-164 0 5-52 50-88 104-88 20 0 41 0 60 0 7 0 14-2 14-9 0-8-7-8-14-8-19 0-40 0-60 0-67 0-119 51-119 112 0 62 52 110 119 110 20 0 41 0 60 0 7 0 14 0 14-7 0-8-7-7-14-7-19 0-40 0-60 0-54 0-99-36-104-88 55 0 109 0 164 0z"><text:p/></draw:path><draw:path draw:style-name="gr3" draw:text-style-name="P5" svg:width="0.0756in" svg:height="0.137in" svg:x="2.1165in" svg:y="0.0071in" svg:viewBox="0 0 193 349" svg:d="M121 118c11 0 23 0 34 0 8 0 11 0 11-9 0-3-3-3-10-3-11 0-22 0-33 0 4-16 6-30 9-44 1-9 7-36 9-41 3-7 10-13 19-13 1 0 11 0 18 7-16 2-21 15-21 21 0 9 7 14 15 14 10 0 21-9 21-24 0-17-18-26-33-26-14 0-38 7-50 45-2 8-3 12-12 61-9 0-19 0-28 0-6 0-11 0-11 6s4 6 11 6c9 0 17 0 26 0-10 50-20 100-30 151-7 37-13 72-33 72-2 0-11 0-19-7 18-1 21-15 21-21 0-9-6-14-14-14-10 0-21 9-21 24 0 17 17 26 33 26 21 0 36-22 44-37 12-25 21-71 21-74 8-40 15-81 23-120z"><text:p/></draw:path><draw:path draw:style-name="gr3" draw:text-style-name="P5" svg:width="0.0055in" svg:height="0.1508in" svg:x="2.2598in" svg:y="0in" svg:viewBox="0 0 15 384" svg:d="M15 14c0-7 0-14-7-14-8 0-8 7-8 14 0 119 0 237 0 356 0 8 0 14 8 14 7 0 7-6 7-14 0-119 0-237 0-356z"><text:p/></draw:path><draw:path draw:style-name="gr3" draw:text-style-name="P5" svg:width="0.0693in" svg:height="0.0681in" svg:x="2.3323in" svg:y="0.0461in" svg:viewBox="0 0 177 174" svg:d="M129 24c-7-14-18-24-35-24-46 0-94 56-94 112 0 37 21 62 52 62 7 0 26-1 50-29 3 17 17 29 34 29 15 0 24-9 29-21 7-14 12-37 12-38 0-4-3-4-4-4-5 0-5 1-6 7-6 25-13 48-29 48-10 0-11-10-11-17 0-9 0-12 4-29s5-21 9-35c4-19 10-37 14-54 2-11 2-11 2-13 0-7-4-10-11-10-10 0-15 9-16 16zM103 124c-1 7-1 8-7 15-17 21-33 27-43 27-20 0-25-22-25-36 0-20 12-67 20-85 13-23 30-37 46-37 25 0 30 32 30 34s-1 4-1 6c-6 26-13 51-20 76z"><text:p/></draw:path><draw:path draw:style-name="gr3" draw:text-style-name="P5" svg:width="0.0756in" svg:height="0.087in" svg:x="2.4618in" svg:y="0.0311in" svg:viewBox="0 0 193 222" svg:d="M179 120c7 0 14 0 14-8 0-7-7-7-14-7-55 0-109 0-164 0 5-52 50-88 104-88 20 0 41 0 60 0 7 0 14-2 14-9 0-8-7-8-14-8-21 0-40 0-61 0-66 0-118 51-118 112 0 62 52 110 118 110 21 0 40 0 61 0 7 0 14 0 14-7 0-8-7-7-14-7-19 0-40 0-60 0-54 0-99-36-104-88 55 0 109 0 164 0z"><text:p/></draw:path><draw:path draw:style-name="gr3" draw:text-style-name="P5" svg:width="0.1248in" svg:height="0.1031in" svg:x="2.5969in" svg:y="0.0098in" svg:viewBox="0 0 318 263" svg:d="M177 106c-11-27-22-52-33-77-1-4-2-5-2-6 0-2 7-9 23-11 4 0 8 0 8-6s-5-6-6-6c-16 0-33 1-48 1-10 0-34-1-44-1-2 0-7 0-7 8 0 4 4 4 9 4 23 0 25 5 29 12 15 37 30 72 46 108-28 29-54 58-82 87-2 1-3 2-5 3-19 21-37 28-57 29-5 0-8 0-8 8 1 2 0 4 4 4 13 0 25-2 37-2 14 0 29 2 44 2 2 0 6 0 6-9 0-3-3-3-4-3-3-1-15-1-15-12 0-7 5-12 9-18 14-13 27-27 40-40 12-14 23-26 35-38 13 31 26 61 39 92 2 3 1 3 2 4 0 3-8 10-22 12-4 0-8 0-8 7 0 5 4 5 6 5 11 0 37-2 48-2 10 0 33 2 43 2 3 0 8 0 8-8 0-4-5-4-8-4-25-1-26-2-33-18-14-35-41-94-49-117 26-27 67-73 79-84 11-9 25-19 49-20 5 0 8 0 8-8-1-1 0-4-4-4-13 0-25 1-37 1-14 0-29-1-43-1-2 0-7 0-7 8 0 3 2 4 4 4 3 1 15 1 15 12 0 6-4 11-6 15-21 22-42 44-63 67z"><text:p/></draw:path><draw:path draw:style-name="gr3" draw:text-style-name="P5" svg:width="0.0539in" svg:height="0.1508in" svg:x="2.7413in" svg:y="0in" svg:viewBox="0 0 138 384" svg:d="M56 333c0 15-10 40-53 42-1 2-3 3-3 5 0 4 4 4 8 4 37 0 73-18 73-48 0-29 0-59 0-88 0-15 0-27 16-40 14-11 28-12 37-12 2-1 4-2 4-3 0-5-3-5-7-5-25-1-44-15-48-34-2-4-2-5-2-19 0-25 0-50 0-76 0-16 0-28-17-44-17-12-43-15-56-15-4 0-8 0-8 4s2 4 7 5c24 1 43 13 48 33 1 3 1 4 1 19 0 26 0 52 0 80 0 18 3 24 16 36 7 9 18 12 29 16-31 7-45 25-45 47 0 31 0 62 0 93z"><text:p/></draw:path></draw:g></text:p>
      <text:p text:style-name="P1">יהיו <draw:g text:anchor-type="as-char" svg:y="-0.1193in" draw:z-index="7" draw:name="Shape8" draw:style-name="gr1"><svg:title>TexMaths</svg:title><svg:desc>11§display§A, B, C \neq \emptyset§svg§600§FALSE§</svg:desc><draw:path draw:style-name="gr2" draw:text-style-name="P4" svg:width="0.7469in" svg:height="0.1339in" svg:x="0.0031in" svg:y="0.0075in" svg:viewBox="0 0 1898 341" svg:d="M0 0c632 0 1266 0 1898 0 0 114 0 227 0 341-632 0-1266 0-1898 0 0-114 0-227 0-341z"><text:p/></draw:path><draw:path draw:style-name="gr3" draw:text-style-name="P5" svg:width="0.1039in" svg:height="0.1075in" svg:x="0.0004in" svg:y="0.0087in" svg:viewBox="0 0 265 274" svg:d="M56 230c-15 27-31 31-47 33-6 0-9 0-9 8 0 2 2 3 5 3 10 0 22-1 33-1 14 0 27 1 39 1 2 0 8 0 8-6 0-5-4-5-7-5-9-1-18-4-18-14 0-4 3-9 6-14 10-17 19-33 29-49 33 0 64 0 97 0 0 8 6 60 6 64 0 11-20 13-28 13-5 0-9 0-9 8 0 3 3 2 5 3 17 0 33-1 48-1 10 0 35 1 44 1 3 0 7 0 7-7 0-4-3-4-9-4-24 0-24-3-25-14-8-79-15-160-23-240-1-8-1-9-8-9-5 0-8 2-10 7-45 75-89 149-134 223zM102 175c26-43 51-86 76-128 5 42 8 85 12 128-29 0-58 0-88 0z"><text:p/></draw:path><draw:path draw:style-name="gr3" draw:text-style-name="P5" svg:width="0.0173in" svg:height="0.0453in" svg:x="0.1224in" svg:y="0.1012in" svg:viewBox="0 0 45 116" svg:d="M45 41c0-26-10-41-25-41-12 0-20 10-20 21 0 10 8 20 20 20 4 0 10-1 14-5 1-1 1-1 1-1 1 0 1 0 1 6 0 28-13 52-26 64-5 4-5 5-5 6 0 4 3 5 5 5 4 0 35-30 35-75z"><text:p/></draw:path><draw:path draw:style-name="gr3" draw:text-style-name="P5" svg:width="0.1083in" svg:height="0.1028in" svg:x="0.1831in" svg:y="0.0138in" svg:viewBox="0 0 276 262" svg:d="M46 233c-4 15-4 18-35 18-7 0-11 0-11 8 0 3 3 3 11 3 46 0 91 0 137 0 62 0 107-45 107-81 0-29-22-51-59-55 39-7 80-36 80-73 0-28-25-53-71-53-43 0-87 0-130 0-8 0-11 0-11 8 0 4 3 4 10 4 1 0 8 0 15 1 7 0 10 1 10 6 0 2 0 3-1 7-18 69-34 138-52 207zM104 122c8-32 17-64 25-96 3-13 3-14 21-14 16 0 33 0 49 0 34 0 42 23 42 40 0 34-33 70-80 70-19 0-38 0-57 0zM87 251c-6 0-7 0-9-1-3 0-4-1-4-3 0-1 0-2 1-9 9-35 18-72 27-107 24 0 49 0 73 0 37 0 44 29 44 45 0 38-34 75-79 75-18 0-36 0-53 0z"><text:p/></draw:path><draw:path draw:style-name="gr3" draw:text-style-name="P5" svg:width="0.0173in" svg:height="0.0453in" svg:x="0.313in" svg:y="0.1012in" svg:viewBox="0 0 45 116" svg:d="M45 41c0-26-10-41-25-41-12 0-20 10-20 21 0 10 8 20 20 20 5 0 10-1 14-5 1-1 1-1 1-1 1 0 1 0 1 6 0 28-13 52-26 64-5 4-5 5-5 6 0 4 3 5 5 5 4 0 35-30 35-75z"><text:p/></draw:path><draw:path draw:style-name="gr3" draw:text-style-name="P5" svg:width="0.1079in" svg:height="0.1098in" svg:x="0.3748in" svg:y="0.0102in" svg:viewBox="0 0 275 280" svg:d="M275 4c0-1-1-4-4-4-2 0-3 1-6 6-9 9-19 19-27 29-4-5-21-35-64-35-87 0-174 86-174 175 0 63 46 105 104 105 35 0 64-16 84-33 36-32 43-66 43-67 0-4-3-3-4-4-3 0-5 1-6 4-3 11-12 37-38 60-28 21-52 28-72 28-35 0-76-20-76-80 0-22 9-83 47-128 24-28 60-48 94-48 40 0 63 30 63 75 0 15-1 15-1 20 0 3 4 3 5 3 6 0 6 0 8-8 7-33 16-65 24-98z"><text:p/></draw:path><draw:path draw:style-name="gr3" draw:text-style-name="P5" svg:width="0.076in" svg:height="0.1406in" svg:x="0.55in" svg:y="0.0087in" svg:viewBox="0 0 194 358" svg:d="M190 14c4-5 4-5 4-6 0-4-4-8-8-8-6 0-7 2-9 8-58 111-115 223-174 335-3 5-3 6-3 7 0 4 3 8 8 8s6-2 8-8c59-112 116-223 174-336z"><text:p/></draw:path><draw:path draw:style-name="gr3" draw:text-style-name="P5" svg:width="0.1008in" svg:height="0.035in" svg:x="0.5374in" svg:y="0.0614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61in" svg:height="0.1283in" svg:x="0.6969in" svg:y="0in" svg:viewBox="0 0 156 327" svg:d="M132 8c0-5-3-8-9-8-5 0-6 4-9 12-4 16-1 2-5 18-5-2-17-8-31-8-22 0-47 11-62 41-15 31-16 66-16 102 0 25 0 93 33 123-9 29-9 30-9 32 0 4 3 7 8 7 6 0 8-4 10-13 4-15 0-1 4-16 10 4 21 7 32 7 43 0 59-36 67-55 10-26 11-58 11-85 0-28 0-93-34-125 3-11 7-21 10-32zM38 270c-13-26-13-74-13-110 0-31 0-58 6-83 7-35 29-47 47-47 8 0 18 2 28 11-22 76-46 153-68 229zM118 56c12 22 12 67 12 104 0 28 0 56-5 81-6 41-27 55-47 55-9 0-19-2-27-11 22-76 45-153 67-229z"><text:p/></draw:path></draw:g><text:s/>קבוצות. נגדיר:</text:p>
      <text:p text:style-name="P6"><draw:g text:anchor-type="as-char" svg:y="-0.1902in" draw:z-index="11" draw:name="Shape9" draw:style-name="gr1"><svg:title>TexMaths</svg:title><svg:desc>11§latex§\begin{align}
  H &amp;\colon ((B \cup C) \to A) \to ((B \to A) \times (C \to A)) \\
  H &amp;= \lambda h \in (B \cup C) \to A. \la h|_B, h|_C \ra
\end{align}§svg§600§FALSE§</svg:desc><draw:path draw:style-name="gr2" draw:text-style-name="P4" svg:width="4.0787in" svg:height="0.3642in" svg:x="0.0024in" svg:y="0.0079in" svg:viewBox="0 0 10361 926" svg:d="M0 0c3454 0 6908 0 10361 0 0 308 0 617 0 926-3453 0-6907 0-10361 0 0-309 0-618 0-926z"><text:p/></draw:path><draw:path draw:style-name="gr3" draw:text-style-name="P5" svg:width="0.128in" svg:height="0.1031in" svg:x="0.0004in" svg:y="0.0102in" svg:viewBox="0 0 326 263" svg:d="M279 30c4-15 5-19 33-19 10 0 14 0 14-8 0-3-5-3-6-3-11 0-38 1-49 1s-39-1-51-1c-2 0-7 0-7 8 0 3 4 3 11 3 5 0 8 0 15 1 6 1 10 1 10 7 0 1 0 2-2 6-7 32-15 63-23 95-39 0-78 0-117 0 7-30 14-61 22-90 4-15 5-19 33-19 10 0 13 0 13-8 0-3-5-3-6-3-11 0-38 1-49 1s-39-1-50-1c-3 0-7 0-7 8 0 3 3 3 11 3 1 0 7 0 14 1 8 1 11 1 11 7 0 1-1 2-2 6-18 70-34 139-52 208-3 16-4 19-35 19-7 0-10 0-10 8 0 3 4 3 5 3 10 0 38-1 49-1 9 0 16 1 25 1 8 0 17 0 25 0 3 0 8 0 8-8 0-3-4-3-11-3-14 0-25 0-25-8 0-2 1-4 1-6 9-35 18-71 26-106 40 0 78 0 118 0-16 64-25 101-26 107-5 12-11 13-36 13-5 0-9 0-9 8 0 3 3 2 5 3 11 0 39-1 50-1 7 0 16 1 24 1 9 0 17 0 25 0 3 0 8 0 8-8 0-3-4-3-11-3-15 0-24 0-24-8 0-2 0-4 1-6 17-70 34-139 51-208z"><text:p/></draw:path><draw:path draw:style-name="gr3" draw:text-style-name="P5" svg:width="0.0157in" svg:height="0.065in" svg:x="0.1634in" svg:y="0.0484in" svg:viewBox="0 0 41 166" svg:d="M41 21c0-12-9-21-20-21-12 0-21 9-21 21 0 11 9 20 21 20 11 0 20-9 20-20zM41 146c0-11-9-21-20-21-12 0-21 10-21 21s9 20 21 20c11 0 20-9 20-20z"><text:p/></draw:path><draw:path draw:style-name="gr3" draw:text-style-name="P5" svg:width="0.035in" svg:height="0.1516in" svg:x="0.2583in" svg:y="0in" svg:viewBox="0 0 90 386" svg:d="M90 383c0-1 0-2-6-9-49-48-61-122-61-180 0-69 14-136 62-184 5-4 5-4 5-6 0-3-2-4-4-4-4 0-39 26-62 75-19 43-24 86-24 119 0 29 4 76 25 120 24 47 57 72 61 72 2 0 4-1 4-3z"><text:p/></draw:path><draw:path draw:style-name="gr3" draw:text-style-name="P5" svg:width="0.0346in" svg:height="0.1516in" svg:x="0.3173in" svg:y="0in" svg:viewBox="0 0 89 386" svg:d="M89 383c0-1 0-2-5-9-49-48-62-122-62-180 0-69 15-136 63-184 4-4 4-4 4-6 0-3-1-4-3-4-5 0-39 26-62 75-20 43-24 86-24 119 0 29 4 76 25 120 23 47 56 72 61 72 2 0 3-1 3-3z"><text:p/></draw:path><draw:path draw:style-name="gr3" draw:text-style-name="P5" svg:width="0.1083in" svg:height="0.1031in" svg:x="0.3681in" svg:y="0.0102in" svg:viewBox="0 0 276 263" svg:d="M45 233c-3 16-4 19-35 19-7 0-10 0-10 8 0 3 3 3 10 3 46 0 92 0 138 0 61 0 107-45 107-83 0-28-23-50-60-55 40-7 81-36 81-72 0-29-26-53-73-53-42 0-86 0-129 0-8 0-11 0-11 8 0 3 3 3 11 3 4 0 7 0 14 1s11 1 11 7c0 1-1 2-2 6-18 70-34 139-52 208zM103 122c8-32 17-64 25-96 3-14 4-15 20-15 17 0 33 0 50 0 34 0 43 23 43 41 0 33-34 70-82 70-18 0-37 0-56 0zM86 252c-6 0-6 0-8-1-4 0-5-1-5-3 0-1 0-3 2-9 9-36 17-73 26-108 24 0 49 0 73 0 37 0 45 29 45 45 0 38-34 76-80 76-18 0-36 0-53 0z"><text:p/></draw:path><draw:path draw:style-name="gr3" draw:text-style-name="P5" svg:width="0.0846in" svg:height="0.0941in" svg:x="0.5268in" svg:y="0.0228in" svg:viewBox="0 0 216 240" svg:d="M216 14c0-6 0-14-8-14s-8 8-8 14c0 47 0 94 0 140 0 58-63 71-92 71-18 0-42-4-62-17-30-19-30-44-30-54 0-46 0-93 0-140 0-6 0-14-8-14s-8 8-8 14c0 48 0 95 0 142 0 59 59 84 108 84 50 0 108-26 108-84 0-47 0-94 0-142z"><text:p/></draw:path><draw:path draw:style-name="gr3" draw:text-style-name="P5" svg:width="0.1079in" svg:height="0.1102in" svg:x="0.6614in" svg:y="0.0075in" svg:viewBox="0 0 275 281" svg:d="M275 3c0-1-1-3-4-3-2 0-3 0-7 4-9 10-18 20-26 30-4-5-21-34-64-34-87 0-174 85-174 175 0 64 46 106 104 106 35 0 64-16 84-33 36-32 43-68 43-69 0-3-3-2-4-3-3 0-5 0-6 3-3 11-12 39-38 62-28 21-52 28-72 28-35 0-76-20-76-81 0-22 8-85 47-130 24-27 60-46 94-46 40 0 63 30 63 74 0 16-1 15-1 20 0 3 4 4 5 4 6 0 6-1 7-8 8-33 16-66 25-99z"><text:p/></draw:path><draw:path draw:style-name="gr3" draw:text-style-name="P5" svg:width="0.0346in" svg:height="0.1516in" svg:x="0.7823in" svg:y="0in" svg:viewBox="0 0 89 386" svg:d="M89 194c0-31-3-77-25-121-23-48-56-73-61-73-2 0-3 1-3 4 0 2 0 2 8 9 37 38 59 99 59 181 0 66-14 133-63 182-4 5-4 6-4 7 0 2 1 3 3 3 5 0 40-26 62-75 20-42 24-85 24-117z"><text:p/></draw:path><draw:path draw:style-name="gr3" draw:text-style-name="P5" svg:width="0.135in" svg:height="0.0787in" svg:x="0.8831in" svg:y="0.0366in" svg:viewBox="0 0 344 201" svg:d="M301 109c-21 15-32 32-34 36-17 28-14 34-21 52 0 4 5 4 8 4 7 0 7 0 9-7 9-38 32-71 75-88 4-1 6-3 6-5 0-3-2-3-3-4-18-7-64-27-79-91-1-5-1-6-8-6-3 0-8 0-8 4 0 2 4 26 20 52 8 11 19 24 35 38-95 0-191 0-287 0-6 0-14 0-14 7 0 8 8 8 14 8 96 0 192 0 287 0z"><text:p/></draw:path><draw:path draw:style-name="gr3" draw:text-style-name="P5" svg:width="0.1043in" svg:height="0.1083in" svg:x="1.0744in" svg:y="0.0051in" svg:viewBox="0 0 266 276" svg:d="M56 232c-15 27-31 31-47 33-5 0-9 0-9 8 0 2 2 3 5 3 11 0 22-1 33-1 14 0 27 1 39 1 3 0 8 0 8-6 0-5-4-5-7-5-9-1-18-4-18-14 0-4 3-9 6-14 10-17 20-33 30-50 32 0 65 0 96 0 0 9 6 61 6 65 0 11-20 13-28 13-5 0-8 0-8 8 0 3 4 3 5 3 16 0 32-1 49-1 8 0 33 1 42 1 3 0 8 0 8-7 0-4-4-4-10-4-23 0-23-3-24-14-8-82-16-162-24-242-1-8-1-9-7-9s-9 2-11 7c-45 74-89 150-134 225zM102 175c26-43 51-85 76-128 5 43 9 85 13 128-29 0-59 0-89 0z"><text:p/></draw:path><draw:path draw:style-name="gr3" draw:text-style-name="P5" svg:width="0.0346in" svg:height="0.1516in" svg:x="1.1921in" svg:y="0in" svg:viewBox="0 0 89 386" svg:d="M89 194c0-31-4-77-25-121-23-48-56-73-61-73-2 0-3 1-3 4 0 2 0 2 7 9 38 38 60 99 60 181 0 66-14 133-63 182-4 5-4 6-4 7 0 2 1 3 3 3 5 0 39-26 62-75 20-42 24-85 24-117z"><text:p/></draw:path><draw:path draw:style-name="gr3" draw:text-style-name="P5" svg:width="0.1346in" svg:height="0.0787in" svg:x="1.2929in" svg:y="0.0366in" svg:viewBox="0 0 343 201" svg:d="M301 109c-21 15-32 32-34 36-17 28-14 34-21 52 0 4 5 4 8 4 7 0 7 0 9-7 9-38 31-71 75-88 4-1 5-3 5-5 0-3-1-3-2-4-18-7-64-27-79-91-1-5-1-6-8-6-3 0-8 0-8 4 0 2 4 26 20 52 8 11 19 24 35 38-95 0-191 0-287 0-6 0-14 0-14 7 0 8 8 8 14 8 96 0 192 0 287 0z"><text:p/></draw:path><draw:path draw:style-name="gr3" draw:text-style-name="P5" svg:width="0.0346in" svg:height="0.1516in" svg:x="1.4945in" svg:y="0in" svg:viewBox="0 0 89 386" svg:d="M89 383c0-1 0-2-7-9-47-48-60-122-60-180 0-69 15-136 63-184 4-4 4-4 4-6 0-3-1-4-3-4-5 0-39 26-62 75-20 43-24 86-24 119 0 29 4 76 25 120 23 47 56 72 61 72 2 0 3-1 3-3z"><text:p/></draw:path><draw:path draw:style-name="gr3" draw:text-style-name="P5" svg:width="0.0346in" svg:height="0.1516in" svg:x="1.5539in" svg:y="0in" svg:viewBox="0 0 89 386" svg:d="M89 383c0-1 0-2-7-9-48-48-60-122-60-180 0-69 14-136 63-184 4-4 4-4 4-6 0-3-1-4-3-4-5 0-40 26-62 75-20 43-24 86-24 119 0 29 3 76 25 120 23 47 56 72 61 72 2 0 3-1 3-3z"><text:p/></draw:path><draw:path draw:style-name="gr3" draw:text-style-name="P5" svg:width="0.1083in" svg:height="0.1031in" svg:x="1.6039in" svg:y="0.0102in" svg:viewBox="0 0 276 263" svg:d="M46 233c-4 16-5 19-35 19-7 0-11 0-11 8 0 3 3 3 11 3 46 0 91 0 137 0 62 0 107-45 107-83 0-28-22-50-59-55 39-7 80-36 80-72 0-29-25-53-71-53-43 0-87 0-130 0-8 0-12 0-12 8 0 3 4 3 11 3 1 0 8 0 15 1s10 1 10 7c0 1 0 2-1 6-18 70-34 139-52 208zM104 122c8-32 17-64 25-96 3-14 3-15 21-15 16 0 33 0 49 0 34 0 42 23 42 41 0 33-33 70-80 70-19 0-38 0-57 0zM87 252c-6 0-7 0-9-1-3 0-4-1-4-3 0-1 0-3 1-9 9-36 18-73 27-108 24 0 49 0 73 0 37 0 44 29 44 45 0 38-34 76-79 76-18 0-36 0-53 0z"><text:p/></draw:path><draw:path draw:style-name="gr3" draw:text-style-name="P5" svg:width="0.1346in" svg:height="0.0787in" svg:x="1.7717in" svg:y="0.0366in" svg:viewBox="0 0 343 201" svg:d="M300 109c-21 15-31 32-34 36-17 28-14 34-21 52 0 4 5 4 8 4 7 0 7 0 9-7 9-38 32-71 75-88 5-1 6-3 6-5 0-3-2-4-3-4-18-7-64-27-78-91-2-5-2-6-9-6-3 0-8 0-8 4 0 2 4 26 20 52 8 11 19 24 35 38-95 0-191 0-287 0-6 0-13 0-13 7 0 8 7 8 13 8 96 0 192 0 287 0z"><text:p/></draw:path><draw:path draw:style-name="gr3" draw:text-style-name="P5" svg:width="0.1039in" svg:height="0.1083in" svg:x="1.963in" svg:y="0.0051in" svg:viewBox="0 0 265 276" svg:d="M55 232c-15 27-31 31-47 33-5 0-8 0-8 8 0 2 1 3 4 3 11 0 23-1 33-1 14 0 27 1 40 1 2 0 7 0 7-6 0-5-4-5-6-5-9-1-19-4-19-14 0-4 3-9 6-14 10-17 20-33 30-50 31 0 64 0 96 0 1 9 7 61 7 65 0 11-21 13-29 13-5 0-8 0-8 8 0 3 4 3 5 3 15 0 32-1 48-1 9 0 35 1 43 1 3 0 8 0 8-7 0-4-4-4-9-4-24 0-24-3-25-14-8-82-17-162-24-242 0-8 0-9-7-9-6 0-8 2-10 7-45 74-90 150-135 225zM101 175c25-43 52-85 77-128 5 43 8 85 12 128-29 0-59 0-89 0z"><text:p/></draw:path><draw:path draw:style-name="gr3" draw:text-style-name="P5" svg:width="0.0346in" svg:height="0.1516in" svg:x="2.0799in" svg:y="0in" svg:viewBox="0 0 89 386" svg:d="M89 194c0-31-3-77-25-121-23-48-56-73-61-73-2 0-3 1-3 4 0 2 0 2 8 9 37 38 59 99 59 181 0 66-14 133-63 182-4 5-4 6-4 7 0 2 1 3 3 3 5 0 40-26 62-75 20-42 24-85 24-117z"><text:p/></draw:path><draw:path draw:style-name="gr3" draw:text-style-name="P5" svg:width="0.0732in" svg:height="0.0728in" svg:x="2.1866in" svg:y="0.0402in" svg:viewBox="0 0 187 186" svg:d="M93 83c-25-26-51-52-77-77-4-5-5-6-8-6-4 0-8 3-8 8 0 2 1 3 5 7 26 27 52 52 77 79-25 25-51 51-77 77-4 4-5 5-5 7 0 5 4 8 8 8 3 0 4 0 8-6 26-25 52-51 77-77 27 27 54 54 81 81 2 0 3 2 5 2 5 0 8-3 8-8 0-2 0-2-1-4-28-27-62-61-82-80 25-25 48-48 72-72 1-2 8-7 9-9 1-1 2-3 2-5 0-5-3-8-8-8-3 0-4 1-9 6-25 25-51 51-77 77z"><text:p/></draw:path><draw:path draw:style-name="gr3" draw:text-style-name="P5" svg:width="0.0346in" svg:height="0.1516in" svg:x="2.3315in" svg:y="0in" svg:viewBox="0 0 89 386" svg:d="M89 383c0-1 0-2-7-9-47-48-60-122-60-180 0-69 15-136 63-184 4-4 4-4 4-6 0-3-1-4-3-4-5 0-39 26-62 75-20 43-24 86-24 119 0 29 4 76 25 120 23 47 56 72 61 72 2 0 3-1 3-3z"><text:p/></draw:path><draw:path draw:style-name="gr3" draw:text-style-name="P5" svg:width="0.1079in" svg:height="0.1102in" svg:x="2.3831in" svg:y="0.0075in" svg:viewBox="0 0 275 281" svg:d="M275 3c0-1-1-3-4-3-2 0-2 0-6 4-9 10-19 20-27 30-4-5-21-34-64-34-87 0-174 85-174 175 0 64 46 106 106 106 33 0 62-16 82-33 36-32 43-68 43-69 0-3-3-3-4-3-3 0-5 0-6 3-3 11-12 39-38 62-27 21-52 28-72 28-34 0-76-20-76-81 0-22 9-85 47-130 24-27 60-46 95-46 39 0 62 30 62 74 0 16-1 15-1 20 0 3 4 4 5 4 6 0 6-1 8-8 7-33 16-66 24-99z"><text:p/></draw:path><draw:path draw:style-name="gr3" draw:text-style-name="P5" svg:width="0.1346in" svg:height="0.0787in" svg:x="2.5461in" svg:y="0.0366in" svg:viewBox="0 0 343 201" svg:d="M301 109c-22 15-32 32-35 36-17 28-13 34-20 52 0 4 5 4 8 4 7 0 7 0 8-7 9-38 32-71 76-88 4-1 5-3 5-5 0-3-2-4-3-4-17-7-64-27-78-91-1-5-1-6-8-6-3 0-8 0-8 4 0 2 4 26 19 52 8 11 20 24 36 38-95 0-191 0-287 0-7 0-14 0-14 7 0 8 7 8 14 8 96 0 192 0 287 0z"><text:p/></draw:path><draw:path draw:style-name="gr3" draw:text-style-name="P5" svg:width="0.1039in" svg:height="0.1083in" svg:x="2.7374in" svg:y="0.0051in" svg:viewBox="0 0 265 276" svg:d="M56 232c-15 27-31 31-48 33-5 0-8 0-8 8 0 2 2 3 5 3 10 0 22-1 33-1 13 0 27 1 39 1 2 0 8 0 8-6 0-5-4-5-7-5-9-1-18-4-18-14 0-4 3-9 5-14 10-17 20-33 30-50 31 0 64 0 96 0 1 9 7 61 7 65 0 11-20 13-28 13-5 0-9 0-9 8 0 3 4 3 5 3 17 0 33-1 48-1 10 0 35 1 44 1 3 0 7 0 7-7 0-4-3-4-9-4-24 0-24-3-25-14-8-82-15-162-23-242-1-8-1-9-8-9-6 0-8 2-10 7-45 74-89 150-134 225zM102 175c26-43 51-85 76-128 5 43 8 85 12 128-29 0-58 0-88 0z"><text:p/></draw:path><draw:path draw:style-name="gr3" draw:text-style-name="P5" svg:width="0.035in" svg:height="0.1516in" svg:x="2.8547in" svg:y="0in" svg:viewBox="0 0 90 386" svg:d="M90 194c0-31-4-77-25-121-23-48-57-73-61-73-2 0-4 1-4 4 0 2 0 2 8 9 37 38 60 99 60 181 0 66-14 133-63 182-5 5-5 6-5 7 0 2 2 3 4 3 4 0 39-26 62-75 20-42 24-85 24-117z"><text:p/></draw:path><draw:path draw:style-name="gr3" draw:text-style-name="P5" svg:width="0.035in" svg:height="0.1516in" svg:x="2.9142in" svg:y="0in" svg:viewBox="0 0 90 386" svg:d="M90 194c0-31-4-77-26-121-23-48-56-73-60-73-3 0-4 1-4 4 0 2 0 2 8 9 37 38 59 99 59 181 0 66-14 133-62 182-5 5-5 6-5 7 0 2 1 3 4 3 4 0 39-26 61-75 20-42 25-85 25-117z"><text:p/></draw:path><draw:path draw:style-name="gr3" draw:text-style-name="P5" svg:width="0.0346in" svg:height="0.1516in" svg:x="3.9252in" svg:y="0in" svg:viewBox="0 0 89 386" svg:d="M89 383c0-1 0-2-7-9-48-48-60-122-60-180 0-69 15-136 63-184 4-4 4-4 4-6 0-3-1-4-3-4-5 0-39 26-62 75-20 43-24 86-24 119 0 29 4 76 25 120 23 47 56 72 61 72 2 0 3-1 3-3z"><text:p/></draw:path><draw:path draw:style-name="gr3" draw:text-style-name="P5" svg:width="0.05in" svg:height="0.1004in" svg:x="3.9827in" svg:y="0.0138in" svg:viewBox="0 0 128 256" svg:d="M79 10c0-10 0-10-9-10-24 24-58 24-70 24 0 5 0 8 0 12 8 0 31 0 51-10 0 68 0 134 0 201 0 13-2 18-37 18-4 0-7 0-12 0 0 4 0 7 0 11 13-1 47-1 63-1 15 0 49 0 63 1 0-4 0-7 0-11-5 0-8 0-13 0-35 0-36-4-36-18 0-73 0-144 0-217z"><text:p/></draw:path><draw:path draw:style-name="gr3" draw:text-style-name="P5" svg:width="0.035in" svg:height="0.1516in" svg:x="4.0539in" svg:y="0in" svg:viewBox="0 0 90 386" svg:d="M90 194c0-31-4-77-25-121-23-48-57-73-61-73-2 0-4 1-4 4 0 2 0 2 8 9 38 38 60 99 60 181 0 66-14 133-63 182-5 5-5 6-5 7 0 2 2 3 4 3 4 0 39-26 62-75 20-42 24-85 24-117z"><text:p/></draw:path><draw:path draw:style-name="gr3" draw:text-style-name="P5" svg:width="0.128in" svg:height="0.1035in" svg:x="0.0004in" svg:y="0.2378in" svg:viewBox="0 0 326 264" svg:d="M279 30c4-13 5-18 33-18 10 0 14 0 14-8 0-4-5-4-6-4-11 0-38 1-49 1s-39-1-51-1c-2 0-7 0-7 8 0 4 4 4 11 4 5 0 8 0 15 1 6 1 10 1 10 7 0 1 0 2-2 6-7 32-15 63-23 95-39 0-78 0-117 0 7-31 14-60 22-91 4-13 5-18 33-18 10 0 13 0 13-8 0-4-5-4-6-4-11 0-38 1-49 1s-39-1-50-1c-3 0-7 0-7 8 0 4 3 4 11 4 1 0 7 0 14 1 8 1 11 1 11 7 0 1-1 2-2 6-18 70-34 139-52 208-3 16-4 18-35 18-7 0-10 0-10 8 0 4 4 4 5 4 10 0 38-1 49-1 9 0 16 0 25 0 8 0 17 1 25 1 3 0 8 0 8-8 0-4-4-4-11-4-14 0-25 0-25-7 0-2 1-4 1-6 9-35 18-71 26-106 40 0 78 0 118 0-16 64-25 100-26 107-5 12-11 12-36 12-5 0-9 0-9 8 0 4 3 2 5 4 11 0 39-1 50-1 7 0 16 0 24 0 9 0 17 1 25 1 3 0 8 0 8-8 0-4-4-4-11-4-15 0-24 0-24-7 0-2 0-4 1-6 17-71 34-140 51-209z"><text:p/></draw:path><draw:path draw:style-name="gr3" draw:text-style-name="P5" svg:width="0.1008in" svg:height="0.035in" svg:x="0.1843in" svg:y="0.2866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748in" svg:height="0.1075in" svg:x="0.3445in" svg:y="0.2366in" svg:viewBox="0 0 191 274" svg:d="M118 156c15 41 34 99 40 108s10 9 20 9c3 0 6 0 9 0s4-2 4-3c0-3-1-3-2-5-3-3-6-10-9-17-26-74-52-147-79-220-8-22-28-28-47-28-1 0-7 0-7 4s2 4 4 5c13 2 15 4 25 31 12 35 25 69 37 104-35 35-71 71-106 107-5 4-7 7-7 12 0 7 4 11 11 11 5 0 10-4 13-9 31-36 63-72 94-109z"><text:p/></draw:path><draw:path draw:style-name="gr3" draw:text-style-name="P5" svg:width="0.074in" svg:height="0.1071in" svg:x="0.4335in" svg:y="0.2366in" svg:viewBox="0 0 189 273" svg:d="M89 4c-1-1 0-4-4-4-10 0-38 3-48 4-3 0-7 2-7 8 0 5 3 5 8 5 19 0 20 3 20 6 0 2-1 6-1 8-19 75-37 148-56 223-1 5-1 6-1 8 0 9 8 11 11 11 5 0 12-4 14-10 2-10 5-20 7-30 3-12 5-23 9-34 2-9 4-17 6-26 1-2 5-16 5-18 1-3 13-25 26-35 9-7 21-13 37-13 17 0 21 13 21 26 0 21-15 64-24 87-3 9-5 13-5 21 0 19 14 32 32 32 36 0 50-56 50-59 0-5-3-5-4-5-5 0-5 2-6 8-6 20-18 47-39 47-7 0-10-3-10-12 0-10 4-19 7-27 6-17 24-63 24-85 0-26-16-42-44-42-25 0-43 12-58 30 10-41 20-83 30-124z"><text:p/></draw:path><draw:path draw:style-name="gr3" draw:text-style-name="P5" svg:width="0.0752in" svg:height="0.0874in" svg:x="0.5677in" svg:y="0.2602in" svg:viewBox="0 0 192 223" svg:d="M179 119c7 0 13 0 13-8s-6-8-13-8c-55 0-109 0-164 0 5-51 50-88 104-88 20 0 40 0 60 0 7 0 13 0 13-7 0-8-6-8-13-8-21 0-40 0-61 0-66 0-118 48-118 111 0 62 52 112 118 112 21 0 40 0 61 0 7 0 13 0 13-7 0-8-6-8-13-8-20 0-40 0-60 0-54 0-99-37-104-89 55 0 109 0 164 0z"><text:p/></draw:path><draw:path draw:style-name="gr3" draw:text-style-name="P5" svg:width="0.035in" svg:height="0.1516in" svg:x="0.7138in" svg:y="0.2283in" svg:viewBox="0 0 90 386" svg:d="M90 382c0-1 0-1-6-8-49-48-62-122-62-181 0-68 15-135 63-183 5-4 5-6 5-7 0-2-2-3-4-3-4 0-39 26-62 75-20 43-24 86-24 118 0 30 4 77 25 121 23 47 57 72 61 72 2 0 4-1 4-4z"><text:p/></draw:path><draw:path draw:style-name="gr3" draw:text-style-name="P5" svg:width="0.1083in" svg:height="0.1035in" svg:x="0.7642in" svg:y="0.2378in" svg:viewBox="0 0 276 264" svg:d="M45 234c-3 16-4 18-35 18-7 0-10 0-10 8 0 4 3 4 10 4 46 0 92 0 138 0 61 0 107-45 107-84 0-27-23-49-60-53 40-8 81-37 81-73 0-29-26-54-73-54-42 0-86 0-129 0-7 0-11 0-11 8 0 4 3 4 11 4 1 0 7 0 14 1 8 1 11 1 11 7 0 1-1 2-2 6-18 70-34 139-52 208zM103 123c8-32 17-64 25-95 3-15 4-16 20-16 17 0 33 0 50 0 34 0 43 23 43 40 0 34-34 71-80 71-19 0-39 0-58 0zM86 252c-5 0-6 0-8 0-4 0-5-1-5-4 0-1 0-1 2-9 9-36 17-73 26-108 24 0 50 0 74 0 36 0 44 29 44 45 0 39-34 76-80 76-18 0-36 0-53 0z"><text:p/></draw:path><draw:path draw:style-name="gr3" draw:text-style-name="P5" svg:width="0.0839in" svg:height="0.0941in" svg:x="0.9232in" svg:y="0.2516in" svg:viewBox="0 0 214 240" svg:d="M214 14c0-6 0-14-7-14-8 0-8 8-8 14 0 47 0 94 0 140 0 58-63 71-92 71-18 0-42-4-62-17-30-19-30-44-30-54 0-46 0-93 0-140 0-6 0-14-7-14-8 0-8 8-8 14 0 48 0 94 0 141 0 60 58 85 107 85 50 0 107-28 107-84 0-47 0-94 0-142z"><text:p/></draw:path><draw:path draw:style-name="gr3" draw:text-style-name="P5" svg:width="0.1079in" svg:height="0.1102in" svg:x="1.0575in" svg:y="0.2346in" svg:viewBox="0 0 275 281" svg:d="M275 3c0-1-1-3-4-3-2 0-3 0-6 4-9 10-19 20-27 30-4-5-21-34-64-34-87 0-174 85-174 175 0 64 46 106 104 106 35 0 64-16 84-33 36-32 43-68 43-69 0-4-3-3-4-4-3 0-5 1-6 4-3 11-12 39-38 61-28 22-52 29-72 29-35 0-76-20-76-81 0-22 9-85 47-130 24-27 60-47 94-47 40 0 63 31 63 75 0 15-1 15-1 20 0 3 4 4 5 4 6 0 6-1 8-8 7-33 16-66 24-99z"><text:p/></draw:path><draw:path draw:style-name="gr3" draw:text-style-name="P5" svg:width="0.035in" svg:height="0.1516in" svg:x="1.1783in" svg:y="0.2283in" svg:viewBox="0 0 90 386" svg:d="M90 193c0-30-4-76-26-120-23-48-56-73-61-73-2 0-3 1-3 3 0 1 0 3 8 9 37 39 59 100 59 181 0 66-14 134-62 183-5 5-5 5-5 6 0 3 1 4 3 4 5 0 40-26 62-75 20-42 25-85 25-118z"><text:p/></draw:path><draw:path draw:style-name="gr3" draw:text-style-name="P5" svg:width="0.1346in" svg:height="0.0787in" svg:x="1.2795in" svg:y="0.2642in" svg:viewBox="0 0 343 201" svg:d="M300 108c-21 16-31 33-34 37-17 27-21 51-21 52 0 4 5 4 8 4 7 0 7-1 9-7 9-38 32-71 75-88 5-1 6-4 6-6 0-3-2-3-3-3-18-7-64-27-79-91-1-5-1-6-8-6-3 0-8 0-8 4 0 2 4 26 20 51 8 12 19 25 35 37-95 0-191 0-287 0-6 0-13 0-13 8s7 8 13 8c96 0 192 0 287 0z"><text:p/></draw:path><draw:path draw:style-name="gr3" draw:text-style-name="P5" svg:width="0.1039in" svg:height="0.1083in" svg:x="1.4713in" svg:y="0.2339in" svg:viewBox="0 0 265 276" svg:d="M55 232c-15 26-31 31-47 32-5 1-8 1-8 8 0 2 1 4 4 4 11 0 23-1 33-1 14 0 27 1 40 1 2 0 7 0 7-6 0-5-4-6-6-6-10 0-19-3-19-13 0-4 3-9 6-14 10-17 20-33 30-50 31 0 64 0 96 0 1 8 7 61 7 65 0 11-21 12-29 12-5 0-8 0-8 8 0 4 4 4 5 4 15 0 32-1 48-1 9 0 35 1 43 1 3 0 8 0 8-7 0-5-4-5-9-5-24 0-24-2-25-13-8-82-17-162-24-242 0-8 0-9-7-9-6 0-8 2-11 7-45 74-89 150-134 225zM101 175c25-43 52-85 77-128 5 43 8 85 12 128-29 0-59 0-89 0z"><text:p/></draw:path><draw:path draw:style-name="gr3" draw:text-style-name="P5" svg:width="0.0157in" svg:height="0.0157in" svg:x="1.5929in" svg:y="0.3256in" svg:viewBox="0 0 41 41" svg:d="M41 21c0-12-9-21-20-21s-21 9-21 21c0 11 10 20 21 20s20-9 20-20z"><text:p/></draw:path><draw:path draw:style-name="gr3" draw:text-style-name="P5" svg:width="0.0339in" svg:height="0.1516in" svg:x="1.6386in" svg:y="0.2283in" svg:viewBox="0 0 87 386" svg:d="M85 14c2-4 2-4 2-6 0-5-5-8-9-8-3 0-5 2-9 9-22 59-45 118-67 177-1 2-2 4-2 7 0 1 0 2 2 6 22 60 45 119 67 179 2 3 5 8 9 8s9-3 9-7c0-1 0-3-2-7-23-61-45-120-69-179 24-60 46-119 69-179z"><text:p/></draw:path><draw:path draw:style-name="gr3" draw:text-style-name="P5" svg:width="0.0744in" svg:height="0.1071in" svg:x="1.6894in" svg:y="0.2366in" svg:viewBox="0 0 190 273" svg:d="M90 4c-2-1 0-4-5-4-9 0-37 3-47 4-3 0-7 2-7 8 0 5 3 5 9 5 18 0 19 3 19 6 0 2-1 6-1 8-18 75-37 148-56 223-2 5-2 6-2 8 0 9 9 11 12 11 6 0 12-4 14-10 3-10 5-20 7-30 3-12 5-23 9-34 2-9 4-17 6-26 1-2 5-16 5-18 1-3 13-25 26-35 9-7 20-13 38-13 16 0 20 13 20 26 0 21-15 64-24 87-3 9-5 13-5 21 0 19 13 32 32 32 36 0 50-56 50-59 0-5-3-5-4-5-5 0-5 2-6 8-6 20-18 47-39 47-7 0-10-3-10-12 0-10 3-19 8-27 5-17 23-63 23-85 0-26-16-42-44-42-26 0-43 12-58 30 10-41 20-83 30-124z"><text:p/></draw:path><draw:path draw:style-name="gr3" draw:text-style-name="P5" svg:width="0.0059in" svg:height="0.1516in" svg:x="1.7866in" svg:y="0.2283in" svg:viewBox="0 0 16 386" svg:d="M16 13c0-6 0-13-8-13s-8 7-8 13c0 120 0 239 0 359 0 8 0 14 8 14s8-6 8-14c0-120 0-239 0-359z"><text:p/></draw:path><draw:path draw:style-name="gr3" draw:text-style-name="P5" svg:width="0.0811in" svg:height="0.0724in" svg:x="1.8189in" svg:y="0.2929in" svg:viewBox="0 0 207 185" svg:d="M32 164c-2 9-3 11-24 11-5 0-8 0-8 5s3 5 8 5c35 0 70 0 105 0 45 0 81-31 81-58 0-19-18-36-47-39 32-5 60-26 60-49 0-21-21-39-56-39-33 0-65 0-98 0-6 0-9 0-9 6 0 4 3 4 9 4 3 0 5 0 10 0 5 1 6 1 6 4s0 1-1 6c-12 48-24 96-36 144zM75 85c5-22 11-44 16-66 2-8 4-9 15-9 13 0 27 0 40 0 28 0 34 18 34 29 0 22-24 46-60 46-16 0-30 0-45 0zM63 175c-9 0-9 0-9-2 0-1 0-2 1-7 7-24 12-49 19-74 18 0 38 0 57 0 25 0 35 17 35 33 0 27-27 50-60 50-15 0-29 0-43 0z"><text:p/></draw:path><draw:path draw:style-name="gr3" draw:text-style-name="P5" svg:width="0.0173in" svg:height="0.0453in" svg:x="1.9287in" svg:y="0.3256in" svg:viewBox="0 0 45 116" svg:d="M45 41c0-26-9-41-24-41-13 0-21 10-21 21 0 10 8 20 21 20 4 0 10-1 13-5 1-1 1-1 2-1 0 2 1 0 1 6 0 28-14 51-26 64-4 4-4 5-4 6 0 3 2 5 4 5 3 0 34-30 34-75z"><text:p/></draw:path><draw:path draw:style-name="gr3" draw:text-style-name="P5" svg:width="0.074in" svg:height="0.1071in" svg:x="1.9921in" svg:y="0.2366in" svg:viewBox="0 0 189 273" svg:d="M89 4c-1-1 0-4-4-4-9 0-38 3-48 4-3 0-7 2-7 8 0 5 3 5 10 5 17 0 18 3 18 6 0 2-1 6-1 8-19 75-37 148-56 223-1 5-1 6-1 8 0 9 8 11 11 11 5 0 12-4 14-10 2-10 6-20 8-30 2-12 5-23 8-34 2-9 5-17 6-26 1-2 5-16 5-18 1-3 13-25 26-35 9-7 21-13 37-13 17 0 21 13 21 26 0 21-15 64-24 87-3 9-5 13-5 21 0 19 14 32 32 32 36 0 50-56 50-59 0-5-3-5-4-5-4 0-4 2-6 8-6 20-18 47-39 47-7 0-10-3-10-12 0-10 4-19 7-27 6-17 24-63 24-85 0-26-16-42-44-42-25 0-43 12-58 30 10-41 20-83 30-124z"><text:p/></draw:path><draw:path draw:style-name="gr3" draw:text-style-name="P5" svg:width="0.0055in" svg:height="0.1516in" svg:x="2.089in" svg:y="0.2283in" svg:viewBox="0 0 15 386" svg:d="M15 13c0-6 0-13-7-13-8 0-8 7-8 13 0 120 0 239 0 359 0 8 0 14 8 14 7 0 7-6 7-14 0-120 0-239 0-359z"><text:p/></draw:path><draw:path draw:style-name="gr3" draw:text-style-name="P5" svg:width="0.0819in" svg:height="0.0768in" svg:x="2.1205in" svg:y="0.2902in" svg:viewBox="0 0 209 196" svg:d="M209 3c0-1-1-3-3-3-3 0-4 1-6 3-6 7-13 15-20 21-2-3-17-24-50-24-66 0-130 58-130 119 0 45 34 77 82 77 15 0 41-3 69-27 22-18 27-41 27-44s-3-3-4-3c-4 0-5 1-5 5-11 36-49 59-82 59-29 0-61-15-61-58 0-8 3-51 33-85 19-21 48-33 73-33 32 0 51 23 51 53 0 7-2 10-2 11 0 3 4 3 5 3 4 0 4 0 6-5 6-24 11-46 17-69z"><text:p/></draw:path><draw:path draw:style-name="gr3" draw:text-style-name="P5" svg:width="0.0339in" svg:height="0.1516in" svg:x="2.2236in" svg:y="0.2283in" svg:viewBox="0 0 87 386" svg:d="M85 199c2-4 2-5 2-6s0-1-2-7c-23-59-45-118-69-177-2-7-4-9-8-9-5 0-8 3-8 8 0 1 0 2 2 5 23 60 45 120 68 180-23 59-45 118-68 179-2 4-2 4-2 7 0 4 3 7 8 7s6-4 8-7c24-61 46-120 69-180z"><text:p/></draw:path><draw:path draw:style-name="gr3" draw:text-style-name="P5" svg:width="0.0346in" svg:height="0.1516in" svg:x="3.9252in" svg:y="0.2283in" svg:viewBox="0 0 89 386" svg:d="M89 382c0-1 0-1-7-8-48-48-60-122-60-181 0-68 15-135 63-183 4-4 4-6 4-7 0-2-1-3-3-3-5 0-39 26-62 75-20 43-24 86-24 118 0 30 4 77 25 121 23 47 56 72 61 72 2 0 3-1 3-4z"><text:p/></draw:path><draw:path draw:style-name="gr3" draw:text-style-name="P5" svg:width="0.0606in" svg:height="0.1012in" svg:x="3.9768in" svg:y="0.2406in" svg:viewBox="0 0 155 258" svg:d="M30 228c14-13 27-27 41-40 60-53 84-74 84-113 0-44-35-75-82-75-44 0-73 36-73 70 0 22 20 22 21 22 6 0 20-5 20-20 0-10-7-20-20-20-3 0-5 0-6 0 9-26 30-40 52-40 35 0 53 32 53 63 0 32-20 61-41 86-25 27-49 55-75 82-4 5-4 6-4 15 48 0 96 0 144 0 3-24 8-46 11-68-3 0-7 0-10 0-2 13-4 29-9 35-2 3-28 3-36 3-23 0-47 0-70 0z"><text:p/></draw:path><draw:path draw:style-name="gr3" draw:text-style-name="P5" svg:width="0.035in" svg:height="0.1516in" svg:x="4.0539in" svg:y="0.2283in" svg:viewBox="0 0 90 386" svg:d="M90 193c0-30-4-76-25-120-23-48-57-73-61-73-2 0-4 1-4 3 0 1 0 3 8 9 38 39 60 100 60 181 0 66-14 134-63 183-5 5-5 5-5 6 0 3 2 4 4 4 4 0 39-26 62-75 20-42 24-85 24-118z"><text:p/></draw:path></draw:g></text:p>
      <text:p text:style-name="P7">צ.ל. תנאי הכרחי ומספיק על <draw:g text:anchor-type="as-char" svg:y="-0.1071in" draw:z-index="10" draw:name="Shape10" draw:style-name="gr1"><svg:title>TexMaths</svg:title><svg:desc>11§display§A, B, C§svg§600§FALSE§</svg:desc><draw:path draw:style-name="gr2" draw:text-style-name="P4" svg:width="0.4717in" svg:height="0.1217in" svg:x="0.0028in" svg:y="0.0071in" svg:viewBox="0 0 1199 310" svg:d="M599 310c-200 0-399 0-599 0 0-103 0-207 0-310 399 0 800 0 1199 0 0 103 0 207 0 310-200 0-401 0-600 0z"><text:p/></draw:path><draw:path draw:style-name="gr3" draw:text-style-name="P5" svg:width="0.1035in" svg:height="0.1079in" svg:x="0.0004in" svg:y="0in" svg:viewBox="0 0 264 275" svg:d="M55 231c-15 25-31 31-47 32-5 1-8 1-8 8 0 2 1 4 4 4 11 0 22-1 33-1 14 0 27 1 39 1 3 0 8 0 8-8 0-3-4-4-7-4-9 0-18-3-18-13 0-5 3-9 6-15 10-16 20-33 30-48 31 0 64 0 96 0 0 8 6 59 6 64 0 11-20 12-28 12-5 0-8 0-8 8 0 4 4 4 5 4 15 0 32-1 47-1 10 0 34 1 44 1 3 0 7 0 7-8 0-4-3-4-9-4-23 0-23-2-24-13-9-79-17-160-24-240-1-8-1-10-8-10-5 0-8 3-10 7-45 74-89 149-134 224zM101 175c25-43 51-85 76-127 4 42 9 84 13 127-29 0-59 0-89 0z"><text:p/></draw:path><draw:path draw:style-name="gr3" draw:text-style-name="P5" svg:width="0.0173in" svg:height="0.0453in" svg:x="0.122in" svg:y="0.0921in" svg:viewBox="0 0 45 116" svg:d="M45 41c0-26-10-41-25-41-12 0-20 10-20 21 0 10 8 20 20 20 5 0 10-1 14-5 1-1 1-1 2-1 0 2 0 0 0 6 0 28-13 51-26 64-5 4-5 5-5 6 0 2 3 5 5 5 4 0 35-30 35-75z"><text:p/></draw:path><draw:path draw:style-name="gr3" draw:text-style-name="P5" svg:width="0.1083in" svg:height="0.1028in" svg:x="0.1827in" svg:y="0.0043in" svg:viewBox="0 0 276 262" svg:d="M46 232c-4 14-4 18-35 18-7 0-11 0-11 7 0 5 4 5 11 5 46 0 91 0 137 0 62 0 107-45 107-83 0-27-22-49-59-54 39-7 80-36 80-72 0-29-25-53-71-53-43 0-87 0-130 0-8 0-11 0-11 8 0 4 3 4 11 4 4 0 7 0 14 0 7 1 10 1 10 7 0 1 0 2-1 7-18 69-34 138-52 206zM104 122c8-32 17-64 25-96 3-13 4-14 21-14 16 0 33 0 49 0 34 0 42 22 42 40 0 34-33 70-80 70-19 0-38 0-57 0zM87 250c-6 0-6 0-9 0s-4-1-4-5c0-1 0-1 2-9 9-35 17-70 26-105 24 0 49 0 73 0 37 0 45 29 45 45 0 36-35 74-80 74-18 0-36 0-53 0z"><text:p/></draw:path><draw:path draw:style-name="gr3" draw:text-style-name="P5" svg:width="0.0173in" svg:height="0.0453in" svg:x="0.3122in" svg:y="0.0921in" svg:viewBox="0 0 45 116" svg:d="M45 41c0-26-10-41-24-41-13 0-21 10-21 21 0 10 8 20 21 20 4 0 9-1 13-5 1-1 1-1 2-1 0 2 0 0 0 6 0 28-13 51-26 64-3 4-3 5-3 6 0 2 1 5 3 5 4 0 35-30 35-75z"><text:p/></draw:path><draw:path draw:style-name="gr3" draw:text-style-name="P5" svg:width="0.1079in" svg:height="0.1094in" svg:x="0.374in" svg:y="0.0016in" svg:viewBox="0 0 275 279" svg:d="M275 4c0-1-1-4-4-4-2 0-2 0-6 4-10 10-19 20-27 30-4-5-21-34-64-34-87 0-174 86-174 175 0 63 46 104 106 104 33 0 62-15 82-33 36-32 43-66 43-67 0-3-3-3-4-3-3 0-5 0-6 3-3 11-12 38-38 60-27 22-52 28-72 28-34 0-76-20-76-79 0-22 9-85 47-130 24-27 60-46 95-46 39 0 62 30 62 75 0 15-1 14-1 19 0 3 4 4 5 4 6 0 6-1 8-8 7-33 15-65 24-98z"><text:p/></draw:path></draw:g><text:s/>לכך ש־<draw:g text:anchor-type="as-char" svg:y="-0.1035in" draw:z-index="8" draw:name="Shape11" draw:style-name="gr1"><svg:title>TexMaths</svg:title><svg:desc>11§display§H§svg§600§FALSE§</svg:desc><draw:path draw:style-name="gr2" draw:text-style-name="P4" svg:width="0.1177in" svg:height="0.0874in" svg:x="0.0024in" svg:y="0.0071in" svg:viewBox="0 0 300 223" svg:d="M0 0c100 0 200 0 300 0 0 74 0 149 0 223-100 0-200 0-300 0 0-74 0-149 0-223z"><text:p/></draw:path><draw:path draw:style-name="gr3" draw:text-style-name="P5" svg:width="0.1272in" svg:height="0.1031in" svg:x="0.0004in" svg:y="0in" svg:viewBox="0 0 324 263" svg:d="M279 30c3-15 3-18 32-18 10 0 13 0 13-8 0-4-4-4-5-4-11 0-39 1-50 1s-39-1-50-1c-3 0-7 0-7 8 0 4 3 4 11 4 1 0 7 0 14 1 8 0 11 1 11 6 0 2 0 2-1 7-8 31-15 62-24 94-39 0-79 0-117 0 8-31 15-60 23-90 3-15 4-18 33-18 9 0 12 0 12-8 0-4-3-4-4-4-11 0-39 1-50 1s-38-1-49-1c-4 0-8 0-8 8 0 4 3 4 11 4 4 0 8 0 14 1 7 0 10 1 10 6 0 2 0 3-1 7-18 69-35 138-52 207-3 14-4 18-35 18-7 0-10 0-10 7 0 5 4 5 6 5 9 0 37-1 48-1 8 0 17 0 25 0s17 1 25 1c3 0 7 0 7-8 0-4-3-4-10-4-14 0-25 0-25-7 0-2 0-4 1-7 9-35 18-70 27-105 38 0 78 0 116 0-16 63-25 100-27 106-3 13-11 13-33 13-7 0-10 0-10 7 0 5 4 5 5 5 11 0 38-1 49-1 8 0 16 0 24 0 9 0 17 1 26 1 3 0 7 0 7-8 0-4-3-4-11-4-14 0-25 0-25-7 0-2 1-4 1-7 18-69 35-138 53-207z"><text:p/></draw:path></draw:g> על <draw:g text:anchor-type="as-char" svg:y="-0.1134in" draw:z-index="9" draw:name="Shape12" draw:style-name="gr1"><svg:title>TexMaths</svg:title><svg:desc>11§display§(B \to A) \times (C \to A)§svg§600§FALSE§</svg:desc><draw:path draw:style-name="gr2" draw:text-style-name="P4" svg:width="1.3358in" svg:height="0.1358in" svg:x="0.0004in" svg:y="0.0071in" svg:viewBox="0 0 3394 346" svg:d="M1697 346c-566 0-1132 0-1697 0 0-116 0-230 0-346 1131 0 2263 0 3394 0 0 116 0 230 0 346-566 0-1131 0-1697 0z"><text:p/></draw:path><draw:path draw:style-name="gr3" draw:text-style-name="P5" svg:width="0.035in" svg:height="0.1512in" svg:x="0.0079in" svg:y="0in" svg:viewBox="0 0 90 385" svg:d="M90 381c0-1 0-1-6-8-49-49-62-122-62-179 0-68 15-136 63-183 5-5 5-5 5-7 0-3-2-4-4-4-3 0-39 26-62 76-20 42-24 85-24 118 0 28 4 75 25 119 23 47 58 72 61 72 2 0 4-1 4-4z"><text:p/></draw:path><draw:path draw:style-name="gr3" draw:text-style-name="P5" svg:width="0.1083in" svg:height="0.1028in" svg:x="0.0587in" svg:y="0.0098in" svg:viewBox="0 0 276 262" svg:d="M45 232c-3 15-4 18-35 18-7 0-10 0-10 8 0 4 3 4 10 4 46 0 92 0 139 0 60 0 106-45 106-83 0-27-23-49-60-53 40-8 81-37 81-73 0-29-26-53-72-53-43 0-87 0-130 0-8 0-11 0-11 8 0 4 3 4 11 4 4 0 7 0 14 0 7 1 11 1 11 7 0 1-1 2-2 7-18 69-34 138-52 206zM103 122c8-32 17-64 25-96 3-13 4-14 21-14 16 0 33 0 49 0 34 0 43 22 43 40 0 34-34 70-81 70-19 0-38 0-57 0zM86 250c-6 0-6 0-8 0-4 0-5-1-5-4 0-2 0-2 2-9 9-36 17-71 26-106 24 0 49 0 73 0 37 0 45 28 45 45 0 36-34 74-80 74-18 0-36 0-53 0z"><text:p/></draw:path><draw:path draw:style-name="gr3" draw:text-style-name="P5" svg:width="0.1346in" svg:height="0.0787in" svg:x="0.2256in" svg:y="0.0362in" svg:viewBox="0 0 343 201" svg:d="M301 109c-22 15-31 32-35 36-17 27-21 51-21 52 0 4 6 4 8 4 7 0 8-1 9-7 9-38 32-71 76-88 4-1 5-3 5-5 0-3-2-4-3-4-17-7-64-27-78-91-1-5-2-6-9-6-2 0-8 0-8 4 0 2 5 26 20 51 8 12 20 25 36 37-95 0-191 0-287 0-7 0-14 0-14 9 0 8 7 8 14 8 96 0 192 0 287 0z"><text:p/></draw:path><draw:path draw:style-name="gr3" draw:text-style-name="P5" svg:width="0.1039in" svg:height="0.1079in" svg:x="0.4169in" svg:y="0.0043in" svg:viewBox="0 0 265 275" svg:d="M55 231c-15 26-30 31-47 32-5 1-8 1-8 8 0 2 2 4 4 4 11 0 24-1 35-1 12 0 26 1 38 1 2 0 7 0 7-7 0-4-4-5-6-5-9 0-19-3-19-13 0-4 3-9 6-14 10-17 20-32 30-49 32 0 65 0 96 0 2 9 7 60 7 64 0 11-20 12-29 12-4 0-8 0-8 8 0 4 4 4 5 4 16 0 32-1 49-1 9 0 34 1 44 1 2 0 6 0 6-7 0-5-4-5-9-5-24 0-24-2-25-13-8-79-15-160-23-240-1-8-1-10-8-10-6 0-7 3-10 7-45 74-90 149-135 224zM102 175c26-43 51-85 76-127 5 42 8 84 12 127-29 0-58 0-88 0z"><text:p/></draw:path><draw:path draw:style-name="gr3" draw:text-style-name="P5" svg:width="0.035in" svg:height="0.1512in" svg:x="0.5346in" svg:y="0in" svg:viewBox="0 0 90 385" svg:d="M90 194c0-31-4-77-26-121-23-48-56-73-60-73-2 0-4 2-4 4s0 2 8 9c37 38 59 99 59 181 0 64-14 132-61 180-6 6-6 6-6 7 0 2 2 4 4 4 4 0 39-26 62-76 19-41 24-84 24-115z"><text:p/></draw:path><draw:path draw:style-name="gr3" draw:text-style-name="P5" svg:width="0.0732in" svg:height="0.0728in" svg:x="0.6409in" svg:y="0.0394in" svg:viewBox="0 0 187 186" svg:d="M95 83c-27-26-52-52-78-77-5-5-6-6-8-6-5 0-9 3-9 8 0 2 1 3 6 7 25 27 51 52 77 79-26 25-52 50-77 77-5 4-6 5-6 7 0 5 4 8 9 8 2 0 3-1 8-5 25-27 51-52 77-78 26 27 53 53 80 81 1 0 3 2 5 2 5 0 8-3 8-8 0-1 0-2-1-4 0-1-62-62-81-80 24-25 47-48 71-72 1-2 8-7 9-9 1-1 2-3 2-5 0-5-3-8-8-8-3 0-4 1-8 6-26 25-51 51-76 77z"><text:p/></draw:path><draw:path draw:style-name="gr3" draw:text-style-name="P5" svg:width="0.035in" svg:height="0.1512in" svg:x="0.7858in" svg:y="0in" svg:viewBox="0 0 90 385" svg:d="M90 381c0-1 0-1-6-8-49-49-62-122-62-179 0-68 15-136 63-183 5-5 5-5 5-7 0-3-2-4-4-4-5 0-39 26-62 76-20 42-24 85-24 118 0 28 4 75 25 119 23 47 56 72 61 72 2 0 4-1 4-4z"><text:p/></draw:path><draw:path draw:style-name="gr3" draw:text-style-name="P5" svg:width="0.1079in" svg:height="0.1098in" svg:x="0.837in" svg:y="0.0067in" svg:viewBox="0 0 275 280" svg:d="M275 3c0-1-1-3-4-3-1 0-1 0-6 4-9 10-19 20-27 30-4-5-21-34-64-34-87 0-174 85-174 175 0 63 46 105 106 105 33 0 62-16 83-33 35-32 42-66 42-68 0-3-3-3-4-3-3 0-5 0-6 3-3 11-12 38-38 60-27 22-51 29-72 29-34 0-76-20-76-80 0-22 9-85 48-130 23-27 59-46 94-46 39 0 62 30 62 75 0 15-1 14-1 19 0 3 4 4 5 4 6 0 6-1 8-8 8-33 16-66 24-99z"><text:p/></draw:path><draw:path draw:style-name="gr3" draw:text-style-name="P5" svg:width="0.1346in" svg:height="0.0787in" svg:x="1in" svg:y="0.0362in" svg:viewBox="0 0 343 201" svg:d="M301 109c-22 15-31 32-35 36-17 27-20 51-20 52 0 4 5 4 8 4 7 0 7-1 8-7 9-38 32-71 76-88 4-1 5-3 5-5 0-3-2-4-3-4-17-7-64-27-78-91-1-5-1-6-8-6-3 0-8 0-8 4 0 2 4 26 19 51 8 12 20 25 36 37-95 0-191 0-287 0-7 0-14 0-14 9 0 8 7 8 14 8 96 0 192 0 287 0z"><text:p/></draw:path><draw:path draw:style-name="gr3" draw:text-style-name="P5" svg:width="0.1039in" svg:height="0.1079in" svg:x="1.1913in" svg:y="0.0043in" svg:viewBox="0 0 265 275" svg:d="M56 231c-15 26-31 31-48 32-5 1-8 1-8 8 0 2 2 4 6 4 9 0 22-1 33-1 12 0 26 1 38 1 2 0 8 0 8-7 0-4-5-5-7-5-9 0-19-3-19-13 0-4 4-9 6-14 10-17 20-32 30-49 32 0 65 0 96 0 2 9 7 60 7 64 0 11-20 12-27 12-6 0-10 0-10 8 0 4 4 4 5 4 16 0 33-1 49-1 9 0 34 1 44 1 2 0 6 0 6-7 0-5-3-5-9-5-24 0-24-2-25-13-8-79-15-160-23-240-1-8-1-10-8-10-6 0-7 3-10 7-45 74-89 149-134 224zM102 175c26-43 51-85 76-127 5 42 8 84 12 127-29 0-58 0-88 0z"><text:p/></draw:path><draw:path draw:style-name="gr3" draw:text-style-name="P5" svg:width="0.035in" svg:height="0.1512in" svg:x="1.3087in" svg:y="0in" svg:viewBox="0 0 90 385" svg:d="M90 194c0-31-4-77-25-121-23-48-57-73-61-73-2 0-4 2-4 4s0 2 8 9c37 38 59 99 59 181 0 64-14 132-61 180-6 6-6 6-6 7 0 2 2 4 4 4 4 0 39-26 62-76 20-41 24-84 24-115z"><text:p/></draw:path></draw:g></text:p>
      <text:h text:style-name="P8" text:outline-level="2">מה לא נכון בהוכחה שנתתי בשיעורי הבית</text:h>
      <text:p text:style-name="P7">ניסיתי להוכיח ש־<draw:g text:anchor-type="as-char" svg:y="-0.1193in" draw:z-index="19" draw:name="Shape13" draw:style-name="gr1"><svg:title>TexMaths</svg:title><svg:desc>11§display§B \cap C = \emptyset§svg§600§FALSE§</svg:desc><draw:path draw:style-name="gr2" draw:text-style-name="P4" svg:width="0.6665in" svg:height="0.1126in" svg:x="0.0016in" svg:y="0.0075in" svg:viewBox="0 0 1694 287" svg:d="M0 0c565 0 1129 0 1694 0 0 96 0 192 0 287-565 0-1129 0-1694 0 0-95 0-191 0-287z"><text:p/></draw:path><draw:path draw:style-name="gr3" draw:text-style-name="P5" svg:width="0.1083in" svg:height="0.1031in" svg:x="0.0004in" svg:y="0.0138in" svg:viewBox="0 0 276 263" svg:d="M45 232c-3 16-4 19-35 19-7 0-10 0-10 8 0 4 3 4 10 4 46 0 92 0 138 0 61 0 107-46 107-84 0-26-23-49-60-53 40-7 81-36 81-72 0-29-26-54-73-54-42 0-86 0-129 0-7 0-11 0-11 8 0 4 3 4 11 4 1 0 7 0 14 1 8 0 11 1 11 6 0 2-1 3-2 7-18 69-34 138-52 206zM103 122c8-32 17-64 25-96 3-13 4-14 20-14 17 0 33 0 50 0 34 0 43 23 43 40 0 34-34 70-80 70-19 0-39 0-58 0zM86 251c-5 0-6 0-8-1-4 0-5 0-5-3 0-1 0-3 2-9 9-35 17-72 26-107 24 0 50 0 74 0 36 0 44 29 44 44 0 39-34 76-80 76-18 0-36 0-53 0z"><text:p/></draw:path><draw:path draw:style-name="gr3" draw:text-style-name="P5" svg:width="0.0839in" svg:height="0.0933in" svg:x="0.1594in" svg:y="0.0264in" svg:viewBox="0 0 214 238" svg:d="M214 84c0-59-59-84-107-84-50 0-107 28-107 84 0 47 0 93 0 141 0 6 0 13 8 13 7 0 7-7 7-13 0-47 0-93 0-139 0-58 63-71 92-71 17 0 41 4 62 17 30 19 30 44 30 54 0 46 0 92 0 139 0 6 0 13 8 13 7 0 7-7 7-13 0-48 0-94 0-141z"><text:p/></draw:path><draw:path draw:style-name="gr3" draw:text-style-name="P5" svg:width="0.1079in" svg:height="0.1098in" svg:x="0.2933in" svg:y="0.0102in" svg:viewBox="0 0 275 280" svg:d="M275 4c0-1-1-4-5-4-1 0-2 1-6 6-9 9-18 19-27 29-3-5-22-35-64-35-86 0-173 86-173 174 0 64 46 106 104 106 35 0 64-16 84-33 36-32 43-66 43-68 0-4-3-2-5-4-3 0-4 1-5 4-3 12-12 39-38 61-28 22-52 28-72 28-35 0-76-20-76-80 0-22 8-83 47-129 24-27 60-47 94-47 39 0 63 30 63 75 0 15-2 15-2 20 0 3 5 3 6 3 5 0 5 0 7-8 8-33 16-65 25-98z"><text:p/></draw:path><draw:path draw:style-name="gr3" draw:text-style-name="P5" svg:width="0.1008in" svg:height="0.035in" svg:x="0.4559in" svg:y="0.0614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61in" svg:height="0.1283in" svg:x="0.615in" svg:y="0in" svg:viewBox="0 0 156 327" svg:d="M132 8c0-5-3-8-9-8-5 0-6 4-9 12-4 16-1 2-5 18-5-2-17-8-31-8-22 0-47 11-62 41-15 32-16 66-16 101 0 24 0 94 33 123-9 30-9 31-9 32 0 5 3 8 8 8s8-4 10-12c4-15 0-2 4-18 10 6 21 8 32 8 43 0 59-36 67-54 10-27 11-59 11-87 0-27 0-91-34-124 3-11 7-21 10-32zM38 270c-13-27-13-74-13-110 0-31 0-58 6-83 7-35 29-47 47-47 8 0 18 2 28 11-22 76-46 153-68 229zM118 56c12 23 12 67 12 104 0 27 0 56-5 82-6 40-27 55-47 55-9 0-19-3-27-12 22-76 45-153 67-229z"><text:p/></draw:path></draw:g> אמ"מ <draw:g text:anchor-type="as-char" svg:y="-0.1035in" draw:z-index="20" draw:name="Shape14" draw:style-name="gr1"><svg:title>TexMaths</svg:title><svg:desc>11§display§H§svg§600§FALSE§</svg:desc><draw:path draw:style-name="gr2" draw:text-style-name="P4" svg:width="0.1177in" svg:height="0.0874in" svg:x="0.0024in" svg:y="0.0071in" svg:viewBox="0 0 300 223" svg:d="M0 0c100 0 200 0 300 0 0 74 0 149 0 223-100 0-200 0-300 0 0-74 0-149 0-223z"><text:p/></draw:path><draw:path draw:style-name="gr3" draw:text-style-name="P5" svg:width="0.1272in" svg:height="0.1031in" svg:x="0.0004in" svg:y="0in" svg:viewBox="0 0 324 263" svg:d="M279 30c3-15 3-18 32-18 10 0 13 0 13-8 0-4-4-4-5-4-11 0-39 1-50 1s-39-1-50-1c-3 0-7 0-7 8 0 4 3 4 11 4 1 0 7 0 14 1 8 0 11 1 11 6 0 2 0 2-1 7-8 31-15 62-24 94-39 0-79 0-117 0 8-31 15-60 23-90 3-15 4-18 33-18 9 0 12 0 12-8 0-4-3-4-4-4-11 0-39 1-50 1s-38-1-49-1c-4 0-8 0-8 8 0 4 3 4 11 4 4 0 8 0 14 1 7 0 10 1 10 6 0 2 0 3-1 7-18 69-35 138-52 207-3 14-4 18-35 18-7 0-10 0-10 7 0 5 4 5 6 5 9 0 37-1 48-1 8 0 17 0 25 0s17 1 25 1c3 0 7 0 7-8 0-4-3-4-10-4-14 0-25 0-25-7 0-2 0-4 1-7 9-35 18-70 27-105 38 0 78 0 116 0-16 63-25 100-27 106-3 13-11 13-33 13-7 0-10 0-10 7 0 5 4 5 5 5 11 0 38-1 49-1 8 0 16 0 24 0 9 0 17 1 26 1 3 0 7 0 7-8 0-4-3-4-11-4-14 0-25 0-25-7 0-2 1-4 1-7 18-69 35-138 53-207z"><text:p/></draw:path></draw:g><text:s/>על. </text:p>
      <text:p text:style-name="P7">במהלך הגרירה השנייה, הייתי צריך להוכיח ש־<draw:g text:anchor-type="as-char" svg:y="-0.1035in" draw:z-index="12" draw:name="Shape15" draw:style-name="gr1"><svg:title>TexMaths</svg:title><svg:desc>11§display§H§svg§600§FALSE§</svg:desc><draw:path draw:style-name="gr2" draw:text-style-name="P4" svg:width="0.1177in" svg:height="0.0874in" svg:x="0.0024in" svg:y="0.0071in" svg:viewBox="0 0 300 223" svg:d="M0 0c100 0 200 0 300 0 0 74 0 149 0 223-100 0-200 0-300 0 0-74 0-149 0-223z"><text:p/></draw:path><draw:path draw:style-name="gr3" draw:text-style-name="P5" svg:width="0.1272in" svg:height="0.1031in" svg:x="0.0004in" svg:y="0in" svg:viewBox="0 0 324 263" svg:d="M279 30c3-15 3-18 32-18 10 0 13 0 13-8 0-4-4-4-5-4-11 0-39 1-50 1s-39-1-50-1c-3 0-7 0-7 8 0 4 3 4 11 4 1 0 7 0 14 1 8 0 11 1 11 6 0 2 0 2-1 7-8 31-15 62-24 94-39 0-79 0-117 0 8-31 15-60 23-90 3-15 4-18 33-18 9 0 12 0 12-8 0-4-3-4-4-4-11 0-39 1-50 1s-38-1-49-1c-4 0-8 0-8 8 0 4 3 4 11 4 4 0 8 0 14 1 7 0 10 1 10 6 0 2 0 3-1 7-18 69-35 138-52 207-3 14-4 18-35 18-7 0-10 0-10 7 0 5 4 5 6 5 9 0 37-1 48-1 8 0 17 0 25 0s17 1 25 1c3 0 7 0 7-8 0-4-3-4-10-4-14 0-25 0-25-7 0-2 0-4 1-7 9-35 18-70 27-105 38 0 78 0 116 0-16 63-25 100-27 106-3 13-11 13-33 13-7 0-10 0-10 7 0 5 4 5 5 5 11 0 38-1 49-1 8 0 16 0 24 0 9 0 17 1 26 1 3 0 7 0 7-8 0-4-3-4-11-4-14 0-25 0-25-7 0-2 1-4 1-7 18-69 35-138 53-207z"><text:p/></draw:path></draw:g> על גורר <draw:g text:anchor-type="as-char" svg:y="-0.1193in" draw:z-index="13" draw:name="Shape16" draw:style-name="gr1"><svg:title>TexMaths</svg:title><svg:desc>11§display§B \cap C = \emptyset§svg§600§FALSE§</svg:desc><draw:path draw:style-name="gr2" draw:text-style-name="P4" svg:width="0.6665in" svg:height="0.1126in" svg:x="0.0016in" svg:y="0.0075in" svg:viewBox="0 0 1694 287" svg:d="M0 0c565 0 1129 0 1694 0 0 96 0 192 0 287-565 0-1129 0-1694 0 0-95 0-191 0-287z"><text:p/></draw:path><draw:path draw:style-name="gr3" draw:text-style-name="P5" svg:width="0.1083in" svg:height="0.1031in" svg:x="0.0004in" svg:y="0.0138in" svg:viewBox="0 0 276 263" svg:d="M45 232c-3 16-4 19-35 19-7 0-10 0-10 8 0 4 3 4 10 4 46 0 92 0 138 0 61 0 107-46 107-84 0-26-23-49-60-53 40-7 81-36 81-72 0-29-26-54-73-54-42 0-86 0-129 0-7 0-11 0-11 8 0 4 3 4 11 4 1 0 7 0 14 1 8 0 11 1 11 6 0 2-1 3-2 7-18 69-34 138-52 206zM103 122c8-32 17-64 25-96 3-13 4-14 20-14 17 0 33 0 50 0 34 0 43 23 43 40 0 34-34 70-80 70-19 0-39 0-58 0zM86 251c-5 0-6 0-8-1-4 0-5 0-5-3 0-1 0-3 2-9 9-35 17-72 26-107 24 0 50 0 74 0 36 0 44 29 44 44 0 39-34 76-80 76-18 0-36 0-53 0z"><text:p/></draw:path><draw:path draw:style-name="gr3" draw:text-style-name="P5" svg:width="0.0839in" svg:height="0.0933in" svg:x="0.1594in" svg:y="0.0264in" svg:viewBox="0 0 214 238" svg:d="M214 84c0-59-59-84-107-84-50 0-107 28-107 84 0 47 0 93 0 141 0 6 0 13 8 13 7 0 7-7 7-13 0-47 0-93 0-139 0-58 63-71 92-71 17 0 41 4 62 17 30 19 30 44 30 54 0 46 0 92 0 139 0 6 0 13 8 13 7 0 7-7 7-13 0-48 0-94 0-141z"><text:p/></draw:path><draw:path draw:style-name="gr3" draw:text-style-name="P5" svg:width="0.1079in" svg:height="0.1098in" svg:x="0.2933in" svg:y="0.0102in" svg:viewBox="0 0 275 280" svg:d="M275 4c0-1-1-4-5-4-1 0-2 1-6 6-9 9-18 19-27 29-3-5-22-35-64-35-86 0-173 86-173 174 0 64 46 106 104 106 35 0 64-16 84-33 36-32 43-66 43-68 0-4-3-2-5-4-3 0-4 1-5 4-3 12-12 39-38 61-28 22-52 28-72 28-35 0-76-20-76-80 0-22 8-83 47-129 24-27 60-47 94-47 39 0 63 30 63 75 0 15-2 15-2 20 0 3 5 3 6 3 5 0 5 0 7-8 8-33 16-65 25-98z"><text:p/></draw:path><draw:path draw:style-name="gr3" draw:text-style-name="P5" svg:width="0.1008in" svg:height="0.035in" svg:x="0.4559in" svg:y="0.0614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61in" svg:height="0.1283in" svg:x="0.615in" svg:y="0in" svg:viewBox="0 0 156 327" svg:d="M132 8c0-5-3-8-9-8-5 0-6 4-9 12-4 16-1 2-5 18-5-2-17-8-31-8-22 0-47 11-62 41-15 32-16 66-16 101 0 24 0 94 33 123-9 30-9 31-9 32 0 5 3 8 8 8s8-4 10-12c4-15 0-2 4-18 10 6 21 8 32 8 43 0 59-36 67-54 10-27 11-59 11-87 0-27 0-91-34-124 3-11 7-21 10-32zM38 270c-13-27-13-74-13-110 0-31 0-58 6-83 7-35 29-47 47-47 8 0 18 2 28 11-22 76-46 153-68 229zM118 56c12 23 12 67 12 104 0 27 0 56-5 82-6 40-27 55-47 55-9 0-19-3-27-12 22-76 45-153 67-229z"><text:p/></draw:path></draw:g><text:s/>(שבדיעבד אינו נכון). שיטת ה"הוכחה" שנקטתי בה הייתה הנחה בשלילה; הנחתי בשלילה ש־<draw:g text:anchor-type="as-char" svg:y="-0.1035in" draw:z-index="14" draw:name="Shape17" draw:style-name="gr1"><svg:title>TexMaths</svg:title><svg:desc>11§display§H§svg§600§FALSE§</svg:desc><draw:path draw:style-name="gr2" draw:text-style-name="P4" svg:width="0.1177in" svg:height="0.0874in" svg:x="0.0024in" svg:y="0.0071in" svg:viewBox="0 0 300 223" svg:d="M0 0c100 0 200 0 300 0 0 74 0 149 0 223-100 0-200 0-300 0 0-74 0-149 0-223z"><text:p/></draw:path><draw:path draw:style-name="gr3" draw:text-style-name="P5" svg:width="0.1272in" svg:height="0.1031in" svg:x="0.0004in" svg:y="0in" svg:viewBox="0 0 324 263" svg:d="M279 30c3-15 3-18 32-18 10 0 13 0 13-8 0-4-4-4-5-4-11 0-39 1-50 1s-39-1-50-1c-3 0-7 0-7 8 0 4 3 4 11 4 1 0 7 0 14 1 8 0 11 1 11 6 0 2 0 2-1 7-8 31-15 62-24 94-39 0-79 0-117 0 8-31 15-60 23-90 3-15 4-18 33-18 9 0 12 0 12-8 0-4-3-4-4-4-11 0-39 1-50 1s-38-1-49-1c-4 0-8 0-8 8 0 4 3 4 11 4 4 0 8 0 14 1 7 0 10 1 10 6 0 2 0 3-1 7-18 69-35 138-52 207-3 14-4 18-35 18-7 0-10 0-10 7 0 5 4 5 6 5 9 0 37-1 48-1 8 0 17 0 25 0s17 1 25 1c3 0 7 0 7-8 0-4-3-4-10-4-14 0-25 0-25-7 0-2 0-4 1-7 9-35 18-70 27-105 38 0 78 0 116 0-16 63-25 100-27 106-3 13-11 13-33 13-7 0-10 0-10 7 0 5 4 5 5 5 11 0 38-1 49-1 8 0 16 0 24 0 9 0 17 1 26 1 3 0 7 0 7-8 0-4-3-4-11-4-14 0-25 0-25-7 0-2 1-4 1-7 18-69 35-138 53-207z"><text:p/></draw:path></draw:g> על, <text:span text:style-name="T4">ו"</text:span>הוכחתי" ש<text:span text:style-name="T4">נגרר </text:span><draw:g text:anchor-type="as-char" svg:y="-0.1193in" draw:z-index="15" draw:name="Shape18" draw:style-name="gr1"><svg:title>TexMaths</svg:title><svg:desc>11§display§B \cap C = \emptyset§svg§600§FALSE§</svg:desc><draw:path draw:style-name="gr2" draw:text-style-name="P4" svg:width="0.6665in" svg:height="0.1126in" svg:x="0.0016in" svg:y="0.0075in" svg:viewBox="0 0 1694 287" svg:d="M0 0c565 0 1129 0 1694 0 0 96 0 192 0 287-565 0-1129 0-1694 0 0-95 0-191 0-287z"><text:p/></draw:path><draw:path draw:style-name="gr3" draw:text-style-name="P5" svg:width="0.1083in" svg:height="0.1031in" svg:x="0.0004in" svg:y="0.0138in" svg:viewBox="0 0 276 263" svg:d="M45 232c-3 16-4 19-35 19-7 0-10 0-10 8 0 4 3 4 10 4 46 0 92 0 138 0 61 0 107-46 107-84 0-26-23-49-60-53 40-7 81-36 81-72 0-29-26-54-73-54-42 0-86 0-129 0-7 0-11 0-11 8 0 4 3 4 11 4 1 0 7 0 14 1 8 0 11 1 11 6 0 2-1 3-2 7-18 69-34 138-52 206zM103 122c8-32 17-64 25-96 3-13 4-14 20-14 17 0 33 0 50 0 34 0 43 23 43 40 0 34-34 70-80 70-19 0-39 0-58 0zM86 251c-5 0-6 0-8-1-4 0-5 0-5-3 0-1 0-3 2-9 9-35 17-72 26-107 24 0 50 0 74 0 36 0 44 29 44 44 0 39-34 76-80 76-18 0-36 0-53 0z"><text:p/></draw:path><draw:path draw:style-name="gr3" draw:text-style-name="P5" svg:width="0.0839in" svg:height="0.0933in" svg:x="0.1594in" svg:y="0.0264in" svg:viewBox="0 0 214 238" svg:d="M214 84c0-59-59-84-107-84-50 0-107 28-107 84 0 47 0 93 0 141 0 6 0 13 8 13 7 0 7-7 7-13 0-47 0-93 0-139 0-58 63-71 92-71 17 0 41 4 62 17 30 19 30 44 30 54 0 46 0 92 0 139 0 6 0 13 8 13 7 0 7-7 7-13 0-48 0-94 0-141z"><text:p/></draw:path><draw:path draw:style-name="gr3" draw:text-style-name="P5" svg:width="0.1079in" svg:height="0.1098in" svg:x="0.2933in" svg:y="0.0102in" svg:viewBox="0 0 275 280" svg:d="M275 4c0-1-1-4-5-4-1 0-2 1-6 6-9 9-18 19-27 29-3-5-22-35-64-35-86 0-173 86-173 174 0 64 46 106 104 106 35 0 64-16 84-33 36-32 43-66 43-68 0-4-3-2-5-4-3 0-4 1-5 4-3 12-12 39-38 61-28 22-52 28-72 28-35 0-76-20-76-80 0-22 8-83 47-129 24-27 60-47 94-47 39 0 63 30 63 75 0 15-2 15-2 20 0 3 5 3 6 3 5 0 5 0 7-8 8-33 16-65 25-98z"><text:p/></draw:path><draw:path draw:style-name="gr3" draw:text-style-name="P5" svg:width="0.1008in" svg:height="0.035in" svg:x="0.4559in" svg:y="0.0614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61in" svg:height="0.1283in" svg:x="0.615in" svg:y="0in" svg:viewBox="0 0 156 327" svg:d="M132 8c0-5-3-8-9-8-5 0-6 4-9 12-4 16-1 2-5 18-5-2-17-8-31-8-22 0-47 11-62 41-15 32-16 66-16 101 0 24 0 94 33 123-9 30-9 31-9 32 0 5 3 8 8 8s8-4 10-12c4-15 0-2 4-18 10 6 21 8 32 8 43 0 59-36 67-54 10-27 11-59 11-87 0-27 0-91-34-124 3-11 7-21 10-32zM38 270c-13-27-13-74-13-110 0-31 0-58 6-83 7-35 29-47 47-47 8 0 18 2 28 11-22 76-46 153-68 229zM118 56c12 23 12 67 12 104 0 27 0 56-5 82-6 40-27 55-47 55-9 0-19-3-27-12 22-76 45-153 67-229z"><text:p/></draw:path></draw:g>, אך זו אינה אפילו שיטה להוכחת גרירה <text:span text:style-name="T4">–</text:span> סה"כ כל <text:span text:style-name="T5">מה שהוכחתי </text:span><text:span text:style-name="T6">באמת </text:span><text:span text:style-name="T5">הוא ש־</text:span><text:span text:style-name="T5"><draw:g text:anchor-type="as-char" svg:y="-0.1035in" draw:z-index="16" draw:name="Shape19" draw:style-name="gr1"><svg:title>TexMaths</svg:title><svg:desc>11§display§H§svg§600§FALSE§</svg:desc><draw:path draw:style-name="gr2" draw:text-style-name="P4" svg:width="0.1177in" svg:height="0.0874in" svg:x="0.0024in" svg:y="0.0071in" svg:viewBox="0 0 300 223" svg:d="M0 0c100 0 200 0 300 0 0 74 0 149 0 223-100 0-200 0-300 0 0-74 0-149 0-223z"><text:p/></draw:path><draw:path draw:style-name="gr3" draw:text-style-name="P5" svg:width="0.1272in" svg:height="0.1031in" svg:x="0.0004in" svg:y="0in" svg:viewBox="0 0 324 263" svg:d="M279 30c3-15 3-18 32-18 10 0 13 0 13-8 0-4-4-4-5-4-11 0-39 1-50 1s-39-1-50-1c-3 0-7 0-7 8 0 4 3 4 11 4 1 0 7 0 14 1 8 0 11 1 11 6 0 2 0 2-1 7-8 31-15 62-24 94-39 0-79 0-117 0 8-31 15-60 23-90 3-15 4-18 33-18 9 0 12 0 12-8 0-4-3-4-4-4-11 0-39 1-50 1s-38-1-49-1c-4 0-8 0-8 8 0 4 3 4 11 4 4 0 8 0 14 1 7 0 10 1 10 6 0 2 0 3-1 7-18 69-35 138-52 207-3 14-4 18-35 18-7 0-10 0-10 7 0 5 4 5 6 5 9 0 37-1 48-1 8 0 17 0 25 0s17 1 25 1c3 0 7 0 7-8 0-4-3-4-10-4-14 0-25 0-25-7 0-2 0-4 1-7 9-35 18-70 27-105 38 0 78 0 116 0-16 63-25 100-27 106-3 13-11 13-33 13-7 0-10 0-10 7 0 5 4 5 5 5 11 0 38-1 49-1 8 0 16 0 24 0 9 0 17 1 26 1 3 0 7 0 7-8 0-4-3-4-11-4-14 0-25 0-25-7 0-2 1-4 1-7 18-69 35-138 53-207z"><text:p/></draw:path></draw:g></text:span><text:span text:style-name="T5"> לא על</text:span>. גישה נכונה, הייתה, לדוגמה, להניח ש־<draw:g text:anchor-type="as-char" svg:y="-0.1035in" draw:z-index="17" draw:name="Shape20" draw:style-name="gr1"><svg:title>TexMaths</svg:title><svg:desc>11§display§H§svg§600§FALSE§</svg:desc><draw:path draw:style-name="gr2" draw:text-style-name="P4" svg:width="0.1177in" svg:height="0.0874in" svg:x="0.0024in" svg:y="0.0071in" svg:viewBox="0 0 300 223" svg:d="M0 0c100 0 200 0 300 0 0 74 0 149 0 223-100 0-200 0-300 0 0-74 0-149 0-223z"><text:p/></draw:path><draw:path draw:style-name="gr3" draw:text-style-name="P5" svg:width="0.1272in" svg:height="0.1031in" svg:x="0.0004in" svg:y="0in" svg:viewBox="0 0 324 263" svg:d="M279 30c3-15 3-18 32-18 10 0 13 0 13-8 0-4-4-4-5-4-11 0-39 1-50 1s-39-1-50-1c-3 0-7 0-7 8 0 4 3 4 11 4 1 0 7 0 14 1 8 0 11 1 11 6 0 2 0 2-1 7-8 31-15 62-24 94-39 0-79 0-117 0 8-31 15-60 23-90 3-15 4-18 33-18 9 0 12 0 12-8 0-4-3-4-4-4-11 0-39 1-50 1s-38-1-49-1c-4 0-8 0-8 8 0 4 3 4 11 4 4 0 8 0 14 1 7 0 10 1 10 6 0 2 0 3-1 7-18 69-35 138-52 207-3 14-4 18-35 18-7 0-10 0-10 7 0 5 4 5 6 5 9 0 37-1 48-1 8 0 17 0 25 0s17 1 25 1c3 0 7 0 7-8 0-4-3-4-10-4-14 0-25 0-25-7 0-2 0-4 1-7 9-35 18-70 27-105 38 0 78 0 116 0-16 63-25 100-27 106-3 13-11 13-33 13-7 0-10 0-10 7 0 5 4 5 5 5 11 0 38-1 49-1 8 0 16 0 24 0 9 0 17 1 26 1 3 0 7 0 7-8 0-4-3-4-11-4-14 0-25 0-25-7 0-2 1-4 1-7 18-69 35-138 53-207z"><text:p/></draw:path></draw:g> על ולהוכיח את אשר נדרש ממני, ואז, <text:span text:style-name="T7">דוגמה, </text:span>להניח בשלילה ש־<draw:g text:anchor-type="as-char" svg:y="-0.1181in" draw:z-index="18" draw:name="Shape21" draw:style-name="gr1"><svg:title>TexMaths</svg:title><svg:desc>11§display§\bm{B \cap C = \emptyset}§svg§600§FALSE§</svg:desc><draw:path draw:style-name="gr2" draw:text-style-name="P4" svg:width="0.7429in" svg:height="0.1114in" svg:x="0.0016in" svg:y="0.0075in" svg:viewBox="0 0 1888 284" svg:d="M944 284c-315 0-630 0-944 0 0-94 0-189 0-284 629 0 1259 0 1888 0 0 95 0 190 0 284-315 0-629 0-944 0z"><text:p/></draw:path><draw:path draw:style-name="gr3" draw:text-style-name="P5" svg:width="0.1228in" svg:height="0.1031in" svg:x="0.0004in" svg:y="0.013in" svg:viewBox="0 0 313 263" svg:d="M46 238c-1 6-1 7-9 7-6 1-14 1-19 1-10 0-11 0-13 0-5 3-5 9-5 11 0 6 8 6 13 6 55 0 109 0 164 0 81 0 118-50 118-84 0-32-30-50-65-52 61-12 83-48 83-74 0-31-27-53-82-53-52 0-102 0-154 0-8 0-14 0-14 11 0 7 4 7 15 7 9 0 15 0 24 1-18 72-37 146-56 219zM151 24c1-5 1-5 3-6 4 0 7 0 11 0 19 0 38 0 57 0 8 0 40 0 40 34 0 26-22 68-75 68-20 0-41 0-61 0 8-32 17-64 25-96zM104 246c-5 0-6 0-9-1 9-38 18-74 28-112 25 0 50 0 75 0 10 0 43 0 43 40 0 29-20 73-75 73-21 0-41 0-62 0z"><text:p/></draw:path><draw:path draw:style-name="gr3" draw:text-style-name="P5" svg:width="0.0965in" svg:height="0.0937in" svg:x="0.1768in" svg:y="0.0252in" svg:viewBox="0 0 246 239" svg:d="M246 87c0-67-73-87-123-87-49 0-123 20-123 87 0 45 0 90 0 135 0 6 0 17 12 17s12-11 12-17c0-45 0-90 0-134 0-11 0-33 31-49 16-9 42-15 68-15 28 0 53 6 67 13 32 18 33 38 33 51 0 44 0 89 0 134 0 6 0 17 11 17 12 0 12-11 12-17 0-45 0-90 0-135z"><text:p/></draw:path><draw:path draw:style-name="gr3" draw:text-style-name="P5" svg:width="0.1213in" svg:height="0.1087in" svg:x="0.3256in" svg:y="0.0102in" svg:viewBox="0 0 309 277" svg:d="M308 11c1-2 1-3 1-5 0-6-6-6-9-6-12 9-24 19-36 28-18-20-44-28-70-28-125 0-194 95-194 173 0 73 58 104 126 104 32 0 65-10 95-32 37-28 44-63 44-65 0-5-6-5-9-5-6 0-8 1-10 7-15 48-66 77-110 77-23 0-44-5-59-18-21-16-23-43-23-52 0-12 6-83 45-128 21-25 58-43 100-43 47 0 67 35 67 69 0 4-1 10-1 14 0 6 5 6 10 6 9 0 10-1 11-9 8-30 14-58 22-87z"><text:p/></draw:path><draw:path draw:style-name="gr3" draw:text-style-name="P5" svg:width="0.1157in" svg:height="0.0429in" svg:x="0.5039in" svg:y="0.0571in" svg:viewBox="0 0 295 110" svg:d="M279 24c5 0 16 0 16-12s-12-12-18-12c-87 0-173 0-259 0-6 0-18 0-18 12s11 12 15 12c88 0 176 0 264 0zM277 110c6 0 18 0 18-12 0-11-11-11-16-11-88 0-176 0-264 0-4 0-15 0-15 11 0 12 12 12 18 12 86 0 172 0 259 0z"><text:p/></draw:path><draw:path draw:style-name="gr3" draw:text-style-name="P5" svg:width="0.0732in" svg:height="0.1272in" svg:x="0.6791in" svg:y="0.0004in" svg:viewBox="0 0 187 324" svg:d="M60 298c11 3 22 4 33 4 94 0 94-99 94-138 0-28 0-98-41-125 4-9 9-25 9-27 0-8-7-12-12-12-9 0-11 8-12 10 0 2 0 2-6 18-8-4-21-6-32-6-93 0-93 101-93 142 0 29 0 94 40 122-4 8-8 25-8 26 0 8 6 12 11 12 9 0 11-8 12-10 2-5 3-11 5-16zM49 255c-6-22-6-63-6-96 0-65 1-93 16-108 10-10 22-16 34-16 9 0 19 4 27 9-23 71-47 140-71 211zM136 68c8 21 8 58 8 91 0 97-8 104-20 117-10 8-21 13-31 13-3 0-15 0-26-10 23-71 46-140 69-211z"><text:p/></draw:path></draw:g> (ולא ההפך) ולהראות <text:span text:style-name="T7">ש</text:span><text:span text:style-name="T8">תחת ההנחה</text:span><text:span text:style-name="T9">, זאת</text:span> מוביל לסתירה <text:span text:style-name="T7">(</text:span>אבל כמובן <text:span text:style-name="T7">שזה אינו אפשרי). </text:span></text:p>
      <text:h text:style-name="P8" text:outline-level="2">הוכחה <text:span text:style-name="T10">מתוקנת</text:span></text:h>
      <text:p text:style-name="P9">נוכיח ש־<draw:g text:anchor-type="as-char" svg:y="-0.1161in" draw:z-index="130" draw:name="Shape22" draw:style-name="gr1"><svg:title>TexMaths</svg:title><svg:desc>11§display§(B \cap C = \emptyset \lor |A| = 1)§svg§600§FALSE§</svg:desc><draw:path draw:style-name="gr2" draw:text-style-name="P4" svg:width="1.4244in" svg:height="0.1386in" svg:x="0.0004in" svg:y="0.0071in" svg:viewBox="0 0 3619 353" svg:d="M0 0c1206 0 2413 0 3619 0 0 118 0 235 0 353-1206 0-2413 0-3619 0 0-118 0-235 0-353z"><text:p/></draw:path><draw:path draw:style-name="gr3" draw:text-style-name="P5" svg:width="0.0346in" svg:height="0.1508in" svg:x="0.0079in" svg:y="0.0035in" svg:viewBox="0 0 89 384" svg:d="M89 379c0-1 0-1-6-8-49-48-61-122-61-179 0-67 15-134 63-182 4-5 4-6 4-7 0-2-1-3-3-3-5 0-39 26-62 75-20 43-24 84-24 117 0 29 4 76 25 119 23 47 56 73 61 73 2 0 3-2 3-5z"><text:p/></draw:path><draw:path draw:style-name="gr3" draw:text-style-name="P5" svg:width="0.1083in" svg:height="0.1028in" svg:x="0.0583in" svg:y="0.0134in" svg:viewBox="0 0 276 262" svg:d="M46 232c-4 15-4 19-35 19-7 0-11 0-11 7 0 4 4 4 11 4 46 0 91 0 138 0 61 0 106-45 106-82 0-27-22-50-59-55 39-6 80-35 80-71 0-29-25-54-71-54-43 0-87 0-130 0-8 0-11 0-11 8 0 4 3 4 10 4 1 0 9 0 15 1 7 0 10 1 10 6 0 2 0 3-1 7-18 69-34 138-52 206zM105 122c7-32 16-64 24-96 3-13 4-14 21-14 16 0 33 0 49 0 34 0 42 23 42 40 0 34-33 70-80 70-19 0-38 0-56 0zM87 251c-6 0-7 0-9-2-3 0-4 0-4-3 0-1 0-2 2-9 9-35 18-71 26-106 25 0 49 0 73 0 37 0 45 28 45 45 0 37-35 75-80 75-18 0-35 0-53 0z"><text:p/></draw:path><draw:path draw:style-name="gr3" draw:text-style-name="P5" svg:width="0.0843in" svg:height="0.0929in" svg:x="0.2169in" svg:y="0.0264in" svg:viewBox="0 0 215 237" svg:d="M215 84c0-59-59-84-107-84-51 0-108 26-108 84 0 47 0 94 0 140 0 7 0 13 8 13 7 0 7-6 7-13 0-46 0-92 0-138 0-59 63-71 93-71 17 0 42 4 61 17 30 19 30 44 30 54 0 46 0 92 0 138 0 7 0 13 8 13s8-6 8-13c0-46 0-93 0-140z"><text:p/></draw:path><draw:path draw:style-name="gr3" draw:text-style-name="P5" svg:width="0.1075in" svg:height="0.1094in" svg:x="0.352in" svg:y="0.0098in" svg:viewBox="0 0 274 279" svg:d="M274 4c0-1-1-4-4-4-2 0-2 1-6 5-9 10-19 20-27 30-4-5-21-35-64-35-86 0-173 86-173 175 0 62 45 104 105 104 33 0 62-15 83-33 35-32 42-66 42-67 0-3-3-3-4-3-3 0-5 1-5 3-4 12-13 38-39 61-27 20-51 27-72 27-34 0-75-20-75-79 0-22 8-84 46-129 25-27 61-47 95-47 40 0 62 30 62 75 0 15-1 15-1 20 0 3 4 3 6 3 5 0 5 0 7-8 7-33 16-65 24-98z"><text:p/></draw:path><draw:path draw:style-name="gr3" draw:text-style-name="P5" svg:width="0.1004in" svg:height="0.035in" svg:x="0.5146in" svg:y="0.0606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5" svg:width="0.0614in" svg:height="0.128in" svg:x="0.6736in" svg:y="0in" svg:viewBox="0 0 157 326" svg:d="M132 8c0-5-3-8-8-8s-6 4-8 12c-6 15-2 2-6 18-4-3-16-8-31-8-22 0-47 11-61 41-16 30-18 66-18 102 0 24 0 92 34 122-9 30-9 31-9 32 0 4 4 7 8 7 6 0 7-4 9-12 4-15 1-2 5-17 9 4 21 7 31 7 44 0 61-36 67-55 10-26 12-57 12-84 0-29 0-92-34-125 4-11 6-21 9-32zM39 269c-13-26-13-72-13-110 0-30 0-57 6-82 7-35 30-47 47-47 8 0 18 2 28 11-23 75-45 152-68 228zM118 56c13 22 13 67 13 103 0 29 0 56-4 82-8 40-28 55-49 55-9 0-17-3-27-11 22-76 45-153 67-229z"><text:p/></draw:path><draw:path draw:style-name="gr3" draw:text-style-name="P5" svg:width="0.0843in" svg:height="0.0929in" svg:x="0.7846in" svg:y="0.0264in" svg:viewBox="0 0 215 237" svg:d="M212 15c3-5 3-5 3-7 0-5-4-8-8-8-3 0-7 2-9 9-31 67-60 135-91 202-30-67-61-135-90-203-4-7-7-8-9-8-5 0-8 3-8 8 0 1 0 1 2 6 32 72 64 144 96 216 3 6 5 7 9 7 5 0 6-2 9-7 31-72 64-143 96-215z"><text:p/></draw:path><draw:path draw:style-name="gr3" draw:text-style-name="P5" svg:width="0.0055in" svg:height="0.1508in" svg:x="0.9295in" svg:y="0.0035in" svg:viewBox="0 0 15 384" svg:d="M15 13c0-6 0-13-7-13-8 0-8 7-8 13 0 119 0 238 0 356 0 8 0 15 8 15 7 0 7-7 7-15 0-118 0-237 0-356z"><text:p/></draw:path><draw:path draw:style-name="gr3" draw:text-style-name="P5" svg:width="0.1039in" svg:height="0.1075in" svg:x="0.9591in" svg:y="0.0079in" svg:viewBox="0 0 265 274" svg:d="M55 230c-15 26-31 32-47 33-5 0-8 0-8 7 0 3 1 4 4 4 11 0 24-1 33-1 14 0 27 1 40 1 2 0 7 0 7-7 0-4-4-4-6-4-10-1-19-5-19-15 0-4 3-8 6-14 10-15 20-32 30-47 32 0 65 0 96 0 2 8 6 59 6 62 0 13-20 14-28 14-5 0-8 0-8 7 0 4 4 4 5 4 16 0 32-1 49-1 8 0 34 1 42 1 3 0 8 0 8-8 0-3-4-3-9-3-24 0-24-4-25-15-8-79-16-159-24-239 0-8 0-9-7-9-6 0-7 2-11 7-45 74-89 149-134 223zM101 175c26-43 52-86 77-128 5 42 8 85 12 128-29 0-59 0-89 0z"><text:p/></draw:path><draw:path draw:style-name="gr3" draw:text-style-name="P5" svg:width="0.0055in" svg:height="0.1508in" svg:x="1.0862in" svg:y="0.0035in" svg:viewBox="0 0 15 384" svg:d="M15 13c0-6 0-13-7-13-8 0-8 7-8 13 0 119 0 238 0 356 0 8 0 15 8 15 7 0 7-7 7-15 0-118 0-237 0-356z"><text:p/></draw:path><draw:path draw:style-name="gr3" draw:text-style-name="P5" svg:width="0.1004in" svg:height="0.035in" svg:x="1.161in" svg:y="0.0606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5" svg:width="0.05in" svg:height="0.1in" svg:x="1.3264in" svg:y="0.0161in" svg:viewBox="0 0 128 255" svg:d="M79 10c0-9 0-10-9-10-24 25-58 25-70 25 0 4 0 8 0 11 8 0 31 0 51-10 0 66 0 133 0 199 0 13-1 19-37 19-4 0-7 0-12 0 0 4 0 8 0 11 13-1 48-1 63-1s49 0 63 1c0-3 0-7 0-11-5 0-8 0-12 0-36 0-37-4-37-19 0-71 0-144 0-215z"><text:p/></draw:path><draw:path draw:style-name="gr3" draw:text-style-name="P5" svg:width="0.035in" svg:height="0.1508in" svg:x="1.3976in" svg:y="0.0035in" svg:viewBox="0 0 90 384" svg:d="M90 192c0-29-4-77-25-119-23-49-56-73-61-73-2 0-4 1-4 3 0 1 0 2 8 9 38 39 60 100 60 180 0 65-14 132-62 182-6 4-6 4-6 5 0 3 2 5 4 5 5 0 39-27 62-75 20-43 24-86 24-117z"><text:p/></draw:path></draw:g> שקול לכך ש־<draw:g text:anchor-type="as-char" svg:y="-0.1035in" draw:z-index="21" draw:name="Shape23" draw:style-name="gr1"><svg:title>TexMaths</svg:title><svg:desc>11§display§H§svg§600§FALSE§</svg:desc><draw:path draw:style-name="gr2" draw:text-style-name="P4" svg:width="0.1177in" svg:height="0.0874in" svg:x="0.0024in" svg:y="0.0071in" svg:viewBox="0 0 300 223" svg:d="M0 0c100 0 200 0 300 0 0 74 0 149 0 223-100 0-200 0-300 0 0-74 0-149 0-223z"><text:p/></draw:path><draw:path draw:style-name="gr3" draw:text-style-name="P5" svg:width="0.1272in" svg:height="0.1031in" svg:x="0.0004in" svg:y="0in" svg:viewBox="0 0 324 263" svg:d="M279 30c3-15 3-18 32-18 10 0 13 0 13-8 0-4-4-4-5-4-11 0-39 1-50 1s-39-1-50-1c-3 0-7 0-7 8 0 4 3 4 11 4 1 0 7 0 14 1 8 0 11 1 11 6 0 2 0 2-1 7-8 31-15 62-24 94-39 0-79 0-117 0 8-31 15-60 23-90 3-15 4-18 33-18 9 0 12 0 12-8 0-4-3-4-4-4-11 0-39 1-50 1s-38-1-49-1c-4 0-8 0-8 8 0 4 3 4 11 4 4 0 8 0 14 1 7 0 10 1 10 6 0 2 0 3-1 7-18 69-35 138-52 207-3 14-4 18-35 18-7 0-10 0-10 7 0 5 4 5 6 5 9 0 37-1 48-1 8 0 17 0 25 0s17 1 25 1c3 0 7 0 7-8 0-4-3-4-10-4-14 0-25 0-25-7 0-2 0-4 1-7 9-35 18-70 27-105 38 0 78 0 116 0-16 63-25 100-27 106-3 13-11 13-33 13-7 0-10 0-10 7 0 5 4 5 5 5 11 0 38-1 49-1 8 0 16 0 24 0 9 0 17 1 26 1 3 0 7 0 7-8 0-4-3-4-11-4-14 0-25 0-25-7 0-2 1-4 1-7 18-69 35-138 53-207z"><text:p/></draw:path></draw:g> על. נוכיח שתי גרירות. </text:p>
      <text:list text:style-name="L1">
        <text:list-item>
          <text:p text:style-name="P10"><text:span text:style-name="T11">נניח </text:span><text:span text:style-name="T11"><draw:g text:anchor-type="as-char" svg:y="-0.1161in" draw:z-index="135" draw:name="Shape24" draw:style-name="gr1"><svg:title>TexMaths</svg:title><svg:desc>11§display§B \cap C = \emptyset \lor |A| = 1§svg§600§FALSE§</svg:desc><draw:path draw:style-name="gr2" draw:text-style-name="P4" svg:width="1.3091in" svg:height="0.1386in" svg:x="0.0016in" svg:y="0.0071in" svg:viewBox="0 0 3326 353" svg:d="M0 0c1109 0 2217 0 3326 0 0 118 0 235 0 353-1109 0-2217 0-3326 0 0-118 0-235 0-353z"><text:p/></draw:path><draw:path draw:style-name="gr3" draw:text-style-name="P5" svg:width="0.1083in" svg:height="0.1028in" svg:x="0.0004in" svg:y="0.0134in" svg:viewBox="0 0 276 262" svg:d="M45 232c-3 15-4 19-35 19-7 0-10 0-10 7 0 4 3 4 10 4 46 0 92 0 139 0 60 0 106-45 106-82 0-27-23-50-60-55 40-6 81-35 81-71 0-29-26-54-72-54-43 0-87 0-130 0-7 0-11 0-11 8 0 4 3 4 11 4 1 0 7 0 14 1 8 0 11 1 11 6 0 2-1 3-2 7-18 69-34 138-52 206zM103 122c8-32 17-64 25-96 3-13 4-14 21-14 16 0 33 0 49 0 34 0 43 23 43 40 0 34-34 70-80 70-19 0-39 0-58 0zM86 251c-5 0-6 0-8-2-4 0-5 0-5-3 0-1 0-2 2-9 9-35 17-71 26-106 24 0 50 0 74 0 36 0 44 28 44 45 0 37-34 75-80 75-18 0-36 0-53 0z"><text:p/></draw:path><draw:path draw:style-name="gr3" draw:text-style-name="P5" svg:width="0.0843in" svg:height="0.0929in" svg:x="0.1594in" svg:y="0.0264in" svg:viewBox="0 0 215 237" svg:d="M215 84c0-59-60-84-108-84-50 0-107 26-107 84 0 47 0 94 0 140 0 7 0 13 8 13 7 0 7-6 7-13 0-46 0-92 0-138 0-59 63-71 92-71 17 0 42 4 62 17 30 19 30 44 30 54 0 46 0 92 0 138 0 7 0 13 8 13s8-6 8-13c0-46 0-93 0-140z"><text:p/></draw:path><draw:path draw:style-name="gr3" draw:text-style-name="P5" svg:width="0.1079in" svg:height="0.1094in" svg:x="0.2937in" svg:y="0.0098in" svg:viewBox="0 0 275 279" svg:d="M275 4c0-1-1-4-4-4-1 0-3 1-6 5-9 10-19 20-27 30-4-5-21-35-64-35-87 0-174 86-174 175 0 62 46 104 105 104 34 0 63-15 83-33 36-32 43-66 43-67 0-3-3-2-4-3-3 0-5 1-6 3-3 12-12 38-38 61-28 20-52 27-72 27-35 0-76-20-76-79 0-22 9-84 48-129 23-27 59-47 93-47 40 0 63 30 63 75 0 15-1 15-1 20 0 3 4 3 5 3 6 0 6 0 8-8 8-33 16-65 24-98z"><text:p/></draw:path><draw:path draw:style-name="gr3" draw:text-style-name="P5" svg:width="0.1008in" svg:height="0.035in" svg:x="0.4567in" svg:y="0.0606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5" svg:width="0.061in" svg:height="0.128in" svg:x="0.6161in" svg:y="0in" svg:viewBox="0 0 156 326" svg:d="M132 8c0-5-3-8-8-8-6 0-7 4-10 12-4 15 0 2-4 18-5-3-18-8-32-8-22 0-47 11-61 41-15 30-17 66-17 102 0 24 0 92 33 122-9 30-9 31-9 32 0 4 4 7 8 7 7 0 8-4 10-12 4-15 1-2 4-17 10 4 21 7 32 7 43 0 61-36 67-55 10-26 11-57 11-84 0-29 0-92-33-125 4-11 6-21 9-32zM39 269c-14-26-14-72-14-110 0-30 0-57 6-82 8-35 30-47 47-47 8 0 18 2 29 11-23 75-45 152-68 228zM118 56c13 22 13 67 13 103 0 29 0 56-6 82-6 40-27 55-47 55-9 0-19-3-27-11 22-76 45-153 67-229z"><text:p/></draw:path><draw:path draw:style-name="gr3" draw:text-style-name="P5" svg:width="0.0846in" svg:height="0.0929in" svg:x="0.7264in" svg:y="0.0264in" svg:viewBox="0 0 216 237" svg:d="M212 15c4-5 4-5 4-7 0-5-4-8-8-8s-7 2-9 9c-31 67-60 135-91 202-30-67-61-135-90-203-4-7-7-8-9-8-5 0-9 3-9 8 0 1 0 1 3 6 32 72 64 144 96 216 3 6 6 7 9 7 5 0 6-2 9-7 32-72 63-143 95-215z"><text:p/></draw:path><draw:path draw:style-name="gr3" draw:text-style-name="P5" svg:width="0.0055in" svg:height="0.1508in" svg:x="0.8717in" svg:y="0.0035in" svg:viewBox="0 0 15 384" svg:d="M15 13c0-6 0-13-7-13-8 0-8 7-8 13 0 119 0 238 0 356 0 8 0 15 8 15 7 0 7-7 7-15 0-118 0-237 0-356z"><text:p/></draw:path><draw:path draw:style-name="gr3" draw:text-style-name="P5" svg:width="0.1039in" svg:height="0.1075in" svg:x="0.9012in" svg:y="0.0079in" svg:viewBox="0 0 265 274" svg:d="M56 230c-15 26-31 32-47 33-5 0-9 0-9 7 0 3 2 4 6 4 9 0 22-1 33-1 13 0 26 1 38 1 2 0 8 0 8-7 0-4-4-4-7-4-9-1-17-5-17-15 0-4 2-8 5-14 10-15 19-32 29-47 33 0 65 0 98 0 0 8 5 59 5 62 0 13-20 14-27 14-6 0-9 0-9 7 0 4 4 4 5 4 16 0 32-1 48-1 9 0 34 1 44 1 2 0 6 0 6-8 0-3-3-3-9-3-23 0-23-4-24-15-8-79-16-159-24-239-1-8-1-9-8-9-5 0-7 2-10 7-45 74-89 149-134 223zM102 175c26-43 51-86 76-128 5 42 9 85 13 128-29 0-59 0-89 0z"><text:p/></draw:path><draw:path draw:style-name="gr3" draw:text-style-name="P5" svg:width="0.0063in" svg:height="0.1508in" svg:x="1.028in" svg:y="0.0035in" svg:viewBox="0 0 17 384" svg:d="M17 13c0-6 0-13-9-13-8 0-8 7-8 13 0 119 0 238 0 356 0 8 0 15 8 15 9 0 9-7 9-15 0-118 0-237 0-356z"><text:p/></draw:path><draw:path draw:style-name="gr3" draw:text-style-name="P5" svg:width="0.1004in" svg:height="0.035in" svg:x="1.1031in" svg:y="0.0606in" svg:viewBox="0 0 256 90" svg:d="M243 15c7 0 13 0 13-7 0-8-6-8-12-8-77 0-155 0-232 0-5 0-12 0-12 8 0 7 7 7 12 7 77 0 154 0 231 0zM244 90c6 0 12 0 12-8 0-7-6-7-13-7-77 0-154 0-231 0-5 0-12 0-12 7 0 8 7 8 12 8 77 0 155 0 232 0z"><text:p/></draw:path><draw:path draw:style-name="gr3" draw:text-style-name="P5" svg:width="0.05in" svg:height="0.1in" svg:x="1.2689in" svg:y="0.0161in" svg:viewBox="0 0 128 255" svg:d="M79 10c0-9 0-10-9-10-24 25-58 25-70 25 0 4 0 8 0 11 8 0 31 0 51-10 0 66 0 133 0 199 0 13-1 19-37 19-4 0-7 0-12 0 0 4 0 8 0 11 13-1 48-1 63-1s49 0 63 1c0-3 0-7 0-11-5 0-8 0-12 0-36 0-37-4-37-19 0-71 0-144 0-215z"><text:p/></draw:path></draw:g></text:span><text:span text:style-name="T11">. נוכיח </text:span><text:span text:style-name="T11"><draw:g text:anchor-type="as-char" svg:y="-0.1035in" draw:z-index="25" draw:name="Shape378" draw:style-name="gr1"><svg:title>TexMaths</svg:title><svg:desc>11§display§H§svg§600§FALSE§</svg:desc><draw:path draw:style-name="gr2" draw:text-style-name="P4" svg:width="0.1177in" svg:height="0.0874in" svg:x="0.0024in" svg:y="0.0071in" svg:viewBox="0 0 300 223" svg:d="M0 0c100 0 200 0 300 0 0 74 0 149 0 223-100 0-200 0-300 0 0-74 0-149 0-223z"><text:p/></draw:path><draw:path draw:style-name="gr3" draw:text-style-name="P5" svg:width="0.1272in" svg:height="0.1031in" svg:x="0.0004in" svg:y="0in" svg:viewBox="0 0 324 263" svg:d="M279 30c3-15 3-18 32-18 10 0 13 0 13-8 0-4-4-4-5-4-11 0-39 1-50 1s-39-1-50-1c-3 0-7 0-7 8 0 4 3 4 11 4 1 0 7 0 14 1 8 0 11 1 11 6 0 2 0 2-1 7-8 31-15 62-24 94-39 0-79 0-117 0 8-31 15-60 23-90 3-15 4-18 33-18 9 0 12 0 12-8 0-4-3-4-4-4-11 0-39 1-50 1s-38-1-49-1c-4 0-8 0-8 8 0 4 3 4 11 4 4 0 8 0 14 1 7 0 10 1 10 6 0 2 0 3-1 7-18 69-35 138-52 207-3 14-4 18-35 18-7 0-10 0-10 7 0 5 4 5 6 5 9 0 37-1 48-1 8 0 17 0 25 0s17 1 25 1c3 0 7 0 7-8 0-4-3-4-10-4-14 0-25 0-25-7 0-2 0-4 1-7 9-35 18-70 27-105 38 0 78 0 116 0-16 63-25 100-27 106-3 13-11 13-33 13-7 0-10 0-10 7 0 5 4 5 5 5 11 0 38-1 49-1 8 0 16 0 24 0 9 0 17 1 26 1 3 0 7 0 7-8 0-4-3-4-11-4-14 0-25 0-25-7 0-2 1-4 1-7 18-69 35-138 53-207z"><text:p/></draw:path></draw:g></text:span><text:span text:style-name="T11"><text:s/>על, </text:span><text:span text:style-name="T12">כלומר, </text:span><text:span text:style-name="T11">יהי </text:span><text:span text:style-name="T11"><draw:g text:anchor-type="as-char" svg:y="-0.1134in" draw:z-index="56" draw:name="Shape379" draw:style-name="gr1"><svg:title>TexMaths</svg:title><svg:desc>11§display§\la f_1, f_2 \ra \in (B \to A) \times (C \to A)§svg§600§FALSE§</svg:desc><draw:path draw:style-name="gr2" draw:text-style-name="P4" svg:width="1.9929in" svg:height="0.1358in" svg:x="0.0004in" svg:y="0.0071in" svg:viewBox="0 0 5063 346" svg:d="M2532 346c-845 0-1688 0-2532 0 0-116 0-230 0-346 1687 0 3376 0 5063 0 0 116 0 230 0 346-843 0-1687 0-2531 0z"><text:p/></draw:path><draw:path draw:style-name="gr3" draw:text-style-name="P5" svg:width="0.0335in" svg:height="0.1512in" svg:x="0.0094in" svg:y="0in" svg:viewBox="0 0 86 385" svg:d="M84 15c2-4 2-5 2-7 0-5-3-8-8-8-3 0-5 2-9 9-22 59-45 118-67 177-1 2-2 4-2 8 0 1 0 1 2 5 22 59 45 118 67 176 3 5 4 10 9 10s8-3 8-7c0-1 0-3-2-7-23-59-45-119-69-177 24-60 46-119 69-179z"><text:p/></draw:path><draw:path draw:style-name="gr3" draw:text-style-name="P5" svg:width="0.076in" svg:height="0.1374in" svg:x="0.0598in" svg:y="0.0067in" svg:viewBox="0 0 194 350" svg:d="M122 118c11 0 22 0 33 0 8 0 12 0 12-8 0-4-4-4-11-4-11 0-21 0-32 0 3-16 6-30 8-44 2-8 8-36 10-40 3-8 10-13 18-13 2 0 12 0 18 6-16 2-21 16-21 21 0 9 8 14 15 14 11 0 22-9 22-24 0-17-18-26-34-26-14 0-38 7-49 45-2 8-4 12-13 61-9 0-18 0-26 0s-13 0-13 7c0 5 4 5 11 5 9 0 17 0 26 0-10 50-19 100-29 151-6 37-13 72-34 72-1 0-11 0-19-6 19-1 22-16 22-21 0-9-7-13-14-13-10 0-22 8-22 23 0 17 18 26 33 26 22 0 37-23 44-37 12-25 21-71 22-74 8-40 15-80 23-121z"><text:p/></draw:path><draw:path draw:style-name="gr3" draw:text-style-name="P5" svg:width="0.0382in" svg:height="0.0701in" svg:x="0.1382in" svg:y="0.0661in" svg:viewBox="0 0 98 179" svg:d="M61 8c0-8 0-8-8-8-18 17-42 17-53 17 0 3 0 6 0 9 7 0 24 0 39-7 0 46 0 92 0 138 0 9 0 13-27 13-3 0-8 0-11 0 0 3 0 6 0 9 6-1 39-1 49-1 8 0 42 0 48 1 0-3 0-6 0-9-3 0-7 0-10 0-27 0-27-4-27-13 0-50 0-100 0-149z"><text:p/></draw:path><draw:path draw:style-name="gr3" draw:text-style-name="P5" svg:width="0.0173in" svg:height="0.0453in" svg:x="0.2079in" svg:y="0.0972in" svg:viewBox="0 0 45 116" svg:d="M45 41c0-26-10-41-25-41-12 0-20 10-20 21 0 10 8 20 20 20 5 0 10-1 14-5 1-1 1-1 1-1 1 0 1 0 1 6 0 28-13 51-26 64-4 4-4 5-4 6 0 2 2 5 4 5 4 0 35-30 35-75z"><text:p/></draw:path><draw:path draw:style-name="gr3" draw:text-style-name="P5" svg:width="0.076in" svg:height="0.1374in" svg:x="0.2701in" svg:y="0.0067in" svg:viewBox="0 0 194 350" svg:d="M122 118c11 0 22 0 33 0 8 0 11 0 11-8 0-4-3-4-10-4-11 0-21 0-32 0 3-16 6-30 8-44 2-8 7-36 10-40 3-8 10-13 18-13 1 0 12 0 18 6-16 2-21 16-21 21 0 9 8 14 15 14 10 0 22-9 22-24 0-17-19-26-34-26-14 0-38 7-50 45-2 8-3 12-12 61-9 0-18 0-26 0s-13 0-13 7c0 5 4 5 11 5 9 0 17 0 26 0-10 50-19 100-29 151-8 37-14 72-34 72-1 0-11 0-19-6 18-1 22-16 22-21 0-9-7-13-14-13-11 0-22 8-22 23 0 17 18 26 33 26 21 0 37-23 44-37 12-25 21-71 22-74 8-40 15-80 23-121z"><text:p/></draw:path><draw:path draw:style-name="gr3" draw:text-style-name="P5" svg:width="0.0469in" svg:height="0.0701in" svg:x="0.3433in" svg:y="0.0661in" svg:viewBox="0 0 120 179" svg:d="M120 130c-3 0-6 0-9 0-1 5-4 22-8 24-2 2-23 2-26 2-16 0-33 0-49 0 27-25 37-33 53-45 20-16 39-33 39-58 0-33-29-53-64-53-33 0-56 23-56 48 0 14 12 15 14 15 7 0 15-5 15-15 0-4-1-14-16-14 8-19 27-24 40-24 26 0 41 21 41 43 0 23-17 42-26 52-22 21-43 41-65 63-3 3-3 4-3 11 37 0 75 0 112 0 2-16 6-33 8-49z"><text:p/></draw:path><draw:path draw:style-name="gr3" draw:text-style-name="P5" svg:width="0.0335in" svg:height="0.1512in" svg:x="0.4138in" svg:y="0in" svg:viewBox="0 0 86 385" svg:d="M84 199c2-4 2-4 2-5 0-2 0-2-2-7-22-59-45-119-67-178-3-7-5-9-9-9-5 0-8 3-8 8 0 1 0 2 1 6 23 60 46 119 69 180-23 58-46 118-69 176-1 4-1 5-1 8 0 4 3 7 8 7 4 0 6-4 7-7 24-60 46-119 69-179z"><text:p/></draw:path><draw:path draw:style-name="gr3" draw:text-style-name="P5" svg:width="0.0756in" svg:height="0.087in" svg:x="0.5193in" svg:y="0.0307in" svg:viewBox="0 0 193 222" svg:d="M179 120c7 0 14 0 14-8 0-9-7-9-14-9-55 0-109 0-164 0 5-50 50-88 104-88 20 0 41 0 60 0 7 0 14 0 14-7 0-8-7-8-14-8-19 0-40 0-60 0-67 0-119 50-119 112s52 110 119 110c20 0 41 0 60 0 7 0 14 0 14-7s-7-7-14-7c-19 0-40 0-60 0-54 0-99-37-104-88 55 0 109 0 164 0z"><text:p/></draw:path><draw:path draw:style-name="gr3" draw:text-style-name="P5" svg:width="0.035in" svg:height="0.1512in" svg:x="0.6654in" svg:y="0in" svg:viewBox="0 0 90 385" svg:d="M90 381c0-1 0-1-6-8-49-49-61-122-61-179 0-68 14-136 62-183 5-5 5-5 5-7 0-3-2-4-4-4-3 0-39 26-62 76-20 42-24 85-24 118 0 28 4 75 25 119 23 47 58 72 61 72 2 0 4-1 4-4z"><text:p/></draw:path><draw:path draw:style-name="gr3" draw:text-style-name="P5" svg:width="0.1083in" svg:height="0.1028in" svg:x="0.7157in" svg:y="0.0098in" svg:viewBox="0 0 276 262" svg:d="M45 232c-3 15-4 18-35 18-7 0-10 0-10 8 0 4 3 4 10 4 46 0 92 0 139 0 60 0 106-45 106-83 0-27-23-49-60-53 40-8 81-37 81-73 0-29-26-53-72-53-43 0-87 0-130 0-7 0-11 0-11 8 0 4 3 4 11 4 1 0 7 0 14 0 8 1 11 1 11 7 0 1-1 2-2 7-18 69-34 138-52 206zM103 122c8-32 17-64 25-96 3-13 4-14 21-14 16 0 33 0 49 0 34 0 43 22 43 40 0 34-34 70-80 70-19 0-39 0-58 0zM86 250c-5 0-6 0-8 0-4 0-5-1-5-4 0-2 0-2 2-9 9-36 17-71 26-106 24 0 50 0 74 0 36 0 44 28 44 45 0 36-34 74-80 74-18 0-36 0-53 0z"><text:p/></draw:path><draw:path draw:style-name="gr3" draw:text-style-name="P5" svg:width="0.1346in" svg:height="0.0787in" svg:x="0.8831in" svg:y="0.0362in" svg:viewBox="0 0 343 201" svg:d="M301 109c-22 15-31 32-35 36-17 27-20 51-20 52 0 4 5 4 8 4 7 0 7-1 8-7 9-38 32-71 76-88 4-1 5-3 5-5 0-3-2-4-3-4-17-7-64-27-78-91-1-5-1-6-8-6-3 0-8 0-8 4 0 2 4 26 19 51 8 12 20 25 36 37-95 0-191 0-287 0-7 0-14 0-14 9 0 8 7 8 14 8 96 0 192 0 287 0z"><text:p/></draw:path><draw:path draw:style-name="gr3" draw:text-style-name="P5" svg:width="0.1039in" svg:height="0.1079in" svg:x="1.074in" svg:y="0.0043in" svg:viewBox="0 0 265 275" svg:d="M56 231c-15 26-31 31-48 32-5 1-8 1-8 8 0 2 2 4 6 4 9 0 22-1 33-1 12 0 26 1 38 1 2 0 8 0 8-7 0-4-5-5-7-5-9 0-19-3-19-13 0-4 4-9 6-14 10-17 20-32 30-49 32 0 65 0 96 0 2 9 7 60 7 64 0 11-20 12-27 12-6 0-10 0-10 8 0 4 4 4 5 4 16 0 33-1 49-1 9 0 34 1 44 1 2 0 6 0 6-7 0-5-3-5-9-5-24 0-24-2-25-13-8-79-15-160-23-240-1-8-1-10-8-10-6 0-7 3-10 7-45 74-89 149-134 224zM102 175c26-43 51-85 76-127 5 42 8 84 12 127-29 0-58 0-88 0z"><text:p/></draw:path><draw:path draw:style-name="gr3" draw:text-style-name="P5" svg:width="0.035in" svg:height="0.1512in" svg:x="1.1913in" svg:y="0in" svg:viewBox="0 0 90 385" svg:d="M90 194c0-31-4-77-25-121-24-48-57-73-61-73-2 0-4 2-4 4s0 2 8 9c37 38 59 99 59 181 0 64-14 132-61 180-6 6-6 6-6 7 0 2 2 4 4 4 4 0 39-26 62-76 20-41 24-84 24-115z"><text:p/></draw:path><draw:path draw:style-name="gr3" draw:text-style-name="P5" svg:width="0.0728in" svg:height="0.0728in" svg:x="1.2984in" svg:y="0.0394in" svg:viewBox="0 0 186 186" svg:d="M94 83c-27-26-52-52-79-77-4-5-5-6-7-6-5 0-8 3-8 8 0 2 0 3 4 7 26 27 52 52 77 79-25 25-51 50-77 77-4 4-4 5-4 7 0 5 3 8 8 8 2 0 3-1 7-5 26-27 52-52 77-78 27 27 54 53 81 81 1 0 3 2 5 2 5 0 8-3 8-8 0-1 0-2-1-4 0-1-62-62-82-80 25-25 48-48 72-72 1-2 8-7 10-9 0-1 1-3 1-5 0-5-3-8-8-8-3 0-4 1-9 6-25 25-50 51-75 77z"><text:p/></draw:path><draw:path draw:style-name="gr3" draw:text-style-name="P5" svg:width="0.035in" svg:height="0.1512in" svg:x="1.4429in" svg:y="0in" svg:viewBox="0 0 90 385" svg:d="M90 381c0-1 0-1-6-8-49-49-62-122-62-179 0-68 15-136 63-183 5-5 5-5 5-7 0-3-2-4-4-4-3 0-39 26-62 76-20 42-24 85-24 118 0 28 4 75 25 119 23 47 58 72 61 72 2 0 4-1 4-4z"><text:p/></draw:path><draw:path draw:style-name="gr3" draw:text-style-name="P5" svg:width="0.1079in" svg:height="0.1098in" svg:x="1.4945in" svg:y="0.0067in" svg:viewBox="0 0 275 280" svg:d="M275 3c0-1-1-3-4-3-1 0-1 0-6 4-9 10-19 20-27 30-4-5-21-34-64-34-86 0-174 85-174 175 0 63 46 105 106 105 33 0 62-16 83-33 35-32 42-66 42-68 0-3-3-3-4-3-3 0-5 0-6 3-3 11-12 38-38 60-27 22-51 29-72 29-34 0-76-20-76-80 0-22 9-85 48-130 23-27 59-46 94-46 40 0 62 30 62 75 0 15-1 14-1 19 0 3 4 4 5 4 6 0 6-1 8-8 8-33 16-66 24-99z"><text:p/></draw:path><draw:path draw:style-name="gr3" draw:text-style-name="P5" svg:width="0.1346in" svg:height="0.0787in" svg:x="1.6575in" svg:y="0.0362in" svg:viewBox="0 0 343 201" svg:d="M301 109c-22 15-31 32-35 36-17 27-20 51-20 52 0 4 5 4 8 4 7 0 7-1 8-7 9-38 32-71 76-88 4-1 5-3 5-5 0-3-2-4-3-4-17-7-64-27-78-91-1-5-1-6-8-6-3 0-8 0-8 4 0 2 4 26 19 51 8 12 20 25 36 37-95 0-191 0-287 0-7 0-14 0-14 9 0 8 7 8 14 8 96 0 192 0 287 0z"><text:p/></draw:path><draw:path draw:style-name="gr3" draw:text-style-name="P5" svg:width="0.1039in" svg:height="0.1079in" svg:x="1.8488in" svg:y="0.0043in" svg:viewBox="0 0 265 275" svg:d="M56 231c-15 26-31 31-48 32-5 1-8 1-8 8 0 2 2 4 6 4 9 0 22-1 33-1 12 0 26 1 38 1 2 0 8 0 8-7 0-4-5-5-7-5-9 0-19-3-19-13 0-4 4-9 6-14 10-17 20-32 30-49 32 0 65 0 96 0 2 9 7 60 7 64 0 11-20 12-27 12-6 0-10 0-10 8 0 4 4 4 5 4 17 0 33-1 49-1 9 0 34 1 44 1 2 0 6 0 6-7 0-5-3-5-9-5-24 0-24-2-25-13-8-79-15-160-23-240-1-8-1-10-8-10-6 0-7 3-10 7-45 74-89 149-134 224zM102 175c26-43 51-85 76-127 5 42 8 84 12 127-29 0-58 0-88 0z"><text:p/></draw:path><draw:path draw:style-name="gr3" draw:text-style-name="P5" svg:width="0.035in" svg:height="0.1512in" svg:x="1.9661in" svg:y="0in" svg:viewBox="0 0 90 385" svg:d="M90 194c0-31-4-77-25-121-23-48-57-73-61-73-2 0-4 2-4 4s0 2 8 9c37 38 59 99 59 181 0 64-14 132-61 180-6 6-6 6-6 7 0 2 2 4 4 4 4 0 39-26 62-76 20-41 24-84 24-115z"><text:p/></draw:path></draw:g></text:span><text:span text:style-name="T11">, נוכיח קיום </text:span><text:span text:style-name="T11"><draw:g text:anchor-type="as-char" svg:y="-0.1134in" draw:z-index="57" draw:name="Shape380" draw:style-name="gr1"><svg:title>TexMaths</svg:title><svg:desc>11§display§h \in ((B \cup C) \to A)§svg§600§FALSE§</svg:desc><draw:path draw:style-name="gr2" draw:text-style-name="P4" svg:width="1.2409in" svg:height="0.1358in" svg:x="0.0004in" svg:y="0.0071in" svg:viewBox="0 0 3153 346" svg:d="M1577 346c-526 0-1051 0-1577 0 0-116 0-230 0-346 1051 0 2102 0 3153 0 0 116 0 230 0 346-526 0-1051 0-1576 0z"><text:p/></draw:path><draw:path draw:style-name="gr3" draw:text-style-name="P5" svg:width="0.074in" svg:height="0.1063in" svg:x="0.0012in" svg:y="0.0071in" svg:viewBox="0 0 189 271" svg:d="M89 4c0-1 0-4-5-4-9 0-37 3-47 3-3 1-7 1-7 8 0 6 3 6 8 6 19 0 20 2 20 6 0 2-1 6-1 8-19 74-37 147-56 220-1 6-1 7-1 9 0 9 8 11 11 11 5 0 12-5 14-10 2-10 5-20 7-30 3-11 5-22 9-33 2-9 4-17 6-26 1-2 5-15 5-18 1-3 13-24 26-35 9-6 20-13 37-13s21 13 21 26c0 21-15 64-24 86-3 9-5 13-5 21 0 19 13 32 32 32 36 0 50-56 50-60 0-3-3-3-4-3-5 0-5 1-6 7-6 20-18 47-39 47-7 0-10-3-10-12 0-10 3-19 7-28 6-15 24-61 24-83 0-26-16-42-44-42-26 0-43 12-58 30 10-41 20-82 30-123z"><text:p/></draw:path><draw:path draw:style-name="gr3" draw:text-style-name="P5" svg:width="0.076in" svg:height="0.087in" svg:x="0.135in" svg:y="0.0307in" svg:viewBox="0 0 194 222" svg:d="M180 120c7 0 14 0 14-8 0-9-7-9-14-9-55 0-109 0-164 0 5-50 49-88 104-88 20 0 41 0 60 0 7 0 14 0 14-7 0-8-7-8-14-8-21 0-40 0-61 0-66 0-119 50-119 112s53 110 119 110c21 0 40 0 61 0 7 0 14 0 14-7s-7-7-14-7c-19 0-40 0-60 0-55 0-99-37-104-88 55 0 109 0 164 0z"><text:p/></draw:path><draw:path draw:style-name="gr3" draw:text-style-name="P5" svg:width="0.0346in" svg:height="0.1512in" svg:x="0.2815in" svg:y="0in" svg:viewBox="0 0 89 385" svg:d="M89 381c0-1 0-1-7-8-48-49-60-122-60-179 0-68 14-136 63-183 4-5 4-5 4-7 0-3-1-4-3-4-5 0-39 26-62 76-20 42-24 85-24 118 0 28 4 75 25 119 23 47 56 72 61 72 2 0 3-1 3-4z"><text:p/></draw:path><draw:path draw:style-name="gr3" draw:text-style-name="P5" svg:width="0.035in" svg:height="0.1512in" svg:x="0.3402in" svg:y="0in" svg:viewBox="0 0 90 385" svg:d="M90 381c0-1 0-1-6-8-49-49-61-122-61-179 0-68 14-136 62-183 5-5 5-5 5-7 0-3-2-4-4-4-4 0-39 26-62 76-19 42-24 85-24 118 0 28 4 75 26 119 23 47 56 72 60 72 2 0 4-1 4-4z"><text:p/></draw:path><draw:path draw:style-name="gr3" draw:text-style-name="P5" svg:width="0.1083in" svg:height="0.1028in" svg:x="0.3909in" svg:y="0.0098in" svg:viewBox="0 0 276 262" svg:d="M45 232c-3 15-4 18-35 18-7 0-10 0-10 8 0 4 3 4 10 4 46 0 92 0 138 0 61 0 107-45 107-83 0-27-23-49-60-53 40-8 81-37 81-73 0-29-25-53-73-53-42 0-86 0-129 0-7 0-11 0-11 8 0 4 3 4 11 4 1 0 7 0 14 0 8 1 11 1 11 7 0 1 0 2-2 7-18 69-34 138-52 206zM103 122c8-32 17-64 25-96 3-13 4-14 20-14 17 0 33 0 50 0 34 0 43 22 43 40 0 34-33 70-80 70-19 0-39 0-58 0zM87 250c-6 0-7 0-9 0-4 0-5-1-5-4 0-2 0-2 2-9 9-36 17-71 26-106 24 0 50 0 74 0 36 0 44 28 44 45 0 36-34 74-80 74-18 0-35 0-52 0z"><text:p/></draw:path><draw:path draw:style-name="gr3" draw:text-style-name="P5" svg:width="0.0839in" svg:height="0.0937in" svg:x="0.55in" svg:y="0.0217in" svg:viewBox="0 0 214 239" svg:d="M214 14c0-6 0-14-7-14-8 0-8 8-8 14 0 47 0 93 0 140 0 57-63 70-92 70-18 0-42-4-62-16-30-19-30-44-30-54 0-47 0-93 0-140 0-6 0-14-7-14-8 0-8 8-8 14 0 48 0 94 0 141 0 59 58 84 107 84 50 0 107-28 107-83 0-47 0-94 0-142z"><text:p/></draw:path><draw:path draw:style-name="gr3" draw:text-style-name="P5" svg:width="0.1079in" svg:height="0.1098in" svg:x="0.6835in" svg:y="0.0067in" svg:viewBox="0 0 275 280" svg:d="M275 3c0-1-1-3-4-3-2 0-3 0-7 4-9 10-18 20-26 30-4-5-22-34-65-34-86 0-173 85-173 175 0 63 46 105 104 105 35 0 64-16 84-33 36-32 43-66 43-68 0-3-3-2-4-3-3 0-5 0-6 3-3 11-12 38-38 60-28 22-52 29-72 29-35 0-76-20-76-80 0-22 8-85 47-130 24-27 60-46 94-46 40 0 63 30 63 75 0 15-1 14-1 19 0 3 4 4 5 4 6 0 6-1 7-8 8-33 16-66 25-99z"><text:p/></draw:path><draw:path draw:style-name="gr3" draw:text-style-name="P5" svg:width="0.0346in" svg:height="0.1512in" svg:x="0.8043in" svg:y="0in" svg:viewBox="0 0 89 385" svg:d="M89 194c0-31-4-77-25-121-23-48-56-73-61-73-2 0-3 2-3 4s0 2 7 9c38 38 60 99 60 181 0 64-14 132-63 180-4 6-4 6-4 7 0 2 1 4 3 4 5 0 39-26 62-76 20-41 24-84 24-115z"><text:p/></draw:path><draw:path draw:style-name="gr3" draw:text-style-name="P5" svg:width="0.1346in" svg:height="0.0787in" svg:x="0.9055in" svg:y="0.0362in" svg:viewBox="0 0 343 201" svg:d="M301 109c-21 15-32 32-35 36-17 27-20 51-20 52 0 4 5 4 8 4 7 0 7-1 8-7 10-38 32-71 76-88 4-1 5-3 5-5 0-3-2-4-3-4-17-7-64-27-78-91-1-5-1-6-8-6-3 0-8 0-8 4 0 2 4 26 20 51 8 12 19 25 35 37-95 0-191 0-287 0-6 0-14 0-14 9 0 8 8 8 14 8 96 0 192 0 287 0z"><text:p/></draw:path><draw:path draw:style-name="gr3" draw:text-style-name="P5" svg:width="0.1039in" svg:height="0.1079in" svg:x="1.0969in" svg:y="0.0043in" svg:viewBox="0 0 265 275" svg:d="M56 231c-15 26-31 31-48 32-5 1-8 1-8 8 0 2 2 4 5 4 10 0 22-1 33-1 13 0 27 1 39 1 2 0 8 0 8-7 0-4-4-5-7-5-9 0-18-3-18-13 0-4 3-9 5-14 10-17 20-32 30-49 31 0 64 0 96 0 1 9 7 60 7 64 0 11-20 12-28 12-5 0-9 0-9 8 0 4 4 4 5 4 17 0 33-1 48-1 10 0 35 1 44 1 3 0 7 0 7-7 0-5-3-5-9-5-24 0-24-2-25-13-8-79-15-160-23-240-1-8-1-10-8-10-6 0-8 3-10 7-45 74-89 149-134 224zM102 175c26-43 51-85 76-127 5 42 8 84 12 127-29 0-58 0-88 0z"><text:p/></draw:path><draw:path draw:style-name="gr3" draw:text-style-name="P5" svg:width="0.035in" svg:height="0.1512in" svg:x="1.2142in" svg:y="0in" svg:viewBox="0 0 90 385" svg:d="M90 194c0-31-4-77-25-121-23-48-57-73-61-73-2 0-4 2-4 4s0 2 8 9c37 38 59 99 59 181 0 64-14 132-62 180-5 6-5 6-5 7 0 2 2 4 4 4 4 0 39-26 62-76 20-41 24-84 24-115z"><text:p/></draw:path></draw:g></text:span><text:span text:style-name="T11"><text:s/>כך ש־</text:span><text:span text:style-name="T11"><draw:g text:anchor-type="as-char" svg:y="-0.1134in" draw:z-index="58" draw:name="Shape381" draw:style-name="gr1"><svg:title>TexMaths</svg:title><svg:desc>11§display§H(h) = \la f_1, f_2 \ra§svg§600§FALSE§</svg:desc><draw:path draw:style-name="gr2" draw:text-style-name="P4" svg:width="0.9858in" svg:height="0.1358in" svg:x="0.0024in" svg:y="0.0071in" svg:viewBox="0 0 2505 346" svg:d="M1254 346c-418 0-836 0-1254 0 0-116 0-230 0-346 835 0 1670 0 2505 0 0 116 0 230 0 346-417 0-835 0-1251 0z"><text:p/></draw:path><draw:path draw:style-name="gr3" draw:text-style-name="P5" svg:width="0.128in" svg:height="0.1028in" svg:x="0.0004in" svg:y="0.0098in" svg:viewBox="0 0 326 262" svg:d="M279 30c4-15 5-18 33-18 10 0 14 0 14-8 0-4-5-4-6-4-11 0-38 1-49 1s-39-1-50-1c-3 0-8 0-8 8 0 4 4 4 11 4 5 0 8 0 15 0 6 1 11 1 11 7 0 1-1 2-3 7-7 31-15 62-23 94-39 0-78 0-117 0 7-31 15-61 23-90 3-15 4-18 32-18 10 0 13 0 13-8 0-4-5-4-6-4-11 0-38 1-49 1s-39-1-50-1c-3 0-7 0-7 8 0 4 3 4 11 4 1 0 7 0 14 0 8 1 11 1 11 7 0 1 0 2-2 7-18 69-34 138-52 206-3 15-4 18-35 18-7 0-10 0-10 8 0 4 4 4 5 4 11 0 39-1 49-1 9 0 17 0 25 0 9 0 17 1 25 1 4 0 8 0 8-8 0-4-3-4-11-4-14 0-25 0-25-7 0-2 1-4 1-6 9-34 18-70 26-105 40 0 78 0 118 0-16 64-25 99-26 106-5 12-11 12-36 12-5 0-8 0-8 8 0 4 4 4 5 4 10 0 38-1 49-1 8 0 16 0 25 0 8 0 16 1 24 1 3 0 8 0 8-8 0-4-4-4-10-4-14 0-25 0-25-7 0-2 1-4 1-6 17-69 34-138 51-207z"><text:p/></draw:path><draw:path draw:style-name="gr3" draw:text-style-name="P5" svg:width="0.0346in" svg:height="0.1512in" svg:x="0.1484in" svg:y="0in" svg:viewBox="0 0 89 385" svg:d="M89 381c0-1 0-1-7-8-48-49-60-122-60-180 0-67 14-135 63-182 4-5 4-5 4-7 0-3-1-4-3-4-5 0-40 26-62 76-20 42-24 85-24 117 0 29 3 76 25 120 23 47 56 72 61 72 2 0 3-1 3-4z"><text:p/></draw:path><draw:path draw:style-name="gr3" draw:text-style-name="P5" svg:width="0.074in" svg:height="0.1063in" svg:x="0.2008in" svg:y="0.0071in" svg:viewBox="0 0 189 271" svg:d="M89 4c0-1 0-4-4-4-9 0-38 3-48 3-3 1-7 1-7 8 0 6 3 6 10 6 18 0 18 2 18 6 0 2-1 6-1 8-19 74-37 147-56 220-1 6-1 7-1 9 0 9 8 11 11 11 7 0 12-5 14-10 2-10 6-20 8-30 2-11 5-22 8-33 3-9 5-17 6-26 1-2 5-15 5-18 1-3 13-24 26-35 9-6 21-13 37-13 17 0 21 13 21 26 0 21-15 64-24 86-3 9-5 13-5 21 0 19 14 32 32 32 36 0 50-56 50-60 0-3-3-3-4-3-4 0-4 1-6 7-5 20-18 47-39 47-7 0-9-3-9-12 0-10 3-19 6-28 7-15 24-61 24-83 0-26-16-42-44-42-25 0-43 12-58 30 10-41 20-82 30-123z"><text:p/></draw:path><draw:path draw:style-name="gr3" draw:text-style-name="P5" svg:width="0.0346in" svg:height="0.1512in" svg:x="0.289in" svg:y="0in" svg:viewBox="0 0 89 385" svg:d="M89 193c0-30-3-76-25-120-23-48-56-73-61-73-2 0-3 2-3 4s0 2 8 9c37 38 59 99 59 180 0 65-14 133-62 181-5 6-5 6-5 7 0 2 1 4 3 4 5 0 40-26 62-76 20-41 24-84 24-116z"><text:p/></draw:path><draw:path draw:style-name="gr3" draw:text-style-name="P5" svg:width="0.1004in" svg:height="0.0354in" svg:x="0.3902in" svg:y="0.0571in" svg:viewBox="0 0 256 91" svg:d="M244 17c6 0 12-2 12-9 0-8-6-8-12-8-77 0-155 0-232 0-5 0-12 0-12 8 0 7 7 9 13 9 77 0 154 0 231 0zM244 91c6 0 12 0 12-7 0-9-6-9-12-9-77 0-154 0-231 0-6 0-13 0-13 9 0 7 7 7 12 7 77 0 155 0 232 0z"><text:p/></draw:path><draw:path draw:style-name="gr3" draw:text-style-name="P5" svg:width="0.0335in" svg:height="0.1512in" svg:x="0.5587in" svg:y="0in" svg:viewBox="0 0 86 385" svg:d="M84 15c2-4 2-5 2-7 0-5-4-8-8-8-3 0-7 2-9 9-23 59-45 118-68 177 0 2-1 4-1 7 0 2 0 2 1 6 23 59 45 118 68 176 1 5 4 10 9 10 4 0 8-3 8-7 0-1 0-3-2-7-24-59-46-119-69-178 23-60 45-119 69-178z"><text:p/></draw:path><draw:path draw:style-name="gr3" draw:text-style-name="P5" svg:width="0.076in" svg:height="0.1374in" svg:x="0.6087in" svg:y="0.0067in" svg:viewBox="0 0 194 350" svg:d="M122 118c11 0 22 0 33 0 8 0 11 0 11-8 0-4-3-4-10-4-11 0-21 0-32 0 2-16 6-30 8-44 1-8 7-36 10-40 3-8 10-13 17-13 2 0 13 0 19 6-16 2-21 16-21 21 0 9 8 14 15 14 9 0 22-9 22-24 0-17-19-26-35-26-13 0-37 7-49 45-2 8-3 12-12 61-9 0-18 0-27 0-7 0-12 0-12 7 0 5 4 5 11 5 9 0 17 0 26 0-10 50-19 100-29 151-8 37-14 72-34 72-1 0-11 0-19-6 18-1 22-16 22-21 0-9-7-13-14-13-11 0-22 8-22 23 0 17 18 26 33 26 21 0 37-23 44-37 12-25 21-71 22-74 8-40 15-80 23-121z"><text:p/></draw:path><draw:path draw:style-name="gr3" draw:text-style-name="P5" svg:width="0.0386in" svg:height="0.0701in" svg:x="0.6866in" svg:y="0.0661in" svg:viewBox="0 0 99 179" svg:d="M62 8c0-8 0-8-8-8-18 17-42 17-54 17 0 3 0 6 0 9 7 0 25 0 40-7 0 46 0 92 0 138 0 9 0 13-27 13-3 0-8 0-11 0 0 3 0 6 0 9 6-1 39-1 49-1 8 0 42 0 48 1 0-3 0-6 0-9-3 0-7 0-10 0-27 0-27-4-27-13 0-50 0-100 0-149z"><text:p/></draw:path><draw:path draw:style-name="gr3" draw:text-style-name="P5" svg:width="0.0173in" svg:height="0.0453in" svg:x="0.7567in" svg:y="0.0972in" svg:viewBox="0 0 45 116" svg:d="M45 41c0-26-10-41-25-41-12 0-20 10-20 21 0 10 8 20 20 20 4 0 10-1 13-5 1-1 1-1 2-1s1 0 1 6c0 28-13 51-26 64-5 4-5 5-5 6 0 2 3 5 5 5 4 0 35-30 35-75z"><text:p/></draw:path><draw:path draw:style-name="gr3" draw:text-style-name="P5" svg:width="0.0752in" svg:height="0.1374in" svg:x="0.8193in" svg:y="0.0067in" svg:viewBox="0 0 192 350" svg:d="M121 118c11 0 23 0 34 0 8 0 11 0 11-8 0-4-3-4-10-4-11 0-21 0-32 0 2-16 6-30 8-44 1-8 7-36 9-40 3-8 10-13 18-13 2 0 11 0 19 6-16 2-21 16-21 21 0 9 7 14 15 14 9 0 20-9 20-24 0-17-17-26-33-26-13 0-37 7-49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3" draw:text-style-name="P5" svg:width="0.0469in" svg:height="0.0701in" svg:x="0.8925in" svg:y="0.0661in" svg:viewBox="0 0 120 179" svg:d="M120 130c-3 0-7 0-10 0 0 5-3 22-7 24-2 2-23 2-26 2-17 0-34 0-51 0 29-25 39-33 55-45 20-16 39-33 39-58 0-33-29-53-64-53-33 0-56 23-56 48 0 14 12 15 14 15 7 0 15-5 15-15 0-4-3-14-16-14 8-19 27-24 39-24 27 0 41 21 41 43 0 23-16 42-25 52-22 21-44 41-66 63-2 3-2 4-2 11 37 0 74 0 111 0 3-16 6-33 9-49z"><text:p/></draw:path><draw:path draw:style-name="gr3" draw:text-style-name="P5" svg:width="0.0339in" svg:height="0.1512in" svg:x="0.9622in" svg:y="0in" svg:viewBox="0 0 87 385" svg:d="M85 199c2-4 2-5 2-6 0-3 0-1-2-6-22-59-45-119-67-178-4-7-7-9-10-9-5 0-8 3-8 8 0 1 0 2 2 6 23 60 45 119 68 179-23 58-45 117-68 177-2 4-2 5-2 8 0 4 4 7 8 7 5 0 6-4 8-7 24-60 46-119 69-179z"><text:p/></draw:path></draw:g></text:span><text:span text:style-name="T11">. </text:span><text:span text:style-name="T12">נפלג למקרים. </text:span></text:p>
          <text:list>
            <text:list-item>
              <text:p text:style-name="P11"><text:span text:style-name="T12">נניח </text:span><text:span text:style-name="T12"><draw:g text:anchor-type="as-char" svg:y="-0.1193in" draw:z-index="59" draw:name="Shape25" draw:style-name="gr1"><svg:title>TexMaths</svg:title><svg:desc>11§display§B \cap C = \emptyset§svg§600§FALSE§</svg:desc><draw:path draw:style-name="gr2" draw:text-style-name="P4" svg:width="0.6665in" svg:height="0.1126in" svg:x="0.0016in" svg:y="0.0075in" svg:viewBox="0 0 1694 287" svg:d="M0 0c565 0 1129 0 1694 0 0 96 0 192 0 287-565 0-1129 0-1694 0 0-95 0-191 0-287z"><text:p/></draw:path><draw:path draw:style-name="gr3" draw:text-style-name="P5" svg:width="0.1083in" svg:height="0.1031in" svg:x="0.0004in" svg:y="0.0138in" svg:viewBox="0 0 276 263" svg:d="M45 232c-3 16-4 19-35 19-7 0-10 0-10 8 0 4 3 4 10 4 46 0 92 0 138 0 61 0 107-46 107-84 0-26-23-49-60-53 40-7 81-36 81-72 0-29-26-54-73-54-42 0-86 0-129 0-7 0-11 0-11 8 0 4 3 4 11 4 1 0 7 0 14 1 8 0 11 1 11 6 0 2-1 3-2 7-18 69-34 138-52 206zM103 122c8-32 17-64 25-96 3-13 4-14 20-14 17 0 33 0 50 0 34 0 43 23 43 40 0 34-34 70-80 70-19 0-39 0-58 0zM86 251c-5 0-6 0-8-1-4 0-5 0-5-3 0-1 0-3 2-9 9-35 17-72 26-107 24 0 50 0 74 0 36 0 44 29 44 44 0 39-34 76-80 76-18 0-36 0-53 0z"><text:p/></draw:path><draw:path draw:style-name="gr3" draw:text-style-name="P5" svg:width="0.0839in" svg:height="0.0933in" svg:x="0.1594in" svg:y="0.0264in" svg:viewBox="0 0 214 238" svg:d="M214 84c0-59-59-84-107-84-50 0-107 28-107 84 0 47 0 93 0 141 0 6 0 13 8 13 7 0 7-7 7-13 0-47 0-93 0-139 0-58 63-71 92-71 17 0 41 4 62 17 30 19 30 44 30 54 0 46 0 92 0 139 0 6 0 13 8 13 7 0 7-7 7-13 0-48 0-94 0-141z"><text:p/></draw:path><draw:path draw:style-name="gr3" draw:text-style-name="P5" svg:width="0.1079in" svg:height="0.1098in" svg:x="0.2933in" svg:y="0.0102in" svg:viewBox="0 0 275 280" svg:d="M275 4c0-1-1-4-5-4-1 0-2 1-6 6-9 9-18 19-27 29-3-5-22-35-64-35-86 0-173 86-173 174 0 64 46 106 104 106 35 0 64-16 84-33 36-32 43-66 43-68 0-4-3-2-5-4-3 0-4 1-5 4-3 12-12 39-38 61-28 22-52 28-72 28-35 0-76-20-76-80 0-22 8-83 47-129 24-27 60-47 94-47 39 0 63 30 63 75 0 15-2 15-2 20 0 3 5 3 6 3 5 0 5 0 7-8 8-33 16-65 25-98z"><text:p/></draw:path><draw:path draw:style-name="gr3" draw:text-style-name="P5" svg:width="0.1008in" svg:height="0.035in" svg:x="0.4559in" svg:y="0.0614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61in" svg:height="0.1283in" svg:x="0.615in" svg:y="0in" svg:viewBox="0 0 156 327" svg:d="M132 8c0-5-3-8-9-8-5 0-6 4-9 12-4 16-1 2-5 18-5-2-17-8-31-8-22 0-47 11-62 41-15 32-16 66-16 101 0 24 0 94 33 123-9 30-9 31-9 32 0 5 3 8 8 8s8-4 10-12c4-15 0-2 4-18 10 6 21 8 32 8 43 0 59-36 67-54 10-27 11-59 11-87 0-27 0-91-34-124 3-11 7-21 10-32zM38 270c-13-27-13-74-13-110 0-31 0-58 6-83 7-35 29-47 47-47 8 0 18 2 28 11-22 76-46 153-68 229zM118 56c12 23 12 67 12 104 0 27 0 56-5 82-6 40-27 55-47 55-9 0-19-3-27-12 22-76 45-153 67-229z"><text:p/></draw:path></draw:g></text:span><text:span text:style-name="T12">: </text:span><text:span text:style-name="T11">נבחר </text:span><text:span text:style-name="T11"><draw:g text:anchor-type="as-char" svg:y="-0.1075in" draw:z-index="26" draw:name="Shape382" draw:style-name="gr1"><svg:title>TexMaths</svg:title><svg:desc>11§display§h = f_1 \cup f_2§svg§600§FALSE§</svg:desc><draw:path draw:style-name="gr2" draw:text-style-name="P4" svg:width="0.715in" svg:height="0.122in" svg:x="0.0004in" svg:y="0.0075in" svg:viewBox="0 0 1817 311" svg:d="M0 0c605 0 1212 0 1817 0 0 103 0 208 0 311-605 0-1212 0-1817 0 0-103 0-208 0-311z"><text:p/></draw:path><draw:path draw:style-name="gr3" draw:text-style-name="P5" svg:width="0.0744in" svg:height="0.1067in" svg:x="0.0008in" svg:y="0.002in" svg:viewBox="0 0 190 272" svg:d="M90 4c0-1 0-4-5-4-9 0-37 3-48 3-2 1-6 1-6 8 0 5 3 5 9 5 18 0 19 3 19 7 0 2-1 6-1 8-18 73-37 147-56 221-2 5-2 6-2 9 0 8 8 11 12 11 6 0 12-5 14-10 3-10 5-20 7-30 3-11 6-23 9-34 2-9 4-18 6-26 2-3 4-15 5-18s13-24 26-35c8-6 20-13 37-13 16 0 20 13 20 26 0 21-14 64-23 87-3 9-5 13-5 21 0 18 13 32 32 32 36 0 50-57 50-60s-3-3-4-3c-4 0-4 1-7 6-5 20-17 48-38 48-7 0-10-4-10-12 0-10 3-19 7-28 6-16 24-62 24-84 0-26-16-42-45-42-25 0-43 12-58 29 10-40 21-81 31-122z"><text:p/></draw:path><draw:path draw:style-name="gr3" draw:text-style-name="P5" svg:width="0.1004in" svg:height="0.0354in" svg:x="0.1311in" svg:y="0.052in" svg:viewBox="0 0 256 91" svg:d="M243 16c7 0 13 0 13-8s-6-8-12-8c-77 0-155 0-232 0-5 0-12 0-12 8s7 8 13 8c77 0 153 0 230 0zM244 91c6 0 12 1 12-7s-6-9-13-9c-77 0-153 0-230 0-6 0-13 1-13 9s7 7 12 7c77 0 155 0 232 0z"><text:p/></draw:path><draw:path draw:style-name="gr3" draw:text-style-name="P5" svg:width="0.076in" svg:height="0.1378in" svg:x="0.2913in" svg:y="0in" svg:viewBox="0 0 194 351" svg:d="M122 118c11 0 22 0 33 0 8 0 12 0 12-8 0-4-4-4-11-4-11 0-21 0-32 0 3-15 6-30 8-44 2-8 8-36 10-40 3-8 10-13 18-13 2 0 12 0 18 6-16 1-21 16-21 21 0 9 8 13 15 13 11 0 22-7 22-23 0-17-18-26-34-26-14 0-38 7-49 45-3 8-4 12-13 61-9 0-18 0-26 0s-13 0-13 7c0 5 4 5 11 5 9 0 17 0 26 0-10 50-19 101-29 151-6 38-13 73-34 73-1 0-11 0-19-7 19-1 22-15 22-21 0-8-7-13-14-13-10 0-22 8-22 23 0 18 18 27 33 27 22 0 37-23 44-38 12-24 21-71 22-73 8-41 15-82 23-122z"><text:p/></draw:path><draw:path draw:style-name="gr3" draw:text-style-name="P5" svg:width="0.0382in" svg:height="0.0701in" svg:x="0.3697in" svg:y="0.0591in" svg:viewBox="0 0 98 179" svg:d="M61 8c0-8 0-8-8-8-18 16-42 16-53 16 0 4 0 7 0 10 7 0 24 0 39-7 0 46 0 92 0 138 0 9 0 12-27 12-3 0-8 0-11 0 0 4 0 7 0 10 6-1 39-1 49-1 8 0 42 0 48 1 0-3 0-6 0-10-3 0-7 0-10 0-27 0-27-3-27-12 0-49 0-100 0-149z"><text:p/></draw:path><draw:path draw:style-name="gr3" draw:text-style-name="P5" svg:width="0.0843in" svg:height="0.0937in" svg:x="0.4685in" svg:y="0.0165in" svg:viewBox="0 0 215 239" svg:d="M215 13c0-6 0-13-8-13s-8 7-8 13c0 46 0 94 0 140 0 58-63 70-91 70-18 0-42-3-63-16-30-19-30-44-30-54 0-46 0-94 0-140 0-6 0-13-7-13-8 0-8 7-8 13 0 47 0 94 0 141 0 59 59 85 108 85s107-28 107-84c0-47 0-95 0-142z"><text:p/></draw:path><draw:path draw:style-name="gr3" draw:text-style-name="P5" svg:width="0.076in" svg:height="0.1378in" svg:x="0.6031in" svg:y="0in" svg:viewBox="0 0 194 351" svg:d="M122 118c11 0 22 0 33 0 8 0 11 0 11-8 0-4-3-4-10-4-11 0-21 0-32 0 3-15 6-30 8-44 2-8 8-36 10-40 3-8 10-13 18-13 2 0 12 0 18 6-16 1-21 16-21 21 0 9 8 13 15 13 11 0 22-7 22-23 0-17-18-26-34-26-14 0-38 7-49 45-3 8-4 12-13 61-9 0-18 0-26 0s-13 0-13 7c0 5 4 5 11 5 9 0 17 0 26 0-10 50-19 101-29 151-6 38-13 73-34 73-1 0-11 0-19-7 19-1 22-15 22-21 0-8-7-13-14-13-10 0-22 8-22 23 0 18 18 27 33 27 22 0 37-23 44-38 12-24 21-71 22-73 8-41 15-82 23-122z"><text:p/></draw:path><draw:path draw:style-name="gr3" draw:text-style-name="P5" svg:width="0.0469in" svg:height="0.0701in" svg:x="0.6764in" svg:y="0.0591in" svg:viewBox="0 0 120 179" svg:d="M120 130c-3 0-6 0-9 0-1 5-4 22-8 24-2 2-23 2-26 2-16 0-33 0-49 0 27-25 37-33 53-45 20-16 39-33 39-58 0-33-29-53-64-53-33 0-56 23-56 48 0 14 12 15 14 15 7 0 15-5 15-15 0-4-1-14-16-14 8-19 27-24 40-24 26 0 41 21 41 43 0 23-17 42-26 51-22 21-43 43-65 64-3 2-3 4-3 11 37 0 75 0 112 0 2-16 6-33 8-49z"><text:p/></draw:path></draw:g></text:span><text:span text:style-name="T11">. נוכיח ש־</text:span><text:span text:style-name="T11"><draw:g text:anchor-type="as-char" svg:y="-0.1063in" draw:z-index="27" draw:name="Shape383" draw:style-name="gr1"><svg:title>TexMaths</svg:title><svg:desc>11§display§h§svg§600§FALSE§</svg:desc><draw:path draw:style-name="gr2" draw:text-style-name="P4" svg:width="0.0665in" svg:height="0.0906in" svg:x="0.0004in" svg:y="0.0071in" svg:viewBox="0 0 170 231" svg:d="M0 0c56 0 114 0 170 0 0 77 0 154 0 231-56 0-114 0-170 0 0-77 0-154 0-231z"><text:p/></draw:path><draw:path draw:style-name="gr3" draw:text-style-name="P5" svg:width="0.074in" svg:height="0.1063in" svg:x="0.0008in" svg:y="0in" svg:viewBox="0 0 189 271" svg:d="M89 4c-2-1 0-4-4-4-9 0-38 3-47 4-4 0-7 0-7 8 0 5 3 5 9 5 18 0 18 2 18 6-1 2-1 6-1 8-18 74-36 146-55 220-2 5-2 7-2 9 0 9 8 11 11 11 7 0 13-5 14-10 3-10 6-20 8-30 2-11 6-22 9-34 2-9 4-18 7-26 0-3 3-15 3-18 2-3 13-23 26-34 9-6 21-13 37-13s21 13 21 27c0 19-16 62-25 85-3 9-5 13-5 21 0 19 14 32 32 32 36 0 51-56 51-60 0-3-4-3-5-3-4 0-4 1-5 7-7 19-19 47-40 47-7 0-10-3-10-12 0-10 4-19 8-28 5-16 23-62 23-84 0-25-15-41-44-41-23 0-42 12-56 30 9-41 19-82 29-123z"><text:p/></draw:path></draw:g></text:span><text:span text:style-name="T11"> פונ’, </text:span><text:span text:style-name="T12">המקיימת </text:span><text:span text:style-name="T12"><draw:g text:anchor-type="as-char" svg:y="-0.1134in" draw:z-index="81" draw:name="Shape26" draw:style-name="gr1"><svg:title>TexMaths</svg:title><svg:desc>11§display§H(h) = \la f_1, f_2 \ra§svg§600§FALSE§</svg:desc><draw:path draw:style-name="gr2" draw:text-style-name="P4" svg:width="0.9858in" svg:height="0.1358in" svg:x="0.0024in" svg:y="0.0071in" svg:viewBox="0 0 2505 346" svg:d="M1254 346c-418 0-836 0-1254 0 0-116 0-230 0-346 835 0 1670 0 2505 0 0 116 0 230 0 346-417 0-835 0-1251 0z"><text:p/></draw:path><draw:path draw:style-name="gr3" draw:text-style-name="P5" svg:width="0.128in" svg:height="0.1028in" svg:x="0.0004in" svg:y="0.0098in" svg:viewBox="0 0 326 262" svg:d="M279 30c4-15 5-18 33-18 10 0 14 0 14-8 0-4-5-4-6-4-11 0-38 1-49 1s-39-1-50-1c-3 0-8 0-8 8 0 4 4 4 11 4 5 0 8 0 15 0 6 1 11 1 11 7 0 1-1 2-3 7-7 31-15 62-23 94-39 0-78 0-117 0 7-31 15-61 23-90 3-15 4-18 32-18 10 0 13 0 13-8 0-4-5-4-6-4-11 0-38 1-49 1s-39-1-50-1c-3 0-7 0-7 8 0 4 3 4 11 4 1 0 7 0 14 0 8 1 11 1 11 7 0 1 0 2-2 7-18 69-34 138-52 206-3 15-4 18-35 18-7 0-10 0-10 8 0 4 4 4 5 4 11 0 39-1 49-1 9 0 17 0 25 0 9 0 17 1 25 1 4 0 8 0 8-8 0-4-3-4-11-4-14 0-25 0-25-7 0-2 1-4 1-6 9-34 18-70 26-105 40 0 78 0 118 0-16 64-25 99-26 106-5 12-11 12-36 12-5 0-8 0-8 8 0 4 4 4 5 4 10 0 38-1 49-1 8 0 16 0 25 0 8 0 16 1 24 1 3 0 8 0 8-8 0-4-4-4-10-4-14 0-25 0-25-7 0-2 1-4 1-6 17-69 34-138 51-207z"><text:p/></draw:path><draw:path draw:style-name="gr3" draw:text-style-name="P5" svg:width="0.0346in" svg:height="0.1512in" svg:x="0.1484in" svg:y="0in" svg:viewBox="0 0 89 385" svg:d="M89 381c0-1 0-1-7-8-48-49-60-122-60-180 0-67 14-135 63-182 4-5 4-5 4-7 0-3-1-4-3-4-5 0-40 26-62 76-20 42-24 85-24 117 0 29 3 76 25 120 23 47 56 72 61 72 2 0 3-1 3-4z"><text:p/></draw:path><draw:path draw:style-name="gr3" draw:text-style-name="P5" svg:width="0.074in" svg:height="0.1063in" svg:x="0.2008in" svg:y="0.0079in" svg:viewBox="0 0 189 271" svg:d="M89 4c0-1 0-4-4-4-9 0-38 3-48 3-3 1-7 1-7 8 0 6 3 6 10 6 18 0 18 2 18 6 0 2-1 6-1 8-19 74-37 147-56 220-1 6-1 7-1 9 0 9 8 11 11 11 7 0 12-5 14-10 2-10 6-20 8-30 2-11 5-22 8-33 3-9 5-17 6-26 1-2 5-15 5-18 1-3 13-24 26-35 9-6 21-13 37-13 17 0 21 13 21 26 0 21-15 64-24 86-3 9-5 13-5 21 0 19 14 32 32 32 36 0 50-56 50-60 0-3-3-3-4-3-4 0-4 1-6 7-5 20-18 47-39 47-7 0-9-3-9-12 0-10 3-19 6-28 7-15 24-61 24-83 0-26-16-42-44-42-25 0-43 12-58 30 10-41 20-82 30-123z"><text:p/></draw:path><draw:path draw:style-name="gr3" draw:text-style-name="P5" svg:width="0.0346in" svg:height="0.1512in" svg:x="0.289in" svg:y="0in" svg:viewBox="0 0 89 385" svg:d="M89 193c0-30-3-76-25-120-23-48-56-73-61-73-2 0-3 2-3 4s0 2 8 9c37 38 59 99 59 180 0 65-14 133-62 181-5 6-5 6-5 7 0 2 1 4 3 4 5 0 40-26 62-76 20-41 24-84 24-116z"><text:p/></draw:path><draw:path draw:style-name="gr3" draw:text-style-name="P5" svg:width="0.1004in" svg:height="0.0354in" svg:x="0.3902in" svg:y="0.0571in" svg:viewBox="0 0 256 91" svg:d="M244 17c6 0 12-2 12-9 0-8-6-8-12-8-77 0-155 0-232 0-5 0-12 0-12 8 0 7 7 9 13 9 77 0 154 0 231 0zM244 91c6 0 12 0 12-7 0-9-6-9-12-9-77 0-154 0-231 0-6 0-13 0-13 9 0 7 7 7 12 7 77 0 155 0 232 0z"><text:p/></draw:path><draw:path draw:style-name="gr3" draw:text-style-name="P5" svg:width="0.0335in" svg:height="0.1512in" svg:x="0.5587in" svg:y="0in" svg:viewBox="0 0 86 385" svg:d="M84 15c2-4 2-5 2-7 0-5-4-8-8-8-3 0-7 2-9 9-23 59-45 118-68 177 0 2-1 4-1 7 0 2 0 2 1 6 23 59 45 118 68 176 1 5 4 10 9 10 4 0 8-3 8-7 0-1 0-3-2-7-24-59-46-119-69-178 23-60 45-119 69-178z"><text:p/></draw:path><draw:path draw:style-name="gr3" draw:text-style-name="P5" svg:width="0.076in" svg:height="0.1374in" svg:x="0.6087in" svg:y="0.0067in" svg:viewBox="0 0 194 350" svg:d="M122 118c11 0 22 0 33 0 8 0 11 0 11-8 0-4-3-4-10-4-11 0-21 0-32 0 2-16 6-30 8-44 1-8 7-36 10-40 3-8 10-13 17-13 2 0 13 0 19 6-16 2-21 16-21 21 0 9 8 14 15 14 9 0 22-9 22-24 0-17-19-26-35-26-13 0-37 7-49 45-2 8-3 12-12 61-9 0-18 0-27 0-7 0-12 0-12 7 0 5 4 5 11 5 9 0 17 0 26 0-10 50-19 100-29 151-8 37-14 72-34 72-1 0-11 0-19-6 18-1 22-16 22-21 0-9-7-13-14-13-11 0-22 8-22 23 0 17 18 26 33 26 21 0 37-23 44-37 12-25 21-71 22-74 8-40 15-80 23-121z"><text:p/></draw:path><draw:path draw:style-name="gr3" draw:text-style-name="P5" svg:width="0.0386in" svg:height="0.0701in" svg:x="0.6866in" svg:y="0.0661in" svg:viewBox="0 0 99 179" svg:d="M62 8c0-8 0-8-8-8-18 17-42 17-54 17 0 3 0 6 0 9 7 0 25 0 40-7 0 46 0 92 0 138 0 9 0 13-27 13-3 0-8 0-11 0 0 3 0 6 0 9 6-1 39-1 49-1 8 0 42 0 48 1 0-3 0-6 0-9-3 0-7 0-10 0-27 0-27-4-27-13 0-50 0-100 0-149z"><text:p/></draw:path><draw:path draw:style-name="gr3" draw:text-style-name="P5" svg:width="0.0173in" svg:height="0.0453in" svg:x="0.7567in" svg:y="0.0972in" svg:viewBox="0 0 45 116" svg:d="M45 41c0-26-10-41-25-41-12 0-20 10-20 21 0 10 8 20 20 20 4 0 10-1 13-5 1-1 1-1 2-1s1 0 1 6c0 28-13 51-26 64-5 4-5 5-5 6 0 2 3 5 5 5 4 0 35-30 35-75z"><text:p/></draw:path><draw:path draw:style-name="gr3" draw:text-style-name="P5" svg:width="0.0752in" svg:height="0.1374in" svg:x="0.8193in" svg:y="0.0067in" svg:viewBox="0 0 192 350" svg:d="M121 118c11 0 23 0 34 0 8 0 11 0 11-8 0-4-3-4-10-4-11 0-21 0-32 0 2-16 6-30 8-44 1-8 7-36 9-40 3-8 10-13 18-13 2 0 11 0 19 6-16 2-21 16-21 21 0 9 7 14 15 14 9 0 20-9 20-24 0-17-17-26-33-26-13 0-37 7-49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3" draw:text-style-name="P5" svg:width="0.0469in" svg:height="0.0701in" svg:x="0.8925in" svg:y="0.0661in" svg:viewBox="0 0 120 179" svg:d="M120 130c-3 0-7 0-10 0 0 5-3 22-7 24-2 2-23 2-26 2-17 0-34 0-51 0 29-25 39-33 55-45 20-16 39-33 39-58 0-33-29-53-64-53-33 0-56 23-56 48 0 14 12 15 14 15 7 0 15-5 15-15 0-4-3-14-16-14 8-19 27-24 39-24 27 0 41 21 41 43 0 23-16 42-25 52-22 21-44 41-66 63-2 3-2 4-2 11 37 0 74 0 111 0 3-16 6-33 9-49z"><text:p/></draw:path><draw:path draw:style-name="gr3" draw:text-style-name="P5" svg:width="0.0339in" svg:height="0.1512in" svg:x="0.9622in" svg:y="0in" svg:viewBox="0 0 87 385" svg:d="M85 199c2-4 2-5 2-6 0-3 0-1-2-6-22-59-45-119-67-178-4-7-7-9-10-9-5 0-8 3-8 8 0 1 0 2 2 6 23 60 45 119 68 179-23 58-45 117-68 177-2 4-2 5-2 8 0 4 4 7 8 7 5 0 6-4 8-7 24-60 46-119 69-179z"><text:p/></draw:path></draw:g></text:span><text:span text:style-name="T11">: </text:span></text:p>
              <text:list>
                <text:list-item>
                  <text:p text:style-name="P12"><text:span text:style-name="T11"><draw:g text:anchor-type="as-char" svg:y="-0.1063in" draw:z-index="28" draw:name="Shape384" draw:style-name="gr1"><svg:title>TexMaths</svg:title><svg:desc>11§display§h§svg§600§FALSE§</svg:desc><draw:path draw:style-name="gr2" draw:text-style-name="P4" svg:width="0.0665in" svg:height="0.0906in" svg:x="0.0004in" svg:y="0.0071in" svg:viewBox="0 0 170 231" svg:d="M0 0c56 0 114 0 170 0 0 77 0 154 0 231-56 0-114 0-170 0 0-77 0-154 0-231z"><text:p/></draw:path><draw:path draw:style-name="gr3" draw:text-style-name="P5" svg:width="0.074in" svg:height="0.1063in" svg:x="0.0008in" svg:y="0in" svg:viewBox="0 0 189 271" svg:d="M89 4c-2-1 0-4-4-4-9 0-38 3-47 4-4 0-7 0-7 8 0 5 3 5 9 5 18 0 18 2 18 6-1 2-1 6-1 8-18 74-36 146-55 220-2 5-2 7-2 9 0 9 8 11 11 11 7 0 13-5 14-10 3-10 6-20 8-30 2-11 6-22 9-34 2-9 4-18 7-26 0-3 3-15 3-18 2-3 13-23 26-34 9-6 21-13 37-13s21 13 21 27c0 19-16 62-25 85-3 9-5 13-5 21 0 19 14 32 32 32 36 0 51-56 51-60 0-3-4-3-5-3-4 0-4 1-5 7-7 19-19 47-40 47-7 0-10-3-10-12 0-10 4-19 8-28 5-16 23-62 23-84 0-25-15-41-44-41-23 0-42 12-56 30 9-41 19-82 29-123z"><text:p/></draw:path></draw:g></text:span><text:span text:style-name="T11"><text:s/></text:span><text:span text:style-name="T13">פונ’: נוכיח מליאות וחד ערכיות;</text:span></text:p>
                  <text:list>
                    <text:list-item>
                      <text:p text:style-name="P13"><text:span text:style-name="T11">מליאות ב־</text:span><text:span text:style-name="T11"><draw:g text:anchor-type="as-char" svg:y="-0.1098in" draw:z-index="136" draw:name="Shape27" draw:style-name="gr1"><svg:title>TexMaths</svg:title><svg:desc>11§display§B \cup C§svg§600§FALSE§</svg:desc><draw:path draw:style-name="gr2" draw:text-style-name="P4" svg:width="0.3909in" svg:height="0.0937in" svg:x="0.0016in" svg:y="0.0071in" svg:viewBox="0 0 994 239" svg:d="M0 0c331 0 663 0 994 0 0 80 0 159 0 239-331 0-663 0-994 0 0-80 0-159 0-239z"><text:p/></draw:path><draw:path draw:style-name="gr3" draw:text-style-name="P5" svg:width="0.1079in" svg:height="0.1024in" svg:x="0.0004in" svg:y="0.0035in" svg:viewBox="0 0 275 261" svg:d="M45 232c-3 15-4 17-35 17-7 0-10 0-10 8 0 4 3 4 10 4 46 0 92 0 138 0 61 0 107-45 107-82 0-29-23-50-60-54 40-8 80-36 80-72 0-29-25-53-72-53-43 0-86 0-129 0-8 0-11 0-11 8 0 4 3 4 11 4 1 0 7 0 14 0 7 1 11 1 11 7 0 1-1 2-2 7-18 68-34 137-52 206zM103 122c8-32 17-64 25-96 3-13 4-14 20-14 17 0 33 0 50 0 34 0 43 22 43 40 0 34-34 70-82 70-18 0-37 0-56 0zM86 249c-6 0-6 0-8 0-4 0-5-1-5-3s0-2 2-10c9-35 17-70 26-105 24 0 48 0 73 0 37 0 45 27 45 43 0 38-34 75-80 75-18 0-36 0-53 0z"><text:p/></draw:path><draw:path draw:style-name="gr3" draw:text-style-name="P5" svg:width="0.0843in" svg:height="0.0929in" svg:x="0.1587in" svg:y="0.0161in" svg:viewBox="0 0 215 237" svg:d="M215 13c0-6 0-13-7-13-8 0-8 7-8 13 0 46 0 92 0 138 0 59-64 71-92 71-18 0-42-4-63-17-30-18-30-44-30-54 0-46 0-92 0-138 0-6 0-13-7-13-8 0-8 7-8 13 0 47 0 95 0 141 0 58 59 83 108 83 50 0 107-27 107-83 0-46 0-94 0-141z"><text:p/></draw:path><draw:path draw:style-name="gr3" draw:text-style-name="P5" svg:width="0.1075in" svg:height="0.1094in" svg:x="0.2929in" svg:y="0in" svg:viewBox="0 0 274 279" svg:d="M274 4c0-2-1-4-5-4-1 0-1 0-5 4-10 10-19 20-28 30-3-5-21-34-63-34-86 0-173 86-173 173 0 64 45 106 104 106 33 0 63-16 84-33 35-32 42-67 42-68 0-4-4-4-5-4-2 0-4 0-4 4-4 11-13 38-40 61-26 21-50 28-71 28-34 0-75-20-75-80 0-22 8-84 46-129 25-27 61-46 95-46 39 0 61 30 61 75 0 15-1 14-1 18s5 5 7 5c4 0 4-1 7-8 7-33 15-65 24-98z"><text:p/></draw:path></draw:g></text:span><text:span text:style-name="T11">: יהי </text:span><text:span text:style-name="T11"><draw:g text:anchor-type="as-char" svg:y="-0.1063in" draw:z-index="29" draw:name="Shape386" draw:style-name="gr1"><svg:title>TexMaths</svg:title><svg:desc>11§display§x \in B \cup C§svg§600§FALSE§</svg:desc><draw:path draw:style-name="gr2" draw:text-style-name="P4" svg:width="0.6642in" svg:height="0.0969in" svg:x="0.0039in" svg:y="0.0071in" svg:viewBox="0 0 1688 247" svg:d="M844 247c-281 0-563 0-844 0 0-83 0-164 0-247 563 0 1125 0 1688 0 0 83 0 164 0 247-282 0-563 0-844 0z"><text:p/></draw:path><draw:path draw:style-name="gr3" draw:text-style-name="P5" svg:width="0.0752in" svg:height="0.0681in" svg:x="0.0004in" svg:y="0.0406in" svg:viewBox="0 0 192 174" svg:d="M119 54c2-10 11-45 37-45 2 0 12 0 20 4-11 2-19 12-19 21 0 7 5 14 15 14 8 0 20-7 20-23 0-19-22-25-35-25-23 0-36 21-40 30-10-26-31-30-42-30-41 0-63 50-63 60 0 4 4 4 6 4s3-1 4-4c13-41 38-51 52-51 7 0 21 3 21 25 0 12-7 39-21 93-6 23-20 38-37 38-2 0-11 0-19-5 9-1 18-9 18-19 0-11-9-14-14-14-12 0-22 10-22 23 0 16 20 24 36 24 27 0 40-26 41-29 5 14 19 29 42 29 39 0 61-48 61-58 0-5-3-5-4-5-3 0-4 3-4 5-14 42-40 49-52 49-16 0-21-11-21-24 0-9 2-18 7-34 4-18 8-35 13-53z"><text:p/></draw:path><draw:path draw:style-name="gr3" draw:text-style-name="P5" svg:width="0.0752in" svg:height="0.0874in" svg:x="0.1382in" svg:y="0.0256in" svg:viewBox="0 0 192 223" svg:d="M179 119c7 0 13 0 13-8 0-7-6-7-13-7-55 0-109 0-164 0 5-52 50-89 104-89 20 0 40 0 60 0 7 0 13 0 13-7 0-8-6-8-13-8-20 0-40 0-60 0-66 0-119 50-119 111s53 112 119 112c20 0 40 0 60 0 7 0 13 0 13-8s-6-8-13-8c-20 0-40 0-60 0-54 0-99-37-104-88 55 0 109 0 164 0z"><text:p/></draw:path><draw:path draw:style-name="gr3" draw:text-style-name="P5" svg:width="0.1083in" svg:height="0.1028in" svg:x="0.2752in" svg:y="0.0039in" svg:viewBox="0 0 276 262" svg:d="M46 233c-4 14-5 17-35 17-7 0-11 0-11 8 0 4 3 4 11 4 46 0 91 0 137 0 62 0 107-45 107-83 0-27-22-49-59-53 39-8 80-37 80-73 0-29-25-53-72-53-42 0-86 0-129 0-8 0-12 0-12 8 0 4 4 4 11 4 1 0 8 0 15 0 7 1 10 1 10 7 0 1 0 2-1 7-18 69-34 138-52 207zM104 122c8-32 16-64 24-96 4-13 4-14 20-14 17 0 35 0 51 0 34 0 42 22 42 40 0 34-33 70-80 70-19 0-38 0-57 0zM87 250c-6 0-7 0-9 0-3-1-4-1-4-4 0-1 0-2 1-9 9-35 18-72 27-107 24 0 49 0 73 0 37 0 44 29 44 44 0 39-34 76-79 76-18 0-36 0-53 0z"><text:p/></draw:path><draw:path draw:style-name="gr3" draw:text-style-name="P5" svg:width="0.0839in" svg:height="0.0933in" svg:x="0.4339in" svg:y="0.0169in" svg:viewBox="0 0 214 238" svg:d="M214 13c0-6 0-13-7-13-8 0-8 7-8 13 0 47 0 93 0 140 0 56-63 70-91 70-18 0-42-5-63-18-30-19-30-43-30-52 0-47 0-93 0-140 0-6 0-13-7-13-8 0-8 7-8 13 0 47 0 94 0 141 0 58 59 84 108 84s106-28 106-83c0-47 0-94 0-142z"><text:p/></draw:path><draw:path draw:style-name="gr3" draw:text-style-name="P5" svg:width="0.1079in" svg:height="0.1098in" svg:x="0.5681in" svg:y="0.0004in" svg:viewBox="0 0 275 280" svg:d="M275 4c0-1-1-4-5-4-1 0-1 1-5 4-9 10-19 20-28 30-3-5-20-34-63-34-87 0-174 85-174 174 0 63 46 106 106 106 33 0 62-16 82-34 36-31 43-66 43-67 0-5-3-5-5-5s-4 1-5 5c-3 11-12 38-38 60-27 22-52 29-72 29-34 0-76-21-76-81 0-22 9-83 47-129 24-26 60-46 95-46 38 0 62 30 62 75 0 15-2 14-2 19 0 3 5 4 6 4 5 0 5-1 8-8 7-33 16-65 24-98z"><text:p/></draw:path></draw:g></text:span><text:span text:style-name="T11">, נוכיח קיום </text:span><text:span text:style-name="T11"><draw:g text:anchor-type="as-char" svg:y="-0.1083in" draw:z-index="30" draw:name="Shape387" draw:style-name="gr1"><svg:title>TexMaths</svg:title><svg:desc>11§display§y \in A§svg§600§FALSE§</svg:desc><draw:path draw:style-name="gr2" draw:text-style-name="P4" svg:width="0.3587in" svg:height="0.1232in" svg:x="0.0039in" svg:y="0.0079in" svg:viewBox="0 0 912 314" svg:d="M0 0c304 0 608 0 912 0 0 104 0 210 0 314-304 0-608 0-912 0 0-104 0-210 0-314z"><text:p/></draw:path><draw:path draw:style-name="gr3" draw:text-style-name="P5" svg:width="0.0697in" svg:height="0.0972in" svg:x="0.0004in" svg:y="0.0413in" svg:viewBox="0 0 178 248" svg:d="M177 23c1-4 1-5 1-9 0-6-5-10-11-10-4 0-10 3-13 8-1 2-5 14-6 21-3 10-5 21-7 31-6 23-12 46-18 69-2 6-19 33-44 33-20 0-24-17-24-31 0-17 7-42 20-76 6-15 7-19 7-27 0-18-12-32-30-32-38 0-52 56-52 59 0 5 3 3 4 5 5 0 5-1 7-8 10-36 26-47 38-47 4 0 10 0 10 12 0 10-3 20-6 27-16 41-22 63-22 81 0 34 24 46 47 46 14 0 28-7 38-18-4 20-9 39-25 58-10 13-24 24-42 24-5 0-23-1-29-15 6 0 11 0 16-5 5-4 8-8 8-16 0-12-10-13-14-13-9 0-21 6-21 24 0 20 16 34 40 34 40 0 80-35 91-78 12-49 24-99 37-147z"><text:p/></draw:path><draw:path draw:style-name="gr3" draw:text-style-name="P5" svg:width="0.0756in" svg:height="0.087in" svg:x="0.1307in" svg:y="0.0268in" svg:viewBox="0 0 193 222" svg:d="M180 119c7 0 13 0 13-8s-6-8-13-8c-55 0-109 0-164 0 5-51 49-88 104-88 20 0 39 0 60 0 7 0 13 0 13-7 0-8-6-8-13-8-21 0-40 0-61 0-66 0-119 48-119 111 0 61 53 111 119 111 21 0 40 0 61 0 7 0 13 0 13-8s-6-8-13-8c-21 0-40 0-60 0-55 0-99-36-104-87 55 0 109 0 164 0z"><text:p/></draw:path><draw:path draw:style-name="gr3" draw:text-style-name="P5" svg:width="0.1039in" svg:height="0.1079in" svg:x="0.2665in" svg:y="0in" svg:viewBox="0 0 265 275" svg:d="M56 231c-15 25-31 30-47 32-6 1-9 1-9 7 0 2 2 5 5 5 10 0 22-2 33-2 13 0 27 2 39 2 2 0 8 0 8-8 0-3-4-4-7-4-9 0-18-4-18-14 0-4 3-8 5-14 10-16 20-33 30-49 31 0 64 0 96 0 1 7 7 60 7 64 0 11-20 13-28 13-5 0-10 0-10 7 0 5 5 5 6 5 16 0 33-2 48-2 10 0 34 2 44 2 2 0 7 0 7-8 0-4-5-4-9-4-24 0-24-3-25-14-8-80-16-160-23-240-1-8-1-9-8-9s-8 2-10 7c-45 74-89 149-134 224zM102 175c25-43 51-86 76-128 3 42 8 85 12 128-30 0-58 0-88 0z"><text:p/></draw:path></draw:g></text:span><text:span text:style-name="T11"><text:s/>כך ש־</text:span><text:span text:style-name="T11"><draw:g text:anchor-type="as-char" svg:y="-0.1134in" draw:z-index="31" draw:name="Shape388" draw:style-name="gr1"><svg:title>TexMaths</svg:title><svg:desc>11§display§ \la x, y \ra \in h§svg§600§FALSE§</svg:desc><draw:path draw:style-name="gr2" draw:text-style-name="P4" svg:width="0.6051in" svg:height="0.1358in" svg:x="0.0004in" svg:y="0.0071in" svg:viewBox="0 0 1538 346" svg:d="M770 346c-258 0-514 0-770 0 0-116 0-230 0-346 512 0 1026 0 1538 0 0 116 0 230 0 346-256 0-512 0-768 0z"><text:p/></draw:path><draw:path draw:style-name="gr3" draw:text-style-name="P5" svg:width="0.0335in" svg:height="0.1512in" svg:x="0.0094in" svg:y="0in" svg:viewBox="0 0 86 385" svg:d="M84 15c2-4 2-5 2-7 0-5-4-8-8-8-3 0-5 2-9 9-22 59-45 118-67 177-1 2-2 4-2 7 0 2 0 2 2 6 22 59 45 118 67 176 1 5 4 10 9 10 4 0 8-3 8-7 0-1 0-3-2-7-24-59-46-119-69-178 23-60 45-119 69-178z"><text:p/></draw:path><draw:path draw:style-name="gr3" draw:text-style-name="P5" svg:width="0.0752in" svg:height="0.0685in" svg:x="0.0563in" svg:y="0.0453in" svg:viewBox="0 0 192 175" svg:d="M118 54c2-10 11-45 38-45 2 0 11 0 19 4-10 2-18 12-18 21 0 7 4 14 15 14 8 0 20-7 20-23 0-19-23-25-36-25-22 0-35 21-41 30-8-26-29-30-41-30-40 0-62 50-62 59 0 5 3 5 4 5 4 0 5-1 6-5 13-40 38-50 52-50 6 0 21 3 21 25 0 12-7 39-21 93-7 24-20 39-38 39-2 0-11 0-18-4 9-2 17-10 17-21s-8-13-14-13c-11 0-21 10-21 22 0 17 20 25 36 25 26 0 40-27 41-30 4 15 19 30 42 30 39 0 61-49 61-59 0-4-3-4-4-4-3 0-4 1-6 4-12 41-38 50-51 50-15 0-21-12-21-25 0-9 2-17 6-34 5-18 9-35 14-53z"><text:p/></draw:path><draw:path draw:style-name="gr3" draw:text-style-name="P5" svg:width="0.0173in" svg:height="0.0453in" svg:x="0.152in" svg:y="0.0972in" svg:viewBox="0 0 45 116" svg:d="M45 41c0-26-10-41-25-41-12 0-20 10-20 21 0 10 8 20 20 20 4 0 10-1 14-5 1-1 1-1 1-1 1 0 1 0 1 6 0 28-13 51-26 64-5 4-5 5-5 6 0 2 3 5 5 5 4 0 35-30 35-75z"><text:p/></draw:path><draw:path draw:style-name="gr3" draw:text-style-name="P5" svg:width="0.0697in" svg:height="0.0976in" svg:x="0.211in" svg:y="0.0453in" svg:viewBox="0 0 178 249" svg:d="M176 24c2-5 2-6 2-9 0-7-5-11-12-11-3 0-10 3-13 8-1 2-3 14-6 21-2 10-5 21-7 31-6 23-12 46-18 69-1 7-18 33-43 33-20 0-24-16-24-31 0-17 7-41 20-76 5-15 7-19 7-27 0-18-12-32-31-32-37 0-51 56-51 59 0 5 3 5 4 5 4 0 5-1 7-8 10-36 25-47 38-47 4 0 10 0 10 12 0 10-4 20-6 27-16 41-23 63-23 81 0 34 25 46 47 46 15 0 29-7 40-18-6 20-10 40-26 59-10 13-25 24-43 24-5 0-22-1-28-15 5 0 11 0 16-6 4-3 8-8 8-14 0-12-11-13-14-13-9 0-22 5-22 24s17 33 40 33c40 0 81-35 91-77 12-50 25-99 37-148z"><text:p/></draw:path><draw:path draw:style-name="gr3" draw:text-style-name="P5" svg:width="0.0335in" svg:height="0.1512in" svg:x="0.2949in" svg:y="0in" svg:viewBox="0 0 86 385" svg:d="M84 199c2-4 2-5 2-6 0-3 0-1-2-6-22-59-46-119-68-178-2-7-4-9-8-9-5 0-8 3-8 8 0 1 0 2 1 6 23 60 46 119 69 179-23 58-46 117-69 177-1 4-1 5-1 8 0 4 3 7 8 7 4 0 6-4 7-7 23-60 45-119 69-179z"><text:p/></draw:path><draw:path draw:style-name="gr3" draw:text-style-name="P5" svg:width="0.0752in" svg:height="0.087in" svg:x="0.4in" svg:y="0.0307in" svg:viewBox="0 0 192 222" svg:d="M179 120c7 0 13-1 13-9 0-9-6-8-13-8-55 0-109 0-164 0 5-50 50-88 104-88 20 0 40 0 60 0 7 0 13 0 13-7 0-8-6-8-13-8-21 0-40 0-61 0-66 0-118 48-118 111 0 62 52 111 118 111 21 0 40 0 61 0 7 0 13 0 13-7s-6-7-13-7c-20 0-40 0-60 0-54 0-99-37-104-88 55 0 109 0 164 0z"><text:p/></draw:path><draw:path draw:style-name="gr3" draw:text-style-name="P5" svg:width="0.0744in" svg:height="0.1063in" svg:x="0.539in" svg:y="0.0071in" svg:viewBox="0 0 190 271" svg:d="M90 4c0-1 0-4-5-4-9 0-37 3-48 3-2 1-6 1-6 8 0 6 3 6 9 6 18 0 19 2 19 6 0 2-1 6-1 8-18 74-37 147-56 220-2 6-2 7-2 9 0 9 8 11 12 11 6 0 12-5 14-10 3-10 5-20 7-30 3-11 5-22 9-33 2-9 4-17 6-26 1-2 4-15 5-18s13-24 26-35c8-6 20-13 36-13 17 0 21 13 21 26 0 21-14 64-23 86-3 9-5 13-5 21 0 19 13 32 32 32 36 0 50-56 50-60 0-3-3-3-4-3-5 0-5 1-7 7-5 20-17 47-39 47-6 0-9-3-9-12 0-10 3-19 6-28 7-15 25-61 25-83 0-26-16-42-45-42-25 0-43 12-58 30 10-41 21-82 31-123z"><text:p/></draw:path></draw:g></text:span><text:span text:style-name="T11">. </text:span><text:span text:style-name="T9">נפצל למקרים: אם</text:span><text:span text:style-name="T11"> </text:span><text:span text:style-name="T11"><draw:g text:anchor-type="as-char" svg:y="-0.1035in" draw:z-index="32" draw:name="Shape389" draw:style-name="gr1"><svg:title>TexMaths</svg:title><svg:desc>11§display§x \in B§svg§600§FALSE§</svg:desc><draw:path draw:style-name="gr2" draw:text-style-name="P4" svg:width="0.3717in" svg:height="0.0933in" svg:x="0.0039in" svg:y="0.0071in" svg:viewBox="0 0 945 238" svg:d="M473 238c-158 0-316 0-473 0 0-79 0-159 0-238 315 0 630 0 945 0 0 79 0 159 0 238-158 0-315 0-472 0z"><text:p/></draw:path><draw:path draw:style-name="gr3" draw:text-style-name="P5" svg:width="0.0752in" svg:height="0.0677in" svg:x="0.0004in" svg:y="0.0366in" svg:viewBox="0 0 192 173" svg:d="M119 54c2-10 11-46 37-46 2 0 11 0 20 5-11 2-19 12-19 21 0 7 5 13 15 13 8 0 20-6 20-22 0-20-22-25-35-25-23 0-36 20-40 29-10-26-31-29-42-29-41 0-63 49-63 59 0 4 4 4 6 4s3 0 4-5c13-40 38-50 52-50 7 0 21 4 21 26 0 12-7 37-21 91-6 24-20 40-37 40-2 0-11 0-19-6 9-1 18-9 18-20 0-9-9-13-14-13-12 0-22 10-22 22 0 18 20 25 36 25 27 0 40-26 41-28 5 13 19 28 42 28 39 0 61-49 61-58 0-4-3-4-4-4-3 0-4 2-4 4-14 40-40 50-52 50-16 0-21-11-21-24 0-9 2-18 7-35 4-17 8-35 13-52z"><text:p/></draw:path><draw:path draw:style-name="gr3" draw:text-style-name="P5" svg:width="0.0752in" svg:height="0.0874in" svg:x="0.1382in" svg:y="0.0217in" svg:viewBox="0 0 192 223" svg:d="M179 120c7 0 13 0 13-8s-6-8-13-8c-55 0-109 0-164 0 5-51 50-89 104-89 20 0 40 0 60 0 7 0 13 0 13-7 0-8-6-8-13-8-20 0-40 0-60 0-67 0-119 51-119 112 0 60 52 111 119 111 20 0 40 0 60 0 7 0 13 0 13-8 0-7-6-7-13-7-20 0-40 0-60 0-54 0-99-38-104-88 55 0 109 0 164 0z"><text:p/></draw:path><draw:path draw:style-name="gr3" draw:text-style-name="P5" svg:width="0.1083in" svg:height="0.1028in" svg:x="0.2748in" svg:y="0.0004in" svg:viewBox="0 0 276 262" svg:d="M45 232c-3 15-4 18-35 18-6 0-10 0-10 8 0 4 3 4 10 4 46 0 92 0 138 0 61 0 107-46 107-83 0-26-23-49-60-53 40-7 81-36 81-72 0-29-25-54-73-54-42 0-86 0-129 0-7 0-11 0-11 8 0 4 3 4 11 4 1 0 7 0 14 1 8 0 11 1 11 6 0 2 0 3-1 7-18 68-35 138-53 206zM103 122c8-32 17-64 25-96 3-13 4-14 20-14 17 0 33 0 51 0 33 0 42 23 42 40 0 34-33 70-80 70-19 0-39 0-58 0zM87 250c-6 0-7 0-9 0-4-1-5-1-5-4 0-1 0-2 2-9 9-35 17-71 26-106 24 0 50 0 74 0 36 0 44 27 44 44 0 38-34 75-80 75-18 0-35 0-52 0z"><text:p/></draw:path></draw:g></text:span><text:span text:style-name="T11">, נבחר </text:span><text:span text:style-name="T11"><draw:g text:anchor-type="as-char" svg:y="-0.1134in" draw:z-index="33" draw:name="Shape390" draw:style-name="gr1"><svg:title>TexMaths</svg:title><svg:desc>11§display§y = f_1(x) \in B§svg§600§FALSE§</svg:desc><draw:path draw:style-name="gr2" draw:text-style-name="P4" svg:width="0.9161in" svg:height="0.1354in" svg:x="0.0039in" svg:y="0.0071in" svg:viewBox="0 0 2328 345" svg:d="M0 0c776 0 1552 0 2328 0 0 115 0 230 0 345-776 0-1552 0-2328 0 0-115 0-230 0-345z"><text:p/></draw:path><draw:path draw:style-name="gr3" draw:text-style-name="P5" svg:width="0.0697in" svg:height="0.0972in" svg:x="0.0004in" svg:y="0.0453in" svg:viewBox="0 0 178 248" svg:d="M177 23c1-5 1-5 1-9 0-6-5-10-11-10-4 0-10 3-13 8-1 2-4 14-5 21-4 10-6 20-8 31-6 23-12 46-18 69-1 6-18 33-44 33-20 0-24-17-24-32 0-17 7-40 20-75 6-16 8-20 8-28 0-17-13-31-31-31-38 0-52 56-52 59 0 4 3 3 4 4 5 0 5-1 7-7 11-36 26-48 40-48 2 0 8 0 8 13 0 9-3 20-6 26-16 41-22 63-22 82 0 34 24 45 47 45 16 0 28-7 39-17-5 20-9 38-26 58-10 13-24 25-41 25-6 0-24-2-30-16 6 0 11 0 16-5 5-4 8-9 8-16 0-11-10-13-14-13-9 0-21 6-21 25 0 18 16 33 41 33 39 0 79-36 90-77 12-50 25-99 37-148z"><text:p/></draw:path><draw:path draw:style-name="gr3" draw:text-style-name="P5" svg:width="0.1012in" svg:height="0.035in" svg:x="0.1272in" svg:y="0.0571in" svg:viewBox="0 0 258 90" svg:d="M244 15c6 0 14 0 14-7 0-8-8-8-14-8-77 0-154 0-231 0-5 0-13 0-13 8 0 7 8 7 13 7 77 0 154 0 231 0zM244 90c6 0 14 0 14-7 0-8-8-8-14-8-77 0-154 0-231 0-5 0-13 0-13 8 0 7 8 7 13 7 77 0 154 0 231 0z"><text:p/></draw:path><draw:path draw:style-name="gr3" draw:text-style-name="P5" svg:width="0.0756in" svg:height="0.137in" svg:x="0.2874in" svg:y="0.0071in" svg:viewBox="0 0 193 349" svg:d="M121 118c11 0 22 0 33 0 8 0 12 0 12-9 0-3-4-3-10-3-11 0-22 0-33 0 4-16 6-30 9-44 1-9 7-36 9-41 3-7 10-13 19-13 1 0 11 0 18 7-17 2-21 15-21 21 0 9 7 14 15 14 10 0 21-9 21-24 0-17-18-26-33-26-14 0-38 7-50 45-2 8-3 12-13 61-9 0-18 0-27 0-6 0-11 0-11 6s4 6 11 6c9 0 17 0 26 0-10 50-20 100-30 151-7 37-13 72-33 72-2 0-11 0-19-7 18-1 21-15 21-21 0-9-6-14-14-14-10 0-21 9-21 24 0 17 17 26 33 26 21 0 36-22 43-37 13-25 22-71 22-74 8-40 15-81 23-120z"><text:p/></draw:path><draw:path draw:style-name="gr3" draw:text-style-name="P5" svg:width="0.0386in" svg:height="0.0701in" svg:x="0.3654in" svg:y="0.0661in" svg:viewBox="0 0 99 179" svg:d="M62 8c0-7-1-8-9-8-17 18-42 18-53 18 0 3 0 6 0 10 7 0 24 0 40-8 0 45 0 91 0 137 0 9 0 13-28 13-3 0-6 0-10 0 0 3 0 6 0 9 5 0 39-1 49-1 7 0 41 1 48 1 0-3 0-6 0-9-3 0-8 0-11 0-26 0-26-4-26-13 0-50 0-100 0-149z"><text:p/></draw:path><draw:path draw:style-name="gr3" draw:text-style-name="P5" svg:width="0.0346in" svg:height="0.1508in" svg:x="0.4374in" svg:y="0in" svg:viewBox="0 0 89 384" svg:d="M89 380c0-1 0-1-6-8-49-48-61-121-61-179 0-67 14-135 63-183 4-4 4-4 4-7 0-2-1-3-3-3-5 0-39 26-62 75-20 43-24 86-24 118 0 28 4 76 25 119 23 47 56 72 61 72 2 0 3-1 3-4z"><text:p/></draw:path><draw:path draw:style-name="gr3" draw:text-style-name="P5" svg:width="0.0756in" svg:height="0.0681in" svg:x="0.4854in" svg:y="0.0453in" svg:viewBox="0 0 193 174" svg:d="M118 54c2-10 11-46 38-46 1 0 11 0 19 5-11 2-19 12-19 21 0 7 5 13 16 13 7 0 21-6 21-22 0-19-24-25-37-25-22 0-36 20-40 29-10-26-31-29-42-29-40 0-62 50-62 59 0 4 3 4 5 4 3 0 4-1 4-5 13-40 40-50 52-50 7 0 21 4 21 26 0 12-7 38-21 92-6 24-19 40-37 40-2 0-11 0-18-5 8-2 17-10 17-21 0-10-9-13-14-13-11 0-21 10-21 22 0 17 19 25 36 25 26 0 40-26 41-29 4 15 19 29 42 29 39 0 61-50 61-59 0-4-3-4-4-4-4 0-4 1-5 5-14 40-39 50-52 50-14 0-21-13-21-25 0-9 2-18 7-34 4-18 8-35 13-53z"><text:p/></draw:path><draw:path draw:style-name="gr3" draw:text-style-name="P5" svg:width="0.035in" svg:height="0.1508in" svg:x="0.5764in" svg:y="0in" svg:viewBox="0 0 90 384" svg:d="M90 193c0-30-4-77-25-120-23-48-57-73-61-73-2 0-4 1-4 3 0 3 0 3 8 10 37 38 60 99 60 180 0 65-14 132-62 181-6 5-6 5-6 6 0 3 2 4 4 4 4 0 39-26 62-75 20-43 24-85 24-116z"><text:p/></draw:path><draw:path draw:style-name="gr3" draw:text-style-name="P5" svg:width="0.0756in" svg:height="0.087in" svg:x="0.6819in" svg:y="0.0307in" svg:viewBox="0 0 193 222" svg:d="M179 120c7 0 14 0 14-8 0-7-7-7-14-7-55 0-109 0-164 0 5-52 50-88 104-88 20 0 41 0 60 0 7 0 14-2 14-9 0-8-7-8-14-8-19 0-40 0-60 0-66 0-119 51-119 112 0 62 53 110 119 110 20 0 41 0 60 0 7 0 14 0 14-7 0-8-7-7-14-7-19 0-40 0-60 0-54 0-99-36-104-88 55 0 109 0 164 0z"><text:p/></draw:path><draw:path draw:style-name="gr3" draw:text-style-name="P5" svg:width="0.1083in" svg:height="0.1031in" svg:x="0.8193in" svg:y="0.0098in" svg:viewBox="0 0 276 263" svg:d="M46 232c-4 16-5 19-35 19-7 0-11 0-11 8 0 4 3 4 11 4 46 0 91 0 138 0 61 0 106-46 106-82 0-28-22-51-59-54 40-8 80-37 80-73 0-29-25-54-71-54-43 0-87 0-130 0-8 0-12 0-12 8 0 4 4 4 11 4 1 0 9 0 15 1 7 1 10 1 10 7 0 1 0 2-1 6-18 69-34 138-52 206zM105 122c7-32 15-63 23-94 4-15 4-16 21-16 16 0 34 0 50 0 34 0 42 23 42 40 0 34-33 70-80 70-19 0-38 0-56 0zM87 251c-6 0-7 0-9-1-3 0-4 0-4-3 0-1 0-3 1-9 9-35 19-72 27-107 25 0 49 0 73 0 37 0 44 29 44 45 0 38-34 75-79 75-18 0-35 0-53 0z"><text:p/></draw:path></draw:g></text:span><text:span text:style-name="T11"><text:s/>כך ש־</text:span><text:span text:style-name="T11"><draw:g text:anchor-type="as-char" svg:y="-0.1134in" draw:z-index="34" draw:name="Shape391" draw:style-name="gr1"><svg:title>TexMaths</svg:title><svg:desc>11§display§\la x, f_1(x) \ra \in f_1 \cup f_2§svg§600§FALSE§</svg:desc><draw:path draw:style-name="gr2" draw:text-style-name="P4" svg:width="1.2307in" svg:height="0.1358in" svg:x="0.0004in" svg:y="0.0071in" svg:viewBox="0 0 3127 346" svg:d="M1564 346c-521 0-1043 0-1564 0 0-116 0-230 0-346 1043 0 2084 0 3127 0 0 116 0 230 0 346-521 0-1043 0-1563 0z"><text:p/></draw:path><draw:path draw:style-name="gr3" draw:text-style-name="P5" svg:width="0.0335in" svg:height="0.1512in" svg:x="0.0094in" svg:y="0in" svg:viewBox="0 0 86 385" svg:d="M84 15c2-4 2-5 2-7 0-5-4-8-8-8-3 0-5 2-9 9-22 59-45 118-67 177-1 2-2 4-2 8 0 1 0 1 2 5 22 59 45 118 67 176 2 5 4 10 9 10 4 0 8-3 8-7 0-1 0-3-2-7-24-59-46-119-69-177 23-60 45-119 69-179z"><text:p/></draw:path><draw:path draw:style-name="gr3" draw:text-style-name="P5" svg:width="0.0752in" svg:height="0.0685in" svg:x="0.0563in" svg:y="0.0453in" svg:viewBox="0 0 192 175" svg:d="M118 54c2-10 11-45 38-45 2 0 11 0 20 4-11 2-19 12-19 21 0 7 5 14 15 14 8 0 20-7 20-23 0-19-23-25-36-25-22 0-35 21-41 30-8-26-29-30-40-30-41 0-63 50-63 59 0 5 3 5 4 5 4 0 5-1 6-5 13-40 38-50 52-50 6 0 21 3 21 25 0 12-7 39-21 93-7 24-20 39-38 39-2 0-11 0-18-4 9-2 17-10 17-21s-8-13-14-13c-11 0-21 10-21 22 0 17 20 25 36 25 26 0 40-27 41-30 4 15 19 30 42 30 39 0 61-49 61-59 0-4-3-4-4-4-3 0-4 1-6 4-12 41-38 50-50 50-16 0-22-12-22-25 0-9 2-17 6-34 5-18 9-35 14-53z"><text:p/></draw:path><draw:path draw:style-name="gr3" draw:text-style-name="P5" svg:width="0.0173in" svg:height="0.0453in" svg:x="0.152in" svg:y="0.0972in" svg:viewBox="0 0 45 116" svg:d="M45 41c0-26-10-41-25-41-12 0-20 10-20 21 0 10 8 20 20 20 5 0 10-1 14-5 1-1 1-1 2-1 0 2 0 0 0 6 0 28-13 51-26 64-5 4-5 5-5 6 0 2 3 5 5 5 4 0 35-30 35-75z"><text:p/></draw:path><draw:path draw:style-name="gr3" draw:text-style-name="P5" svg:width="0.076in" svg:height="0.1374in" svg:x="0.2142in" svg:y="0.0067in" svg:viewBox="0 0 194 350" svg:d="M122 118c11 0 22 0 33 0 8 0 12 0 12-8 0-4-4-4-11-4-11 0-21 0-32 0 2-16 6-30 8-44 2-8 8-36 10-40 3-8 10-13 17-13 3 0 13 0 19 6-16 2-21 16-21 21 0 9 8 14 15 14 11 0 22-9 22-24 0-17-18-26-35-26-13 0-37 7-48 45-3 8-4 12-13 61-9 0-18 0-27 0-7 0-12 0-12 7 0 5 4 5 11 5 9 0 17 0 26 0-10 50-19 100-29 151-7 37-13 72-34 72-1 0-11 0-19-6 19-1 22-16 22-21 0-9-7-13-14-13-10 0-22 8-22 23 0 17 18 26 33 26 22 0 37-23 44-37 12-25 21-71 22-74 8-40 15-80 23-121z"><text:p/></draw:path><draw:path draw:style-name="gr3" draw:text-style-name="P5" svg:width="0.0382in" svg:height="0.0701in" svg:x="0.2929in" svg:y="0.0661in" svg:viewBox="0 0 98 179" svg:d="M60 8c0-8 0-8-7-8-18 17-42 17-53 17 0 3 0 6 0 9 7 0 24 0 38-7 0 46 0 92 0 138 0 9 0 13-26 13-3 0-8 0-11 0 0 3 0 6 0 9 6-1 39-1 48-1s43 0 49 1c0-3 0-6 0-9-3 0-7 0-10 0-28 0-28-4-28-13 0-50 0-100 0-149z"><text:p/></draw:path><draw:path draw:style-name="gr3" draw:text-style-name="P5" svg:width="0.035in" svg:height="0.1512in" svg:x="0.3642in" svg:y="0in" svg:viewBox="0 0 90 385" svg:d="M90 381c0-1 0-1-6-8-49-49-61-122-61-179 0-68 14-136 62-183 5-5 5-5 5-7 0-3-2-4-4-4-4 0-39 26-62 76-20 42-24 85-24 118 0 28 4 75 25 119 23 47 57 72 61 72 2 0 4-1 4-4z"><text:p/></draw:path><draw:path draw:style-name="gr3" draw:text-style-name="P5" svg:width="0.0752in" svg:height="0.0685in" svg:x="0.4126in" svg:y="0.0453in" svg:viewBox="0 0 192 175" svg:d="M118 54c3-10 12-45 38-45 2 0 11 0 20 4-11 2-19 12-19 21 0 7 5 14 15 14 8 0 20-7 20-23 0-19-22-25-35-25-23 0-36 21-40 30-10-26-31-30-42-30-41 0-63 50-63 59 0 5 3 4 4 5 4 0 5-1 6-5 13-40 38-50 52-50 7 0 21 3 21 25 0 12-7 39-21 93-7 24-20 39-37 39-2 0-12 0-19-4 9-2 18-10 18-21s-9-13-14-13c-12 0-22 10-22 22 0 17 20 25 36 25 26 0 40-27 41-30 4 15 19 30 42 30 39 0 61-49 61-59 0-4-3-4-4-4-3 0-4 1-4 4-14 41-40 50-52 50-16 0-21-12-21-25 0-9 2-17 5-34 5-18 9-35 14-53z"><text:p/></draw:path><draw:path draw:style-name="gr3" draw:text-style-name="P5" svg:width="0.0346in" svg:height="0.1512in" svg:x="0.5039in" svg:y="0in" svg:viewBox="0 0 89 385" svg:d="M89 194c0-31-3-77-25-121-23-48-56-73-61-73-2 0-3 2-3 4s0 2 8 9c37 38 59 99 59 181 0 64-14 132-63 180-4 6-4 6-4 7 0 2 1 4 3 4 5 0 40-26 62-76 20-41 24-84 24-115z"><text:p/></draw:path><draw:path draw:style-name="gr3" draw:text-style-name="P5" svg:width="0.0335in" svg:height="0.1512in" svg:x="0.563in" svg:y="0in" svg:viewBox="0 0 86 385" svg:d="M84 199c2-4 2-4 2-5 0-2 0-2-2-7-22-59-46-119-68-178-2-7-4-9-8-9-5 0-8 3-8 8 0 1 0 2 2 6 23 60 45 119 68 180-23 58-45 118-68 176-2 4-2 5-2 8 0 4 3 7 8 7 4 0 6-4 7-7 23-60 45-119 69-179z"><text:p/></draw:path><draw:path draw:style-name="gr3" draw:text-style-name="P5" svg:width="0.076in" svg:height="0.087in" svg:x="0.6681in" svg:y="0.0307in" svg:viewBox="0 0 194 222" svg:d="M179 120c7 0 15 0 15-8 0-9-8-9-15-9-55 0-109 0-164 0 6-50 50-88 104-88 20 0 40 0 60 0 7 0 15 0 15-7 0-8-8-8-15-8-20 0-40 0-60 0-66 0-119 50-119 112s53 110 119 110c20 0 40 0 60 0 7 0 15 0 15-7s-8-7-15-7c-20 0-40 0-60 0-54 0-98-37-104-88 55 0 109 0 164 0z"><text:p/></draw:path><draw:path draw:style-name="gr3" draw:text-style-name="P5" svg:width="0.0752in" svg:height="0.1374in" svg:x="0.8071in" svg:y="0.0067in" svg:viewBox="0 0 192 350" svg:d="M122 118c11 0 22 0 33 0 8 0 11 0 11-8 0-4-3-4-10-4-11 0-21 0-32 0 2-16 6-30 8-44 1-8 7-36 9-40 4-8 11-13 18-13 2 0 11 0 19 6-16 2-21 16-21 21 0 9 7 14 15 14 9 0 20-9 20-24 0-17-17-26-33-26-13 0-37 7-49 45-2 8-3 12-12 61-9 0-19 0-28 0-6 0-11 0-11 7 0 5 4 5 11 5 9 0 17 0 26 0-10 50-19 100-29 151-8 37-14 72-34 72-1 0-11 0-19-6 18-1 22-16 22-21 0-9-7-13-14-13-11 0-22 8-22 23 0 17 18 26 33 26 21 0 36-23 44-37 12-25 21-71 21-74 8-40 16-80 24-121z"><text:p/></draw:path><draw:path draw:style-name="gr3" draw:text-style-name="P5" svg:width="0.0386in" svg:height="0.0701in" svg:x="0.885in" svg:y="0.0661in" svg:viewBox="0 0 99 179" svg:d="M62 8c0-8-2-8-8-8-18 17-43 17-54 17 0 3 0 6 0 9 7 0 25 0 40-7 0 46 0 92 0 138 0 9 0 13-28 13-3 0-7 0-10 0 0 3 0 6 0 9 6-1 39-1 49-1 7 0 41 0 48 1 0-3 0-6 0-9-3 0-7 0-10 0-27 0-27-4-27-13 0-50 0-100 0-149z"><text:p/></draw:path><draw:path draw:style-name="gr3" draw:text-style-name="P5" svg:width="0.0839in" svg:height="0.0937in" svg:x="0.9843in" svg:y="0.0217in" svg:viewBox="0 0 214 239" svg:d="M214 14c0-6 0-14-7-14-8 0-8 8-8 14 0 47 0 93 0 140 0 57-63 70-92 70-18 0-42-4-62-16-30-19-30-44-30-54 0-47 0-93 0-140 0-6 0-14-7-14-8 0-8 8-8 14 0 48 0 94 0 141 0 59 58 84 107 84 50 0 107-28 107-83 0-47 0-94 0-142z"><text:p/></draw:path><draw:path draw:style-name="gr3" draw:text-style-name="P5" svg:width="0.076in" svg:height="0.1374in" svg:x="1.1189in" svg:y="0.0067in" svg:viewBox="0 0 194 350" svg:d="M122 118c11 0 22 0 33 0 8 0 11 0 11-8 0-4-3-4-10-4-11 0-21 0-32 0 2-16 6-30 8-44 1-8 7-36 9-40 4-8 11-13 18-13 2 0 11 0 19 6-16 2-21 16-21 21 0 9 8 14 15 14 9 0 22-9 22-24 0-17-19-26-35-26-13 0-37 7-49 45-2 8-3 12-12 61-9 0-19 0-28 0-6 0-11 0-11 7 0 5 4 5 11 5 9 0 17 0 26 0-10 50-19 100-29 151-8 37-14 72-34 72-1 0-11 0-19-6 18-1 22-16 22-21 0-9-7-13-14-13-11 0-22 8-22 23 0 17 18 26 33 26 21 0 36-23 44-37 12-25 21-71 21-74 8-40 16-80 24-121z"><text:p/></draw:path><draw:path draw:style-name="gr3" draw:text-style-name="P5" svg:width="0.0469in" svg:height="0.0701in" svg:x="1.1921in" svg:y="0.0661in" svg:viewBox="0 0 120 179" svg:d="M120 130c-3 0-7 0-10 0 0 5-3 22-7 24-2 2-23 2-26 2-17 0-34 0-51 0 29-25 39-33 55-45 20-16 39-33 39-58 0-33-29-53-64-53-33 0-56 23-56 48 0 14 12 15 14 15 7 0 15-5 15-15 0-4-3-14-16-14 8-19 27-24 40-24 26 0 40 21 40 43 0 23-16 42-25 52-22 21-43 41-65 63-3 3-3 4-3 11 37 0 74 0 111 0 3-16 6-33 9-49z"><text:p/></draw:path></draw:g></text:span><text:span text:style-name="T11">, </text:span><text:span text:style-name="T9">ואם </text:span><draw:g text:anchor-type="as-char" svg:y="-0.1063in" draw:z-index="137" draw:name="Shape28" draw:style-name="gr1"><svg:title>TexMaths</svg:title><svg:desc>11§display§x \in C§svg§600§FALSE§</svg:desc><draw:path draw:style-name="gr2" draw:text-style-name="P4" svg:width="0.372in" svg:height="0.0969in" svg:x="0.0039in" svg:y="0.0075in" svg:viewBox="0 0 946 247" svg:d="M474 247c-158 0-316 0-474 0 0-83 0-164 0-247 316 0 630 0 946 0 0 83 0 164 0 247-158 0-315 0-472 0z"><text:p/></draw:path><draw:path draw:style-name="gr3" draw:text-style-name="P5" svg:width="0.0752in" svg:height="0.0681in" svg:x="0.0004in" svg:y="0.0406in" svg:viewBox="0 0 192 174" svg:d="M118 54c3-10 12-45 38-45 2 0 11 0 20 4-11 2-19 12-19 21 0 7 5 14 15 14 8 0 20-7 20-23 0-19-22-25-35-25-23 0-36 21-40 30-10-26-31-30-42-30-41 0-63 50-63 60 0 4 3 2 4 4 4 0 5-1 6-4 13-41 38-51 52-51 7 0 21 3 21 25 0 12-7 39-21 93-7 23-20 38-37 38-2 0-11 0-19-5 9-1 18-9 18-19 0-11-9-14-14-14-12 0-22 10-22 23 0 16 20 24 36 24 27 0 40-26 41-29 4 14 19 29 42 29 39 0 61-48 61-58 0-5-3-5-4-5-3 0-4 3-4 5-14 42-40 49-52 49-16 0-21-11-21-24 0-9 2-18 7-34 4-18 7-35 12-53z"><text:p/></draw:path><draw:path draw:style-name="gr3" draw:text-style-name="P5" svg:width="0.0752in" svg:height="0.0874in" svg:x="0.1382in" svg:y="0.0256in" svg:viewBox="0 0 192 223" svg:d="M179 119c7 0 13 0 13-8 0-7-6-7-13-7-55 0-109 0-164 0 5-52 50-89 104-89 20 0 40 0 60 0 7 0 13 0 13-7 0-8-6-8-13-8-21 0-40 0-61 0-66 0-118 50-118 111s52 112 118 112c21 0 40 0 61 0 7 0 13 0 13-8s-6-8-13-8c-20 0-40 0-60 0-54 0-99-37-104-88 55 0 109 0 164 0z"><text:p/></draw:path><draw:path draw:style-name="gr3" draw:text-style-name="P5" svg:width="0.1075in" svg:height="0.1098in" svg:x="0.2764in" svg:y="0.0004in" svg:viewBox="0 0 274 280" svg:d="M274 4c0-1-1-4-5-4-1 0-1 1-5 4-10 10-19 20-28 30-3-5-20-34-63-34-86 0-173 85-173 174 0 63 45 106 104 106 33 0 63-16 83-34 36-31 43-66 43-67 0-5-3-5-5-5s-4 1-5 5c-3 11-12 38-39 60-26 22-50 29-71 29-34 0-76-21-76-81 0-22 9-83 47-129 23-26 60-46 95-46 38 0 62 30 62 75 0 15-2 14-2 19 0 3 5 4 6 4 5 0 5-1 8-8 7-33 15-65 24-98z"><text:p/></draw:path></draw:g><text:s/><text:span text:style-name="T7">באופן דומה נבחר </text:span><draw:g text:anchor-type="as-char" svg:y="-0.1134in" draw:z-index="138" draw:name="Shape29" draw:style-name="gr1"><svg:title>TexMaths</svg:title><svg:desc>11§display§y = f_2(x)§svg§600§FALSE§</svg:desc><draw:path draw:style-name="gr2" draw:text-style-name="P4" svg:width="0.5992in" svg:height="0.1354in" svg:x="0.0039in" svg:y="0.0071in" svg:viewBox="0 0 1523 345" svg:d="M0 0c507 0 1015 0 1523 0 0 115 0 230 0 345-508 0-1016 0-1523 0 0-115 0-230 0-345z"><text:p/></draw:path><draw:path draw:style-name="gr3" draw:text-style-name="P5" svg:width="0.0697in" svg:height="0.0972in" svg:x="0.0004in" svg:y="0.0461in" svg:viewBox="0 0 178 248" svg:d="M177 23c1-5 1-5 1-9 0-6-5-10-11-10-4 0-10 3-13 8-1 2-4 14-5 21-4 10-6 20-8 31-6 23-12 46-18 69-2 6-18 33-44 33-20 0-24-17-24-32 0-17 7-40 20-75 6-16 8-20 8-28 0-17-13-31-31-31-38 0-52 56-52 59 0 4 3 3 4 4 5 0 5-1 7-7 10-36 26-48 39-48 3 0 9 0 9 13 0 9-3 20-6 26-16 41-22 63-22 82 0 34 24 45 47 45 14 0 28-7 39-17-5 20-10 38-26 58-10 13-24 25-41 25-6 0-24-2-30-16 6 0 11 0 16-5 5-4 8-9 8-16 0-11-10-13-14-13-9 0-21 6-21 25 0 18 16 33 41 33 39 0 79-36 90-77 12-50 25-99 37-148z"><text:p/></draw:path><draw:path draw:style-name="gr3" draw:text-style-name="P5" svg:width="0.1004in" svg:height="0.035in" svg:x="0.1268in" svg:y="0.0575in" svg:viewBox="0 0 256 90" svg:d="M243 15c7 0 13 0 13-7 0-8-6-8-12-8-77 0-154 0-231 0-5 0-13 0-13 8 0 7 8 7 13 7 77 0 153 0 230 0zM244 90c6 0 12 0 12-7 0-8-6-8-13-8-77 0-153 0-230 0-5 0-13 0-13 8 0 7 8 7 13 7 77 0 154 0 231 0z"><text:p/></draw:path><draw:path draw:style-name="gr3" draw:text-style-name="P5" svg:width="0.0756in" svg:height="0.137in" svg:x="0.287in" svg:y="0.0071in" svg:viewBox="0 0 193 349" svg:d="M121 118c11 0 22 0 33 0 8 0 11 0 11-9 0-3-3-3-10-3-11 0-21 0-32 0 2-16 6-30 8-44 2-9 8-36 10-41 3-7 10-13 17-13 3 0 13 0 19 7-16 2-21 15-21 21 0 9 8 14 15 14 11 0 22-9 22-24 0-17-18-26-35-26-13 0-37 7-48 45-3 8-4 12-13 61-9 0-18 0-27 0-7 0-12 0-12 6s4 6 11 6c9 0 17 0 26 0-10 50-19 100-29 151-7 37-13 72-34 72-1 0-11 0-19-7 19-1 22-15 22-21 0-9-7-14-14-14-10 0-21 9-21 24 0 17 17 26 32 26 22 0 37-22 44-37 12-25 21-71 22-74 8-40 15-81 23-120z"><text:p/></draw:path><draw:path draw:style-name="gr3" draw:text-style-name="P5" svg:width="0.0469in" svg:height="0.0701in" svg:x="0.3594in" svg:y="0.0661in" svg:viewBox="0 0 120 179" svg:d="M120 130c-3 0-6 0-9 0-1 7-4 22-8 25-2 1-23 1-26 1-16 0-33 0-49 0 27-25 37-32 53-45 20-15 39-33 39-58 0-33-29-53-64-53-33 0-56 24-56 48 0 15 12 16 14 16 7 0 15-5 15-14 0-6-1-15-16-15 8-18 27-25 40-25 26 0 41 21 41 43 0 23-17 42-26 52-22 21-43 41-65 63-3 4-3 4-3 11 37 0 75 0 112 0 2-16 6-33 8-49z"><text:p/></draw:path><draw:path draw:style-name="gr3" draw:text-style-name="P5" svg:width="0.035in" svg:height="0.1508in" svg:x="0.4362in" svg:y="0in" svg:viewBox="0 0 90 384" svg:d="M90 380c0-1 0-1-6-8-49-48-62-121-62-179 0-67 15-135 63-183 5-4 5-4 5-7 0-2-2-3-4-3-3 0-39 26-62 75-20 43-24 86-24 118 0 28 4 76 25 119 23 47 58 72 61 72 2 0 4-1 4-4z"><text:p/></draw:path><draw:path draw:style-name="gr3" draw:text-style-name="P5" svg:width="0.0756in" svg:height="0.0681in" svg:x="0.4846in" svg:y="0.0461in" svg:viewBox="0 0 193 174" svg:d="M118 54c2-10 11-46 38-46 2 0 11 0 19 5-10 2-18 12-18 21 0 7 4 13 15 13 8 0 21-6 21-22 0-19-24-25-37-25-22 0-35 20-40 29-9-26-30-29-42-29-40 0-62 50-62 59 0 4 3 4 5 4 3 0 4-1 5-5 13-40 39-50 52-50 6 0 21 4 21 26 0 12-7 38-21 92-7 24-20 40-38 40-2 0-11 0-18-5 10-2 17-10 17-21 0-10-7-13-14-13-11 0-21 10-21 22 0 17 20 25 36 25 26 0 40-26 41-29 4 15 19 29 42 29 39 0 61-50 61-59 0-4-3-4-4-4-3 0-4 1-5 5-13 40-39 50-51 50-15 0-22-13-22-25 0-9 2-18 7-34 4-18 8-35 13-53z"><text:p/></draw:path><draw:path draw:style-name="gr3" draw:text-style-name="P5" svg:width="0.0346in" svg:height="0.1508in" svg:x="0.576in" svg:y="0in" svg:viewBox="0 0 89 384" svg:d="M89 193c0-30-4-77-25-120-23-48-56-73-61-73-2 0-3 1-3 3 0 3 0 3 7 10 38 38 60 99 60 180 0 65-14 132-63 181-4 5-4 5-4 6 0 3 1 4 3 4 5 0 39-26 62-75 20-43 24-85 24-116z"><text:p/></draw:path></draw:g>. </text:p>
                    </text:list-item>
                    <text:list-item>
                      <text:p text:style-name="P13"><text:soft-page-break/><text:span text:style-name="T11">חד־ערכיות: יהי </text:span><text:span text:style-name="T11"><draw:g text:anchor-type="as-char" svg:y="-0.1063in" draw:z-index="35" draw:name="Shape393" draw:style-name="gr1"><svg:title>TexMaths</svg:title><svg:desc>11§display§x \in B \cup C§svg§600§FALSE§</svg:desc><draw:path draw:style-name="gr2" draw:text-style-name="P4" svg:width="0.6642in" svg:height="0.0969in" svg:x="0.0039in" svg:y="0.0071in" svg:viewBox="0 0 1688 247" svg:d="M844 247c-281 0-563 0-844 0 0-83 0-164 0-247 563 0 1125 0 1688 0 0 83 0 164 0 247-282 0-563 0-844 0z"><text:p/></draw:path><draw:path draw:style-name="gr3" draw:text-style-name="P5" svg:width="0.0752in" svg:height="0.0681in" svg:x="0.0004in" svg:y="0.0406in" svg:viewBox="0 0 192 174" svg:d="M119 54c2-10 11-45 37-45 2 0 12 0 20 4-11 2-19 12-19 21 0 7 5 14 15 14 8 0 20-7 20-23 0-19-22-25-35-25-23 0-36 21-40 30-10-26-31-30-42-30-41 0-63 50-63 60 0 4 4 4 6 4s3-1 4-4c13-41 38-51 52-51 7 0 21 3 21 25 0 12-7 39-21 93-6 23-20 38-37 38-2 0-11 0-19-5 9-1 18-9 18-19 0-11-9-14-14-14-12 0-22 10-22 23 0 16 20 24 36 24 27 0 40-26 41-29 5 14 19 29 42 29 39 0 61-48 61-58 0-5-3-5-4-5-3 0-4 3-4 5-14 42-40 49-52 49-16 0-21-11-21-24 0-9 2-18 7-34 4-18 8-35 13-53z"><text:p/></draw:path><draw:path draw:style-name="gr3" draw:text-style-name="P5" svg:width="0.0752in" svg:height="0.0874in" svg:x="0.1382in" svg:y="0.0256in" svg:viewBox="0 0 192 223" svg:d="M179 119c7 0 13 0 13-8 0-7-6-7-13-7-55 0-109 0-164 0 5-52 50-89 104-89 20 0 40 0 60 0 7 0 13 0 13-7 0-8-6-8-13-8-20 0-40 0-60 0-66 0-119 50-119 111s53 112 119 112c20 0 40 0 60 0 7 0 13 0 13-8s-6-8-13-8c-20 0-40 0-60 0-54 0-99-37-104-88 55 0 109 0 164 0z"><text:p/></draw:path><draw:path draw:style-name="gr3" draw:text-style-name="P5" svg:width="0.1083in" svg:height="0.1028in" svg:x="0.2752in" svg:y="0.0039in" svg:viewBox="0 0 276 262" svg:d="M46 233c-4 14-5 17-35 17-7 0-11 0-11 8 0 4 3 4 11 4 46 0 91 0 137 0 62 0 107-45 107-83 0-27-22-49-59-53 39-8 80-37 80-73 0-29-25-53-72-53-42 0-86 0-129 0-8 0-12 0-12 8 0 4 4 4 11 4 1 0 8 0 15 0 7 1 10 1 10 7 0 1 0 2-1 7-18 69-34 138-52 207zM104 122c8-32 16-64 24-96 4-13 4-14 20-14 17 0 35 0 51 0 34 0 42 22 42 40 0 34-33 70-80 70-19 0-38 0-57 0zM87 250c-6 0-7 0-9 0-3-1-4-1-4-4 0-1 0-2 1-9 9-35 18-72 27-107 24 0 49 0 73 0 37 0 44 29 44 44 0 39-34 76-79 76-18 0-36 0-53 0z"><text:p/></draw:path><draw:path draw:style-name="gr3" draw:text-style-name="P5" svg:width="0.0839in" svg:height="0.0933in" svg:x="0.4339in" svg:y="0.0169in" svg:viewBox="0 0 214 238" svg:d="M214 13c0-6 0-13-7-13-8 0-8 7-8 13 0 47 0 93 0 140 0 56-63 70-91 70-18 0-42-5-63-18-30-19-30-43-30-52 0-47 0-93 0-140 0-6 0-13-7-13-8 0-8 7-8 13 0 47 0 94 0 141 0 58 59 84 108 84s106-28 106-83c0-47 0-94 0-142z"><text:p/></draw:path><draw:path draw:style-name="gr3" draw:text-style-name="P5" svg:width="0.1079in" svg:height="0.1098in" svg:x="0.5681in" svg:y="0.0004in" svg:viewBox="0 0 275 280" svg:d="M275 4c0-1-1-4-5-4-1 0-1 1-5 4-9 10-19 20-28 30-3-5-20-34-63-34-87 0-174 85-174 174 0 63 46 106 106 106 33 0 62-16 82-34 36-31 43-66 43-67 0-5-3-5-5-5s-4 1-5 5c-3 11-12 38-38 60-27 22-52 29-72 29-34 0-76-21-76-81 0-22 9-83 47-129 24-26 60-46 95-46 38 0 62 30 62 75 0 15-2 14-2 19 0 3 5 4 6 4 5 0 5-1 8-8 7-33 16-65 24-98z"><text:p/></draw:path></draw:g></text:span><text:span text:style-name="T11">, ויהי </text:span><text:span text:style-name="T11"><draw:g text:anchor-type="as-char" svg:y="-0.0681in" draw:z-index="36" draw:name="Shape394" draw:style-name="gr1"><svg:title>TexMaths</svg:title><svg:desc>11§display§y_1, y_2§svg§600§FALSE§</svg:desc><draw:path draw:style-name="gr2" draw:text-style-name="P4" svg:width="0.3224in" svg:height="0.0815in" svg:x="0.0039in" svg:y="0.0071in" svg:viewBox="0 0 820 208" svg:d="M0 0c273 0 547 0 820 0 0 69 0 139 0 208-273 0-547 0-820 0 0-69 0-139 0-208z"><text:p/></draw:path><draw:path draw:style-name="gr3" draw:text-style-name="P5" svg:width="0.0697in" svg:height="0.0972in" svg:x="0.0004in" svg:y="0in" svg:viewBox="0 0 178 248" svg:d="M177 23c1-5 1-5 1-9 0-6-5-10-11-10-4 0-10 3-13 8-1 2-4 14-5 21-4 10-6 21-8 31-6 23-12 46-18 68-2 6-18 33-44 33-20 0-24-17-24-32 0-16 7-39 20-74 6-16 8-19 8-27 0-18-13-32-31-32-38 0-52 56-52 59 0 4 3 3 4 4 5 0 5 0 7-7 10-36 26-47 39-47 3 0 9 0 9 12 0 10-3 20-6 26-16 41-22 63-22 81 0 34 24 45 47 45 14 0 28-7 39-17-5 20-10 39-26 59-10 13-24 24-41 24-6 0-24-1-30-15 6 0 11 0 16-6 5-3 8-8 8-15 0-12-10-14-14-14-9 0-21 6-21 26 0 19 16 33 41 33 39 0 79-35 90-78 12-49 24-98 37-147z"><text:p/></draw:path><draw:path draw:style-name="gr3" draw:text-style-name="P5" svg:width="0.0382in" svg:height="0.0697in" svg:x="0.0823in" svg:y="0.0189in" svg:viewBox="0 0 98 178" svg:d="M61 8c0-7 0-8-8-8-18 18-42 18-53 18 0 3 0 6 0 10 7 0 24 0 40-8 0 45 0 91 0 136 0 9 0 13-28 13-3 0-6 0-10 0 0 3 0 6 0 9 5 0 38-1 48-1 8 0 42 1 48 1 0-3 0-6 0-9-3 0-7 0-10 0-27 0-27-4-27-13 0-49 0-99 0-148z"><text:p/></draw:path><draw:path draw:style-name="gr3" draw:text-style-name="P5" svg:width="0.0173in" svg:height="0.0453in" svg:x="0.152in" svg:y="0.0504in" svg:viewBox="0 0 45 116" svg:d="M45 41c0-26-10-41-25-41-12 0-20 10-20 21 0 10 8 20 20 20 5 0 10-1 14-5 1-1 1-1 2-1 0 2 0 0 0 6 0 28-13 52-26 64-4 4-4 5-4 6 0 2 2 5 4 5 4 0 35-30 35-75z"><text:p/></draw:path><draw:path draw:style-name="gr3" draw:text-style-name="P5" svg:width="0.0697in" svg:height="0.0972in" svg:x="0.2106in" svg:y="0in" svg:viewBox="0 0 178 248" svg:d="M176 23c2-5 2-5 2-9 0-6-5-10-11-10-4 0-11 3-14 8 0 2-3 14-6 21-2 10-5 21-7 31-6 23-11 46-17 68-2 6-18 33-44 33-20 0-24-17-24-32 0-16 7-39 20-74 6-16 8-19 8-27 0-18-13-32-32-32-37 0-51 56-51 59 0 4 3 4 4 4 5 0 5 0 7-7 10-36 25-47 39-47 3 0 9 0 9 12 0 10-4 20-6 26-16 41-22 63-22 81 0 34 24 45 46 45 15 0 29-7 40-17-6 20-10 39-26 59-10 13-24 24-41 24-6 0-24-1-30-15 5 0 11 0 16-6 4-3 8-8 8-15 0-12-11-14-14-14-9 0-22 6-22 26 0 19 17 33 42 33 39 0 79-35 90-78 12-49 24-98 36-147z"><text:p/></draw:path><draw:path draw:style-name="gr3" draw:text-style-name="P5" svg:width="0.0469in" svg:height="0.0697in" svg:x="0.2874in" svg:y="0.0189in" svg:viewBox="0 0 120 178" svg:d="M120 129c-3 0-6 0-9 0-1 6-4 22-8 25-2 1-23 1-26 1-16 0-33 0-49 0 28-25 37-32 53-44 20-16 39-33 39-58 0-32-29-53-64-53-33 0-56 24-56 48 0 15 12 16 14 16 7 0 15-5 15-14 0-5-1-15-16-15 9-18 27-25 40-25 26 0 41 21 41 43 0 23-17 42-26 52-22 21-43 42-65 62-3 3-3 4-3 11 37 0 75 0 112 0 2-16 6-33 8-49z"><text:p/></draw:path></draw:g></text:span><text:span text:style-name="T11"><text:s/>כך ש־</text:span><text:span text:style-name="T11"><draw:g text:anchor-type="as-char" svg:y="-0.1134in" draw:z-index="37" draw:name="Shape395" draw:style-name="gr1"><svg:title>TexMaths</svg:title><svg:desc>11§display§\la x, y_1 \ra \in h \land \la x, y_2 \ra \in h§svg§600§FALSE§</svg:desc><draw:path draw:style-name="gr2" draw:text-style-name="P4" svg:width="1.5272in" svg:height="0.1358in" svg:x="0.0004in" svg:y="0.0071in" svg:viewBox="0 0 3880 346" svg:d="M1940 346c-646 0-1293 0-1940 0 0-116 0-230 0-346 1294 0 2586 0 3880 0 0 116 0 230 0 346-647 0-1294 0-1940 0z"><text:p/></draw:path><draw:path draw:style-name="gr3" draw:text-style-name="P5" svg:width="0.0335in" svg:height="0.1512in" svg:x="0.0094in" svg:y="0in" svg:viewBox="0 0 86 385" svg:d="M84 15c2-4 2-5 2-7 0-5-3-8-8-8-3 0-5 2-9 9-22 59-45 118-67 177-1 2-2 4-2 7 0 2 0 2 2 6 22 59 45 118 67 176 3 5 4 10 9 10s8-3 8-7c0-1 0-3-2-7-23-59-45-119-69-178 24-60 46-119 69-178z"><text:p/></draw:path><draw:path draw:style-name="gr3" draw:text-style-name="P5" svg:width="0.0756in" svg:height="0.0685in" svg:x="0.0563in" svg:y="0.0453in" svg:viewBox="0 0 193 175" svg:d="M118 54c2-10 11-45 38-45 2 0 11 0 20 4-11 2-19 12-19 21 0 7 5 14 15 14 8 0 21-7 21-23 0-19-24-25-37-25-22 0-35 21-40 30-9-26-30-30-42-30-40 0-62 50-62 59 0 5 3 5 5 5 3 0 4-1 5-5 13-40 39-50 52-50 6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3" draw:text-style-name="P5" svg:width="0.0173in" svg:height="0.0453in" svg:x="0.152in" svg:y="0.0972in" svg:viewBox="0 0 45 116" svg:d="M45 41c0-26-10-41-25-41-12 0-20 10-20 21 0 10 8 20 20 20 5 0 10-1 14-5 1-1 1-1 2-1 0 2 0 0 0 6 0 28-13 51-26 64-4 4-4 5-4 6 0 2 2 5 4 5 4 0 35-30 35-75z"><text:p/></draw:path><draw:path draw:style-name="gr3" draw:text-style-name="P5" svg:width="0.0697in" svg:height="0.0976in" svg:x="0.211in" svg:y="0.0453in" svg:viewBox="0 0 178 249" svg:d="M177 24c1-5 1-6 1-9 0-7-5-11-11-11-4 0-10 3-14 8 0 2-3 14-4 21-4 10-6 21-8 31-6 23-12 46-18 69-2 7-18 33-44 33-20 0-24-16-24-31 0-17 7-41 20-76 6-15 8-19 8-27 0-18-13-32-32-32-37 0-51 56-51 59 0 5 3 5 4 5 5 0 5-1 7-8 10-36 25-47 39-47 3 0 9 0 9 12 0 10-3 20-6 27-16 41-22 63-22 81 0 34 24 46 47 46 14 0 28-7 39-18-5 20-10 40-26 59-10 13-24 24-41 24-6 0-24-1-30-15 6 0 11 0 16-6 5-3 8-8 8-14 0-12-10-13-14-13-9 0-22 5-22 24s17 33 42 33c39 0 79-35 90-77 12-50 25-99 37-148z"><text:p/></draw:path><draw:path draw:style-name="gr3" draw:text-style-name="P5" svg:width="0.0382in" svg:height="0.0701in" svg:x="0.2929in" svg:y="0.0661in" svg:viewBox="0 0 98 179" svg:d="M61 8c0-8 0-8-8-8-18 17-42 17-53 17 0 3 0 6 0 9 7 0 24 0 40-7 0 46 0 92 0 138 0 9 0 13-28 13-3 0-6 0-10 0 0 3 0 6 0 9 5-1 38-1 48-1 8 0 42 0 48 1 0-3 0-6 0-9-3 0-7 0-10 0-27 0-27-4-27-13 0-50 0-100 0-149z"><text:p/></draw:path><draw:path draw:style-name="gr3" draw:text-style-name="P5" svg:width="0.0335in" svg:height="0.1512in" svg:x="0.3579in" svg:y="0in" svg:viewBox="0 0 86 385" svg:d="M85 199c1-4 1-5 1-6 0-3 0-1-1-6-23-59-45-119-68-178-3-7-5-9-9-9-5 0-8 3-8 8 0 1 0 2 2 6 23 60 45 119 68 179-23 58-45 117-68 177-2 4-2 5-2 8 0 4 3 7 8 7s6-4 7-7c24-60 47-119 70-179z"><text:p/></draw:path><draw:path draw:style-name="gr3" draw:text-style-name="P5" svg:width="0.076in" svg:height="0.087in" svg:x="0.4634in" svg:y="0.0307in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3" draw:text-style-name="P5" svg:width="0.0744in" svg:height="0.1063in" svg:x="0.6028in" svg:y="0.0071in" svg:viewBox="0 0 190 271" svg:d="M90 4c0-1 0-4-5-4-9 0-38 3-48 3-3 1-7 1-7 8 0 6 4 6 10 6 18 0 18 2 18 6 0 2-1 6-1 8-18 74-37 147-56 220-1 6-1 7-1 9 0 9 8 11 11 11 7 0 12-5 14-10 3-10 6-20 8-30 3-11 6-22 9-33 2-9 4-17 6-26 0-2 4-15 4-18 1-3 13-24 26-35 9-6 21-13 38-13 16 0 20 13 20 26 0 21-14 64-24 86-3 9-4 13-4 21 0 19 13 32 31 32 37 0 51-56 51-60 0-3-4-3-5-3-3 0-3 1-6 7-5 20-17 47-39 47-7 0-9-3-9-12 0-10 3-19 7-28 6-15 24-61 24-83 0-26-17-42-45-42-25 0-43 12-58 30 10-41 21-82 31-123z"><text:p/></draw:path><draw:path draw:style-name="gr3" draw:text-style-name="P5" svg:width="0.0843in" svg:height="0.0937in" svg:x="0.7244in" svg:y="0.0217in" svg:viewBox="0 0 215 239" svg:d="M116 9c-4-7-6-9-9-9-5 0-6 3-9 9-32 71-64 143-96 215-2 4-2 5-2 7 0 5 3 8 8 8 2 0 5-1 9-8 29-67 60-135 90-203 31 68 60 136 91 203 3 8 7 8 9 8 4 0 8-3 8-8 0-1 0-2-3-6-32-72-65-145-96-216z"><text:p/></draw:path><draw:path draw:style-name="gr3" draw:text-style-name="P5" svg:width="0.0335in" svg:height="0.1512in" svg:x="0.8673in" svg:y="0in" svg:viewBox="0 0 86 385" svg:d="M85 15c1-4 1-5 1-7 0-5-3-8-8-8-3 0-5 2-9 9-22 59-45 118-67 177-1 2-2 4-2 7 0 2 0 2 2 6 22 59 45 118 67 176 3 5 5 10 9 10 5 0 8-3 8-7 0-1 0-3-1-7-23-59-45-119-68-178 23-60 45-119 68-178z"><text:p/></draw:path><draw:path draw:style-name="gr3" draw:text-style-name="P5" svg:width="0.0756in" svg:height="0.0685in" svg:x="0.9142in" svg:y="0.0453in" svg:viewBox="0 0 193 175" svg:d="M118 54c3-10 12-45 38-45 2 0 11 0 20 4-11 2-19 12-19 21 0 7 5 14 15 14 8 0 21-7 21-23 0-19-22-25-36-25-23 0-36 21-40 30-10-26-31-30-42-30-41 0-63 50-63 59 0 5 3 4 5 5 3 0 4-1 5-5 13-40 39-50 52-50 7 0 21 3 21 25 0 12-7 39-21 93-7 24-20 39-37 39-2 0-12 0-19-4 10-2 18-10 18-21s-8-13-14-13c-12 0-22 10-22 22 0 17 20 25 36 25 27 0 40-27 41-30 4 15 19 30 42 30 39 0 61-49 61-59 0-4-3-4-4-4-3 0-4 1-4 4-14 41-40 50-52 50-15 0-21-12-21-25 0-9 2-17 7-34 4-18 7-35 12-53z"><text:p/></draw:path><draw:path draw:style-name="gr3" draw:text-style-name="P5" svg:width="0.0173in" svg:height="0.0453in" svg:x="1.0098in" svg:y="0.0972in" svg:viewBox="0 0 45 116" svg:d="M45 41c0-26-10-41-24-41-13 0-21 10-21 21 0 10 8 20 21 20 4 0 10-1 13-5 1-1 1-1 2-1 0 2 0 0 0 6 0 28-13 51-25 64-4 4-4 5-4 6 0 2 1 5 3 5 4 0 35-30 35-75z"><text:p/></draw:path><draw:path draw:style-name="gr3" draw:text-style-name="P5" svg:width="0.0697in" svg:height="0.0976in" svg:x="1.0689in" svg:y="0.0453in" svg:viewBox="0 0 178 249" svg:d="M177 24c1-5 1-6 1-9 0-7-5-11-11-11-3 0-10 3-13 8-1 2-4 14-5 21-4 10-6 21-8 31-6 23-12 46-18 69-1 7-18 33-44 33-20 0-24-16-24-31 0-17 7-41 20-76 6-15 8-19 8-27 0-18-13-32-31-32-38 0-52 56-52 59 0 5 3 4 4 5 5 0 5-1 7-8 11-36 26-47 40-47 2 0 8 0 8 12 0 10-3 20-6 27-16 41-22 63-22 81 0 34 24 46 47 46 16 0 29-7 39-18-5 20-9 40-25 59-11 13-25 24-42 24-6 0-24-1-30-15 6 0 11 0 16-6 5-3 8-8 8-14 0-12-10-13-14-13-9 0-21 5-21 24s16 33 41 33c39 0 79-35 90-77 12-50 25-99 37-148z"><text:p/></draw:path><draw:path draw:style-name="gr3" draw:text-style-name="P5" svg:width="0.0469in" svg:height="0.0701in" svg:x="1.1461in" svg:y="0.0661in" svg:viewBox="0 0 120 179" svg:d="M120 130c-3 0-7 0-10 0-1 5-3 22-7 24-2 2-23 2-27 2-17 0-33 0-50 0 29-25 39-33 54-45 21-16 40-33 40-58 0-33-30-53-64-53s-56 23-56 48c0 14 11 15 14 15 7 0 15-5 15-15 0-4-3-14-17-14 9-19 28-24 40-24 27 0 42 21 42 43 0 23-18 42-26 52-22 21-44 41-66 63-2 3-2 4-2 11 37 0 74 0 111 0 3-16 6-33 9-49z"><text:p/></draw:path><draw:path draw:style-name="gr3" draw:text-style-name="P5" svg:width="0.0339in" svg:height="0.1512in" svg:x="1.2157in" svg:y="0in" svg:viewBox="0 0 87 385" svg:d="M85 199c2-4 2-5 2-6 0-3 0-1-2-6-23-59-45-119-68-178-3-7-5-9-9-9-5 0-8 3-8 8 0 1 0 2 2 6 23 60 45 119 68 179-23 58-45 117-68 177-2 4-2 5-2 8 0 4 3 7 8 7s6-4 9-7c23-60 45-119 68-179z"><text:p/></draw:path><draw:path draw:style-name="gr3" draw:text-style-name="P5" svg:width="0.076in" svg:height="0.087in" svg:x="1.3213in" svg:y="0.0307in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3" draw:text-style-name="P5" svg:width="0.0744in" svg:height="0.1063in" svg:x="1.461in" svg:y="0.0071in" svg:viewBox="0 0 190 271" svg:d="M90 4c0-1 0-4-5-4-9 0-38 3-48 3-2 1-6 1-6 8 0 6 3 6 9 6 18 0 19 2 19 6 0 2-1 6-1 8-18 74-37 147-56 220-2 6-2 7-2 9 0 9 8 11 11 11 7 0 13-5 14-10 3-10 6-20 8-30 3-11 6-22 9-33 2-9 4-17 6-26 2-2 4-15 5-18s13-24 26-35c8-6 20-13 37-13 16 0 20 13 20 26 0 21-14 64-23 86-3 9-5 13-5 21 0 19 13 32 32 32 36 0 50-56 50-60 0-3-3-3-4-3-4 0-4 1-7 7-5 20-17 47-39 47-7 0-9-3-9-12 0-10 3-19 7-28 6-15 24-61 24-83 0-26-16-42-45-42-25 0-43 12-58 30 10-41 21-82 31-123z"><text:p/></draw:path></draw:g></text:span><text:span text:style-name="T11">. נוכיח </text:span><text:span text:style-name="T11"><draw:g text:anchor-type="as-char" svg:y="-0.0681in" draw:z-index="38" draw:name="Shape396" draw:style-name="gr1"><svg:title>TexMaths</svg:title><svg:desc>11§display§y_1 =y_2§svg§600§FALSE§</svg:desc><draw:path draw:style-name="gr2" draw:text-style-name="P4" svg:width="0.4575in" svg:height="0.0819in" svg:x="0.0039in" svg:y="0.0071in" svg:viewBox="0 0 1163 209" svg:d="M582 209c-195 0-389 0-582 0 0-69 0-140 0-209 388 0 775 0 1163 0 0 69 0 140 0 209-193 0-388 0-581 0z"><text:p/></draw:path><draw:path draw:style-name="gr3" draw:text-style-name="P5" svg:width="0.0697in" svg:height="0.0976in" svg:x="0.0004in" svg:y="0.0004in" svg:viewBox="0 0 178 249" svg:d="M177 24c1-5 1-6 1-10 0-6-5-10-11-10-3 0-10 3-13 8-1 2-4 14-6 21-3 10-5 21-7 31-6 23-12 46-18 69-1 7-17 32-44 32-19 0-23-16-23-30 0-17 7-41 20-76 5-15 8-19 8-27 0-18-14-32-32-32-38 0-52 56-52 59 0 5 4 5 5 5 4 0 4-1 6-8 11-36 26-47 40-47 3 0 9 0 9 12 0 10-4 20-6 27-17 41-23 63-23 81 0 33 24 45 47 45 15 0 29-7 39-18-5 20-9 39-25 60-10 13-25 24-43 24-5 0-23-1-29-16 6 0 12 0 16-5 5-3 8-9 8-15 0-12-10-13-14-13-9 0-21 5-21 24 0 20 16 34 40 34 40 0 80-35 91-79 12-49 25-97 37-146z"><text:p/></draw:path><draw:path draw:style-name="gr3" draw:text-style-name="P5" svg:width="0.0386in" svg:height="0.0697in" svg:x="0.0823in" svg:y="0.0189in" svg:viewBox="0 0 99 178" svg:d="M62 8c0-8-2-8-9-8-17 17-42 17-53 17 0 3 0 6 0 9 7 0 24 0 40-7 0 45 0 91 0 136 0 10 0 14-28 14-3 0-7 0-10 0 0 3 0 6 0 9 5-1 39-1 49-1 7 0 41 0 48 1 0-3 0-6 0-9-3 0-8 0-11 0-26 0-26-4-26-14 0-48 0-98 0-147z"><text:p/></draw:path><draw:path draw:style-name="gr3" draw:text-style-name="P5" svg:width="0.1008in" svg:height="0.035in" svg:x="0.1898in" svg:y="0.0118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697in" svg:height="0.0976in" svg:x="0.3457in" svg:y="0.0004in" svg:viewBox="0 0 178 249" svg:d="M176 24c2-5 2-6 2-10 0-6-5-10-12-10-3 0-10 3-13 8-1 2-3 14-6 21-2 10-5 21-7 31-6 23-12 46-18 69-1 7-18 32-43 32-20 0-24-16-24-30 0-17 7-41 20-76 5-15 7-19 7-27 0-18-12-32-31-32-37 0-51 56-51 59 0 5 3 5 4 5 4 0 5-1 6-8 11-36 26-47 39-47 4 0 10 0 10 12 0 10-4 20-6 27-16 41-23 63-23 81 0 33 24 45 47 45 15 0 29-7 40-18-6 20-10 39-26 60-10 13-25 24-43 24-5 0-23-1-29-16 6 0 12 0 17-5 4-3 8-9 8-15 0-12-11-13-14-13-9 0-22 5-22 24 0 20 16 34 40 34 40 0 81-35 91-79 12-49 25-97 37-146z"><text:p/></draw:path><draw:path draw:style-name="gr3" draw:text-style-name="P5" svg:width="0.0469in" svg:height="0.0697in" svg:x="0.4224in" svg:y="0.0189in" svg:viewBox="0 0 120 178" svg:d="M120 130c-3 0-7 0-10 0 0 5-3 21-7 23-2 2-23 2-26 2-17 0-34 0-51 0 29-24 39-32 55-44 20-16 39-33 39-58 0-33-29-53-64-53-33 0-56 23-56 48 0 14 12 15 14 15 7 0 15-5 15-15 0-4-3-14-16-14 8-19 27-24 40-24 26 0 40 21 40 43 0 23-16 42-25 52-22 21-43 42-65 62-3 3-3 4-3 11 37 0 74 0 111 0 3-16 6-33 9-48z"><text:p/></draw:path></draw:g></text:span><text:span text:style-name="T11">. נניח בשלילה שלא כן. נפצל למקרים: </text:span></text:p>
                      <text:list>
                        <text:list-item>
                          <text:p text:style-name="P13"><text:span text:style-name="T11">אם </text:span><text:span text:style-name="T11"><draw:g text:anchor-type="as-char" svg:y="-0.1134in" draw:z-index="39" draw:name="Shape397" draw:style-name="gr1"><svg:title>TexMaths</svg:title><svg:desc>11§display§x \in B \setminus C§svg§600§FALSE§</svg:desc><draw:path draw:style-name="gr2" draw:text-style-name="P4" svg:width="0.6386in" svg:height="0.1354in" svg:x="0.0039in" svg:y="0.0071in" svg:viewBox="0 0 1623 345" svg:d="M0 0c541 0 1082 0 1623 0 0 115 0 230 0 345-541 0-1082 0-1623 0 0-115 0-230 0-345z"><text:p/></draw:path><draw:path draw:style-name="gr3" draw:text-style-name="P5" svg:width="0.0752in" svg:height="0.0681in" svg:x="0.0004in" svg:y="0.0453in" svg:viewBox="0 0 192 174" svg:d="M118 54c2-10 12-46 38-46 2 0 11 0 20 5-11 2-19 12-19 21 0 7 5 13 15 13 8 0 20-6 20-22 0-19-23-25-36-25-22 0-35 20-39 29-10-26-31-29-42-29-41 0-63 50-63 59 0 4 3 3 4 4 4 0 5-1 6-5 13-40 38-50 52-50 7 0 21 4 21 26 0 12-7 38-21 92-7 24-20 40-37 40-3 0-12 0-19-5 9-2 18-10 18-21 0-10-9-13-14-13-12 0-22 10-22 22 0 17 20 25 36 25 26 0 40-26 41-29 4 15 19 29 42 29 39 0 61-50 61-59 0-4-3-4-4-4-3 0-4 1-6 5-12 40-38 50-50 50-16 0-22-13-22-25 0-9 3-18 6-34 5-18 9-35 14-53z"><text:p/></draw:path><draw:path draw:style-name="gr3" draw:text-style-name="P5" svg:width="0.0752in" svg:height="0.087in" svg:x="0.1382in" svg:y="0.0307in" svg:viewBox="0 0 192 222" svg:d="M179 120c7 0 13 0 13-8 0-7-6-7-13-7-55 0-109 0-164 0 5-52 50-88 104-88 20 0 40 0 60 0 7 0 13-2 13-9 0-8-6-8-13-8-21 0-40 0-61 0-66 0-118 51-118 112 0 62 52 110 118 110 21 0 40 0 61 0 7 0 13 0 13-7 0-8-6-7-13-7-20 0-40 0-60 0-54 0-99-36-104-88 55 0 109 0 164 0z"><text:p/></draw:path><draw:path draw:style-name="gr3" draw:text-style-name="P5" svg:width="0.1083in" svg:height="0.1031in" svg:x="0.2756in" svg:y="0.0098in" svg:viewBox="0 0 276 263" svg:d="M45 232c-3 16-4 19-35 19-7 0-10 0-10 8 0 4 3 4 10 4 46 0 92 0 138 0 61 0 107-46 107-82 0-28-23-51-60-54 40-8 81-37 81-73 0-29-25-54-73-54-42 0-86 0-129 0-7 0-11 0-11 8 0 4 3 4 11 4 1 0 7 0 14 1 8 1 11 1 11 7 0 1-1 2-2 6-18 69-34 138-52 206zM103 122c8-32 17-63 25-94 3-15 4-16 20-16 17 0 33 0 50 0 34 0 43 23 43 40 0 34-33 70-80 70-19 0-39 0-58 0zM87 251c-6 0-7 0-9-1-4 0-5 0-5-3 0-1 0-3 2-9 9-35 17-72 26-107 24 0 50 0 74 0 36 0 44 29 44 45 0 38-34 75-80 75-18 0-35 0-52 0z"><text:p/></draw:path><draw:path draw:style-name="gr3" draw:text-style-name="P5" svg:width="0.0587in" svg:height="0.1508in" svg:x="0.4339in" svg:y="0in" svg:viewBox="0 0 150 384" svg:d="M133 375c2 5 4 9 9 9 4 0 8-3 8-7 0-2 0-2-2-7-44-120-89-241-133-361-2-7-3-9-7-9-5 0-8 3-8 8 0 1 0 1 1 6 44 120 88 241 132 361z"><text:p/></draw:path><draw:path draw:style-name="gr3" draw:text-style-name="P5" svg:width="0.1075in" svg:height="0.1094in" svg:x="0.5429in" svg:y="0.0071in" svg:viewBox="0 0 274 279" svg:d="M274 3c0-1-1-3-5-3-1 0-1 0-5 4-9 10-19 20-28 30-3-5-20-34-63-34-86 0-173 85-173 174 0 63 45 105 104 105 33 0 63-16 84-33 35-32 42-65 42-68s-3-3-5-3-4 1-4 3c-4 12-13 38-40 61-26 21-50 27-71 27-34 0-75-19-75-78 0-22 8-85 46-130 23-27 61-46 95-46 40 0 62 30 62 74 0 15-2 15-2 20 0 3 5 3 7 3 4 0 4 0 7-8 7-33 16-65 24-98z"><text:p/></draw:path></draw:g></text:span><text:span text:style-name="T11">, אז </text:span><text:span text:style-name="T11"><draw:g text:anchor-type="as-char" svg:y="-0.1134in" draw:z-index="40" draw:name="Shape398" draw:style-name="gr1"><svg:title>TexMaths</svg:title><svg:desc>11§display§\la x, y_1 \ra, \la x, y_2 \ra \not\in f_2§svg§600§FALSE§</svg:desc><draw:path draw:style-name="gr2" draw:text-style-name="P4" svg:width="1.1972in" svg:height="0.1358in" svg:x="0.0004in" svg:y="0.0071in" svg:viewBox="0 0 3042 346" svg:d="M1522 346c-508 0-1015 0-1522 0 0-116 0-230 0-346 1014 0 2028 0 3042 0 0 116 0 230 0 346-507 0-1014 0-1520 0z"><text:p/></draw:path><draw:path draw:style-name="gr3" draw:text-style-name="P5" svg:width="0.0335in" svg:height="0.1512in" svg:x="0.0094in" svg:y="0in" svg:viewBox="0 0 86 385" svg:d="M84 15c2-4 2-5 2-7 0-5-3-8-8-8-3 0-5 2-9 9-22 59-45 118-67 177-1 2-2 4-2 7 0 2 0 2 2 6 22 59 45 118 67 176 3 5 4 10 9 10s8-3 8-7c0-1 0-3-2-7-23-59-45-119-69-178 24-60 46-119 69-178z"><text:p/></draw:path><draw:path draw:style-name="gr3" draw:text-style-name="P5" svg:width="0.0756in" svg:height="0.0685in" svg:x="0.0563in" svg:y="0.0453in" svg:viewBox="0 0 193 175" svg:d="M118 54c2-10 11-45 38-45 2 0 11 0 20 4-11 2-19 12-19 21 0 7 5 14 15 14 8 0 21-7 21-23 0-19-24-25-37-25-22 0-35 21-40 30-9-26-30-30-42-30-40 0-62 50-62 59 0 5 3 5 5 5 3 0 4-1 5-5 13-40 39-50 52-50 6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3" draw:text-style-name="P5" svg:width="0.0173in" svg:height="0.0453in" svg:x="0.152in" svg:y="0.0972in" svg:viewBox="0 0 45 116" svg:d="M45 41c0-26-10-41-25-41-12 0-20 10-20 21 0 10 8 20 20 20 5 0 10-1 14-5 1-1 1-1 1-1 1 0 1 0 1 6 0 28-13 51-26 64-4 4-4 5-4 6 0 2 2 5 4 5 4 0 35-30 35-75z"><text:p/></draw:path><draw:path draw:style-name="gr3" draw:text-style-name="P5" svg:width="0.0697in" svg:height="0.0976in" svg:x="0.211in" svg:y="0.0453in" svg:viewBox="0 0 178 249" svg:d="M176 24c2-5 2-6 2-9 0-7-5-11-11-11-4 0-10 3-14 8 0 2-3 14-6 21-2 10-4 21-7 31-6 23-11 46-17 69-2 7-18 33-44 33-20 0-24-16-24-31 0-17 7-41 20-76 6-15 8-19 8-27 0-18-13-32-32-32-37 0-51 56-51 59 0 5 3 5 4 5 5 0 5-1 7-8 10-36 25-47 39-47 3 0 9 0 9 12 0 10-3 20-6 27-16 41-22 63-22 81 0 34 24 46 47 46 14 0 28-7 39-18-6 20-10 40-26 59-10 13-24 24-41 24-6 0-24-1-30-15 5 0 11 0 16-6 4-3 8-8 8-14 0-12-11-13-14-13-9 0-22 5-22 24s17 33 42 33c39 0 79-35 90-77 12-50 24-99 36-148z"><text:p/></draw:path><draw:path draw:style-name="gr3" draw:text-style-name="P5" svg:width="0.0382in" svg:height="0.0701in" svg:x="0.2929in" svg:y="0.0661in" svg:viewBox="0 0 98 179" svg:d="M61 8c0-8 0-8-8-8-18 17-42 17-53 17 0 3 0 6 0 9 7 0 24 0 39-7 0 46 0 92 0 138 0 9 0 13-27 13-3 0-8 0-11 0 0 3 0 6 0 9 6-1 39-1 49-1 8 0 42 0 48 1 0-3 0-6 0-9-3 0-7 0-10 0-27 0-27-4-27-13 0-50 0-100 0-149z"><text:p/></draw:path><draw:path draw:style-name="gr3" draw:text-style-name="P5" svg:width="0.0335in" svg:height="0.1512in" svg:x="0.3579in" svg:y="0in" svg:viewBox="0 0 86 385" svg:d="M84 199c2-4 2-5 2-6 0-3 0-1-2-6-22-59-45-119-67-178-3-7-5-9-9-9-5 0-8 3-8 8 0 1 0 2 2 6 23 60 45 119 68 179-23 58-45 117-68 177-2 4-2 5-2 8 0 4 3 7 8 7 4 0 6-4 7-7 24-60 46-119 69-179z"><text:p/></draw:path><draw:path draw:style-name="gr3" draw:text-style-name="P5" svg:width="0.0173in" svg:height="0.0453in" svg:x="0.4217in" svg:y="0.0972in" svg:viewBox="0 0 45 116" svg:d="M45 41c0-26-9-41-24-41-13 0-21 10-21 21 0 10 8 20 21 20 4 0 10-1 13-5 1-1 1-1 2-1 0 2 1 0 1 6 0 28-14 51-26 64-4 4-4 5-4 6 0 2 2 5 4 5 3 0 34-30 34-75z"><text:p/></draw:path><draw:path draw:style-name="gr3" draw:text-style-name="P5" svg:width="0.0335in" svg:height="0.1512in" svg:x="0.4929in" svg:y="0in" svg:viewBox="0 0 86 385" svg:d="M85 15c1-4 1-5 1-7 0-5-3-8-8-8-3 0-5 2-9 9-22 59-45 118-67 177-1 2-2 4-2 7 0 2 0 2 2 6 22 59 45 118 67 176 3 5 4 10 9 10s8-3 8-7c0-1 0-3-1-7-23-59-46-119-70-178 24-60 47-119 70-178z"><text:p/></draw:path><draw:path draw:style-name="gr3" draw:text-style-name="P5" svg:width="0.0756in" svg:height="0.0685in" svg:x="0.5398in" svg:y="0.0453in" svg:viewBox="0 0 193 175" svg:d="M118 54c2-10 11-45 38-45 2 0 11 0 20 4-11 2-19 12-19 21 0 7 5 14 15 14 8 0 21-7 21-23 0-19-24-25-37-25-22 0-35 21-40 30-9-26-30-30-41-30-41 0-63 50-63 59 0 5 3 4 5 5 3 0 4-1 5-5 13-40 39-50 52-50 7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3" draw:text-style-name="P5" svg:width="0.0173in" svg:height="0.0453in" svg:x="0.635in" svg:y="0.0972in" svg:viewBox="0 0 45 116" svg:d="M45 41c0-26-10-41-24-41-13 0-21 10-21 21 0 10 8 20 21 20 4 0 9-1 13-5 1-1 1-1 2-1 0 2 0 0 0 6 0 28-13 50-26 64-4 3-3 5-3 6 0 2 1 5 3 5 4 0 35-30 35-75z"><text:p/></draw:path><draw:path draw:style-name="gr3" draw:text-style-name="P5" svg:width="0.0697in" svg:height="0.0976in" svg:x="0.6941in" svg:y="0.0453in" svg:viewBox="0 0 178 249" svg:d="M177 24c1-5 1-6 1-9 0-7-5-11-11-11-4 0-10 3-14 8 0 2-3 14-4 21-4 10-6 21-8 31-6 23-12 46-18 69-2 7-18 33-44 33-20 0-24-16-24-31 0-17 7-41 20-76 6-15 8-19 8-27 0-18-13-32-32-32-37 0-51 56-51 59 0 5 3 4 4 5 5 0 5-1 7-8 10-36 25-47 39-47 3 0 9 0 9 12 0 10-3 20-6 27-16 41-22 63-22 81 0 34 24 46 47 46 14 0 28-7 39-18-5 20-10 40-26 59-10 13-24 24-41 24-6 0-24-1-30-15 6 0 11 0 16-6 5-3 8-8 8-14 0-12-10-13-14-13-9 0-22 5-22 24s17 33 42 33c39 0 79-35 90-77 12-50 25-99 37-148z"><text:p/></draw:path><draw:path draw:style-name="gr3" draw:text-style-name="P5" svg:width="0.0465in" svg:height="0.0701in" svg:x="0.7709in" svg:y="0.0661in" svg:viewBox="0 0 119 179" svg:d="M119 130c-3 0-6 0-9 0-1 5-3 22-8 24-1 2-22 2-26 2-17 0-33 0-50 0 29-25 38-33 54-45 20-16 39-33 39-58 0-33-29-53-63-53s-56 23-56 48c0 14 11 15 14 15 6 0 15-5 15-15 0-4-3-14-17-14 9-19 27-24 40-24 27 0 40 21 40 43 0 23-16 42-25 52-22 21-43 41-65 63-2 3-2 4-2 11 37 0 74 0 111 0 2-16 6-33 8-49z"><text:p/></draw:path><draw:path draw:style-name="gr3" draw:text-style-name="P5" svg:width="0.0335in" svg:height="0.1512in" svg:x="0.8409in" svg:y="0in" svg:viewBox="0 0 86 385" svg:d="M85 199c1-4 1-5 1-6 0-3 0-1-1-6-23-59-45-119-68-178-3-7-5-9-9-9-5 0-8 3-8 8 0 1 0 2 2 6 23 60 45 119 68 179-23 58-45 117-68 177-2 4-2 5-2 8 0 4 3 7 8 7s6-4 7-7c24-60 47-119 70-179z"><text:p/></draw:path><draw:path draw:style-name="gr3" draw:text-style-name="P5" svg:width="0.0756in" svg:height="0.1409in" svg:x="0.9551in" svg:y="0.0043in" svg:viewBox="0 0 193 359" svg:d="M189 15c4-5 4-6 4-7 0-2-3-8-8-8s-6 2-9 8c-58 112-115 223-174 336-2 5-2 6-2 7 0 4 2 8 8 8 4 0 5-2 7-8 59-112 116-223 174-336z"><text:p/></draw:path><draw:path draw:style-name="gr3" draw:text-style-name="P5" svg:width="0.076in" svg:height="0.087in" svg:x="0.9465in" svg:y="0.0307in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3" draw:text-style-name="P5" svg:width="0.076in" svg:height="0.1374in" svg:x="1.0854in" svg:y="0.0067in" svg:viewBox="0 0 194 350" svg:d="M122 118c11 0 22 0 33 0 8 0 11 0 11-8 0-4-3-4-10-4-11 0-21 0-32 0 3-16 6-30 8-44 1-8 7-36 9-40 4-8 11-13 19-13 1 0 11 0 18 6-16 2-21 16-21 21 0 9 8 14 15 14 10 0 22-9 22-24 0-17-19-26-34-26-14 0-38 7-50 45-2 8-3 12-12 61-9 0-18 0-26 0s-13 0-13 7c0 5 4 5 11 5 9 0 17 0 26 0-10 50-19 100-29 151-8 37-14 72-34 72-1 0-11 0-19-6 18-1 22-16 22-21 0-9-7-13-14-13-11 0-22 8-22 23 0 17 18 26 33 26 21 0 36-23 44-37 12-25 21-71 21-74 8-40 16-80 24-121z"><text:p/></draw:path><draw:path draw:style-name="gr3" draw:text-style-name="P5" svg:width="0.0469in" svg:height="0.0701in" svg:x="1.1587in" svg:y="0.0661in" svg:viewBox="0 0 120 179" svg:d="M120 130c-3 0-7 0-10 0 0 5-3 22-7 24-2 2-23 2-26 2-16 0-34 0-51 0 29-25 39-33 55-45 20-16 39-33 39-58 0-33-29-53-64-53-33 0-56 23-56 48 0 14 12 15 14 15 7 0 15-5 15-15 0-4-3-14-16-14 8-19 27-24 40-24 26 0 41 21 41 43 0 23-17 42-26 52-22 21-43 41-65 63-3 3-3 4-3 11 37 0 74 0 111 0 3-16 6-33 9-49z"><text:p/></draw:path></draw:g></text:span><text:span text:style-name="T11"><text:s/>ולכן הם ב־</text:span><text:span text:style-name="T11"><draw:g text:anchor-type="as-char" svg:y="-0.1075in" draw:z-index="41" draw:name="Shape399" draw:style-name="gr1"><svg:title>TexMaths</svg:title><svg:desc>11§display§f_1§svg§600§FALSE§</svg:desc><draw:path draw:style-name="gr2" draw:text-style-name="P4" svg:width="0.1079in" svg:height="0.1217in" svg:x="0.0004in" svg:y="0.0075in" svg:viewBox="0 0 275 310" svg:d="M0 0c91 0 183 0 275 0 0 103 0 207 0 310-92 0-184 0-275 0 0-103 0-207 0-310z"><text:p/></draw:path><draw:path draw:style-name="gr3" draw:text-style-name="P5" svg:width="0.0744in" svg:height="0.1374in" svg:x="0.0008in" svg:y="0in" svg:viewBox="0 0 190 350" svg:d="M120 118c11 0 22 0 33 0 6 0 11 0 11-8 0-4-5-4-10-4-11 0-22 0-32 0 2-16 5-30 9-44 1-8 6-36 9-40 3-8 9-13 18-13 0 0 10 0 18 6-18 1-20 16-20 21 0 9 6 13 13 13 10 0 21-7 21-23 0-17-18-26-32-26-13 0-37 7-49 45-2 8-4 12-12 61-9 0-18 0-27 0-7 0-12 0-12 7 0 5 4 5 11 5 8 0 17 0 25 0-9 50-19 100-28 150-8 38-14 73-34 73-1 0-11 0-19-7 19-1 22-15 22-20 0-9-8-14-14-14-10 0-21 8-21 23 0 18 16 27 32 27 21 0 36-23 44-38 12-24 21-71 21-73 7-41 15-81 23-121z"><text:p/></draw:path><draw:path draw:style-name="gr3" draw:text-style-name="P5" svg:width="0.0382in" svg:height="0.0697in" svg:x="0.078in" svg:y="0.0591in" svg:viewBox="0 0 98 178" svg:d="M60 8c0-8 0-8-7-8-18 17-42 16-53 16 0 4 0 7 0 10 7 0 24 0 38-7 0 46 0 92 0 138 0 9 0 12-26 12-3 0-7 0-10 0 0 4 0 6 0 9 5-1 38-1 47-1s43 0 49 1c0-3 0-5 0-9-4 0-7 0-10 0-28 0-28-3-28-12 0-50 0-100 0-149z"><text:p/></draw:path></draw:g></text:span><text:span text:style-name="T11">, ומשום ש־</text:span><text:span text:style-name="T11"><draw:g text:anchor-type="as-char" svg:y="-0.1075in" draw:z-index="42" draw:name="Shape400" draw:style-name="gr1"><svg:title>TexMaths</svg:title><svg:desc>11§display§f_1§svg§600§FALSE§</svg:desc><draw:path draw:style-name="gr2" draw:text-style-name="P4" svg:width="0.1079in" svg:height="0.1217in" svg:x="0.0004in" svg:y="0.0075in" svg:viewBox="0 0 275 310" svg:d="M0 0c91 0 183 0 275 0 0 103 0 207 0 310-92 0-184 0-275 0 0-103 0-207 0-310z"><text:p/></draw:path><draw:path draw:style-name="gr3" draw:text-style-name="P5" svg:width="0.0744in" svg:height="0.1374in" svg:x="0.0008in" svg:y="0in" svg:viewBox="0 0 190 350" svg:d="M120 118c11 0 22 0 33 0 6 0 11 0 11-8 0-4-5-4-10-4-11 0-22 0-32 0 2-16 5-30 9-44 1-8 6-36 9-40 3-8 9-13 18-13 0 0 10 0 18 6-18 1-20 16-20 21 0 9 6 13 13 13 10 0 21-7 21-23 0-17-18-26-32-26-13 0-37 7-49 45-2 8-4 12-12 61-9 0-18 0-27 0-7 0-12 0-12 7 0 5 4 5 11 5 8 0 17 0 25 0-9 50-19 100-28 150-8 38-14 73-34 73-1 0-11 0-19-7 19-1 22-15 22-20 0-9-8-14-14-14-10 0-21 8-21 23 0 18 16 27 32 27 21 0 36-23 44-38 12-24 21-71 21-73 7-41 15-81 23-121z"><text:p/></draw:path><draw:path draw:style-name="gr3" draw:text-style-name="P5" svg:width="0.0382in" svg:height="0.0697in" svg:x="0.078in" svg:y="0.0591in" svg:viewBox="0 0 98 178" svg:d="M60 8c0-8 0-8-7-8-18 17-42 16-53 16 0 4 0 7 0 10 7 0 24 0 38-7 0 46 0 92 0 138 0 9 0 12-26 12-3 0-7 0-10 0 0 4 0 6 0 9 5-1 38-1 47-1s43 0 49 1c0-3 0-5 0-9-4 0-7 0-10 0-28 0-28-3-28-12 0-50 0-100 0-149z"><text:p/></draw:path></draw:g></text:span><text:span text:style-name="T11"> ח"ע אז </text:span><text:span text:style-name="T11"><draw:g text:anchor-type="as-char" svg:y="-0.0681in" draw:z-index="43" draw:name="Shape401" draw:style-name="gr1"><svg:title>TexMaths</svg:title><svg:desc>11§display§y_1 = y_2§svg§600§FALSE§</svg:desc><draw:path draw:style-name="gr2" draw:text-style-name="P4" svg:width="0.4575in" svg:height="0.0819in" svg:x="0.0039in" svg:y="0.0071in" svg:viewBox="0 0 1163 209" svg:d="M582 209c-195 0-389 0-582 0 0-69 0-140 0-209 388 0 775 0 1163 0 0 69 0 140 0 209-193 0-388 0-581 0z"><text:p/></draw:path><draw:path draw:style-name="gr3" draw:text-style-name="P5" svg:width="0.0697in" svg:height="0.0976in" svg:x="0.0004in" svg:y="0.0004in" svg:viewBox="0 0 178 249" svg:d="M177 24c1-5 1-6 1-10 0-6-5-10-11-10-3 0-10 3-13 8-1 2-4 14-6 21-3 10-5 21-7 31-6 23-12 46-18 69-1 7-17 32-44 32-19 0-23-16-23-30 0-17 7-41 20-76 5-15 8-19 8-27 0-18-14-32-32-32-38 0-52 56-52 59 0 5 4 5 5 5 4 0 4-1 6-8 11-36 26-47 40-47 3 0 9 0 9 12 0 10-4 20-6 27-17 41-23 63-23 81 0 33 24 45 47 45 15 0 29-7 39-18-5 20-9 39-25 60-10 13-25 24-43 24-5 0-23-1-29-16 6 0 12 0 16-5 5-3 8-9 8-15 0-12-10-13-14-13-9 0-21 5-21 24 0 20 16 34 40 34 40 0 80-35 91-79 12-49 25-97 37-146z"><text:p/></draw:path><draw:path draw:style-name="gr3" draw:text-style-name="P5" svg:width="0.0386in" svg:height="0.0697in" svg:x="0.0823in" svg:y="0.0189in" svg:viewBox="0 0 99 178" svg:d="M62 8c0-8-2-8-9-8-17 17-42 17-53 17 0 3 0 6 0 9 7 0 24 0 40-7 0 45 0 91 0 136 0 10 0 14-28 14-3 0-7 0-10 0 0 3 0 6 0 9 5-1 39-1 49-1 7 0 41 0 48 1 0-3 0-6 0-9-3 0-8 0-11 0-26 0-26-4-26-14 0-48 0-98 0-147z"><text:p/></draw:path><draw:path draw:style-name="gr3" draw:text-style-name="P5" svg:width="0.1008in" svg:height="0.035in" svg:x="0.1898in" svg:y="0.0118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697in" svg:height="0.0976in" svg:x="0.3457in" svg:y="0.0004in" svg:viewBox="0 0 178 249" svg:d="M176 24c2-5 2-6 2-10 0-6-5-10-12-10-3 0-10 3-13 8-1 2-3 14-6 21-2 10-5 21-7 31-6 23-12 46-18 69-1 7-18 32-43 32-20 0-24-16-24-30 0-17 7-41 20-76 5-15 7-19 7-27 0-18-12-32-31-32-37 0-51 56-51 59 0 5 3 5 4 5 4 0 5-1 6-8 11-36 26-47 39-47 4 0 10 0 10 12 0 10-4 20-6 27-16 41-23 63-23 81 0 33 24 45 47 45 15 0 29-7 40-18-6 20-10 39-26 60-10 13-25 24-43 24-5 0-23-1-29-16 6 0 12 0 17-5 4-3 8-9 8-15 0-12-11-13-14-13-9 0-22 5-22 24 0 20 16 34 40 34 40 0 81-35 91-79 12-49 25-97 37-146z"><text:p/></draw:path><draw:path draw:style-name="gr3" draw:text-style-name="P5" svg:width="0.0469in" svg:height="0.0697in" svg:x="0.4224in" svg:y="0.0189in" svg:viewBox="0 0 120 178" svg:d="M120 130c-3 0-7 0-10 0 0 5-3 21-7 23-2 2-23 2-26 2-17 0-34 0-51 0 29-24 39-32 55-44 20-16 39-33 39-58 0-33-29-53-64-53-33 0-56 23-56 48 0 14 12 15 14 15 7 0 15-5 15-15 0-4-3-14-16-14 8-19 27-24 40-24 26 0 40 21 40 43 0 23-16 42-25 52-22 21-43 42-65 62-3 3-3 4-3 11 37 0 74 0 111 0 3-16 6-33 9-48z"><text:p/></draw:path></draw:g></text:span><text:span text:style-name="T11">. </text:span></text:p>
                        </text:list-item>
                        <text:list-item>
                          <text:p text:style-name="P12"><text:span text:style-name="T13">אם </text:span><text:span text:style-name="T13"><draw:g text:anchor-type="as-char" svg:y="-0.1134in" draw:z-index="44" draw:name="Shape402" draw:style-name="gr1"><svg:title>TexMaths</svg:title><svg:desc>11§display§x \in C \setminus B§svg§600§FALSE§</svg:desc><draw:path draw:style-name="gr2" draw:text-style-name="P4" svg:width="0.6343in" svg:height="0.1354in" svg:x="0.0039in" svg:y="0.0071in" svg:viewBox="0 0 1612 345" svg:d="M0 0c538 0 1074 0 1612 0 0 115 0 230 0 345-538 0-1074 0-1612 0 0-115 0-230 0-345z"><text:p/></draw:path><draw:path draw:style-name="gr3" draw:text-style-name="P5" svg:width="0.0752in" svg:height="0.0681in" svg:x="0.0004in" svg:y="0.0453in" svg:viewBox="0 0 192 174" svg:d="M118 54c2-10 11-46 38-46 2 0 11 0 20 5-11 2-19 12-19 21 0 7 5 13 15 13 8 0 20-6 20-22 0-19-23-25-36-25-22 0-35 20-39 29-10-26-31-29-42-29-41 0-63 50-63 59 0 4 3 3 4 4 4 0 5-1 6-5 13-40 38-50 52-50 7 0 21 4 21 26 0 12-7 38-21 92-7 24-20 40-37 40-3 0-12 0-19-5 9-2 17-10 17-21 0-10-8-13-14-13-11 0-21 10-21 22 0 17 20 25 36 25 26 0 40-26 41-29 4 15 19 29 42 29 39 0 61-50 61-59 0-4-3-4-4-4-3 0-4 1-6 5-12 40-38 50-50 50-16 0-22-13-22-25 0-9 2-18 6-34 5-18 9-35 14-53z"><text:p/></draw:path><draw:path draw:style-name="gr3" draw:text-style-name="P5" svg:width="0.0756in" svg:height="0.087in" svg:x="0.1378in" svg:y="0.0307in" svg:viewBox="0 0 193 222" svg:d="M180 120c7 0 13 0 13-8 0-7-6-7-13-7-55 0-109 0-164 0 5-52 49-88 104-88 20 0 41 0 60 0 7 0 13-2 13-9 0-8-6-8-13-8-21 0-40 0-61 0-66 0-119 51-119 112 0 62 53 110 119 110 21 0 40 0 61 0 7 0 13 0 13-7 0-8-6-7-13-7-19 0-40 0-60 0-55 0-99-36-104-88 55 0 109 0 164 0z"><text:p/></draw:path><draw:path draw:style-name="gr3" draw:text-style-name="P5" svg:width="0.1079in" svg:height="0.1094in" svg:x="0.276in" svg:y="0.0071in" svg:viewBox="0 0 275 279" svg:d="M275 3c0-1-1-3-5-3-1 0-2 0-5 4-9 10-19 20-28 30-3-5-20-34-63-34-87 0-174 85-174 174 0 63 46 105 106 105 33 0 62-16 82-33 36-32 43-65 43-68s-3-3-5-3-4 1-5 3c-3 12-12 38-38 61-27 21-52 27-72 27-34 0-76-19-76-78 0-22 9-85 47-130 24-27 60-46 95-46 38 0 62 30 62 74 0 15-2 15-2 20 0 3 5 3 6 3 5 0 5 0 8-8 7-33 16-65 24-98z"><text:p/></draw:path><draw:path draw:style-name="gr3" draw:text-style-name="P5" svg:width="0.0591in" svg:height="0.1508in" svg:x="0.4299in" svg:y="0in" svg:viewBox="0 0 151 384" svg:d="M134 375c2 5 3 9 9 9 4 0 8-3 8-7 0-2 0-2-3-7-44-120-88-241-132-361-2-7-3-9-8-9s-8 3-8 8c0 1 0 1 2 6 44 120 88 241 132 361z"><text:p/></draw:path><draw:path draw:style-name="gr3" draw:text-style-name="P5" svg:width="0.1083in" svg:height="0.1031in" svg:x="0.5378in" svg:y="0.0098in" svg:viewBox="0 0 276 263" svg:d="M46 232c-4 16-4 19-35 19-7 0-11 0-11 8 0 4 3 4 11 4 46 0 91 0 137 0 62 0 107-46 107-82 0-28-22-51-59-54 39-8 80-37 80-73 0-29-25-54-72-54-42 0-86 0-129 0-8 0-11 0-11 8 0 4 3 4 10 4 1 0 8 0 15 1s10 1 10 7c0 1 0 2-1 6-18 69-34 138-52 206zM104 122c8-32 17-63 25-94 3-15 3-16 19-16 17 0 35 0 51 0 34 0 42 23 42 40 0 34-33 70-80 70-19 0-38 0-57 0zM87 251c-6 0-7 0-9-1-3 0-4 0-4-3 0-1 0-3 1-9 9-35 18-72 27-107 24 0 49 0 73 0 37 0 44 29 44 45 0 38-34 75-79 75-18 0-36 0-53 0z"><text:p/></draw:path></draw:g></text:span><text:span text:style-name="T13">, אז </text:span><text:span text:style-name="T13"><draw:g text:anchor-type="as-char" svg:y="-0.1134in" draw:z-index="45" draw:name="Shape403" draw:style-name="gr1"><svg:title>TexMaths</svg:title><svg:desc>11§display§\la x, y_1 \ra, \la x, y_2 \ra \not\in f_1§svg§600§FALSE§</svg:desc><draw:path draw:style-name="gr2" draw:text-style-name="P4" svg:width="1.1941in" svg:height="0.1358in" svg:x="0.0004in" svg:y="0.0071in" svg:viewBox="0 0 3034 346" svg:d="M1518 346c-507 0-1012 0-1518 0 0-116 0-230 0-346 1011 0 2023 0 3034 0 0 116 0 230 0 346-505 0-1011 0-1516 0z"><text:p/></draw:path><draw:path draw:style-name="gr3" draw:text-style-name="P5" svg:width="0.0335in" svg:height="0.1512in" svg:x="0.0094in" svg:y="0in" svg:viewBox="0 0 86 385" svg:d="M84 15c2-4 2-5 2-7 0-5-3-8-8-8-3 0-5 2-9 9-22 59-45 118-67 177-1 2-2 4-2 7 0 2 0 2 2 6 22 59 45 118 67 176 1 5 4 10 9 10s8-3 8-7c0-1 0-3-2-7-23-59-45-119-69-178 24-60 46-119 69-178z"><text:p/></draw:path><draw:path draw:style-name="gr3" draw:text-style-name="P5" svg:width="0.0756in" svg:height="0.0685in" svg:x="0.0563in" svg:y="0.0453in" svg:viewBox="0 0 193 175" svg:d="M118 54c2-10 11-45 38-45 2 0 11 0 19 4-10 2-18 12-18 21 0 7 4 14 15 14 8 0 21-7 21-23 0-19-24-25-37-25-22 0-35 21-40 30-9-26-30-30-42-30-40 0-62 50-62 59 0 5 3 5 5 5 3 0 4-1 5-5 13-40 39-50 52-50 6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3" draw:text-style-name="P5" svg:width="0.0173in" svg:height="0.0453in" svg:x="0.152in" svg:y="0.0972in" svg:viewBox="0 0 45 116" svg:d="M45 41c0-26-10-41-25-41-12 0-20 10-20 21 0 10 8 20 20 20 5 0 10-1 14-5 1-1 1-1 1-1 1 0 1 0 1 6 0 28-13 51-26 64-4 4-4 5-4 6 0 2 2 5 4 5 4 0 35-30 35-75z"><text:p/></draw:path><draw:path draw:style-name="gr3" draw:text-style-name="P5" svg:width="0.0697in" svg:height="0.0976in" svg:x="0.211in" svg:y="0.0453in" svg:viewBox="0 0 178 249" svg:d="M176 24c2-5 2-6 2-9 0-7-5-11-11-11-4 0-10 3-14 8 0 2-3 14-6 21-2 10-4 21-7 31-6 23-11 46-17 69-2 7-18 33-44 33-20 0-24-16-24-31 0-17 7-41 20-76 6-15 8-19 8-27 0-18-13-32-32-32-37 0-51 56-51 59 0 5 3 5 4 5 5 0 5-1 7-8 10-36 25-47 39-47 3 0 9 0 9 12 0 10-4 20-6 27-16 41-22 63-22 81 0 34 24 46 47 46 14 0 28-7 39-18-6 20-10 40-26 59-10 13-24 24-41 24-6 0-24-1-30-15 5 0 11 0 16-6 4-3 8-8 8-14 0-12-11-13-14-13-9 0-22 5-22 24s17 33 42 33c39 0 79-35 90-77 12-50 24-99 36-148z"><text:p/></draw:path><draw:path draw:style-name="gr3" draw:text-style-name="P5" svg:width="0.0382in" svg:height="0.0701in" svg:x="0.2929in" svg:y="0.0661in" svg:viewBox="0 0 98 179" svg:d="M61 8c0-8 0-8-8-8-18 17-42 17-53 17 0 3 0 6 0 9 7 0 24 0 39-7 0 46 0 92 0 138 0 9 0 13-27 13-3 0-8 0-11 0 0 3 0 6 0 9 6-1 39-1 49-1 8 0 42 0 48 1 0-3 0-6 0-9-3 0-7 0-10 0-27 0-27-4-27-13 0-50 0-100 0-149z"><text:p/></draw:path><draw:path draw:style-name="gr3" draw:text-style-name="P5" svg:width="0.0335in" svg:height="0.1512in" svg:x="0.3579in" svg:y="0in" svg:viewBox="0 0 86 385" svg:d="M84 199c2-4 2-5 2-6 0-3 0-1-2-6-22-59-45-119-67-178-3-7-5-9-9-9-5 0-8 3-8 8 0 1 0 2 2 6 23 60 45 119 68 179-23 58-45 117-68 177-2 4-2 5-2 8 0 4 3 7 8 7 4 0 6-4 7-7 24-60 46-119 69-179z"><text:p/></draw:path><draw:path draw:style-name="gr3" draw:text-style-name="P5" svg:width="0.0173in" svg:height="0.0453in" svg:x="0.4217in" svg:y="0.0972in" svg:viewBox="0 0 45 116" svg:d="M45 41c0-26-9-41-24-41-13 0-21 10-21 21 0 10 8 20 21 20 4 0 10-1 13-5 1-1 1-1 2-1 0 2 1 0 1 6 0 28-14 51-26 64-4 4-4 5-4 6 0 2 2 5 3 5 4 0 35-30 35-75z"><text:p/></draw:path><draw:path draw:style-name="gr3" draw:text-style-name="P5" svg:width="0.0335in" svg:height="0.1512in" svg:x="0.4929in" svg:y="0in" svg:viewBox="0 0 86 385" svg:d="M84 15c2-4 2-5 2-7 0-5-3-8-8-8-3 0-5 2-9 9-22 59-45 118-67 177-1 2-2 4-2 7 0 2 0 2 2 6 22 59 45 118 67 176 3 5 4 10 9 10s8-3 8-7c0-1 0-3-2-7-23-59-45-119-69-178 24-60 46-119 69-178z"><text:p/></draw:path><draw:path draw:style-name="gr3" draw:text-style-name="P5" svg:width="0.0756in" svg:height="0.0685in" svg:x="0.5398in" svg:y="0.0453in" svg:viewBox="0 0 193 175" svg:d="M118 54c2-10 11-45 38-45 2 0 11 0 20 4-11 2-19 12-19 21 0 7 5 14 15 14 8 0 21-7 21-23 0-19-24-25-37-25-22 0-35 21-40 30-9-26-30-30-42-30-40 0-62 50-62 59 0 5 3 5 5 5 3 0 4-1 5-5 13-40 39-50 52-50 6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3" draw:text-style-name="P5" svg:width="0.0173in" svg:height="0.0453in" svg:x="0.635in" svg:y="0.0972in" svg:viewBox="0 0 45 116" svg:d="M45 41c0-26-10-41-25-41-12 0-20 10-20 21 0 10 8 20 20 20 5 0 10-1 14-5 1-1 1-1 2-1 0 2 0 0 0 6 0 28-13 51-26 64-4 4-4 5-4 6 0 2 2 5 4 5 4 0 35-30 35-75z"><text:p/></draw:path><draw:path draw:style-name="gr3" draw:text-style-name="P5" svg:width="0.0697in" svg:height="0.0976in" svg:x="0.6941in" svg:y="0.0453in" svg:viewBox="0 0 178 249" svg:d="M176 24c2-5 2-6 2-9 0-7-5-11-11-11-4 0-10 3-14 8 0 2-3 14-6 21-2 10-4 21-7 31-6 23-11 46-17 69-2 7-18 33-44 33-20 0-24-16-24-31 0-17 7-41 20-76 6-15 8-19 8-27 0-18-13-32-32-32-37 0-51 56-51 59 0 5 3 5 4 5 5 0 5-1 7-8 10-36 25-47 39-47 3 0 9 0 9 12 0 10-3 20-6 27-16 41-22 63-22 81 0 34 24 46 47 46 14 0 28-7 39-18-6 20-10 40-26 59-10 13-24 24-41 24-6 0-24-1-30-15 5 0 11 0 16-6 4-3 8-8 8-14 0-12-11-13-14-13-9 0-22 5-22 24s17 33 42 33c39 0 79-35 90-77 12-50 24-99 36-148z"><text:p/></draw:path><draw:path draw:style-name="gr3" draw:text-style-name="P5" svg:width="0.0469in" svg:height="0.0701in" svg:x="0.7709in" svg:y="0.0661in" svg:viewBox="0 0 120 179" svg:d="M120 130c-3 0-6 0-9 0-1 5-3 22-8 24-2 2-23 2-26 2-16 0-33 0-49 0 28-25 37-33 53-45 20-16 39-33 39-58 0-33-29-53-63-53s-57 23-57 48c0 14 12 15 14 15 7 0 16-5 16-15 0-4-2-14-17-14 9-19 27-24 40-24 27 0 41 21 41 43 0 23-17 42-26 52-22 21-43 41-65 63-3 3-3 4-3 11 37 0 75 0 112 0 2-16 6-33 8-49z"><text:p/></draw:path><draw:path draw:style-name="gr3" draw:text-style-name="P5" svg:width="0.0335in" svg:height="0.1512in" svg:x="0.8409in" svg:y="0in" svg:viewBox="0 0 86 385" svg:d="M84 199c2-4 2-5 2-6 0-3 0-1-2-6-22-59-45-119-67-178-3-7-5-9-9-9-5 0-8 3-8 8 0 1 0 2 2 6 23 60 45 119 68 179-23 58-45 117-68 177-2 4-2 5-2 8 0 4 3 7 8 7 4 0 6-4 7-7 24-60 46-119 69-179z"><text:p/></draw:path><draw:path draw:style-name="gr3" draw:text-style-name="P5" svg:width="0.0756in" svg:height="0.1409in" svg:x="0.9555in" svg:y="0.0043in" svg:viewBox="0 0 193 359" svg:d="M189 15c4-5 4-6 4-7 0-2-3-8-8-8s-6 2-9 8c-58 112-115 223-174 336-2 5-2 6-2 7 0 4 2 8 8 8 4 0 5-2 7-8 59-112 116-223 174-336z"><text:p/></draw:path><draw:path draw:style-name="gr3" draw:text-style-name="P5" svg:width="0.076in" svg:height="0.087in" svg:x="0.9469in" svg:y="0.0307in" svg:viewBox="0 0 194 222" svg:d="M179 120c7 0 15-1 15-9 0-9-8-8-15-8-55 0-109 0-164 0 6-50 50-88 104-88 20 0 41 0 60 0 7 0 15 0 15-7 0-8-8-8-15-8-19 0-40 0-60 0-66 0-119 48-119 111 0 62 53 111 119 111 20 0 41 0 60 0 7 0 15 0 15-7s-8-7-15-7c-19 0-40 0-60 0-54 0-98-37-104-88 55 0 109 0 164 0z"><text:p/></draw:path><draw:path draw:style-name="gr3" draw:text-style-name="P5" svg:width="0.0756in" svg:height="0.1374in" svg:x="1.0858in" svg:y="0.0067in" svg:viewBox="0 0 193 350" svg:d="M121 118c11 0 23 0 34 0 8 0 11 0 11-8 0-4-3-4-10-4-11 0-21 0-32 0 3-16 6-30 8-44 1-8 7-36 9-40 3-8 10-13 19-13 1 0 11 0 18 6-16 2-21 16-21 21 0 9 7 14 15 14 10 0 21-9 21-24 0-17-18-26-33-26-14 0-38 7-50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3" draw:text-style-name="P5" svg:width="0.0386in" svg:height="0.0701in" svg:x="1.1638in" svg:y="0.0661in" svg:viewBox="0 0 99 179" svg:d="M62 8c0-8-1-8-9-8-17 17-42 17-53 17 0 3 0 6 0 9 7 0 24 0 40-7 0 46 0 92 0 138 0 9 0 13-28 13-3 0-6 0-10 0 0 3 0 6 0 9 5-1 39-1 49-1 7 0 41 0 48 1 0-3 0-6 0-9-3 0-8 0-11 0-26 0-26-4-26-13 0-50 0-100 0-149z"><text:p/></draw:path></draw:g></text:span><text:span text:style-name="T13"><text:s/>ולכן הם ב־</text:span><text:span text:style-name="T13"><draw:g text:anchor-type="as-char" svg:y="-0.1075in" draw:z-index="46" draw:name="Shape404" draw:style-name="gr1"><svg:title>TexMaths</svg:title><svg:desc>11§display§f_2§svg§600§FALSE§</svg:desc><draw:path draw:style-name="gr2" draw:text-style-name="P4" svg:width="0.1114in" svg:height="0.1217in" svg:x="0.0004in" svg:y="0.0075in" svg:viewBox="0 0 284 310" svg:d="M0 0c95 0 190 0 284 0 0 103 0 207 0 310-94 0-189 0-284 0 0-103 0-207 0-310z"><text:p/></draw:path><draw:path draw:style-name="gr3" draw:text-style-name="P5" svg:width="0.0748in" svg:height="0.1374in" svg:x="0.0008in" svg:y="0in" svg:viewBox="0 0 191 350" svg:d="M120 118c11 0 22 0 34 0 8 0 10 0 10-8 0-4-2-4-9-4-11 0-22 0-32 0 3-16 5-30 8-44 1-8 7-36 9-40 3-8 10-13 19-13 1 0 10 0 17 6-16 2-19 16-19 21 0 9 6 14 13 14 10 0 21-8 21-24 0-17-18-26-32-26-13 0-38 7-50 45-2 8-3 12-12 61-9 0-18 0-26 0s-13 0-13 7c0 5 4 5 11 5 8 0 17 0 26 0-10 50-20 100-29 150-8 38-14 73-34 73-1 0-11 0-19-7 19-1 22-15 22-20 0-9-7-14-14-14-10 0-21 8-21 23 0 18 17 27 32 27 22 0 37-23 44-38 12-24 21-71 21-73 8-41 15-81 23-121z"><text:p/></draw:path><draw:path draw:style-name="gr3" draw:text-style-name="P5" svg:width="0.0465in" svg:height="0.0697in" svg:x="0.0732in" svg:y="0.0591in" svg:viewBox="0 0 119 178" svg:d="M119 130c-3 0-7 0-9 0-1 5-4 22-7 24s-24 2-27 2c-16 0-33 0-50 0 29-25 38-33 54-45 20-16 39-33 39-58 0-33-29-53-63-53s-56 23-56 48c0 14 11 15 14 15 7 0 15-5 15-15 0-4-3-14-17-14 9-19 27-24 40-24 27 0 41 21 41 43 0 23-17 42-26 51-22 21-43 42-65 64-2 2-2 4-2 10 37 0 74 0 111 0 3-15 5-32 8-48z"><text:p/></draw:path></draw:g></text:span><text:span text:style-name="T13">, ומשום ש־</text:span><text:span text:style-name="T13"><draw:g text:anchor-type="as-char" svg:y="-0.1075in" draw:z-index="47" draw:name="Shape405" draw:style-name="gr1"><svg:title>TexMaths</svg:title><svg:desc>11§display§f_1§svg§600§FALSE§</svg:desc><draw:path draw:style-name="gr2" draw:text-style-name="P4" svg:width="0.1079in" svg:height="0.1217in" svg:x="0.0004in" svg:y="0.0075in" svg:viewBox="0 0 275 310" svg:d="M0 0c91 0 183 0 275 0 0 103 0 207 0 310-92 0-184 0-275 0 0-103 0-207 0-310z"><text:p/></draw:path><draw:path draw:style-name="gr3" draw:text-style-name="P5" svg:width="0.0744in" svg:height="0.1374in" svg:x="0.0008in" svg:y="0in" svg:viewBox="0 0 190 350" svg:d="M120 118c11 0 22 0 33 0 6 0 11 0 11-8 0-4-5-4-10-4-11 0-22 0-32 0 2-16 5-30 9-44 1-8 6-36 9-40 3-8 9-13 18-13 0 0 10 0 18 6-18 1-20 16-20 21 0 9 6 13 13 13 10 0 21-7 21-23 0-17-18-26-32-26-13 0-37 7-49 45-2 8-4 12-12 61-9 0-18 0-27 0-7 0-12 0-12 7 0 5 4 5 11 5 8 0 17 0 25 0-9 50-19 100-28 150-8 38-14 73-34 73-1 0-11 0-19-7 19-1 22-15 22-20 0-9-8-14-14-14-10 0-21 8-21 23 0 18 16 27 32 27 21 0 36-23 44-38 12-24 21-71 21-73 7-41 15-81 23-121z"><text:p/></draw:path><draw:path draw:style-name="gr3" draw:text-style-name="P5" svg:width="0.0382in" svg:height="0.0697in" svg:x="0.078in" svg:y="0.0591in" svg:viewBox="0 0 98 178" svg:d="M60 8c0-8 0-8-7-8-18 17-42 16-53 16 0 4 0 7 0 10 7 0 24 0 38-7 0 46 0 92 0 138 0 9 0 12-26 12-3 0-7 0-10 0 0 4 0 6 0 9 5-1 38-1 47-1s43 0 49 1c0-3 0-5 0-9-4 0-7 0-10 0-28 0-28-3-28-12 0-50 0-100 0-149z"><text:p/></draw:path></draw:g></text:span><text:span text:style-name="T13"> ח"ע אז </text:span><text:span text:style-name="T13"><draw:g text:anchor-type="as-char" svg:y="-0.0681in" draw:z-index="48" draw:name="Shape406" draw:style-name="gr1"><svg:title>TexMaths</svg:title><svg:desc>11§display§y_1 = y_2§svg§600§FALSE§</svg:desc><draw:path draw:style-name="gr2" draw:text-style-name="P4" svg:width="0.4575in" svg:height="0.0819in" svg:x="0.0039in" svg:y="0.0071in" svg:viewBox="0 0 1163 209" svg:d="M582 209c-195 0-389 0-582 0 0-69 0-140 0-209 388 0 775 0 1163 0 0 69 0 140 0 209-193 0-388 0-581 0z"><text:p/></draw:path><draw:path draw:style-name="gr3" draw:text-style-name="P5" svg:width="0.0697in" svg:height="0.0976in" svg:x="0.0004in" svg:y="0.0004in" svg:viewBox="0 0 178 249" svg:d="M177 24c1-5 1-6 1-10 0-6-5-10-11-10-3 0-10 3-13 8-1 2-4 14-6 21-3 10-5 21-7 31-6 23-12 46-18 69-1 7-17 32-44 32-19 0-23-16-23-30 0-17 7-41 20-76 5-15 8-19 8-27 0-18-14-32-32-32-38 0-52 56-52 59 0 5 4 5 5 5 4 0 4-1 6-8 11-36 26-47 40-47 3 0 9 0 9 12 0 10-4 20-6 27-17 41-23 63-23 81 0 33 24 45 47 45 15 0 29-7 39-18-5 20-9 39-25 60-10 13-25 24-43 24-5 0-23-1-29-16 6 0 12 0 16-5 5-3 8-9 8-15 0-12-10-13-14-13-9 0-21 5-21 24 0 20 16 34 40 34 40 0 80-35 91-79 12-49 25-97 37-146z"><text:p/></draw:path><draw:path draw:style-name="gr3" draw:text-style-name="P5" svg:width="0.0386in" svg:height="0.0697in" svg:x="0.0823in" svg:y="0.0189in" svg:viewBox="0 0 99 178" svg:d="M62 8c0-8-2-8-9-8-17 17-42 17-53 17 0 3 0 6 0 9 7 0 24 0 40-7 0 45 0 91 0 136 0 10 0 14-28 14-3 0-7 0-10 0 0 3 0 6 0 9 5-1 39-1 49-1 7 0 41 0 48 1 0-3 0-6 0-9-3 0-8 0-11 0-26 0-26-4-26-14 0-48 0-98 0-147z"><text:p/></draw:path><draw:path draw:style-name="gr3" draw:text-style-name="P5" svg:width="0.1008in" svg:height="0.035in" svg:x="0.1898in" svg:y="0.0118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697in" svg:height="0.0976in" svg:x="0.3457in" svg:y="0.0004in" svg:viewBox="0 0 178 249" svg:d="M176 24c2-5 2-6 2-10 0-6-5-10-12-10-3 0-10 3-13 8-1 2-3 14-6 21-2 10-5 21-7 31-6 23-12 46-18 69-1 7-18 32-43 32-20 0-24-16-24-30 0-17 7-41 20-76 5-15 7-19 7-27 0-18-12-32-31-32-37 0-51 56-51 59 0 5 3 5 4 5 4 0 5-1 6-8 11-36 26-47 39-47 4 0 10 0 10 12 0 10-4 20-6 27-16 41-23 63-23 81 0 33 24 45 47 45 15 0 29-7 40-18-6 20-10 39-26 60-10 13-25 24-43 24-5 0-23-1-29-16 6 0 12 0 17-5 4-3 8-9 8-15 0-12-11-13-14-13-9 0-22 5-22 24 0 20 16 34 40 34 40 0 81-35 91-79 12-49 25-97 37-146z"><text:p/></draw:path><draw:path draw:style-name="gr3" draw:text-style-name="P5" svg:width="0.0469in" svg:height="0.0697in" svg:x="0.4224in" svg:y="0.0189in" svg:viewBox="0 0 120 178" svg:d="M120 130c-3 0-7 0-10 0 0 5-3 21-7 23-2 2-23 2-26 2-17 0-34 0-51 0 29-24 39-32 55-44 20-16 39-33 39-58 0-33-29-53-64-53-33 0-56 23-56 48 0 14 12 15 14 15 7 0 15-5 15-15 0-4-3-14-16-14 8-19 27-24 40-24 26 0 40 21 40 43 0 23-16 42-25 52-22 21-43 42-65 62-3 3-3 4-3 11 37 0 74 0 111 0 3-16 6-33 9-48z"><text:p/></draw:path></draw:g></text:span><text:span text:style-name="T13">. </text:span></text:p>
                        </text:list-item>
                        <text:list-item>
                          <text:p text:style-name="P12"><text:span text:style-name="T13">אם </text:span><text:span text:style-name="T13"><draw:g text:anchor-type="as-char" svg:y="-0.1063in" draw:z-index="49" draw:name="Shape407" draw:style-name="gr1"><svg:title>TexMaths</svg:title><svg:desc>11§display§x \in C \cap B§svg§600§FALSE§</svg:desc><draw:path draw:style-name="gr2" draw:text-style-name="P4" svg:width="0.6602in" svg:height="0.0969in" svg:x="0.0039in" svg:y="0.0071in" svg:viewBox="0 0 1678 247" svg:d="M839 247c-280 0-560 0-839 0 0-83 0-164 0-247 559 0 1119 0 1678 0 0 83 0 164 0 247-280 0-559 0-839 0z"><text:p/></draw:path><draw:path draw:style-name="gr3" draw:text-style-name="P5" svg:width="0.0756in" svg:height="0.0681in" svg:x="0.0004in" svg:y="0.0406in" svg:viewBox="0 0 193 174" svg:d="M118 54c3-10 12-45 38-45 2 0 11 0 20 4-11 2-19 12-19 21 0 7 5 14 15 14 8 0 21-7 21-23 0-19-22-25-36-25-23 0-36 21-40 30-10-26-31-30-42-30-41 0-63 50-63 60 0 4 3 2 5 4 3 0 4-1 5-4 13-41 39-51 52-51 7 0 21 3 21 25 0 12-7 39-21 93-7 23-20 38-37 38-2 0-11 0-19-5 10-1 18-9 18-19 0-11-8-14-14-14-12 0-22 10-22 23 0 16 20 24 36 24 27 0 40-26 41-29 4 14 19 29 42 29 39 0 61-48 61-58 0-5-3-5-4-5-3 0-4 3-4 5-14 42-40 49-52 49-15 0-21-11-21-24 0-9 2-18 7-34 4-18 7-35 12-53z"><text:p/></draw:path><draw:path draw:style-name="gr3" draw:text-style-name="P5" svg:width="0.0756in" svg:height="0.0874in" svg:x="0.1382in" svg:y="0.0256in" svg:viewBox="0 0 193 223" svg:d="M179 119c7 0 14 0 14-8 0-7-7-7-14-7-55 0-109 0-164 0 5-52 50-89 104-89 20 0 41 0 60 0 7 0 14 0 14-7 0-8-7-8-14-8-21 0-40 0-61 0-66 0-118 50-118 111s52 112 118 112c21 0 40 0 61 0 7 0 14 0 14-8s-7-8-14-8c-19 0-40 0-60 0-54 0-99-37-104-88 55 0 109 0 164 0z"><text:p/></draw:path><draw:path draw:style-name="gr3" draw:text-style-name="P5" svg:width="0.1075in" svg:height="0.1098in" svg:x="0.2768in" svg:y="0.0004in" svg:viewBox="0 0 274 280" svg:d="M274 4c0-1-1-4-4-4-2 0-2 1-6 4-9 10-19 20-27 30-4-5-21-34-64-34-86 0-173 85-173 174 0 63 45 106 105 106 33 0 62-16 83-34 35-31 42-66 42-67 0-5-3-5-4-5-3 0-5 1-6 5-3 11-12 38-38 60-27 22-51 29-72 29-34 0-75-21-75-81 0-22 8-83 46-129 24-26 61-46 95-46 40 0 62 30 62 75 0 15-1 14-1 19 0 3 4 4 6 4 5 0 5-1 7-8 7-33 16-65 24-98z"><text:p/></draw:path><draw:path draw:style-name="gr3" draw:text-style-name="P5" svg:width="0.0843in" svg:height="0.0933in" svg:x="0.4307in" svg:y="0.0169in" svg:viewBox="0 0 215 238" svg:d="M215 84c0-59-60-84-108-84-51 0-107 26-107 84 0 46 0 93 0 140 0 6 0 14 8 14 7 0 7-8 7-14 0-47 0-93 0-139 0-57 63-70 92-70 17 0 42 4 62 17 30 19 30 43 30 54 0 46 0 91 0 138 0 6 0 14 8 14s8-8 8-14c0-47 0-94 0-140z"><text:p/></draw:path><draw:path draw:style-name="gr3" draw:text-style-name="P5" svg:width="0.1083in" svg:height="0.1028in" svg:x="0.5634in" svg:y="0.0039in" svg:viewBox="0 0 276 262" svg:d="M46 233c-4 14-5 17-35 17-7 0-11 0-11 8 0 4 3 4 11 4 46 0 91 0 138 0 60 0 106-45 106-83 0-27-23-49-60-53 40-8 81-37 81-73 0-29-25-53-72-53-43 0-87 0-130 0-7 0-11 0-11 8 0 4 3 4 11 4 1 0 9 0 14 0 8 1 11 1 11 7 0 1 0 2-1 7-18 69-34 138-52 207zM105 122c7-32 15-64 23-96 3-13 4-14 21-14 16 0 34 0 50 0 33 0 42 22 42 40 0 34-33 70-80 70-19 0-38 0-56 0zM87 250c-6 0-7 0-9 0-4-1-5-1-5-4 0-1 0-2 2-9 9-35 17-72 26-107 24 0 50 0 74 0 36 0 44 29 44 44 0 39-34 76-80 76-18 0-34 0-52 0z"><text:p/></draw:path></draw:g></text:span><text:span text:style-name="T13"><text:s/></text:span><text:span text:style-name="T14">אז </text:span><text:span text:style-name="T14"><draw:g text:anchor-type="as-char" svg:y="-0.1193in" draw:z-index="50" draw:name="Shape408" draw:style-name="gr1"><svg:title>TexMaths</svg:title><svg:desc>11§display§x \in \emptyset§svg§600§FALSE§</svg:desc><draw:path draw:style-name="gr2" draw:text-style-name="P4" svg:width="0.3248in" svg:height="0.1126in" svg:x="0.0039in" svg:y="0.0075in" svg:viewBox="0 0 826 287" svg:d="M0 0c275 0 551 0 826 0 0 96 0 192 0 287-275 0-551 0-826 0 0-95 0-191 0-287z"><text:p/></draw:path><draw:path draw:style-name="gr3" draw:text-style-name="P5" svg:width="0.0756in" svg:height="0.0681in" svg:x="0.0004in" svg:y="0.05in" svg:viewBox="0 0 193 174" svg:d="M118 54c2-10 11-46 38-46 2 0 11 0 19 5-10 2-18 11-18 21 0 7 4 13 15 13 8 0 21-6 21-22 0-19-24-25-37-25-22 0-35 20-40 29-9-26-30-29-41-29-41 0-63 50-63 59 0 4 3 3 5 4 3 0 4-1 5-5 13-40 39-50 52-50 7 0 21 4 21 26 0 12-7 38-21 92-7 24-20 39-37 39-3 0-12 0-19-4 10-2 17-10 17-21 0-10-8-13-14-13-11 0-21 10-21 22 0 16 20 25 36 25 26 0 40-26 41-29 4 15 19 29 42 29 39 0 61-50 61-58 0-5-3-5-4-5-3 0-4 1-5 5-13 40-39 49-51 49-15 0-22-11-22-24 0-9 2-18 7-34 4-18 8-35 13-53z"><text:p/></draw:path><draw:path draw:style-name="gr3" draw:text-style-name="P5" svg:width="0.076in" svg:height="0.0878in" svg:x="0.1378in" svg:y="0.035in" svg:viewBox="0 0 194 224" svg:d="M179 120c7 0 15 0 15-8 0-7-8-7-15-7-54 0-109 0-162 0 4-52 48-90 103-90 20 0 40 0 59 0 7 0 15 0 15-7 0-8-8-8-15-8-21 0-40 0-60 0-66 0-119 51-119 112s53 112 119 112c20 0 39 0 60 0 7 0 15 0 15-8s-8-8-15-8c-19 0-39 0-59 0-55 0-99-37-103-88 53 0 108 0 162 0z"><text:p/></draw:path><draw:path draw:style-name="gr3" draw:text-style-name="P5" svg:width="0.061in" svg:height="0.1283in" svg:x="0.2756in" svg:y="0in" svg:viewBox="0 0 156 327" svg:d="M132 8c0-5-3-8-8-8-6 0-7 4-10 12-4 16-1 2-4 18-5-2-18-8-32-8-22 0-47 11-61 41-15 32-17 66-17 101 0 24 0 94 33 123-9 30-9 31-9 32 0 5 4 8 8 8 7 0 8-4 10-12 4-15 0-2 4-18 10 6 21 8 32 8 43 0 61-36 67-54 10-27 11-59 11-87 0-27 0-91-34-124 3-11 7-21 10-32zM39 270c-14-27-14-74-14-110 0-31 0-58 6-83 8-35 30-47 47-47 8 0 18 2 28 11-22 76-45 153-67 229zM118 56c12 23 12 67 12 104 0 27 0 56-5 82-6 40-27 55-47 55-9 0-19-3-27-12 22-76 45-153 67-229z"><text:p/></draw:path></draw:g></text:span><text:span text:style-name="T14"><text:s/>והטענה נכונה באופן ריק. 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2"><text:span text:style-name="T14"><draw:g text:anchor-type="as-char" svg:y="-0.1063in" draw:z-index="51" draw:name="Shape409" draw:style-name="gr1"><svg:title>TexMaths</svg:title><svg:desc>11§display§h§svg§600§FALSE§</svg:desc><draw:path draw:style-name="gr2" draw:text-style-name="P4" svg:width="0.0665in" svg:height="0.0906in" svg:x="0.0004in" svg:y="0.0071in" svg:viewBox="0 0 170 231" svg:d="M0 0c56 0 114 0 170 0 0 77 0 154 0 231-56 0-114 0-170 0 0-77 0-154 0-231z"><text:p/></draw:path><draw:path draw:style-name="gr3" draw:text-style-name="P5" svg:width="0.074in" svg:height="0.1063in" svg:x="0.0008in" svg:y="0in" svg:viewBox="0 0 189 271" svg:d="M89 4c-2-1 0-4-4-4-9 0-38 3-47 4-4 0-7 0-7 8 0 5 3 5 9 5 18 0 18 2 18 6-1 2-1 6-1 8-18 74-36 146-55 220-2 5-2 7-2 9 0 9 8 11 11 11 7 0 13-5 14-10 3-10 6-20 8-30 2-11 6-22 9-34 2-9 4-18 7-26 0-3 3-15 3-18 2-3 13-23 26-34 9-6 21-13 37-13s21 13 21 27c0 19-16 62-25 85-3 9-5 13-5 21 0 19 14 32 32 32 36 0 51-56 51-60 0-3-4-3-5-3-4 0-4 1-5 7-7 19-19 47-40 47-7 0-10-3-10-12 0-10 4-19 8-28 5-16 23-62 23-84 0-25-15-41-44-41-23 0-42 12-56 30 9-41 19-82 29-123z"><text:p/></draw:path></draw:g></text:span><text:span text:style-name="T14"><text:s/>מקיימת </text:span><text:span text:style-name="T14"><draw:g text:anchor-type="as-char" svg:y="-0.1134in" draw:z-index="52" draw:name="Shape410" draw:style-name="gr1"><svg:title>TexMaths</svg:title><svg:desc>11§display§H(h) = \la f_1, f_2 \ra§svg§600§FALSE§</svg:desc><draw:path draw:style-name="gr2" draw:text-style-name="P4" svg:width="0.9858in" svg:height="0.1358in" svg:x="0.0024in" svg:y="0.0071in" svg:viewBox="0 0 2505 346" svg:d="M1254 346c-418 0-836 0-1254 0 0-116 0-230 0-346 835 0 1670 0 2505 0 0 116 0 230 0 346-417 0-835 0-1251 0z"><text:p/></draw:path><draw:path draw:style-name="gr3" draw:text-style-name="P5" svg:width="0.128in" svg:height="0.1028in" svg:x="0.0004in" svg:y="0.0098in" svg:viewBox="0 0 326 262" svg:d="M279 30c4-15 5-18 33-18 10 0 14 0 14-8 0-4-5-4-6-4-11 0-38 1-49 1s-39-1-50-1c-3 0-8 0-8 8 0 4 4 4 11 4 5 0 8 0 15 0 6 1 11 1 11 7 0 1-1 2-3 7-7 31-15 62-23 94-39 0-78 0-117 0 7-31 15-61 23-90 3-15 4-18 32-18 10 0 13 0 13-8 0-4-5-4-6-4-11 0-38 1-49 1s-39-1-50-1c-3 0-7 0-7 8 0 4 3 4 11 4 1 0 7 0 14 0 8 1 11 1 11 7 0 1 0 2-2 7-18 69-34 138-52 206-3 15-4 18-35 18-7 0-10 0-10 8 0 4 4 4 5 4 11 0 39-1 49-1 9 0 17 0 25 0 9 0 17 1 25 1 4 0 8 0 8-8 0-4-3-4-11-4-14 0-25 0-25-7 0-2 1-4 1-6 9-34 18-70 26-105 40 0 78 0 118 0-16 64-25 99-26 106-5 12-11 12-36 12-5 0-8 0-8 8 0 4 4 4 5 4 10 0 38-1 49-1 8 0 16 0 25 0 8 0 16 1 24 1 3 0 8 0 8-8 0-4-4-4-10-4-14 0-25 0-25-7 0-2 1-4 1-6 17-69 34-138 51-207z"><text:p/></draw:path><draw:path draw:style-name="gr3" draw:text-style-name="P5" svg:width="0.0346in" svg:height="0.1512in" svg:x="0.1484in" svg:y="0in" svg:viewBox="0 0 89 385" svg:d="M89 381c0-1 0-1-7-8-48-49-60-122-60-180 0-67 14-135 63-182 4-5 4-5 4-7 0-3-1-4-3-4-5 0-40 26-62 76-20 42-24 85-24 117 0 29 3 76 25 120 23 47 56 72 61 72 2 0 3-1 3-4z"><text:p/></draw:path><draw:path draw:style-name="gr3" draw:text-style-name="P5" svg:width="0.074in" svg:height="0.1063in" svg:x="0.2008in" svg:y="0.0071in" svg:viewBox="0 0 189 271" svg:d="M89 4c0-1 0-4-4-4-9 0-38 3-48 3-3 1-7 1-7 8 0 6 3 6 10 6 18 0 18 2 18 6 0 2-1 6-1 8-19 74-37 147-56 220-1 6-1 7-1 9 0 9 8 11 11 11 7 0 12-5 14-10 2-10 6-20 8-30 2-11 5-22 8-33 3-9 5-17 6-26 1-2 5-15 5-18 1-3 13-24 26-35 9-6 21-13 37-13 17 0 21 13 21 26 0 21-15 64-24 86-3 9-5 13-5 21 0 19 14 32 32 32 36 0 50-56 50-60 0-3-3-3-4-3-4 0-4 1-6 7-5 20-18 47-39 47-7 0-9-3-9-12 0-10 3-19 6-28 7-15 24-61 24-83 0-26-16-42-44-42-25 0-43 12-58 30 10-41 20-82 30-123z"><text:p/></draw:path><draw:path draw:style-name="gr3" draw:text-style-name="P5" svg:width="0.0346in" svg:height="0.1512in" svg:x="0.289in" svg:y="0in" svg:viewBox="0 0 89 385" svg:d="M89 193c0-30-3-76-25-120-23-48-56-73-61-73-2 0-3 2-3 4s0 2 8 9c37 38 59 99 59 180 0 65-14 133-62 181-5 6-5 6-5 7 0 2 1 4 3 4 5 0 40-26 62-76 20-41 24-84 24-116z"><text:p/></draw:path><draw:path draw:style-name="gr3" draw:text-style-name="P5" svg:width="0.1004in" svg:height="0.0354in" svg:x="0.3902in" svg:y="0.0571in" svg:viewBox="0 0 256 91" svg:d="M244 17c6 0 12-2 12-9 0-8-6-8-12-8-77 0-155 0-232 0-5 0-12 0-12 8 0 7 7 9 13 9 77 0 154 0 231 0zM244 91c6 0 12 0 12-7 0-9-6-9-12-9-77 0-154 0-231 0-6 0-13 0-13 9 0 7 7 7 12 7 77 0 155 0 232 0z"><text:p/></draw:path><draw:path draw:style-name="gr3" draw:text-style-name="P5" svg:width="0.0335in" svg:height="0.1512in" svg:x="0.5587in" svg:y="0in" svg:viewBox="0 0 86 385" svg:d="M84 15c2-4 2-5 2-7 0-5-4-8-8-8-3 0-7 2-9 9-23 59-45 118-68 177 0 2-1 4-1 7 0 2 0 2 1 6 23 59 45 118 68 176 1 5 4 10 9 10 4 0 8-3 8-7 0-1 0-3-2-7-24-59-46-119-69-178 23-60 45-119 69-178z"><text:p/></draw:path><draw:path draw:style-name="gr3" draw:text-style-name="P5" svg:width="0.076in" svg:height="0.1374in" svg:x="0.6087in" svg:y="0.0067in" svg:viewBox="0 0 194 350" svg:d="M122 118c11 0 22 0 33 0 8 0 11 0 11-8 0-4-3-4-10-4-11 0-21 0-32 0 2-16 6-30 8-44 1-8 7-36 10-40 3-8 10-13 17-13 2 0 13 0 19 6-16 2-21 16-21 21 0 9 8 14 15 14 9 0 22-9 22-24 0-17-19-26-35-26-13 0-37 7-49 45-2 8-3 12-12 61-9 0-18 0-27 0-7 0-12 0-12 7 0 5 4 5 11 5 9 0 17 0 26 0-10 50-19 100-29 151-8 37-14 72-34 72-1 0-11 0-19-6 18-1 22-16 22-21 0-9-7-13-14-13-11 0-22 8-22 23 0 17 18 26 33 26 21 0 37-23 44-37 12-25 21-71 22-74 8-40 15-80 23-121z"><text:p/></draw:path><draw:path draw:style-name="gr3" draw:text-style-name="P5" svg:width="0.0386in" svg:height="0.0701in" svg:x="0.6866in" svg:y="0.0661in" svg:viewBox="0 0 99 179" svg:d="M62 8c0-8 0-8-8-8-18 17-42 17-54 17 0 3 0 6 0 9 7 0 25 0 40-7 0 46 0 92 0 138 0 9 0 13-27 13-3 0-8 0-11 0 0 3 0 6 0 9 6-1 39-1 49-1 8 0 42 0 48 1 0-3 0-6 0-9-3 0-7 0-10 0-27 0-27-4-27-13 0-50 0-100 0-149z"><text:p/></draw:path><draw:path draw:style-name="gr3" draw:text-style-name="P5" svg:width="0.0173in" svg:height="0.0453in" svg:x="0.7567in" svg:y="0.0972in" svg:viewBox="0 0 45 116" svg:d="M45 41c0-26-10-41-25-41-12 0-20 10-20 21 0 10 8 20 20 20 4 0 10-1 13-5 1-1 1-1 2-1s1 0 1 6c0 28-13 51-26 64-5 4-5 5-5 6 0 2 3 5 5 5 4 0 35-30 35-75z"><text:p/></draw:path><draw:path draw:style-name="gr3" draw:text-style-name="P5" svg:width="0.0752in" svg:height="0.1374in" svg:x="0.8193in" svg:y="0.0067in" svg:viewBox="0 0 192 350" svg:d="M121 118c11 0 23 0 34 0 8 0 11 0 11-8 0-4-3-4-10-4-11 0-21 0-32 0 2-16 6-30 8-44 1-8 7-36 9-40 3-8 10-13 18-13 2 0 11 0 19 6-16 2-21 16-21 21 0 9 7 14 15 14 9 0 20-9 20-24 0-17-17-26-33-26-13 0-37 7-49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3" draw:text-style-name="P5" svg:width="0.0469in" svg:height="0.0701in" svg:x="0.8925in" svg:y="0.0661in" svg:viewBox="0 0 120 179" svg:d="M120 130c-3 0-7 0-10 0 0 5-3 22-7 24-2 2-23 2-26 2-17 0-34 0-51 0 29-25 39-33 55-45 20-16 39-33 39-58 0-33-29-53-64-53-33 0-56 23-56 48 0 14 12 15 14 15 7 0 15-5 15-15 0-4-3-14-16-14 8-19 27-24 39-24 27 0 41 21 41 43 0 23-16 42-25 52-22 21-44 41-66 63-2 3-2 4-2 11 37 0 74 0 111 0 3-16 6-33 9-49z"><text:p/></draw:path><draw:path draw:style-name="gr3" draw:text-style-name="P5" svg:width="0.0339in" svg:height="0.1512in" svg:x="0.9622in" svg:y="0in" svg:viewBox="0 0 87 385" svg:d="M85 199c2-4 2-5 2-6 0-3 0-1-2-6-22-59-45-119-67-178-4-7-7-9-10-9-5 0-8 3-8 8 0 1 0 2 2 6 23 60 45 119 68 179-23 58-45 117-68 177-2 4-2 5-2 8 0 4 4 7 8 7 5 0 6-4 8-7 24-60 46-119 69-179z"><text:p/></draw:path></draw:g></text:span><text:span text:style-name="T14">: נשתמש בכלל </text:span><text:span text:style-name="T14"><draw:g text:anchor-type="as-char" svg:y="-0.1063in" draw:z-index="53" draw:name="Shape411" draw:style-name="gr1"><svg:title>TexMaths</svg:title><svg:desc>11§display§\beta§svg§600§FALSE§</svg:desc><draw:path draw:style-name="gr2" draw:text-style-name="P4" svg:width="0.0709in" svg:height="0.1201in" svg:x="0.0039in" svg:y="0.0071in" svg:viewBox="0 0 181 306" svg:d="M0 0c61 0 120 0 181 0 0 102 0 204 0 306-61 0-120 0-181 0 0-102 0-204 0-306z"><text:p/></draw:path><draw:path draw:style-name="gr3" draw:text-style-name="P5" svg:width="0.0823in" svg:height="0.1358in" svg:x="0.0004in" svg:y="0in" svg:viewBox="0 0 210 346" svg:d="M210 53c0-29-21-53-53-53-22 0-33 7-46 17-21 15-42 52-49 81-21 80-41 162-62 243 0 3 2 5 6 5 2 0 4-1 4-2 9-36 18-71 26-106 8 23 25 37 53 37s57-14 73-31c19-17 31-42 31-70s-14-47-28-57c22-12 45-37 45-64zM140 117c-4 2-9 2-19 2-5 0-12 1-15-1 1-3 13-3 18-3 7 0 12 0 16 2zM187 44c0 26-14 55-34 66-10-3-17-4-29-4-8 0-29 0-29 12 0 11 19 10 25 10 15 0 20 0 32-5 15 14 17 26 17 43 1 21-8 51-19 65-15 21-40 35-62 35-30 0-44-22-44-49 0-4 0-10 2-18 8-32 16-64 25-95 8-34 36-95 81-95 22 0 35 12 35 35z"><text:p/></draw:path></draw:g></text:span><text:span text:style-name="T14"><text:s/>וכלל </text:span><text:span text:style-name="T14"><draw:g text:anchor-type="as-char" svg:y="-0.0681in" draw:z-index="54" draw:name="Shape412" draw:style-name="gr1"><svg:title>TexMaths</svg:title><svg:desc>11§display§\alpha§svg§600§FALSE§</svg:desc><draw:path draw:style-name="gr2" draw:text-style-name="P4" svg:width="0.0748in" svg:height="0.052in" svg:x="0.0024in" svg:y="0.0071in" svg:viewBox="0 0 191 133" svg:d="M0 0c64 0 127 0 191 0 0 44 0 89 0 133-64 0-127 0-191 0 0-44 0-89 0-133z"><text:p/></draw:path><draw:path draw:style-name="gr3" draw:text-style-name="P5" svg:width="0.0843in" svg:height="0.0677in" svg:x="0.0004in" svg:y="0in" svg:viewBox="0 0 215 173" svg:d="M167 79c0-60-35-79-63-79-52 0-104 55-104 108 0 35 23 65 63 65 24 0 51-9 80-32 5 20 17 32 35 32 21 0 32-21 32-28 0-2-2-3-4-3-3 0-4 1-5 3-8 19-21 19-22 19-12 0-12-30-12-38 0-9 0-9 4-14 37-45 30-59 44-89 0-1 0-4-4-4s-4 1-5 7c-8 25-20 54-39 75 0-7 0-14 0-22zM142 131c-33 29-63 33-78 33-23 0-35-16-35-42 0-18 9-58 23-78 17-29 38-35 51-35 38 0 38 49 38 79 0 13 0 36 1 43z"><text:p/></draw:path></draw:g></text:span><text:span text:style-name="T14"><text:s/></text:span><text:span text:style-name="T15">של תחשיב למדא</text:span><text:span text:style-name="T14">, נקבל שצ.ל.: </text:span></text:p>
                </text:list-item>
              </text:list>
              <text:p text:style-name="P14"><draw:g text:anchor-type="as-char" svg:y="-0.1134in" draw:z-index="55" draw:name="Shape413" draw:style-name="gr1"><svg:title>TexMaths</svg:title><svg:desc>11§display§\la (f_1 \cup f_2) |_B, (f_1 \cup f_2) |_C \ra = \la f_1, f_2 \ra§svg§600§FALSE§</svg:desc><draw:path draw:style-name="gr2" draw:text-style-name="P4" svg:width="2.265in" svg:height="0.1354in" svg:x="0.0004in" svg:y="0.0071in" svg:viewBox="0 0 5754 345" svg:d="M0 0c1918 0 3836 0 5754 0 0 115 0 230 0 345-1918 0-3836 0-5754 0 0-115 0-230 0-345z"><text:p/></draw:path><draw:path draw:style-name="gr3" draw:text-style-name="P5" svg:width="0.0335in" svg:height="0.1508in" svg:x="0.0094in" svg:y="0in" svg:viewBox="0 0 86 384" svg:d="M84 14c2-4 2-4 2-6 0-5-3-8-8-8-3 0-6 2-9 9-23 58-45 118-68 177 0 2-1 4-1 7 0 0 0 1 1 5 23 60 45 119 68 177 1 4 4 9 9 9s8-3 8-7c0-2 0-3-2-7-23-60-45-119-69-177 24-60 46-119 69-179z"><text:p/></draw:path><draw:path draw:style-name="gr3" draw:text-style-name="P5" svg:width="0.035in" svg:height="0.1508in" svg:x="0.0665in" svg:y="0in" svg:viewBox="0 0 90 384" svg:d="M90 380c0-1 0-1-6-8-49-48-61-121-61-179 0-67 14-135 62-183 5-4 5-4 5-7 0-2-1-3-4-3s-39 26-61 75c-19 43-25 86-25 118 0 28 4 76 26 119 24 47 57 72 60 72s4-1 4-4z"><text:p/></draw:path><draw:path draw:style-name="gr3" draw:text-style-name="P5" svg:width="0.0756in" svg:height="0.137in" svg:x="0.1193in" svg:y="0.0071in" svg:viewBox="0 0 193 349" svg:d="M121 118c11 0 22 0 33 0 8 0 12 0 12-9 0-3-4-3-10-3-11 0-22 0-33 0 4-16 6-30 9-44 1-9 7-36 9-41 3-7 10-13 19-13 1 0 11 0 18 7-17 2-21 15-21 21 0 9 7 14 15 14 10 0 21-9 21-24 0-17-18-26-33-26-14 0-38 7-50 45-2 8-3 12-13 61-9 0-18 0-27 0-6 0-11 0-11 6s4 6 10 6c9 0 18 0 27 0-10 50-20 100-30 151-7 37-13 72-33 72-2 0-11 0-19-7 18-1 21-15 21-21 0-9-6-14-14-14-10 0-21 9-21 24 0 17 17 26 33 26 21 0 36-22 43-37 13-25 22-71 22-74 8-40 15-81 23-120z"><text:p/></draw:path><draw:path draw:style-name="gr3" draw:text-style-name="P5" svg:width="0.0386in" svg:height="0.0701in" svg:x="0.1972in" svg:y="0.0661in" svg:viewBox="0 0 99 179" svg:d="M62 8c0-7-1-8-9-8-17 18-42 18-53 18 0 3 0 6 0 10 7 0 24 0 40-8 0 45 0 91 0 137 0 9 0 13-28 13-3 0-6 0-10 0 0 3 0 6 0 9 5 0 39-1 49-1 7 0 41 1 48 1 0-3 0-6 0-9-3 0-8 0-11 0-26 0-26-4-26-13 0-50 0-100 0-149z"><text:p/></draw:path><draw:path draw:style-name="gr3" draw:text-style-name="P5" svg:width="0.0846in" svg:height="0.0933in" svg:x="0.2957in" svg:y="0.0217in" svg:viewBox="0 0 216 238" svg:d="M216 14c0-7 0-14-8-14s-8 7-8 14c0 47 0 93 0 140 0 56-64 68-92 68-18 0-42-3-63-16-30-18-30-42-30-53 0-46 0-92 0-139 0-7 0-14-7-14-8 0-8 7-8 14 0 48 0 94 0 141 0 57 59 83 108 83 50 0 108-27 108-83 0-47 0-93 0-141z"><text:p/></draw:path><draw:path draw:style-name="gr3" draw:text-style-name="P5" svg:width="0.0756in" svg:height="0.137in" svg:x="0.4311in" svg:y="0.0071in" svg:viewBox="0 0 193 349" svg:d="M121 118c11 0 22 0 33 0 9 0 12 0 12-9 0-3-3-3-10-3-11 0-22 0-33 0 4-16 6-30 9-44 1-9 7-36 9-41 3-7 10-13 19-13 1 0 11 0 18 7-17 2-21 15-21 21 0 9 7 14 15 14 10 0 21-9 21-24 0-17-18-26-33-26-14 0-38 7-50 45-2 8-3 12-13 61-9 0-18 0-27 0-6 0-11 0-11 6s4 6 11 6c9 0 17 0 26 0-10 50-20 100-30 151-7 37-13 72-33 72-2 0-11 0-19-7 18-1 21-15 21-21 0-9-6-14-14-14-10 0-21 9-21 24 0 17 17 26 33 26 21 0 36-22 44-37 12-25 21-71 21-74 8-40 15-81 23-120z"><text:p/></draw:path><draw:path draw:style-name="gr3" draw:text-style-name="P5" svg:width="0.0469in" svg:height="0.0701in" svg:x="0.5043in" svg:y="0.0661in" svg:viewBox="0 0 120 179" svg:d="M120 130c-3 0-7 0-10 0-1 7-3 22-7 25-2 1-23 1-27 1-17 0-33 0-50 0 29-25 39-32 54-45 21-15 40-33 40-58 0-33-30-53-64-53-33 0-56 24-56 48 0 15 11 16 14 16 7 0 15-5 15-14 0-6-3-15-17-15 9-18 28-25 40-25 27 0 42 21 42 43 0 23-18 42-26 52-22 21-44 41-66 63-2 4-2 4-2 11 37 0 74 0 111 0 3-16 6-33 9-49z"><text:p/></draw:path><draw:path draw:style-name="gr3" draw:text-style-name="P5" svg:width="0.035in" svg:height="0.1508in" svg:x="0.5744in" svg:y="0in" svg:viewBox="0 0 90 384" svg:d="M90 193c0-30-4-77-26-120-23-48-56-73-60-73-3 0-4 1-4 3 0 3 0 3 8 10 37 38 59 99 59 180 0 65-14 132-61 181-6 5-6 5-6 6 0 3 1 4 4 4 4 0 39-26 61-75 20-43 25-85 25-116z"><text:p/></draw:path><draw:path draw:style-name="gr3" draw:text-style-name="P5" svg:width="0.0055in" svg:height="0.1508in" svg:x="0.6429in" svg:y="0in" svg:viewBox="0 0 15 384" svg:d="M15 14c0-7 0-14-7-14-8 0-8 7-8 14 0 119 0 237 0 356 0 8 0 14 8 14 7 0 7-6 7-14 0-119 0-237 0-356z"><text:p/></draw:path><draw:path draw:style-name="gr3" draw:text-style-name="P5" svg:width="0.0811in" svg:height="0.072in" svg:x="0.6748in" svg:y="0.0634in" svg:viewBox="0 0 207 184" svg:d="M32 163c-2 9-3 11-24 11-5 0-8 0-8 5s3 5 8 5c35 0 69 0 104 0 46 0 82-31 82-57 0-20-18-37-48-39 33-7 61-26 61-51 0-19-21-37-56-37-33 0-65 0-98 0-6 0-9 0-9 6 0 3 3 3 9 3 3 0 5 0 10 1 5 0 6 1 6 3 0 1 0 2-1 7-12 47-24 95-36 143zM75 85c5-22 11-44 16-66 3-9 4-10 15-10 13 0 27 0 40 0 28 0 34 19 34 28 0 22-24 48-60 48-15 0-30 0-45 0zM62 174c-8 0-8 0-8-2 0-1 0-2 1-6 7-25 12-50 19-75 18 0 38 0 57 0 25 0 35 18 35 33 0 27-27 50-60 50-15 0-30 0-44 0z"><text:p/></draw:path><draw:path draw:style-name="gr3" draw:text-style-name="P5" svg:width="0.0173in" svg:height="0.0453in" svg:x="0.785in" svg:y="0.0972in" svg:viewBox="0 0 45 116" svg:d="M45 41c0-26-9-41-24-41-13 0-21 10-21 21 0 10 8 21 21 21 4 0 10-2 13-6 1-1 1-1 2-1 0 2 1 0 1 6 0 28-13 51-26 65-4 3-4 4-4 5 0 4 2 5 3 5 4 0 35-30 35-75z"><text:p/></draw:path><draw:path draw:style-name="gr3" draw:text-style-name="P5" svg:width="0.035in" svg:height="0.1508in" svg:x="0.8547in" svg:y="0in" svg:viewBox="0 0 90 384" svg:d="M90 380c0-1 0-1-6-8-49-48-62-121-62-179 0-67 15-135 63-183 5-4 5-4 5-7 0-2-2-3-4-3-5 0-39 26-62 75-20 43-24 86-24 118 0 28 4 76 25 119 23 47 56 72 61 72 2 0 4-1 4-4z"><text:p/></draw:path><draw:path draw:style-name="gr3" draw:text-style-name="P5" svg:width="0.076in" svg:height="0.137in" svg:x="0.9067in" svg:y="0.0071in" svg:viewBox="0 0 194 349" svg:d="M122 118c11 0 22 0 33 0 8 0 12 0 12-9 0-3-4-3-11-3-11 0-21 0-32 0 3-16 6-30 8-44 2-9 8-36 10-41 3-7 10-13 18-13 2 0 12 0 18 7-16 2-21 15-21 21 0 9 8 14 15 14 11 0 22-9 22-24 0-17-18-26-34-26-14 0-38 7-49 45-2 8-4 12-13 61-9 0-18 0-26 0s-13 0-13 6 4 6 11 6c9 0 17 0 26 0-10 50-19 100-29 151-6 37-13 72-34 72-1 0-11 0-19-7 19-1 22-15 22-21 0-9-7-14-14-14-10 0-22 9-22 24 0 17 18 26 33 26 22 0 37-22 44-37 12-25 21-71 22-74 8-40 15-81 23-120z"><text:p/></draw:path><draw:path draw:style-name="gr3" draw:text-style-name="P5" svg:width="0.0382in" svg:height="0.0701in" svg:x="0.985in" svg:y="0.0661in" svg:viewBox="0 0 98 179" svg:d="M61 8c0-7 0-8-8-8-18 18-42 18-53 18 0 3 0 6 0 10 7 0 24 0 39-8 0 45 0 91 0 137 0 9 0 13-27 13-3 0-8 0-11 0 0 3 0 6 0 9 6 0 39-1 49-1 8 0 42 1 48 1 0-3 0-6 0-9-3 0-7 0-10 0-27 0-27-4-27-13 0-50 0-100 0-149z"><text:p/></draw:path><draw:path draw:style-name="gr3" draw:text-style-name="P5" svg:width="0.0843in" svg:height="0.0933in" svg:x="1.0839in" svg:y="0.0217in" svg:viewBox="0 0 215 238" svg:d="M215 14c0-7 0-14-8-14s-8 7-8 14c0 47 0 93 0 140 0 56-63 68-91 68-18 0-42-3-63-16-30-18-30-42-30-53 0-46 0-92 0-139 0-7 0-14-7-14-8 0-8 7-8 14 0 48 0 94 0 141 0 57 59 83 108 83s107-27 107-83c0-47 0-93 0-141z"><text:p/></draw:path><draw:path draw:style-name="gr3" draw:text-style-name="P5" svg:width="0.0756in" svg:height="0.137in" svg:x="1.2185in" svg:y="0.0071in" svg:viewBox="0 0 193 349" svg:d="M121 118c11 0 22 0 33 0 8 0 12 0 12-9 0-3-4-3-11-3-11 0-21 0-32 0 2-16 6-30 8-44 2-9 8-36 10-41 3-7 10-13 17-13 3 0 13 0 19 7-16 2-20 15-20 21 0 9 7 14 15 14 10 0 21-9 21-24 0-17-18-26-35-26-13 0-37 7-48 45-2 8-4 12-13 61-9 0-18 0-27 0-7 0-12 0-12 6s4 6 11 6c9 0 17 0 26 0-10 50-19 100-29 151-7 37-13 72-34 72-1 0-11 0-18-7 18-1 21-15 21-21 0-9-6-14-14-14-10 0-21 9-21 24 0 17 17 26 32 26 22 0 37-22 44-37 12-25 21-71 22-74 8-40 15-81 23-120z"><text:p/></draw:path><draw:path draw:style-name="gr3" draw:text-style-name="P5" svg:width="0.0469in" svg:height="0.0701in" svg:x="1.2913in" svg:y="0.0661in" svg:viewBox="0 0 120 179" svg:d="M120 130c-3 0-6 0-9 0-1 7-3 22-8 25-2 1-23 1-26 1-16 0-33 0-49 0 28-25 37-32 53-45 20-15 39-33 39-58 0-33-29-53-63-53s-57 24-57 48c0 15 12 16 14 16 7 0 15-5 15-14 0-6-1-15-16-15 9-18 27-25 40-25 26 0 41 21 41 43 0 23-17 42-26 52-22 21-43 41-65 63-3 4-3 4-3 11 37 0 75 0 112 0 2-16 6-33 8-49z"><text:p/></draw:path><draw:path draw:style-name="gr3" draw:text-style-name="P5" svg:width="0.0346in" svg:height="0.1508in" svg:x="1.3618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5" svg:width="0.0055in" svg:height="0.1508in" svg:x="1.4303in" svg:y="0in" svg:viewBox="0 0 15 384" svg:d="M15 14c0-7 0-14-7-14-8 0-8 7-8 14 0 119 0 237 0 356 0 8 0 14 8 14 7 0 7-6 7-14 0-119 0-237 0-356z"><text:p/></draw:path><draw:path draw:style-name="gr3" draw:text-style-name="P5" svg:width="0.0819in" svg:height="0.076in" svg:x="1.4618in" svg:y="0.0622in" svg:viewBox="0 0 209 194" svg:d="M209 3c0-1-1-3-3-3s-2 0-6 3c-6 7-12 15-18 21-4-3-18-24-52-24-65 0-130 57-130 119 0 44 34 75 84 75 14 0 39-2 68-26 21-18 27-41 27-44s-3-3-5-3c-3 0-3 1-5 5-11 36-49 59-81 59-29 0-60-15-60-58 0-8 1-50 33-84 18-21 46-33 72-33 31 0 50 22 50 53 0 6-1 9-1 11 0 3 3 3 5 3 4 0 4-1 6-7 5-22 11-45 16-67z"><text:p/></draw:path><draw:path draw:style-name="gr3" draw:text-style-name="P5" svg:width="0.0339in" svg:height="0.1508in" svg:x="1.565in" svg:y="0in" svg:viewBox="0 0 87 384" svg:d="M85 198c2-4 2-5 2-5 0-1 0-3-2-7-22-59-45-119-67-177-4-7-7-9-10-9-5 0-8 3-8 8 0 1 0 2 2 6 23 60 45 119 68 179-23 58-45 117-68 177-2 4-2 4-2 7 0 4 4 7 8 7 5 0 6-4 9-7 23-60 45-119 68-179z"><text:p/></draw:path><draw:path draw:style-name="gr3" draw:text-style-name="P5" svg:width="0.1008in" svg:height="0.035in" svg:x="1.6669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335in" svg:height="0.1508in" svg:x="1.8358in" svg:y="0in" svg:viewBox="0 0 86 384" svg:d="M84 14c2-4 2-4 2-6 0-5-3-8-8-8-3 0-5 2-9 9-22 58-45 118-67 177-1 2-2 4-2 7 0 0 0 1 2 5 22 60 45 119 67 177 3 4 4 9 9 9s8-3 8-7c0-2 0-3-2-7-23-60-45-119-69-177 24-60 46-119 69-179z"><text:p/></draw:path><draw:path draw:style-name="gr3" draw:text-style-name="P5" svg:width="0.076in" svg:height="0.137in" svg:x="1.8858in" svg:y="0.0071in" svg:viewBox="0 0 194 349" svg:d="M122 118c11 0 22 0 33 0 8 0 12 0 12-9 0-3-4-3-11-3-11 0-21 0-32 0 3-16 6-30 8-44 2-9 8-36 10-41 3-7 10-13 18-13 2 0 12 0 18 7-16 2-21 15-21 21 0 9 8 14 15 14 11 0 22-9 22-24 0-17-18-26-34-26-14 0-38 7-49 45-2 8-4 12-13 61-9 0-18 0-26 0s-13 0-13 6 4 6 11 6c9 0 17 0 26 0-10 50-19 100-29 151-6 37-13 72-34 72-1 0-11 0-19-7 19-1 22-15 22-21 0-9-7-14-14-14-10 0-22 9-22 24 0 17 18 26 33 26 22 0 37-22 44-37 12-25 21-71 22-74 8-40 15-81 23-120z"><text:p/></draw:path><draw:path draw:style-name="gr3" draw:text-style-name="P5" svg:width="0.0382in" svg:height="0.0701in" svg:x="1.9642in" svg:y="0.0661in" svg:viewBox="0 0 98 179" svg:d="M61 8c0-7 0-8-8-8-18 18-42 18-53 18 0 3 0 6 0 10 7 0 24 0 39-8 0 45 0 91 0 137 0 9 0 13-27 13-3 0-8 0-11 0 0 3 0 6 0 9 6 0 39-1 49-1 8 0 42 1 48 1 0-3 0-6 0-9-3 0-7 0-10 0-27 0-27-4-27-13 0-50 0-100 0-149z"><text:p/></draw:path><draw:path draw:style-name="gr3" draw:text-style-name="P5" svg:width="0.0173in" svg:height="0.0453in" svg:x="2.0339in" svg:y="0.0972in" svg:viewBox="0 0 45 116" svg:d="M45 41c0-26-10-41-25-41-12 0-20 10-20 21 0 10 8 21 20 21 5 0 10-2 14-6 1-1 1-1 1-1 1 0 1 0 1 6 0 28-13 51-26 65-4 3-4 4-4 5 0 4 2 5 4 5 4 0 35-30 35-75z"><text:p/></draw:path><draw:path draw:style-name="gr3" draw:text-style-name="P5" svg:width="0.076in" svg:height="0.137in" svg:x="2.0965in" svg:y="0.0071in" svg:viewBox="0 0 194 349" svg:d="M122 118c11 0 22 0 33 0 8 0 11 0 11-9 0-3-3-3-10-3-11 0-21 0-32 0 3-16 6-30 8-44 2-9 7-36 10-41 3-7 10-13 18-13 1 0 12 0 18 7-16 2-21 15-21 21 0 9 8 14 15 14 10 0 22-9 22-24 0-17-19-26-34-26-14 0-38 7-50 45-2 8-3 12-12 61-9 0-18 0-26 0s-13 0-13 6 4 6 11 6c9 0 17 0 26 0-10 50-19 100-29 151-8 37-14 72-34 72-1 0-11 0-19-7 18-1 22-15 22-21 0-9-7-14-14-14-11 0-22 9-22 24 0 17 18 26 33 26 21 0 37-22 44-37 12-25 21-71 22-74 8-40 15-81 23-120z"><text:p/></draw:path><draw:path draw:style-name="gr3" draw:text-style-name="P5" svg:width="0.0469in" svg:height="0.0701in" svg:x="2.1697in" svg:y="0.0661in" svg:viewBox="0 0 120 179" svg:d="M120 130c-3 0-6 0-9 0-1 7-4 22-8 25-2 1-23 1-26 1-16 0-33 0-49 0 27-25 37-32 53-45 20-15 39-33 39-58 0-33-29-53-64-53-33 0-56 24-56 48 0 15 12 16 14 16 7 0 15-5 15-14 0-6-1-15-16-15 8-18 27-25 40-25 26 0 41 21 41 43 0 23-17 42-26 52-22 21-43 41-65 63-3 4-3 4-3 11 37 0 75 0 112 0 2-16 6-33 8-49z"><text:p/></draw:path><draw:path draw:style-name="gr3" draw:text-style-name="P5" svg:width="0.0335in" svg:height="0.1508in" svg:x="2.2398in" svg:y="0in" svg:viewBox="0 0 86 384" svg:d="M84 198c2-4 2-5 2-5 0-1 0-3-2-7-22-59-45-119-67-177-3-7-5-9-9-9-5 0-8 3-8 8 0 1 0 2 1 6 23 60 46 119 69 179-23 58-46 117-69 177-1 4-1 4-1 7 0 4 3 7 8 7 4 0 6-4 7-7 24-60 46-119 69-179z"><text:p/></draw:path></draw:g></text:p>
              <text:list text:continue-numbering="true">
                <text:list-header>
                  <text:p text:style-name="P15"><text:span text:style-name="T16">ו</text:span>בהתחשב בזה שהתחומים של <draw:g text:anchor-type="as-char" svg:y="-0.1075in" draw:z-index="22" draw:name="Shape414" draw:style-name="gr1"><svg:title>TexMaths</svg:title><svg:desc>11§display§f_1§svg§600§FALSE§</svg:desc><draw:path draw:style-name="gr2" draw:text-style-name="P4" svg:width="0.1079in" svg:height="0.1217in" svg:x="0.0004in" svg:y="0.0075in" svg:viewBox="0 0 275 310" svg:d="M0 0c91 0 183 0 275 0 0 103 0 207 0 310-92 0-184 0-275 0 0-103 0-207 0-310z"><text:p/></draw:path><draw:path draw:style-name="gr3" draw:text-style-name="P5" svg:width="0.0744in" svg:height="0.1374in" svg:x="0.0008in" svg:y="0in" svg:viewBox="0 0 190 350" svg:d="M120 118c11 0 22 0 33 0 6 0 11 0 11-8 0-4-5-4-10-4-11 0-22 0-32 0 2-16 5-30 9-44 1-8 6-36 9-40 3-8 9-13 18-13 0 0 10 0 18 6-18 2-20 16-20 21 0 9 6 14 13 14 10 0 21-8 21-24 0-17-18-26-32-26-13 0-37 7-49 45-2 8-4 12-12 61-9 0-18 0-27 0-7 0-12 0-12 7 0 5 4 5 11 5 8 0 17 0 25 0-9 50-19 100-28 150-8 38-14 73-34 73-1 0-11 0-19-7 19-1 22-15 22-20 0-9-8-14-14-14-10 0-21 8-21 23 0 18 16 27 32 27 21 0 36-23 44-38 12-24 21-71 21-73 7-41 15-81 23-121z"><text:p/></draw:path><draw:path draw:style-name="gr3" draw:text-style-name="P5" svg:width="0.0382in" svg:height="0.0697in" svg:x="0.078in" svg:y="0.0591in" svg:viewBox="0 0 98 178" svg:d="M60 8c0-8 0-8-7-8-18 17-42 16-53 16 0 4 0 7 0 10 7 0 24 0 38-7 0 46 0 92 0 138 0 9 0 12-26 12-3 0-7 0-10 0 0 4 0 6 0 9 5-1 38-1 47-1s43 0 49 1c0-3 0-5 0-9-4 0-7 0-10 0-28 0-28-3-28-12 0-50 0-100 0-149z"><text:p/></draw:path></draw:g><text:s/>ו־<draw:g text:anchor-type="as-char" svg:y="-0.1075in" draw:z-index="23" draw:name="Shape415" draw:style-name="gr1"><svg:title>TexMaths</svg:title><svg:desc>11§display§f_2§svg§600§FALSE§</svg:desc><draw:path draw:style-name="gr2" draw:text-style-name="P4" svg:width="0.1114in" svg:height="0.1217in" svg:x="0.0004in" svg:y="0.0075in" svg:viewBox="0 0 284 310" svg:d="M0 0c95 0 190 0 284 0 0 103 0 207 0 310-94 0-189 0-284 0 0-103 0-207 0-310z"><text:p/></draw:path><draw:path draw:style-name="gr3" draw:text-style-name="P5" svg:width="0.0748in" svg:height="0.1374in" svg:x="0.0008in" svg:y="0in" svg:viewBox="0 0 191 350" svg:d="M120 118c11 0 22 0 34 0 8 0 10 0 10-8 0-4-2-4-9-4-11 0-22 0-32 0 3-16 5-30 8-44 1-8 7-36 9-40 3-8 10-13 19-13 1 0 10 0 17 6-16 2-19 16-19 21 0 9 6 14 13 14 10 0 21-8 21-24 0-17-18-26-32-26-13 0-38 7-50 45-2 8-3 12-12 61-9 0-18 0-26 0s-13 0-13 7c0 5 4 5 11 5 8 0 17 0 26 0-10 50-20 100-29 150-8 38-14 73-34 73-1 0-11 0-19-7 19-1 22-15 22-20 0-9-7-14-14-14-10 0-21 8-21 23 0 18 17 27 32 27 22 0 37-23 44-38 12-24 21-71 21-73 8-41 15-81 23-121z"><text:p/></draw:path><draw:path draw:style-name="gr3" draw:text-style-name="P5" svg:width="0.0465in" svg:height="0.0697in" svg:x="0.0732in" svg:y="0.0591in" svg:viewBox="0 0 119 178" svg:d="M119 130c-3 0-7 0-9 0-1 5-4 22-7 24s-24 2-27 2c-16 0-33 0-50 0 29-25 38-33 54-45 20-16 39-33 39-58 0-33-29-53-63-53s-56 23-56 48c0 14 11 15 14 15 7 0 15-5 15-15 0-4-3-14-17-14 9-19 27-24 40-24 27 0 41 21 41 43 0 23-17 42-26 52-22 20-43 41-65 63-2 2-2 4-2 10 37 0 74 0 111 0 3-15 5-32 8-48z"><text:p/></draw:path></draw:g> הם <draw:g text:anchor-type="as-char" svg:y="-0.1071in" draw:z-index="24" draw:name="Shape416" draw:style-name="gr1"><svg:title>TexMaths</svg:title><svg:desc>11§display§A, B§svg§600§FALSE§</svg:desc><draw:path draw:style-name="gr2" draw:text-style-name="P4" svg:width="0.2803in" svg:height="0.1217in" svg:x="0.0031in" svg:y="0.0071in" svg:viewBox="0 0 713 310" svg:d="M357 310c-119 0-238 0-357 0 0-103 0-207 0-310 238 0 475 0 713 0 0 103 0 207 0 310-119 0-238 0-356 0z"><text:p/></draw:path><draw:path draw:style-name="gr3" draw:text-style-name="P5" svg:width="0.1039in" svg:height="0.1079in" svg:x="0.0004in" svg:y="0in" svg:viewBox="0 0 265 275" svg:d="M56 231c-15 25-31 31-47 32-5 1-9 1-9 8 0 2 2 4 5 4 11 0 22-1 33-1 14 0 27 1 39 1 2 0 8 0 8-8 0-3-4-4-7-4-9 0-18-3-18-13 0-5 3-9 6-15 10-16 19-33 29-48 33 0 64 0 97 0 0 8 6 59 6 64 0 11-20 12-28 12-5 0-8 0-8 8 0 4 2 3 4 4 17 0 33-1 48-1 10 0 35 1 44 1 3 0 7 0 7-8 0-4-3-4-9-4-24 0-24-2-25-13-8-79-15-160-23-240-1-8-1-10-8-10-5 0-8 3-10 7-45 74-89 149-134 224zM102 175c26-43 51-85 76-127 5 42 9 84 13 127-29 0-59 0-89 0z"><text:p/></draw:path><draw:path draw:style-name="gr3" draw:text-style-name="P5" svg:width="0.0173in" svg:height="0.0453in" svg:x="0.1224in" svg:y="0.0921in" svg:viewBox="0 0 45 116" svg:d="M45 41c0-26-10-41-25-41-12 0-20 10-20 21 0 10 8 20 20 20 4 0 10-1 14-5 1-1 1-1 1-1 1 0 1 0 1 6 0 28-13 51-26 64-5 4-5 5-5 6 0 2 3 5 5 5 4 0 35-30 35-75z"><text:p/></draw:path><draw:path draw:style-name="gr3" draw:text-style-name="P5" svg:width="0.1083in" svg:height="0.1028in" svg:x="0.1827in" svg:y="0.0043in" svg:viewBox="0 0 276 262" svg:d="M46 232c-4 14-5 18-35 18-7 0-11 0-11 7 0 5 3 5 11 5 46 0 91 0 137 0 61 0 107-45 107-83 0-27-23-49-60-54 40-7 81-36 81-72 0-29-25-53-71-53-44 0-87 0-130 0-8 0-12 0-12 8 0 4 4 4 11 4 1 0 8 0 15 0 7 1 10 1 10 7 0 1 0 2-1 7-18 69-34 138-52 206zM104 122c8-32 16-64 24-96 4-13 4-14 20-14 17 0 33 0 51 0 33 0 42 22 42 40 0 34-33 70-80 70-19 0-38 0-57 0zM87 250c-6 0-7 0-9 0-3 0-4-1-4-5 0-1 0-1 1-9 9-35 17-70 26-105 24 0 49 0 74 0 37 0 44 28 44 45 0 36-34 74-79 74-18 0-36 0-53 0z"><text:p/></draw:path></draw:g><text:s/>בהתאמה שהן קבוצות זרות, <text:span text:style-name="T17">ובהתאם להגדרה השקולה של הצמצום המופיע לעיל, </text:span><text:span text:style-name="T16">זהו פסוק אמת</text:span>. </text:p>
                </text:list-header>
              </text:list>
            </text:list-item>
            <text:list-item>
              <text:p text:style-name="P16"><text:span text:style-name="T17">נניח </text:span><text:span text:style-name="T17"><draw:g text:anchor-type="as-char" svg:y="-0.1134in" draw:z-index="60" draw:name="Shape30" draw:style-name="gr1"><svg:title>TexMaths</svg:title><svg:desc>11§display§|A| = 1§svg§600§FALSE§</svg:desc><draw:path draw:style-name="gr2" draw:text-style-name="P4" svg:width="0.4488in" svg:height="0.1358in" svg:x="0.0004in" svg:y="0.0071in" svg:viewBox="0 0 1141 346" svg:d="M571 346c-190 0-381 0-571 0 0-116 0-230 0-346 381 0 760 0 1141 0 0 116 0 230 0 346-190 0-381 0-570 0z"><text:p/></draw:path><draw:path draw:style-name="gr3" draw:text-style-name="P5" svg:width="0.0055in" svg:height="0.1512in" svg:x="0.011in" svg:y="0in" svg:viewBox="0 0 15 385" svg:d="M15 14c0-6 0-14-7-14-8 0-8 8-8 14 0 119 0 238 0 357 0 7 0 14 8 14 7 0 7-7 7-14 0-119 0-238 0-357z"><text:p/></draw:path><draw:path draw:style-name="gr3" draw:text-style-name="P5" svg:width="0.1039in" svg:height="0.1079in" svg:x="0.0402in" svg:y="0.0043in" svg:viewBox="0 0 265 275" svg:d="M56 231c-15 26-31 31-48 32-5 1-8 1-8 8 0 2 2 4 6 4 9 0 22-1 33-1 12 0 26 1 38 1 2 0 8 0 8-7 0-4-5-5-7-5-9 0-19-3-19-13 0-4 4-9 6-14 10-17 20-32 30-49 32 0 65 0 96 0 2 9 7 60 7 64 0 11-20 12-27 12-6 0-10 0-10 8 0 4 4 4 5 4 16 0 32-1 49-1 9 0 34 1 44 1 2 0 6 0 6-7 0-5-4-5-9-5-24 0-24-2-25-13-8-79-15-160-23-240-1-8-1-10-8-10-6 0-7 3-10 7-45 74-89 149-134 224zM102 175c26-43 51-85 76-127 5 42 8 84 12 127-29 0-58 0-88 0z"><text:p/></draw:path><draw:path draw:style-name="gr3" draw:text-style-name="P5" svg:width="0.0055in" svg:height="0.1512in" svg:x="0.1673in" svg:y="0in" svg:viewBox="0 0 15 385" svg:d="M15 14c0-6 0-14-7-14-8 0-8 8-8 14 0 119 0 238 0 357 0 7 0 14 8 14 7 0 7-7 7-14 0-119 0-238 0-357z"><text:p/></draw:path><draw:path draw:style-name="gr3" draw:text-style-name="P5" svg:width="0.1004in" svg:height="0.0354in" svg:x="0.2417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5" svg:width="0.05in" svg:height="0.1in" svg:x="0.4071in" svg:y="0.013in" svg:viewBox="0 0 128 255" svg:d="M79 10c0-10 0-10-9-10-24 24-58 24-70 24 0 5 0 8 0 12 8 0 31 0 51-10 0 66 0 133 0 199 0 14-1 18-37 18-4 0-7 0-12 0 0 5 0 9 0 12 13-1 48-1 63-1s48 0 63 1c0-3 0-7 0-12-5 0-8 0-12 0-36 0-37-4-37-18 0-72 0-144 0-215z"><text:p/></draw:path></draw:g></text:span><text:span text:style-name="T17">, יהי </text:span><text:span text:style-name="T17"><draw:g text:anchor-type="as-char" svg:y="-0.1075in" draw:z-index="62" draw:name="Shape31" draw:style-name="gr1"><svg:title>TexMaths</svg:title><svg:desc>11§display§a \in A§svg§600§FALSE§</svg:desc><draw:path draw:style-name="gr2" draw:text-style-name="P4" svg:width="0.3594in" svg:height="0.0984in" svg:x="0.0024in" svg:y="0.0079in" svg:viewBox="0 0 914 251" svg:d="M457 251c-152 0-304 0-457 0 0-84 0-167 0-251 305 0 609 0 914 0 0 84 0 167 0 251-152 0-305 0-457 0z"><text:p/></draw:path><draw:path draw:style-name="gr3" draw:text-style-name="P5" svg:width="0.0693in" svg:height="0.0681in" svg:x="0.0004in" svg:y="0.0417in" svg:viewBox="0 0 177 174" svg:d="M129 24c-7-13-18-24-36-24-45 0-93 57-93 113 0 37 22 61 52 61 7 0 27-2 50-29 2 16 17 29 35 29 14 0 22-9 28-21 7-13 8-25 12-37 0-5-3-5-4-5-5 0-5 2-6 8-6 24-13 46-30 46-9 0-11-9-11-16 0-9 0-13 5-29 4-17 5-20 9-35 4-19 10-37 14-54 2-10 2-11 2-12 0-7-4-11-11-11-10 0-15 9-16 16zM103 124c-1 7-1 8-7 15-17 21-33 26-43 26-20 0-26-20-26-35 0-19 13-66 21-85 12-22 30-36 45-36 26 0 31 31 31 34 0 2-1 4-1 7-6 24-13 49-20 74z"><text:p/></draw:path><draw:path draw:style-name="gr3" draw:text-style-name="P5" svg:width="0.0756in" svg:height="0.087in" svg:x="0.1295in" svg:y="0.0272in" svg:viewBox="0 0 193 222" svg:d="M180 119c7 0 13 0 13-8s-6-8-13-8c-55 0-109 0-164 0 5-51 49-88 104-88 20 0 41 0 60 0 7 0 13 0 13-7 0-8-6-8-13-8-21 0-40 0-61 0-66 0-119 50-119 111s53 111 119 111c21 0 40 0 61 0 7 0 13 0 13-7 0-8-6-8-13-8-19 0-40 0-60 0-55 0-99-37-104-88 55 0 109 0 164 0z"><text:p/></draw:path><draw:path draw:style-name="gr3" draw:text-style-name="P5" svg:width="0.1039in" svg:height="0.1079in" svg:x="0.2654in" svg:y="0in" svg:viewBox="0 0 265 275" svg:d="M56 231c-15 25-31 31-48 32-5 0-8 0-8 8 0 2 2 4 5 4 10 0 22-1 33-1 13 0 27 1 39 1 2 0 8 0 8-8 0-4-5-4-7-4-9-1-19-4-19-13 0-5 4-9 6-14 10-17 20-33 30-50 31 0 64 0 96 0 1 8 7 61 7 64 0 12-21 13-29 13-4 0-8 0-8 8 0 4 4 4 5 4 15 0 32-1 48-1 10 0 34 1 43 1 4 0 8 0 8-8 0-4-4-4-9-4-24 0-24-2-25-14-9-79-17-160-24-239 0-8 0-10-7-10s-8 3-10 7c-45 74-89 149-134 224zM102 174c26-42 51-84 76-126 3 42 8 84 12 126-29 0-58 0-88 0z"><text:p/></draw:path></draw:g></text:span><text:span text:style-name="T17">, נסיק </text:span><text:span text:style-name="T17"><draw:g text:anchor-type="as-char" svg:y="-0.1134in" draw:z-index="61" draw:name="Shape32" draw:style-name="gr1"><svg:title>TexMaths</svg:title><svg:desc>11§display§A = \{a\}§svg§600§FALSE§</svg:desc><draw:path draw:style-name="gr2" draw:text-style-name="P4" svg:width="0.5213in" svg:height="0.1354in" svg:x="0.0031in" svg:y="0.0071in" svg:viewBox="0 0 1325 345" svg:d="M0 0c442 0 884 0 1325 0 0 115 0 230 0 345-441 0-883 0-1325 0 0-115 0-230 0-345z"><text:p/></draw:path><draw:path draw:style-name="gr3" draw:text-style-name="P5" svg:width="0.1039in" svg:height="0.1079in" svg:x="0.0004in" svg:y="0.0047in" svg:viewBox="0 0 265 275" svg:d="M56 230c-15 27-31 32-47 33-6 0-9 0-9 8 0 2 2 4 5 4 10 0 22-2 33-2 14 0 27 2 39 2 2 0 8 0 8-7 0-5-4-5-7-5-9-1-18-4-18-14 0-5 3-9 6-14 10-16 19-32 29-48 32 0 64 0 97 0 0 7 6 60 6 63 0 12-20 13-28 13-5 0-10 0-10 8 0 4 4 3 6 4 16 0 33-2 48-2 10 0 34 2 44 2 2 0 7 0 7-9 0-3-3-3-9-3-24 0-24-3-25-14-8-79-16-160-23-240-1-8-1-9-8-9-5 0-8 2-10 7-45 74-89 149-134 223zM102 175c25-43 51-86 76-128 4 42 8 85 12 128-30 0-58 0-88 0z"><text:p/></draw:path><draw:path draw:style-name="gr3" draw:text-style-name="P5" svg:width="0.1004in" svg:height="0.035in" svg:x="0.1602in" svg:y="0.0575in" svg:viewBox="0 0 256 90" svg:d="M243 15c6 0 13 0 13-7 0-8-7-8-12-8-77 0-155 0-232 0-5 0-12 0-12 8 0 7 7 7 13 7 77 0 153 0 230 0zM244 90c5 0 12 0 12-7 0-8-7-8-13-8-77 0-153 0-230 0-6 0-13 0-13 8 0 7 7 7 12 7 77 0 155 0 232 0z"><text:p/></draw:path><draw:path draw:style-name="gr3" draw:text-style-name="P5" svg:width="0.0535in" svg:height="0.1508in" svg:x="0.3224in" svg:y="0in" svg:viewBox="0 0 137 384" svg:d="M81 52c0-16 10-41 53-43 1-1 3-2 3-5 0-4-3-4-7-4-39 0-74 20-74 48 0 29 0 59 0 89 0 14 0 26-15 39-15 11-29 12-38 12-2 0-3 2-3 5 0 2 2 2 7 3 25 1 44 15 48 34 1 5 1 6 1 19 0 25 0 50 0 76 0 16 0 28 18 44 15 11 40 15 56 15 4 0 7 0 7-4 0-3-2-3-6-5-24-1-43-13-49-33-1-3-1-4-1-18 0-27 0-53 0-81 0-17-3-23-15-36-8-8-19-12-30-14 31-9 45-27 45-49 0-31 0-61 0-92z"><text:p/></draw:path><draw:path draw:style-name="gr3" draw:text-style-name="P5" svg:width="0.0693in" svg:height="0.0681in" svg:x="0.3933in" svg:y="0.0461in" svg:viewBox="0 0 177 174" svg:d="M129 24c-7-14-18-24-36-24-45 0-93 56-93 112 0 37 22 62 52 62 7 0 27-1 50-29 4 17 17 29 35 29 14 0 22-9 29-21 7-14 11-37 11-38 0-4-3-4-4-4-4 0-5 1-6 7-7 25-13 48-30 48-10 0-11-10-11-17 0-9 1-12 5-29s5-21 9-35c4-19 9-37 14-54 2-11 2-11 2-13 0-7-4-10-11-10-9 0-15 9-16 16zM104 124c-2 7-2 8-7 15-18 21-33 27-44 27-20 0-26-22-26-36 0-20 14-67 22-85 13-23 29-37 44-37 26 0 31 32 31 34s-1 4-1 6c-7 26-12 51-19 76z"><text:p/></draw:path><draw:path draw:style-name="gr3" draw:text-style-name="P5" svg:width="0.0535in" svg:height="0.1508in" svg:x="0.4787in" svg:y="0in" svg:viewBox="0 0 137 384" svg:d="M56 333c0 15-10 40-53 42-1 2-3 3-3 5 0 4 4 4 8 4 37 0 73-18 73-48 0-29 0-59 0-88 0-15 0-27 16-40 14-11 28-12 37-12 2-1 3-2 3-3 0-5-2-5-6-5-25-1-44-15-49-34-1-4-1-5-1-19 0-25 0-50 0-76 0-16 0-28-17-44-16-12-43-15-56-15-4 0-8 0-8 4s2 4 7 5c24 1 42 13 48 33 1 3 1 4 1 19 0 26 0 52 0 80 0 18 3 24 15 36 8 9 20 12 30 16-31 7-45 25-45 47 0 31 0 62 0 93z"><text:p/></draw:path></draw:g></text:span><text:span text:style-name="T17">. ידוע </text:span><text:span text:style-name="T17"><draw:g text:anchor-type="as-char" svg:y="-0.1083in" draw:z-index="63" draw:name="Shape33" draw:style-name="gr1"><svg:title>TexMaths</svg:title><svg:desc>11§display§f_1 \colon B \to A§svg§600§FALSE§</svg:desc><draw:path draw:style-name="gr2" draw:text-style-name="P4" svg:width="0.7051in" svg:height="0.1232in" svg:x="0.0004in" svg:y="0.0083in" svg:viewBox="0 0 1792 314" svg:d="M896 314c-299 0-597 0-896 0 0-104 0-210 0-314 597 0 1195 0 1792 0 0 104 0 210 0 314-299 0-598 0-896 0z"><text:p/></draw:path><draw:path draw:style-name="gr3" draw:text-style-name="P5" svg:width="0.0752in" svg:height="0.137in" svg:x="0.0008in" svg:y="0.0024in" svg:viewBox="0 0 192 349" svg:d="M121 118c11 0 22 0 33 0 8 0 12 0 12-8 0-5-4-5-11-5-11 0-21 0-32 0 3-15 6-29 9-43 1-8 7-36 9-40 3-8 10-13 18-13 2 0 11 0 19 6-17 1-21 16-21 21 0 9 7 13 15 13 9 0 20-7 20-23 0-17-17-26-33-26-13 0-38 7-49 45-2 8-3 12-13 60-9 0-18 0-27 0-7 0-11 0-11 8 0 5 4 5 10 5 9 0 18 0 27 0-10 50-20 100-30 150-7 37-13 73-33 73-2 0-12 0-19-7 18-1 21-15 21-21 0-9-6-13-14-13-10 0-21 8-21 23 0 17 16 26 33 26 21 0 36-23 43-37 13-24 22-71 22-74 8-40 15-80 23-120z"><text:p/></draw:path><draw:path draw:style-name="gr3" draw:text-style-name="P5" svg:width="0.0382in" svg:height="0.0701in" svg:x="0.0787in" svg:y="0.0614in" svg:viewBox="0 0 98 179" svg:d="M62 8c0-8-2-8-9-8-18 16-42 16-53 16 0 4 0 7 0 10 7 0 24 0 40-7 0 45 0 91 0 137 0 10 0 13-28 13-3 0-7 0-10 0 0 4 0 7 0 10 5-1 38-1 47-1s43 0 49 1c0-3 0-6 0-10-3 0-7 0-10 0-26 0-26-3-26-13 0-49 0-99 0-148z"><text:p/></draw:path><draw:path draw:style-name="gr3" draw:text-style-name="P5" svg:width="0.0157in" svg:height="0.065in" svg:x="0.1654in" svg:y="0.0437in" svg:viewBox="0 0 41 166" svg:d="M41 21c0-12-9-21-20-21-12 0-21 9-21 21 0 11 9 20 21 20 11 0 20-9 20-20zM41 145c0-11-9-20-20-20-12 0-21 8-21 20 0 11 9 21 21 21 11 0 20-9 20-21z"><text:p/></draw:path><draw:path draw:style-name="gr3" draw:text-style-name="P5" svg:width="0.1083in" svg:height="0.1028in" svg:x="0.2516in" svg:y="0.0055in" svg:viewBox="0 0 276 262" svg:d="M46 232c-4 14-5 17-35 17-7 0-11 0-11 8 0 5 3 5 11 5 46 0 91 0 137 0 61 0 107-46 107-83 0-27-23-49-60-54 40-7 81-36 81-72 0-29-25-53-73-53-42 0-86 0-129 0-7 0-11 0-11 8 0 4 3 4 11 4 1 0 8 0 14 0 8 1 11 1 11 7 0 1 0 2-1 7-18 69-34 138-52 206zM104 122c8-32 16-64 24-96 3-13 4-14 20-14 17 0 35 0 51 0 33 0 42 22 42 40 0 34-33 70-80 70-19 0-38 0-57 0zM87 249c-6 0-7 0-9 0-4-1-5-1-5-4 0-1 0-1 2-9 9-35 17-71 26-106 24 0 50 0 74 0 37 0 44 28 44 45 0 37-34 74-80 74-18 0-35 0-52 0z"><text:p/></draw:path><draw:path draw:style-name="gr3" draw:text-style-name="P5" svg:width="0.1346in" svg:height="0.0783in" svg:x="0.4181in" svg:y="0.0319in" svg:viewBox="0 0 343 200" svg:d="M301 108c-22 16-32 33-35 37-17 26-20 50-20 51 0 4 5 4 8 4 7 0 7-1 8-8 8-36 32-69 76-87 4-1 5-3 5-5 0-3-2-3-3-3-17-7-64-27-78-92-1-4-1-5-8-5-3 0-8 0-8 4 0 1 4 26 19 51 8 12 20 25 36 37-95 0-191 0-287 0-7 0-14 0-14 8s7 8 14 8c96 0 192 0 287 0z"><text:p/></draw:path><draw:path draw:style-name="gr3" draw:text-style-name="P5" svg:width="0.1039in" svg:height="0.1079in" svg:x="0.6094in" svg:y="0.0004in" svg:viewBox="0 0 265 275" svg:d="M55 231c-15 25-30 31-47 32-5 0-8 0-8 7 0 3 2 5 4 5 11 0 23-1 34-1 13 0 27 1 39 1 2 0 7 0 7-8 0-4-4-4-6-4-9-1-19-4-19-14 0-4 3-8 6-14 10-16 20-33 30-48 31 0 64 0 96 0 1 6 7 59 7 64 0 11-21 12-29 12-5 0-8 0-8 7 0 5 4 5 5 5 15 0 32-1 48-1 10 0 35 1 43 1 4 0 8 0 8-8 0-4-4-4-9-4-24 0-24-3-25-14-8-79-17-159-24-239 0-8 0-10-7-10-6 0-8 3-10 7-45 74-90 149-135 224zM102 175c26-43 51-85 76-127 5 42 8 84 12 127-29 0-58 0-88 0z"><text:p/></draw:path></draw:g></text:span><text:span text:style-name="T17">, וידוע </text:span><text:span text:style-name="T17"><draw:g text:anchor-type="as-char" svg:y="-0.1083in" draw:z-index="64" draw:name="Shape34" draw:style-name="gr1"><svg:title>TexMaths</svg:title><svg:desc>11§display§f_2 \colon C \to A§svg§600§FALSE§</svg:desc><draw:path draw:style-name="gr2" draw:text-style-name="P4" svg:width="0.702in" svg:height="0.1232in" svg:x="0.0004in" svg:y="0.0083in" svg:viewBox="0 0 1784 314" svg:d="M892 314c-298 0-595 0-892 0 0-104 0-210 0-314 595 0 1189 0 1784 0 0 104 0 210 0 314-297 0-595 0-892 0z"><text:p/></draw:path><draw:path draw:style-name="gr3" draw:text-style-name="P5" svg:width="0.0756in" svg:height="0.137in" svg:x="0.0008in" svg:y="0.0024in" svg:viewBox="0 0 193 349" svg:d="M121 118c11 0 22 0 33 0 8 0 12 0 12-8 0-5-4-5-11-5-11 0-21 0-32 0 4-15 6-29 9-43 1-8 7-36 9-40 3-8 10-13 19-13 1 0 11 0 18 6-17 1-21 16-21 21 0 9 7 13 15 13 10 0 21-7 21-23 0-17-18-26-33-26-14 0-39 7-50 45-2 8-3 12-13 60-9 0-18 0-27 0-7 0-11 0-11 8 0 5 4 5 10 5 9 0 18 0 27 0-10 50-20 100-30 150-7 37-13 73-33 73-2 0-12 0-19-7 18-1 21-15 21-21 0-9-6-13-14-13-10 0-21 8-21 23 0 17 17 26 33 26 21 0 36-23 43-37 13-24 22-71 22-74 8-40 15-80 23-120z"><text:p/></draw:path><draw:path draw:style-name="gr3" draw:text-style-name="P5" svg:width="0.0465in" svg:height="0.0701in" svg:x="0.074in" svg:y="0.0614in" svg:viewBox="0 0 119 179" svg:d="M119 130c-3 0-6 0-9 0-1 5-3 22-7 24-2 2-23 2-27 2-17 0-33 0-50 0 29-25 38-33 54-45 20-16 39-33 39-58 0-33-29-53-63-53s-56 23-56 48c0 14 11 15 14 15 7 0 15-5 15-15 0-4-3-14-17-14 9-19 28-24 40-24 27 0 40 21 40 43 0 23-16 42-25 51-22 21-43 42-65 64-2 2-2 3-2 11 37 0 74 0 111 0 2-16 6-33 8-49z"><text:p/></draw:path><draw:path draw:style-name="gr3" draw:text-style-name="P5" svg:width="0.0157in" svg:height="0.065in" svg:x="0.1654in" svg:y="0.0437in" svg:viewBox="0 0 41 166" svg:d="M41 21c0-12-10-21-21-21-12 0-20 9-20 21 0 11 8 20 20 20 11 0 21-9 21-20zM41 145c0-11-10-20-21-20-12 0-20 8-20 20 0 11 8 21 20 21 11 0 21-9 21-21z"><text:p/></draw:path><draw:path draw:style-name="gr3" draw:text-style-name="P5" svg:width="0.1075in" svg:height="0.1094in" svg:x="0.2531in" svg:y="0.0024in" svg:viewBox="0 0 274 279" svg:d="M274 4c0-2-1-4-4-4-2 0-2 0-6 4-9 10-19 20-27 30-4-5-21-34-64-34-86 0-173 85-173 175 0 62 45 104 105 104 34 0 62-15 83-33 36-32 42-66 42-67 0-4-3-4-4-4-3 0-5 1-5 4-3 11-13 37-39 59-27 22-51 29-71 29-35 0-76-20-76-79 0-22 8-85 46-130 25-27 61-46 95-46 40 0 62 30 62 75 0 15-1 14-1 18s4 5 6 5c5 0 5-1 7-8 7-33 16-65 24-98z"><text:p/></draw:path><draw:path draw:style-name="gr3" draw:text-style-name="P5" svg:width="0.1346in" svg:height="0.0783in" svg:x="0.415in" svg:y="0.0319in" svg:viewBox="0 0 343 200" svg:d="M301 108c-22 16-31 33-35 37-17 26-20 50-20 51 0 4 5 4 8 4 7 0 7-1 8-8 9-36 32-69 76-87 4-1 5-3 5-5 0-3-2-3-3-3-17-7-64-27-78-92-1-4-1-5-8-5-3 0-8 0-8 4 0 1 4 26 19 51 8 12 20 25 36 37-95 0-191 0-287 0-6 0-14 0-14 8s8 8 14 8c96 0 192 0 287 0z"><text:p/></draw:path><draw:path draw:style-name="gr3" draw:text-style-name="P5" svg:width="0.1039in" svg:height="0.1079in" svg:x="0.6063in" svg:y="0.0004in" svg:viewBox="0 0 265 275" svg:d="M55 231c-15 25-30 31-47 32-5 0-8 0-8 7 0 3 2 5 4 5 11 0 24-1 35-1 12 0 26 1 38 1 2 0 7 0 7-8 0-4-4-4-6-4-9-1-19-4-19-14 0-4 3-8 6-14 10-16 20-33 30-48 32 0 65 0 96 0 2 6 7 59 7 64 0 11-21 12-29 12-5 0-8 0-8 7 0 5 4 5 5 5 16 0 32-1 49-1 9 0 34 1 42 1 4 0 8 0 8-8 0-4-4-4-9-4-24 0-24-3-25-14-8-79-16-159-24-239 0-8 0-10-7-10-6 0-7 3-10 7-45 74-90 149-135 224zM102 175c26-43 51-85 76-127 5 42 8 84 12 127-29 0-58 0-88 0z"><text:p/></draw:path></draw:g></text:span><text:span text:style-name="T17">. נבחר </text:span><text:span text:style-name="T17"><draw:g text:anchor-type="as-char" svg:y="-0.1063in" draw:z-index="65" draw:name="Shape35" draw:style-name="gr1"><svg:title>TexMaths</svg:title><svg:desc>11§display§h = \lambda x \in B \cup C. a§svg§600§FALSE§</svg:desc><draw:path draw:style-name="gr2" draw:text-style-name="P4" svg:width="1.1575in" svg:height="0.0969in" svg:x="0.0004in" svg:y="0.0075in" svg:viewBox="0 0 2941 247" svg:d="M1471 247c-491 0-980 0-1471 0 0-83 0-164 0-247 980 0 1961 0 2941 0 0 83 0 164 0 247-489 0-980 0-1470 0z"><text:p/></draw:path><draw:path draw:style-name="gr3" draw:text-style-name="P5" svg:width="0.074in" svg:height="0.1063in" svg:x="0.0012in" svg:y="0.0024in" svg:viewBox="0 0 189 271" svg:d="M89 4c-2-1 0-4-5-4-9 0-37 3-47 4-3 0-7 0-7 8 0 5 3 5 9 5 18 0 19 2 19 6 0 2-1 6-1 8-18 74-37 146-56 220-1 6-1 7-1 9 0 9 8 11 11 11 6 0 12-5 14-10 3-10 5-20 7-30 3-11 5-22 9-34 2-9 4-17 6-26 1-2 5-15 5-17 1-3 13-24 26-35 9-5 20-13 38-13 16 0 20 13 20 26 0 21-15 62-24 86-3 9-5 13-5 21 0 18 14 32 32 32 36 0 50-56 50-59 0-5-3-5-4-5-5 0-5 1-6 8-6 20-18 47-39 47-7 0-10-4-10-13s3-19 8-26c5-17 23-63 23-84 0-25-16-42-44-42-25 0-43 12-58 30 10-41 20-82 30-123z"><text:p/></draw:path><draw:path draw:style-name="gr3" draw:text-style-name="P5" svg:width="0.1008in" svg:height="0.035in" svg:x="0.1311in" svg:y="0.0516in" svg:viewBox="0 0 257 90" svg:d="M244 15c6 0 13 0 13-7 0-8-7-8-13-8-77 0-155 0-232 0-4 0-12 0-12 8 0 7 8 7 13 7 77 0 154 0 231 0zM244 90c6 0 13 0 13-7 0-8-7-8-13-8-77 0-154 0-231 0-5 0-13 0-13 8 0 7 8 7 12 7 77 0 155 0 232 0z"><text:p/></draw:path><draw:path draw:style-name="gr3" draw:text-style-name="P5" svg:width="0.0748in" svg:height="0.1063in" svg:x="0.2917in" svg:y="0.0024in" svg:viewBox="0 0 191 271" svg:d="M117 155c16 39 35 98 40 107 7 9 10 9 21 9 4 0 6 0 9 0 3-1 4-3 4-4s-1-3-2-4c-4-4-6-10-9-17-26-73-52-146-79-218-7-22-28-28-47-28-2 0-7 0-7 4s3 3 4 4c13 2 15 5 25 31 12 35 25 70 37 105-35 35-71 70-106 104-5 5-7 8-7 12 0 7 4 11 11 11 6 0 10-3 13-8 31-36 62-72 93-108z"><text:p/></draw:path><draw:path draw:style-name="gr3" draw:text-style-name="P5" svg:width="0.0756in" svg:height="0.0681in" svg:x="0.3764in" svg:y="0.0406in" svg:viewBox="0 0 193 174" svg:d="M118 54c2-10 11-45 38-45 2 0 11 0 20 4-11 2-19 12-19 21 0 7 5 14 15 14 8 0 21-7 21-23 0-19-24-25-37-25-22 0-35 21-39 30-10-26-31-30-42-30-41 0-63 50-63 60 0 4 3 2 5 4 3 0 4-1 5-4 13-41 39-51 52-51 7 0 21 3 21 25 0 12-7 39-21 93-7 23-20 38-37 38-3 0-12 0-19-5 10-1 17-9 17-19 0-11-7-14-14-14-11 0-21 10-21 23 0 16 20 24 36 24 26 0 40-26 41-29 4 14 19 29 42 29 39 0 61-48 61-58 0-5-3-5-4-5-3 0-4 3-5 5-13 42-39 49-51 49-15 0-22-11-22-24 0-9 2-18 7-34 4-18 8-35 13-53z"><text:p/></draw:path><draw:path draw:style-name="gr3" draw:text-style-name="P5" svg:width="0.076in" svg:height="0.0874in" svg:x="0.5138in" svg:y="0.0256in" svg:viewBox="0 0 194 223" svg:d="M180 119c7 0 14 0 14-8 0-7-7-7-14-7-55 0-108 0-163 0 4-52 49-89 103-89 20 0 41 0 60 0 7 0 14 0 14-7 0-8-7-8-14-8-20 0-40 0-61 0-66 0-119 50-119 111s53 112 119 112c21 0 41 0 61 0 7 0 14 0 14-8s-7-8-14-8c-19 0-40 0-60 0-54 0-99-37-103-88 55 0 108 0 163 0z"><text:p/></draw:path><draw:path draw:style-name="gr3" draw:text-style-name="P5" svg:width="0.1083in" svg:height="0.1028in" svg:x="0.6512in" svg:y="0.0039in" svg:viewBox="0 0 276 262" svg:d="M45 233c-3 14-4 17-35 17-7 0-10 0-10 8 0 4 3 4 10 4 46 0 92 0 139 0 60 0 106-45 106-83 0-27-23-49-60-53 40-8 81-37 81-73 0-29-25-53-72-53-43 0-87 0-130 0-7 0-11 0-11 8 0 4 3 4 11 4 1 0 7 0 14 0 8 1 11 1 11 7 0 1-1 2-2 7-18 69-34 138-52 207zM103 122c8-32 17-64 25-96 3-13 4-14 21-14 16 0 33 0 49 0 34 0 43 22 43 40 0 34-33 70-80 70-19 0-39 0-58 0zM87 250c-6 0-7 0-9 0-4-1-5-1-5-4 0-1 0-2 2-9 9-35 17-72 26-107 24 0 50 0 74 0 36 0 44 29 44 44 0 39-34 76-80 76-18 0-34 0-52 0z"><text:p/></draw:path><draw:path draw:style-name="gr3" draw:text-style-name="P5" svg:width="0.0843in" svg:height="0.0933in" svg:x="0.8102in" svg:y="0.0169in" svg:viewBox="0 0 215 238" svg:d="M215 13c0-6 0-13-8-13s-8 7-8 13c0 47 0 93 0 140 0 56-63 70-92 70-18 0-42-5-62-18-30-19-30-43-30-52 0-47 0-93 0-140 0-6 0-13-7-13-8 0-8 7-8 13 0 47 0 94 0 141 0 58 58 84 107 84 50 0 108-28 108-83 0-47 0-94 0-142z"><text:p/></draw:path><draw:path draw:style-name="gr3" draw:text-style-name="P5" svg:width="0.1079in" svg:height="0.1098in" svg:x="0.9445in" svg:y="0.0004in" svg:viewBox="0 0 275 280" svg:d="M275 4c0-1-1-4-4-4-1 0-3 1-7 4-9 10-18 20-26 30-4-5-22-34-65-34-86 0-173 85-173 174 0 63 46 106 105 106 34 0 63-16 83-34 36-31 43-66 43-67 0-5-3-3-4-5-3 0-5 1-6 5-3 11-12 38-38 60-28 22-52 29-72 29-35 0-76-21-76-81 0-22 8-83 48-129 23-26 59-46 93-46 40 0 63 30 63 75 0 15-1 14-1 19 0 3 4 4 5 4 6 0 6-1 7-8 9-33 16-65 25-98z"><text:p/></draw:path><draw:path draw:style-name="gr3" draw:text-style-name="P5" svg:width="0.0161in" svg:height="0.0157in" svg:x="1.061in" svg:y="0.0913in" svg:viewBox="0 0 42 41" svg:d="M42 20c0-11-10-20-21-20s-21 9-21 20 10 21 21 21 21-10 21-21z"><text:p/></draw:path><draw:path draw:style-name="gr3" draw:text-style-name="P5" svg:width="0.0693in" svg:height="0.0681in" svg:x="1.0965in" svg:y="0.0406in" svg:viewBox="0 0 177 174" svg:d="M129 25c-7-14-19-25-35-25-47 0-94 57-94 114 0 36 21 60 52 60 7 0 26-2 49-29 4 16 17 29 35 29 15 0 24-9 29-21 7-13 12-36 12-37 0-5-3-5-4-5-5 0-5 3-6 8-6 24-14 46-29 46-11 0-13-9-13-16 0-9 2-12 6-29 4-16 5-20 9-34 4-19 9-36 13-54 3-11 3-12 3-13 0-7-4-11-11-11-10 0-15 9-16 17zM103 125c-2 6-2 7-7 14-17 20-33 26-44 26-19 0-24-20-24-35 0-19 12-66 20-85 13-22 30-36 46-36 25 0 30 32 30 34s-1 4-1 7c-6 24-13 49-20 75z"><text:p/></draw:path></draw:g></text:span><text:span text:style-name="T17">, לפי הגדרה, </text:span><text:span text:style-name="T17"><draw:g text:anchor-type="as-char" svg:y="-0.1134in" draw:z-index="66" draw:name="Shape36" draw:style-name="gr1"><svg:title>TexMaths</svg:title><svg:desc>11§display§h \colon (B \cup C) \to A§svg§600§FALSE§</svg:desc><draw:path draw:style-name="gr2" draw:text-style-name="P4" svg:width="1.0579in" svg:height="0.1358in" svg:x="0.0004in" svg:y="0.0071in" svg:viewBox="0 0 2688 346" svg:d="M1345 346c-449 0-897 0-1345 0 0-116 0-230 0-346 896 0 1792 0 2688 0 0 116 0 230 0 346-448 0-896 0-1343 0z"><text:p/></draw:path><draw:path draw:style-name="gr3" draw:text-style-name="P5" svg:width="0.074in" svg:height="0.1063in" svg:x="0.0012in" svg:y="0.0079in" svg:viewBox="0 0 189 271" svg:d="M89 4c0-1 0-4-5-4-9 0-37 3-47 3-3 1-7 1-7 8 0 6 3 6 9 6 18 0 19 2 19 6 0 2-1 6-1 8-18 74-37 147-56 220-1 6-1 7-1 9 0 9 8 11 11 11 6 0 12-5 14-10 3-10 5-20 7-30 3-11 5-22 9-33 2-9 4-17 6-26 1-2 5-15 5-18 1-3 13-24 26-35 9-6 20-13 38-13 16 0 20 13 20 26 0 21-15 64-24 86-3 9-5 13-5 21 0 19 13 32 32 32 36 0 50-56 50-60 0-3-3-3-4-3-5 0-5 1-6 7-6 20-18 47-39 47-7 0-10-3-10-12 0-10 3-19 8-28 5-15 23-61 23-83 0-26-16-42-44-42-26 0-43 12-58 30 10-41 20-82 30-123z"><text:p/></draw:path><draw:path draw:style-name="gr3" draw:text-style-name="P5" svg:width="0.0157in" svg:height="0.065in" svg:x="0.1106in" svg:y="0.048in" svg:viewBox="0 0 41 166" svg:d="M41 21c0-12-10-21-21-21-12 0-20 9-20 21 0 11 8 20 20 20 11 0 21-9 21-20zM41 146c0-12-10-20-21-20-12 0-20 8-20 20 0 11 8 20 20 20 11 0 21-9 21-20z"><text:p/></draw:path><draw:path draw:style-name="gr3" draw:text-style-name="P5" svg:width="0.035in" svg:height="0.1512in" svg:x="0.2055in" svg:y="0in" svg:viewBox="0 0 90 385" svg:d="M90 381c0-1 0-1-6-8-49-49-62-122-62-179 0-68 15-136 63-183 5-5 5-5 5-7 0-3-2-4-4-4-3 0-39 26-62 76-20 42-24 85-24 118 0 28 4 75 25 119 23 47 58 72 61 72 2 0 4-1 4-4z"><text:p/></draw:path><draw:path draw:style-name="gr3" draw:text-style-name="P5" svg:width="0.1079in" svg:height="0.1028in" svg:x="0.2559in" svg:y="0.0098in" svg:viewBox="0 0 275 262" svg:d="M45 232c-3 15-4 18-35 18-7 0-10 0-10 8 0 4 3 4 10 4 46 0 92 0 139 0 60 0 106-45 106-83 0-27-23-49-60-53 40-8 80-37 80-73 0-29-25-53-71-53-43 0-87 0-130 0-8 0-11 0-11 8 0 4 3 4 11 4 4 0 7 0 14 0 7 1 11 1 11 7 0 1-1 2-2 7-18 69-34 138-52 206zM103 122c8-32 17-64 25-96 3-13 4-14 21-14 16 0 33 0 49 0 34 0 43 22 43 40 0 34-34 70-81 70-19 0-38 0-57 0zM86 250c-6 0-6 0-8 0-4 0-5-1-5-4 0-2 0-2 2-9 9-36 17-71 26-106 24 0 49 0 73 0 37 0 45 28 45 45 0 36-34 74-80 74-18 0-36 0-53 0z"><text:p/></draw:path><draw:path draw:style-name="gr3" draw:text-style-name="P5" svg:width="0.0846in" svg:height="0.0937in" svg:x="0.4146in" svg:y="0.022in" svg:viewBox="0 0 216 239" svg:d="M216 14c0-6 0-14-8-14s-8 8-8 14c0 47 0 93 0 140 0 57-64 70-92 70-18 0-42-4-63-16-30-19-30-44-30-54 0-47 0-93 0-140 0-6 0-14-7-14-8 0-8 8-8 14 0 48 0 94 0 141 0 59 59 84 108 84 50 0 108-28 108-83 0-47 0-94 0-142z"><text:p/></draw:path><draw:path draw:style-name="gr3" draw:text-style-name="P5" svg:width="0.1075in" svg:height="0.1098in" svg:x="0.5488in" svg:y="0.0067in" svg:viewBox="0 0 274 280" svg:d="M274 3c0-1 0-3-4-3-2 0-2 0-6 4-9 10-18 20-26 30-5-5-22-34-65-34-86 0-173 85-173 175 0 63 45 105 105 105 34 0 62-16 83-33 36-32 43-66 43-68 0-3-4-3-5-3-3 0-5 0-5 3-3 11-12 38-39 60s-51 29-71 29c-35 0-76-20-76-80 0-22 8-85 46-130 25-27 61-46 95-46 40 0 63 30 63 75 0 15-1 14-1 19 0 3 3 4 5 4 5 0 5-1 7-8 7-33 16-66 24-99z"><text:p/></draw:path><draw:path draw:style-name="gr3" draw:text-style-name="P5" svg:width="0.035in" svg:height="0.1512in" svg:x="0.6693in" svg:y="0in" svg:viewBox="0 0 90 385" svg:d="M90 194c0-31-4-77-25-121-23-48-56-73-61-73-2 0-4 2-4 4s0 2 8 9c38 38 60 99 60 181 0 64-14 132-62 180-6 6-6 6-6 7 0 2 2 4 4 4 5 0 39-26 62-76 20-41 24-84 24-115z"><text:p/></draw:path><draw:path draw:style-name="gr3" draw:text-style-name="P5" svg:width="0.1346in" svg:height="0.0787in" svg:x="0.7709in" svg:y="0.0362in" svg:viewBox="0 0 343 201" svg:d="M301 109c-22 15-31 32-35 36-17 27-21 51-21 52 0 4 6 4 8 4 7 0 8-1 9-7 9-38 32-71 76-88 4-1 5-3 5-5 0-3-2-4-3-4-16-7-64-27-78-91-1-5-2-6-9-6-2 0-8 0-8 4 0 2 5 26 20 51 8 12 20 25 36 37-95 0-191 0-287 0-7 0-14 0-14 9 0 8 7 8 14 8 96 0 192 0 287 0z"><text:p/></draw:path><draw:path draw:style-name="gr3" draw:text-style-name="P5" svg:width="0.1039in" svg:height="0.1079in" svg:x="0.9622in" svg:y="0.0043in" svg:viewBox="0 0 265 275" svg:d="M55 231c-15 26-30 31-47 32-5 1-8 1-8 8 0 2 2 4 4 4 11 0 24-1 35-1 12 0 25 1 38 1 2 0 7 0 7-7 0-4-4-5-6-5-9 0-19-3-19-13 0-4 3-9 6-14 10-17 20-32 30-49 32 0 65 0 96 0 2 9 7 60 7 64 0 11-21 12-29 12-5 0-8 0-8 8 0 4 4 4 5 4 16 0 32-1 49-1 9 0 34 1 42 1 4 0 8 0 8-7 0-5-4-5-9-5-24 0-24-2-25-13-8-79-16-160-24-240 0-8 0-10-7-10-6 0-7 3-10 7-45 74-90 149-135 224zM102 175c26-43 51-85 76-127 5 42 8 84 12 127-29 0-58 0-88 0z"><text:p/></draw:path></draw:g></text:span><text:span text:style-name="T17">, ונשאר להוכיח </text:span><text:span text:style-name="T17"><draw:g text:anchor-type="as-char" svg:y="-0.1134in" draw:z-index="67" draw:name="Shape37" draw:style-name="gr1"><svg:title>TexMaths</svg:title><svg:desc>11§display§h|_B = f_1 \land h|_C = f_2§svg§600§FALSE§</svg:desc><draw:path draw:style-name="gr2" draw:text-style-name="P4" svg:width="1.2969in" svg:height="0.1358in" svg:x="0.0004in" svg:y="0.0071in" svg:viewBox="0 0 3295 346" svg:d="M1648 346c-550 0-1099 0-1648 0 0-116 0-230 0-346 1098 0 2197 0 3295 0 0 116 0 230 0 346-549 0-1098 0-1647 0z"><text:p/></draw:path><draw:path draw:style-name="gr3" draw:text-style-name="P5" svg:width="0.074in" svg:height="0.1063in" svg:x="0.0012in" svg:y="0.0079in" svg:viewBox="0 0 189 271" svg:d="M89 4c0-1 0-4-4-4-10 0-38 3-48 3-3 1-7 1-7 8 0 6 3 6 9 6 18 0 19 2 19 6 0 2-1 6-1 8-18 74-37 147-56 220-1 6-1 7-1 9 0 9 8 11 11 11 6 0 12-5 14-10 3-10 5-20 7-30 3-11 5-22 9-33 2-9 4-17 6-26 1-2 5-15 5-18 1-3 13-24 26-35 9-6 21-13 38-13 16 0 20 13 20 26 0 21-15 64-24 86-3 9-5 13-5 21 0 19 14 32 32 32 36 0 50-56 50-60 0-3-3-3-4-3-5 0-5 1-6 7-6 20-18 47-39 47-7 0-10-3-10-12 0-10 3-19 8-28 5-15 23-61 23-83 0-26-16-42-44-42-25 0-43 12-58 30 10-41 20-82 30-123z"><text:p/></draw:path><draw:path draw:style-name="gr3" draw:text-style-name="P5" svg:width="0.0063in" svg:height="0.1512in" svg:x="0.0984in" svg:y="0in" svg:viewBox="0 0 17 385" svg:d="M17 14c0-6 0-14-8-14-9 0-9 8-9 14 0 119 0 238 0 357 0 7 0 14 9 14 8 0 8-7 8-14 0-119 0-238 0-357z"><text:p/></draw:path><draw:path draw:style-name="gr3" draw:text-style-name="P5" svg:width="0.0811in" svg:height="0.0724in" svg:x="0.1303in" svg:y="0.0634in" svg:viewBox="0 0 207 185" svg:d="M32 164c-2 9-3 11-24 11-5 0-8 0-8 6 0 4 3 4 8 4 35 0 70 0 105 0 45 0 81-31 81-58 0-19-18-36-47-39 32-5 60-26 60-49 0-21-21-39-56-39-33 0-65 0-98 0-6 0-9 0-9 7 0 3 3 3 9 3 3 0 5 0 10 0 5 1 6 1 6 4s0 3-1 6c-12 48-24 96-36 144zM75 85c5-22 11-44 16-66 3-8 4-9 15-9 13 0 27 0 40 0 28 0 34 18 34 29 0 22-24 46-60 46-15 0-30 0-45 0zM63 175c-9 0-9 0-9-3 0-2 0-1 1-6 7-25 12-49 19-74 18 0 38 0 57 0 25 0 35 17 35 34 0 26-27 49-60 49-15 0-29 0-43 0z"><text:p/></draw:path><draw:path draw:style-name="gr3" draw:text-style-name="P5" svg:width="0.1008in" svg:height="0.0354in" svg:x="0.278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5" svg:width="0.076in" svg:height="0.1374in" svg:x="0.4382in" svg:y="0.0067in" svg:viewBox="0 0 194 350" svg:d="M122 118c11 0 22 0 33 0 8 0 11 0 11-8 0-4-3-4-10-4-11 0-21 0-32 0 3-16 6-30 8-44 1-8 7-36 9-40 4-8 11-13 19-13 1 0 12 0 18 6-16 2-21 16-21 21 0 9 8 14 15 14 10 0 22-9 22-24 0-17-19-26-34-26-14 0-38 7-50 45-2 8-3 12-12 61-9 0-18 0-26 0s-13 0-13 7c0 5 4 5 11 5 9 0 17 0 26 0-10 50-19 100-29 151-8 37-14 72-34 72-1 0-11 0-19-6 18-1 22-16 22-21 0-9-7-13-14-13-11 0-22 8-22 23 0 17 18 26 33 26 21 0 36-23 44-37 12-25 21-71 21-74 8-40 16-80 24-121z"><text:p/></draw:path><draw:path draw:style-name="gr3" draw:text-style-name="P5" svg:width="0.0386in" svg:height="0.0701in" svg:x="0.5161in" svg:y="0.0661in" svg:viewBox="0 0 99 179" svg:d="M62 8c0-8 0-8-8-8-18 17-42 17-54 17 0 3 0 6 0 9 7 0 25 0 40-7 0 46 0 92 0 138 0 9 0 13-27 13-3 0-7 0-11 0 0 3 0 6 0 9 6-1 39-1 49-1 8 0 43 0 48 1 0-3 0-6 0-9-3 0-7 0-10 0-27 0-27-4-27-13 0-50 0-100 0-149z"><text:p/></draw:path><draw:path draw:style-name="gr3" draw:text-style-name="P5" svg:width="0.0843in" svg:height="0.0937in" svg:x="0.6154in" svg:y="0.022in" svg:viewBox="0 0 215 239" svg:d="M116 9c-3-7-5-9-9-9-5 0-6 3-8 9-32 71-65 143-97 215-2 4-2 5-2 7 0 5 3 8 8 8 2 0 5-1 9-8 29-67 60-135 90-203 31 68 60 136 91 203 3 8 8 8 9 8 4 0 8-3 8-8 0-1 0-2-3-6-32-72-65-145-96-216z"><text:p/></draw:path><draw:path draw:style-name="gr3" draw:text-style-name="P5" svg:width="0.0744in" svg:height="0.1063in" svg:x="0.75in" svg:y="0.0079in" svg:viewBox="0 0 190 271" svg:d="M90 4c0-1 0-4-5-4-9 0-38 3-48 3-3 1-7 1-7 8 0 6 4 6 10 6 18 0 18 2 18 6 0 2-1 6-1 8-18 74-37 147-56 220-1 6-1 7-1 9 0 9 8 11 11 11 7 0 12-5 14-10 3-10 6-20 8-30 3-11 6-22 9-33 2-9 4-17 6-26 0-2 4-15 4-18 1-3 13-24 26-35 9-6 21-13 38-13 16 0 20 13 20 26 0 21-14 64-24 86-3 9-4 13-4 21 0 19 13 32 31 32 37 0 51-56 51-60 0-3-4-3-5-3-3 0-3 1-6 7-5 20-17 47-39 47-7 0-9-3-9-12 0-10 3-19 7-28 6-15 24-61 24-83 0-26-17-42-45-42-25 0-43 12-58 30 10-41 21-82 31-123z"><text:p/></draw:path><draw:path draw:style-name="gr3" draw:text-style-name="P5" svg:width="0.0055in" svg:height="0.1512in" svg:x="0.8476in" svg:y="0in" svg:viewBox="0 0 15 385" svg:d="M15 14c0-6 0-14-7-14-8 0-8 8-8 14 0 119 0 238 0 357 0 7 0 14 8 14 7 0 7-7 7-14 0-119 0-238 0-357z"><text:p/></draw:path><draw:path draw:style-name="gr3" draw:text-style-name="P5" svg:width="0.0819in" svg:height="0.0768in" svg:x="0.8791in" svg:y="0.0618in" svg:viewBox="0 0 209 196" svg:d="M209 3c0-1-1-3-3-3s-2 1-6 3c-6 7-13 15-20 21-2-3-17-24-50-24-66 0-130 58-130 119 0 44 34 77 83 77 15 0 40-3 69-26 21-19 27-42 27-44 0-4-3-4-5-4-3 0-3 1-5 5-11 36-49 59-81 59-29 0-60-15-60-58 0-8 1-51 33-85 18-21 46-33 72-33 31 0 50 23 50 53 0 7-1 10-1 11 0 3 3 3 5 3 4 0 4 0 6-5 5-24 11-46 16-69z"><text:p/></draw:path><draw:path draw:style-name="gr3" draw:text-style-name="P5" svg:width="0.1008in" svg:height="0.0354in" svg:x="1.0248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5" svg:width="0.0756in" svg:height="0.1374in" svg:x="1.185in" svg:y="0.0067in" svg:viewBox="0 0 193 350" svg:d="M121 118c11 0 23 0 34 0 8 0 11 0 11-8 0-4-3-4-10-4-11 0-21 0-32 0 3-16 6-30 8-44 1-8 7-36 9-40 4-8 11-13 19-13 1 0 11 0 18 6-16 2-21 16-21 21 0 9 7 14 15 14 10 0 21-9 21-24 0-17-18-26-33-26-14 0-38 7-50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3" draw:text-style-name="P5" svg:width="0.0469in" svg:height="0.0701in" svg:x="1.2583in" svg:y="0.0661in" svg:viewBox="0 0 120 179" svg:d="M120 130c-3 0-7 0-10 0 0 5-3 22-7 24-2 2-23 2-26 2-16 0-34 0-51 0 29-25 39-33 55-45 20-16 39-33 39-58 0-33-29-53-64-53-33 0-56 23-56 48 0 14 12 15 14 15 7 0 15-5 15-15 0-4-3-14-16-14 8-19 27-24 40-24 26 0 41 21 41 43 0 23-17 42-26 52-22 21-43 41-65 63-3 3-3 4-3 11 37 0 74 0 111 0 3-16 6-33 9-49z"><text:p/></draw:path></draw:g></text:span><text:span text:style-name="T17">. משום שאין שום הגבלה על </text:span><text:span text:style-name="T17"><draw:g text:anchor-type="as-char" svg:y="-0.1035in" draw:z-index="68" draw:name="Shape38" draw:style-name="gr1"><svg:title>TexMaths</svg:title><svg:desc>11§display§B§svg§600§FALSE§</svg:desc><draw:path draw:style-name="gr2" draw:text-style-name="P4" svg:width="0.0988in" svg:height="0.0878in" svg:x="0.0012in" svg:y="0.0071in" svg:viewBox="0 0 252 224" svg:d="M0 0c83 0 168 0 252 0 0 75 0 149 0 224-84 0-169 0-252 0 0-75 0-149 0-224z"><text:p/></draw:path><draw:path draw:style-name="gr3" draw:text-style-name="P5" svg:width="0.1079in" svg:height="0.1035in" svg:x="0in" svg:y="0in" svg:viewBox="0 0 275 264" svg:d="M45 234c-3 14-4 18-35 18-7 0-10 0-10 7 0 5 3 5 10 5 46 0 91 0 137 0 62 0 107-45 107-84 0-28-22-50-60-54 40-8 81-35 81-73 0-29-26-53-72-53-43 0-87 0-129 0-8 0-11 0-11 8 0 4 3 4 11 4 4 0 7 0 14 1 6 0 10 1 10 6 0 2 0 3-1 7-18 70-34 138-52 208zM103 123c8-32 17-65 24-97 4-13 5-14 21-14 17 0 33 0 50 0 34 0 41 22 41 40 0 34-32 71-80 71-18 0-37 0-56 0zM86 252c-6 0-6 0-8 0-4-1-5-1-5-5 0-1 0-1 2-9 8-35 17-71 26-107 24 0 48 0 73 0 37 0 44 29 44 46 0 37-35 75-80 75-17 0-35 0-52 0z"><text:p/></draw:path></draw:g></text:span><text:span text:style-name="T17"><text:s/>או </text:span><text:span text:style-name="T17"><draw:g text:anchor-type="as-char" svg:y="-0.1098in" draw:z-index="69" draw:name="Shape39" draw:style-name="gr1"><svg:title>TexMaths</svg:title><svg:desc>11§display§C§svg§600§FALSE§</svg:desc><draw:path draw:style-name="gr2" draw:text-style-name="P4" svg:width="0.0988in" svg:height="0.0937in" svg:x="0.0004in" svg:y="0.0071in" svg:viewBox="0 0 252 239" svg:d="M0 0c84 0 168 0 252 0 0 80 0 159 0 239-84 0-168 0-252 0 0-80 0-159 0-239z"><text:p/></draw:path><draw:path draw:style-name="gr3" draw:text-style-name="P5" svg:width="0.1067in" svg:height="0.1094in" svg:x="0.0004in" svg:y="0in" svg:viewBox="0 0 272 279" svg:d="M272 4c0-2-1-4-5-4-1 0-1 0-5 4-9 10-18 20-28 30-3-5-21-34-63-34-85 0-171 86-171 173 0 64 45 106 103 106 35 0 62-16 83-33 36-32 42-67 42-68 0-4-4-4-5-4-2 0-4 0-4 4-3 11-13 38-40 61-26 21-49 28-69 28-35 0-76-20-76-80 0-22 9-84 47-129 24-27 60-46 93-46 39 0 61 30 61 75 0 15-1 14-1 18s5 5 7 5c4 0 4-1 6-8 8-33 17-65 25-98z"><text:p/></draw:path></draw:g></text:span><text:span text:style-name="T17">, נוכיח בה"כ </text:span><text:span text:style-name="T17"><draw:g text:anchor-type="as-char" svg:y="-0.1134in" draw:z-index="70" draw:name="Shape40" draw:style-name="gr1"><svg:title>TexMaths</svg:title><svg:desc>11§display§h|_B = f_1§svg§600§FALSE§</svg:desc><draw:path draw:style-name="gr2" draw:text-style-name="P4" svg:width="0.5465in" svg:height="0.1358in" svg:x="0.0004in" svg:y="0.0071in" svg:viewBox="0 0 1389 346" svg:d="M696 346c-233 0-464 0-696 0 0-116 0-230 0-346 463 0 926 0 1389 0 0 116 0 230 0 346-231 0-462 0-693 0z"><text:p/></draw:path><draw:path draw:style-name="gr3" draw:text-style-name="P5" svg:width="0.074in" svg:height="0.1063in" svg:x="0.0012in" svg:y="0.0079in" svg:viewBox="0 0 189 271" svg:d="M89 4c0-1 0-4-5-4-9 0-37 3-47 3-3 1-7 1-7 8 0 6 3 6 9 6 18 0 19 2 19 6 0 2-1 6-1 8-18 74-37 147-56 220-1 6-1 7-1 9 0 9 8 11 11 11 6 0 12-5 14-10 3-10 5-20 7-30 3-11 5-22 9-33 2-9 4-17 6-26 1-2 5-15 5-18 1-3 13-24 26-35 9-6 20-13 38-13 16 0 20 13 20 26 0 21-15 64-24 86-3 9-5 13-5 21 0 19 14 32 32 32 36 0 50-56 50-60 0-3-3-3-4-3-4 0-4 1-6 7-6 20-18 47-39 47-7 0-10-3-10-12 0-10 3-19 8-28 5-15 23-61 23-83 0-26-16-42-44-42-25 0-43 12-58 30 10-41 20-82 30-123z"><text:p/></draw:path><draw:path draw:style-name="gr3" draw:text-style-name="P5" svg:width="0.0055in" svg:height="0.1512in" svg:x="0.0984in" svg:y="0in" svg:viewBox="0 0 15 385" svg:d="M15 14c0-6 0-14-7-14-8 0-8 8-8 14 0 119 0 238 0 357 0 7 0 14 8 14 7 0 7-7 7-14 0-119 0-238 0-357z"><text:p/></draw:path><draw:path draw:style-name="gr3" draw:text-style-name="P5" svg:width="0.0811in" svg:height="0.0724in" svg:x="0.1303in" svg:y="0.0634in" svg:viewBox="0 0 207 185" svg:d="M32 164c-2 9-3 11-24 11-5 0-8 0-8 6 0 4 3 4 8 4 35 0 69 0 104 0 46 0 82-31 82-58 0-19-18-36-48-39 33-5 61-26 61-49 0-21-21-39-56-39-33 0-65 0-98 0-6 0-9 0-9 7 0 3 3 3 9 3 3 0 5 0 10 0 5 1 6 1 6 4s0 3-1 6c-12 48-24 96-36 144zM75 85c5-22 11-44 16-66 3-8 4-9 15-9 13 0 27 0 40 0 28 0 35 18 35 29 0 22-25 46-61 46-15 0-30 0-45 0zM62 175c-8 0-8 0-8-3 0-2 0-1 1-6 7-25 12-49 19-74 18 0 38 0 57 0 25 0 35 17 35 34 0 26-27 49-60 49-15 0-30 0-44 0z"><text:p/></draw:path><draw:path draw:style-name="gr3" draw:text-style-name="P5" svg:width="0.1012in" svg:height="0.0354in" svg:x="0.278in" svg:y="0.0571in" svg:viewBox="0 0 258 91" svg:d="M244 17c6 0 14-2 14-9 0-8-8-8-14-8-77 0-154 0-231 0-5 0-13 0-13 8 0 7 8 9 13 9 77 0 154 0 231 0zM244 91c6 0 14 0 14-7 0-9-8-9-14-9-77 0-154 0-231 0-5 0-13 0-13 9 0 7 8 7 13 7 77 0 154 0 231 0z"><text:p/></draw:path><draw:path draw:style-name="gr3" draw:text-style-name="P5" svg:width="0.0756in" svg:height="0.1374in" svg:x="0.4382in" svg:y="0.0067in" svg:viewBox="0 0 193 350" svg:d="M121 118c11 0 23 0 34 0 8 0 11 0 11-8 0-4-3-4-10-4-11 0-22 0-33 0 4-16 6-30 9-44 1-8 7-36 9-40 3-8 10-13 19-13 1 0 11 0 18 6-16 2-21 16-21 21 0 9 7 14 15 14 10 0 21-9 21-24 0-17-18-26-33-26-14 0-38 7-50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3" draw:text-style-name="P5" svg:width="0.0386in" svg:height="0.0701in" svg:x="0.5161in" svg:y="0.0661in" svg:viewBox="0 0 99 179" svg:d="M62 8c0-8-1-8-9-8-17 17-42 17-53 17 0 3 0 6 0 9 7 0 24 0 40-7 0 46 0 92 0 138 0 9 0 13-28 13-3 0-6 0-10 0 0 3 0 6 0 9 5-1 39-1 49-1 7 0 41 0 48 1 0-3 0-6 0-9-3 0-8 0-11 0-26 0-26-4-26-13 0-50 0-100 0-149z"><text:p/></draw:path></draw:g></text:span><text:span text:style-name="T17">. משום ש־</text:span><text:span text:style-name="T17"><draw:g text:anchor-type="as-char" svg:y="-0.1134in" draw:z-index="71" draw:name="Shape41" draw:style-name="gr1"><svg:title>TexMaths</svg:title><svg:desc>11§display§|A| = 1§svg§600§FALSE§</svg:desc><draw:path draw:style-name="gr2" draw:text-style-name="P4" svg:width="0.4488in" svg:height="0.1358in" svg:x="0.0004in" svg:y="0.0071in" svg:viewBox="0 0 1141 346" svg:d="M571 346c-190 0-381 0-571 0 0-116 0-230 0-346 381 0 760 0 1141 0 0 116 0 230 0 346-190 0-381 0-570 0z"><text:p/></draw:path><draw:path draw:style-name="gr3" draw:text-style-name="P5" svg:width="0.0055in" svg:height="0.1512in" svg:x="0.011in" svg:y="0in" svg:viewBox="0 0 15 385" svg:d="M15 14c0-6 0-14-7-14-8 0-8 8-8 14 0 119 0 238 0 357 0 7 0 14 8 14 7 0 7-7 7-14 0-119 0-238 0-357z"><text:p/></draw:path><draw:path draw:style-name="gr3" draw:text-style-name="P5" svg:width="0.1039in" svg:height="0.1079in" svg:x="0.0402in" svg:y="0.0043in" svg:viewBox="0 0 265 275" svg:d="M56 231c-15 26-31 31-48 32-5 1-8 1-8 8 0 2 2 4 6 4 9 0 22-1 33-1 12 0 26 1 38 1 2 0 8 0 8-7 0-4-5-5-7-5-9 0-19-3-19-13 0-4 4-9 6-14 10-17 20-32 30-49 32 0 65 0 96 0 2 9 7 60 7 64 0 11-20 12-27 12-6 0-10 0-10 8 0 4 4 4 5 4 16 0 32-1 49-1 9 0 34 1 44 1 2 0 6 0 6-7 0-5-4-5-9-5-24 0-24-2-25-13-8-79-15-160-23-240-1-8-1-10-8-10-6 0-7 3-10 7-45 74-89 149-134 224zM102 175c26-43 51-85 76-127 5 42 8 84 12 127-29 0-58 0-88 0z"><text:p/></draw:path><draw:path draw:style-name="gr3" draw:text-style-name="P5" svg:width="0.0055in" svg:height="0.1512in" svg:x="0.1673in" svg:y="0in" svg:viewBox="0 0 15 385" svg:d="M15 14c0-6 0-14-7-14-8 0-8 8-8 14 0 119 0 238 0 357 0 7 0 14 8 14 7 0 7-7 7-14 0-119 0-238 0-357z"><text:p/></draw:path><draw:path draw:style-name="gr3" draw:text-style-name="P5" svg:width="0.1004in" svg:height="0.0354in" svg:x="0.2417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5" svg:width="0.05in" svg:height="0.1in" svg:x="0.4071in" svg:y="0.013in" svg:viewBox="0 0 128 255" svg:d="M79 10c0-10 0-10-9-10-24 24-58 24-70 24 0 5 0 8 0 12 8 0 31 0 51-10 0 66 0 133 0 199 0 14-1 18-37 18-4 0-7 0-12 0 0 5 0 9 0 12 13-1 48-1 63-1s48 0 63 1c0-3 0-7 0-12-5 0-8 0-12 0-36 0-37-4-37-18 0-72 0-144 0-215z"><text:p/></draw:path></draw:g></text:span><text:span text:style-name="T17">, אזי </text:span><text:span text:style-name="T17"><draw:g text:anchor-type="as-char" svg:y="-0.1075in" draw:z-index="72" draw:name="Shape42" draw:style-name="gr1"><svg:title>TexMaths</svg:title><svg:desc>11§display§f_1§svg§600§FALSE§</svg:desc><draw:path draw:style-name="gr2" draw:text-style-name="P4" svg:width="0.1079in" svg:height="0.1217in" svg:x="0.0004in" svg:y="0.0075in" svg:viewBox="0 0 275 310" svg:d="M0 0c91 0 183 0 275 0 0 103 0 207 0 310-92 0-184 0-275 0 0-103 0-207 0-310z"><text:p/></draw:path><draw:path draw:style-name="gr3" draw:text-style-name="P5" svg:width="0.0744in" svg:height="0.1374in" svg:x="0.0008in" svg:y="0in" svg:viewBox="0 0 190 350" svg:d="M120 118c11 0 22 0 33 0 6 0 11 0 11-8 0-4-5-4-10-4-11 0-22 0-32 0 2-16 5-30 9-44 1-8 6-36 9-40 3-8 9-13 18-13 0 0 10 0 18 6-18 2-20 16-20 21 0 9 6 14 13 14 10 0 21-8 21-24 0-17-18-26-32-26-13 0-37 7-49 45-2 8-4 12-12 61-9 0-18 0-27 0-7 0-12 0-12 7 0 5 4 5 11 5 8 0 17 0 25 0-9 50-19 100-28 150-8 38-14 73-34 73-1 0-11 0-19-7 19-1 22-15 22-20 0-9-8-14-14-14-10 0-21 8-21 23 0 18 16 27 32 27 21 0 36-23 44-38 12-24 21-71 21-73 7-41 15-81 23-121z"><text:p/></draw:path><draw:path draw:style-name="gr3" draw:text-style-name="P5" svg:width="0.0382in" svg:height="0.0697in" svg:x="0.078in" svg:y="0.0591in" svg:viewBox="0 0 98 178" svg:d="M60 8c0-8 0-8-7-8-18 17-42 16-53 16 0 4 0 7 0 10 7 0 24 0 38-7 0 46 0 92 0 138 0 9 0 12-26 12-3 0-7 0-10 0 0 4 0 6 0 9 5-1 38-1 47-1s43 0 49 1c0-3 0-5 0-9-4 0-7 0-10 0-28 0-28-3-28-12 0-50 0-100 0-149z"><text:p/></draw:path></draw:g></text:span><text:span text:style-name="T17"><text:s/>הפונקציה הקבוצה ב־</text:span><text:span text:style-name="T17"><draw:g text:anchor-type="as-char" svg:y="-0.0681in" draw:z-index="73" draw:name="Shape43" draw:style-name="gr1"><svg:title>TexMaths</svg:title><svg:desc>11§display§a§svg§600§FALSE§</svg:desc><draw:path draw:style-name="gr2" draw:text-style-name="P4" svg:width="0.0591in" svg:height="0.052in" svg:x="0.0024in" svg:y="0.0071in" svg:viewBox="0 0 151 133" svg:d="M0 0c51 0 100 0 151 0 0 44 0 89 0 133-51 0-100 0-151 0 0-44 0-89 0-133z"><text:p/></draw:path><draw:path draw:style-name="gr3" draw:text-style-name="P5" svg:width="0.0685in" svg:height="0.0677in" svg:x="0.0004in" svg:y="0in" svg:viewBox="0 0 175 173" svg:d="M127 24c-7-14-18-24-35-24-45 0-92 56-92 111 0 37 21 62 51 62 7 0 27-1 49-29 3 16 17 29 35 29 13 0 22-9 29-21 5-14 11-37 11-39 0-3-3-3-4-3-5 0-5 1-6 7-7 25-13 47-30 47-10 0-11-10-11-18 0-7 1-11 5-28 4-16 5-20 9-33 5-19 9-37 14-54 2-11 2-11 2-13 0-7-4-10-11-10-9 0-15 9-16 16zM102 123c-2 7-2 8-6 15-18 21-33 26-44 26-19 0-24-21-24-35 0-20 12-66 20-84 13-22 30-36 45-36 24 0 29 31 29 33s-1 5-1 6c-5 26-12 50-19 75z"><text:p/></draw:path></draw:g></text:span><text:span text:style-name="T17"> (נניח בשלילה שלא כן, לפיכך קיים </text:span><text:span text:style-name="T17"><draw:g text:anchor-type="as-char" svg:y="-0.1102in" draw:z-index="74" draw:name="Shape44" draw:style-name="gr1"><svg:title>TexMaths</svg:title><svg:desc>11§display§b \in A \land b \neq a§svg§600§FALSE§</svg:desc><draw:path draw:style-name="gr2" draw:text-style-name="P4" svg:width="0.8618in" svg:height="0.1256in" svg:x="0.0008in" svg:y="0.0075in" svg:viewBox="0 0 2190 320" svg:d="M0 0c730 0 1460 0 2190 0 0 107 0 213 0 320-730 0-1460 0-2190 0 0-107 0-213 0-320z"><text:p/></draw:path><draw:path draw:style-name="gr3" draw:text-style-name="P5" svg:width="0.0555in" svg:height="0.1063in" svg:x="0.0004in" svg:y="0.0039in" svg:viewBox="0 0 142 271" svg:d="M74 4c0-1 0-4-6-4-9 0-36 3-46 3-3 1-8 1-8 8 0 4 4 4 9 4 19 0 20 4 20 7s-3 17-6 24c-11 42-20 84-31 127-5 18-6 24-6 38 0 36 20 60 48 60 47 0 94-57 94-112 0-35-21-62-52-62-17 0-33 11-45 23 10-38 19-77 29-116zM37 150c3-9 3-9 6-13 19-26 36-31 46-31 14 0 24 11 24 36 0 23-12 66-18 81-14 26-31 39-47 39-13 0-25-9-25-38 0-8 0-14 6-40 3-11 5-23 8-34z"><text:p/></draw:path><draw:path draw:style-name="gr3" draw:text-style-name="P5" svg:width="0.076in" svg:height="0.0874in" svg:x="0.113in" svg:y="0.0276in" svg:viewBox="0 0 194 223" svg:d="M180 120c7 0 14 0 14-8s-7-8-14-8c-55 0-108 0-163 0 4-52 49-89 103-89 20 0 41 0 60 0 7 0 14 0 14-7 0-8-7-8-14-8-20 0-40 0-61 0-66 0-119 50-119 112s53 111 119 111c21 0 41 0 61 0 7 0 14 0 14-8s-7-8-14-8c-19 0-40 0-60 0-54 0-99-35-103-87 55 0 108 0 163 0z"><text:p/></draw:path><draw:path draw:style-name="gr3" draw:text-style-name="P5" svg:width="0.1039in" svg:height="0.1083in" svg:x="0.2496in" svg:y="0in" svg:viewBox="0 0 265 276" svg:d="M56 232c-15 25-31 30-47 32-5 1-9 1-9 7 0 2 2 5 6 5 9 0 22-1 33-1 13 0 26 1 38 1 2 0 8 0 8-7 0-4-4-5-7-5-9 0-17-4-17-14 0-4 2-9 5-14 10-17 19-33 29-50 33 0 65 0 98 0 0 9 5 61 5 65 0 11-20 13-27 13-6 0-9 0-9 7 0 5 3 4 4 5 17 0 33-1 49-1 9 0 34 1 44 1 2 0 6 0 6-8 0-4-3-4-9-4-23 0-23-3-25-14-8-80-15-161-23-241-1-8-1-9-8-9-5 0-7 2-10 7-45 75-89 150-134 225zM102 175c26-43 51-85 76-126 5 41 9 83 13 126-29 0-59 0-89 0z"><text:p/></draw:path><draw:path draw:style-name="gr3" draw:text-style-name="P5" svg:width="0.0843in" svg:height="0.0937in" svg:x="0.4008in" svg:y="0.0185in" svg:viewBox="0 0 215 239" svg:d="M117 9c-4-7-6-9-9-9-6 0-7 3-9 9-32 71-65 143-97 215-2 4-2 5-2 8 0 4 3 7 8 7 2 0 5-1 9-7 30-68 60-136 91-204 30 68 60 136 90 204 3 7 8 7 9 7 4 0 8-3 8-7 0-2 0-2-3-7-32-72-63-145-95-216z"><text:p/></draw:path><draw:path draw:style-name="gr3" draw:text-style-name="P5" svg:width="0.0559in" svg:height="0.1063in" svg:x="0.5339in" svg:y="0.0039in" svg:viewBox="0 0 143 271" svg:d="M75 4c0-1 0-4-6-4-8 0-36 3-47 3-2 1-7 1-7 8 0 4 4 4 9 4 19 0 20 4 20 7s-3 17-5 24c-11 42-21 84-32 127-5 18-7 24-7 38 0 36 21 60 50 60 45 0 93-57 93-112 0-35-21-62-52-62-17 0-34 11-45 23 10-38 19-77 29-116zM39 150c2-9 2-9 5-13 19-26 36-31 46-31 15 0 24 11 24 36 0 23-12 66-19 81-12 26-30 39-45 39-14 0-27-9-27-38 0-8 0-14 7-40 3-11 5-23 9-34z"><text:p/></draw:path><draw:path draw:style-name="gr3" draw:text-style-name="P5" svg:width="0.0756in" svg:height="0.1409in" svg:x="0.6559in" svg:y="0in" svg:viewBox="0 0 193 359" svg:d="M190 15c3-5 3-6 3-7 0-2-3-8-8-8s-6 2-8 8c-58 112-115 224-174 336-3 6-3 7-3 8 0 3 3 7 8 7 4 0 5-2 9-7 58-113 115-224 173-337z"><text:p/></draw:path><draw:path draw:style-name="gr3" draw:text-style-name="P5" svg:width="0.1008in" svg:height="0.0358in" svg:x="0.6433in" svg:y="0.0528in" svg:viewBox="0 0 257 92" svg:d="M244 15c6 0 13 0 13-7 0-8-7-8-13-8-77 0-154 0-231 0-5 0-13 0-13 8 0 7 8 7 13 7 77 0 154 0 231 0zM244 92c6 0 13 0 13-8s-7-8-13-8c-77 0-154 0-231 0-5 0-13 0-13 8s8 8 13 8c77 0 154 0 231 0z"><text:p/></draw:path><draw:path draw:style-name="gr3" draw:text-style-name="P5" svg:width="0.0693in" svg:height="0.0685in" svg:x="0.8012in" svg:y="0.0421in" svg:viewBox="0 0 177 175" svg:d="M129 25c-7-14-18-25-35-25-46 0-94 57-94 114 0 36 21 61 52 61 7 0 26-1 49-28 4 15 18 28 35 28 15 0 24-8 29-21 7-14 12-37 12-38 0-4-3-4-4-4-5 0-5 2-6 7-6 25-13 48-29 48-10 0-11-10-11-18 0-9 0-11 4-29 4-15 5-20 9-34 4-19 10-36 14-54 2-11 2-12 2-13 0-7-4-11-11-11-10 0-15 9-16 17zM103 125c-2 7-2 7-7 14-17 22-33 28-43 28-20 0-25-21-25-37 0-19 12-66 20-84 13-23 30-37 46-37 25 0 30 32 30 34s-1 4-1 7c-6 24-13 49-20 75z"><text:p/></draw:path></draw:g></text:span><text:span text:style-name="T17"><text:s/>בעבורו ישנו </text:span><text:span text:style-name="T17"><draw:g text:anchor-type="as-char" svg:y="-0.0681in" draw:z-index="75" draw:name="Shape45" draw:style-name="gr1"><svg:title>TexMaths</svg:title><svg:desc>11§display§x§svg§600§FALSE§</svg:desc><draw:path draw:style-name="gr2" draw:text-style-name="P4" svg:width="0.0634in" svg:height="0.052in" svg:x="0.0039in" svg:y="0.0071in" svg:viewBox="0 0 162 133" svg:d="M0 0c54 0 108 0 162 0 0 44 0 89 0 133-54 0-108 0-162 0 0-44 0-89 0-133z"><text:p/></draw:path><draw:path draw:style-name="gr3" draw:text-style-name="P5" svg:width="0.0748in" svg:height="0.0677in" svg:x="0.0004in" svg:y="0in" svg:viewBox="0 0 191 173" svg:d="M117 54c2-10 11-45 37-45 2 0 11 0 20 4-11 2-19 12-19 21 0 7 5 13 15 13 9 0 21-6 21-22 0-19-23-25-36-25-23 0-36 20-40 30-10-27-30-30-41-30-40 0-62 50-62 59 0 4 3 4 5 4 3 0 4 0 5-5 13-40 39-49 51-49 7 0 21 3 21 25 0 12-7 38-21 90-6 25-19 40-37 40-2 0-11 0-18-4 10-3 17-10 17-21 0-10-7-13-14-13-11 0-21 9-21 22 0 17 20 25 36 25 26 0 40-27 41-30 5 14 18 30 40 30 39 0 62-50 62-60 0-3-4-3-5-3-3 0-4 1-5 5-13 40-39 49-51 49-16 0-20-12-20-25 0-8 2-17 6-33 4-18 8-34 13-52z"><text:p/></draw:path></draw:g></text:span><text:span text:style-name="T17"><text:s/>כך ש־</text:span><text:span text:style-name="T17"><draw:g text:anchor-type="as-char" svg:y="-0.1134in" draw:z-index="76" draw:name="Shape46" draw:style-name="gr1"><svg:title>TexMaths</svg:title><svg:desc>11§display§f_1(x) = b§svg§600§FALSE§</svg:desc><draw:path draw:style-name="gr2" draw:text-style-name="P4" svg:width="0.5972in" svg:height="0.1354in" svg:x="0.0004in" svg:y="0.0071in" svg:viewBox="0 0 1518 345" svg:d="M0 0c506 0 1012 0 1518 0 0 115 0 230 0 345-506 0-1012 0-1518 0 0-115 0-230 0-345z"><text:p/></draw:path><draw:path draw:style-name="gr3" draw:text-style-name="P5" svg:width="0.0752in" svg:height="0.137in" svg:x="0.0008in" svg:y="0.0071in" svg:viewBox="0 0 192 349" svg:d="M121 118c11 0 22 0 33 0 8 0 12 0 12-9 0-3-4-3-11-3-11 0-21 0-32 0 2-16 6-30 8-44 2-9 8-36 10-41 3-7 10-13 17-13 3 0 12 0 19 7-16 2-20 15-20 21 0 9 7 14 13 14 11 0 22-9 22-24 0-17-17-26-34-26-13 0-37 7-48 45-2 8-3 12-13 61-9 0-18 0-27 0-7 0-12 0-12 6s4 6 11 6c9 0 17 0 26 0-10 50-19 100-29 151-7 37-13 72-34 72-1 0-11 0-18-7 18-1 21-15 21-21 0-9-6-14-14-14-10 0-21 9-21 24 0 17 16 26 32 26 22 0 37-22 44-37 12-25 21-71 22-74 8-40 15-81 23-120z"><text:p/></draw:path><draw:path draw:style-name="gr3" draw:text-style-name="P5" svg:width="0.0382in" svg:height="0.0701in" svg:x="0.0787in" svg:y="0.0661in" svg:viewBox="0 0 98 179" svg:d="M60 8c0-7 0-8-7-8-18 18-42 18-53 18 0 3 0 6 0 10 7 0 24 0 38-8 0 45 0 91 0 137 0 9 0 13-26 13-3 0-8 0-11 0 0 3 0 6 0 9 6 0 39-1 48-1s43 1 49 1c0-3 0-6 0-9-3 0-7 0-10 0-28 0-28-4-28-13 0-50 0-100 0-149z"><text:p/></draw:path><draw:path draw:style-name="gr3" draw:text-style-name="P5" svg:width="0.035in" svg:height="0.1508in" svg:x="0.1504in" svg:y="0in" svg:viewBox="0 0 90 384" svg:d="M90 380c0-1 0-1-6-8-49-48-61-121-61-179 0-67 14-135 62-183 5-4 5-4 5-7 0-2-2-3-4-3-4 0-39 26-62 75-20 43-24 86-24 118 0 28 4 76 25 119 23 47 57 72 61 72 2 0 4-1 4-4z"><text:p/></draw:path><draw:path draw:style-name="gr3" draw:text-style-name="P5" svg:width="0.0752in" svg:height="0.0681in" svg:x="0.1988in" svg:y="0.0461in" svg:viewBox="0 0 192 174" svg:d="M118 54c2-10 11-46 38-46 2 0 11 0 20 5-11 2-19 12-19 21 0 7 5 13 15 13 8 0 20-6 20-22 0-19-23-25-36-25-22 0-35 20-41 29-8-26-29-29-40-29-41 0-63 50-63 59 0 4 3 3 4 4 4 0 5-1 6-5 13-40 38-50 52-50 7 0 21 4 21 26 0 12-7 38-21 92-7 24-20 40-38 40-2 0-11 0-18-5 9-2 17-10 17-21 0-10-8-13-14-13-11 0-21 10-21 22 0 17 20 25 36 25 26 0 40-26 41-29 4 15 19 29 42 29 39 0 61-50 61-59 0-4-3-4-4-4-3 0-4 1-6 5-12 40-38 50-50 50-16 0-22-13-22-25 0-9 2-18 6-34 5-18 9-35 14-53z"><text:p/></draw:path><draw:path draw:style-name="gr3" draw:text-style-name="P5" svg:width="0.0346in" svg:height="0.1508in" svg:x="0.2902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5" svg:width="0.1008in" svg:height="0.035in" svg:x="0.3906in" svg:y="0.0575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555in" svg:height="0.1059in" svg:x="0.55in" svg:y="0.0083in" svg:viewBox="0 0 142 270" svg:d="M74 3c-1-1 0-3-5-3-9 0-37 2-47 3-3 0-8 1-8 8 0 4 4 4 10 4 18 0 19 4 19 7s-3 17-6 24c-11 42-21 84-32 126-4 20-5 24-5 37 0 38 20 61 48 61 47 0 94-58 94-111 0-36-21-62-52-62-17 0-33 11-45 23 10-40 19-78 29-117zM37 150c3-9 3-10 6-15 20-24 36-30 47-30 13 0 24 12 24 36 0 23-13 66-19 81-14 26-31 40-47 40-13 0-25-11-25-40 0-6 0-14 6-37 3-12 5-24 8-35z"><text:p/></draw:path></draw:g></text:span><text:span text:style-name="T17"> אך </text:span><text:span text:style-name="T17"><draw:g text:anchor-type="as-char" svg:y="-0.1134in" draw:z-index="77" draw:name="Shape47" draw:style-name="gr1"><svg:title>TexMaths</svg:title><svg:desc>11§display§A = \{a\}§svg§600§FALSE§</svg:desc><draw:path draw:style-name="gr2" draw:text-style-name="P4" svg:width="0.5213in" svg:height="0.1354in" svg:x="0.0031in" svg:y="0.0071in" svg:viewBox="0 0 1325 345" svg:d="M0 0c442 0 884 0 1325 0 0 115 0 230 0 345-441 0-883 0-1325 0 0-115 0-230 0-345z"><text:p/></draw:path><draw:path draw:style-name="gr3" draw:text-style-name="P5" svg:width="0.1039in" svg:height="0.1079in" svg:x="0.0004in" svg:y="0.0047in" svg:viewBox="0 0 265 275" svg:d="M56 230c-15 27-31 32-47 33-6 0-9 0-9 8 0 2 2 4 5 4 10 0 22-2 33-2 14 0 27 2 39 2 2 0 8 0 8-7 0-5-4-5-7-5-9-1-18-4-18-14 0-5 3-9 6-14 10-16 19-32 29-48 32 0 64 0 97 0 0 7 6 60 6 63 0 12-20 13-28 13-5 0-10 0-10 8 0 4 4 3 6 4 16 0 33-2 48-2 10 0 34 2 44 2 2 0 7 0 7-9 0-3-3-3-9-3-24 0-24-3-25-14-8-79-16-160-23-240-1-8-1-9-8-9-5 0-8 2-10 7-45 74-89 149-134 223zM102 175c25-43 51-86 76-128 4 42 8 85 12 128-30 0-58 0-88 0z"><text:p/></draw:path><draw:path draw:style-name="gr3" draw:text-style-name="P5" svg:width="0.1004in" svg:height="0.035in" svg:x="0.1602in" svg:y="0.0575in" svg:viewBox="0 0 256 90" svg:d="M243 15c6 0 13 0 13-7 0-8-7-8-12-8-77 0-155 0-232 0-5 0-12 0-12 8 0 7 7 7 13 7 77 0 153 0 230 0zM244 90c5 0 12 0 12-7 0-8-7-8-13-8-77 0-153 0-230 0-6 0-13 0-13 8 0 7 7 7 12 7 77 0 155 0 232 0z"><text:p/></draw:path><draw:path draw:style-name="gr3" draw:text-style-name="P5" svg:width="0.0535in" svg:height="0.1508in" svg:x="0.3224in" svg:y="0in" svg:viewBox="0 0 137 384" svg:d="M81 52c0-16 10-41 53-43 1-1 3-2 3-5 0-4-3-4-7-4-39 0-74 20-74 48 0 29 0 59 0 89 0 14 0 26-15 39-15 11-29 12-38 12-2 0-3 2-3 5 0 2 2 2 7 3 25 1 44 15 48 34 1 5 1 6 1 19 0 25 0 50 0 76 0 16 0 28 18 44 15 11 40 15 56 15 4 0 7 0 7-4 0-3-2-3-6-5-24-1-43-13-49-33-1-3-1-4-1-18 0-27 0-53 0-81 0-17-3-23-15-36-8-8-19-12-30-14 31-9 45-27 45-49 0-31 0-61 0-92z"><text:p/></draw:path><draw:path draw:style-name="gr3" draw:text-style-name="P5" svg:width="0.0693in" svg:height="0.0681in" svg:x="0.3933in" svg:y="0.0461in" svg:viewBox="0 0 177 174" svg:d="M129 24c-7-14-18-24-36-24-45 0-93 56-93 112 0 37 22 62 52 62 7 0 27-1 50-29 4 17 17 29 35 29 14 0 22-9 29-21 7-14 11-37 11-38 0-4-3-4-4-4-4 0-5 1-6 7-7 25-13 48-30 48-10 0-11-10-11-17 0-9 1-12 5-29s5-21 9-35c4-19 9-37 14-54 2-11 2-11 2-13 0-7-4-10-11-10-9 0-15 9-16 16zM104 124c-2 7-2 8-7 15-18 21-33 27-44 27-20 0-26-22-26-36 0-20 14-67 22-85 13-23 29-37 44-37 26 0 31 32 31 34s-1 4-1 6c-7 26-12 51-19 76z"><text:p/></draw:path><draw:path draw:style-name="gr3" draw:text-style-name="P5" svg:width="0.0535in" svg:height="0.1508in" svg:x="0.4787in" svg:y="0in" svg:viewBox="0 0 137 384" svg:d="M56 333c0 15-10 40-53 42-1 2-3 3-3 5 0 4 4 4 8 4 37 0 73-18 73-48 0-29 0-59 0-88 0-15 0-27 16-40 14-11 28-12 37-12 2-1 3-2 3-3 0-5-2-5-6-5-25-1-44-15-49-34-1-4-1-5-1-19 0-25 0-50 0-76 0-16 0-28-17-44-16-12-43-15-56-15-4 0-8 0-8 4s2 4 7 5c24 1 42 13 48 33 1 3 1 4 1 19 0 26 0 52 0 80 0 18 3 24 15 36 8 9 20 12 30 16-31 7-45 25-45 47 0 31 0 62 0 93z"><text:p/></draw:path></draw:g></text:span><text:span text:style-name="T17"><text:s/>ולכן </text:span><text:span text:style-name="T17"><draw:g text:anchor-type="as-char" svg:y="-0.1134in" draw:z-index="78" draw:name="Shape48" draw:style-name="gr1"><svg:title>TexMaths</svg:title><svg:desc>11§display§b \in \{a\} \land b \neq a§svg§600§FALSE§</svg:desc><draw:path draw:style-name="gr2" draw:text-style-name="P4" svg:width="0.9803in" svg:height="0.1358in" svg:x="0.0008in" svg:y="0.0071in" svg:viewBox="0 0 2491 346" svg:d="M1246 346c-416 0-830 0-1246 0 0-116 0-230 0-346 830 0 1661 0 2491 0 0 116 0 230 0 346-415 0-830 0-1245 0z"><text:p/></draw:path><draw:path draw:style-name="gr3" draw:text-style-name="P5" svg:width="0.0555in" svg:height="0.1063in" svg:x="0.0004in" svg:y="0.0079in" svg:viewBox="0 0 142 271" svg:d="M74 4c0-1 0-4-5-4-9 0-37 3-47 3-3 1-8 1-8 8 0 6 4 6 10 6 18 0 19 2 19 6 0 2-3 16-6 23-11 42-21 84-32 127-4 19-5 25-5 37 0 37 20 61 48 61 47 0 94-57 94-112 0-36-21-62-52-62-17 0-33 11-45 23 10-39 19-77 29-116zM37 150c3-8 3-9 6-13 20-26 36-31 47-31 13 0 24 11 24 36 0 23-13 66-19 80-14 27-31 40-47 40-13 0-25-10-25-38 0-8 0-15 6-39 3-12 5-24 8-35z"><text:p/></draw:path><draw:path draw:style-name="gr3" draw:text-style-name="P5" svg:width="0.0752in" svg:height="0.087in" svg:x="0.1134in" svg:y="0.0311in" svg:viewBox="0 0 192 222" svg:d="M179 120c7 0 13-1 13-9 0-9-6-8-13-8-55 0-109 0-164 0 5-50 50-88 104-88 20 0 40 0 60 0 7 0 13 0 13-7 0-8-6-8-13-8-20 0-40 0-60 0-66 0-119 48-119 111 0 62 53 111 119 111 20 0 40 0 60 0 7 0 13 0 13-7s-6-7-13-7c-20 0-40 0-60 0-54 0-99-37-104-88 55 0 109 0 164 0z"><text:p/></draw:path><draw:path draw:style-name="gr3" draw:text-style-name="P5" svg:width="0.0531in" svg:height="0.1512in" svg:x="0.2555in" svg:y="0in" svg:viewBox="0 0 136 385" svg:d="M81 52c0-16 10-41 52-43 2 0 3-2 3-5 0-4-2-4-6-4-39 0-74 20-75 48 0 29 0 59 0 89 0 15 0 27-15 39-14 12-28 12-37 13-2 0-3 1-3 4 0 4 2 4 5 4 26 2 44 14 49 34 1 4 1 5 1 19 0 25 0 51 0 76 0 16 0 29 19 43 15 12 40 16 56 16 4 0 6 0 6-4s-2-4-5-4c-24-2-44-15-49-33-1-5-1-5-1-19 0-27 0-54 0-82 0-17-3-24-15-35-9-9-20-12-31-15 32-9 46-27 46-49 0-31 0-61 0-92z"><text:p/></draw:path><draw:path draw:style-name="gr3" draw:text-style-name="P5" svg:width="0.0693in" svg:height="0.0685in" svg:x="0.3264in" svg:y="0.0461in" svg:viewBox="0 0 177 175" svg:d="M129 25c-7-14-18-25-36-25-45 0-93 57-93 113 0 37 21 62 52 62 7 0 26-1 49-29 3 16 18 29 35 29 15 0 23-9 29-21 7-14 12-37 12-38 0-4-3-4-4-4-5 0-5 1-6 7-6 25-13 47-30 47-9 0-11-10-11-17 0-9 0-11 5-29 4-17 5-20 9-34 4-18 10-36 14-54 2-11 2-12 2-13 0-7-4-11-11-11-10 0-15 9-16 17zM103 124c-2 8-2 8-7 15-17 22-33 27-44 27-19 0-25-21-25-36 0-19 13-66 21-84 12-23 30-37 45-37 26 0 31 32 31 34s-1 4-1 7c-6 24-13 49-20 74z"><text:p/></draw:path><draw:path draw:style-name="gr3" draw:text-style-name="P5" svg:width="0.0535in" svg:height="0.1512in" svg:x="0.4118in" svg:y="0in" svg:viewBox="0 0 137 385" svg:d="M56 334c0 15-11 40-53 43-2 0-3 2-3 4 0 4 4 4 8 4 37 0 73-18 73-48 0-29 0-58 0-88 0-16 0-28 16-40 13-11 28-11 37-12 1 0 3-1 3-4 0-4-2-4-6-4-25-2-44-15-49-35-1-3-1-4-1-19 0-25 0-50 0-76 0-16 0-28-18-42-16-13-42-17-55-17-4 0-8 0-8 4 0 5 2 5 7 5 24 1 42 14 48 33 1 4 1 4 1 19 0 26 0 54 0 81 0 18 2 24 15 36 8 8 19 12 30 15-32 10-45 26-45 48 0 31 0 62 0 93z"><text:p/></draw:path><draw:path draw:style-name="gr3" draw:text-style-name="P5" svg:width="0.0839in" svg:height="0.0937in" svg:x="0.5185in" svg:y="0.022in" svg:viewBox="0 0 214 239" svg:d="M115 9c-2-7-4-9-8-9-5 0-6 3-8 9-32 71-65 143-97 215-2 4-2 5-2 7 0 5 3 8 8 8 2 0 5-1 8-8 30-67 61-135 91-203 30 68 60 136 91 203 3 8 8 8 9 8 4 0 7-3 7-8 0-1 0-2-2-6-32-72-65-145-97-216z"><text:p/></draw:path><draw:path draw:style-name="gr3" draw:text-style-name="P5" svg:width="0.0555in" svg:height="0.1063in" svg:x="0.6524in" svg:y="0.0079in" svg:viewBox="0 0 142 271" svg:d="M75 4c0-1 0-4-6-4-9 0-37 3-47 3-3 1-7 1-7 8 0 6 4 6 9 6 19 0 20 2 20 6 0 2-4 16-6 23-11 42-20 84-31 127-5 19-7 25-7 37 0 37 21 61 49 61 46 0 93-57 93-112 0-36-20-62-51-62-17 0-34 11-45 23 10-39 19-77 29-116zM38 150c3-8 3-9 6-13 19-26 36-31 46-31 14 0 24 11 24 36 0 23-12 66-19 80-13 27-31 40-46 40-13 0-26-10-26-38 0-8 0-15 7-39 3-12 5-24 8-35z"><text:p/></draw:path><draw:path draw:style-name="gr3" draw:text-style-name="P5" svg:width="0.0752in" svg:height="0.1409in" svg:x="0.774in" svg:y="0.0043in" svg:viewBox="0 0 192 359" svg:d="M189 15c3-5 3-6 3-7 0-2-2-8-7-8s-6 2-9 8c-57 112-116 223-173 336-3 5-3 6-3 7 0 4 2 8 8 8 4 0 5-2 8-8 58-112 116-223 173-336z"><text:p/></draw:path><draw:path draw:style-name="gr3" draw:text-style-name="P5" svg:width="0.1004in" svg:height="0.0354in" svg:x="0.7614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5" svg:width="0.0693in" svg:height="0.0685in" svg:x="0.9197in" svg:y="0.0461in" svg:viewBox="0 0 177 175" svg:d="M129 25c-7-14-19-25-36-25-46 0-93 57-93 113 0 37 21 62 52 62 7 0 26-1 49-29 3 16 17 29 35 29 15 0 23-9 29-21 7-14 12-37 12-38 0-4-3-4-4-4-5 0-5 1-6 7-6 25-14 47-30 47-11 0-12-10-12-17 0-9 1-11 6-29 4-17 5-20 9-34 4-18 8-36 13-54 3-11 3-12 3-13 0-7-4-11-11-11-10 0-15 9-16 17zM103 124c-2 8-2 8-7 15-17 22-33 27-44 27-19 0-25-21-25-36 0-19 13-66 21-84 12-23 30-37 45-37 26 0 31 32 31 34s-1 4-1 7c-6 24-13 49-20 74z"><text:p/></draw:path></draw:g></text:span><text:span text:style-name="T17">, ובאופן שקול </text:span><text:span text:style-name="T17"><draw:g text:anchor-type="as-char" svg:y="-0.1102in" draw:z-index="79" draw:name="Shape49" draw:style-name="gr1"><svg:title>TexMaths</svg:title><svg:desc>11§display§b = a \land b \neq a§svg§600§FALSE§</svg:desc><draw:path draw:style-name="gr2" draw:text-style-name="P4" svg:width="0.8457in" svg:height="0.1256in" svg:x="0.0008in" svg:y="0.0079in" svg:viewBox="0 0 2149 320" svg:d="M1075 320c-359 0-716 0-1075 0 0-107 0-213 0-320 716 0 1432 0 2149 0 0 107 0 213 0 320-358 0-717 0-1074 0z"><text:p/></draw:path><draw:path draw:style-name="gr3" draw:text-style-name="P5" svg:width="0.0555in" svg:height="0.1063in" svg:x="0.0004in" svg:y="0.0043in" svg:viewBox="0 0 142 271" svg:d="M74 4c0-1 0-4-5-4-8 0-37 3-47 3-3 1-8 1-8 8 0 6 4 6 10 6 18 0 19 2 19 6 0 2-3 16-6 23-11 42-20 84-31 127-5 19-6 24-6 38 0 36 20 60 48 60 47 0 94-57 94-112 0-35-21-62-52-62-17 0-33 11-45 23 10-38 19-77 29-116zM37 150c3-8 3-9 6-13 20-26 36-31 47-31 13 0 24 11 24 36 0 23-13 67-19 81-14 26-31 40-47 40-13 0-25-10-25-39 0-8 0-14 6-39 3-12 5-24 8-35z"><text:p/></draw:path><draw:path draw:style-name="gr3" draw:text-style-name="P5" svg:width="0.1008in" svg:height="0.0358in" svg:x="0.1091in" svg:y="0.0528in" svg:viewBox="0 0 257 92" svg:d="M244 17c6 0 13 0 13-8 0-9-7-9-13-9-77 0-154 0-231 0-5 0-13 0-13 9 0 8 8 8 13 8 77 0 154 0 231 0zM244 92c6 0 13-2 13-9 0-9-7-8-13-8-77 0-154 0-231 0-5 0-13-1-13 8 0 7 8 9 13 9 77 0 154 0 231 0z"><text:p/></draw:path><draw:path draw:style-name="gr3" draw:text-style-name="P5" svg:width="0.0689in" svg:height="0.0685in" svg:x="0.2677in" svg:y="0.0425in" svg:viewBox="0 0 176 175" svg:d="M129 25c-8-14-19-25-37-25-45 0-92 57-92 114 0 36 21 61 51 61 7 0 27-1 50-28 4 15 17 28 35 28 14 0 22-8 29-21 7-14 11-37 11-38 0-5-3-5-4-5-4 0-5 3-6 8-6 26-13 48-28 48-11 0-13-10-13-18 0-9 2-11 6-29 3-16 4-20 8-34 4-19 10-36 14-54 2-11 2-12 2-13 0-7-4-11-11-11-9 0-14 9-15 17zM103 125c-2 7-2 7-7 14-18 22-33 28-44 28-20 0-26-21-26-37 0-19 14-66 22-84 13-23 29-37 46-37 24 0 29 32 29 34s0 4-1 7c-6 24-12 49-19 75z"><text:p/></draw:path><draw:path draw:style-name="gr3" draw:text-style-name="P5" svg:width="0.0843in" svg:height="0.0933in" svg:x="0.3843in" svg:y="0.0189in" svg:viewBox="0 0 215 238" svg:d="M116 8c-3-7-6-8-9-8-5 0-6 2-8 8-32 71-65 143-97 215-2 4-2 5-2 8 0 4 3 7 8 7 2 0 5-1 9-9 29-67 60-135 90-203 31 68 60 136 91 203 3 9 7 9 9 9 4 0 8-3 8-7 0-2 0-3-3-7-32-72-65-145-96-216z"><text:p/></draw:path><draw:path draw:style-name="gr3" draw:text-style-name="P5" svg:width="0.0555in" svg:height="0.1063in" svg:x="0.5177in" svg:y="0.0043in" svg:viewBox="0 0 142 271" svg:d="M75 4c0-1 0-4-6-4-8 0-37 3-47 3-3 1-8 1-8 8 0 6 5 6 10 6 19 0 19 2 19 6 0 2-3 16-4 23-11 42-21 84-32 127-6 19-7 24-7 38 0 36 21 60 50 60 45 0 92-57 92-112 0-35-20-62-51-62-18 0-34 11-45 23 10-38 19-77 29-116zM39 150c2-8 2-9 5-13 19-26 36-31 46-31 15 0 24 11 24 36 0 23-13 67-19 81-12 26-31 40-45 40s-27-10-27-39c0-8 0-14 7-39 3-12 5-24 9-35z"><text:p/></draw:path><draw:path draw:style-name="gr3" draw:text-style-name="P5" svg:width="0.0756in" svg:height="0.1413in" svg:x="0.6394in" svg:y="0in" svg:viewBox="0 0 193 360" svg:d="M189 15c4-5 4-6 4-7 0-2-3-8-8-8s-6 2-9 8c-57 112-115 224-173 336-3 6-3 7-3 8 0 3 2 8 8 8 4 0 5-3 9-8 57-113 115-224 172-337z"><text:p/></draw:path><draw:path draw:style-name="gr3" draw:text-style-name="P5" svg:width="0.1004in" svg:height="0.0358in" svg:x="0.6268in" svg:y="0.0528in" svg:viewBox="0 0 256 92" svg:d="M243 17c7 0 13 0 13-8 0-9-6-9-12-9-77 0-155 0-232 0-5 0-12 0-12 9 0 8 7 8 13 8 77 0 153 0 230 0zM244 92c6 0 12-2 12-9 0-9-6-8-13-8-77 0-153 0-230 0-6 0-13-1-13 8 0 7 7 9 12 9 77 0 155 0 232 0z"><text:p/></draw:path><draw:path draw:style-name="gr3" draw:text-style-name="P5" svg:width="0.0693in" svg:height="0.0685in" svg:x="0.785in" svg:y="0.0425in" svg:viewBox="0 0 177 175" svg:d="M129 25c-7-14-19-25-35-25-47 0-94 57-94 114 0 36 21 61 52 61 7 0 26-1 49-28 4 15 17 28 35 28 15 0 24-8 29-21 7-14 12-37 12-38 0-5-3-5-4-5-5 0-5 3-6 8-6 26-14 48-29 48-11 0-13-10-13-18 0-9 2-11 6-29 4-16 5-20 9-34 4-19 9-36 13-54 3-11 3-12 3-13 0-7-4-11-11-11-10 0-15 9-16 17zM103 125c-2 7-2 7-7 14-17 22-33 28-44 28-19 0-24-21-24-37 0-19 12-66 20-84 13-23 30-37 46-37 25 0 30 32 30 34s-1 4-1 7c-6 24-13 49-20 75z"><text:p/></draw:path></draw:g></text:span><text:span text:style-name="T17"><text:s/>וזו </text:span><text:span text:style-name="T18">סתירה</text:span><text:span text:style-name="T17">), ולפי הגדרת הפונקציה הקבועה שניתנה בשיעור </text:span><text:span text:style-name="T17"><draw:g text:anchor-type="as-char" svg:y="-0.1134in" draw:z-index="80" draw:name="Shape50" draw:style-name="gr1"><svg:title>TexMaths</svg:title><svg:desc>11§display§h|_B = \lambda x \in B. a§svg§600§FALSE§</svg:desc><draw:path draw:style-name="gr2" draw:text-style-name="P4" svg:width="1.0236in" svg:height="0.1358in" svg:x="0.0004in" svg:y="0.0071in" svg:viewBox="0 0 2601 346" svg:d="M1301 346c-434 0-868 0-1301 0 0-116 0-230 0-346 867 0 1735 0 2601 0 0 116 0 230 0 346-433 0-866 0-1300 0z"><text:p/></draw:path><draw:path draw:style-name="gr3" draw:text-style-name="P5" svg:width="0.074in" svg:height="0.1063in" svg:x="0.0012in" svg:y="0.0079in" svg:viewBox="0 0 189 271" svg:d="M89 4c0-1 0-4-5-4-9 0-37 3-47 3-3 1-7 1-7 8 0 6 3 6 8 6 19 0 20 2 20 6 0 2-1 6-1 8-19 74-37 147-56 220-1 6-1 7-1 9 0 9 8 11 11 11 5 0 12-5 14-10 2-10 5-20 7-30 3-11 5-22 9-33 2-9 4-17 6-26 1-2 5-15 5-18 1-3 13-24 26-35 9-6 20-13 37-13s21 13 21 26c0 21-15 64-24 86-3 9-5 13-5 21 0 19 13 32 32 32 36 0 50-56 50-60 0-3-3-3-4-3-5 0-5 1-6 7-6 20-18 47-39 47-7 0-10-3-10-12 0-10 3-19 7-28 6-15 24-61 24-83 0-26-16-42-44-42-26 0-43 12-58 30 10-41 20-82 30-123z"><text:p/></draw:path><draw:path draw:style-name="gr3" draw:text-style-name="P5" svg:width="0.0055in" svg:height="0.1512in" svg:x="0.0984in" svg:y="0in" svg:viewBox="0 0 15 385" svg:d="M15 14c0-6 0-14-7-14-8 0-8 8-8 14 0 119 0 238 0 357 0 7 0 14 8 14 7 0 7-7 7-14 0-119 0-238 0-357z"><text:p/></draw:path><draw:path draw:style-name="gr3" draw:text-style-name="P5" svg:width="0.0811in" svg:height="0.0724in" svg:x="0.1303in" svg:y="0.0634in" svg:viewBox="0 0 207 185" svg:d="M32 164c-2 9-3 11-24 11-5 0-8 0-8 6 0 4 3 4 8 4 35 0 69 0 104 0 46 0 80-31 80-58 0-19-17-36-46-39 33-5 61-26 61-49 0-21-21-39-56-39-33 0-65 0-98 0-6 0-9 0-9 7 0 3 3 3 9 3 3 0 4 0 10 0 5 1 6 1 6 4s0 3-1 6c-12 48-24 96-36 144zM75 85c5-22 11-44 16-66 2-8 2-9 15-9s27 0 40 0c28 0 34 18 34 29 0 22-25 46-60 46-16 0-30 0-45 0zM62 175c-8 0-8 0-8-3 0-2 0-1 1-6 7-25 12-49 19-74 18 0 38 0 57 0 25 0 35 17 35 34 0 26-27 49-60 49-15 0-30 0-44 0z"><text:p/></draw:path><draw:path draw:style-name="gr3" draw:text-style-name="P5" svg:width="0.1008in" svg:height="0.0354in" svg:x="0.278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5" svg:width="0.0748in" svg:height="0.1067in" svg:x="0.4382in" svg:y="0.0079in" svg:viewBox="0 0 191 272" svg:d="M118 155c15 41 34 98 40 107s10 9 20 9c3 0 6 0 9 0s4-1 4-3-1-3-2-5c-4-4-6-10-9-17-26-73-52-146-79-218-8-24-28-28-47-28-1 0-7 0-7 4 0 3 2 3 4 4 13 2 15 4 25 31 12 35 25 70 37 105-35 35-71 70-106 105-5 4-7 6-7 12 0 7 4 11 11 11 5 0 10-4 13-9 31-36 63-71 94-108z"><text:p/></draw:path><draw:path draw:style-name="gr3" draw:text-style-name="P5" svg:width="0.0752in" svg:height="0.0685in" svg:x="0.5228in" svg:y="0.0461in" svg:viewBox="0 0 192 175" svg:d="M118 54c3-10 12-45 38-45 2 0 11 0 20 4-11 2-19 12-19 21 0 7 5 14 15 14 8 0 20-7 20-23 0-19-22-25-35-25-23 0-36 21-40 30-10-26-31-30-42-30-41 0-63 50-63 59 0 5 3 4 4 5 4 0 5-1 6-5 13-40 38-50 52-50 7 0 21 3 21 25 0 12-7 39-21 93-7 24-20 39-37 39-2 0-11 0-19-4 9-2 18-10 18-21s-9-13-14-13c-12 0-22 10-22 22 0 17 20 25 36 25 27 0 40-27 41-30 4 15 19 30 42 30 39 0 61-49 61-59 0-4-3-4-4-4-3 0-4 1-4 4-14 41-40 50-52 50-16 0-21-12-21-25 0-9 2-17 7-34 4-18 7-35 12-53z"><text:p/></draw:path><draw:path draw:style-name="gr3" draw:text-style-name="P5" svg:width="0.0752in" svg:height="0.087in" svg:x="0.6602in" svg:y="0.0311in" svg:viewBox="0 0 192 222" svg:d="M179 120c7 0 13-1 13-9 0-9-6-8-13-8-55 0-109 0-164 0 5-50 50-88 104-88 20 0 40 0 60 0 7 0 13 0 13-7 0-8-6-8-13-8-21 0-40 0-61 0-66 0-118 48-118 111 0 62 52 111 118 111 21 0 40 0 61 0 7 0 13 0 13-7s-6-7-13-7c-20 0-40 0-60 0-54 0-99-37-104-88 55 0 109 0 164 0z"><text:p/></draw:path><draw:path draw:style-name="gr3" draw:text-style-name="P5" svg:width="0.1083in" svg:height="0.1028in" svg:x="0.7976in" svg:y="0.0098in" svg:viewBox="0 0 276 262" svg:d="M45 232c-3 15-4 18-35 18-7 0-10 0-10 8 0 4 3 4 10 4 46 0 92 0 138 0 61 0 107-45 107-83 0-27-23-49-60-53 40-8 81-37 81-73 0-29-25-53-73-53-42 0-86 0-129 0-7 0-11 0-11 8 0 4 3 4 11 4 1 0 7 0 14 0 8 1 11 1 11 7 0 1 0 2-2 7-18 69-34 138-52 206zM103 122c8-32 17-64 25-96 3-13 4-14 20-14 17 0 35 0 51 0 33 0 42 22 42 40 0 34-33 70-80 70-19 0-39 0-58 0zM87 250c-6 0-7 0-9 0-4 0-5-1-5-4 0-2 0-2 2-9 9-36 17-71 26-106 24 0 50 0 74 0 36 0 44 28 44 45 0 36-34 74-80 74-18 0-35 0-52 0z"><text:p/></draw:path><draw:path draw:style-name="gr3" draw:text-style-name="P5" svg:width="0.0161in" svg:height="0.0157in" svg:x="0.9272in" svg:y="0.0972in" svg:viewBox="0 0 42 41" svg:d="M42 21c0-12-10-21-21-21s-21 9-21 21c0 11 10 20 21 20s21-9 21-20z"><text:p/></draw:path><draw:path draw:style-name="gr3" draw:text-style-name="P5" svg:width="0.0693in" svg:height="0.0685in" svg:x="0.9626in" svg:y="0.0461in" svg:viewBox="0 0 177 175" svg:d="M129 25c-7-14-19-25-36-25-46 0-93 57-93 113 0 37 21 62 52 62 7 0 26-1 49-29 3 16 17 29 35 29 15 0 23-9 29-21 7-14 12-37 12-38 0-4-3-4-4-4-5 0-5 1-6 7-6 25-14 47-30 47-11 0-12-10-12-17 0-9 1-11 6-29 4-17 5-20 9-34 4-18 8-36 13-54 3-11 3-12 3-13 0-7-4-11-11-11-10 0-15 9-16 17zM103 124c-2 8-2 8-7 15-17 22-33 27-44 27-19 0-25-21-25-36 0-19 13-66 21-84 12-23 30-37 45-37 26 0 31 32 31 34s-1 4-1 7c-6 24-13 49-20 74z"><text:p/></draw:path></draw:g></text:span><text:span text:style-name="T17">. </text:span><text:span text:style-name="T19">מעתה ואילך, נוכיח </text:span><text:span text:style-name="T19"><draw:g text:anchor-type="as-char" svg:y="-0.1134in" draw:z-index="139" draw:name="Shape51" draw:style-name="gr1"><svg:title>TexMaths</svg:title><svg:desc>11§display§h|_B = f_1§svg§600§FALSE§</svg:desc><draw:path draw:style-name="gr2" draw:text-style-name="P4" svg:width="0.5465in" svg:height="0.1358in" svg:x="0.0004in" svg:y="0.0071in" svg:viewBox="0 0 1389 346" svg:d="M696 346c-233 0-464 0-696 0 0-116 0-230 0-346 463 0 926 0 1389 0 0 116 0 230 0 346-231 0-462 0-693 0z"><text:p/></draw:path><draw:path draw:style-name="gr3" draw:text-style-name="P5" svg:width="0.074in" svg:height="0.1063in" svg:x="0.0012in" svg:y="0.0079in" svg:viewBox="0 0 189 271" svg:d="M89 4c0-1 0-4-5-4-9 0-37 3-47 3-3 1-7 1-7 8 0 6 3 6 9 6 18 0 19 2 19 6 0 2-1 6-1 8-18 74-37 147-56 220-1 6-1 7-1 9 0 9 8 11 11 11 6 0 12-5 14-10 3-10 5-20 7-30 3-11 5-22 9-33 2-9 4-17 6-26 1-2 5-15 5-18 1-3 13-24 26-35 9-6 20-13 38-13 16 0 20 13 20 26 0 21-15 64-24 86-3 9-5 13-5 21 0 19 14 32 32 32 36 0 50-56 50-60 0-3-3-3-4-3-4 0-4 1-6 7-6 20-18 47-39 47-7 0-10-3-10-12 0-10 3-19 8-28 5-15 23-61 23-83 0-26-16-42-44-42-25 0-43 12-58 30 10-41 20-82 30-123z"><text:p/></draw:path><draw:path draw:style-name="gr3" draw:text-style-name="P5" svg:width="0.0055in" svg:height="0.1512in" svg:x="0.0984in" svg:y="0in" svg:viewBox="0 0 15 385" svg:d="M15 14c0-6 0-14-7-14-8 0-8 8-8 14 0 119 0 238 0 357 0 7 0 14 8 14 7 0 7-7 7-14 0-119 0-238 0-357z"><text:p/></draw:path><draw:path draw:style-name="gr3" draw:text-style-name="P5" svg:width="0.0811in" svg:height="0.0724in" svg:x="0.1303in" svg:y="0.0634in" svg:viewBox="0 0 207 185" svg:d="M32 164c-2 9-3 11-24 11-5 0-8 0-8 6 0 4 3 4 8 4 35 0 69 0 104 0 46 0 82-31 82-58 0-19-18-36-48-39 33-5 61-26 61-49 0-21-21-39-56-39-33 0-65 0-98 0-6 0-9 0-9 7 0 3 3 3 9 3 3 0 5 0 10 0 5 1 6 1 6 4s0 3-1 6c-12 48-24 96-36 144zM75 85c5-22 11-44 16-66 3-8 4-9 15-9 13 0 27 0 40 0 28 0 35 18 35 29 0 22-25 46-61 46-15 0-30 0-45 0zM62 175c-8 0-8 0-8-3 0-2 0-1 1-6 7-25 12-49 19-74 18 0 38 0 57 0 25 0 35 17 35 34 0 26-27 49-60 49-15 0-30 0-44 0z"><text:p/></draw:path><draw:path draw:style-name="gr3" draw:text-style-name="P5" svg:width="0.1012in" svg:height="0.0354in" svg:x="0.278in" svg:y="0.0571in" svg:viewBox="0 0 258 91" svg:d="M244 17c6 0 14-2 14-9 0-8-8-8-14-8-77 0-154 0-231 0-5 0-13 0-13 8 0 7 8 9 13 9 77 0 154 0 231 0zM244 91c6 0 14 0 14-7 0-9-8-9-14-9-77 0-154 0-231 0-5 0-13 0-13 9 0 7 8 7 13 7 77 0 154 0 231 0z"><text:p/></draw:path><draw:path draw:style-name="gr3" draw:text-style-name="P5" svg:width="0.0756in" svg:height="0.1374in" svg:x="0.4382in" svg:y="0.0067in" svg:viewBox="0 0 193 350" svg:d="M121 118c11 0 23 0 34 0 8 0 11 0 11-8 0-4-3-4-10-4-11 0-22 0-33 0 4-16 6-30 9-44 1-8 7-36 9-40 3-8 10-13 19-13 1 0 11 0 18 6-16 2-21 16-21 21 0 9 7 14 15 14 10 0 21-9 21-24 0-17-18-26-33-26-14 0-38 7-50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3" draw:text-style-name="P5" svg:width="0.0386in" svg:height="0.0701in" svg:x="0.5161in" svg:y="0.0661in" svg:viewBox="0 0 99 179" svg:d="M62 8c0-8-1-8-9-8-17 17-42 17-53 17 0 3 0 6 0 9 7 0 24 0 40-7 0 46 0 92 0 138 0 9 0 13-28 13-3 0-6 0-10 0 0 3 0 6 0 9 5-1 39-1 49-1 7 0 41 0 48 1 0-3 0-6 0-9-3 0-8 0-11 0-26 0-26-4-26-13 0-50 0-100 0-149z"><text:p/></draw:path></draw:g></text:span><text:span text:style-name="T19"><text:s/></text:span><text:span text:style-name="T17">באמצעות הכלה דו כיוונית. </text:span></text:p>
              <text:list>
                <text:list-item>
                  <text:p text:style-name="P17"><draw:g text:anchor-type="as-char" svg:y="-0.1134in" draw:z-index="97" draw:name="Shape52" draw:style-name="gr1"><svg:title>TexMaths</svg:title><svg:desc>11§display§f_1 \subseteq h|_B§svg§600§FALSE§</svg:desc><draw:path draw:style-name="gr2" draw:text-style-name="P4" svg:width="0.548in" svg:height="0.1354in" svg:x="0.0004in" svg:y="0.0071in" svg:viewBox="0 0 1393 345" svg:d="M0 0c464 0 929 0 1393 0 0 115 0 230 0 345-464 0-929 0-1393 0 0-115 0-230 0-345z"><text:p/></draw:path><draw:path draw:style-name="gr3" draw:text-style-name="P5" svg:width="0.0756in" svg:height="0.137in" svg:x="0.0008in" svg:y="0.0071in" svg:viewBox="0 0 193 349" svg:d="M121 118c11 0 22 0 33 0 8 0 12 0 12-9 0-3-4-3-11-3-11 0-21 0-32 0 2-16 6-30 8-44 2-9 8-36 10-41 3-7 10-13 17-13 3 0 13 0 19 7-16 2-21 15-21 21 0 9 8 14 15 14 11 0 22-9 22-24 0-17-18-26-35-26-13 0-37 7-48 45-2 8-3 12-13 61-9 0-18 0-27 0-7 0-12 0-12 6s4 6 11 6c9 0 17 0 26 0-10 50-19 100-29 151-7 37-13 72-34 72-1 0-11 0-18-7 18-1 21-15 21-21 0-9-6-14-14-14-10 0-21 9-21 24 0 17 17 26 32 26 22 0 37-22 44-37 12-25 21-71 22-74 8-40 15-81 23-120z"><text:p/></draw:path><draw:path draw:style-name="gr3" draw:text-style-name="P5" svg:width="0.0382in" svg:height="0.0701in" svg:x="0.0787in" svg:y="0.0661in" svg:viewBox="0 0 98 179" svg:d="M61 8c0-7 0-8-8-8-18 18-42 18-53 18 0 3 0 6 0 10 7 0 24 0 39-8 0 45 0 91 0 137 0 9 0 13-27 13-3 0-8 0-11 0 0 3 0 6 0 9 6 0 39-1 49-1 8 0 42 1 48 1 0-3 0-6 0-9-3 0-7 0-10 0-27 0-27-4-27-13 0-50 0-100 0-149z"><text:p/></draw:path><draw:path draw:style-name="gr3" draw:text-style-name="P5" svg:width="0.0929in" svg:height="0.1161in" svg:x="0.1902in" svg:y="0.0169in" svg:viewBox="0 0 237 296" svg:d="M222 15c7 0 15 0 15-7 0-8-8-8-15-8-34 0-69 0-103 0-67 0-119 51-119 111 0 62 53 111 119 111 34 0 69 0 103 0 7 0 15 0 15-7 0-8-8-8-15-8-34 0-68 0-102 0-62 0-105-44-105-96s44-96 105-96c34 0 68 0 102 0zM21 281c-7 0-13 0-13 7 0 8 6 8 13 8 67 0 134 0 201 0 7 0 15 0 15-8 0-7-8-7-15-7-67 0-134 0-201 0z"><text:p/></draw:path><draw:path draw:style-name="gr3" draw:text-style-name="P5" svg:width="0.074in" svg:height="0.1059in" svg:x="0.3461in" svg:y="0.0083in" svg:viewBox="0 0 189 270" svg:d="M89 3c-1-1 0-3-4-3-9 0-38 2-48 3-3 0-7 1-7 8 0 4 3 4 10 4 17 0 18 4 18 7 0 2-1 6-1 8-18 73-37 147-56 221-1 6-1 6-1 9 0 9 8 10 11 10 7 0 12-5 14-10 3-9 6-19 8-29 2-11 6-23 8-35 2-8 5-15 6-24 1-2 5-16 5-18 1-3 13-25 26-35 9-7 21-14 38-14 16 0 20 13 20 27 0 21-15 62-24 85-3 9-5 14-5 22 0 18 14 31 32 31 36 0 50-56 50-60 0-3-3-3-4-3-5 0-5 1-6 7-6 21-18 48-39 48-7 0-10-4-10-13 0-10 4-19 8-28 5-16 23-60 23-83 0-25-16-41-44-41-25 0-43 12-58 30 10-42 20-83 30-124z"><text:p/></draw:path><draw:path draw:style-name="gr3" draw:text-style-name="P5" svg:width="0.0055in" svg:height="0.1508in" svg:x="0.4437in" svg:y="0in" svg:viewBox="0 0 15 384" svg:d="M15 14c0-7 0-14-7-14-8 0-8 7-8 14 0 119 0 237 0 356 0 8 0 14 8 14 7 0 7-6 7-14 0-119 0-237 0-356z"><text:p/></draw:path><draw:path draw:style-name="gr3" draw:text-style-name="P5" svg:width="0.0811in" svg:height="0.072in" svg:x="0.4752in" svg:y="0.0634in" svg:viewBox="0 0 207 184" svg:d="M32 163c-2 9-3 11-24 11-5 0-8 0-8 5s3 5 8 5c35 0 69 0 104 0 46 0 81-31 81-57 0-20-18-37-47-39 33-7 61-26 61-51 0-19-21-37-56-37-33 0-65 0-98 0-6 0-9 0-9 6 0 3 3 3 9 3 3 0 5 0 10 1 5 0 6 1 6 3 0 1 0 2-1 7-12 47-24 95-36 143zM75 85c5-22 11-44 16-66 3-9 4-10 15-10 13 0 27 0 40 0 28 0 34 19 34 28 0 22-24 48-60 48-15 0-30 0-45 0zM63 174c-9 0-9 0-9-2 0-1 0-2 1-6 7-25 12-50 19-75 18 0 38 0 57 0 25 0 35 18 35 33 0 27-27 50-60 50-15 0-29 0-43 0z"><text:p/></draw:path></draw:g>: יהי <draw:g text:anchor-type="as-char" svg:y="-0.1134in" draw:z-index="82" draw:name="Shape53" draw:style-name="gr1"><svg:title>TexMaths</svg:title><svg:desc>11§display§\la x, y \ra \in f_1§svg§600§FALSE§</svg:desc><draw:path draw:style-name="gr2" draw:text-style-name="P4" svg:width="0.6472in" svg:height="0.1354in" svg:x="0.0004in" svg:y="0.0071in" svg:viewBox="0 0 1645 345" svg:d="M0 0c548 0 1097 0 1645 0 0 115 0 230 0 345-548 0-1097 0-1645 0 0-115 0-230 0-345z"><text:p/></draw:path><draw:path draw:style-name="gr3" draw:text-style-name="P5" svg:width="0.0335in" svg:height="0.1508in" svg:x="0.0094in" svg:y="0in" svg:viewBox="0 0 86 384" svg:d="M84 14c2-4 2-4 2-6 0-5-3-8-8-8-3 0-6 2-9 9-23 58-45 118-68 177 0 2-1 4-1 7 0 0 0 1 1 5 23 60 45 119 68 177 1 4 4 9 9 9s8-3 8-7c0-2 0-3-2-7-23-60-45-119-69-177 24-60 46-119 69-179z"><text:p/></draw:path><draw:path draw:style-name="gr3" draw:text-style-name="P5" svg:width="0.0756in" svg:height="0.0681in" svg:x="0.0563in" svg:y="0.0461in" svg:viewBox="0 0 193 174" svg:d="M118 54c2-10 11-46 38-46 1 0 11 0 19 5-11 2-19 12-19 21 0 7 5 13 16 13 7 0 21-6 21-22 0-19-24-25-37-25-22 0-36 20-40 29-10-26-31-29-42-29-40 0-62 50-62 59 0 4 3 4 5 4 3 0 4-1 4-5 13-40 40-50 52-50 7 0 21 4 21 26 0 12-7 38-21 92-6 24-19 40-37 40-2 0-11 0-18-5 8-2 17-10 17-21 0-10-9-13-14-13-11 0-21 10-21 22 0 17 19 25 36 25 26 0 40-26 41-29 4 15 18 29 42 29 39 0 61-50 61-59 0-4-3-4-4-4-4 0-4 1-5 5-14 40-40 50-52 50-14 0-21-13-21-25 0-9 2-18 7-34 4-18 8-35 13-53z"><text:p/></draw:path><draw:path draw:style-name="gr3" draw:text-style-name="P5" svg:width="0.0177in" svg:height="0.0453in" svg:x="0.1516in" svg:y="0.0972in" svg:viewBox="0 0 46 116" svg:d="M46 41c0-26-10-41-25-41-13 0-21 10-21 21 0 10 8 21 21 21 4 0 10-2 13-6 1-1 1-1 2-1 0 2 1 0 1 6 0 28-13 51-26 65-4 3-4 4-4 5 0 4 2 5 4 5 3 0 35-30 35-75z"><text:p/></draw:path><draw:path draw:style-name="gr3" draw:text-style-name="P5" svg:width="0.0693in" svg:height="0.0972in" svg:x="0.211in" svg:y="0.0461in" svg:viewBox="0 0 177 248" svg:d="M176 23c1-5 1-5 1-9 0-6-5-10-11-10-3 0-10 3-13 8-1 2-4 14-6 21-2 10-5 20-7 31-6 23-12 46-18 69-1 6-17 33-44 33-19 0-23-17-23-32 0-17 7-40 20-75 5-16 8-20 8-28 0-17-14-31-32-31-38 0-51 56-51 59 0 4 3 4 4 4 4 0 5-1 6-7 11-36 26-48 40-48 3 0 9 0 9 13 0 9-4 20-6 26-16 41-23 63-23 82 0 34 24 45 47 45 15 0 29-7 40-17-6 20-10 38-26 58-10 13-25 25-43 25-5 0-23-2-29-16 6 0 12 0 17-5 4-4 8-9 8-16 0-11-11-13-14-13-10 0-22 6-22 25 0 18 16 33 40 33 40 0 80-36 91-77 12-50 25-99 37-148z"><text:p/></draw:path><draw:path draw:style-name="gr3" draw:text-style-name="P5" svg:width="0.0339in" svg:height="0.1508in" svg:x="0.2945in" svg:y="0in" svg:viewBox="0 0 87 384" svg:d="M85 198c2-4 2-5 2-5 0-1 0-3-2-7-23-59-45-119-68-177-3-7-6-9-9-9-5 0-8 3-8 8 0 1 0 2 2 6 23 60 45 119 68 179-23 58-45 117-68 177-2 4-2 4-2 7 0 4 4 7 8 7 5 0 6-4 9-7 23-60 45-119 68-179z"><text:p/></draw:path><draw:path draw:style-name="gr3" draw:text-style-name="P5" svg:width="0.076in" svg:height="0.087in" svg:x="0.4in" svg:y="0.0311in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3" draw:text-style-name="P5" svg:width="0.076in" svg:height="0.137in" svg:x="0.539in" svg:y="0.0071in" svg:viewBox="0 0 194 349" svg:d="M122 118c11 0 22 0 33 0 8 0 11 0 11-9 0-3-3-3-10-3-11 0-21 0-32 0 3-16 6-30 8-44 2-9 7-36 10-41 3-7 10-13 18-13 2 0 12 0 18 7-16 2-21 15-21 21 0 9 8 14 15 14 10 0 22-9 22-24 0-17-19-26-34-26-14 0-38 7-49 45-3 8-4 12-13 61-9 0-18 0-26 0s-13 0-13 6 4 6 11 6c9 0 17 0 26 0-10 50-19 100-29 151-6 37-13 72-34 72-1 0-11 0-19-7 19-1 22-15 22-21 0-9-7-14-14-14-10 0-22 9-22 24 0 17 18 26 33 26 22 0 37-22 44-37 12-25 21-71 22-74 8-40 15-81 23-120z"><text:p/></draw:path><draw:path draw:style-name="gr3" draw:text-style-name="P5" svg:width="0.0382in" svg:height="0.0701in" svg:x="0.6173in" svg:y="0.0661in" svg:viewBox="0 0 98 179" svg:d="M61 8c0-7 0-8-8-8-18 18-42 18-53 18 0 3 0 6 0 10 6 0 24 0 39-8 0 45 0 91 0 137 0 9 0 13-27 13-3 0-8 0-11 0 0 3 0 6 0 9 6 0 39-1 49-1 8 0 42 1 48 1 0-3 0-6 0-9-3 0-7 0-10 0-27 0-27-4-27-13 0-50 0-100 0-149z"><text:p/></draw:path></draw:g>, ולפי כלל <draw:g text:anchor-type="as-char" svg:y="-0.1063in" draw:z-index="91" draw:name="Shape54" draw:style-name="gr1"><svg:title>TexMaths</svg:title><svg:desc>11§display§\beta§svg§600§FALSE§</svg:desc><draw:path draw:style-name="gr2" draw:text-style-name="P4" svg:width="0.0709in" svg:height="0.1201in" svg:x="0.0039in" svg:y="0.0071in" svg:viewBox="0 0 181 306" svg:d="M0 0c61 0 120 0 181 0 0 102 0 204 0 306-61 0-120 0-181 0 0-102 0-204 0-306z"><text:p/></draw:path><draw:path draw:style-name="gr3" draw:text-style-name="P5" svg:width="0.0823in" svg:height="0.1358in" svg:x="0.0004in" svg:y="0in" svg:viewBox="0 0 210 346" svg:d="M210 53c0-29-21-53-53-53-22 0-33 7-46 17-21 15-42 52-49 81-21 80-41 162-62 243 0 3 2 5 6 5 2 0 4-1 4-2 9-36 18-71 26-106 8 23 25 37 53 37s57-14 73-31c19-17 31-42 31-70s-14-47-28-57c22-12 45-37 45-64zM140 117c-4 2-9 2-19 2-5 0-12 1-15-1 1-3 13-3 18-3 7 0 12 0 16 2zM187 44c0 26-14 55-34 66-10-3-17-4-29-4-8 0-29 0-29 12 0 11 19 10 25 10 15 0 20 0 32-5 15 14 17 26 17 43 1 21-8 51-19 65-15 21-40 35-62 35-30 0-44-22-44-49 0-4 0-10 2-18 8-32 16-64 25-95 8-34 36-95 81-95 22 0 35 12 35 35z"><text:p/></draw:path></draw:g><text:s/><draw:g text:anchor-type="as-char" svg:y="-0.1043in" draw:z-index="83" draw:name="Shape55" draw:style-name="gr1"><svg:title>TexMaths</svg:title><svg:desc>11§display§x \in B \land y = a§svg§600§FALSE§</svg:desc><draw:path draw:style-name="gr2" draw:text-style-name="P4" svg:width="0.9071in" svg:height="0.1177in" svg:x="0.0039in" svg:y="0.0071in" svg:viewBox="0 0 2305 300" svg:d="M0 0c769 0 1536 0 2305 0 0 100 0 201 0 300-769 0-1536 0-2305 0 0-99 0-200 0-300z"><text:p/></draw:path><draw:path draw:style-name="gr3" draw:text-style-name="P5" svg:width="0.0752in" svg:height="0.0677in" svg:x="0.0004in" svg:y="0.0362in" svg:viewBox="0 0 192 173" svg:d="M118 54c2-10 12-45 38-45 2 0 11 0 20 5-11 1-19 11-19 21 0 6 5 13 15 13 8 0 20-6 20-22 0-21-23-26-36-26-22 0-35 21-39 30-10-26-31-30-42-30-41 0-63 50-63 59 0 5 3 2 4 5 4 0 5-1 6-5 13-40 38-50 52-50 7 0 21 3 21 26 0 11-7 37-21 91-7 24-20 40-37 40-3 0-12 0-19-5 9-2 18-10 18-21s-9-13-14-13c-12 0-22 10-22 22 0 18 20 24 36 24 26 0 40-25 41-28 4 14 19 28 42 28 39 0 61-48 61-58 0-3-3-3-4-3-3 0-4 1-6 3-12 42-38 51-50 51-16 0-22-12-22-26 0-7 3-16 6-34 5-17 9-35 14-52z"><text:p/></draw:path><draw:path draw:style-name="gr3" draw:text-style-name="P5" svg:width="0.0752in" svg:height="0.087in" svg:x="0.1382in" svg:y="0.0217in" svg:viewBox="0 0 192 222" svg:d="M179 120c7 0 13 0 13-8s-6-8-13-8c-55 0-109 0-164 0 5-51 50-89 104-89 20 0 40 0 60 0 7 0 13 0 13-7 0-8-6-8-13-8-21 0-40 0-61 0-66 0-118 50-118 112 0 60 52 110 118 110 21 0 40 0 61 0 7 0 13 0 13-8s-6-8-13-8c-20 0-40 0-60 0-54 0-99-35-104-86 55 0 109 0 164 0z"><text:p/></draw:path><draw:path draw:style-name="gr3" draw:text-style-name="P5" svg:width="0.1083in" svg:height="0.1024in" svg:x="0.2756in" svg:y="0in" svg:viewBox="0 0 276 261" svg:d="M45 231c-3 16-4 18-35 18-7 0-10 0-10 8 0 4 3 4 10 4 46 0 92 0 138 0 61 0 107-45 107-82 0-28-23-50-60-54 40-7 81-35 81-72 0-29-25-53-73-53-42 0-86 0-129 0-7 0-11 0-11 8 0 4 3 4 11 4 1 0 7 0 14 1 8 0 11 1 11 6 0 2 0 3-1 7-18 68-35 137-53 205zM103 122c8-32 17-64 25-96 3-13 4-14 20-14 17 0 35 0 51 0 33 0 42 23 42 40 0 34-33 70-80 70-19 0-39 0-58 0zM87 249c-6 0-7 0-9 0-4 0-5-1-5-4 0-2 0-2 2-9 9-35 17-70 26-106 24 0 50 0 74 0 37 0 44 29 44 44 0 38-34 75-80 75-18 0-35 0-52 0z"><text:p/></draw:path><draw:path draw:style-name="gr3" draw:text-style-name="P5" svg:width="0.0839in" svg:height="0.0929in" svg:x="0.4343in" svg:y="0.013in" svg:viewBox="0 0 214 237" svg:d="M115 8c-2-7-4-8-8-8-5 0-6 2-8 8-32 71-65 142-97 214-2 4-2 5-2 7 0 5 3 8 8 8 2 0 5-1 8-8 30-67 61-135 91-203 30 68 60 136 91 203 3 8 8 8 9 8 4 0 7-3 7-8 0-1 0-1-2-6-32-72-65-144-97-215z"><text:p/></draw:path><draw:path draw:style-name="gr3" draw:text-style-name="P5" svg:width="0.0697in" svg:height="0.0972in" svg:x="0.565in" svg:y="0.0362in" svg:viewBox="0 0 178 248" svg:d="M176 24c2-5 2-6 2-9 0-7-5-11-11-11-4 0-10 3-14 9 0 1-3 13-6 21-2 10-4 20-7 31-6 23-11 46-17 69-2 5-19 32-44 32-20 0-24-17-24-31 0-18 7-42 20-76 6-15 7-20 7-27 0-18-12-32-31-32-37 0-51 56-51 59 0 5 3 5 4 5 5 0 5-1 7-7 10-36 25-48 38-48 4 0 10 0 10 12 0 10-4 20-6 27-16 41-22 63-22 80 0 35 24 45 47 45 14 0 28-5 39-16-6 20-10 38-26 58-10 13-24 24-42 24-5 0-23-1-29-15 5 0 11 0 16-6 4-3 8-7 8-15 0-12-11-13-14-13-9 0-22 5-22 25 0 19 17 33 41 33 40 0 80-35 91-77 12-49 24-99 36-147z"><text:p/></draw:path><draw:path draw:style-name="gr3" draw:text-style-name="P5" svg:width="0.1004in" svg:height="0.035in" svg:x="0.6913in" svg:y="0.048in" svg:viewBox="0 0 256 90" svg:d="M244 15c6 0 12 0 12-7 0-8-6-8-12-8-77 0-155 0-232 0-4 0-12 0-12 8 0 7 8 7 13 7 77 0 154 0 231 0zM244 90c6 0 12 0 12-8 0-7-6-7-12-7-77 0-154 0-231 0-5 0-13 0-13 7 0 8 8 8 12 8 77 0 155 0 232 0z"><text:p/></draw:path><draw:path draw:style-name="gr3" draw:text-style-name="P5" svg:width="0.0693in" svg:height="0.0677in" svg:x="0.8496in" svg:y="0.0362in" svg:viewBox="0 0 177 173" svg:d="M129 25c-7-14-18-25-36-25-45 0-93 57-93 113 0 36 21 60 52 60 7 0 26-1 49-27 3 15 18 27 35 27 15 0 23-7 29-19 7-15 12-38 12-39 0-3-3-3-4-3-5 0-5 1-6 6-6 26-13 48-30 48-9 0-11-10-11-18s0-11 5-28c4-16 5-20 9-34 4-19 10-37 14-54 2-11 2-12 2-13 0-7-4-11-11-11-10 0-15 8-16 17zM103 125c-2 7-2 8-7 13-17 22-33 28-43 28-20 0-26-21-26-37 0-18 13-65 21-83 12-23 30-37 45-37 26 0 31 32 31 34s-1 4-1 6c-6 26-13 51-20 76z"><text:p/></draw:path></draw:g>, צ.ל. <draw:g text:anchor-type="as-char" svg:y="-0.1134in" draw:z-index="85" draw:name="Shape56" draw:style-name="gr1"><svg:title>TexMaths</svg:title><svg:desc>11§display§\la x, y \ra \in h|_B§svg§600§FALSE§</svg:desc><draw:path draw:style-name="gr2" draw:text-style-name="P4" svg:width="0.7413in" svg:height="0.1358in" svg:x="0.0004in" svg:y="0.0071in" svg:viewBox="0 0 1884 346" svg:d="M943 346c-315 0-628 0-943 0 0-116 0-230 0-346 628 0 1256 0 1884 0 0 116 0 230 0 346-313 0-628 0-941 0z"><text:p/></draw:path><draw:path draw:style-name="gr3" draw:text-style-name="P5" svg:width="0.0335in" svg:height="0.1512in" svg:x="0.0094in" svg:y="0in" svg:viewBox="0 0 86 385" svg:d="M84 15c2-4 2-5 2-7 0-5-4-8-8-8-3 0-5 2-9 9-22 59-45 118-67 177-1 2-2 4-2 7 0 2 0 2 2 6 22 59 45 118 67 176 1 5 4 10 9 10 4 0 8-3 8-7 0-1 0-3-2-7-24-59-46-119-69-178 23-60 45-119 69-178z"><text:p/></draw:path><draw:path draw:style-name="gr3" draw:text-style-name="P5" svg:width="0.0752in" svg:height="0.0685in" svg:x="0.0563in" svg:y="0.0461in" svg:viewBox="0 0 192 175" svg:d="M118 54c2-10 11-45 38-45 2 0 11 0 19 4-10 2-18 12-18 21 0 7 4 14 15 14 8 0 20-7 20-23 0-19-23-25-36-25-22 0-35 21-41 30-8-26-29-30-41-30-40 0-62 50-62 59 0 5 3 5 4 5 4 0 5-1 6-5 13-40 38-50 52-50 6 0 21 3 21 25 0 12-7 39-21 93-7 24-20 39-38 39-2 0-11 0-18-4 9-2 17-10 17-21s-8-13-14-13c-11 0-21 10-21 22 0 17 20 25 36 25 26 0 40-27 41-30 4 15 19 30 42 30 39 0 61-49 61-59 0-4-3-4-4-4-3 0-4 1-6 4-12 41-38 50-51 50-15 0-21-12-21-25 0-9 2-17 6-34 5-18 9-35 14-53z"><text:p/></draw:path><draw:path draw:style-name="gr3" draw:text-style-name="P5" svg:width="0.0173in" svg:height="0.0453in" svg:x="0.152in" svg:y="0.0972in" svg:viewBox="0 0 45 116" svg:d="M45 41c0-26-10-41-25-41-12 0-20 10-20 21 0 10 8 20 20 20 5 0 10-1 14-5 1-1 1-1 1-1 1 0 1 0 1 6 0 28-13 51-26 64-5 4-5 5-5 6 0 2 3 5 5 5 4 0 35-30 35-75z"><text:p/></draw:path><draw:path draw:style-name="gr3" draw:text-style-name="P5" svg:width="0.0697in" svg:height="0.0976in" svg:x="0.211in" svg:y="0.0461in" svg:viewBox="0 0 178 249" svg:d="M176 24c2-5 2-6 2-9 0-7-5-11-12-11-3 0-10 3-13 8-1 2-3 14-6 21-2 10-5 21-7 31-6 23-12 46-18 69-1 7-18 33-43 33-20 0-24-16-24-31 0-17 7-41 20-76 6-15 7-19 7-27 0-18-12-32-31-32-37 0-51 56-51 59 0 5 3 5 4 5 4 0 5-1 7-8 10-36 25-47 38-47 4 0 10 0 10 12 0 10-4 20-6 27-16 41-22 63-22 81 0 34 24 46 46 46 15 0 29-7 40-18-6 20-10 40-26 59-10 13-24 24-43 24-5 0-22-1-28-15 5 0 11 0 16-6 4-3 8-8 8-14 0-12-11-13-14-13-9 0-22 5-22 24s17 33 40 33c41 0 81-35 92-77 12-50 24-99 36-148z"><text:p/></draw:path><draw:path draw:style-name="gr3" draw:text-style-name="P5" svg:width="0.0335in" svg:height="0.1512in" svg:x="0.2949in" svg:y="0in" svg:viewBox="0 0 86 385" svg:d="M84 199c2-4 2-5 2-6 0-3 0-1-2-6-22-59-46-119-68-178-2-7-4-9-8-9-5 0-8 3-8 8 0 1 0 2 1 6 23 60 46 119 69 179-23 58-46 117-69 177-1 4-1 5-1 8 0 4 3 7 8 7 4 0 6-4 7-7 23-60 45-119 69-179z"><text:p/></draw:path><draw:path draw:style-name="gr3" draw:text-style-name="P5" svg:width="0.0752in" svg:height="0.087in" svg:x="0.4in" svg:y="0.0311in" svg:viewBox="0 0 192 222" svg:d="M179 120c7 0 13-1 13-9 0-9-6-8-13-8-55 0-109 0-164 0 5-50 50-88 104-88 20 0 40 0 60 0 7 0 13 0 13-7 0-8-6-8-13-8-21 0-40 0-61 0-66 0-118 48-118 111 0 62 52 111 118 111 21 0 40 0 61 0 7 0 13 0 13-7s-6-7-13-7c-20 0-40 0-60 0-54 0-99-37-104-88 55 0 109 0 164 0z"><text:p/></draw:path><draw:path draw:style-name="gr3" draw:text-style-name="P5" svg:width="0.0744in" svg:height="0.1063in" svg:x="0.539in" svg:y="0.0079in" svg:viewBox="0 0 190 271" svg:d="M90 4c0-1 0-4-5-4-9 0-37 3-47 3-3 1-7 1-7 8 0 6 3 6 9 6 18 0 19 2 19 6 0 2-1 6-1 8-18 74-37 147-56 220-2 6-2 7-2 9 0 9 8 11 12 11 6 0 12-5 14-10 3-10 5-20 7-30 3-11 5-22 9-33 2-9 4-17 6-26 1-2 5-15 5-18 1-3 13-24 26-35 8-6 19-13 36-13s21 13 21 26c0 21-14 64-23 86-3 9-5 13-5 21 0 19 13 32 32 32 36 0 50-56 50-60 0-3-3-3-4-3-5 0-5 1-7 7-5 20-17 47-38 47-7 0-10-3-10-12 0-10 3-19 6-28 7-15 25-61 25-83 0-26-16-42-44-42-26 0-43 12-58 30 10-41 20-82 30-123z"><text:p/></draw:path><draw:path draw:style-name="gr3" draw:text-style-name="P5" svg:width="0.0055in" svg:height="0.1512in" svg:x="0.6366in" svg:y="0in" svg:viewBox="0 0 15 385" svg:d="M15 14c0-6 0-14-7-14-8 0-8 8-8 14 0 119 0 238 0 357 0 7 0 14 8 14 7 0 7-7 7-14 0-119 0-238 0-357z"><text:p/></draw:path><draw:path draw:style-name="gr3" draw:text-style-name="P5" svg:width="0.0811in" svg:height="0.0724in" svg:x="0.6685in" svg:y="0.0634in" svg:viewBox="0 0 207 185" svg:d="M32 164c-2 9-3 11-24 11-5 0-8 0-8 6 0 4 3 4 8 4 35 0 69 0 104 0 46 0 80-31 80-58 0-19-17-36-46-39 33-5 61-26 61-49 0-21-21-39-56-39-33 0-66 0-99 0-5 0-8 0-8 7 0 3 2 3 8 3 1 0 5 0 11 0 5 1 5 1 5 4s0 3-1 6c-12 48-23 96-35 144zM75 85c5-22 11-44 16-66 2-8 2-9 15-9s27 0 40 0c28 0 34 18 34 29 0 22-25 46-61 46-15 0-30 0-44 0zM62 175c-8 0-9 0-9-3 0-2 0-1 1-6 6-25 12-49 19-74 18 0 38 0 57 0 26 0 35 17 35 34 0 26-26 49-59 49-15 0-30 0-44 0z"><text:p/></draw:path></draw:g>. באופן שקול, לפי עקרון ההפרדה, צ.ל. <draw:g text:anchor-type="as-char" svg:y="-0.1134in" draw:z-index="84" draw:name="Shape57" draw:style-name="gr1"><svg:title>TexMaths</svg:title><svg:desc>11§display§\la x, y \ra \in h \land x \in B§svg§600§FALSE§</svg:desc><draw:path draw:style-name="gr2" draw:text-style-name="P4" svg:width="1.1673in" svg:height="0.1354in" svg:x="0.0004in" svg:y="0.0071in" svg:viewBox="0 0 2966 345" svg:d="M0 0c989 0 1977 0 2966 0 0 115 0 230 0 345-989 0-1977 0-2966 0 0-115 0-230 0-345z"><text:p/></draw:path><draw:path draw:style-name="gr3" draw:text-style-name="P5" svg:width="0.0335in" svg:height="0.1508in" svg:x="0.0094in" svg:y="0in" svg:viewBox="0 0 86 384" svg:d="M84 14c2-4 2-4 2-6 0-5-3-8-8-8-3 0-6 2-9 9-23 58-45 118-68 177 0 2-1 4-1 7 0 0 0 1 1 5 23 60 45 119 68 177 1 4 4 9 9 9s8-3 8-7c0-2 0-3-2-7-23-60-45-119-69-177 24-60 46-119 69-179z"><text:p/></draw:path><draw:path draw:style-name="gr3" draw:text-style-name="P5" svg:width="0.0756in" svg:height="0.0681in" svg:x="0.0563in" svg:y="0.0461in" svg:viewBox="0 0 193 174" svg:d="M118 54c2-10 11-46 38-46 2 0 11 0 19 5-11 2-19 12-19 21 0 7 5 13 16 13 8 0 21-6 21-22 0-19-24-25-37-25-22 0-36 20-40 29-10-26-31-29-42-29-40 0-62 50-62 59 0 4 3 4 5 4 3 0 4-1 4-5 13-40 40-50 53-50 6 0 21 4 21 26 0 12-7 38-21 92-7 24-20 40-38 40-2 0-11 0-18-5 8-2 17-10 17-21 0-10-9-13-14-13-11 0-21 10-21 22 0 17 19 25 36 25 26 0 40-26 41-29 4 15 19 29 42 29 39 0 61-50 61-59 0-4-3-4-4-4-3 0-4 1-5 5-13 40-39 50-52 50-14 0-21-13-21-25 0-9 2-18 7-34 4-18 8-35 13-53z"><text:p/></draw:path><draw:path draw:style-name="gr3" draw:text-style-name="P5" svg:width="0.0173in" svg:height="0.0453in" svg:x="0.152in" svg:y="0.0972in" svg:viewBox="0 0 45 116" svg:d="M45 41c0-26-10-41-25-41-12 0-20 10-20 21 0 10 8 21 20 21 4 0 10-2 14-6 1-1 1-1 1-1 1 0 1 0 1 6 0 28-13 51-26 65-4 3-4 4-4 5 0 4 2 5 4 5 4 0 35-30 35-75z"><text:p/></draw:path><draw:path draw:style-name="gr3" draw:text-style-name="P5" svg:width="0.0697in" svg:height="0.0972in" svg:x="0.211in" svg:y="0.0461in" svg:viewBox="0 0 178 248" svg:d="M176 23c2-5 2-5 2-9 0-6-5-10-11-10-4 0-11 3-14 8 0 2-3 14-6 21-2 10-5 20-7 31-6 23-12 46-18 69-1 6-17 33-43 33-20 0-24-17-24-32 0-17 7-40 20-75 6-16 8-20 8-28 0-17-13-31-32-31-37 0-51 56-51 59 0 4 3 4 4 4 4 0 5-1 7-7 10-36 25-48 39-48 3 0 9 0 9 13 0 9-4 20-6 26-16 41-22 63-22 82 0 34 24 45 46 45 15 0 29-7 40-17-6 20-10 38-26 58-10 13-24 25-43 25-5 0-22-2-28-16 5 0 11 0 16-5 4-4 8-9 8-16 0-11-11-13-14-13-9 0-22 6-22 25 0 18 17 33 40 33 41 0 81-36 92-77 12-50 24-99 36-148z"><text:p/></draw:path><draw:path draw:style-name="gr3" draw:text-style-name="P5" svg:width="0.0335in" svg:height="0.1508in" svg:x="0.2949in" svg:y="0in" svg:viewBox="0 0 86 384" svg:d="M84 198c2-4 2-5 2-5 0-1 0-3-2-7-22-59-45-119-67-177-3-7-5-9-9-9-5 0-8 3-8 8 0 1 0 2 1 6 23 60 46 119 69 179-23 58-46 117-69 177-1 4-1 4-1 7 0 4 3 7 8 7 4 0 6-4 7-7 24-60 46-119 69-179z"><text:p/></draw:path><draw:path draw:style-name="gr3" draw:text-style-name="P5" svg:width="0.0756in" svg:height="0.087in" svg:x="0.4008in" svg:y="0.0311in" svg:viewBox="0 0 193 222" svg:d="M179 120c7 0 14 0 14-8 0-7-7-7-14-7-55 0-109 0-164 0 5-52 50-88 104-88 20 0 41 0 60 0 7 0 14-2 14-9 0-8-7-8-14-8-19 0-40 0-60 0-66 0-119 51-119 112 0 62 53 110 119 110 20 0 41 0 60 0 7 0 14 0 14-7 0-8-7-7-14-7-19 0-40 0-60 0-54 0-99-36-104-88 55 0 109 0 164 0z"><text:p/></draw:path><draw:path draw:style-name="gr3" draw:text-style-name="P5" svg:width="0.074in" svg:height="0.1059in" svg:x="0.5402in" svg:y="0.0083in" svg:viewBox="0 0 189 270" svg:d="M89 3c-1-1 0-3-4-3-9 0-38 2-48 3-3 0-7 1-7 8 0 4 3 4 10 4 17 0 18 4 18 7 0 2-1 6-1 8-18 73-37 147-56 221-1 6-1 6-1 9 0 9 8 10 11 10 7 0 12-5 14-10 3-9 6-19 8-29 2-11 6-23 8-35 2-8 5-15 6-24 1-2 5-16 5-18 1-3 13-25 26-35 9-7 21-14 38-14 16 0 20 13 20 27 0 21-15 62-24 85-3 9-5 14-5 22 0 18 14 31 32 31 36 0 50-56 50-60 0-3-3-3-4-3-3 0-3 1-6 7-5 21-18 48-39 48-7 0-9-4-9-13 0-10 3-19 7-28 5-16 23-60 23-83 0-25-16-41-44-41-25 0-43 12-58 30 10-42 20-83 30-124z"><text:p/></draw:path><draw:path draw:style-name="gr3" draw:text-style-name="P5" svg:width="0.0846in" svg:height="0.0933in" svg:x="0.661in" svg:y="0.0224in" svg:viewBox="0 0 216 238" svg:d="M117 9c-4-7-6-9-9-9-6 0-7 3-9 9-32 71-64 143-96 213-2 6-3 6-3 8 0 5 3 8 8 8 3 0 6-1 9-8 30-67 60-135 91-204 30 69 60 137 90 204 4 8 8 8 10 8 3 0 8-3 8-8-1-1 0-1-4-5-32-72-63-145-95-216z"><text:p/></draw:path><draw:path draw:style-name="gr3" draw:text-style-name="P5" svg:width="0.0756in" svg:height="0.0681in" svg:x="0.7921in" svg:y="0.0461in" svg:viewBox="0 0 193 174" svg:d="M119 54c2-10 11-46 37-46 2 0 12 0 20 5-11 2-19 12-19 21 0 7 5 13 15 13 8 0 21-6 21-22 0-19-22-25-36-25-23 0-36 20-40 29-10-26-31-29-42-29-41 0-63 50-63 59 0 4 5 4 6 4 2 0 3-1 4-5 13-40 39-50 52-50 7 0 21 4 21 26 0 12-7 38-21 92-6 24-20 40-37 40-2 0-11 0-19-5 10-2 18-10 18-21 0-10-8-13-14-13-12 0-22 10-22 22 0 17 20 25 36 25 27 0 40-26 41-29 6 15 19 29 42 29 39 0 61-50 61-59 0-4-3-4-4-4-3 0-4 1-4 5-14 40-40 50-52 50-15 0-21-13-21-25 0-9 2-18 7-34 4-18 8-35 13-53z"><text:p/></draw:path><draw:path draw:style-name="gr3" draw:text-style-name="P5" svg:width="0.0756in" svg:height="0.087in" svg:x="0.9299in" svg:y="0.0311in" svg:viewBox="0 0 193 222" svg:d="M179 120c7 0 14 0 14-8 0-7-7-7-14-7-55 0-109 0-164 0 5-52 50-88 104-88 20 0 41 0 60 0 7 0 14-2 14-9 0-8-7-8-14-8-19 0-40 0-60 0-66 0-119 51-119 112 0 62 53 110 119 110 20 0 41 0 60 0 7 0 14 0 14-7 0-8-7-7-14-7-19 0-40 0-60 0-54 0-99-36-104-88 55 0 109 0 164 0z"><text:p/></draw:path><draw:path draw:style-name="gr3" draw:text-style-name="P5" svg:width="0.1083in" svg:height="0.1031in" svg:x="1.0673in" svg:y="0.0098in" svg:viewBox="0 0 276 263" svg:d="M46 232c-4 16-5 19-35 19-7 0-11 0-11 8 0 4 3 4 11 4 46 0 91 0 138 0 61 0 106-46 106-82 0-28-22-51-59-54 39-8 80-37 80-73 0-29-25-54-71-54-43 0-87 0-130 0-8 0-12 0-12 8 0 4 4 4 11 4 1 0 9 0 15 1 7 1 10 1 10 7 0 1 0 2-1 6-18 69-34 138-52 206zM105 122c7-32 15-63 23-94 4-15 4-16 21-16 16 0 34 0 50 0 34 0 42 23 42 40 0 34-33 70-80 70-19 0-38 0-56 0zM87 251c-6 0-7 0-9-1-3 0-4 0-4-3 0-1 0-3 1-9 9-35 19-72 27-107 25 0 49 0 73 0 37 0 44 29 44 45 0 38-34 75-79 75-18 0-35 0-53 0z"><text:p/></draw:path></draw:g>. הטענה <draw:g text:anchor-type="as-char" svg:y="-0.1035in" draw:z-index="86" draw:name="Shape58" draw:style-name="gr1"><svg:title>TexMaths</svg:title><svg:desc>11§display§x \in B§svg§600§FALSE§</svg:desc><draw:path draw:style-name="gr2" draw:text-style-name="P4" svg:width="0.3717in" svg:height="0.0933in" svg:x="0.0039in" svg:y="0.0075in" svg:viewBox="0 0 945 238" svg:d="M473 238c-158 0-316 0-473 0 0-79 0-159 0-238 315 0 630 0 945 0 0 79 0 159 0 238-158 0-315 0-472 0z"><text:p/></draw:path><draw:path draw:style-name="gr3" draw:text-style-name="P5" svg:width="0.0752in" svg:height="0.0677in" svg:x="0.0004in" svg:y="0.0374in" svg:viewBox="0 0 192 173" svg:d="M119 54c2-10 11-46 37-46 2 0 11 0 20 5-11 2-19 12-19 21 0 7 5 13 15 13 8 0 20-6 20-22 0-20-22-25-35-25-23 0-36 20-40 29-10-26-31-29-42-29-41 0-63 49-63 59 0 4 4 4 6 4s3 0 4-5c13-40 38-50 52-50 7 0 21 4 21 26 0 12-7 37-21 91-6 24-20 40-37 40-2 0-11 0-19-6 9-1 18-9 18-20 0-9-9-13-14-13-12 0-22 10-22 22 0 18 20 25 36 25 27 0 40-26 41-28 5 13 19 28 42 28 39 0 61-49 61-58 0-4-3-4-4-4-3 0-4 2-4 4-14 40-40 50-52 50-16 0-21-11-21-24 0-9 2-18 7-35 4-17 8-35 13-52z"><text:p/></draw:path><draw:path draw:style-name="gr3" draw:text-style-name="P5" svg:width="0.0752in" svg:height="0.0874in" svg:x="0.1382in" svg:y="0.0217in" svg:viewBox="0 0 192 223" svg:d="M179 120c7 0 13 0 13-8s-6-8-13-8c-55 0-109 0-164 0 5-51 50-89 104-89 20 0 40 0 60 0 7 0 13 0 13-7 0-8-6-8-13-8-20 0-40 0-60 0-67 0-119 51-119 112 0 60 52 111 119 111 20 0 40 0 60 0 7 0 13 0 13-8 0-7-6-7-13-7-20 0-40 0-60 0-54 0-99-38-104-88 55 0 109 0 164 0z"><text:p/></draw:path><draw:path draw:style-name="gr3" draw:text-style-name="P5" svg:width="0.1083in" svg:height="0.1028in" svg:x="0.2748in" svg:y="0.0004in" svg:viewBox="0 0 276 262" svg:d="M45 232c-3 15-4 18-35 18-6 0-10 0-10 8 0 4 3 4 10 4 46 0 92 0 138 0 61 0 107-46 107-83 0-26-23-49-60-53 40-7 81-36 81-72 0-29-25-54-73-54-42 0-86 0-129 0-7 0-11 0-11 8 0 4 3 4 11 4 1 0 7 0 14 1 8 0 11 1 11 6 0 2 0 3-1 7-18 68-35 138-53 206zM103 122c8-32 17-64 25-96 3-13 4-14 20-14 17 0 33 0 51 0 33 0 42 23 42 40 0 34-33 70-80 70-19 0-39 0-58 0zM87 250c-6 0-7 0-9 0-4-1-5-1-5-4 0-1 0-2 2-9 9-35 17-71 26-106 24 0 50 0 74 0 36 0 44 27 44 44 0 38-34 75-80 75-18 0-35 0-52 0z"><text:p/></draw:path></draw:g><text:s/>נכונה מהנתונים, והטענה <draw:g text:anchor-type="as-char" svg:y="-0.1134in" draw:z-index="87" draw:name="Shape59" draw:style-name="gr1"><svg:title>TexMaths</svg:title><svg:desc>11§display§\la x, y \ra \in h§svg§600§FALSE§</svg:desc><draw:path draw:style-name="gr2" draw:text-style-name="P4" svg:width="0.6051in" svg:height="0.1358in" svg:x="0.0004in" svg:y="0.0071in" svg:viewBox="0 0 1538 346" svg:d="M770 346c-258 0-514 0-770 0 0-116 0-230 0-346 512 0 1026 0 1538 0 0 116 0 230 0 346-256 0-512 0-768 0z"><text:p/></draw:path><draw:path draw:style-name="gr3" draw:text-style-name="P5" svg:width="0.0335in" svg:height="0.1512in" svg:x="0.0094in" svg:y="0in" svg:viewBox="0 0 86 385" svg:d="M84 15c2-4 2-5 2-7 0-5-4-8-8-8-3 0-5 2-9 9-22 59-45 118-67 177-1 2-2 4-2 7 0 2 0 2 2 6 22 59 45 118 67 176 1 5 4 10 9 10 4 0 8-3 8-7 0-1 0-3-2-7-24-59-46-119-69-178 23-60 45-119 69-178z"><text:p/></draw:path><draw:path draw:style-name="gr3" draw:text-style-name="P5" svg:width="0.0752in" svg:height="0.0685in" svg:x="0.0563in" svg:y="0.0461in" svg:viewBox="0 0 192 175" svg:d="M118 54c2-10 11-45 38-45 2 0 11 0 19 4-10 2-18 12-18 21 0 7 4 14 15 14 8 0 20-7 20-23 0-19-23-25-36-25-22 0-35 21-41 30-8-26-29-30-41-30-40 0-62 50-62 59 0 5 3 5 4 5 4 0 5-1 6-5 13-40 38-50 52-50 6 0 21 3 21 25 0 12-7 39-21 93-7 24-20 39-38 39-2 0-11 0-18-4 9-2 17-10 17-21s-8-13-14-13c-11 0-21 10-21 22 0 17 20 25 36 25 26 0 40-27 41-30 4 15 19 30 42 30 39 0 61-49 61-59 0-4-3-4-4-4-3 0-4 1-6 4-12 41-38 50-51 50-15 0-21-12-21-25 0-9 2-17 6-34 5-18 9-35 14-53z"><text:p/></draw:path><draw:path draw:style-name="gr3" draw:text-style-name="P5" svg:width="0.0173in" svg:height="0.0453in" svg:x="0.152in" svg:y="0.0972in" svg:viewBox="0 0 45 116" svg:d="M45 41c0-26-10-41-25-41-12 0-20 10-20 21 0 10 8 20 20 20 4 0 10-1 14-5 1-1 1-1 1-1 1 0 1 0 1 6 0 28-13 51-26 64-5 4-5 5-5 6 0 2 3 5 5 5 4 0 35-30 35-75z"><text:p/></draw:path><draw:path draw:style-name="gr3" draw:text-style-name="P5" svg:width="0.0697in" svg:height="0.0976in" svg:x="0.211in" svg:y="0.0461in" svg:viewBox="0 0 178 249" svg:d="M176 24c2-5 2-6 2-9 0-7-5-11-12-11-3 0-10 3-13 8-1 2-3 14-6 21-2 10-5 21-7 31-6 23-12 46-18 69-1 7-18 33-43 33-20 0-24-16-24-31 0-17 7-41 20-76 5-15 7-19 7-27 0-18-12-32-31-32-37 0-51 56-51 59 0 5 3 5 4 5 4 0 5-1 7-8 10-36 25-47 38-47 4 0 10 0 10 12 0 10-4 20-6 27-16 41-23 63-23 81 0 34 25 46 47 46 15 0 29-7 40-18-6 20-10 40-26 59-10 13-25 24-43 24-5 0-22-1-28-15 5 0 11 0 16-6 4-3 8-8 8-14 0-12-11-13-14-13-9 0-22 5-22 24s17 33 40 33c40 0 81-35 91-77 12-50 25-99 37-148z"><text:p/></draw:path><draw:path draw:style-name="gr3" draw:text-style-name="P5" svg:width="0.0335in" svg:height="0.1512in" svg:x="0.2949in" svg:y="0in" svg:viewBox="0 0 86 385" svg:d="M84 199c2-4 2-5 2-6 0-3 0-1-2-6-22-59-46-119-68-178-2-7-4-9-8-9-5 0-8 3-8 8 0 1 0 2 1 6 23 60 46 119 69 179-23 58-46 117-69 177-1 4-1 5-1 8 0 4 3 7 8 7 4 0 6-4 7-7 23-60 45-119 69-179z"><text:p/></draw:path><draw:path draw:style-name="gr3" draw:text-style-name="P5" svg:width="0.0752in" svg:height="0.087in" svg:x="0.4in" svg:y="0.0311in" svg:viewBox="0 0 192 222" svg:d="M179 120c7 0 13-1 13-9 0-9-6-8-13-8-55 0-109 0-164 0 5-50 50-88 104-88 20 0 40 0 60 0 7 0 13 0 13-7 0-8-6-8-13-8-21 0-40 0-61 0-66 0-118 48-118 111 0 62 52 111 118 111 21 0 40 0 61 0 7 0 13 0 13-7s-6-7-13-7c-20 0-40 0-60 0-54 0-99-37-104-88 55 0 109 0 164 0z"><text:p/></draw:path><draw:path draw:style-name="gr3" draw:text-style-name="P5" svg:width="0.0744in" svg:height="0.1063in" svg:x="0.539in" svg:y="0.0079in" svg:viewBox="0 0 190 271" svg:d="M90 4c0-1 0-4-5-4-9 0-37 3-48 3-2 1-6 1-6 8 0 6 3 6 9 6 18 0 19 2 19 6 0 2-1 6-1 8-18 74-37 147-56 220-2 6-2 7-2 9 0 9 8 11 12 11 6 0 12-5 14-10 3-10 5-20 7-30 3-11 5-22 9-33 2-9 4-17 6-26 1-2 4-15 5-18s13-24 26-35c8-6 20-13 36-13 17 0 21 13 21 26 0 21-14 64-23 86-3 9-5 13-5 21 0 19 13 32 32 32 36 0 50-56 50-60 0-3-3-3-4-3-5 0-5 1-7 7-5 20-17 47-39 47-6 0-9-3-9-12 0-10 3-19 6-28 7-15 25-61 25-83 0-26-16-42-45-42-25 0-43 12-58 30 10-41 21-82 31-123z"><text:p/></draw:path></draw:g><text:s/>נכונה כי <draw:g text:anchor-type="as-char" svg:y="-0.1071in" draw:z-index="88" draw:name="Shape60" draw:style-name="gr1"><svg:title>TexMaths</svg:title><svg:desc>11§display§x \in B \cup C \land y = a§svg§600§FALSE§</svg:desc><draw:path draw:style-name="gr2" draw:text-style-name="P4" svg:width="1.1961in" svg:height="0.1217in" svg:x="0.0039in" svg:y="0.0071in" svg:viewBox="0 0 3039 310" svg:d="M0 0c1013 0 2026 0 3039 0 0 103 0 207 0 310-1013 0-2026 0-3039 0 0-103 0-207 0-310z"><text:p/></draw:path><draw:path draw:style-name="gr3" draw:text-style-name="P5" svg:width="0.0752in" svg:height="0.0685in" svg:x="0.0004in" svg:y="0.0398in" svg:viewBox="0 0 192 175" svg:d="M118 54c2-10 12-45 38-45 2 0 11 0 20 4-11 2-19 12-19 21 0 7 5 14 15 14 8 0 20-7 20-23 0-19-23-25-35-25-23 0-36 21-40 30-10-26-31-30-42-30-41 0-63 50-63 59 0 5 3 3 4 5 4 0 5-1 6-5 13-40 38-50 52-50 7 0 21 3 21 25 0 12-7 39-21 93-7 24-20 39-37 39-3 0-12 0-19-4 9-2 18-10 18-21s-9-13-14-13c-12 0-22 10-22 22 0 17 20 25 36 25 26 0 40-28 41-30 4 15 19 30 42 30 39 0 61-50 61-59 0-4-3-4-4-4-3 0-4 1-4 4-14 41-40 50-52 50-16 0-22-12-22-25 0-9 3-17 6-34 5-18 9-35 14-53z"><text:p/></draw:path><draw:path draw:style-name="gr3" draw:text-style-name="P5" svg:width="0.0752in" svg:height="0.087in" svg:x="0.1382in" svg:y="0.0252in" svg:viewBox="0 0 192 222" svg:d="M179 120c7 0 13 0 13-8 0-9-6-9-13-9-55 0-109 0-164 0 5-50 50-88 104-88 20 0 40 0 60 0 7 0 13 0 13-7 0-8-6-8-13-8-21 0-40 0-61 0-66 0-118 49-118 112 0 62 52 110 118 110 21 0 40 0 61 0 7 0 13 0 13-8 0-7-6-7-13-7-20 0-40 0-60 0-54 0-99-37-104-87 55 0 109 0 164 0z"><text:p/></draw:path><draw:path draw:style-name="gr3" draw:text-style-name="P5" svg:width="0.1083in" svg:height="0.1028in" svg:x="0.2756in" svg:y="0.0035in" svg:viewBox="0 0 276 262" svg:d="M46 232c-4 14-5 18-35 18-7 0-11 0-11 7 0 5 3 5 11 5 46 0 91 0 137 0 62 0 107-45 107-84 0-26-22-48-59-53 39-7 80-36 80-72 0-29-25-53-71-53-43 0-87 0-130 0-8 0-12 0-12 8 0 4 3 4 11 4 1 0 8 0 15 0 7 1 10 1 10 7 0 1 0 2-1 7-18 69-34 138-52 206zM104 122c8-32 16-64 24-96 4-13 4-14 20-14 17 0 35 0 51 0 34 0 42 22 42 40 0 34-33 70-80 70-19 0-38 0-57 0zM87 250c-6 0-7 0-9 0-3 0-5-1-5-5 0-1 0-1 2-8 9-36 17-71 26-106 24 0 50 0 74 0 37 0 44 27 44 45 0 36-34 74-79 74-18 0-36 0-53 0z"><text:p/></draw:path><draw:path draw:style-name="gr3" draw:text-style-name="P5" svg:width="0.0839in" svg:height="0.0933in" svg:x="0.4343in" svg:y="0.0161in" svg:viewBox="0 0 214 238" svg:d="M214 13c0-6 0-13-7-13-8 0-8 7-8 13 0 46 0 93 0 140 0 57-63 69-91 69-18 0-42-3-63-16-30-19-30-43-30-53 0-47 0-94 0-140 0-6 0-13-7-13-8 0-8 7-8 13 0 46 0 94 0 141 0 58 59 84 108 84s106-28 106-83c0-47 0-94 0-142z"><text:p/></draw:path><draw:path draw:style-name="gr3" draw:text-style-name="P5" svg:width="0.1079in" svg:height="0.1094in" svg:x="0.5685in" svg:y="0in" svg:viewBox="0 0 275 279" svg:d="M275 4c0-2-1-4-4-4-2 0-2 0-6 4-9 10-19 20-27 30-4-5-21-34-64-34-86 0-174 85-174 175 0 63 46 104 106 104 33 0 62-15 83-33 35-31 42-67 42-68 0-2-3-2-4-2-3 0-5 0-6 2-3 11-12 39-38 61-27 22-51 28-72 28-34 0-76-19-76-80 0-21 9-84 47-129 24-27 60-46 95-46 40 0 62 30 62 75 0 15-1 14-1 19 0 3 4 4 5 4 6 0 6-1 8-8 7-33 16-65 24-98z"><text:p/></draw:path><draw:path draw:style-name="gr3" draw:text-style-name="P5" svg:width="0.0839in" svg:height="0.0933in" svg:x="0.7228in" svg:y="0.0161in" svg:viewBox="0 0 214 238" svg:d="M115 8c-2-7-5-8-8-8-5 0-6 2-8 8-32 71-65 143-97 214-2 5-2 6-2 8 0 4 3 8 8 8 2 0 5-1 8-9 30-67 61-136 91-203 30 67 60 136 91 203 3 9 8 9 9 9 4 0 7-4 7-8 0-1 0-2-2-7-32-71-65-144-97-215z"><text:p/></draw:path><draw:path draw:style-name="gr3" draw:text-style-name="P5" svg:width="0.0697in" svg:height="0.0976in" svg:x="0.8539in" svg:y="0.0398in" svg:viewBox="0 0 178 249" svg:d="M176 24c2-5 2-6 2-9 0-7-5-11-11-11-4 0-11 3-14 8 0 2-3 14-6 21-2 10-5 21-7 31-6 23-11 46-17 69-2 7-19 33-44 33-20 0-24-16-24-31 0-17 7-41 20-76 6-15 7-19 7-27 0-18-12-32-31-32-37 0-51 56-51 59 0 5 3 5 4 5 5 0 5-1 7-8 10-36 25-47 38-47 4 0 10 0 10 12 0 10-4 20-6 27-16 41-22 63-22 81 0 34 24 46 46 46 15 0 29-7 40-18-6 19-10 39-26 59-10 13-24 24-43 24-4 0-22-1-28-16 5 0 11 0 16-5 4-3 8-8 8-15 0-13-11-14-14-14-9 0-22 6-22 26 0 18 17 33 40 33 41 0 81-36 92-78 12-50 24-98 36-147z"><text:p/></draw:path><draw:path draw:style-name="gr3" draw:text-style-name="P5" svg:width="0.1004in" svg:height="0.0354in" svg:x="0.9803in" svg:y="0.0512in" svg:viewBox="0 0 256 91" svg:d="M244 17c6 0 12-2 12-9 0-8-6-8-12-8-77 0-155 0-232 0-5 0-12 0-12 8 0 7 7 9 13 9 77 0 154 0 231 0zM244 91c6 0 12 0 12-7 0-9-6-9-12-9-77 0-154 0-231 0-6 0-13 0-13 9 0 7 7 7 12 7 77 0 155 0 232 0z"><text:p/></draw:path><draw:path draw:style-name="gr3" draw:text-style-name="P5" svg:width="0.0693in" svg:height="0.0685in" svg:x="1.1386in" svg:y="0.0398in" svg:viewBox="0 0 177 175" svg:d="M129 25c-7-14-18-25-36-25-45 0-93 57-93 113 0 37 21 62 52 62 7 0 26-1 49-29 3 16 18 29 35 29 15 0 23-9 29-21 7-14 12-37 12-38 0-4-3-4-4-4-5 0-5 1-6 7-6 25-13 47-30 47-9 0-11-10-11-17 0-9 0-11 5-29 4-17 5-20 9-34 4-19 10-36 14-54 2-11 2-12 2-13 0-7-4-11-11-11-10 0-15 9-16 17zM103 124c-2 8-2 8-7 15-17 22-33 27-43 27-20 0-26-21-26-36 0-19 13-66 21-84 12-23 30-37 45-37 26 0 31 32 31 34s-1 4-1 7c-6 24-13 49-20 74z"><text:p/></draw:path></draw:g>, שזה שקול לכך ש־<draw:g text:anchor-type="as-char" svg:y="-0.1134in" draw:z-index="89" draw:name="Shape61" draw:style-name="gr1"><svg:title>TexMaths</svg:title><svg:desc>11§display§\la x, y \ra \in h§svg§600§FALSE§</svg:desc><draw:path draw:style-name="gr2" draw:text-style-name="P4" svg:width="0.6051in" svg:height="0.1358in" svg:x="0.0004in" svg:y="0.0071in" svg:viewBox="0 0 1538 346" svg:d="M770 346c-258 0-514 0-770 0 0-116 0-230 0-346 512 0 1026 0 1538 0 0 116 0 230 0 346-256 0-512 0-768 0z"><text:p/></draw:path><draw:path draw:style-name="gr3" draw:text-style-name="P5" svg:width="0.0335in" svg:height="0.1512in" svg:x="0.0094in" svg:y="0in" svg:viewBox="0 0 86 385" svg:d="M84 15c2-4 2-5 2-7 0-5-4-8-8-8-3 0-5 2-9 9-22 59-45 118-67 177-1 2-2 4-2 7 0 2 0 2 2 6 22 59 45 118 67 176 1 5 4 10 9 10 4 0 8-3 8-7 0-1 0-3-2-7-24-59-46-119-69-178 23-60 45-119 69-178z"><text:p/></draw:path><draw:path draw:style-name="gr3" draw:text-style-name="P5" svg:width="0.0752in" svg:height="0.0685in" svg:x="0.0563in" svg:y="0.0461in" svg:viewBox="0 0 192 175" svg:d="M118 54c2-10 11-45 38-45 2 0 11 0 19 4-10 2-18 12-18 21 0 7 4 14 15 14 8 0 20-7 20-23 0-19-23-25-36-25-22 0-35 21-41 30-8-26-29-30-41-30-40 0-62 50-62 59 0 5 3 5 4 5 4 0 5-1 6-5 13-40 38-50 52-50 6 0 21 3 21 25 0 12-7 39-21 93-7 24-20 39-38 39-2 0-11 0-18-4 9-2 17-10 17-21s-8-13-14-13c-11 0-21 10-21 22 0 17 20 25 36 25 26 0 40-27 41-30 4 15 19 30 42 30 39 0 61-49 61-59 0-4-3-4-4-4-3 0-4 1-6 4-12 41-38 50-51 50-15 0-21-12-21-25 0-9 2-17 6-34 5-18 9-35 14-53z"><text:p/></draw:path><draw:path draw:style-name="gr3" draw:text-style-name="P5" svg:width="0.0173in" svg:height="0.0453in" svg:x="0.152in" svg:y="0.0972in" svg:viewBox="0 0 45 116" svg:d="M45 41c0-26-10-41-25-41-12 0-20 10-20 21 0 10 8 20 20 20 4 0 10-1 14-5 1-1 1-1 1-1 1 0 1 0 1 6 0 28-13 51-26 64-5 4-5 5-5 6 0 2 3 5 5 5 4 0 35-30 35-75z"><text:p/></draw:path><draw:path draw:style-name="gr3" draw:text-style-name="P5" svg:width="0.0697in" svg:height="0.0976in" svg:x="0.211in" svg:y="0.0461in" svg:viewBox="0 0 178 249" svg:d="M176 24c2-5 2-6 2-9 0-7-5-11-12-11-3 0-10 3-13 8-1 2-3 14-6 21-2 10-5 21-7 31-6 23-12 46-18 69-1 7-18 33-43 33-20 0-24-16-24-31 0-17 7-41 20-76 5-15 7-19 7-27 0-18-12-32-31-32-37 0-51 56-51 59 0 5 3 5 4 5 4 0 5-1 7-8 10-36 25-47 38-47 4 0 10 0 10 12 0 10-4 20-6 27-16 41-23 63-23 81 0 34 25 46 47 46 15 0 29-7 40-18-6 20-10 40-26 59-10 13-25 24-43 24-5 0-22-1-28-15 5 0 11 0 16-6 4-3 8-8 8-14 0-12-11-13-14-13-9 0-22 5-22 24s17 33 40 33c40 0 81-35 91-77 12-50 25-99 37-148z"><text:p/></draw:path><draw:path draw:style-name="gr3" draw:text-style-name="P5" svg:width="0.0335in" svg:height="0.1512in" svg:x="0.2949in" svg:y="0in" svg:viewBox="0 0 86 385" svg:d="M84 199c2-4 2-5 2-6 0-3 0-1-2-6-22-59-46-119-68-178-2-7-4-9-8-9-5 0-8 3-8 8 0 1 0 2 1 6 23 60 46 119 69 179-23 58-46 117-69 177-1 4-1 5-1 8 0 4 3 7 8 7 4 0 6-4 7-7 23-60 45-119 69-179z"><text:p/></draw:path><draw:path draw:style-name="gr3" draw:text-style-name="P5" svg:width="0.0752in" svg:height="0.087in" svg:x="0.4in" svg:y="0.0311in" svg:viewBox="0 0 192 222" svg:d="M179 120c7 0 13-1 13-9 0-9-6-8-13-8-55 0-109 0-164 0 5-50 50-88 104-88 20 0 40 0 60 0 7 0 13 0 13-7 0-8-6-8-13-8-21 0-40 0-61 0-66 0-118 48-118 111 0 62 52 111 118 111 21 0 40 0 61 0 7 0 13 0 13-7s-6-7-13-7c-20 0-40 0-60 0-54 0-99-37-104-88 55 0 109 0 164 0z"><text:p/></draw:path><draw:path draw:style-name="gr3" draw:text-style-name="P5" svg:width="0.0744in" svg:height="0.1063in" svg:x="0.539in" svg:y="0.0079in" svg:viewBox="0 0 190 271" svg:d="M90 4c0-1 0-4-5-4-9 0-37 3-48 3-2 1-6 1-6 8 0 6 3 6 9 6 18 0 19 2 19 6 0 2-1 6-1 8-18 74-37 147-56 220-2 6-2 7-2 9 0 9 8 11 12 11 6 0 12-5 14-10 3-10 5-20 7-30 3-11 5-22 9-33 2-9 4-17 6-26 1-2 4-15 5-18s13-24 26-35c8-6 20-13 36-13 17 0 21 13 21 26 0 21-14 64-23 86-3 9-5 13-5 21 0 19 13 32 32 32 36 0 50-56 50-60 0-3-3-3-4-3-5 0-5 1-7 7-5 20-17 47-39 47-6 0-9-3-9-12 0-10 3-19 6-28 7-15 25-61 25-83 0-26-16-42-45-42-25 0-43 12-58 30 10-41 21-82 31-123z"><text:p/></draw:path></draw:g> לפי כלל <draw:g text:anchor-type="as-char" svg:y="-0.1063in" draw:z-index="90" draw:name="Shape62" draw:style-name="gr1"><svg:title>TexMaths</svg:title><svg:desc>11§display§\beta§svg§600§FALSE§</svg:desc><draw:path draw:style-name="gr2" draw:text-style-name="P4" svg:width="0.0709in" svg:height="0.1201in" svg:x="0.0039in" svg:y="0.0071in" svg:viewBox="0 0 181 306" svg:d="M0 0c61 0 120 0 181 0 0 102 0 204 0 306-61 0-120 0-181 0 0-102 0-204 0-306z"><text:p/></draw:path><draw:path draw:style-name="gr3" draw:text-style-name="P5" svg:width="0.0823in" svg:height="0.1358in" svg:x="0.0004in" svg:y="0in" svg:viewBox="0 0 210 346" svg:d="M210 53c0-29-21-53-53-53-22 0-33 7-46 17-21 15-42 52-49 81-21 80-41 162-62 243 0 3 2 5 6 5 2 0 4-1 4-2 9-36 18-71 26-106 8 23 25 37 53 37s57-14 73-31c19-17 31-42 31-70s-14-47-28-57c22-12 45-37 45-64zM140 117c-4 2-9 2-19 2-5 0-12 1-15-1 1-3 13-3 18-3 7 0 12 0 16 2zM187 44c0 26-14 55-34 66-10-3-17-4-29-4-8 0-29 0-29 12 0 11 19 10 25 10 15 0 20 0 32-5 15 14 17 26 17 43 1 21-8 51-19 65-15 21-40 35-62 35-30 0-44-22-44-49 0-4 0-10 2-18 8-32 16-64 25-95 8-34 36-95 81-95 22 0 35 12 35 35z"><text:p/></draw:path></draw:g>. </text:p>
                </text:list-item>
                <text:list-item>
                  <text:p text:style-name="P17"><draw:g text:anchor-type="as-char" svg:y="-0.1134in" draw:z-index="96" draw:name="Shape63" draw:style-name="gr1"><svg:title>TexMaths</svg:title><svg:desc>11§display§h|_B \subseteq f_1§svg§600§FALSE§</svg:desc><draw:path draw:style-name="gr2" draw:text-style-name="P4" svg:width="0.5465in" svg:height="0.1358in" svg:x="0.0004in" svg:y="0.0071in" svg:viewBox="0 0 1389 346" svg:d="M696 346c-233 0-464 0-696 0 0-116 0-230 0-346 463 0 926 0 1389 0 0 116 0 230 0 346-231 0-462 0-693 0z"><text:p/></draw:path><draw:path draw:style-name="gr3" draw:text-style-name="P5" svg:width="0.074in" svg:height="0.1063in" svg:x="0.0012in" svg:y="0.0079in" svg:viewBox="0 0 189 271" svg:d="M89 4c0-1 0-4-5-4-9 0-37 3-47 3-3 1-7 1-7 8 0 6 3 6 9 6 18 0 19 2 19 6 0 2-1 6-1 8-18 74-37 147-56 220-1 6-1 7-1 9 0 9 8 11 11 11 6 0 12-5 14-10 3-10 5-20 7-30 3-11 5-22 9-33 2-9 4-17 6-26 1-2 5-15 5-18 1-3 13-24 26-35 9-6 20-13 38-13 16 0 20 13 20 26 0 21-15 64-24 86-3 9-5 13-5 21 0 19 14 32 32 32 36 0 50-56 50-60 0-3-3-3-4-3-4 0-4 1-6 7-6 20-18 47-39 47-7 0-10-3-10-12 0-10 3-19 8-28 5-15 23-61 23-83 0-26-16-42-44-42-25 0-43 12-58 30 10-41 20-82 30-123z"><text:p/></draw:path><draw:path draw:style-name="gr3" draw:text-style-name="P5" svg:width="0.0055in" svg:height="0.1512in" svg:x="0.0984in" svg:y="0in" svg:viewBox="0 0 15 385" svg:d="M15 14c0-6 0-14-7-14-8 0-8 8-8 14 0 119 0 238 0 357 0 7 0 14 8 14 7 0 7-7 7-14 0-119 0-238 0-357z"><text:p/></draw:path><draw:path draw:style-name="gr3" draw:text-style-name="P5" svg:width="0.0811in" svg:height="0.0724in" svg:x="0.1303in" svg:y="0.0634in" svg:viewBox="0 0 207 185" svg:d="M32 164c-2 9-3 11-24 11-5 0-8 0-8 6 0 4 3 4 8 4 35 0 69 0 104 0 46 0 82-31 82-58 0-19-18-36-48-39 33-5 61-26 61-49 0-21-21-39-56-39-33 0-65 0-98 0-6 0-9 0-9 7 0 3 3 3 9 3 3 0 5 0 10 0 5 1 6 1 6 4s0 3-1 6c-12 48-24 96-36 144zM75 85c5-22 11-44 16-66 3-8 4-9 15-9 13 0 27 0 40 0 28 0 35 18 35 29 0 22-25 46-61 46-15 0-30 0-45 0zM62 175c-8 0-8 0-8-3 0-2 0-1 1-6 7-25 12-49 19-74 18 0 38 0 57 0 25 0 35 17 35 34 0 26-27 49-60 49-15 0-30 0-44 0z"><text:p/></draw:path><draw:path draw:style-name="gr3" draw:text-style-name="P5" svg:width="0.0925in" svg:height="0.1165in" svg:x="0.2823in" svg:y="0.0165in" svg:viewBox="0 0 236 297" svg:d="M222 15c7 0 14 0 14-7 0-8-7-8-14-8-34 0-69 0-103 0-67 0-119 51-119 111 0 63 53 111 119 111 34 0 69 0 103 0 7 0 14 0 14-7s-7-7-14-7c-34 0-69 0-103 0-61 0-104-45-104-96 0-53 44-97 104-97 34 0 69 0 103 0zM21 282c-7 0-13 0-13 8 0 7 6 7 13 7 67 0 134 0 201 0 7 0 14 0 14-7 0-8-7-8-14-8-67 0-134 0-201 0z"><text:p/></draw:path><draw:path draw:style-name="gr3" draw:text-style-name="P5" svg:width="0.0756in" svg:height="0.1374in" svg:x="0.4382in" svg:y="0.0067in" svg:viewBox="0 0 193 350" svg:d="M121 118c11 0 23 0 34 0 8 0 11 0 11-8 0-4-3-4-10-4-11 0-22 0-33 0 4-16 6-30 9-44 1-8 7-36 9-40 3-8 10-13 19-13 1 0 11 0 18 6-16 2-21 16-21 21 0 9 7 14 15 14 10 0 21-9 21-24 0-17-18-26-33-26-14 0-38 7-50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3" draw:text-style-name="P5" svg:width="0.0386in" svg:height="0.0701in" svg:x="0.5161in" svg:y="0.0661in" svg:viewBox="0 0 99 179" svg:d="M62 8c0-8-1-8-9-8-17 17-42 17-53 17 0 3 0 6 0 9 7 0 24 0 40-7 0 46 0 92 0 138 0 9 0 13-28 13-3 0-6 0-10 0 0 3 0 6 0 9 5-1 39-1 49-1 7 0 41 0 48 1 0-3 0-6 0-9-3 0-8 0-11 0-26 0-26-4-26-13 0-50 0-100 0-149z"><text:p/></draw:path></draw:g>: יהי <draw:g text:anchor-type="as-char" svg:y="-0.1134in" draw:z-index="92" draw:name="Shape64" draw:style-name="gr1"><svg:title>TexMaths</svg:title><svg:desc>11§display§\la x, y \ra \in h|_B§svg§600§FALSE§</svg:desc><draw:path draw:style-name="gr2" draw:text-style-name="P4" svg:width="0.7413in" svg:height="0.1358in" svg:x="0.0004in" svg:y="0.0071in" svg:viewBox="0 0 1884 346" svg:d="M943 346c-315 0-628 0-943 0 0-116 0-230 0-346 628 0 1256 0 1884 0 0 116 0 230 0 346-313 0-628 0-941 0z"><text:p/></draw:path><draw:path draw:style-name="gr3" draw:text-style-name="P5" svg:width="0.0335in" svg:height="0.1512in" svg:x="0.0094in" svg:y="0in" svg:viewBox="0 0 86 385" svg:d="M84 15c2-4 2-5 2-7 0-5-4-8-8-8-3 0-5 2-9 9-22 59-45 118-67 177-1 2-2 4-2 7 0 2 0 2 2 6 22 59 45 118 67 176 1 5 4 10 9 10 4 0 8-3 8-7 0-1 0-3-2-7-24-59-46-119-69-178 23-60 45-119 69-178z"><text:p/></draw:path><draw:path draw:style-name="gr3" draw:text-style-name="P5" svg:width="0.0752in" svg:height="0.0685in" svg:x="0.0563in" svg:y="0.0461in" svg:viewBox="0 0 192 175" svg:d="M118 54c2-10 11-45 38-45 2 0 11 0 19 4-10 2-18 12-18 21 0 7 4 14 15 14 8 0 20-7 20-23 0-19-23-25-36-25-22 0-35 21-41 30-8-26-29-30-41-30-40 0-62 50-62 59 0 5 3 5 4 5 4 0 5-1 6-5 13-40 38-50 52-50 6 0 21 3 21 25 0 12-7 39-21 93-7 24-20 39-38 39-2 0-11 0-18-4 9-2 17-10 17-21s-8-13-14-13c-11 0-21 10-21 22 0 17 20 25 36 25 26 0 40-27 41-30 4 15 19 30 42 30 39 0 61-49 61-59 0-4-3-4-4-4-3 0-4 1-6 4-12 41-38 50-51 50-15 0-21-12-21-25 0-9 2-17 6-34 5-18 9-35 14-53z"><text:p/></draw:path><draw:path draw:style-name="gr3" draw:text-style-name="P5" svg:width="0.0173in" svg:height="0.0453in" svg:x="0.152in" svg:y="0.0972in" svg:viewBox="0 0 45 116" svg:d="M45 41c0-26-10-41-25-41-12 0-20 10-20 21 0 10 8 20 20 20 5 0 10-1 14-5 1-1 1-1 1-1 1 0 1 0 1 6 0 28-13 51-26 64-5 4-5 5-5 6 0 2 3 5 5 5 4 0 35-30 35-75z"><text:p/></draw:path><draw:path draw:style-name="gr3" draw:text-style-name="P5" svg:width="0.0697in" svg:height="0.0976in" svg:x="0.211in" svg:y="0.0461in" svg:viewBox="0 0 178 249" svg:d="M176 24c2-5 2-6 2-9 0-7-5-11-12-11-3 0-10 3-13 8-1 2-3 14-6 21-2 10-5 21-7 31-6 23-12 46-18 69-1 7-18 33-43 33-20 0-24-16-24-31 0-17 7-41 20-76 6-15 7-19 7-27 0-18-12-32-31-32-37 0-51 56-51 59 0 5 3 5 4 5 4 0 5-1 7-8 10-36 25-47 38-47 4 0 10 0 10 12 0 10-4 20-6 27-16 41-22 63-22 81 0 34 24 46 46 46 15 0 29-7 40-18-6 20-10 40-26 59-10 13-24 24-43 24-5 0-22-1-28-15 5 0 11 0 16-6 4-3 8-8 8-14 0-12-11-13-14-13-9 0-22 5-22 24s17 33 40 33c41 0 81-35 92-77 12-50 24-99 36-148z"><text:p/></draw:path><draw:path draw:style-name="gr3" draw:text-style-name="P5" svg:width="0.0335in" svg:height="0.1512in" svg:x="0.2949in" svg:y="0in" svg:viewBox="0 0 86 385" svg:d="M84 199c2-4 2-5 2-6 0-3 0-1-2-6-22-59-46-119-68-178-2-7-4-9-8-9-5 0-8 3-8 8 0 1 0 2 1 6 23 60 46 119 69 179-23 58-46 117-69 177-1 4-1 5-1 8 0 4 3 7 8 7 4 0 6-4 7-7 23-60 45-119 69-179z"><text:p/></draw:path><draw:path draw:style-name="gr3" draw:text-style-name="P5" svg:width="0.0752in" svg:height="0.087in" svg:x="0.4in" svg:y="0.0311in" svg:viewBox="0 0 192 222" svg:d="M179 120c7 0 13-1 13-9 0-9-6-8-13-8-55 0-109 0-164 0 5-50 50-88 104-88 20 0 40 0 60 0 7 0 13 0 13-7 0-8-6-8-13-8-21 0-40 0-61 0-66 0-118 48-118 111 0 62 52 111 118 111 21 0 40 0 61 0 7 0 13 0 13-7s-6-7-13-7c-20 0-40 0-60 0-54 0-99-37-104-88 55 0 109 0 164 0z"><text:p/></draw:path><draw:path draw:style-name="gr3" draw:text-style-name="P5" svg:width="0.0744in" svg:height="0.1063in" svg:x="0.539in" svg:y="0.0079in" svg:viewBox="0 0 190 271" svg:d="M90 4c0-1 0-4-5-4-9 0-37 3-47 3-3 1-7 1-7 8 0 6 3 6 9 6 18 0 19 2 19 6 0 2-1 6-1 8-18 74-37 147-56 220-2 6-2 7-2 9 0 9 8 11 12 11 6 0 12-5 14-10 3-10 5-20 7-30 3-11 5-22 9-33 2-9 4-17 6-26 1-2 5-15 5-18 1-3 13-24 26-35 8-6 19-13 36-13s21 13 21 26c0 21-14 64-23 86-3 9-5 13-5 21 0 19 13 32 32 32 36 0 50-56 50-60 0-3-3-3-4-3-5 0-5 1-7 7-5 20-17 47-38 47-7 0-10-3-10-12 0-10 3-19 6-28 7-15 25-61 25-83 0-26-16-42-44-42-26 0-43 12-58 30 10-41 20-82 30-123z"><text:p/></draw:path><draw:path draw:style-name="gr3" draw:text-style-name="P5" svg:width="0.0055in" svg:height="0.1512in" svg:x="0.6366in" svg:y="0in" svg:viewBox="0 0 15 385" svg:d="M15 14c0-6 0-14-7-14-8 0-8 8-8 14 0 119 0 238 0 357 0 7 0 14 8 14 7 0 7-7 7-14 0-119 0-238 0-357z"><text:p/></draw:path><draw:path draw:style-name="gr3" draw:text-style-name="P5" svg:width="0.0811in" svg:height="0.0724in" svg:x="0.6685in" svg:y="0.0634in" svg:viewBox="0 0 207 185" svg:d="M32 164c-2 9-3 11-24 11-5 0-8 0-8 6 0 4 3 4 8 4 35 0 69 0 104 0 46 0 80-31 80-58 0-19-17-36-46-39 33-5 61-26 61-49 0-21-21-39-56-39-33 0-66 0-99 0-5 0-8 0-8 7 0 3 2 3 8 3 1 0 5 0 11 0 5 1 5 1 5 4s0 3-1 6c-12 48-23 96-35 144zM75 85c5-22 11-44 16-66 2-8 2-9 15-9s27 0 40 0c28 0 34 18 34 29 0 22-25 46-61 46-15 0-30 0-44 0zM62 175c-8 0-9 0-9-3 0-2 0-1 1-6 6-25 12-49 19-74 18 0 38 0 57 0 26 0 35 17 35 34 0 26-26 49-59 49-15 0-30 0-44 0z"><text:p/></draw:path></draw:g>, נוכיח <draw:g text:anchor-type="as-char" svg:y="-0.1134in" draw:z-index="93" draw:name="Shape65" draw:style-name="gr1"><svg:title>TexMaths</svg:title><svg:desc>11§display§\la x, y \ra \in f_1§svg§600§FALSE§</svg:desc><draw:path draw:style-name="gr2" draw:text-style-name="P4" svg:width="0.6472in" svg:height="0.1354in" svg:x="0.0004in" svg:y="0.0071in" svg:viewBox="0 0 1645 345" svg:d="M0 0c548 0 1097 0 1645 0 0 115 0 230 0 345-548 0-1097 0-1645 0 0-115 0-230 0-345z"><text:p/></draw:path><draw:path draw:style-name="gr3" draw:text-style-name="P5" svg:width="0.0335in" svg:height="0.1508in" svg:x="0.0094in" svg:y="0in" svg:viewBox="0 0 86 384" svg:d="M84 14c2-4 2-4 2-6 0-5-3-8-8-8-3 0-6 2-9 9-23 58-45 118-68 177 0 2-1 4-1 7 0 0 0 1 1 5 23 60 45 119 68 177 1 4 4 9 9 9s8-3 8-7c0-2 0-3-2-7-23-60-45-119-69-177 24-60 46-119 69-179z"><text:p/></draw:path><draw:path draw:style-name="gr3" draw:text-style-name="P5" svg:width="0.0756in" svg:height="0.0681in" svg:x="0.0563in" svg:y="0.0461in" svg:viewBox="0 0 193 174" svg:d="M118 54c2-10 11-46 38-46 1 0 11 0 19 5-11 2-19 12-19 21 0 7 5 13 16 13 7 0 21-6 21-22 0-19-24-25-37-25-22 0-36 20-40 29-10-26-31-29-42-29-40 0-62 50-62 59 0 4 3 4 5 4 3 0 4-1 4-5 13-40 40-50 52-50 7 0 21 4 21 26 0 12-7 38-21 92-6 24-19 40-37 40-2 0-11 0-18-5 8-2 17-10 17-21 0-10-9-13-14-13-11 0-21 10-21 22 0 17 19 25 36 25 26 0 40-26 41-29 4 15 18 29 42 29 39 0 61-50 61-59 0-4-3-4-4-4-4 0-4 1-5 5-14 40-40 50-52 50-14 0-21-13-21-25 0-9 2-18 7-34 4-18 8-35 13-53z"><text:p/></draw:path><draw:path draw:style-name="gr3" draw:text-style-name="P5" svg:width="0.0177in" svg:height="0.0453in" svg:x="0.1516in" svg:y="0.0972in" svg:viewBox="0 0 46 116" svg:d="M46 41c0-26-10-41-25-41-13 0-21 10-21 21 0 10 8 21 21 21 4 0 10-2 13-6 1-1 1-1 2-1 0 2 1 0 1 6 0 28-13 51-26 65-4 3-4 4-4 5 0 4 2 5 4 5 3 0 35-30 35-75z"><text:p/></draw:path><draw:path draw:style-name="gr3" draw:text-style-name="P5" svg:width="0.0693in" svg:height="0.0972in" svg:x="0.211in" svg:y="0.0461in" svg:viewBox="0 0 177 248" svg:d="M176 23c1-5 1-5 1-9 0-6-5-10-11-10-3 0-10 3-13 8-1 2-4 14-6 21-2 10-5 20-7 31-6 23-12 46-18 69-1 6-17 33-44 33-19 0-23-17-23-32 0-17 7-40 20-75 5-16 8-20 8-28 0-17-14-31-32-31-38 0-51 56-51 59 0 4 3 4 4 4 4 0 5-1 6-7 11-36 26-48 40-48 3 0 9 0 9 13 0 9-4 20-6 26-16 41-23 63-23 82 0 34 24 45 47 45 15 0 29-7 40-17-6 20-10 38-26 58-10 13-25 25-43 25-5 0-23-2-29-16 6 0 12 0 17-5 4-4 8-9 8-16 0-11-11-13-14-13-10 0-22 6-22 25 0 18 16 33 40 33 40 0 80-36 91-77 12-50 25-99 37-148z"><text:p/></draw:path><draw:path draw:style-name="gr3" draw:text-style-name="P5" svg:width="0.0339in" svg:height="0.1508in" svg:x="0.2945in" svg:y="0in" svg:viewBox="0 0 87 384" svg:d="M85 198c2-4 2-5 2-5 0-1 0-3-2-7-23-59-45-119-68-177-3-7-6-9-9-9-5 0-8 3-8 8 0 1 0 2 2 6 23 60 45 119 68 179-23 58-45 117-68 177-2 4-2 4-2 7 0 4 4 7 8 7 5 0 6-4 9-7 23-60 45-119 68-179z"><text:p/></draw:path><draw:path draw:style-name="gr3" draw:text-style-name="P5" svg:width="0.076in" svg:height="0.087in" svg:x="0.4in" svg:y="0.0311in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3" draw:text-style-name="P5" svg:width="0.076in" svg:height="0.137in" svg:x="0.539in" svg:y="0.0071in" svg:viewBox="0 0 194 349" svg:d="M122 118c11 0 22 0 33 0 8 0 11 0 11-9 0-3-3-3-10-3-11 0-21 0-32 0 3-16 6-30 8-44 2-9 7-36 10-41 3-7 10-13 18-13 2 0 12 0 18 7-16 2-21 15-21 21 0 9 8 14 15 14 10 0 22-9 22-24 0-17-19-26-34-26-14 0-38 7-49 45-3 8-4 12-13 61-9 0-18 0-26 0s-13 0-13 6 4 6 11 6c9 0 17 0 26 0-10 50-19 100-29 151-6 37-13 72-34 72-1 0-11 0-19-7 19-1 22-15 22-21 0-9-7-14-14-14-10 0-22 9-22 24 0 17 18 26 33 26 22 0 37-22 44-37 12-25 21-71 22-74 8-40 15-81 23-120z"><text:p/></draw:path><draw:path draw:style-name="gr3" draw:text-style-name="P5" svg:width="0.0382in" svg:height="0.0701in" svg:x="0.6173in" svg:y="0.0661in" svg:viewBox="0 0 98 179" svg:d="M61 8c0-7 0-8-8-8-18 18-42 18-53 18 0 3 0 6 0 10 6 0 24 0 39-8 0 45 0 91 0 137 0 9 0 13-27 13-3 0-8 0-11 0 0 3 0 6 0 9 6 0 39-1 49-1 8 0 42 1 48 1 0-3 0-6 0-9-3 0-7 0-10 0-27 0-27-4-27-13 0-50 0-100 0-149z"><text:p/></draw:path></draw:g>. לפי עקרון ההפרדה, ידוע <draw:g text:anchor-type="as-char" svg:y="-0.1134in" draw:z-index="94" draw:name="Shape66" draw:style-name="gr1"><svg:title>TexMaths</svg:title><svg:desc>11§display§\la x, y \ra \in h \land x \in B§svg§600§FALSE§</svg:desc><draw:path draw:style-name="gr2" draw:text-style-name="P4" svg:width="1.1673in" svg:height="0.1354in" svg:x="0.0004in" svg:y="0.0071in" svg:viewBox="0 0 2966 345" svg:d="M0 0c989 0 1977 0 2966 0 0 115 0 230 0 345-989 0-1977 0-2966 0 0-115 0-230 0-345z"><text:p/></draw:path><draw:path draw:style-name="gr3" draw:text-style-name="P5" svg:width="0.0335in" svg:height="0.1508in" svg:x="0.0094in" svg:y="0in" svg:viewBox="0 0 86 384" svg:d="M84 14c2-4 2-4 2-6 0-5-3-8-8-8-3 0-6 2-9 9-23 58-45 118-68 177 0 2-1 4-1 7 0 0 0 1 1 5 23 60 45 119 68 177 1 4 4 9 9 9s8-3 8-7c0-2 0-3-2-7-23-60-45-119-69-177 24-60 46-119 69-179z"><text:p/></draw:path><draw:path draw:style-name="gr3" draw:text-style-name="P5" svg:width="0.0756in" svg:height="0.0681in" svg:x="0.0563in" svg:y="0.0461in" svg:viewBox="0 0 193 174" svg:d="M118 54c2-10 11-46 38-46 2 0 11 0 19 5-11 2-19 12-19 21 0 7 5 13 16 13 8 0 21-6 21-22 0-19-24-25-37-25-22 0-36 20-40 29-10-26-31-29-42-29-40 0-62 50-62 59 0 4 3 4 5 4 3 0 4-1 4-5 13-40 40-50 53-50 6 0 21 4 21 26 0 12-7 38-21 92-7 24-20 40-38 40-2 0-11 0-18-5 8-2 17-10 17-21 0-10-9-13-14-13-11 0-21 10-21 22 0 17 19 25 36 25 26 0 40-26 41-29 4 15 19 29 42 29 39 0 61-50 61-59 0-4-3-4-4-4-3 0-4 1-5 5-13 40-39 50-52 50-14 0-21-13-21-25 0-9 2-18 7-34 4-18 8-35 13-53z"><text:p/></draw:path><draw:path draw:style-name="gr3" draw:text-style-name="P5" svg:width="0.0173in" svg:height="0.0453in" svg:x="0.152in" svg:y="0.0972in" svg:viewBox="0 0 45 116" svg:d="M45 41c0-26-10-41-25-41-12 0-20 10-20 21 0 10 8 21 20 21 4 0 10-2 14-6 1-1 1-1 1-1 1 0 1 0 1 6 0 28-13 51-26 65-4 3-4 4-4 5 0 4 2 5 4 5 4 0 35-30 35-75z"><text:p/></draw:path><draw:path draw:style-name="gr3" draw:text-style-name="P5" svg:width="0.0697in" svg:height="0.0972in" svg:x="0.211in" svg:y="0.0461in" svg:viewBox="0 0 178 248" svg:d="M176 23c2-5 2-5 2-9 0-6-5-10-11-10-4 0-11 3-14 8 0 2-3 14-6 21-2 10-5 20-7 31-6 23-12 46-18 69-1 6-17 33-43 33-20 0-24-17-24-32 0-17 7-40 20-75 6-16 8-20 8-28 0-17-13-31-32-31-37 0-51 56-51 59 0 4 3 4 4 4 4 0 5-1 7-7 10-36 25-48 39-48 3 0 9 0 9 13 0 9-4 20-6 26-16 41-22 63-22 82 0 34 24 45 46 45 15 0 29-7 40-17-6 20-10 38-26 58-10 13-24 25-43 25-5 0-22-2-28-16 5 0 11 0 16-5 4-4 8-9 8-16 0-11-11-13-14-13-9 0-22 6-22 25 0 18 17 33 40 33 41 0 81-36 92-77 12-50 24-99 36-148z"><text:p/></draw:path><draw:path draw:style-name="gr3" draw:text-style-name="P5" svg:width="0.0335in" svg:height="0.1508in" svg:x="0.2949in" svg:y="0in" svg:viewBox="0 0 86 384" svg:d="M84 198c2-4 2-5 2-5 0-1 0-3-2-7-22-59-45-119-67-177-3-7-5-9-9-9-5 0-8 3-8 8 0 1 0 2 1 6 23 60 46 119 69 179-23 58-46 117-69 177-1 4-1 4-1 7 0 4 3 7 8 7 4 0 6-4 7-7 24-60 46-119 69-179z"><text:p/></draw:path><draw:path draw:style-name="gr3" draw:text-style-name="P5" svg:width="0.0756in" svg:height="0.087in" svg:x="0.4008in" svg:y="0.0311in" svg:viewBox="0 0 193 222" svg:d="M179 120c7 0 14 0 14-8 0-7-7-7-14-7-55 0-109 0-164 0 5-52 50-88 104-88 20 0 41 0 60 0 7 0 14-2 14-9 0-8-7-8-14-8-19 0-40 0-60 0-66 0-119 51-119 112 0 62 53 110 119 110 20 0 41 0 60 0 7 0 14 0 14-7 0-8-7-7-14-7-19 0-40 0-60 0-54 0-99-36-104-88 55 0 109 0 164 0z"><text:p/></draw:path><draw:path draw:style-name="gr3" draw:text-style-name="P5" svg:width="0.074in" svg:height="0.1059in" svg:x="0.5402in" svg:y="0.0083in" svg:viewBox="0 0 189 270" svg:d="M89 3c-1-1 0-3-4-3-9 0-38 2-48 3-3 0-7 1-7 8 0 4 3 4 10 4 17 0 18 4 18 7 0 2-1 6-1 8-18 73-37 147-56 221-1 6-1 6-1 9 0 9 8 10 11 10 7 0 12-5 14-10 3-9 6-19 8-29 2-11 6-23 8-35 2-8 5-15 6-24 1-2 5-16 5-18 1-3 13-25 26-35 9-7 21-14 38-14 16 0 20 13 20 27 0 21-15 62-24 85-3 9-5 14-5 22 0 18 14 31 32 31 36 0 50-56 50-60 0-3-3-3-4-3-3 0-3 1-6 7-5 21-18 48-39 48-7 0-9-4-9-13 0-10 3-19 7-28 5-16 23-60 23-83 0-25-16-41-44-41-25 0-43 12-58 30 10-42 20-83 30-124z"><text:p/></draw:path><draw:path draw:style-name="gr3" draw:text-style-name="P5" svg:width="0.0846in" svg:height="0.0933in" svg:x="0.661in" svg:y="0.0224in" svg:viewBox="0 0 216 238" svg:d="M117 9c-4-7-6-9-9-9-6 0-7 3-9 9-32 71-64 143-96 213-2 6-3 6-3 8 0 5 3 8 8 8 3 0 6-1 9-8 30-67 60-135 91-204 30 69 60 137 90 204 4 8 8 8 10 8 3 0 8-3 8-8-1-1 0-1-4-5-32-72-63-145-95-216z"><text:p/></draw:path><draw:path draw:style-name="gr3" draw:text-style-name="P5" svg:width="0.0756in" svg:height="0.0681in" svg:x="0.7921in" svg:y="0.0461in" svg:viewBox="0 0 193 174" svg:d="M119 54c2-10 11-46 37-46 2 0 12 0 20 5-11 2-19 12-19 21 0 7 5 13 15 13 8 0 21-6 21-22 0-19-22-25-36-25-23 0-36 20-40 29-10-26-31-29-42-29-41 0-63 50-63 59 0 4 5 4 6 4 2 0 3-1 4-5 13-40 39-50 52-50 7 0 21 4 21 26 0 12-7 38-21 92-6 24-20 40-37 40-2 0-11 0-19-5 10-2 18-10 18-21 0-10-8-13-14-13-12 0-22 10-22 22 0 17 20 25 36 25 27 0 40-26 41-29 6 15 19 29 42 29 39 0 61-50 61-59 0-4-3-4-4-4-3 0-4 1-4 5-14 40-40 50-52 50-15 0-21-13-21-25 0-9 2-18 7-34 4-18 8-35 13-53z"><text:p/></draw:path><draw:path draw:style-name="gr3" draw:text-style-name="P5" svg:width="0.0756in" svg:height="0.087in" svg:x="0.9299in" svg:y="0.0311in" svg:viewBox="0 0 193 222" svg:d="M179 120c7 0 14 0 14-8 0-7-7-7-14-7-55 0-109 0-164 0 5-52 50-88 104-88 20 0 41 0 60 0 7 0 14-2 14-9 0-8-7-8-14-8-19 0-40 0-60 0-66 0-119 51-119 112 0 62 53 110 119 110 20 0 41 0 60 0 7 0 14 0 14-7 0-8-7-7-14-7-19 0-40 0-60 0-54 0-99-36-104-88 55 0 109 0 164 0z"><text:p/></draw:path><draw:path draw:style-name="gr3" draw:text-style-name="P5" svg:width="0.1083in" svg:height="0.1031in" svg:x="1.0673in" svg:y="0.0098in" svg:viewBox="0 0 276 263" svg:d="M46 232c-4 16-5 19-35 19-7 0-11 0-11 8 0 4 3 4 11 4 46 0 91 0 138 0 61 0 106-46 106-82 0-28-22-51-59-54 39-8 80-37 80-73 0-29-25-54-71-54-43 0-87 0-130 0-8 0-12 0-12 8 0 4 4 4 11 4 1 0 9 0 15 1 7 1 10 1 10 7 0 1 0 2-1 6-18 69-34 138-52 206zM105 122c7-32 15-63 23-94 4-15 4-16 21-16 16 0 34 0 50 0 34 0 42 23 42 40 0 34-33 70-80 70-19 0-38 0-56 0zM87 251c-6 0-7 0-9-1-3 0-4 0-4-3 0-1 0-3 1-9 9-35 19-72 27-107 25 0 49 0 73 0 37 0 44 29 44 45 0 38-34 75-79 75-18 0-35 0-53 0z"><text:p/></draw:path></draw:g>, ולפי כלל <draw:g text:anchor-type="as-char" svg:y="-0.1063in" draw:z-index="95" draw:name="Shape67" draw:style-name="gr1"><svg:title>TexMaths</svg:title><svg:desc>11§display§\beta§svg§600§FALSE§</svg:desc><draw:path draw:style-name="gr2" draw:text-style-name="P4" svg:width="0.0709in" svg:height="0.1201in" svg:x="0.0039in" svg:y="0.0071in" svg:viewBox="0 0 181 306" svg:d="M0 0c61 0 120 0 181 0 0 102 0 204 0 306-61 0-120 0-181 0 0-102 0-204 0-306z"><text:p/></draw:path><draw:path draw:style-name="gr3" draw:text-style-name="P5" svg:width="0.0823in" svg:height="0.1358in" svg:x="0.0004in" svg:y="0in" svg:viewBox="0 0 210 346" svg:d="M210 53c0-29-21-53-53-53-22 0-33 7-46 17-21 15-42 52-49 81-21 80-41 162-62 243 0 3 2 5 6 5 2 0 4-1 4-2 9-36 18-71 26-106 8 23 25 37 53 37s57-14 73-31c19-17 31-42 31-70s-14-47-28-57c22-12 45-37 45-64zM140 117c-4 2-9 2-19 2-5 0-12 1-15-1 1-3 13-3 18-3 7 0 12 0 16 2zM187 44c0 26-14 55-34 66-10-3-17-4-29-4-8 0-29 0-29 12 0 11 19 10 25 10 15 0 20 0 32-5 15 14 17 26 17 43 1 21-8 51-19 65-15 21-40 35-62 35-30 0-44-22-44-49 0-4 0-10 2-18 8-32 16-64 25-95 8-34 36-95 81-95 22 0 35 12 35 35z"><text:p/></draw:path></draw:g><text:s/>סה"כ <draw:g text:anchor-type="as-char" svg:y="-0.1075in" draw:z-index="98" draw:name="Shape68" draw:style-name="gr1"><svg:title>TexMaths</svg:title><svg:desc>11§display§x \in B \cup C \land y = a \land x \in B§svg§600§FALSE§</svg:desc><draw:path draw:style-name="gr2" draw:text-style-name="P4" svg:width="1.7587in" svg:height="0.122in" svg:x="0.0035in" svg:y="0.0075in" svg:viewBox="0 0 4468 311" svg:d="M0 0c1490 0 2978 0 4468 0 0 103 0 208 0 311-1490 0-2978 0-4468 0 0-103 0-208 0-311z"><text:p/></draw:path><draw:path draw:style-name="gr3" draw:text-style-name="P5" svg:width="0.0756in" svg:height="0.0685in" svg:x="0in" svg:y="0.0402in" svg:viewBox="0 0 193 175" svg:d="M118 54c2-10 12-45 38-45 2 0 11 0 20 4-11 2-19 12-19 21 0 7 5 14 15 14 8 0 21-7 21-23 0-20-24-25-37-25-22 0-35 21-39 30-10-26-31-30-42-30-41 0-63 49-63 59 0 5 3 4 5 5 3 0 4-1 5-5 13-40 39-50 52-50 7 0 21 3 21 25 0 12-7 39-21 92-7 25-20 40-37 40-3 0-12 0-19-4 10-3 18-10 18-21s-8-13-14-13c-12 0-22 9-22 22 0 17 20 25 36 25 26 0 40-28 41-30 4 14 19 30 42 30 39 0 61-50 61-60 0-3-3-3-4-3-3 0-4 1-5 3-13 42-39 51-51 51-15 0-22-12-22-25 0-9 3-17 7-34 4-18 8-36 13-53z"><text:p/></draw:path><draw:path draw:style-name="gr3" draw:text-style-name="P5" svg:width="0.0756in" svg:height="0.0874in" svg:x="0.1378in" svg:y="0.0256in" svg:viewBox="0 0 193 223" svg:d="M179 120c7 0 14 1 14-8 0-8-7-9-14-9-55 0-109 0-164 0 5-50 50-88 104-88 20 0 41 0 60 0 7 0 14 0 14-7 0-8-7-8-14-8-21 0-40 0-61 0-66 0-118 51-118 112 0 63 52 111 118 111 21 0 40 0 61 0 7 0 14 0 14-8 0-7-7-7-14-7-19 0-40 0-60 0-54 0-99-38-104-88 55 0 109 0 164 0z"><text:p/></draw:path><draw:path draw:style-name="gr3" draw:text-style-name="P5" svg:width="0.1083in" svg:height="0.1031in" svg:x="0.2752in" svg:y="0.0039in" svg:viewBox="0 0 276 263" svg:d="M46 233c-4 14-5 18-35 18-7 0-11 0-11 7 0 5 3 5 11 5 46 0 91 0 138 0 60 0 106-45 106-84 0-27-22-49-60-54 40-7 81-36 81-72 0-29-25-53-71-53-43 0-87 0-130 0-8 0-12 0-12 8 0 4 3 4 11 4 1 0 9 0 15 0 7 1 10 1 10 7 0 1 0 2-1 7-18 70-34 138-52 207zM105 122c7-32 15-64 23-96 4-13 4-14 21-14 16 0 34 0 50 0 34 0 42 22 42 40 0 34-33 70-80 70-19 0-38 0-56 0zM87 251c-6 0-7 0-9 0-3 0-5-1-5-5 0-1 0-1 2-9 9-35 17-71 26-106 24 0 50 0 74 0 37 0 44 27 44 45 0 37-34 75-79 75-18 0-35 0-53 0z"><text:p/></draw:path><draw:path draw:style-name="gr3" draw:text-style-name="P5" svg:width="0.0843in" svg:height="0.0937in" svg:x="0.4339in" svg:y="0.0165in" svg:viewBox="0 0 215 239" svg:d="M215 13c0-6 0-13-8-13s-8 7-8 13c0 46 0 94 0 140 0 58-63 70-91 70-18 0-42-3-63-16-30-19-30-44-30-54 0-46 0-94 0-140 0-6 0-13-7-13-8 0-8 7-8 13 0 47 0 94 0 141 0 59 59 85 108 85s107-28 107-84c0-47 0-95 0-142z"><text:p/></draw:path><draw:path draw:style-name="gr3" draw:text-style-name="P5" svg:width="0.1079in" svg:height="0.1098in" svg:x="0.5681in" svg:y="0in" svg:viewBox="0 0 275 280" svg:d="M275 4c0-2-1-4-4-4-1 0-1 0-6 4-9 10-19 20-27 30-4-5-21-34-64-34-87 0-174 85-174 175 0 64 46 105 106 105 33 0 62-15 83-33 35-32 42-67 42-68 0-3-3-3-4-3-3 0-5 0-6 3-3 11-12 39-38 61-27 22-51 28-72 28-34 0-76-20-76-80 0-22 9-85 48-130 23-27 59-46 94-46 39 0 62 30 62 75 0 15-1 15-1 19s4 4 5 4c6 0 6-1 8-8 8-33 16-65 24-98z"><text:p/></draw:path><draw:path draw:style-name="gr3" draw:text-style-name="P5" svg:width="0.0843in" svg:height="0.0937in" svg:x="0.7228in" svg:y="0.0165in" svg:viewBox="0 0 215 239" svg:d="M116 8c-4-7-6-8-9-8-5 0-6 2-9 8-32 71-64 144-96 215-2 5-2 6-2 8 0 4 3 8 8 8 2 0 5-2 9-9 29-68 60-135 90-204 31 69 60 136 91 204 3 9 7 9 9 9 4 0 8-4 8-8 0-1 0-2-3-7-32-72-65-144-96-216z"><text:p/></draw:path><draw:path draw:style-name="gr3" draw:text-style-name="P5" svg:width="0.0697in" svg:height="0.098in" svg:x="0.8539in" svg:y="0.0402in" svg:viewBox="0 0 178 250" svg:d="M176 24c2-5 2-6 2-9 0-7-5-11-11-11-4 0-11 3-14 8 0 2-3 14-6 21-2 10-5 21-7 31-6 23-12 46-18 69-1 7-17 33-43 33-20 0-24-16-24-31 0-17 7-42 20-76 6-15 8-19 8-27 0-18-13-32-32-32-37 0-51 56-51 59 0 5 3 5 4 5 4 0 5-1 7-8 10-36 25-47 39-47 3 0 9 0 9 12 0 10-4 20-6 27-16 41-23 63-23 81 0 34 25 46 47 46 15 0 29-7 40-18-6 20-10 40-26 60-10 13-24 24-43 24-5 0-22-1-28-16 5 0 11 0 16-5 4-3 8-8 8-16 0-12-11-13-14-13-9 0-22 6-22 26 0 18 17 33 40 33 41 0 81-36 92-80 12-48 24-97 36-146z"><text:p/></draw:path><draw:path draw:style-name="gr3" draw:text-style-name="P5" svg:width="0.1004in" svg:height="0.0354in" svg:x="0.9807in" svg:y="0.0516in" svg:viewBox="0 0 256 91" svg:d="M243 16c7 0 13 0 13-8s-6-8-12-8c-77 0-155 0-232 0-5 0-12 0-12 8s7 8 13 8c77 0 153 0 230 0zM244 91c6 0 12 1 12-7s-6-9-13-9c-77 0-153 0-230 0-6 0-13 1-13 9s7 7 12 7c77 0 155 0 232 0z"><text:p/></draw:path><draw:path draw:style-name="gr3" draw:text-style-name="P5" svg:width="0.0693in" svg:height="0.0685in" svg:x="1.1386in" svg:y="0.0402in" svg:viewBox="0 0 177 175" svg:d="M129 25c-7-14-19-25-35-25-46 0-94 57-94 113 0 37 21 62 52 62 7 0 26-1 49-29 4 16 18 29 35 29 15 0 24-9 29-21 7-14 12-37 12-39 0-3-3-3-4-3-5 0-5 1-6 7-6 25-14 47-29 47-10 0-11-10-11-18s0-11 4-28 5-20 9-34c4-18 9-37 13-54 3-11 3-12 3-13 0-7-4-11-11-11-10 0-15 8-16 17zM103 124c-2 8-2 8-7 15-17 22-33 27-44 27-19 0-24-21-24-36 0-19 12-66 20-84 13-23 30-37 46-37 25 0 30 32 30 34s-1 4-1 6c-6 26-13 50-20 75z"><text:p/></draw:path><draw:path draw:style-name="gr3" draw:text-style-name="P5" svg:width="0.0843in" svg:height="0.0937in" svg:x="1.2551in" svg:y="0.0165in" svg:viewBox="0 0 215 239" svg:d="M117 8c-4-7-6-8-9-8-6 0-7 2-9 8-32 71-64 144-96 215-3 5-3 6-3 8 0 4 3 8 8 8 3 0 5-2 9-9 30-68 60-135 91-204 30 69 60 136 90 204 3 9 8 9 9 9 4 0 8-4 8-8 0-1 0-2-3-7-32-72-63-144-95-216z"><text:p/></draw:path><draw:path draw:style-name="gr3" draw:text-style-name="P5" svg:width="0.0756in" svg:height="0.0685in" svg:x="1.3866in" svg:y="0.0402in" svg:viewBox="0 0 193 175" svg:d="M118 54c3-10 12-45 38-45 2 0 11 0 20 4-11 2-19 12-19 21 0 7 5 14 15 14 8 0 21-7 21-23 0-20-22-25-36-25-23 0-36 21-40 30-10-26-31-30-42-30-41 0-63 49-63 59 0 5 3 4 5 5 3 0 4-1 5-5 13-40 39-50 52-50 7 0 21 3 21 25 0 12-7 39-21 92-7 25-20 40-37 40-2 0-12 0-19-4 10-3 18-10 18-21s-8-13-14-13c-12 0-22 9-22 22 0 17 20 25 36 25 26 0 40-28 41-30 4 14 19 30 42 30 39 0 61-50 61-60 0-3-3-3-4-3-3 0-4 1-4 3-14 42-40 51-52 51-15 0-21-12-21-25 0-9 2-17 6-34 4-18 8-36 13-53z"><text:p/></draw:path><draw:path draw:style-name="gr3" draw:text-style-name="P5" svg:width="0.0756in" svg:height="0.0874in" svg:x="1.524in" svg:y="0.0256in" svg:viewBox="0 0 193 223" svg:d="M179 120c7 0 14 1 14-8 0-8-7-9-14-9-55 0-109 0-164 0 5-50 50-88 104-88 20 0 41 0 60 0 7 0 14 0 14-7 0-8-7-8-14-8-19 0-40 0-60 0-67 0-119 51-119 112 0 63 52 111 119 111 20 0 41 0 60 0 7 0 14 0 14-8 0-7-7-7-14-7-19 0-40 0-60 0-54 0-99-38-104-88 55 0 109 0 164 0z"><text:p/></draw:path><draw:path draw:style-name="gr3" draw:text-style-name="P5" svg:width="0.1083in" svg:height="0.1031in" svg:x="1.6614in" svg:y="0.0039in" svg:viewBox="0 0 276 263" svg:d="M46 233c-4 14-5 18-35 18-7 0-11 0-11 7 0 5 3 5 11 5 46 0 91 0 138 0 61 0 106-45 106-84 0-27-22-49-59-54 39-7 80-36 80-72 0-29-25-53-71-53-43 0-87 0-130 0-8 0-12 0-12 8 0 4 4 4 11 4 1 0 9 0 15 0 7 1 10 1 10 7 0 1 0 2-1 7-18 70-34 138-52 207zM105 122c7-32 15-64 23-96 4-13 4-14 21-14 16 0 34 0 50 0 34 0 42 22 42 40 0 34-33 70-80 70-19 0-38 0-56 0zM87 251c-6 0-7 0-9 0-3 0-4-1-4-5 0-1 0-1 1-9 9-35 19-71 27-106 25 0 49 0 73 0 37 0 44 27 44 45 0 37-34 75-79 75-18 0-35 0-53 0z"><text:p/></draw:path></draw:g><text:s/>ובאופן שקול <draw:g text:anchor-type="as-char" svg:y="-0.1043in" draw:z-index="99" draw:name="Shape69" draw:style-name="gr1"><svg:title>TexMaths</svg:title><svg:desc>11§display§x \in B \land y = a§svg§600§FALSE§</svg:desc><draw:path draw:style-name="gr2" draw:text-style-name="P4" svg:width="0.9071in" svg:height="0.1177in" svg:x="0.0039in" svg:y="0.0071in" svg:viewBox="0 0 2305 300" svg:d="M0 0c769 0 1536 0 2305 0 0 100 0 201 0 300-769 0-1536 0-2305 0 0-99 0-200 0-300z"><text:p/></draw:path><draw:path draw:style-name="gr3" draw:text-style-name="P5" svg:width="0.0752in" svg:height="0.0677in" svg:x="0.0004in" svg:y="0.0362in" svg:viewBox="0 0 192 173" svg:d="M118 54c2-10 12-45 38-45 2 0 11 0 20 5-11 1-19 11-19 21 0 6 5 13 15 13 8 0 20-6 20-22 0-21-23-26-36-26-22 0-35 21-39 30-10-26-31-30-42-30-41 0-63 50-63 59 0 5 3 2 4 5 4 0 5-1 6-5 13-40 38-50 52-50 7 0 21 3 21 26 0 11-7 37-21 91-7 24-20 40-37 40-3 0-12 0-19-5 9-2 18-10 18-21s-9-13-14-13c-12 0-22 10-22 22 0 18 20 24 36 24 26 0 40-25 41-28 4 14 19 28 42 28 39 0 61-48 61-58 0-3-3-3-4-3-3 0-4 1-6 3-12 42-38 51-50 51-16 0-22-12-22-26 0-7 3-16 6-34 5-17 9-35 14-52z"><text:p/></draw:path><draw:path draw:style-name="gr3" draw:text-style-name="P5" svg:width="0.0752in" svg:height="0.087in" svg:x="0.1382in" svg:y="0.0217in" svg:viewBox="0 0 192 222" svg:d="M179 120c7 0 13 0 13-8s-6-8-13-8c-55 0-109 0-164 0 5-51 50-89 104-89 20 0 40 0 60 0 7 0 13 0 13-7 0-8-6-8-13-8-21 0-40 0-61 0-66 0-118 50-118 112 0 60 52 110 118 110 21 0 40 0 61 0 7 0 13 0 13-8s-6-8-13-8c-20 0-40 0-60 0-54 0-99-35-104-86 55 0 109 0 164 0z"><text:p/></draw:path><draw:path draw:style-name="gr3" draw:text-style-name="P5" svg:width="0.1083in" svg:height="0.1024in" svg:x="0.2756in" svg:y="0in" svg:viewBox="0 0 276 261" svg:d="M45 231c-3 16-4 18-35 18-7 0-10 0-10 8 0 4 3 4 10 4 46 0 92 0 138 0 61 0 107-45 107-82 0-28-23-50-60-54 40-7 81-35 81-72 0-29-25-53-73-53-42 0-86 0-129 0-7 0-11 0-11 8 0 4 3 4 11 4 1 0 7 0 14 1 8 0 11 1 11 6 0 2 0 3-1 7-18 68-35 137-53 205zM103 122c8-32 17-64 25-96 3-13 4-14 20-14 17 0 35 0 51 0 33 0 42 23 42 40 0 34-33 70-80 70-19 0-39 0-58 0zM87 249c-6 0-7 0-9 0-4 0-5-1-5-4 0-2 0-2 2-9 9-35 17-70 26-106 24 0 50 0 74 0 37 0 44 29 44 44 0 38-34 75-80 75-18 0-35 0-52 0z"><text:p/></draw:path><draw:path draw:style-name="gr3" draw:text-style-name="P5" svg:width="0.0839in" svg:height="0.0929in" svg:x="0.4343in" svg:y="0.013in" svg:viewBox="0 0 214 237" svg:d="M115 8c-2-7-4-8-8-8-5 0-6 2-8 8-32 71-65 142-97 214-2 4-2 5-2 7 0 5 3 8 8 8 2 0 5-1 8-8 30-67 61-135 91-203 30 68 60 136 91 203 3 8 8 8 9 8 4 0 7-3 7-8 0-1 0-1-2-6-32-72-65-144-97-215z"><text:p/></draw:path><draw:path draw:style-name="gr3" draw:text-style-name="P5" svg:width="0.0697in" svg:height="0.0972in" svg:x="0.565in" svg:y="0.0362in" svg:viewBox="0 0 178 248" svg:d="M176 24c2-5 2-6 2-9 0-7-5-11-11-11-4 0-10 3-14 9 0 1-3 13-6 21-2 10-4 20-7 31-6 23-11 46-17 69-2 5-19 32-44 32-20 0-24-17-24-31 0-18 7-42 20-76 6-15 7-20 7-27 0-18-12-32-31-32-37 0-51 56-51 59 0 5 3 5 4 5 5 0 5-1 7-7 10-36 25-48 38-48 4 0 10 0 10 12 0 10-4 20-6 27-16 41-22 63-22 80 0 35 24 45 47 45 14 0 28-5 39-16-6 20-10 38-26 58-10 13-24 24-42 24-5 0-23-1-29-15 5 0 11 0 16-6 4-3 8-7 8-15 0-12-11-13-14-13-9 0-22 5-22 25 0 19 17 33 41 33 40 0 80-35 91-77 12-49 24-99 36-147z"><text:p/></draw:path><draw:path draw:style-name="gr3" draw:text-style-name="P5" svg:width="0.1004in" svg:height="0.035in" svg:x="0.6913in" svg:y="0.048in" svg:viewBox="0 0 256 90" svg:d="M244 15c6 0 12 0 12-7 0-8-6-8-12-8-77 0-155 0-232 0-4 0-12 0-12 8 0 7 8 7 13 7 77 0 154 0 231 0zM244 90c6 0 12 0 12-8 0-7-6-7-12-7-77 0-154 0-231 0-5 0-13 0-13 7 0 8 8 8 12 8 77 0 155 0 232 0z"><text:p/></draw:path><draw:path draw:style-name="gr3" draw:text-style-name="P5" svg:width="0.0693in" svg:height="0.0677in" svg:x="0.8496in" svg:y="0.0362in" svg:viewBox="0 0 177 173" svg:d="M129 25c-7-14-18-25-36-25-45 0-93 57-93 113 0 36 21 60 52 60 7 0 26-1 49-27 3 15 18 27 35 27 15 0 23-7 29-19 7-15 12-38 12-39 0-3-3-3-4-3-5 0-5 1-6 6-6 26-13 48-30 48-9 0-11-10-11-18s0-11 5-28c4-16 5-20 9-34 4-19 10-37 14-54 2-11 2-12 2-13 0-7-4-11-11-11-10 0-15 8-16 17zM103 125c-2 7-2 8-7 13-17 22-33 28-43 28-20 0-26-21-26-37 0-18 13-65 21-83 12-23 30-37 45-37 26 0 31 32 31 34s-1 4-1 6c-6 26-13 51-20 76z"><text:p/></draw:path></draw:g><text:s/>שלפי כלל <draw:g text:anchor-type="as-char" svg:y="-0.1063in" draw:z-index="100" draw:name="Shape70" draw:style-name="gr1"><svg:title>TexMaths</svg:title><svg:desc>11§display§\beta§svg§600§FALSE§</svg:desc><draw:path draw:style-name="gr2" draw:text-style-name="P4" svg:width="0.0709in" svg:height="0.1201in" svg:x="0.0039in" svg:y="0.0071in" svg:viewBox="0 0 181 306" svg:d="M0 0c61 0 120 0 181 0 0 102 0 204 0 306-61 0-120 0-181 0 0-102 0-204 0-306z"><text:p/></draw:path><draw:path draw:style-name="gr3" draw:text-style-name="P5" svg:width="0.0823in" svg:height="0.1358in" svg:x="0.0004in" svg:y="0in" svg:viewBox="0 0 210 346" svg:d="M210 53c0-29-21-53-53-53-22 0-33 7-46 17-21 15-42 52-49 81-21 80-41 162-62 243 0 3 2 5 6 5 2 0 4-1 4-2 9-36 18-71 26-106 8 23 25 37 53 37s57-14 73-31c19-17 31-42 31-70s-14-47-28-57c22-12 45-37 45-64zM140 117c-4 2-9 2-19 2-5 0-12 1-15-1 1-3 13-3 18-3 7 0 12 0 16 2zM187 44c0 26-14 55-34 66-10-3-17-4-29-4-8 0-29 0-29 12 0 11 19 10 25 10 15 0 20 0 32-5 15 14 17 26 17 43 1 21-8 51-19 65-15 21-40 35-62 35-30 0-44-22-44-49 0-4 0-10 2-18 8-32 16-64 25-95 8-34 36-95 81-95 22 0 35 12 35 35z"><text:p/></draw:path></draw:g><text:s/>בכיוון ההפוך גורר <draw:g text:anchor-type="as-char" svg:y="-0.1134in" draw:z-index="101" draw:name="Shape71" draw:style-name="gr1"><svg:title>TexMaths</svg:title><svg:desc>11§display§\la x, y \ra \in f_1§svg§600§FALSE§</svg:desc><draw:path draw:style-name="gr2" draw:text-style-name="P4" svg:width="0.6472in" svg:height="0.1354in" svg:x="0.0004in" svg:y="0.0071in" svg:viewBox="0 0 1645 345" svg:d="M0 0c548 0 1097 0 1645 0 0 115 0 230 0 345-548 0-1097 0-1645 0 0-115 0-230 0-345z"><text:p/></draw:path><draw:path draw:style-name="gr3" draw:text-style-name="P5" svg:width="0.0335in" svg:height="0.1508in" svg:x="0.0094in" svg:y="0in" svg:viewBox="0 0 86 384" svg:d="M84 14c2-4 2-4 2-6 0-5-3-8-8-8-3 0-6 2-9 9-23 58-45 118-68 177 0 2-1 4-1 7 0 0 0 1 1 5 23 60 45 119 68 177 1 4 4 9 9 9s8-3 8-7c0-2 0-3-2-7-23-60-45-119-69-177 24-60 46-119 69-179z"><text:p/></draw:path><draw:path draw:style-name="gr3" draw:text-style-name="P5" svg:width="0.0756in" svg:height="0.0681in" svg:x="0.0563in" svg:y="0.0461in" svg:viewBox="0 0 193 174" svg:d="M118 54c2-10 11-46 38-46 1 0 11 0 19 5-11 2-19 12-19 21 0 7 5 13 16 13 7 0 21-6 21-22 0-19-24-25-37-25-22 0-36 20-40 29-10-26-31-29-42-29-40 0-62 50-62 59 0 4 3 4 5 4 3 0 4-1 4-5 13-40 40-50 52-50 7 0 21 4 21 26 0 12-7 38-21 92-6 24-19 40-37 40-2 0-11 0-18-5 8-2 17-10 17-21 0-10-9-13-14-13-11 0-21 10-21 22 0 17 19 25 36 25 26 0 40-26 41-29 4 15 18 29 42 29 39 0 61-50 61-59 0-4-3-4-4-4-4 0-4 1-5 5-14 40-40 50-52 50-14 0-21-13-21-25 0-9 2-18 7-34 4-18 8-35 13-53z"><text:p/></draw:path><draw:path draw:style-name="gr3" draw:text-style-name="P5" svg:width="0.0177in" svg:height="0.0453in" svg:x="0.1516in" svg:y="0.0972in" svg:viewBox="0 0 46 116" svg:d="M46 41c0-26-10-41-25-41-13 0-21 10-21 21 0 10 8 21 21 21 4 0 10-2 13-6 1-1 1-1 2-1 0 2 1 0 1 6 0 28-13 51-26 65-4 3-4 4-4 5 0 4 2 5 4 5 3 0 35-30 35-75z"><text:p/></draw:path><draw:path draw:style-name="gr3" draw:text-style-name="P5" svg:width="0.0693in" svg:height="0.0972in" svg:x="0.211in" svg:y="0.0461in" svg:viewBox="0 0 177 248" svg:d="M176 23c1-5 1-5 1-9 0-6-5-10-11-10-3 0-10 3-13 8-1 2-4 14-6 21-2 10-5 20-7 31-6 23-12 46-18 69-1 6-17 33-44 33-19 0-23-17-23-32 0-17 7-40 20-75 5-16 8-20 8-28 0-17-14-31-32-31-38 0-51 56-51 59 0 4 3 4 4 4 4 0 5-1 6-7 11-36 26-48 40-48 3 0 9 0 9 13 0 9-4 20-6 26-16 41-23 63-23 82 0 34 24 45 47 45 15 0 29-7 40-17-6 20-10 38-26 58-10 13-25 25-43 25-5 0-23-2-29-16 6 0 12 0 17-5 4-4 8-9 8-16 0-11-11-13-14-13-10 0-22 6-22 25 0 18 16 33 40 33 40 0 80-36 91-77 12-50 25-99 37-148z"><text:p/></draw:path><draw:path draw:style-name="gr3" draw:text-style-name="P5" svg:width="0.0339in" svg:height="0.1508in" svg:x="0.2945in" svg:y="0in" svg:viewBox="0 0 87 384" svg:d="M85 198c2-4 2-5 2-5 0-1 0-3-2-7-23-59-45-119-68-177-3-7-6-9-9-9-5 0-8 3-8 8 0 1 0 2 2 6 23 60 45 119 68 179-23 58-45 117-68 177-2 4-2 4-2 7 0 4 4 7 8 7 5 0 6-4 9-7 23-60 45-119 68-179z"><text:p/></draw:path><draw:path draw:style-name="gr3" draw:text-style-name="P5" svg:width="0.076in" svg:height="0.087in" svg:x="0.4in" svg:y="0.0311in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3" draw:text-style-name="P5" svg:width="0.076in" svg:height="0.137in" svg:x="0.539in" svg:y="0.0071in" svg:viewBox="0 0 194 349" svg:d="M122 118c11 0 22 0 33 0 8 0 11 0 11-9 0-3-3-3-10-3-11 0-21 0-32 0 3-16 6-30 8-44 2-9 7-36 10-41 3-7 10-13 18-13 2 0 12 0 18 7-16 2-21 15-21 21 0 9 8 14 15 14 10 0 22-9 22-24 0-17-19-26-34-26-14 0-38 7-49 45-3 8-4 12-13 61-9 0-18 0-26 0s-13 0-13 6 4 6 11 6c9 0 17 0 26 0-10 50-19 100-29 151-6 37-13 72-34 72-1 0-11 0-19-7 19-1 22-15 22-21 0-9-7-14-14-14-10 0-22 9-22 24 0 17 18 26 33 26 22 0 37-22 44-37 12-25 21-71 22-74 8-40 15-81 23-120z"><text:p/></draw:path><draw:path draw:style-name="gr3" draw:text-style-name="P5" svg:width="0.0382in" svg:height="0.0701in" svg:x="0.6173in" svg:y="0.0661in" svg:viewBox="0 0 98 179" svg:d="M61 8c0-7 0-8-8-8-18 18-42 18-53 18 0 3 0 6 0 10 6 0 24 0 39-8 0 45 0 91 0 137 0 9 0 13-27 13-3 0-8 0-11 0 0 3 0 6 0 9 6 0 39-1 49-1 8 0 42 1 48 1 0-3 0-6 0-9-3 0-7 0-10 0-27 0-27-4-27-13 0-50 0-100 0-149z"><text:p/></draw:path></draw:g><text:s/>כדרוש. </text:p>
                </text:list-item>
              </text:list>
              <text:p text:style-name="P18">סה"כ <draw:g text:anchor-type="as-char" svg:y="-0.1161in" draw:z-index="131" draw:name="Shape72" draw:style-name="gr1"><svg:title>TexMaths</svg:title><svg:desc>11§display§B \cap C = \emptyset \lor |A| = 1§svg§600§FALSE§</svg:desc><draw:path draw:style-name="gr2" draw:text-style-name="P4" svg:width="1.3091in" svg:height="0.1386in" svg:x="0.0016in" svg:y="0.0071in" svg:viewBox="0 0 3326 353" svg:d="M0 0c1109 0 2217 0 3326 0 0 118 0 235 0 353-1109 0-2217 0-3326 0 0-118 0-235 0-353z"><text:p/></draw:path><draw:path draw:style-name="gr3" draw:text-style-name="P5" svg:width="0.1083in" svg:height="0.1028in" svg:x="0.0004in" svg:y="0.0134in" svg:viewBox="0 0 276 262" svg:d="M45 232c-3 15-4 19-35 19-7 0-10 0-10 7 0 4 3 4 10 4 46 0 92 0 139 0 60 0 106-45 106-82 0-27-23-50-60-55 40-6 81-35 81-71 0-29-26-54-72-54-43 0-87 0-130 0-7 0-11 0-11 8 0 4 3 4 11 4 1 0 7 0 14 1 8 0 11 1 11 6 0 2-1 3-2 7-18 69-34 138-52 206zM103 122c8-32 17-64 25-96 3-13 4-14 21-14 16 0 33 0 49 0 34 0 43 23 43 40 0 34-34 70-80 70-19 0-39 0-58 0zM86 251c-5 0-6 0-8-2-4 0-5 0-5-3 0-1 0-2 2-9 9-35 17-71 26-106 24 0 50 0 74 0 36 0 44 28 44 45 0 37-34 75-80 75-18 0-36 0-53 0z"><text:p/></draw:path><draw:path draw:style-name="gr3" draw:text-style-name="P5" svg:width="0.0843in" svg:height="0.0929in" svg:x="0.1594in" svg:y="0.0264in" svg:viewBox="0 0 215 237" svg:d="M215 84c0-59-60-84-108-84-50 0-107 26-107 84 0 47 0 94 0 140 0 7 0 13 8 13 7 0 7-6 7-13 0-46 0-92 0-138 0-59 63-71 92-71 17 0 42 4 62 17 30 19 30 44 30 54 0 46 0 92 0 138 0 7 0 13 8 13s8-6 8-13c0-46 0-93 0-140z"><text:p/></draw:path><draw:path draw:style-name="gr3" draw:text-style-name="P5" svg:width="0.1079in" svg:height="0.1094in" svg:x="0.2937in" svg:y="0.0098in" svg:viewBox="0 0 275 279" svg:d="M275 4c0-1-1-4-4-4-1 0-3 1-6 5-9 10-19 20-27 30-4-5-21-35-64-35-87 0-174 86-174 175 0 62 46 104 105 104 34 0 63-15 83-33 36-32 43-66 43-67 0-3-3-2-4-3-3 0-5 1-6 3-3 12-12 38-38 61-28 20-52 27-72 27-35 0-76-20-76-79 0-22 9-84 48-129 23-27 59-47 93-47 40 0 63 30 63 75 0 15-1 15-1 20 0 3 4 3 5 3 6 0 6 0 8-8 8-33 16-65 24-98z"><text:p/></draw:path><draw:path draw:style-name="gr3" draw:text-style-name="P5" svg:width="0.1008in" svg:height="0.035in" svg:x="0.4567in" svg:y="0.0606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5" svg:width="0.061in" svg:height="0.128in" svg:x="0.6161in" svg:y="0in" svg:viewBox="0 0 156 326" svg:d="M132 8c0-5-3-8-8-8-6 0-7 4-10 12-4 15 0 2-4 18-5-3-18-8-32-8-22 0-47 11-61 41-15 30-17 66-17 102 0 24 0 92 33 122-9 30-9 31-9 32 0 4 4 7 8 7 7 0 8-4 10-12 4-15 1-2 4-17 10 4 21 7 32 7 43 0 61-36 67-55 10-26 11-57 11-84 0-29 0-92-33-125 4-11 6-21 9-32zM39 269c-14-26-14-72-14-110 0-30 0-57 6-82 8-35 30-47 47-47 8 0 18 2 29 11-23 75-45 152-68 228zM118 56c13 22 13 67 13 103 0 29 0 56-6 82-6 40-27 55-47 55-9 0-19-3-27-11 22-76 45-153 67-229z"><text:p/></draw:path><draw:path draw:style-name="gr3" draw:text-style-name="P5" svg:width="0.0846in" svg:height="0.0929in" svg:x="0.7264in" svg:y="0.0264in" svg:viewBox="0 0 216 237" svg:d="M212 15c4-5 4-5 4-7 0-5-4-8-8-8s-7 2-9 9c-31 67-60 135-91 202-30-67-61-135-90-203-4-7-7-8-9-8-5 0-9 3-9 8 0 1 0 1 3 6 32 72 64 144 96 216 3 6 6 7 9 7 5 0 6-2 9-7 32-72 63-143 95-215z"><text:p/></draw:path><draw:path draw:style-name="gr3" draw:text-style-name="P5" svg:width="0.0055in" svg:height="0.1508in" svg:x="0.8717in" svg:y="0.0035in" svg:viewBox="0 0 15 384" svg:d="M15 13c0-6 0-13-7-13-8 0-8 7-8 13 0 119 0 238 0 356 0 8 0 15 8 15 7 0 7-7 7-15 0-118 0-237 0-356z"><text:p/></draw:path><draw:path draw:style-name="gr3" draw:text-style-name="P5" svg:width="0.1039in" svg:height="0.1075in" svg:x="0.9012in" svg:y="0.0079in" svg:viewBox="0 0 265 274" svg:d="M56 230c-15 26-31 32-47 33-5 0-9 0-9 7 0 3 2 4 6 4 9 0 22-1 33-1 13 0 26 1 38 1 2 0 8 0 8-7 0-4-4-4-7-4-9-1-17-5-17-15 0-4 2-8 5-14 10-15 19-32 29-47 33 0 65 0 98 0 0 8 5 59 5 62 0 13-20 14-27 14-6 0-9 0-9 7 0 4 4 4 5 4 16 0 32-1 48-1 9 0 34 1 44 1 2 0 6 0 6-8 0-3-3-3-9-3-23 0-23-4-24-15-8-79-16-159-24-239-1-8-1-9-8-9-5 0-7 2-10 7-45 74-89 149-134 223zM102 175c26-43 51-86 76-128 5 42 9 85 13 128-29 0-59 0-89 0z"><text:p/></draw:path><draw:path draw:style-name="gr3" draw:text-style-name="P5" svg:width="0.0063in" svg:height="0.1508in" svg:x="1.028in" svg:y="0.0035in" svg:viewBox="0 0 17 384" svg:d="M17 13c0-6 0-13-9-13-8 0-8 7-8 13 0 119 0 238 0 356 0 8 0 15 8 15 9 0 9-7 9-15 0-118 0-237 0-356z"><text:p/></draw:path><draw:path draw:style-name="gr3" draw:text-style-name="P5" svg:width="0.1004in" svg:height="0.035in" svg:x="1.1031in" svg:y="0.0606in" svg:viewBox="0 0 256 90" svg:d="M243 15c7 0 13 0 13-7 0-8-6-8-12-8-77 0-155 0-232 0-5 0-12 0-12 8 0 7 7 7 12 7 77 0 154 0 231 0zM244 90c6 0 12 0 12-8 0-7-6-7-13-7-77 0-154 0-231 0-5 0-12 0-12 7 0 8 7 8 12 8 77 0 155 0 232 0z"><text:p/></draw:path><draw:path draw:style-name="gr3" draw:text-style-name="P5" svg:width="0.05in" svg:height="0.1in" svg:x="1.2689in" svg:y="0.0161in" svg:viewBox="0 0 128 255" svg:d="M79 10c0-9 0-10-9-10-24 25-58 25-70 25 0 4 0 8 0 11 8 0 31 0 51-10 0 66 0 133 0 199 0 13-1 19-37 19-4 0-7 0-12 0 0 4 0 8 0 11 13-1 48-1 63-1s49 0 63 1c0-3 0-7 0-11-5 0-8 0-12 0-36 0-37-4-37-19 0-71 0-144 0-215z"><text:p/></draw:path></draw:g><text:s/>תנאי מספיק להיות <draw:g text:anchor-type="as-char" svg:y="-0.1035in" draw:z-index="132" draw:name="Shape73" draw:style-name="gr1"><svg:title>TexMaths</svg:title><svg:desc>11§display§H§svg§600§FALSE§</svg:desc><draw:path draw:style-name="gr2" draw:text-style-name="P4" svg:width="0.1177in" svg:height="0.0874in" svg:x="0.0024in" svg:y="0.0071in" svg:viewBox="0 0 300 223" svg:d="M0 0c100 0 200 0 300 0 0 74 0 149 0 223-100 0-200 0-300 0 0-74 0-149 0-223z"><text:p/></draw:path><draw:path draw:style-name="gr3" draw:text-style-name="P5" svg:width="0.1272in" svg:height="0.1031in" svg:x="0.0004in" svg:y="0in" svg:viewBox="0 0 324 263" svg:d="M279 30c3-15 3-18 32-18 10 0 13 0 13-8 0-4-4-4-5-4-11 0-39 1-50 1s-39-1-50-1c-3 0-7 0-7 8 0 4 3 4 11 4 1 0 7 0 14 1 8 0 11 1 11 6 0 2 0 2-1 7-8 31-15 62-24 94-39 0-79 0-117 0 8-31 15-60 23-90 3-15 4-18 33-18 9 0 12 0 12-8 0-4-3-4-4-4-11 0-39 1-50 1s-38-1-49-1c-4 0-8 0-8 8 0 4 3 4 11 4 4 0 8 0 14 1 7 0 10 1 10 6 0 2 0 3-1 7-18 69-35 138-52 207-3 14-4 18-35 18-7 0-10 0-10 7 0 5 4 5 6 5 9 0 37-1 48-1 8 0 17 0 25 0s17 1 25 1c3 0 7 0 7-8 0-4-3-4-10-4-14 0-25 0-25-7 0-2 0-4 1-7 9-35 18-70 27-105 38 0 78 0 116 0-16 63-25 100-27 106-3 13-11 13-33 13-7 0-10 0-10 7 0 5 4 5 5 5 11 0 38-1 49-1 8 0 16 0 24 0 9 0 17 1 26 1 3 0 7 0 7-8 0-4-3-4-11-4-14 0-25 0-25-7 0-2 1-4 1-7 18-69 35-138 53-207z"><text:p/></draw:path></draw:g><text:s/>על; <draw:g text:anchor-type="as-char" svg:y="-0.1138in" draw:z-index="140" draw:name="Shape74" draw:style-name="gr1"><svg:title>TexMaths</svg:title><svg:desc>11§display§\QEF§svg§600§FALSE§</svg:desc><draw:path draw:style-name="gr2" draw:text-style-name="P4" svg:width="0.5075in" svg:height="0.0976in" svg:x="0.0004in" svg:y="0.0079in" svg:viewBox="0 0 1290 249" svg:d="M0 0c430 0 860 0 1290 0 0 83 0 166 0 249-430 0-860 0-1290 0 0-83 0-166 0-249z"><text:p/></draw:path><draw:path draw:style-name="gr3" draw:text-style-name="P5" svg:width="0.1256in" svg:height="0.1106in" svg:x="0.0008in" svg:y="0.002in" svg:viewBox="0 0 320 282" svg:d="M59 221c-8 0-20 2-31 6-8 3-18 7-22 14-5 6-6 10-6 14 0 7 3 12 9 16 11 9 27 11 45 11 23 0 51-6 78-17 21 9 43 17 72 17 15 0 33-8 49-19 18-11 34-24 44-40 1-1 1-1 1-2s-1-3-3-3-3 0-4 0-3 1-3 1c-8 13-22 24-36 33s-30 13-41 13c-22 0-38-4-54-12 8-3 16-8 24-12 44-26 83-62 110-98 19-27 29-55 29-78 0-8-1-15-3-22-10-29-38-43-78-43-22 0-49 8-74 21-24 13-47 32-62 51-13 18-19 37-19 52 0 5 0 8 1 11 4 17 20 27 44 27 15 0 34-5 54-13 15-7 32-19 42-32 8-14 13-26 13-37 0-15-9-27-19-38-1 0-1 0-2 0-2 1-5 1-7 2-1 1-2 2-2 3v1c0 0 1 0 1 2 7 5 10 14 10 23 0 12-4 25-15 39-8 11-19 23-32 31-16 7-30 10-42 10-19 0-28-8-29-20 0-1 0-2 0-3 0-14 9-34 23-54 13-18 30-35 52-48s44-19 62-19c32 0 52 13 56 36 0 3 1 6 1 9 0 24-15 54-37 86-25 33-57 68-96 94-7 5-13 8-20 13-2-2-3-3-5-4-23-11-45-22-78-22zM29 242c1 0 2 0 3 0 5 0 12 1 18 1 26 0 47 7 67 16-22 10-43 14-61 14-16 0-28-2-36-9-3-1-5-4-5-8 0-3 2-7 5-11 1-2 3-3 9-3z"><text:p/></draw:path><draw:path draw:style-name="gr3" draw:text-style-name="P5" svg:width="0.0157in" svg:height="0.0157in" svg:x="0.1453in" svg:y="0.0941in" svg:viewBox="0 0 41 41" svg:d="M41 21c0-11-10-21-21-21-12 0-20 10-20 21s8 20 20 20c11 0 21-9 21-20z"><text:p/></draw:path><draw:path draw:style-name="gr3" draw:text-style-name="P5" svg:width="0.1012in" svg:height="0.1079in" svg:x="0.1811in" svg:y="0.0028in" svg:viewBox="0 0 258 275" svg:d="M225 37c0-1 0-1 1-2 1 0 1-1 1-2s-1-3-4-3c-6 0-14 3-22 7-7 6-14 11-18 18-7 9-10 18-10 25 0 3 0 6 1 8 3 9 13 14 24 14 8 0 17-4 25-8 9-6 16-14 21-21 9-12 14-25 14-34 0-7-3-13-5-18-9-14-28-21-50-21-17 0-36 6-53 17-19 9-34 24-45 38-11 17-17 31-17 44 0 6 0 11 2 15 1 3 2 5 4 7-8 2-17 6-26 10-18 9-37 21-48 36-13 19-20 38-20 54 0 8 1 16 6 22 11 22 37 32 69 32 16 0 35-4 55-14 16-9 33-22 43-35 6-10 10-18 10-26 0-6-2-13-7-17-10-13-28-18-48-18-27 0-55 35-60 66 0 1 0 1 1 2 0 1 1 1 3 1h1c1 0 1 0 2-1 2 0 2-1 2-2 4-27 29-57 49-57 17 0 30 4 35 13 1 2 2 6 2 9 0 7-3 16-10 25-9 12-20 24-34 33-16 9-31 12-42 12-27 0-47-8-53-26-1-3-1-7-1-11 0-15 9-36 23-57 10-14 22-27 37-34 6-4 13-7 18-9 10 7 23 11 39 11 3 0 8-1 12-2 2-2 5-3 8-6 1-2 2-4 2-5 0-5-5-7-8-8-6-3-14-5-23-5-5 0-12 2-20 3 0-1-1-4-1-6 0-1 0-2 0-4 0-12 9-30 21-48 9-13 19-24 32-34 12-8 25-13 35-13 21 0 38 5 44 17 2 3 3 7 3 12 0 7-2 17-9 27-5 7-11 13-18 19-7 4-13 7-18 7-12 0-17-5-17-13 0-6 3-14 10-22 3-5 7-11 14-15 5-3 11-5 15-5 1 0 3 0 3-2zM130 123c8 0 14 1 19 2 2 2 2 2 2 3-1 1-2 2-3 3-3 0-5 0-7 0-10 0-18-2-23-7 4 0 8-1 12-1z"><text:p/></draw:path><draw:path draw:style-name="gr3" draw:text-style-name="P5" svg:width="0.0157in" svg:height="0.0157in" svg:x="0.3008in" svg:y="0.0941in" svg:viewBox="0 0 41 41" svg:d="M41 21c0-11-10-21-21-21-12 0-20 10-20 21s8 20 20 20c11 0 21-9 21-20z"><text:p/></draw:path><draw:path draw:style-name="gr3" draw:text-style-name="P5" svg:width="0.1441in" svg:height="0.113in" svg:x="0.3362in" svg:y="0in" svg:viewBox="0 0 367 288" svg:d="M299 124c-7 0-15 5-22 10-8 7-15 15-22 22-2 2-3 5-4 7-10 2-20 3-29 4 8-21 14-39 28-60 13-18 29-35 46-52 1 0 1-1 1-2-1-1-1-2-1-3 0-3-1-4-2-4s-2 0-2 1c-26 16-48 36-62 56-15 22-27 43-40 65-16 2-34 4-52 10-15 5-33 11-43 25 0 1 0 1 0 2s0 1 1 2h1c1 0 3 0 4 0s2 0 4-1c6-10 22-17 37-21 14-4 30-7 43-8-4 7-9 13-13 20-30 42-73 83-107 83-32 0-57-7-57-25 0-3 1-7 3-12 3 4 7 6 12 6 10 0 21-8 21-15 0-9-5-13-12-13-9 0-18 5-22 11-8 10-10 18-10 26 0 22 31 30 64 30 45 0 108-40 141-88 5-7 11-16 14-24 8-1 18-2 26-3-4 6-7 14-9 22-2 0-2 0-2 1s0 1 2 1c0 1 0 1 1 1 1 1 1 1 2 1l1-1c7-2 13-4 21-8 1-1 2-2 2-3v-1c-1-1-1-2-1-3 0-5 1-9 6-15 13-4 30-8 39-22 3-3 5-6 5-11 0-1 0-2 0-3-2-5-7-8-13-8zM364 31c0-1-1-1-1-1-49 0-75-30-125-30-22 0-50 8-76 22-25 14-49 33-63 54-10 14-15 29-15 41 0 2 0 5 1 7 3 15 15 21 32 21 15 0 34-2 53-11 14-5 28-15 37-27s14-26 14-35c0-11-5-20-15-25h-1c-1 0-1 0-2 0-2 1-2 1-3 3-1 1-2 1-2 2s0 1 1 2c2 3 2 8 2 12 0 10-4 23-14 37-6 9-16 19-28 25-15 6-28 10-40 10-14 0-23-7-25-16 0-2 0-3 0-5 0-10 5-22 15-37 12-16 31-33 52-43 24-12 46-15 66-15 49 0 75 30 125 30 1 0 2-1 2-2 4-5 7-10 11-15 2-1 2-1 2-2s-2-2-3-2zM297 144c-5 6-14 10-24 13 4-6 10-13 14-16 5-6 8-8 10-8s5 1 5 2c0 3-1 5-5 9z"><text:p/></draw:path><draw:path draw:style-name="gr3" draw:text-style-name="P5" svg:width="0.0157in" svg:height="0.0157in" svg:x="0.5in" svg:y="0.0941in" svg:viewBox="0 0 41 41" svg:d="M41 21c0-11-10-21-21-21-12 0-20 10-20 21s8 20 20 20c11 0 21-9 21-20z"><text:p/></draw:path></draw:g></text:p>
            </text:list-item>
          </text:list>
        </text:list-item>
        <text:list-item>
          <text:p text:style-name="P19">נניח <draw:g text:anchor-type="as-char" svg:y="-0.1035in" draw:z-index="102" draw:name="Shape75" draw:style-name="gr1"><svg:title>TexMaths</svg:title><svg:desc>11§display§H§svg§600§FALSE§</svg:desc><draw:path draw:style-name="gr2" draw:text-style-name="P4" svg:width="0.1177in" svg:height="0.0874in" svg:x="0.0024in" svg:y="0.0071in" svg:viewBox="0 0 300 223" svg:d="M0 0c100 0 200 0 300 0 0 74 0 149 0 223-100 0-200 0-300 0 0-74 0-149 0-223z"><text:p/></draw:path><draw:path draw:style-name="gr3" draw:text-style-name="P5" svg:width="0.1272in" svg:height="0.1031in" svg:x="0.0004in" svg:y="0in" svg:viewBox="0 0 324 263" svg:d="M279 30c3-15 3-18 32-18 10 0 13 0 13-8 0-4-4-4-5-4-11 0-39 1-50 1s-39-1-50-1c-3 0-7 0-7 8 0 4 3 4 11 4 1 0 7 0 14 1 8 0 11 1 11 6 0 2 0 2-1 7-8 31-15 62-24 94-39 0-79 0-117 0 8-31 15-60 23-90 3-15 4-18 33-18 9 0 12 0 12-8 0-4-3-4-4-4-11 0-39 1-50 1s-38-1-49-1c-4 0-8 0-8 8 0 4 3 4 11 4 4 0 8 0 14 1 7 0 10 1 10 6 0 2 0 3-1 7-18 69-35 138-52 207-3 14-4 18-35 18-7 0-10 0-10 7 0 5 4 5 6 5 9 0 37-1 48-1 8 0 17 0 25 0s17 1 25 1c3 0 7 0 7-8 0-4-3-4-10-4-14 0-25 0-25-7 0-2 0-4 1-7 9-35 18-70 27-105 38 0 78 0 116 0-16 63-25 100-27 106-3 13-11 13-33 13-7 0-10 0-10 7 0 5 4 5 5 5 11 0 38-1 49-1 8 0 16 0 24 0 9 0 17 1 26 1 3 0 7 0 7-8 0-4-3-4-11-4-14 0-25 0-25-7 0-2 1-4 1-7 18-69 35-138 53-207z"><text:p/></draw:path></draw:g><text:s/>על, נוכיח <draw:g text:anchor-type="as-char" svg:y="-0.1161in" draw:z-index="104" draw:name="Shape76" draw:style-name="gr1"><svg:title>TexMaths</svg:title><svg:desc>11§display§B \cap C = \emptyset \lor |A| = 1§svg§600§FALSE§</svg:desc><draw:path draw:style-name="gr2" draw:text-style-name="P4" svg:width="1.3091in" svg:height="0.1386in" svg:x="0.0016in" svg:y="0.0071in" svg:viewBox="0 0 3326 353" svg:d="M0 0c1109 0 2217 0 3326 0 0 118 0 235 0 353-1109 0-2217 0-3326 0 0-118 0-235 0-353z"><text:p/></draw:path><draw:path draw:style-name="gr3" draw:text-style-name="P5" svg:width="0.1083in" svg:height="0.1028in" svg:x="0.0004in" svg:y="0.0134in" svg:viewBox="0 0 276 262" svg:d="M45 232c-3 15-4 19-35 19-7 0-10 0-10 7 0 4 3 4 10 4 46 0 92 0 139 0 60 0 106-45 106-82 0-27-23-50-60-55 40-6 81-35 81-71 0-29-26-54-72-54-43 0-87 0-130 0-7 0-11 0-11 8 0 4 3 4 11 4 1 0 7 0 14 1 8 0 11 1 11 6 0 2-1 3-2 7-18 69-34 138-52 206zM103 122c8-32 17-64 25-96 3-13 4-14 21-14 16 0 33 0 49 0 34 0 43 23 43 40 0 34-34 70-80 70-19 0-39 0-58 0zM86 251c-5 0-6 0-8-2-4 0-5 0-5-3 0-1 0-2 2-9 9-35 17-71 26-106 24 0 50 0 74 0 36 0 44 28 44 45 0 37-34 75-80 75-18 0-36 0-53 0z"><text:p/></draw:path><draw:path draw:style-name="gr3" draw:text-style-name="P5" svg:width="0.0843in" svg:height="0.0929in" svg:x="0.1594in" svg:y="0.0264in" svg:viewBox="0 0 215 237" svg:d="M215 84c0-59-60-84-108-84-50 0-107 26-107 84 0 47 0 94 0 140 0 7 0 13 8 13 7 0 7-6 7-13 0-46 0-92 0-138 0-59 63-71 92-71 17 0 42 4 62 17 30 19 30 44 30 54 0 46 0 92 0 138 0 7 0 13 8 13s8-6 8-13c0-46 0-93 0-140z"><text:p/></draw:path><draw:path draw:style-name="gr3" draw:text-style-name="P5" svg:width="0.1079in" svg:height="0.1094in" svg:x="0.2937in" svg:y="0.0098in" svg:viewBox="0 0 275 279" svg:d="M275 4c0-1-1-4-4-4-1 0-3 1-6 5-9 10-19 20-27 30-4-5-21-35-64-35-87 0-174 86-174 175 0 62 46 104 105 104 34 0 63-15 83-33 36-32 43-66 43-67 0-3-3-2-4-3-3 0-5 1-6 3-3 12-12 38-38 61-28 20-52 27-72 27-35 0-76-20-76-79 0-22 9-84 48-129 23-27 59-47 93-47 40 0 63 30 63 75 0 15-1 15-1 20 0 3 4 3 5 3 6 0 6 0 8-8 8-33 16-65 24-98z"><text:p/></draw:path><draw:path draw:style-name="gr3" draw:text-style-name="P5" svg:width="0.1008in" svg:height="0.035in" svg:x="0.4567in" svg:y="0.0606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5" svg:width="0.061in" svg:height="0.128in" svg:x="0.6161in" svg:y="0in" svg:viewBox="0 0 156 326" svg:d="M132 8c0-5-3-8-8-8-6 0-7 4-10 12-4 15 0 2-4 18-5-3-18-8-32-8-22 0-47 11-61 41-15 30-17 66-17 102 0 24 0 92 33 122-9 30-9 31-9 32 0 4 4 7 8 7 7 0 8-4 10-12 4-15 1-2 4-17 10 4 21 7 32 7 43 0 61-36 67-55 10-26 11-57 11-84 0-29 0-92-33-125 4-11 6-21 9-32zM39 269c-14-26-14-72-14-110 0-30 0-57 6-82 8-35 30-47 47-47 8 0 18 2 29 11-23 75-45 152-68 228zM118 56c13 22 13 67 13 103 0 29 0 56-6 82-6 40-27 55-47 55-9 0-19-3-27-11 22-76 45-153 67-229z"><text:p/></draw:path><draw:path draw:style-name="gr3" draw:text-style-name="P5" svg:width="0.0846in" svg:height="0.0929in" svg:x="0.7264in" svg:y="0.0264in" svg:viewBox="0 0 216 237" svg:d="M212 15c4-5 4-5 4-7 0-5-4-8-8-8s-7 2-9 9c-31 67-60 135-91 202-30-67-61-135-90-203-4-7-7-8-9-8-5 0-9 3-9 8 0 1 0 1 3 6 32 72 64 144 96 216 3 6 6 7 9 7 5 0 6-2 9-7 32-72 63-143 95-215z"><text:p/></draw:path><draw:path draw:style-name="gr3" draw:text-style-name="P5" svg:width="0.0055in" svg:height="0.1508in" svg:x="0.8717in" svg:y="0.0035in" svg:viewBox="0 0 15 384" svg:d="M15 13c0-6 0-13-7-13-8 0-8 7-8 13 0 119 0 238 0 356 0 8 0 15 8 15 7 0 7-7 7-15 0-118 0-237 0-356z"><text:p/></draw:path><draw:path draw:style-name="gr3" draw:text-style-name="P5" svg:width="0.1039in" svg:height="0.1075in" svg:x="0.9012in" svg:y="0.0079in" svg:viewBox="0 0 265 274" svg:d="M56 230c-15 26-31 32-47 33-5 0-9 0-9 7 0 3 2 4 6 4 9 0 22-1 33-1 13 0 26 1 38 1 2 0 8 0 8-7 0-4-4-4-7-4-9-1-17-5-17-15 0-4 2-8 5-14 10-15 19-32 29-47 33 0 65 0 98 0 0 8 5 59 5 62 0 13-20 14-27 14-6 0-9 0-9 7 0 4 4 4 5 4 16 0 32-1 48-1 9 0 34 1 44 1 2 0 6 0 6-8 0-3-3-3-9-3-23 0-23-4-24-15-8-79-16-159-24-239-1-8-1-9-8-9-5 0-7 2-10 7-45 74-89 149-134 223zM102 175c26-43 51-86 76-128 5 42 9 85 13 128-29 0-59 0-89 0z"><text:p/></draw:path><draw:path draw:style-name="gr3" draw:text-style-name="P5" svg:width="0.0063in" svg:height="0.1508in" svg:x="1.028in" svg:y="0.0035in" svg:viewBox="0 0 17 384" svg:d="M17 13c0-6 0-13-9-13-8 0-8 7-8 13 0 119 0 238 0 356 0 8 0 15 8 15 9 0 9-7 9-15 0-118 0-237 0-356z"><text:p/></draw:path><draw:path draw:style-name="gr3" draw:text-style-name="P5" svg:width="0.1004in" svg:height="0.035in" svg:x="1.1031in" svg:y="0.0606in" svg:viewBox="0 0 256 90" svg:d="M243 15c7 0 13 0 13-7 0-8-6-8-12-8-77 0-155 0-232 0-5 0-12 0-12 8 0 7 7 7 12 7 77 0 154 0 231 0zM244 90c6 0 12 0 12-8 0-7-6-7-13-7-77 0-154 0-231 0-5 0-12 0-12 7 0 8 7 8 12 8 77 0 155 0 232 0z"><text:p/></draw:path><draw:path draw:style-name="gr3" draw:text-style-name="P5" svg:width="0.05in" svg:height="0.1in" svg:x="1.2689in" svg:y="0.0161in" svg:viewBox="0 0 128 255" svg:d="M79 10c0-9 0-10-9-10-24 25-58 25-70 25 0 4 0 8 0 11 8 0 31 0 51-10 0 66 0 133 0 199 0 13-1 19-37 19-4 0-7 0-12 0 0 4 0 8 0 11 13-1 48-1 63-1s49 0 63 1c0-3 0-7 0-11-5 0-8 0-12 0-36 0-37-4-37-19 0-71 0-144 0-215z"><text:p/></draw:path></draw:g>. נניח בשלילה את הטענה ההפוכה; ש־<draw:g text:anchor-type="as-char" svg:y="-0.1193in" draw:z-index="103" draw:name="Shape77" draw:style-name="gr1"><svg:title>TexMaths</svg:title><svg:desc>11§display§B \cap C \neq \emptyset§svg§600§FALSE§</svg:desc><draw:path draw:style-name="gr2" draw:text-style-name="P4" svg:width="0.6665in" svg:height="0.1339in" svg:x="0.0016in" svg:y="0.0075in" svg:viewBox="0 0 1694 341" svg:d="M0 0c565 0 1129 0 1694 0 0 114 0 227 0 341-565 0-1129 0-1694 0 0-114 0-227 0-341z"><text:p/></draw:path><draw:path draw:style-name="gr3" draw:text-style-name="P5" svg:width="0.1083in" svg:height="0.1028in" svg:x="0.0004in" svg:y="0.0138in" svg:viewBox="0 0 276 262" svg:d="M45 233c-3 15-4 18-35 18-7 0-10 0-10 8 0 3 3 3 10 3 46 0 92 0 138 0 61 0 107-45 107-81 0-29-23-51-60-55 40-7 81-36 81-73 0-28-26-53-73-53-42 0-86 0-129 0-7 0-11 0-11 8 0 4 3 4 11 4 1 0 7 0 14 1 8 0 11 1 11 6 0 2-1 3-2 7-18 69-34 138-52 207zM103 122c8-32 17-64 25-96 3-13 4-14 20-14 17 0 33 0 50 0 34 0 43 23 43 40 0 34-34 70-80 70-19 0-39 0-58 0zM86 251c-5 0-6 0-8-1-4 0-5-1-5-3 0-1 0-2 2-9 9-35 17-72 26-107 24 0 50 0 74 0 36 0 44 29 44 45 0 38-34 75-80 75-18 0-36 0-53 0z"><text:p/></draw:path><draw:path draw:style-name="gr3" draw:text-style-name="P5" svg:width="0.0839in" svg:height="0.0933in" svg:x="0.1594in" svg:y="0.0264in" svg:viewBox="0 0 214 238" svg:d="M214 84c0-59-59-84-107-84-50 0-107 26-107 84 0 46 0 93 0 140 0 7 0 14 8 14 7 0 7-7 7-14 0-45 0-92 0-138 0-58 63-71 92-71 17 0 41 4 62 17 30 19 30 44 30 54 0 46 0 93 0 138 0 7 0 14 8 14 7 0 7-7 7-14 0-47 0-94 0-140z"><text:p/></draw:path><draw:path draw:style-name="gr3" draw:text-style-name="P5" svg:width="0.1079in" svg:height="0.1098in" svg:x="0.2933in" svg:y="0.0102in" svg:viewBox="0 0 275 280" svg:d="M275 4c0-1-1-4-5-4-1 0-2 1-6 6-9 9-18 19-27 29-3-5-22-35-64-35-86 0-173 86-173 175 0 63 46 105 104 105 35 0 64-16 84-33 36-32 43-66 43-67 0-4-3-3-5-4-3 0-4 1-5 4-3 11-12 37-38 60-28 21-52 28-72 28-35 0-76-20-76-80 0-22 8-83 47-128 24-28 60-48 94-48 39 0 63 30 63 75 0 15-2 15-2 20 0 3 5 3 6 3 5 0 5 0 7-8 8-33 16-65 25-98z"><text:p/></draw:path><draw:path draw:style-name="gr3" draw:text-style-name="P5" svg:width="0.0752in" svg:height="0.1406in" svg:x="0.4685in" svg:y="0.0087in" svg:viewBox="0 0 192 358" svg:d="M190 14c2-5 2-5 2-6 0-4-2-8-7-8s-6 2-8 8c-58 111-115 223-174 335-3 5-3 6-3 7 0 4 3 8 8 8 4 0 5-2 8-8 59-112 116-223 174-336z"><text:p/></draw:path><draw:path draw:style-name="gr3" draw:text-style-name="P5" svg:width="0.1008in" svg:height="0.035in" svg:x="0.4559in" svg:y="0.0614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61in" svg:height="0.1283in" svg:x="0.615in" svg:y="0in" svg:viewBox="0 0 156 327" svg:d="M132 8c0-5-3-8-9-8-5 0-6 4-9 12-4 16-1 2-5 18-5-2-17-8-31-8-22 0-47 11-62 41-15 31-16 66-16 102 0 25 0 93 33 123-9 29-9 30-9 32 0 4 3 7 8 7s8-4 10-13c4-15 0-1 4-16 10 4 21 7 32 7 43 0 59-36 67-55 10-26 11-58 11-85 0-28 0-93-34-125 3-11 7-21 10-32zM38 270c-13-26-13-74-13-110 0-31 0-58 6-83 7-35 29-47 47-47 8 0 18 2 28 11-22 76-46 153-68 229zM118 56c12 22 12 67 12 104 0 28 0 56-5 81-6 41-27 55-47 55-9 0-19-2-27-11 22-76 45-153 67-229z"><text:p/></draw:path></draw:g> וגם <draw:g text:anchor-type="as-char" svg:y="-0.1134in" draw:z-index="105" draw:name="Shape78" draw:style-name="gr1"><svg:title>TexMaths</svg:title><svg:desc>11§display§|A| \neq 1§svg§600§FALSE§</svg:desc><draw:path draw:style-name="gr2" draw:text-style-name="P4" svg:width="0.4488in" svg:height="0.1358in" svg:x="0.0004in" svg:y="0.0071in" svg:viewBox="0 0 1141 346" svg:d="M571 346c-190 0-381 0-571 0 0-116 0-230 0-346 381 0 760 0 1141 0 0 116 0 230 0 346-190 0-381 0-570 0z"><text:p/></draw:path><draw:path draw:style-name="gr3" draw:text-style-name="P5" svg:width="0.0055in" svg:height="0.1512in" svg:x="0.011in" svg:y="0in" svg:viewBox="0 0 15 385" svg:d="M15 14c0-6 0-14-7-14-8 0-8 8-8 14 0 119 0 238 0 357 0 7 0 14 8 14 7 0 7-7 7-14 0-119 0-238 0-357z"><text:p/></draw:path><draw:path draw:style-name="gr3" draw:text-style-name="P5" svg:width="0.1039in" svg:height="0.1079in" svg:x="0.0402in" svg:y="0.0043in" svg:viewBox="0 0 265 275" svg:d="M56 231c-15 26-31 31-48 32-5 1-8 1-8 8 0 2 2 4 6 4 9 0 22-1 33-1 12 0 26 1 38 1 2 0 8 0 8-7 0-4-5-5-7-5-9 0-19-3-19-13 0-4 4-9 6-14 10-17 20-32 30-49 32 0 65 0 96 0 2 9 7 60 7 64 0 11-20 12-27 12-6 0-10 0-10 8 0 4 4 4 5 4 16 0 32-1 49-1 9 0 34 1 44 1 2 0 6 0 6-7 0-5-4-5-9-5-24 0-24-2-25-13-8-79-15-160-23-240-1-8-1-10-8-10-6 0-7 3-10 7-45 74-89 149-134 224zM102 175c26-43 51-85 76-127 5 42 8 84 12 127-29 0-58 0-88 0z"><text:p/></draw:path><draw:path draw:style-name="gr3" draw:text-style-name="P5" svg:width="0.0055in" svg:height="0.1512in" svg:x="0.1673in" svg:y="0in" svg:viewBox="0 0 15 385" svg:d="M15 14c0-6 0-14-7-14-8 0-8 8-8 14 0 119 0 238 0 357 0 7 0 14 8 14 7 0 7-7 7-14 0-119 0-238 0-357z"><text:p/></draw:path><draw:path draw:style-name="gr3" draw:text-style-name="P5" svg:width="0.0756in" svg:height="0.1409in" svg:x="0.2543in" svg:y="0.0043in" svg:viewBox="0 0 193 359" svg:d="M189 15c4-5 4-6 4-7 0-2-3-8-8-8s-6 2-9 8c-57 112-115 223-173 336-3 5-3 6-3 7 0 4 2 8 8 8 4 0 5-2 9-8 57-112 115-223 172-336z"><text:p/></draw:path><draw:path draw:style-name="gr3" draw:text-style-name="P5" svg:width="0.1004in" svg:height="0.0354in" svg:x="0.2417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5" svg:width="0.05in" svg:height="0.1in" svg:x="0.4071in" svg:y="0.013in" svg:viewBox="0 0 128 255" svg:d="M79 10c0-10 0-10-9-10-24 24-58 24-70 24 0 5 0 8 0 12 8 0 31 0 51-10 0 66 0 133 0 199 0 14-1 18-37 18-4 0-7 0-12 0 0 5 0 9 0 12 13-1 48-1 63-1s48 0 63 1c0-3 0-7 0-12-5 0-8 0-12 0-36 0-37-4-37-18 0-72 0-144 0-215z"><text:p/></draw:path></draw:g><text:s/>(לפי חוקי דה־מורגן על לוגיקה). <text:span text:style-name="T16">ידוע </text:span><text:span text:style-name="T16"><draw:g text:anchor-type="as-char" svg:y="-0.1193in" draw:z-index="106" draw:name="Shape79" draw:style-name="gr1"><svg:title>TexMaths</svg:title><svg:desc>11§display§A, B, C \neq \emptyset§svg§600§FALSE§</svg:desc><draw:path draw:style-name="gr2" draw:text-style-name="P4" svg:width="0.7469in" svg:height="0.1339in" svg:x="0.0031in" svg:y="0.0075in" svg:viewBox="0 0 1898 341" svg:d="M0 0c632 0 1266 0 1898 0 0 114 0 227 0 341-632 0-1266 0-1898 0 0-114 0-227 0-341z"><text:p/></draw:path><draw:path draw:style-name="gr3" draw:text-style-name="P5" svg:width="0.1039in" svg:height="0.1075in" svg:x="0.0004in" svg:y="0.0087in" svg:viewBox="0 0 265 274" svg:d="M56 230c-15 27-31 31-47 33-6 0-9 0-9 8 0 2 2 3 5 3 10 0 22-1 33-1 14 0 27 1 39 1 2 0 8 0 8-6 0-5-4-5-7-5-9-1-18-4-18-14 0-4 3-9 6-14 10-17 19-33 29-49 33 0 64 0 97 0 0 8 6 60 6 64 0 11-20 13-28 13-5 0-9 0-9 8 0 3 3 2 5 3 17 0 33-1 48-1 10 0 35 1 44 1 3 0 7 0 7-7 0-4-3-4-9-4-24 0-24-3-25-14-8-79-15-160-23-240-1-8-1-9-8-9-5 0-8 2-10 7-45 75-89 149-134 223zM102 175c26-43 51-86 76-128 5 42 8 85 12 128-29 0-58 0-88 0z"><text:p/></draw:path><draw:path draw:style-name="gr3" draw:text-style-name="P5" svg:width="0.0173in" svg:height="0.0453in" svg:x="0.1224in" svg:y="0.1012in" svg:viewBox="0 0 45 116" svg:d="M45 41c0-26-10-41-25-41-12 0-20 10-20 21 0 10 8 20 20 20 4 0 10-1 14-5 1-1 1-1 1-1 1 0 1 0 1 6 0 28-13 52-26 64-5 4-5 5-5 6 0 4 3 5 5 5 4 0 35-30 35-75z"><text:p/></draw:path><draw:path draw:style-name="gr3" draw:text-style-name="P5" svg:width="0.1083in" svg:height="0.1028in" svg:x="0.1831in" svg:y="0.0138in" svg:viewBox="0 0 276 262" svg:d="M46 233c-4 15-4 18-35 18-7 0-11 0-11 8 0 3 3 3 11 3 46 0 91 0 137 0 62 0 107-45 107-81 0-29-22-51-59-55 39-7 80-36 80-73 0-28-25-53-71-53-43 0-87 0-130 0-8 0-11 0-11 8 0 4 3 4 10 4 1 0 8 0 15 1 7 0 10 1 10 6 0 2 0 3-1 7-18 69-34 138-52 207zM104 122c8-32 17-64 25-96 3-13 3-14 21-14 16 0 33 0 49 0 34 0 42 23 42 40 0 34-33 70-80 70-19 0-38 0-57 0zM87 251c-6 0-7 0-9-1-3 0-4-1-4-3 0-1 0-2 1-9 9-35 18-72 27-107 24 0 49 0 73 0 37 0 44 29 44 45 0 38-34 75-79 75-18 0-36 0-53 0z"><text:p/></draw:path><draw:path draw:style-name="gr3" draw:text-style-name="P5" svg:width="0.0173in" svg:height="0.0453in" svg:x="0.313in" svg:y="0.1012in" svg:viewBox="0 0 45 116" svg:d="M45 41c0-26-10-41-25-41-12 0-20 10-20 21 0 10 8 20 20 20 5 0 10-1 14-5 1-1 1-1 1-1 1 0 1 0 1 6 0 28-13 52-26 64-5 4-5 5-5 6 0 4 3 5 5 5 4 0 35-30 35-75z"><text:p/></draw:path><draw:path draw:style-name="gr3" draw:text-style-name="P5" svg:width="0.1079in" svg:height="0.1098in" svg:x="0.3748in" svg:y="0.0102in" svg:viewBox="0 0 275 280" svg:d="M275 4c0-1-1-4-4-4-2 0-3 1-6 6-9 9-19 19-27 29-4-5-21-35-64-35-87 0-174 86-174 175 0 63 46 105 104 105 35 0 64-16 84-33 36-32 43-66 43-67 0-4-3-3-4-4-3 0-5 1-6 4-3 11-12 37-38 60-28 21-52 28-72 28-35 0-76-20-76-80 0-22 9-83 47-128 24-28 60-48 94-48 40 0 63 30 63 75 0 15-1 15-1 20 0 3 4 3 5 3 6 0 6 0 8-8 7-33 16-65 24-98z"><text:p/></draw:path><draw:path draw:style-name="gr3" draw:text-style-name="P5" svg:width="0.076in" svg:height="0.1406in" svg:x="0.55in" svg:y="0.0087in" svg:viewBox="0 0 194 358" svg:d="M190 14c4-5 4-5 4-6 0-4-4-8-8-8-6 0-7 2-9 8-58 111-115 223-174 335-3 5-3 6-3 7 0 4 3 8 8 8s6-2 8-8c59-112 116-223 174-336z"><text:p/></draw:path><draw:path draw:style-name="gr3" draw:text-style-name="P5" svg:width="0.1008in" svg:height="0.035in" svg:x="0.5374in" svg:y="0.0614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61in" svg:height="0.1283in" svg:x="0.6969in" svg:y="0in" svg:viewBox="0 0 156 327" svg:d="M132 8c0-5-3-8-9-8-5 0-6 4-9 12-4 16-1 2-5 18-5-2-17-8-31-8-22 0-47 11-62 41-15 31-16 66-16 102 0 25 0 93 33 123-9 29-9 30-9 32 0 4 3 7 8 7 6 0 8-4 10-13 4-15 0-1 4-16 10 4 21 7 32 7 43 0 59-36 67-55 10-26 11-58 11-85 0-28 0-93-34-125 3-11 7-21 10-32zM38 270c-13-26-13-74-13-110 0-31 0-58 6-83 7-35 29-47 47-47 8 0 18 2 28 11-22 76-46 153-68 229zM118 56c12 22 12 67 12 104 0 28 0 56-5 81-6 41-27 55-47 55-9 0-19-2-27-11 22-76 45-153 67-229z"><text:p/></draw:path></draw:g></text:span><text:span text:style-name="T16">, ולכן </text:span><text:span text:style-name="T16"><draw:g text:anchor-type="as-char" svg:y="-0.1134in" draw:z-index="108" draw:name="Shape80" draw:style-name="gr1"><svg:title>TexMaths</svg:title><svg:desc>11§display§|A| \ge 2§svg§600§FALSE§</svg:desc><draw:path draw:style-name="gr2" draw:text-style-name="P4" svg:width="0.4528in" svg:height="0.1354in" svg:x="0.0004in" svg:y="0.0071in" svg:viewBox="0 0 1151 345" svg:d="M0 0c384 0 767 0 1151 0 0 115 0 230 0 345-384 0-767 0-1151 0 0-115 0-230 0-345z"><text:p/></draw:path><draw:path draw:style-name="gr3" draw:text-style-name="P5" svg:width="0.0055in" svg:height="0.1508in" svg:x="0.011in" svg:y="0in" svg:viewBox="0 0 15 384" svg:d="M15 14c0-7 0-14-7-14-8 0-8 7-8 14 0 119 0 237 0 356 0 8 0 14 8 14 7 0 7-6 7-14 0-119 0-237 0-356z"><text:p/></draw:path><draw:path draw:style-name="gr3" draw:text-style-name="P5" svg:width="0.1039in" svg:height="0.1079in" svg:x="0.0402in" svg:y="0.0047in" svg:viewBox="0 0 265 275" svg:d="M55 230c-15 27-30 32-47 33-5 0-8 0-8 8 0 2 2 4 4 4 11 0 23-2 34-2 13 0 26 2 39 2 2 0 7 0 7-7 0-5-4-5-6-5-9-1-19-4-19-14 0-5 3-9 6-14 10-16 20-32 30-48 31 0 64 0 96 0 1 7 7 60 7 63 0 12-21 13-29 13-5 0-8 0-8 8 0 3 4 4 5 4 15 0 32-2 48-2 9 0 34 2 43 2 2 0 8 0 8-9 0-3-4-3-9-3-24 0-24-3-25-14-9-79-17-160-24-240 0-8 0-9-7-9-6 0-8 2-10 7-45 74-90 149-135 223zM101 175c25-43 52-86 77-128 5 42 8 85 12 128-29 0-59 0-89 0z"><text:p/></draw:path><draw:path draw:style-name="gr3" draw:text-style-name="P5" svg:width="0.0055in" svg:height="0.1508in" svg:x="0.1669in" svg:y="0in" svg:viewBox="0 0 15 384" svg:d="M15 14c0-7 0-14-7-14-8 0-8 7-8 14 0 119 0 237 0 356 0 8 0 14 8 14 7 0 7-6 7-14 0-119 0-237 0-356z"><text:p/></draw:path><draw:path draw:style-name="gr3" draw:text-style-name="P5" svg:width="0.0921in" svg:height="0.1161in" svg:x="0.2453in" svg:y="0.0169in" svg:viewBox="0 0 235 296" svg:d="M228 120c5-2 7-4 7-9 0-3-1-5-7-9-71-34-142-67-213-100-5-2-6-2-7-2-5 0-8 3-8 8 0 4 3 6 8 9 67 31 135 62 202 94-67 31-135 63-202 94-8 4-8 6-8 10 0 3 3 7 8 7 1 0 2 0 6-3 72-33 142-66 214-99zM222 296c7 0 13 0 13-8 0-7-7-7-13-7-69 0-138 0-208 0-6 0-14 0-14 7 0 8 7 8 13 8 69 0 140 0 209 0z"><text:p/></draw:path><draw:path draw:style-name="gr3" draw:text-style-name="P5" svg:width="0.0602in" svg:height="0.1008in" svg:x="0.4008in" svg:y="0.0126in" svg:viewBox="0 0 154 257" svg:d="M30 227c13-13 27-27 40-40 61-53 84-74 84-112 0-44-35-75-81-75-44 0-73 36-73 70 0 21 19 21 21 21 6 0 20-4 20-19 0-10-8-20-21-20-4 0-4 0-5 0 9-26 30-40 52-40 35 0 52 32 52 63s-19 62-41 86c-24 27-49 54-74 81-4 4-4 5-4 15 47 0 96 0 143 0 3-22 8-45 11-67-3 0-7 0-10 0-2 10-4 27-8 34-3 3-28 3-37 3-23 0-46 0-69 0z"><text:p/></draw:path></draw:g></text:span><text:span text:style-name="T16"><text:s/>(ויהי </text:span><text:span text:style-name="T16"><draw:g text:anchor-type="as-char" svg:y="-0.1102in" draw:z-index="117" draw:name="Shape81" draw:style-name="gr1"><svg:title>TexMaths</svg:title><svg:desc>11§display§a_1, a_2 \in A, a_1 \neq a_2§svg§600§FALSE§</svg:desc><draw:path draw:style-name="gr2" draw:text-style-name="P4" svg:width="1.2024in" svg:height="0.1256in" svg:x="0.0024in" svg:y="0.0079in" svg:viewBox="0 0 3055 320" svg:d="M1528 320c-509 0-1019 0-1528 0 0-107 0-213 0-320 1019 0 2037 0 3055 0 0 107 0 213 0 320-509 0-1018 0-1527 0z"><text:p/></draw:path><draw:path draw:style-name="gr3" draw:text-style-name="P5" svg:width="0.0693in" svg:height="0.0685in" svg:x="0.0004in" svg:y="0.0425in" svg:viewBox="0 0 177 175" svg:d="M129 25c-7-14-18-25-35-25-46 0-94 57-94 114 0 36 22 61 52 61 7 0 27-1 50-28 3 15 17 28 36 28 13 0 22-8 28-21 7-14 11-37 11-38 0-5-3-5-4-5-5 0-5 3-6 8-6 26-13 48-29 48-10 0-11-10-11-18 0-9 1-11 4-29 4-16 5-20 9-34 4-19 10-36 14-54 2-11 2-12 2-13 0-7-4-11-11-11-9 0-15 9-16 17zM103 125c-1 7-1 7-7 14-17 22-32 28-43 28-20 0-25-21-25-37 0-19 12-66 22-84 11-23 28-37 44-37 25 0 30 32 30 34s-1 4-1 7c-6 24-13 49-20 75z"><text:p/></draw:path><draw:path draw:style-name="gr3" draw:text-style-name="P5" svg:width="0.0382in" svg:height="0.0705in" svg:x="0.0866in" svg:y="0.061in" svg:viewBox="0 0 98 180" svg:d="M61 8c0-8 0-8-8-8-18 17-42 17-53 17 0 3 0 6 0 9 7 0 24 0 39-7 0 46 0 92 0 139 0 9 0 12-27 12-3 0-8 0-11 0 0 3 0 7 0 10 6-1 39-1 49-1 8 0 42 0 48 1 0-3 0-7 0-10-3 0-7 0-10 0-27 0-27-3-27-12 0-51 0-101 0-150z"><text:p/></draw:path><draw:path draw:style-name="gr3" draw:text-style-name="P5" svg:width="0.0173in" svg:height="0.0453in" svg:x="0.1563in" svg:y="0.0929in" svg:viewBox="0 0 45 116" svg:d="M45 41c0-26-10-41-25-41-12 0-20 10-20 21 0 10 8 20 20 20 5 0 10-1 14-5 1-1 1-1 1-1 1 0 1 0 1 6 0 29-13 52-26 64-4 4-4 5-4 6 0 3 2 5 4 5 4 0 35-30 35-75z"><text:p/></draw:path><draw:path draw:style-name="gr3" draw:text-style-name="P5" svg:width="0.0693in" svg:height="0.0685in" svg:x="0.2169in" svg:y="0.0425in" svg:viewBox="0 0 177 175" svg:d="M129 25c-8-14-19-25-37-25-45 0-92 57-92 114 0 36 21 61 51 61 8 0 27-1 50-28 4 15 17 28 35 28 14 0 24-8 29-21 7-14 12-37 12-38 0-5-3-5-5-5-4 0-4 3-5 8-6 26-14 48-29 48-11 0-13-10-13-18 0-9 2-11 6-29 4-16 4-20 9-34 4-19 9-36 13-54 3-11 3-12 3-13 0-7-5-11-11-11-10 0-15 9-16 17zM103 125c-2 7-2 7-7 14-18 22-33 28-44 28-19 0-24-21-24-37 0-19 12-66 20-84 13-23 30-37 46-37 25 0 30 32 30 34s-1 4-2 7c-6 24-12 49-19 75z"><text:p/></draw:path><draw:path draw:style-name="gr3" draw:text-style-name="P5" svg:width="0.0469in" svg:height="0.0705in" svg:x="0.298in" svg:y="0.061in" svg:viewBox="0 0 120 180" svg:d="M120 130c-3 0-7 0-10 0 0 6-3 22-7 24-2 3-23 3-26 3-16 0-34 0-51 0 29-26 39-33 54-46 21-16 40-33 40-58 0-33-29-53-64-53-33 0-56 23-56 49 0 13 11 14 14 14 7 0 15-5 15-14 0-5-3-15-17-15 9-19 28-24 40-24 27 0 42 21 42 43 0 23-17 42-26 52-22 21-44 42-66 64-2 2-2 3-2 11 37 0 74 0 111 0 3-17 6-33 9-50z"><text:p/></draw:path><draw:path draw:style-name="gr3" draw:text-style-name="P5" svg:width="0.0756in" svg:height="0.0874in" svg:x="0.4146in" svg:y="0.0272in" svg:viewBox="0 0 193 223" svg:d="M179 120c7 0 14 0 14-7 0-9-7-9-14-9-55 0-109 0-164 0 5-51 50-89 104-89 20 0 41 0 60 0 7 0 14 0 14-7 0-8-7-8-14-8-19 0-40 0-60 0-66 0-119 50-119 113 0 61 53 110 119 110 20 0 41 0 60 0 7 0 14 0 14-8s-7-8-14-8c-19 0-40 0-60 0-54 0-99-36-104-87 55 0 109 0 164 0z"><text:p/></draw:path><draw:path draw:style-name="gr3" draw:text-style-name="P5" svg:width="0.1039in" svg:height="0.1083in" svg:x="0.5512in" svg:y="0in" svg:viewBox="0 0 265 276" svg:d="M55 232c-15 25-30 31-47 32-5 1-8 1-8 7 0 3 1 5 4 5 11 0 24-1 35-1 12 0 25 1 38 1 2 0 7 0 7-8 0-3-4-4-6-4-9 0-19-4-19-14 0-4 3-8 6-14 10-16 20-33 30-48 32 0 65 0 96 0 2 7 7 59 7 64 0 11-21 12-29 12-5 0-8 0-8 7 0 5 4 5 5 5 16 0 32-1 49-1 9 0 34 1 42 1 4 0 8 0 8-8 0-4-4-4-9-4-24 0-24-3-25-14-8-79-16-160-24-240 0-8 0-10-7-10-6 0-7 3-10 7-45 75-90 150-135 225zM101 175c26-43 52-85 77-126 5 41 8 83 12 126-29 0-59 0-89 0z"><text:p/></draw:path><draw:path draw:style-name="gr3" draw:text-style-name="P5" svg:width="0.0173in" svg:height="0.0453in" svg:x="0.6724in" svg:y="0.0929in" svg:viewBox="0 0 45 116" svg:d="M45 41c0-26-10-41-24-41-13 0-21 10-21 21 0 10 8 20 21 20 4 0 10-1 13-5 1-1 1-1 2-1 0 3 1 0 1 6 0 29-14 52-26 64-4 4-4 5-4 6 0 3 2 5 3 5 4 0 35-30 35-75z"><text:p/></draw:path><draw:path draw:style-name="gr3" draw:text-style-name="P5" svg:width="0.0693in" svg:height="0.0685in" svg:x="0.7331in" svg:y="0.0425in" svg:viewBox="0 0 177 175" svg:d="M129 25c-7-14-18-25-35-25-46 0-94 57-94 114 0 36 21 61 52 61 7 0 26-1 50-28 3 15 17 28 36 28 13 0 22-8 28-21 6-14 11-37 11-38 0-5-3-5-4-5-5 0-5 3-6 8-6 26-13 48-29 48-10 0-11-10-11-18 0-9 0-11 4-29 4-16 5-20 9-34 4-19 10-36 14-54 2-11 2-12 2-13 0-7-4-11-11-11-10 0-15 9-16 17zM103 125c-1 7-1 7-7 14-17 22-33 28-43 28-20 0-25-21-25-37 0-19 12-66 20-84 13-23 30-37 46-37 25 0 30 32 30 34s-1 4-1 7c-6 24-13 49-20 75z"><text:p/></draw:path><draw:path draw:style-name="gr3" draw:text-style-name="P5" svg:width="0.0382in" svg:height="0.0705in" svg:x="0.8193in" svg:y="0.061in" svg:viewBox="0 0 98 180" svg:d="M61 8c0-8 0-8-8-8-18 17-42 17-53 17 0 3 0 6 0 9 7 0 24 0 39-7 0 46 0 92 0 139 0 9 0 12-27 12-3 0-8 0-11 0 0 3 0 7 0 10 6-1 39-1 49-1 8 0 42 0 48 1 0-3 0-7 0-10-3 0-7 0-10 0-27 0-27-3-27-12 0-51 0-101 0-150z"><text:p/></draw:path><draw:path draw:style-name="gr3" draw:text-style-name="P5" svg:width="0.0756in" svg:height="0.1413in" svg:x="0.939in" svg:y="0in" svg:viewBox="0 0 193 360" svg:d="M189 15c4-5 4-6 4-7 0-2-3-8-8-8s-6 2-9 8c-57 112-115 224-173 336-3 6-3 7-3 8 0 3 2 8 8 8 4 0 5-3 9-8 57-113 115-224 172-337z"><text:p/></draw:path><draw:path draw:style-name="gr3" draw:text-style-name="P5" svg:width="0.1004in" svg:height="0.0358in" svg:x="0.9264in" svg:y="0.0528in" svg:viewBox="0 0 256 92" svg:d="M243 17c7 0 13 0 13-8 0-9-6-9-12-9-77 0-155 0-232 0-5 0-12 0-12 9 0 8 7 8 13 8 77 0 153 0 230 0zM244 92c6 0 12-2 12-9 0-9-6-8-13-8-77 0-153 0-230 0-6 0-13-1-13 8 0 7 7 9 12 9 77 0 155 0 232 0z"><text:p/></draw:path><draw:path draw:style-name="gr3" draw:text-style-name="P5" svg:width="0.0693in" svg:height="0.0685in" svg:x="1.0846in" svg:y="0.0425in" svg:viewBox="0 0 177 175" svg:d="M129 25c-7-14-19-25-35-25-47 0-94 57-94 114 0 36 21 61 52 61 7 0 26-1 49-28 4 15 17 28 35 28 15 0 24-8 29-21 7-14 12-37 12-38 0-5-3-5-4-5-5 0-5 3-6 8-6 26-14 48-29 48-10 0-13-10-13-18 0-9 2-11 6-29 4-16 5-20 9-34 4-19 9-36 13-54 3-11 3-12 3-13 0-7-4-11-11-11-10 0-15 9-16 17zM103 125c-2 7-2 7-7 14-17 22-33 28-44 28-19 0-24-21-24-37 0-19 12-66 20-84 13-23 30-37 46-37 25 0 30 32 30 34s-1 4-1 7c-6 24-13 49-20 75z"><text:p/></draw:path><draw:path draw:style-name="gr3" draw:text-style-name="P5" svg:width="0.0469in" svg:height="0.0705in" svg:x="1.1657in" svg:y="0.061in" svg:viewBox="0 0 120 180" svg:d="M120 130c-3 0-7 0-10 0 0 6-3 22-7 24-2 3-23 3-26 3-16 0-34 0-51 0 29-26 39-33 55-46 20-16 39-33 39-58 0-33-29-53-64-53-33 0-56 23-56 49 0 13 12 14 14 14 7 0 15-5 15-14 0-5-3-15-16-15 8-19 27-24 40-24 26 0 41 21 41 43 0 23-17 42-26 52-22 21-43 42-65 64-3 2-3 3-3 11 37 0 74 0 111 0 3-17 6-33 9-50z"><text:p/></draw:path></draw:g></text:span><text:span text:style-name="T16">) וגם ישנו לפחות איבר יחיד ב־</text:span><text:span text:style-name="T16"><draw:g text:anchor-type="as-char" svg:y="-0.1098in" draw:z-index="107" draw:name="Shape82" draw:style-name="gr1"><svg:title>TexMaths</svg:title><svg:desc>11§display§B \cap C§svg§600§FALSE§</svg:desc><draw:path draw:style-name="gr2" draw:text-style-name="P4" svg:width="0.3909in" svg:height="0.0937in" svg:x="0.0016in" svg:y="0.0071in" svg:viewBox="0 0 994 239" svg:d="M0 0c331 0 663 0 994 0 0 80 0 159 0 239-331 0-663 0-994 0 0-80 0-159 0-239z"><text:p/></draw:path><draw:path draw:style-name="gr3" draw:text-style-name="P5" svg:width="0.1079in" svg:height="0.1024in" svg:x="0.0004in" svg:y="0.0035in" svg:viewBox="0 0 275 261" svg:d="M45 232c-3 15-4 17-35 17-7 0-10 0-10 8 0 4 3 4 10 4 46 0 92 0 138 0 61 0 107-45 107-82 0-29-23-50-60-54 40-8 80-36 80-72 0-29-25-53-72-53-43 0-86 0-129 0-8 0-11 0-11 8 0 4 3 4 11 4 1 0 7 0 14 0 7 1 11 1 11 7 0 1-1 2-2 7-18 68-34 137-52 206zM103 122c8-32 17-64 25-96 3-13 4-14 20-14 17 0 33 0 50 0 34 0 43 22 43 40 0 34-34 70-82 70-18 0-37 0-56 0zM86 249c-6 0-6 0-8 0-4 0-5-1-5-3s0-2 2-10c9-35 17-70 26-105 24 0 48 0 73 0 37 0 45 27 45 43 0 38-34 75-80 75-18 0-36 0-53 0z"><text:p/></draw:path><draw:path draw:style-name="gr3" draw:text-style-name="P5" svg:width="0.0843in" svg:height="0.0929in" svg:x="0.1587in" svg:y="0.0161in" svg:viewBox="0 0 215 237" svg:d="M215 83c0-58-59-83-107-83-51 0-108 26-108 83 0 46 0 94 0 140 0 7 0 14 8 14 7 0 7-7 7-14 0-46 0-92 0-139 0-57 64-69 93-69 17 0 41 4 61 17 31 18 31 43 31 54 0 46 0 91 0 137 0 7 0 14 8 14 7 0 7-7 7-14 0-46 0-94 0-140z"><text:p/></draw:path><draw:path draw:style-name="gr3" draw:text-style-name="P5" svg:width="0.1075in" svg:height="0.1094in" svg:x="0.2929in" svg:y="0in" svg:viewBox="0 0 274 279" svg:d="M274 4c0-2-1-4-5-4-1 0-1 0-5 4-10 10-19 20-28 30-3-5-21-34-63-34-86 0-173 86-173 173 0 64 45 106 104 106 33 0 63-16 84-33 35-32 42-67 42-68 0-4-4-4-5-4-2 0-4 0-4 4-4 11-13 38-40 61-26 21-50 28-71 28-34 0-75-20-75-80 0-22 8-84 46-129 25-27 61-46 95-46 39 0 61 30 61 75 0 15-1 14-1 18s5 5 7 5c4 0 4-1 7-8 7-33 15-65 24-98z"><text:p/></draw:path></draw:g></text:span><text:span text:style-name="T16"> (ויהי </text:span><text:span text:style-name="T16"><draw:g text:anchor-type="as-char" svg:y="-0.1063in" draw:z-index="109" draw:name="Shape83" draw:style-name="gr1"><svg:title>TexMaths</svg:title><svg:desc>11§display§x \in B \cap C§svg§600§FALSE§</svg:desc><draw:path draw:style-name="gr2" draw:text-style-name="P4" svg:width="0.6642in" svg:height="0.0969in" svg:x="0.0039in" svg:y="0.0075in" svg:viewBox="0 0 1688 247" svg:d="M844 247c-281 0-563 0-844 0 0-83 0-164 0-247 563 0 1125 0 1688 0 0 83 0 164 0 247-282 0-563 0-844 0z"><text:p/></draw:path><draw:path draw:style-name="gr3" draw:text-style-name="P5" svg:width="0.0752in" svg:height="0.0681in" svg:x="0.0004in" svg:y="0.0406in" svg:viewBox="0 0 192 174" svg:d="M119 54c2-10 11-45 37-45 2 0 12 0 20 4-11 2-19 12-19 21 0 7 5 14 15 14 8 0 20-7 20-23 0-19-22-25-35-25-23 0-36 21-40 30-10-26-31-30-42-30-41 0-63 50-63 60 0 4 4 4 6 4s3-1 4-4c13-41 38-51 52-51 7 0 21 3 21 25 0 12-7 39-21 93-6 23-20 38-37 38-2 0-11 0-19-5 9-1 18-9 18-19 0-11-9-14-14-14-12 0-22 10-22 23 0 16 20 24 36 24 27 0 40-26 41-29 5 14 19 29 42 29 39 0 61-48 61-58 0-5-3-5-4-5-3 0-4 3-4 5-14 42-40 49-52 49-16 0-21-11-21-24 0-9 2-18 7-34 4-18 8-35 13-53z"><text:p/></draw:path><draw:path draw:style-name="gr3" draw:text-style-name="P5" svg:width="0.0752in" svg:height="0.0874in" svg:x="0.1382in" svg:y="0.0256in" svg:viewBox="0 0 192 223" svg:d="M179 119c7 0 13 0 13-8 0-7-6-7-13-7-55 0-109 0-164 0 5-52 50-89 104-89 20 0 40 0 60 0 7 0 13 0 13-7 0-8-6-8-13-8-20 0-40 0-60 0-66 0-119 50-119 111s53 112 119 112c20 0 40 0 60 0 7 0 13 0 13-8s-6-8-13-8c-20 0-40 0-60 0-54 0-99-37-104-88 55 0 109 0 164 0z"><text:p/></draw:path><draw:path draw:style-name="gr3" draw:text-style-name="P5" svg:width="0.1083in" svg:height="0.1028in" svg:x="0.2752in" svg:y="0.0039in" svg:viewBox="0 0 276 262" svg:d="M46 233c-4 14-5 17-35 17-7 0-11 0-11 8 0 4 3 4 11 4 46 0 91 0 137 0 62 0 107-45 107-83 0-27-22-49-59-53 39-8 80-37 80-73 0-29-25-53-72-53-42 0-86 0-129 0-8 0-12 0-12 8 0 4 4 4 11 4 1 0 8 0 15 0 7 1 10 1 10 7 0 1 0 2-1 7-18 69-34 138-52 207zM104 122c8-32 16-64 24-96 4-13 4-14 20-14 17 0 35 0 51 0 34 0 42 22 42 40 0 34-33 70-80 70-19 0-38 0-57 0zM87 250c-6 0-7 0-9 0-3-1-4-1-4-4 0-1 0-2 1-9 9-35 18-72 27-107 24 0 49 0 73 0 37 0 44 29 44 44 0 39-34 76-79 76-18 0-36 0-53 0z"><text:p/></draw:path><draw:path draw:style-name="gr3" draw:text-style-name="P5" svg:width="0.0839in" svg:height="0.0933in" svg:x="0.4339in" svg:y="0.0169in" svg:viewBox="0 0 214 238" svg:d="M214 84c0-59-59-84-106-84-51 0-108 26-108 84 0 46 0 93 0 140 0 6 0 14 8 14 7 0 7-8 7-14 0-47 0-93 0-139 0-57 63-70 93-70 16 0 40 4 61 17 30 19 30 43 30 54 0 46 0 91 0 138 0 6 0 14 8 14 7 0 7-8 7-14 0-47 0-94 0-140z"><text:p/></draw:path><draw:path draw:style-name="gr3" draw:text-style-name="P5" svg:width="0.1079in" svg:height="0.1098in" svg:x="0.5681in" svg:y="0.0004in" svg:viewBox="0 0 275 280" svg:d="M275 4c0-1-1-4-5-4-1 0-1 1-5 4-9 10-19 20-28 30-3-5-20-34-63-34-87 0-174 85-174 174 0 63 46 106 106 106 33 0 62-16 82-34 36-31 43-66 43-67 0-5-3-5-5-5s-4 1-5 5c-3 11-12 38-38 60-27 22-52 29-72 29-34 0-76-21-76-81 0-22 9-83 47-129 24-26 60-46 95-46 38 0 62 30 62 75 0 15-2 14-2 19 0 3 5 4 6 4 5 0 5-1 8-8 7-33 16-65 24-98z"><text:p/></draw:path></draw:g></text:span><text:span text:style-name="T16">). כדי להראות דוגמה נגדית להנחת השלילה, נתבונן בנתון על היות </text:span><text:span text:style-name="T16"><draw:g text:anchor-type="as-char" svg:y="-0.1035in" draw:z-index="110" draw:name="Shape84" draw:style-name="gr1"><svg:title>TexMaths</svg:title><svg:desc>11§display§H§svg§600§FALSE§</svg:desc><draw:path draw:style-name="gr2" draw:text-style-name="P4" svg:width="0.1177in" svg:height="0.0874in" svg:x="0.0024in" svg:y="0.0071in" svg:viewBox="0 0 300 223" svg:d="M0 0c100 0 200 0 300 0 0 74 0 149 0 223-100 0-200 0-300 0 0-74 0-149 0-223z"><text:p/></draw:path><draw:path draw:style-name="gr3" draw:text-style-name="P5" svg:width="0.1272in" svg:height="0.1031in" svg:x="0.0004in" svg:y="0in" svg:viewBox="0 0 324 263" svg:d="M279 30c3-15 3-18 32-18 10 0 13 0 13-8 0-4-4-4-5-4-11 0-39 1-50 1s-39-1-50-1c-3 0-7 0-7 8 0 4 3 4 11 4 1 0 7 0 14 1 8 0 11 1 11 6 0 2 0 2-1 7-8 31-15 62-24 94-39 0-79 0-117 0 8-31 15-60 23-90 3-15 4-18 33-18 9 0 12 0 12-8 0-4-3-4-4-4-11 0-39 1-50 1s-38-1-49-1c-4 0-8 0-8 8 0 4 3 4 11 4 4 0 8 0 14 1 7 0 10 1 10 6 0 2 0 3-1 7-18 69-35 138-52 207-3 14-4 18-35 18-7 0-10 0-10 7 0 5 4 5 6 5 9 0 37-1 48-1 8 0 17 0 25 0s17 1 25 1c3 0 7 0 7-8 0-4-3-4-10-4-14 0-25 0-25-7 0-2 0-4 1-7 9-35 18-70 27-105 38 0 78 0 116 0-16 63-25 100-27 106-3 13-11 13-33 13-7 0-10 0-10 7 0 5 4 5 5 5 11 0 38-1 49-1 8 0 16 0 24 0 9 0 17 1 26 1 3 0 7 0 7-8 0-4-3-4-11-4-14 0-25 0-25-7 0-2 1-4 1-7 18-69 35-138 53-207z"><text:p/></draw:path></draw:g></text:span><text:span text:style-name="T16"><text:s/>על, ונסיק שלכל </text:span><text:span text:style-name="T16"><draw:g text:anchor-type="as-char" svg:y="-0.1134in" draw:z-index="111" draw:name="Shape85" draw:style-name="gr1"><svg:title>TexMaths</svg:title><svg:desc>11§display§\la f_1, f_2 \ra \in (B \to A) \times (C \to A)§svg§600§FALSE§</svg:desc><draw:path draw:style-name="gr2" draw:text-style-name="P4" svg:width="1.9929in" svg:height="0.1358in" svg:x="0.0004in" svg:y="0.0071in" svg:viewBox="0 0 5063 346" svg:d="M2532 346c-845 0-1688 0-2532 0 0-116 0-230 0-346 1687 0 3376 0 5063 0 0 116 0 230 0 346-843 0-1687 0-2531 0z"><text:p/></draw:path><draw:path draw:style-name="gr3" draw:text-style-name="P5" svg:width="0.0335in" svg:height="0.1512in" svg:x="0.0094in" svg:y="0in" svg:viewBox="0 0 86 385" svg:d="M84 15c2-4 2-5 2-7 0-5-3-8-8-8-3 0-5 2-9 9-22 59-45 118-67 177-1 2-2 4-2 8 0 1 0 1 2 5 22 59 45 118 67 176 3 5 4 10 9 10s8-3 8-7c0-1 0-3-2-7-23-59-45-119-69-177 24-60 46-119 69-179z"><text:p/></draw:path><draw:path draw:style-name="gr3" draw:text-style-name="P5" svg:width="0.076in" svg:height="0.1374in" svg:x="0.0598in" svg:y="0.0067in" svg:viewBox="0 0 194 350" svg:d="M122 118c11 0 22 0 33 0 8 0 12 0 12-8 0-4-4-4-11-4-11 0-21 0-32 0 3-16 6-30 8-44 2-8 8-36 10-40 3-8 10-13 18-13 2 0 12 0 18 6-16 2-21 16-21 21 0 9 8 14 15 14 11 0 22-9 22-24 0-17-18-26-34-26-14 0-38 7-49 45-2 8-4 12-13 61-9 0-18 0-26 0s-13 0-13 7c0 5 4 5 11 5 9 0 17 0 26 0-10 50-19 100-29 151-6 37-13 72-34 72-1 0-11 0-19-6 19-1 22-16 22-21 0-9-7-13-14-13-10 0-22 8-22 23 0 17 18 26 33 26 22 0 37-23 44-37 12-25 21-71 22-74 8-40 15-80 23-121z"><text:p/></draw:path><draw:path draw:style-name="gr3" draw:text-style-name="P5" svg:width="0.0382in" svg:height="0.0701in" svg:x="0.1382in" svg:y="0.0661in" svg:viewBox="0 0 98 179" svg:d="M61 8c0-8 0-8-8-8-18 17-42 17-53 17 0 3 0 6 0 9 7 0 24 0 39-7 0 46 0 92 0 138 0 9 0 13-27 13-3 0-8 0-11 0 0 3 0 6 0 9 6-1 39-1 49-1 8 0 42 0 48 1 0-3 0-6 0-9-3 0-7 0-10 0-27 0-27-4-27-13 0-50 0-100 0-149z"><text:p/></draw:path><draw:path draw:style-name="gr3" draw:text-style-name="P5" svg:width="0.0173in" svg:height="0.0453in" svg:x="0.2079in" svg:y="0.0972in" svg:viewBox="0 0 45 116" svg:d="M45 41c0-26-10-41-25-41-12 0-20 10-20 21 0 10 8 20 20 20 5 0 10-1 14-5 1-1 1-1 1-1 1 0 1 0 1 6 0 28-13 51-26 64-4 4-4 5-4 6 0 2 2 5 4 5 4 0 35-30 35-75z"><text:p/></draw:path><draw:path draw:style-name="gr3" draw:text-style-name="P5" svg:width="0.076in" svg:height="0.1374in" svg:x="0.2701in" svg:y="0.0067in" svg:viewBox="0 0 194 350" svg:d="M122 118c11 0 22 0 33 0 8 0 11 0 11-8 0-4-3-4-10-4-11 0-21 0-32 0 3-16 6-30 8-44 2-8 7-36 10-40 3-8 10-13 18-13 1 0 12 0 18 6-16 2-21 16-21 21 0 9 8 14 15 14 10 0 22-9 22-24 0-17-19-26-34-26-14 0-38 7-50 45-2 8-3 12-12 61-9 0-18 0-26 0s-13 0-13 7c0 5 4 5 11 5 9 0 17 0 26 0-10 50-19 100-29 151-8 37-14 72-34 72-1 0-11 0-19-6 18-1 22-16 22-21 0-9-7-13-14-13-11 0-22 8-22 23 0 17 18 26 33 26 21 0 37-23 44-37 12-25 21-71 22-74 8-40 15-80 23-121z"><text:p/></draw:path><draw:path draw:style-name="gr3" draw:text-style-name="P5" svg:width="0.0469in" svg:height="0.0701in" svg:x="0.3433in" svg:y="0.0661in" svg:viewBox="0 0 120 179" svg:d="M120 130c-3 0-6 0-9 0-1 5-4 22-8 24-2 2-23 2-26 2-16 0-33 0-49 0 27-25 37-33 53-45 20-16 39-33 39-58 0-33-29-53-64-53-33 0-56 23-56 48 0 14 12 15 14 15 7 0 15-5 15-15 0-4-1-14-16-14 8-19 27-24 40-24 26 0 41 21 41 43 0 23-17 42-26 52-22 21-43 41-65 63-3 3-3 4-3 11 37 0 75 0 112 0 2-16 6-33 8-49z"><text:p/></draw:path><draw:path draw:style-name="gr3" draw:text-style-name="P5" svg:width="0.0335in" svg:height="0.1512in" svg:x="0.4138in" svg:y="0in" svg:viewBox="0 0 86 385" svg:d="M84 199c2-4 2-4 2-5 0-2 0-2-2-7-22-59-45-119-67-178-3-7-5-9-9-9-5 0-8 3-8 8 0 1 0 2 1 6 23 60 46 119 69 180-23 58-46 118-69 176-1 4-1 5-1 8 0 4 3 7 8 7 4 0 6-4 7-7 24-60 46-119 69-179z"><text:p/></draw:path><draw:path draw:style-name="gr3" draw:text-style-name="P5" svg:width="0.0756in" svg:height="0.087in" svg:x="0.5193in" svg:y="0.0311in" svg:viewBox="0 0 193 222" svg:d="M179 120c7 0 14 0 14-8 0-9-7-9-14-9-55 0-109 0-164 0 5-50 50-88 104-88 20 0 41 0 60 0 7 0 14 0 14-7 0-8-7-8-14-8-19 0-40 0-60 0-67 0-119 50-119 112s52 110 119 110c20 0 41 0 60 0 7 0 14 0 14-7s-7-7-14-7c-19 0-40 0-60 0-54 0-99-37-104-88 55 0 109 0 164 0z"><text:p/></draw:path><draw:path draw:style-name="gr3" draw:text-style-name="P5" svg:width="0.035in" svg:height="0.1512in" svg:x="0.6654in" svg:y="0in" svg:viewBox="0 0 90 385" svg:d="M90 381c0-1 0-1-6-8-49-49-61-122-61-179 0-68 14-136 62-183 5-5 5-5 5-7 0-3-2-4-4-4-3 0-39 26-62 76-20 42-24 85-24 118 0 28 4 75 25 119 23 47 58 72 61 72 2 0 4-1 4-4z"><text:p/></draw:path><draw:path draw:style-name="gr3" draw:text-style-name="P5" svg:width="0.1083in" svg:height="0.1028in" svg:x="0.7157in" svg:y="0.0098in" svg:viewBox="0 0 276 262" svg:d="M45 232c-3 15-4 18-35 18-7 0-10 0-10 8 0 4 3 4 10 4 46 0 92 0 139 0 60 0 106-45 106-83 0-27-23-49-60-53 40-8 81-37 81-73 0-29-26-53-72-53-43 0-87 0-130 0-7 0-11 0-11 8 0 4 3 4 11 4 1 0 7 0 14 0 8 1 11 1 11 7 0 1-1 2-2 7-18 69-34 138-52 206zM103 122c8-32 17-64 25-96 3-13 4-14 21-14 16 0 33 0 49 0 34 0 43 22 43 40 0 34-34 70-80 70-19 0-39 0-58 0zM86 250c-5 0-6 0-8 0-4 0-5-1-5-4 0-2 0-2 2-9 9-36 17-71 26-106 24 0 50 0 74 0 36 0 44 28 44 45 0 36-34 74-80 74-18 0-36 0-53 0z"><text:p/></draw:path><draw:path draw:style-name="gr3" draw:text-style-name="P5" svg:width="0.1346in" svg:height="0.0787in" svg:x="0.8831in" svg:y="0.0362in" svg:viewBox="0 0 343 201" svg:d="M301 109c-22 15-31 32-35 36-17 27-20 51-20 52 0 4 5 4 8 4 7 0 7-1 8-7 9-38 32-71 76-88 4-1 5-3 5-5 0-3-2-4-3-4-17-7-64-27-78-91-1-5-1-6-8-6-3 0-8 0-8 4 0 2 4 26 19 51 8 12 20 25 36 37-95 0-191 0-287 0-7 0-14 0-14 9 0 8 7 8 14 8 96 0 192 0 287 0z"><text:p/></draw:path><draw:path draw:style-name="gr3" draw:text-style-name="P5" svg:width="0.1039in" svg:height="0.1079in" svg:x="1.074in" svg:y="0.0043in" svg:viewBox="0 0 265 275" svg:d="M56 231c-15 26-31 31-48 32-5 1-8 1-8 8 0 2 2 4 6 4 9 0 22-1 33-1 12 0 26 1 38 1 2 0 8 0 8-7 0-4-5-5-7-5-9 0-19-3-19-13 0-4 4-9 6-14 10-17 20-32 30-49 32 0 65 0 96 0 2 9 7 60 7 64 0 11-20 12-27 12-6 0-10 0-10 8 0 4 4 4 5 4 16 0 33-1 49-1 9 0 34 1 44 1 2 0 6 0 6-7 0-5-3-5-9-5-24 0-24-2-25-13-8-79-15-160-23-240-1-8-1-10-8-10-6 0-7 3-10 7-45 74-89 149-134 224zM102 175c26-43 51-85 76-127 5 42 8 84 12 127-29 0-58 0-88 0z"><text:p/></draw:path><draw:path draw:style-name="gr3" draw:text-style-name="P5" svg:width="0.035in" svg:height="0.1512in" svg:x="1.1913in" svg:y="0in" svg:viewBox="0 0 90 385" svg:d="M90 194c0-31-4-77-25-121-24-48-57-73-61-73-2 0-4 2-4 4s0 2 8 9c37 38 59 99 59 181 0 64-14 132-61 180-6 6-6 6-6 7 0 2 2 4 4 4 4 0 39-26 62-76 20-41 24-84 24-115z"><text:p/></draw:path><draw:path draw:style-name="gr3" draw:text-style-name="P5" svg:width="0.0728in" svg:height="0.0728in" svg:x="1.2984in" svg:y="0.0394in" svg:viewBox="0 0 186 186" svg:d="M94 83c-27-26-52-52-79-77-4-5-5-6-7-6-5 0-8 3-8 8 0 2 0 3 4 7 26 27 52 52 77 79-25 25-51 50-77 77-4 4-4 5-4 7 0 5 3 8 8 8 2 0 3-1 7-5 26-27 52-52 77-78 27 27 54 53 81 81 1 0 3 2 5 2 5 0 8-3 8-8 0-1 0-2-1-4 0-1-62-62-82-80 25-25 48-48 72-72 1-2 8-7 10-9 0-1 1-3 1-5 0-5-3-8-8-8-3 0-4 1-9 6-25 25-50 51-75 77z"><text:p/></draw:path><draw:path draw:style-name="gr3" draw:text-style-name="P5" svg:width="0.035in" svg:height="0.1512in" svg:x="1.4429in" svg:y="0in" svg:viewBox="0 0 90 385" svg:d="M90 381c0-1 0-1-6-8-49-49-62-122-62-179 0-68 15-136 63-183 5-5 5-5 5-7 0-3-2-4-4-4-3 0-39 26-62 76-20 42-24 85-24 118 0 28 4 75 25 119 23 47 58 72 61 72 2 0 4-1 4-4z"><text:p/></draw:path><draw:path draw:style-name="gr3" draw:text-style-name="P5" svg:width="0.1079in" svg:height="0.1098in" svg:x="1.4945in" svg:y="0.0067in" svg:viewBox="0 0 275 280" svg:d="M275 3c0-1-1-3-4-3-1 0-1 0-6 4-9 10-19 20-27 30-4-5-21-34-64-34-86 0-174 85-174 175 0 63 46 105 106 105 33 0 62-16 83-33 35-32 42-66 42-68 0-3-3-3-4-3-3 0-5 0-6 3-3 11-12 38-38 60-27 22-51 29-72 29-34 0-76-20-76-80 0-22 9-85 48-130 23-27 59-46 94-46 40 0 62 30 62 75 0 15-1 14-1 19 0 3 4 4 5 4 6 0 6-1 8-8 8-33 16-66 24-99z"><text:p/></draw:path><draw:path draw:style-name="gr3" draw:text-style-name="P5" svg:width="0.1346in" svg:height="0.0787in" svg:x="1.6575in" svg:y="0.0362in" svg:viewBox="0 0 343 201" svg:d="M301 109c-22 15-31 32-35 36-17 27-20 51-20 52 0 4 5 4 8 4 7 0 7-1 8-7 9-38 32-71 76-88 4-1 5-3 5-5 0-3-2-4-3-4-17-7-64-27-78-91-1-5-1-6-8-6-3 0-8 0-8 4 0 2 4 26 19 51 8 12 20 25 36 37-95 0-191 0-287 0-7 0-14 0-14 9 0 8 7 8 14 8 96 0 192 0 287 0z"><text:p/></draw:path><draw:path draw:style-name="gr3" draw:text-style-name="P5" svg:width="0.1039in" svg:height="0.1079in" svg:x="1.8488in" svg:y="0.0043in" svg:viewBox="0 0 265 275" svg:d="M56 231c-15 26-31 31-48 32-5 1-8 1-8 8 0 2 2 4 6 4 9 0 22-1 33-1 12 0 26 1 38 1 2 0 8 0 8-7 0-4-5-5-7-5-9 0-19-3-19-13 0-4 4-9 6-14 10-17 20-32 30-49 32 0 65 0 96 0 2 9 7 60 7 64 0 11-20 12-27 12-6 0-10 0-10 8 0 4 4 4 5 4 17 0 33-1 49-1 9 0 34 1 44 1 2 0 6 0 6-7 0-5-3-5-9-5-24 0-24-2-25-13-8-79-15-160-23-240-1-8-1-10-8-10-6 0-7 3-10 7-45 74-89 149-134 224zM102 175c26-43 51-85 76-127 5 42 8 84 12 127-29 0-58 0-88 0z"><text:p/></draw:path><draw:path draw:style-name="gr3" draw:text-style-name="P5" svg:width="0.035in" svg:height="0.1512in" svg:x="1.9661in" svg:y="0in" svg:viewBox="0 0 90 385" svg:d="M90 194c0-31-4-77-25-121-23-48-57-73-61-73-2 0-4 2-4 4s0 2 8 9c37 38 59 99 59 181 0 64-14 132-61 180-6 6-6 6-6 7 0 2 2 4 4 4 4 0 39-26 62-76 20-41 24-84 24-115z"><text:p/></draw:path></draw:g></text:span><text:span text:style-name="T16"><text:s/>מתקיים קיום </text:span><text:span text:style-name="T16"><draw:g text:anchor-type="as-char" svg:y="-0.1134in" draw:z-index="112" draw:name="Shape86" draw:style-name="gr1"><svg:title>TexMaths</svg:title><svg:desc>11§display§h \in (B \cup C) \to A§svg§600§FALSE§</svg:desc><draw:path draw:style-name="gr2" draw:text-style-name="P4" svg:width="1.1343in" svg:height="0.1358in" svg:x="0.0004in" svg:y="0.0071in" svg:viewBox="0 0 2882 346" svg:d="M1441 346c-480 0-960 0-1441 0 0-116 0-230 0-346 961 0 1921 0 2882 0 0 116 0 230 0 346-480 0-961 0-1441 0z"><text:p/></draw:path><draw:path draw:style-name="gr3" draw:text-style-name="P5" svg:width="0.074in" svg:height="0.1063in" svg:x="0.0012in" svg:y="0.0079in" svg:viewBox="0 0 189 271" svg:d="M89 4c0-1 0-4-5-4-9 0-37 3-47 3-3 1-7 1-7 8 0 6 3 6 9 6 18 0 19 2 19 6 0 2-1 6-1 8-18 74-37 147-56 220-1 6-1 7-1 9 0 9 8 11 11 11 6 0 12-5 14-10 3-10 5-20 7-30 3-11 5-22 9-33 2-9 4-17 6-26 1-2 5-15 5-18 1-3 13-24 26-35 9-6 20-13 38-13 16 0 20 13 20 26 0 21-15 64-24 86-3 9-5 13-5 21 0 19 14 32 32 32 36 0 50-56 50-60 0-3-3-3-4-3-5 0-5 1-6 7-6 20-18 47-39 47-7 0-10-3-10-12 0-10 3-19 8-28 5-15 23-61 23-83 0-26-16-42-44-42-25 0-43 12-58 30 10-41 20-82 30-123z"><text:p/></draw:path><draw:path draw:style-name="gr3" draw:text-style-name="P5" svg:width="0.076in" svg:height="0.087in" svg:x="0.135in" svg:y="0.0311in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3" draw:text-style-name="P5" svg:width="0.0346in" svg:height="0.1512in" svg:x="0.2815in" svg:y="0in" svg:viewBox="0 0 89 385" svg:d="M89 381c0-1 0-1-6-8-49-49-61-122-61-180 0-67 15-135 63-182 4-5 4-5 4-7 0-3-1-4-3-4-5 0-39 26-62 76-20 42-24 85-24 117 0 29 4 76 25 120 23 47 56 72 61 72 2 0 3-1 3-4z"><text:p/></draw:path><draw:path draw:style-name="gr3" draw:text-style-name="P5" svg:width="0.1083in" svg:height="0.1028in" svg:x="0.3319in" svg:y="0.0098in" svg:viewBox="0 0 276 262" svg:d="M46 232c-4 15-4 18-35 18-7 0-11 0-11 8 0 4 4 4 11 4 46 0 91 0 138 0 61 0 106-45 106-83 0-27-22-49-59-53 39-8 80-37 80-73 0-29-25-53-71-53-43 0-87 0-130 0-8 0-11 0-11 8 0 4 3 4 11 4 4 0 8 0 14 0 7 1 10 1 10 7 0 1 0 2-1 7-18 69-34 138-52 206zM105 122c7-32 16-64 24-96 3-13 4-14 21-14 16 0 33 0 49 0 34 0 42 22 42 40 0 34-33 70-80 70-19 0-38 0-56 0zM87 250c-6 0-7 0-9 0-3 0-4-1-4-4 0-2 0-2 2-9 9-36 18-71 26-106 25 0 49 0 73 0 37 0 45 28 45 45 0 36-35 74-80 74-18 0-35 0-53 0z"><text:p/></draw:path><draw:path draw:style-name="gr3" draw:text-style-name="P5" svg:width="0.0843in" svg:height="0.0937in" svg:x="0.4909in" svg:y="0.022in" svg:viewBox="0 0 215 239" svg:d="M215 14c0-6 0-14-8-14s-8 8-8 14c0 47 0 93 0 140 0 57-63 70-91 70-18 0-42-4-63-16-30-19-30-44-30-54 0-47 0-93 0-140 0-6 0-14-7-14-8 0-8 8-8 14 0 48 0 94 0 141 0 59 59 84 108 84s107-28 107-83c0-47 0-94 0-142z"><text:p/></draw:path><draw:path draw:style-name="gr3" draw:text-style-name="P5" svg:width="0.1075in" svg:height="0.1098in" svg:x="0.6252in" svg:y="0.0067in" svg:viewBox="0 0 274 280" svg:d="M274 3c0-1-1-3-4-3-2 0-2 0-6 4-9 10-19 20-27 30-4-5-21-34-64-34-86 0-173 85-173 175 0 63 45 105 105 105 33 0 62-16 83-33 35-32 42-66 42-68 0-4-3-4-4-4-3 0-5 1-5 4-4 11-13 38-39 60-27 22-51 29-71 29-35 0-76-20-76-80 0-22 8-85 46-130 25-27 61-46 95-46 40 0 62 30 62 75 0 15-1 14-1 19 0 3 4 4 6 4 5 0 5-1 7-8 7-33 16-66 24-99z"><text:p/></draw:path><draw:path draw:style-name="gr3" draw:text-style-name="P5" svg:width="0.035in" svg:height="0.1512in" svg:x="0.7457in" svg:y="0in" svg:viewBox="0 0 90 385" svg:d="M90 193c0-30-4-76-25-120-23-48-57-73-61-73-2 0-4 2-4 4s0 2 8 9c37 38 60 99 60 180 0 65-14 133-62 181-6 6-6 6-6 7 0 2 2 4 4 4 4 0 39-26 62-76 20-41 24-84 24-116z"><text:p/></draw:path><draw:path draw:style-name="gr3" draw:text-style-name="P5" svg:width="0.1346in" svg:height="0.0787in" svg:x="0.8469in" svg:y="0.0362in" svg:viewBox="0 0 343 201" svg:d="M301 109c-22 15-31 32-35 36-17 27-21 51-21 52 0 4 6 4 8 4 7 0 8-1 9-7 9-38 32-71 76-88 4-1 5-4 5-6 0-3-2-3-3-3-17-7-64-27-78-91-1-5-2-6-9-6-2 0-8 0-8 4 0 2 4 26 20 51 8 12 19 25 36 37-95 0-191 0-287 0-7 0-14-1-14 8 0 8 7 9 14 9 96 0 192 0 287 0z"><text:p/></draw:path><draw:path draw:style-name="gr3" draw:text-style-name="P5" svg:width="0.1039in" svg:height="0.1079in" svg:x="1.0386in" svg:y="0.0043in" svg:viewBox="0 0 265 275" svg:d="M55 231c-15 26-30 31-47 32-5 1-8 1-8 8 0 2 2 4 4 4 11 0 24-1 35-1 12 0 25 1 38 1 2 0 7 0 7-7 0-4-4-5-6-5-9 0-19-3-19-13 0-4 3-9 6-14 10-17 20-32 30-49 32 0 65 0 96 0 2 9 7 60 7 64 0 11-21 12-29 12-5 0-8 0-8 8 0 4 4 4 5 4 16 0 32-1 49-1 9 0 34 1 42 1 4 0 8 0 8-7 0-5-4-5-9-5-24 0-24-2-25-13-8-79-16-160-24-240 0-8 0-10-7-10-6 0-7 3-10 7-45 74-90 149-135 224zM102 175c26-43 51-85 76-127 5 42 8 84 12 127-29 0-58 0-88 0z"><text:p/></draw:path></draw:g></text:span><text:span text:style-name="T16"><text:s/>עוברו </text:span><text:span text:style-name="T16"><draw:g text:anchor-type="as-char" svg:y="-0.1134in" draw:z-index="113" draw:name="Shape87" draw:style-name="gr1"><svg:title>TexMaths</svg:title><svg:desc>11§display§H(h) = \la f_1, f_2 \ra§svg§600§FALSE§</svg:desc><draw:path draw:style-name="gr2" draw:text-style-name="P4" svg:width="0.9858in" svg:height="0.1358in" svg:x="0.0024in" svg:y="0.0071in" svg:viewBox="0 0 2505 346" svg:d="M1254 346c-418 0-836 0-1254 0 0-116 0-230 0-346 835 0 1670 0 2505 0 0 116 0 230 0 346-417 0-835 0-1251 0z"><text:p/></draw:path><draw:path draw:style-name="gr3" draw:text-style-name="P5" svg:width="0.128in" svg:height="0.1028in" svg:x="0.0004in" svg:y="0.0098in" svg:viewBox="0 0 326 262" svg:d="M279 30c4-15 5-18 33-18 10 0 14 0 14-8 0-4-5-4-6-4-11 0-38 1-49 1s-39-1-50-1c-3 0-8 0-8 8 0 4 4 4 11 4 5 0 8 0 15 0 6 1 11 1 11 7 0 1-1 2-3 7-7 31-15 62-23 94-39 0-78 0-117 0 7-31 15-61 23-90 3-15 4-18 32-18 10 0 13 0 13-8 0-4-5-4-6-4-11 0-38 1-49 1s-39-1-50-1c-3 0-7 0-7 8 0 4 3 4 11 4 1 0 7 0 14 0 8 1 11 1 11 7 0 1 0 2-2 7-18 69-34 138-52 206-3 15-4 18-35 18-7 0-10 0-10 8 0 4 4 4 5 4 11 0 39-1 49-1 9 0 17 0 25 0 9 0 17 1 25 1 4 0 8 0 8-8 0-4-3-4-11-4-14 0-25 0-25-7 0-2 1-4 1-6 9-34 18-70 26-105 40 0 78 0 118 0-16 64-25 99-26 106-5 12-11 12-36 12-5 0-8 0-8 8 0 4 4 4 5 4 10 0 38-1 49-1 8 0 16 0 25 0 8 0 16 1 24 1 3 0 8 0 8-8 0-4-4-4-10-4-14 0-25 0-25-7 0-2 1-4 1-6 17-69 34-138 51-207z"><text:p/></draw:path><draw:path draw:style-name="gr3" draw:text-style-name="P5" svg:width="0.0346in" svg:height="0.1512in" svg:x="0.1484in" svg:y="0in" svg:viewBox="0 0 89 385" svg:d="M89 381c0-1 0-1-7-8-48-49-60-122-60-180 0-67 14-135 63-182 4-5 4-5 4-7 0-3-1-4-3-4-5 0-40 26-62 76-20 42-24 85-24 117 0 29 3 76 25 120 23 47 56 72 61 72 2 0 3-1 3-4z"><text:p/></draw:path><draw:path draw:style-name="gr3" draw:text-style-name="P5" svg:width="0.074in" svg:height="0.1063in" svg:x="0.2008in" svg:y="0.0079in" svg:viewBox="0 0 189 271" svg:d="M89 4c0-1 0-4-4-4-9 0-38 3-48 3-3 1-7 1-7 8 0 6 3 6 10 6 18 0 18 2 18 6 0 2-1 6-1 8-19 74-37 147-56 220-1 6-1 7-1 9 0 9 8 11 11 11 7 0 12-5 14-10 2-10 6-20 8-30 2-11 5-22 8-33 3-9 5-17 6-26 1-2 5-15 5-18 1-3 13-24 26-35 9-6 21-13 37-13 17 0 21 13 21 26 0 21-15 64-24 86-3 9-5 13-5 21 0 19 14 32 32 32 36 0 50-56 50-60 0-3-3-3-4-3-4 0-4 1-6 7-5 20-18 47-39 47-7 0-9-3-9-12 0-10 3-19 6-28 7-15 24-61 24-83 0-26-16-42-44-42-25 0-43 12-58 30 10-41 20-82 30-123z"><text:p/></draw:path><draw:path draw:style-name="gr3" draw:text-style-name="P5" svg:width="0.0346in" svg:height="0.1512in" svg:x="0.289in" svg:y="0in" svg:viewBox="0 0 89 385" svg:d="M89 193c0-30-3-76-25-120-23-48-56-73-61-73-2 0-3 2-3 4s0 2 8 9c37 38 59 99 59 180 0 65-14 133-62 181-5 6-5 6-5 7 0 2 1 4 3 4 5 0 40-26 62-76 20-41 24-84 24-116z"><text:p/></draw:path><draw:path draw:style-name="gr3" draw:text-style-name="P5" svg:width="0.1004in" svg:height="0.0354in" svg:x="0.3902in" svg:y="0.0571in" svg:viewBox="0 0 256 91" svg:d="M244 17c6 0 12-2 12-9 0-8-6-8-12-8-77 0-155 0-232 0-5 0-12 0-12 8 0 7 7 9 13 9 77 0 154 0 231 0zM244 91c6 0 12 0 12-7 0-9-6-9-12-9-77 0-154 0-231 0-6 0-13 0-13 9 0 7 7 7 12 7 77 0 155 0 232 0z"><text:p/></draw:path><draw:path draw:style-name="gr3" draw:text-style-name="P5" svg:width="0.0335in" svg:height="0.1512in" svg:x="0.5587in" svg:y="0in" svg:viewBox="0 0 86 385" svg:d="M84 15c2-4 2-5 2-7 0-5-4-8-8-8-3 0-7 2-9 9-23 59-45 118-68 177 0 2-1 4-1 7 0 2 0 2 1 6 23 59 45 118 68 176 1 5 4 10 9 10 4 0 8-3 8-7 0-1 0-3-2-7-24-59-46-119-69-178 23-60 45-119 69-178z"><text:p/></draw:path><draw:path draw:style-name="gr3" draw:text-style-name="P5" svg:width="0.076in" svg:height="0.1374in" svg:x="0.6087in" svg:y="0.0067in" svg:viewBox="0 0 194 350" svg:d="M122 118c11 0 22 0 33 0 8 0 11 0 11-8 0-4-3-4-10-4-11 0-21 0-32 0 2-16 6-30 8-44 1-8 7-36 10-40 3-8 10-13 17-13 2 0 13 0 19 6-16 2-21 16-21 21 0 9 8 14 15 14 9 0 22-9 22-24 0-17-19-26-35-26-13 0-37 7-49 45-2 8-3 12-12 61-9 0-18 0-27 0-7 0-12 0-12 7 0 5 4 5 11 5 9 0 17 0 26 0-10 50-19 100-29 151-8 37-14 72-34 72-1 0-11 0-19-6 18-1 22-16 22-21 0-9-7-13-14-13-11 0-22 8-22 23 0 17 18 26 33 26 21 0 37-23 44-37 12-25 21-71 22-74 8-40 15-80 23-121z"><text:p/></draw:path><draw:path draw:style-name="gr3" draw:text-style-name="P5" svg:width="0.0386in" svg:height="0.0701in" svg:x="0.6866in" svg:y="0.0661in" svg:viewBox="0 0 99 179" svg:d="M62 8c0-8 0-8-8-8-18 17-42 17-54 17 0 3 0 6 0 9 7 0 25 0 40-7 0 46 0 92 0 138 0 9 0 13-27 13-3 0-8 0-11 0 0 3 0 6 0 9 6-1 39-1 49-1 8 0 42 0 48 1 0-3 0-6 0-9-3 0-7 0-10 0-27 0-27-4-27-13 0-50 0-100 0-149z"><text:p/></draw:path><draw:path draw:style-name="gr3" draw:text-style-name="P5" svg:width="0.0173in" svg:height="0.0453in" svg:x="0.7567in" svg:y="0.0972in" svg:viewBox="0 0 45 116" svg:d="M45 41c0-26-10-41-25-41-12 0-20 10-20 21 0 10 8 20 20 20 4 0 10-1 13-5 1-1 1-1 2-1s1 0 1 6c0 28-13 51-26 64-5 4-5 5-5 6 0 2 3 5 5 5 4 0 35-30 35-75z"><text:p/></draw:path><draw:path draw:style-name="gr3" draw:text-style-name="P5" svg:width="0.0752in" svg:height="0.1374in" svg:x="0.8193in" svg:y="0.0067in" svg:viewBox="0 0 192 350" svg:d="M121 118c11 0 23 0 34 0 8 0 11 0 11-8 0-4-3-4-10-4-11 0-21 0-32 0 2-16 6-30 8-44 1-8 7-36 9-40 3-8 10-13 18-13 2 0 11 0 19 6-16 2-21 16-21 21 0 9 7 14 15 14 9 0 20-9 20-24 0-17-17-26-33-26-13 0-37 7-49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3" draw:text-style-name="P5" svg:width="0.0469in" svg:height="0.0701in" svg:x="0.8925in" svg:y="0.0661in" svg:viewBox="0 0 120 179" svg:d="M120 130c-3 0-7 0-10 0 0 5-3 22-7 24-2 2-23 2-26 2-17 0-34 0-51 0 29-25 39-33 55-45 20-16 39-33 39-58 0-33-29-53-64-53-33 0-56 23-56 48 0 14 12 15 14 15 7 0 15-5 15-15 0-4-3-14-16-14 8-19 27-24 39-24 27 0 41 21 41 43 0 23-16 42-25 52-22 21-44 41-66 63-2 3-2 4-2 11 37 0 74 0 111 0 3-16 6-33 9-49z"><text:p/></draw:path><draw:path draw:style-name="gr3" draw:text-style-name="P5" svg:width="0.0339in" svg:height="0.1512in" svg:x="0.9622in" svg:y="0in" svg:viewBox="0 0 87 385" svg:d="M85 199c2-4 2-5 2-6 0-3 0-1-2-6-22-59-45-119-67-178-4-7-7-9-10-9-5 0-8 3-8 8 0 1 0 2 2 6 23 60 45 119 68 179-23 58-45 117-68 177-2 4-2 5-2 8 0 4 4 7 8 7 5 0 6-4 8-7 24-60 46-119 69-179z"><text:p/></draw:path></draw:g></text:span><text:span text:style-name="T16">, ובפרט עבור </text:span><text:span text:style-name="T16"><draw:g text:anchor-type="as-char" svg:y="-0.1134in" draw:z-index="114" draw:name="Shape88" draw:style-name="gr1"><svg:title>TexMaths</svg:title><svg:desc>11§display§f_1 = \la x, a_1 \ra, f_2 = \la x, a_2 \ra§svg§600§FALSE§</svg:desc><draw:path draw:style-name="gr2" draw:text-style-name="P4" svg:width="1.5693in" svg:height="0.1358in" svg:x="0.0004in" svg:y="0.0071in" svg:viewBox="0 0 3987 346" svg:d="M1995 346c-666 0-1330 0-1995 0 0-116 0-230 0-346 1329 0 2658 0 3987 0 0 116 0 230 0 346-664 0-1329 0-1992 0z"><text:p/></draw:path><draw:path draw:style-name="gr3" draw:text-style-name="P5" svg:width="0.0756in" svg:height="0.1374in" svg:x="0.0008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5" svg:width="0.0386in" svg:height="0.0701in" svg:x="0.0787in" svg:y="0.0661in" svg:viewBox="0 0 99 179" svg:d="M62 8c0-8-1-8-9-8-17 17-42 17-53 17 0 3 0 6 0 9 7 0 24 0 40-7 0 46 0 92 0 138 0 9 0 13-28 13-3 0-6 0-10 0 0 3 0 6 0 9 5-1 38-1 49-1 7 0 41 0 48 1 0-3 0-6 0-9-3 0-8 0-11 0-26 0-26-4-26-13 0-50 0-100 0-149z"><text:p/></draw:path><draw:path draw:style-name="gr3" draw:text-style-name="P5" svg:width="0.1008in" svg:height="0.0354in" svg:x="0.1862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5" svg:width="0.0335in" svg:height="0.1512in" svg:x="0.3551in" svg:y="0in" svg:viewBox="0 0 86 385" svg:d="M85 15c1-4 1-5 1-7 0-5-3-8-8-8-3 0-5 2-9 9-22 59-45 118-67 177-1 2-2 4-2 7 0 2 0 2 2 6 22 59 45 118 67 176 3 5 4 10 9 10s8-3 8-7c0-1 0-3-1-7-23-59-46-119-70-178 24-60 47-119 70-178z"><text:p/></draw:path><draw:path draw:style-name="gr3" draw:text-style-name="P5" svg:width="0.0756in" svg:height="0.0685in" svg:x="0.402in" svg:y="0.0461in" svg:viewBox="0 0 193 175" svg:d="M118 54c2-10 12-45 38-45 2 0 11 0 20 4-11 2-19 12-19 21 0 7 5 14 15 14 8 0 21-7 21-23 0-19-24-25-37-25-22 0-35 21-39 30-10-26-31-30-42-30-41 0-63 50-63 59 0 5 3 4 5 5 3 0 4-1 5-5 13-40 39-50 52-50 7 0 21 3 21 25 0 12-7 39-21 93-7 24-20 39-37 39-3 0-12 0-19-4 10-2 17-10 17-21s-7-13-14-13c-11 0-21 10-21 22 0 17 20 25 36 25 26 0 40-27 41-30 4 15 19 30 42 30 39 0 61-49 61-59 0-4-3-4-4-4-3 0-4 1-5 4-13 41-39 50-51 50-15 0-22-12-22-25 0-9 3-17 7-34 4-18 8-35 13-53z"><text:p/></draw:path><draw:path draw:style-name="gr3" draw:text-style-name="P5" svg:width="0.0173in" svg:height="0.0453in" svg:x="0.4976in" svg:y="0.0972in" svg:viewBox="0 0 45 116" svg:d="M45 41c0-26-10-41-24-41-13 0-21 10-21 21 0 10 8 20 21 20 4 0 9-1 13-5 1-1 1-1 2-1 0 2 0 0 0 6 0 28-13 51-26 64-3 4-3 5-3 6 0 2 1 5 3 5 4 0 35-30 35-75z"><text:p/></draw:path><draw:path draw:style-name="gr3" draw:text-style-name="P5" svg:width="0.0693in" svg:height="0.0685in" svg:x="0.5583in" svg:y="0.0461in" svg:viewBox="0 0 177 175" svg:d="M129 25c-7-14-19-25-35-25-46 0-94 57-94 113 0 37 21 62 52 62 7 0 26-1 49-29 4 16 17 29 35 29 15 0 24-9 29-21 7-14 12-37 12-38 0-4-3-4-4-4-5 0-5 1-6 7-6 25-14 47-29 47-10 0-11-10-11-17 0-9 0-11 4-29 4-17 5-20 9-34 4-18 9-36 13-54 3-11 3-12 3-13 0-7-4-11-11-11-10 0-15 9-16 17zM103 124c-2 8-2 8-7 15-17 22-33 27-44 27-19 0-24-21-24-36 0-19 12-66 20-84 13-23 30-37 46-37 25 0 30 32 30 34s-1 4-1 7c-6 24-13 49-20 74z"><text:p/></draw:path><draw:path draw:style-name="gr3" draw:text-style-name="P5" svg:width="0.0386in" svg:height="0.0701in" svg:x="0.6441in" svg:y="0.0661in" svg:viewBox="0 0 99 179" svg:d="M62 8c0-8 0-8-8-8-18 17-42 17-54 17 0 3 0 6 0 9 7 0 25 0 40-7 0 46 0 92 0 138 0 9 0 13-27 13-3 0-7 0-11 0 0 3 0 6 0 9 6-1 39-1 49-1 8 0 43 0 48 1 0-3 0-6 0-9-3 0-7 0-10 0-27 0-27-4-27-13 0-50 0-100 0-149z"><text:p/></draw:path><draw:path draw:style-name="gr3" draw:text-style-name="P5" svg:width="0.0335in" svg:height="0.1512in" svg:x="0.7094in" svg:y="0in" svg:viewBox="0 0 86 385" svg:d="M84 199c2-4 2-5 2-6 0-3 0-1-2-6-22-59-45-119-67-178-3-7-6-9-9-9-5 0-8 3-8 8 0 1 0 2 1 6 23 60 46 119 69 179-23 58-46 117-69 177-1 4-1 5-1 8 0 4 3 7 8 7 4 0 6-4 7-7 24-60 46-119 69-179z"><text:p/></draw:path><draw:path draw:style-name="gr3" draw:text-style-name="P5" svg:width="0.0173in" svg:height="0.0453in" svg:x="0.7732in" svg:y="0.0972in" svg:viewBox="0 0 45 116" svg:d="M45 41c0-26-10-41-24-41-13 0-21 10-21 21 0 10 8 20 21 20 4 0 10-1 13-5 1-1 1-1 2-1 0 2 0 0 0 6 0 28-13 51-25 64-4 4-4 5-4 6 0 2 1 5 3 5 4 0 35-30 35-75z"><text:p/></draw:path><draw:path draw:style-name="gr3" draw:text-style-name="P5" svg:width="0.0756in" svg:height="0.1374in" svg:x="0.8358in" svg:y="0.0067in" svg:viewBox="0 0 193 350" svg:d="M121 118c11 0 22 0 33 0 8 0 12 0 12-8 0-4-4-4-11-4-11 0-21 0-32 0 2-16 6-30 8-44 2-8 8-36 10-40 3-8 10-13 17-13 3 0 13 0 20 6-17 2-21 16-21 21 0 9 7 14 15 14 10 0 21-9 21-24 0-17-18-26-35-26-13 0-37 7-48 45-2 8-3 12-13 61-9 0-18 0-27 0-7 0-12 0-12 7 0 5 5 5 11 5 9 0 17 0 26 0-10 50-19 100-29 151-7 37-13 72-33 72-2 0-12 0-19-6 18-1 21-16 21-21 0-9-6-13-14-13-10 0-21 8-21 23 0 17 17 26 33 26 21 0 36-23 43-37 12-25 22-71 22-74 8-40 15-80 23-121z"><text:p/></draw:path><draw:path draw:style-name="gr3" draw:text-style-name="P5" svg:width="0.0465in" svg:height="0.0701in" svg:x="0.9087in" svg:y="0.0661in" svg:viewBox="0 0 119 179" svg:d="M119 130c-3 0-6 0-9 0-1 5-3 22-7 24-2 2-23 2-27 2-17 0-33 0-50 0 29-25 38-33 54-45 20-16 39-33 39-58 0-33-29-53-63-53s-56 23-56 48c0 14 11 15 14 15 7 0 15-5 15-15 0-4-3-14-17-14 9-19 27-24 40-24 27 0 40 21 40 43 0 23-16 42-25 52-22 21-43 41-65 63-2 3-2 4-2 11 37 0 74 0 111 0 2-16 6-33 8-49z"><text:p/></draw:path><draw:path draw:style-name="gr3" draw:text-style-name="P5" svg:width="0.1008in" svg:height="0.0354in" svg:x="1.0209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5" svg:width="0.0335in" svg:height="0.1512in" svg:x="1.1902in" svg:y="0in" svg:viewBox="0 0 86 385" svg:d="M84 15c2-4 2-5 2-7 0-5-3-8-8-8-3 0-5 2-9 9-22 59-45 118-67 177-1 2-2 4-2 7 0 2 0 2 2 6 22 59 45 118 67 176 1 5 4 10 9 10s8-3 8-7c0-1 0-3-2-7-23-59-45-119-69-178 24-60 46-119 69-178z"><text:p/></draw:path><draw:path draw:style-name="gr3" draw:text-style-name="P5" svg:width="0.0756in" svg:height="0.0685in" svg:x="1.2366in" svg:y="0.0461in" svg:viewBox="0 0 193 175" svg:d="M118 54c2-10 11-45 38-45 2 0 11 0 19 4-10 2-18 12-18 21 0 7 4 14 15 14 8 0 21-7 21-23 0-19-24-25-37-25-22 0-35 21-40 30-9-26-30-30-42-30-40 0-62 50-62 59 0 5 3 5 5 5 3 0 4-1 5-5 13-40 39-50 52-50 6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3" draw:text-style-name="P5" svg:width="0.0173in" svg:height="0.0453in" svg:x="1.3327in" svg:y="0.0972in" svg:viewBox="0 0 45 116" svg:d="M45 41c0-26-10-41-25-41-12 0-20 10-20 21 0 10 8 20 20 20 5 0 10-1 14-5 1-1 1-1 1-1 1 0 1 0 1 6 0 28-13 51-26 64-4 4-4 5-4 6 0 2 2 5 4 5 4 0 35-30 35-75z"><text:p/></draw:path><draw:path draw:style-name="gr3" draw:text-style-name="P5" svg:width="0.0693in" svg:height="0.0685in" svg:x="1.3933in" svg:y="0.0461in" svg:viewBox="0 0 177 175" svg:d="M129 25c-8-14-19-25-37-25-45 0-92 57-92 113 0 37 21 62 52 62 7 0 26-1 49-29 4 16 17 29 35 29 14 0 24-9 29-21 7-14 12-37 12-38 0-4-3-4-4-4-5 0-5 1-6 7-6 25-14 47-29 47-11 0-13-10-13-17 0-9 2-11 6-29 4-17 4-20 9-34 4-18 9-36 13-54 3-11 3-12 3-13 0-7-4-11-11-11-10 0-15 9-16 17zM103 124c-2 8-2 8-7 15-18 22-33 27-44 27-19 0-24-21-24-36 0-19 12-66 20-84 13-23 30-37 46-37 25 0 30 32 30 34s-1 4-1 7c-6 24-13 49-20 74z"><text:p/></draw:path><draw:path draw:style-name="gr3" draw:text-style-name="P5" svg:width="0.0469in" svg:height="0.0701in" svg:x="1.474in" svg:y="0.0661in" svg:viewBox="0 0 120 179" svg:d="M120 130c-3 0-7 0-10 0 0 5-3 22-7 24-2 2-23 2-26 2-16 0-34 0-51 0 29-25 39-33 55-45 20-16 39-33 39-58 0-33-29-53-64-53-33 0-56 23-56 48 0 14 12 15 14 15 7 0 15-5 15-15 0-4-3-14-16-14 8-19 27-24 39-24 27 0 42 21 42 43 0 23-17 42-26 52-22 21-44 41-66 63-2 3-2 4-2 11 37 0 74 0 111 0 3-16 6-33 9-49z"><text:p/></draw:path><draw:path draw:style-name="gr3" draw:text-style-name="P5" svg:width="0.0339in" svg:height="0.1512in" svg:x="1.5437in" svg:y="0in" svg:viewBox="0 0 87 385" svg:d="M85 199c2-4 2-5 2-6 0-3 0-1-2-6-22-59-45-119-67-178-4-7-7-9-10-9-5 0-8 3-8 8 0 1 0 2 2 6 23 60 45 119 68 179-23 58-45 117-68 177-2 4-2 5-2 8 0 4 4 7 8 7 5 0 6-4 9-7 23-60 45-119 68-179z"><text:p/></draw:path></draw:g></text:span><text:span text:style-name="T16"><text:s/>זאת מתקיים קיום </text:span><text:span text:style-name="T16"><draw:g text:anchor-type="as-char" svg:y="-0.1063in" draw:z-index="116" draw:name="Shape89" draw:style-name="gr1"><svg:title>TexMaths</svg:title><svg:desc>11§display§h§svg§600§FALSE§</svg:desc><draw:path draw:style-name="gr2" draw:text-style-name="P4" svg:width="0.0665in" svg:height="0.0906in" svg:x="0.0004in" svg:y="0.0071in" svg:viewBox="0 0 170 231" svg:d="M0 0c56 0 114 0 170 0 0 77 0 154 0 231-56 0-114 0-170 0 0-77 0-154 0-231z"><text:p/></draw:path><draw:path draw:style-name="gr3" draw:text-style-name="P5" svg:width="0.074in" svg:height="0.1063in" svg:x="0.0008in" svg:y="0in" svg:viewBox="0 0 189 271" svg:d="M89 4c-2-1 0-4-4-4-9 0-38 3-47 4-4 0-7 0-7 8 0 5 3 5 9 5 18 0 18 2 18 6-1 2-1 6-1 8-18 74-36 146-55 220-2 5-2 7-2 9 0 9 8 11 11 11 7 0 13-5 14-10 3-10 6-20 8-30 2-11 6-22 9-34 2-9 4-18 7-26 0-3 3-15 3-18 2-3 13-23 26-34 9-6 21-13 37-13s21 13 21 27c0 19-16 62-25 85-3 9-5 13-5 21 0 19 14 32 32 32 36 0 51-56 51-60 0-3-4-3-5-3-4 0-4 1-5 7-7 19-19 47-40 47-7 0-10-3-10-12 0-10 4-19 8-28 5-16 23-62 23-84 0-25-15-41-44-41-23 0-42 12-56 30 9-41 19-82 29-123z"><text:p/></draw:path></draw:g></text:span><text:span text:style-name="T16"><text:s/>כזה [הערה: כאן צריך את קיום לפחות שני איברים ב־</text:span><text:span text:style-name="T16"><draw:g text:anchor-type="as-char" svg:y="-0.1083in" draw:z-index="115" draw:name="Shape90" draw:style-name="gr1"><svg:title>TexMaths</svg:title><svg:desc>11§display§A§svg§600§FALSE§</svg:desc><draw:path draw:style-name="gr2" draw:text-style-name="P4" svg:width="0.0929in" svg:height="0.0921in" svg:x="0.0031in" svg:y="0.0079in" svg:viewBox="0 0 237 235" svg:d="M0 0c79 0 158 0 237 0 0 78 0 157 0 235-79 0-158 0-237 0 0-78 0-157 0-235z"><text:p/></draw:path><draw:path draw:style-name="gr3" draw:text-style-name="P5" svg:width="0.1035in" svg:height="0.1079in" svg:x="0.0004in" svg:y="0in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text:span text:style-name="T16">, תנאי שנעדר מההוכחה הקודמת]. מתוך כלל </text:span><text:span text:style-name="T16"><draw:g text:anchor-type="as-char" svg:y="-0.1063in" draw:z-index="118" draw:name="Shape91" draw:style-name="gr1"><svg:title>TexMaths</svg:title><svg:desc>11§display§\beta§svg§600§FALSE§</svg:desc><draw:path draw:style-name="gr2" draw:text-style-name="P4" svg:width="0.0709in" svg:height="0.1201in" svg:x="0.0039in" svg:y="0.0071in" svg:viewBox="0 0 181 306" svg:d="M0 0c61 0 120 0 181 0 0 102 0 204 0 306-61 0-120 0-181 0 0-102 0-204 0-306z"><text:p/></draw:path><draw:path draw:style-name="gr3" draw:text-style-name="P5" svg:width="0.0823in" svg:height="0.1358in" svg:x="0.0004in" svg:y="0in" svg:viewBox="0 0 210 346" svg:d="M210 53c0-29-21-53-53-53-22 0-33 7-46 17-21 15-42 52-49 81-21 80-41 162-62 243 0 3 2 5 6 5 2 0 4-1 4-2 9-36 18-71 26-106 8 23 25 37 53 37s57-14 73-31c19-17 31-42 31-70s-14-47-28-57c22-12 45-37 45-64zM140 117c-4 2-9 2-19 2-5 0-12 1-15-1 1-3 13-3 18-3 7 0 12 0 16 2zM187 44c0 26-14 55-34 66-10-3-17-4-29-4-8 0-29 0-29 12 0 11 19 10 25 10 15 0 20 0 32-5 15 14 17 26 17 43 1 21-8 51-19 65-15 21-40 35-62 35-30 0-44-22-44-49 0-4 0-10 2-18 8-32 16-64 25-95 8-34 36-95 81-95 22 0 35 12 35 35z"><text:p/></draw:path></draw:g></text:span><text:span text:style-name="T16"><text:s/>על הטענה </text:span><text:span text:style-name="T16"><draw:g text:anchor-type="as-char" svg:y="-0.1134in" draw:z-index="119" draw:name="Shape92" draw:style-name="gr1"><svg:title>TexMaths</svg:title><svg:desc>11§display§H(h) = \la f_1, f_2 \ra§svg§600§FALSE§</svg:desc><draw:path draw:style-name="gr2" draw:text-style-name="P4" svg:width="0.9858in" svg:height="0.1358in" svg:x="0.0024in" svg:y="0.0071in" svg:viewBox="0 0 2505 346" svg:d="M1254 346c-418 0-836 0-1254 0 0-116 0-230 0-346 835 0 1670 0 2505 0 0 116 0 230 0 346-417 0-835 0-1251 0z"><text:p/></draw:path><draw:path draw:style-name="gr3" draw:text-style-name="P5" svg:width="0.128in" svg:height="0.1028in" svg:x="0.0004in" svg:y="0.0098in" svg:viewBox="0 0 326 262" svg:d="M279 30c4-15 5-18 33-18 10 0 14 0 14-8 0-4-5-4-6-4-11 0-38 1-49 1s-39-1-50-1c-3 0-8 0-8 8 0 4 4 4 11 4 5 0 8 0 15 0 6 1 11 1 11 7 0 1-1 2-3 7-7 31-15 62-23 94-39 0-78 0-117 0 7-31 15-61 23-90 3-15 4-18 32-18 10 0 13 0 13-8 0-4-5-4-6-4-11 0-38 1-49 1s-39-1-50-1c-3 0-7 0-7 8 0 4 3 4 11 4 1 0 7 0 14 0 8 1 11 1 11 7 0 1 0 2-2 7-18 69-34 138-52 206-3 15-4 18-35 18-7 0-10 0-10 8 0 4 4 4 5 4 11 0 39-1 49-1 9 0 17 0 25 0 9 0 17 1 25 1 4 0 8 0 8-8 0-4-3-4-11-4-14 0-25 0-25-7 0-2 1-4 1-6 9-34 18-70 26-105 40 0 78 0 118 0-16 64-25 99-26 106-5 12-11 12-36 12-5 0-8 0-8 8 0 4 4 4 5 4 10 0 38-1 49-1 8 0 16 0 25 0 8 0 16 1 24 1 3 0 8 0 8-8 0-4-4-4-10-4-14 0-25 0-25-7 0-2 1-4 1-6 17-69 34-138 51-207z"><text:p/></draw:path><draw:path draw:style-name="gr3" draw:text-style-name="P5" svg:width="0.0346in" svg:height="0.1512in" svg:x="0.1484in" svg:y="0in" svg:viewBox="0 0 89 385" svg:d="M89 381c0-1 0-1-7-8-48-49-60-122-60-180 0-67 14-135 63-182 4-5 4-5 4-7 0-3-1-4-3-4-5 0-40 26-62 76-20 42-24 85-24 117 0 29 3 76 25 120 23 47 56 72 61 72 2 0 3-1 3-4z"><text:p/></draw:path><draw:path draw:style-name="gr3" draw:text-style-name="P5" svg:width="0.074in" svg:height="0.1063in" svg:x="0.2008in" svg:y="0.0079in" svg:viewBox="0 0 189 271" svg:d="M89 4c0-1 0-4-4-4-9 0-38 3-48 3-3 1-7 1-7 8 0 6 3 6 10 6 18 0 18 2 18 6 0 2-1 6-1 8-19 74-37 147-56 220-1 6-1 7-1 9 0 9 8 11 11 11 7 0 12-5 14-10 2-10 6-20 8-30 2-11 5-22 8-33 3-9 5-17 6-26 1-2 5-15 5-18 1-3 13-24 26-35 9-6 21-13 37-13 17 0 21 13 21 26 0 21-15 64-24 86-3 9-5 13-5 21 0 19 14 32 32 32 36 0 50-56 50-60 0-3-3-3-4-3-4 0-4 1-6 7-5 20-18 47-39 47-7 0-9-3-9-12 0-10 3-19 6-28 7-15 24-61 24-83 0-26-16-42-44-42-25 0-43 12-58 30 10-41 20-82 30-123z"><text:p/></draw:path><draw:path draw:style-name="gr3" draw:text-style-name="P5" svg:width="0.0346in" svg:height="0.1512in" svg:x="0.289in" svg:y="0in" svg:viewBox="0 0 89 385" svg:d="M89 193c0-30-3-76-25-120-23-48-56-73-61-73-2 0-3 2-3 4s0 2 8 9c37 38 59 99 59 180 0 65-14 133-62 181-5 6-5 6-5 7 0 2 1 4 3 4 5 0 40-26 62-76 20-41 24-84 24-116z"><text:p/></draw:path><draw:path draw:style-name="gr3" draw:text-style-name="P5" svg:width="0.1004in" svg:height="0.0354in" svg:x="0.3902in" svg:y="0.0571in" svg:viewBox="0 0 256 91" svg:d="M244 17c6 0 12-2 12-9 0-8-6-8-12-8-77 0-155 0-232 0-5 0-12 0-12 8 0 7 7 9 13 9 77 0 154 0 231 0zM244 91c6 0 12 0 12-7 0-9-6-9-12-9-77 0-154 0-231 0-6 0-13 0-13 9 0 7 7 7 12 7 77 0 155 0 232 0z"><text:p/></draw:path><draw:path draw:style-name="gr3" draw:text-style-name="P5" svg:width="0.0335in" svg:height="0.1512in" svg:x="0.5587in" svg:y="0in" svg:viewBox="0 0 86 385" svg:d="M84 15c2-4 2-5 2-7 0-5-4-8-8-8-3 0-7 2-9 9-23 59-45 118-68 177 0 2-1 4-1 7 0 2 0 2 1 6 23 59 45 118 68 176 1 5 4 10 9 10 4 0 8-3 8-7 0-1 0-3-2-7-24-59-46-119-69-178 23-60 45-119 69-178z"><text:p/></draw:path><draw:path draw:style-name="gr3" draw:text-style-name="P5" svg:width="0.076in" svg:height="0.1374in" svg:x="0.6087in" svg:y="0.0067in" svg:viewBox="0 0 194 350" svg:d="M122 118c11 0 22 0 33 0 8 0 11 0 11-8 0-4-3-4-10-4-11 0-21 0-32 0 2-16 6-30 8-44 1-8 7-36 10-40 3-8 10-13 17-13 2 0 13 0 19 6-16 2-21 16-21 21 0 9 8 14 15 14 9 0 22-9 22-24 0-17-19-26-35-26-13 0-37 7-49 45-2 8-3 12-12 61-9 0-18 0-27 0-7 0-12 0-12 7 0 5 4 5 11 5 9 0 17 0 26 0-10 50-19 100-29 151-8 37-14 72-34 72-1 0-11 0-19-6 18-1 22-16 22-21 0-9-7-13-14-13-11 0-22 8-22 23 0 17 18 26 33 26 21 0 37-23 44-37 12-25 21-71 22-74 8-40 15-80 23-121z"><text:p/></draw:path><draw:path draw:style-name="gr3" draw:text-style-name="P5" svg:width="0.0386in" svg:height="0.0701in" svg:x="0.6866in" svg:y="0.0661in" svg:viewBox="0 0 99 179" svg:d="M62 8c0-8 0-8-8-8-18 17-42 17-54 17 0 3 0 6 0 9 7 0 25 0 40-7 0 46 0 92 0 138 0 9 0 13-27 13-3 0-8 0-11 0 0 3 0 6 0 9 6-1 39-1 49-1 8 0 42 0 48 1 0-3 0-6 0-9-3 0-7 0-10 0-27 0-27-4-27-13 0-50 0-100 0-149z"><text:p/></draw:path><draw:path draw:style-name="gr3" draw:text-style-name="P5" svg:width="0.0173in" svg:height="0.0453in" svg:x="0.7567in" svg:y="0.0972in" svg:viewBox="0 0 45 116" svg:d="M45 41c0-26-10-41-25-41-12 0-20 10-20 21 0 10 8 20 20 20 4 0 10-1 13-5 1-1 1-1 2-1s1 0 1 6c0 28-13 51-26 64-5 4-5 5-5 6 0 2 3 5 5 5 4 0 35-30 35-75z"><text:p/></draw:path><draw:path draw:style-name="gr3" draw:text-style-name="P5" svg:width="0.0752in" svg:height="0.1374in" svg:x="0.8193in" svg:y="0.0067in" svg:viewBox="0 0 192 350" svg:d="M121 118c11 0 23 0 34 0 8 0 11 0 11-8 0-4-3-4-10-4-11 0-21 0-32 0 2-16 6-30 8-44 1-8 7-36 9-40 3-8 10-13 18-13 2 0 11 0 19 6-16 2-21 16-21 21 0 9 7 14 15 14 9 0 20-9 20-24 0-17-17-26-33-26-13 0-37 7-49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3" draw:text-style-name="P5" svg:width="0.0469in" svg:height="0.0701in" svg:x="0.8925in" svg:y="0.0661in" svg:viewBox="0 0 120 179" svg:d="M120 130c-3 0-7 0-10 0 0 5-3 22-7 24-2 2-23 2-26 2-17 0-34 0-51 0 29-25 39-33 55-45 20-16 39-33 39-58 0-33-29-53-64-53-33 0-56 23-56 48 0 14 12 15 14 15 7 0 15-5 15-15 0-4-3-14-16-14 8-19 27-24 39-24 27 0 41 21 41 43 0 23-16 42-25 52-22 21-44 41-66 63-2 3-2 4-2 11 37 0 74 0 111 0 3-16 6-33 9-49z"><text:p/></draw:path><draw:path draw:style-name="gr3" draw:text-style-name="P5" svg:width="0.0339in" svg:height="0.1512in" svg:x="0.9622in" svg:y="0in" svg:viewBox="0 0 87 385" svg:d="M85 199c2-4 2-5 2-6 0-3 0-1-2-6-22-59-45-119-67-178-4-7-7-9-10-9-5 0-8 3-8 8 0 1 0 2 2 6 23 60 45 119 68 179-23 58-45 117-68 177-2 4-2 5-2 8 0 4 4 7 8 7 5 0 6-4 8-7 24-60 46-119 69-179z"><text:p/></draw:path></draw:g></text:span><text:span text:style-name="T16">, נסיק </text:span><text:span text:style-name="T16"><draw:g text:anchor-type="as-char" svg:y="-0.1134in" draw:z-index="120" draw:name="Shape93" draw:style-name="gr1"><svg:title>TexMaths</svg:title><svg:desc>11§display§h|_B = f_1 \land h|_C = f_2§svg§600§FALSE§</svg:desc><draw:path draw:style-name="gr2" draw:text-style-name="P4" svg:width="1.2969in" svg:height="0.1358in" svg:x="0.0004in" svg:y="0.0071in" svg:viewBox="0 0 3295 346" svg:d="M1648 346c-550 0-1099 0-1648 0 0-116 0-230 0-346 1098 0 2197 0 3295 0 0 116 0 230 0 346-549 0-1098 0-1647 0z"><text:p/></draw:path><draw:path draw:style-name="gr3" draw:text-style-name="P5" svg:width="0.074in" svg:height="0.1063in" svg:x="0.0012in" svg:y="0.0079in" svg:viewBox="0 0 189 271" svg:d="M89 4c0-1 0-4-4-4-10 0-38 3-48 3-3 1-7 1-7 8 0 6 3 6 9 6 18 0 19 2 19 6 0 2-1 6-1 8-18 74-37 147-56 220-1 6-1 7-1 9 0 9 8 11 11 11 6 0 12-5 14-10 3-10 5-20 7-30 3-11 5-22 9-33 2-9 4-17 6-26 1-2 5-15 5-18 1-3 13-24 26-35 9-6 21-13 38-13 16 0 20 13 20 26 0 21-15 64-24 86-3 9-5 13-5 21 0 19 14 32 32 32 36 0 50-56 50-60 0-3-3-3-4-3-5 0-5 1-6 7-6 20-18 47-39 47-7 0-10-3-10-12 0-10 3-19 8-28 5-15 23-61 23-83 0-26-16-42-44-42-25 0-43 12-58 30 10-41 20-82 30-123z"><text:p/></draw:path><draw:path draw:style-name="gr3" draw:text-style-name="P5" svg:width="0.0063in" svg:height="0.1512in" svg:x="0.0984in" svg:y="0in" svg:viewBox="0 0 17 385" svg:d="M17 14c0-6 0-14-8-14-9 0-9 8-9 14 0 119 0 238 0 357 0 7 0 14 9 14 8 0 8-7 8-14 0-119 0-238 0-357z"><text:p/></draw:path><draw:path draw:style-name="gr3" draw:text-style-name="P5" svg:width="0.0811in" svg:height="0.0724in" svg:x="0.1303in" svg:y="0.0634in" svg:viewBox="0 0 207 185" svg:d="M32 164c-2 9-3 11-24 11-5 0-8 0-8 6 0 4 3 4 8 4 35 0 70 0 105 0 45 0 81-31 81-58 0-19-18-36-47-39 32-5 60-26 60-49 0-21-21-39-56-39-33 0-65 0-98 0-6 0-9 0-9 7 0 3 3 3 9 3 3 0 5 0 10 0 5 1 6 1 6 4s0 3-1 6c-12 48-24 96-36 144zM75 85c5-22 11-44 16-66 3-8 4-9 15-9 13 0 27 0 40 0 28 0 34 18 34 29 0 22-24 46-60 46-15 0-30 0-45 0zM63 175c-9 0-9 0-9-3 0-2 0-1 1-6 7-25 12-49 19-74 18 0 38 0 57 0 25 0 35 17 35 34 0 26-27 49-60 49-15 0-29 0-43 0z"><text:p/></draw:path><draw:path draw:style-name="gr3" draw:text-style-name="P5" svg:width="0.1008in" svg:height="0.0354in" svg:x="0.278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5" svg:width="0.076in" svg:height="0.1374in" svg:x="0.4382in" svg:y="0.0067in" svg:viewBox="0 0 194 350" svg:d="M122 118c11 0 22 0 33 0 8 0 11 0 11-8 0-4-3-4-10-4-11 0-21 0-32 0 3-16 6-30 8-44 1-8 7-36 9-40 4-8 11-13 19-13 1 0 12 0 18 6-16 2-21 16-21 21 0 9 8 14 15 14 10 0 22-9 22-24 0-17-19-26-34-26-14 0-38 7-50 45-2 8-3 12-12 61-9 0-18 0-26 0s-13 0-13 7c0 5 4 5 11 5 9 0 17 0 26 0-10 50-19 100-29 151-8 37-14 72-34 72-1 0-11 0-19-6 18-1 22-16 22-21 0-9-7-13-14-13-11 0-22 8-22 23 0 17 18 26 33 26 21 0 36-23 44-37 12-25 21-71 21-74 8-40 16-80 24-121z"><text:p/></draw:path><draw:path draw:style-name="gr3" draw:text-style-name="P5" svg:width="0.0386in" svg:height="0.0701in" svg:x="0.5161in" svg:y="0.0661in" svg:viewBox="0 0 99 179" svg:d="M62 8c0-8 0-8-8-8-18 17-42 17-54 17 0 3 0 6 0 9 7 0 25 0 40-7 0 46 0 92 0 138 0 9 0 13-27 13-3 0-7 0-11 0 0 3 0 6 0 9 6-1 39-1 49-1 8 0 43 0 48 1 0-3 0-6 0-9-3 0-7 0-10 0-27 0-27-4-27-13 0-50 0-100 0-149z"><text:p/></draw:path><draw:path draw:style-name="gr3" draw:text-style-name="P5" svg:width="0.0843in" svg:height="0.0937in" svg:x="0.6154in" svg:y="0.022in" svg:viewBox="0 0 215 239" svg:d="M116 9c-3-7-5-9-9-9-5 0-6 3-8 9-32 71-65 143-97 215-2 4-2 5-2 7 0 5 3 8 8 8 2 0 5-1 9-8 29-67 60-135 90-203 31 68 60 136 91 203 3 8 8 8 9 8 4 0 8-3 8-8 0-1 0-2-3-6-32-72-65-145-96-216z"><text:p/></draw:path><draw:path draw:style-name="gr3" draw:text-style-name="P5" svg:width="0.0744in" svg:height="0.1063in" svg:x="0.75in" svg:y="0.0079in" svg:viewBox="0 0 190 271" svg:d="M90 4c0-1 0-4-5-4-9 0-38 3-48 3-3 1-7 1-7 8 0 6 4 6 10 6 18 0 18 2 18 6 0 2-1 6-1 8-18 74-37 147-56 220-1 6-1 7-1 9 0 9 8 11 11 11 7 0 12-5 14-10 3-10 6-20 8-30 3-11 6-22 9-33 2-9 4-17 6-26 0-2 4-15 4-18 1-3 13-24 26-35 9-6 21-13 38-13 16 0 20 13 20 26 0 21-14 64-24 86-3 9-4 13-4 21 0 19 13 32 31 32 37 0 51-56 51-60 0-3-4-3-5-3-3 0-3 1-6 7-5 20-17 47-39 47-7 0-9-3-9-12 0-10 3-19 7-28 6-15 24-61 24-83 0-26-17-42-45-42-25 0-43 12-58 30 10-41 21-82 31-123z"><text:p/></draw:path><draw:path draw:style-name="gr3" draw:text-style-name="P5" svg:width="0.0055in" svg:height="0.1512in" svg:x="0.8476in" svg:y="0in" svg:viewBox="0 0 15 385" svg:d="M15 14c0-6 0-14-7-14-8 0-8 8-8 14 0 119 0 238 0 357 0 7 0 14 8 14 7 0 7-7 7-14 0-119 0-238 0-357z"><text:p/></draw:path><draw:path draw:style-name="gr3" draw:text-style-name="P5" svg:width="0.0819in" svg:height="0.0768in" svg:x="0.8791in" svg:y="0.0618in" svg:viewBox="0 0 209 196" svg:d="M209 3c0-1-1-3-3-3s-2 1-6 3c-6 7-13 15-20 21-2-3-17-24-50-24-66 0-130 58-130 119 0 44 34 77 83 77 15 0 40-3 69-26 21-19 27-42 27-44 0-4-3-4-5-4-3 0-3 1-5 5-11 36-49 59-81 59-29 0-60-15-60-58 0-8 1-51 33-85 18-21 46-33 72-33 31 0 50 23 50 53 0 7-1 10-1 11 0 3 3 3 5 3 4 0 4 0 6-5 5-24 11-46 16-69z"><text:p/></draw:path><draw:path draw:style-name="gr3" draw:text-style-name="P5" svg:width="0.1008in" svg:height="0.0354in" svg:x="1.0248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5" svg:width="0.0756in" svg:height="0.1374in" svg:x="1.185in" svg:y="0.0067in" svg:viewBox="0 0 193 350" svg:d="M121 118c11 0 23 0 34 0 8 0 11 0 11-8 0-4-3-4-10-4-11 0-21 0-32 0 3-16 6-30 8-44 1-8 7-36 9-40 4-8 11-13 19-13 1 0 11 0 18 6-16 2-21 16-21 21 0 9 7 14 15 14 10 0 21-9 21-24 0-17-18-26-33-26-14 0-38 7-50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3" draw:text-style-name="P5" svg:width="0.0469in" svg:height="0.0701in" svg:x="1.2583in" svg:y="0.0661in" svg:viewBox="0 0 120 179" svg:d="M120 130c-3 0-7 0-10 0 0 5-3 22-7 24-2 2-23 2-26 2-16 0-34 0-51 0 29-25 39-33 55-45 20-16 39-33 39-58 0-33-29-53-64-53-33 0-56 23-56 48 0 14 12 15 14 15 7 0 15-5 15-15 0-4-3-14-16-14 8-19 27-24 40-24 26 0 41 21 41 43 0 23-17 42-26 52-22 21-43 41-65 63-3 3-3 4-3 11 37 0 74 0 111 0 3-16 6-33 9-49z"><text:p/></draw:path></draw:g></text:span><text:span text:style-name="T16">. מן הנתון </text:span><text:span text:style-name="T16"><draw:g text:anchor-type="as-char" svg:y="-0.1134in" draw:z-index="121" draw:name="Shape94" draw:style-name="gr1"><svg:title>TexMaths</svg:title><svg:desc>11§display§f_1 = \la x, a_1 \ra, f_2 = \la x, a_2 \ra§svg§600§FALSE§</svg:desc><draw:path draw:style-name="gr2" draw:text-style-name="P4" svg:width="1.5693in" svg:height="0.1358in" svg:x="0.0004in" svg:y="0.0071in" svg:viewBox="0 0 3987 346" svg:d="M1995 346c-666 0-1330 0-1995 0 0-116 0-230 0-346 1329 0 2658 0 3987 0 0 116 0 230 0 346-664 0-1329 0-1992 0z"><text:p/></draw:path><draw:path draw:style-name="gr3" draw:text-style-name="P5" svg:width="0.0756in" svg:height="0.1374in" svg:x="0.0008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5" svg:width="0.0386in" svg:height="0.0701in" svg:x="0.0787in" svg:y="0.0661in" svg:viewBox="0 0 99 179" svg:d="M62 8c0-8-1-8-9-8-17 17-42 17-53 17 0 3 0 6 0 9 7 0 24 0 40-7 0 46 0 92 0 138 0 9 0 13-28 13-3 0-6 0-10 0 0 3 0 6 0 9 5-1 38-1 49-1 7 0 41 0 48 1 0-3 0-6 0-9-3 0-8 0-11 0-26 0-26-4-26-13 0-50 0-100 0-149z"><text:p/></draw:path><draw:path draw:style-name="gr3" draw:text-style-name="P5" svg:width="0.1008in" svg:height="0.0354in" svg:x="0.1862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5" svg:width="0.0335in" svg:height="0.1512in" svg:x="0.3551in" svg:y="0in" svg:viewBox="0 0 86 385" svg:d="M85 15c1-4 1-5 1-7 0-5-3-8-8-8-3 0-5 2-9 9-22 59-45 118-67 177-1 2-2 4-2 7 0 2 0 2 2 6 22 59 45 118 67 176 3 5 4 10 9 10s8-3 8-7c0-1 0-3-1-7-23-59-46-119-70-178 24-60 47-119 70-178z"><text:p/></draw:path><draw:path draw:style-name="gr3" draw:text-style-name="P5" svg:width="0.0756in" svg:height="0.0685in" svg:x="0.402in" svg:y="0.0461in" svg:viewBox="0 0 193 175" svg:d="M118 54c2-10 12-45 38-45 2 0 11 0 20 4-11 2-19 12-19 21 0 7 5 14 15 14 8 0 21-7 21-23 0-19-24-25-37-25-22 0-35 21-39 30-10-26-31-30-42-30-41 0-63 50-63 59 0 5 3 4 5 5 3 0 4-1 5-5 13-40 39-50 52-50 7 0 21 3 21 25 0 12-7 39-21 93-7 24-20 39-37 39-3 0-12 0-19-4 10-2 17-10 17-21s-7-13-14-13c-11 0-21 10-21 22 0 17 20 25 36 25 26 0 40-27 41-30 4 15 19 30 42 30 39 0 61-49 61-59 0-4-3-4-4-4-3 0-4 1-5 4-13 41-39 50-51 50-15 0-22-12-22-25 0-9 3-17 7-34 4-18 8-35 13-53z"><text:p/></draw:path><draw:path draw:style-name="gr3" draw:text-style-name="P5" svg:width="0.0173in" svg:height="0.0453in" svg:x="0.4976in" svg:y="0.0972in" svg:viewBox="0 0 45 116" svg:d="M45 41c0-26-10-41-24-41-13 0-21 10-21 21 0 10 8 20 21 20 4 0 9-1 13-5 1-1 1-1 2-1 0 2 0 0 0 6 0 28-13 51-26 64-3 4-3 5-3 6 0 2 1 5 3 5 4 0 35-30 35-75z"><text:p/></draw:path><draw:path draw:style-name="gr3" draw:text-style-name="P5" svg:width="0.0693in" svg:height="0.0685in" svg:x="0.5583in" svg:y="0.0461in" svg:viewBox="0 0 177 175" svg:d="M129 25c-7-14-19-25-35-25-46 0-94 57-94 113 0 37 21 62 52 62 7 0 26-1 49-29 4 16 17 29 35 29 15 0 24-9 29-21 7-14 12-37 12-38 0-4-3-4-4-4-5 0-5 1-6 7-6 25-14 47-29 47-10 0-11-10-11-17 0-9 0-11 4-29 4-17 5-20 9-34 4-18 9-36 13-54 3-11 3-12 3-13 0-7-4-11-11-11-10 0-15 9-16 17zM103 124c-2 8-2 8-7 15-17 22-33 27-44 27-19 0-24-21-24-36 0-19 12-66 20-84 13-23 30-37 46-37 25 0 30 32 30 34s-1 4-1 7c-6 24-13 49-20 74z"><text:p/></draw:path><draw:path draw:style-name="gr3" draw:text-style-name="P5" svg:width="0.0386in" svg:height="0.0701in" svg:x="0.6441in" svg:y="0.0661in" svg:viewBox="0 0 99 179" svg:d="M62 8c0-8 0-8-8-8-18 17-42 17-54 17 0 3 0 6 0 9 7 0 25 0 40-7 0 46 0 92 0 138 0 9 0 13-27 13-3 0-7 0-11 0 0 3 0 6 0 9 6-1 39-1 49-1 8 0 43 0 48 1 0-3 0-6 0-9-3 0-7 0-10 0-27 0-27-4-27-13 0-50 0-100 0-149z"><text:p/></draw:path><draw:path draw:style-name="gr3" draw:text-style-name="P5" svg:width="0.0335in" svg:height="0.1512in" svg:x="0.7094in" svg:y="0in" svg:viewBox="0 0 86 385" svg:d="M84 199c2-4 2-5 2-6 0-3 0-1-2-6-22-59-45-119-67-178-3-7-6-9-9-9-5 0-8 3-8 8 0 1 0 2 1 6 23 60 46 119 69 179-23 58-46 117-69 177-1 4-1 5-1 8 0 4 3 7 8 7 4 0 6-4 7-7 24-60 46-119 69-179z"><text:p/></draw:path><draw:path draw:style-name="gr3" draw:text-style-name="P5" svg:width="0.0173in" svg:height="0.0453in" svg:x="0.7732in" svg:y="0.0972in" svg:viewBox="0 0 45 116" svg:d="M45 41c0-26-10-41-24-41-13 0-21 10-21 21 0 10 8 20 21 20 4 0 10-1 13-5 1-1 1-1 2-1 0 2 0 0 0 6 0 28-13 51-25 64-4 4-4 5-4 6 0 2 1 5 3 5 4 0 35-30 35-75z"><text:p/></draw:path><draw:path draw:style-name="gr3" draw:text-style-name="P5" svg:width="0.0756in" svg:height="0.1374in" svg:x="0.8358in" svg:y="0.0067in" svg:viewBox="0 0 193 350" svg:d="M121 118c11 0 22 0 33 0 8 0 12 0 12-8 0-4-4-4-11-4-11 0-21 0-32 0 2-16 6-30 8-44 2-8 8-36 10-40 3-8 10-13 17-13 3 0 13 0 20 6-17 2-21 16-21 21 0 9 7 14 15 14 10 0 21-9 21-24 0-17-18-26-35-26-13 0-37 7-48 45-2 8-3 12-13 61-9 0-18 0-27 0-7 0-12 0-12 7 0 5 5 5 11 5 9 0 17 0 26 0-10 50-19 100-29 151-7 37-13 72-33 72-2 0-12 0-19-6 18-1 21-16 21-21 0-9-6-13-14-13-10 0-21 8-21 23 0 17 17 26 33 26 21 0 36-23 43-37 12-25 22-71 22-74 8-40 15-80 23-121z"><text:p/></draw:path><draw:path draw:style-name="gr3" draw:text-style-name="P5" svg:width="0.0465in" svg:height="0.0701in" svg:x="0.9087in" svg:y="0.0661in" svg:viewBox="0 0 119 179" svg:d="M119 130c-3 0-6 0-9 0-1 5-3 22-7 24-2 2-23 2-27 2-17 0-33 0-50 0 29-25 38-33 54-45 20-16 39-33 39-58 0-33-29-53-63-53s-56 23-56 48c0 14 11 15 14 15 7 0 15-5 15-15 0-4-3-14-17-14 9-19 27-24 40-24 27 0 40 21 40 43 0 23-16 42-25 52-22 21-43 41-65 63-2 3-2 4-2 11 37 0 74 0 111 0 2-16 6-33 8-49z"><text:p/></draw:path><draw:path draw:style-name="gr3" draw:text-style-name="P5" svg:width="0.1008in" svg:height="0.0354in" svg:x="1.0209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5" svg:width="0.0335in" svg:height="0.1512in" svg:x="1.1902in" svg:y="0in" svg:viewBox="0 0 86 385" svg:d="M84 15c2-4 2-5 2-7 0-5-3-8-8-8-3 0-5 2-9 9-22 59-45 118-67 177-1 2-2 4-2 7 0 2 0 2 2 6 22 59 45 118 67 176 1 5 4 10 9 10s8-3 8-7c0-1 0-3-2-7-23-59-45-119-69-178 24-60 46-119 69-178z"><text:p/></draw:path><draw:path draw:style-name="gr3" draw:text-style-name="P5" svg:width="0.0756in" svg:height="0.0685in" svg:x="1.2366in" svg:y="0.0461in" svg:viewBox="0 0 193 175" svg:d="M118 54c2-10 11-45 38-45 2 0 11 0 19 4-10 2-18 12-18 21 0 7 4 14 15 14 8 0 21-7 21-23 0-19-24-25-37-25-22 0-35 21-40 30-9-26-30-30-42-30-40 0-62 50-62 59 0 5 3 5 5 5 3 0 4-1 5-5 13-40 39-50 52-50 6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3" draw:text-style-name="P5" svg:width="0.0173in" svg:height="0.0453in" svg:x="1.3327in" svg:y="0.0972in" svg:viewBox="0 0 45 116" svg:d="M45 41c0-26-10-41-25-41-12 0-20 10-20 21 0 10 8 20 20 20 5 0 10-1 14-5 1-1 1-1 1-1 1 0 1 0 1 6 0 28-13 51-26 64-4 4-4 5-4 6 0 2 2 5 4 5 4 0 35-30 35-75z"><text:p/></draw:path><draw:path draw:style-name="gr3" draw:text-style-name="P5" svg:width="0.0693in" svg:height="0.0685in" svg:x="1.3933in" svg:y="0.0461in" svg:viewBox="0 0 177 175" svg:d="M129 25c-8-14-19-25-37-25-45 0-92 57-92 113 0 37 21 62 52 62 7 0 26-1 49-29 4 16 17 29 35 29 14 0 24-9 29-21 7-14 12-37 12-38 0-4-3-4-4-4-5 0-5 1-6 7-6 25-14 47-29 47-11 0-13-10-13-17 0-9 2-11 6-29 4-17 4-20 9-34 4-18 9-36 13-54 3-11 3-12 3-13 0-7-4-11-11-11-10 0-15 9-16 17zM103 124c-2 8-2 8-7 15-18 22-33 27-44 27-19 0-24-21-24-36 0-19 12-66 20-84 13-23 30-37 46-37 25 0 30 32 30 34s-1 4-1 7c-6 24-13 49-20 74z"><text:p/></draw:path><draw:path draw:style-name="gr3" draw:text-style-name="P5" svg:width="0.0469in" svg:height="0.0701in" svg:x="1.474in" svg:y="0.0661in" svg:viewBox="0 0 120 179" svg:d="M120 130c-3 0-7 0-10 0 0 5-3 22-7 24-2 2-23 2-26 2-16 0-34 0-51 0 29-25 39-33 55-45 20-16 39-33 39-58 0-33-29-53-64-53-33 0-56 23-56 48 0 14 12 15 14 15 7 0 15-5 15-15 0-4-3-14-16-14 8-19 27-24 39-24 27 0 42 21 42 43 0 23-17 42-26 52-22 21-44 41-66 63-2 3-2 4-2 11 37 0 74 0 111 0 3-16 6-33 9-49z"><text:p/></draw:path><draw:path draw:style-name="gr3" draw:text-style-name="P5" svg:width="0.0339in" svg:height="0.1512in" svg:x="1.5437in" svg:y="0in" svg:viewBox="0 0 87 385" svg:d="M85 199c2-4 2-5 2-6 0-3 0-1-2-6-22-59-45-119-67-178-4-7-7-9-10-9-5 0-8 3-8 8 0 1 0 2 2 6 23 60 45 119 68 179-23 58-45 117-68 177-2 4-2 5-2 8 0 4 4 7 8 7 5 0 6-4 9-7 23-60 45-119 68-179z"><text:p/></draw:path></draw:g></text:span><text:span text:style-name="T16"><text:s/>ומכלל </text:span><text:span text:style-name="T16"><draw:g text:anchor-type="as-char" svg:y="-0.0689in" draw:z-index="122" draw:name="Shape95" draw:style-name="gr1"><svg:title>TexMaths</svg:title><svg:desc>11§display§\eta§svg§600§FALSE§</svg:desc><draw:path draw:style-name="gr2" draw:text-style-name="P4" svg:width="0.0583in" svg:height="0.0831in" svg:x="0.0039in" svg:y="0.0071in" svg:viewBox="0 0 149 212" svg:d="M0 0c49 0 100 0 149 0 0 70 0 142 0 212-49 0-100 0-149 0 0-70 0-142 0-212z"><text:p/></draw:path><draw:path draw:style-name="gr3" draw:text-style-name="P5" svg:width="0.0697in" svg:height="0.0988in" svg:x="0.0004in" svg:y="0in" svg:viewBox="0 0 178 252" svg:d="M175 64c2-8 3-12 3-23 0-24-15-41-44-41-31 0-49 20-58 33-2-22-19-33-35-33-18 0-26 15-29 22-7 13-12 36-12 37 0 4 3 3 4 4 5 0 5 0 7-9 7-28 14-45 29-45 6 0 12 2 12 17 0 8-3 12-7 32-8 30-14 60-22 88-1 6-3 15-3 17 0 6 4 10 11 10 4 0 11-2 14-10 0-1 4-20 7-29 2-11 5-23 8-34 3-8 5-16 7-25 1-2 3-16 4-18 2-3 14-25 25-35 8-7 20-13 37-13 16 0 21 13 21 26 0 2 0 9-5 24-14 59-28 118-44 176-1 5-1 6-1 7 0 5 5 10 11 10 12 0 15-11 16-15 15-58 29-116 44-173z"><text:p/></draw:path></draw:g></text:span><text:span text:style-name="T16"><text:s/>לשוויון בין פונקציות, נסיק </text:span><text:span text:style-name="T16"><draw:g text:anchor-type="as-char" svg:y="-0.1134in" draw:z-index="123" draw:name="Shape96" draw:style-name="gr1"><svg:title>TexMaths</svg:title><svg:desc>11§display§\la x, a_1 \ra \in h|_B \land \la x, a_2 \ra \in h|_C§svg§600§FALSE§</svg:desc><draw:path draw:style-name="gr2" draw:text-style-name="P4" svg:width="1.8228in" svg:height="0.1358in" svg:x="0.0004in" svg:y="0.0071in" svg:viewBox="0 0 4631 346" svg:d="M2316 346c-772 0-1544 0-2316 0 0-116 0-230 0-346 1544 0 3087 0 4631 0 0 116 0 230 0 346-772 0-1544 0-2315 0z"><text:p/></draw:path><draw:path draw:style-name="gr3" draw:text-style-name="P5" svg:width="0.0335in" svg:height="0.1512in" svg:x="0.0094in" svg:y="0in" svg:viewBox="0 0 86 385" svg:d="M84 15c2-4 2-5 2-7 0-5-3-8-8-8-3 0-5 2-9 9-22 59-45 118-67 177-1 2-2 4-2 8 0 1 0 1 2 5 22 59 45 118 67 176 3 5 4 10 9 10s8-3 8-7c0-1 0-3-2-7-23-59-45-119-69-177 24-60 46-119 69-179z"><text:p/></draw:path><draw:path draw:style-name="gr3" draw:text-style-name="P5" svg:width="0.0756in" svg:height="0.0685in" svg:x="0.0563in" svg:y="0.0461in" svg:viewBox="0 0 193 175" svg:d="M118 54c2-10 11-45 38-45 2 0 11 0 20 4-11 2-19 12-19 21 0 7 5 14 15 14 8 0 21-7 21-23 0-19-24-25-37-25-22 0-35 21-40 30-9-26-30-30-41-30-41 0-63 50-63 59 0 5 3 5 5 5 3 0 4-1 5-5 13-40 39-50 52-50 6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3" draw:text-style-name="P5" svg:width="0.0173in" svg:height="0.0453in" svg:x="0.152in" svg:y="0.0972in" svg:viewBox="0 0 45 116" svg:d="M45 41c0-26-10-41-24-41-13 0-21 10-21 21 0 10 8 20 21 20 4 0 9-1 13-5 1-1 1-1 2-1 0 2 0 0 0 6 0 28-13 50-26 64-4 3-3 5-3 6 0 2 1 5 3 5 4 0 35-30 35-75z"><text:p/></draw:path><draw:path draw:style-name="gr3" draw:text-style-name="P5" svg:width="0.0693in" svg:height="0.0685in" svg:x="0.2126in" svg:y="0.0461in" svg:viewBox="0 0 177 175" svg:d="M129 25c-7-14-19-25-35-25-47 0-94 57-94 113 0 37 21 62 52 62 7 0 26-1 49-29 4 16 17 29 35 29 15 0 24-9 29-21 7-14 12-37 12-38 0-4-3-4-4-4-5 0-5 1-6 7-6 25-14 47-29 47-11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3" draw:text-style-name="P5" svg:width="0.0386in" svg:height="0.0701in" svg:x="0.2984in" svg:y="0.0661in" svg:viewBox="0 0 99 179" svg:d="M62 8c0-8-1-8-8-8-18 17-43 17-54 17 0 3 0 6 0 9 7 0 24 0 40-7 0 46 0 92 0 138 0 9 0 13-28 13-3 0-6 0-10 0 0 3 0 6 0 9 5-1 39-1 49-1 7 0 41 0 48 1 0-3 0-6 0-9-3 0-7 0-10 0-27 0-27-4-27-13 0-50 0-100 0-149z"><text:p/></draw:path><draw:path draw:style-name="gr3" draw:text-style-name="P5" svg:width="0.0339in" svg:height="0.1512in" svg:x="0.3634in" svg:y="0in" svg:viewBox="0 0 87 385" svg:d="M85 199c2-4 2-4 2-5 0-2 0-2-2-7-22-59-45-119-67-178-4-7-6-9-9-9-5 0-9 3-9 8 0 1 0 2 2 6 23 60 45 119 68 180-23 58-45 118-68 176-2 4-2 5-2 8 0 4 4 7 9 7 4 0 5-4 8-7 23-60 45-119 68-179z"><text:p/></draw:path><draw:path draw:style-name="gr3" draw:text-style-name="P5" svg:width="0.0756in" svg:height="0.087in" svg:x="0.4697in" svg:y="0.0311in" svg:viewBox="0 0 193 222" svg:d="M179 120c7 0 14 0 14-8 0-9-7-9-14-9-55 0-109 0-164 0 5-50 50-88 104-88 20 0 41 0 60 0 7 0 14 0 14-7 0-8-7-8-14-8-21 0-40 0-61 0-66 0-118 50-118 112s52 110 118 110c21 0 40 0 61 0 7 0 14 0 14-7s-7-7-14-7c-19 0-40 0-60 0-54 0-99-37-104-88 55 0 109 0 164 0z"><text:p/></draw:path><draw:path draw:style-name="gr3" draw:text-style-name="P5" svg:width="0.074in" svg:height="0.1063in" svg:x="0.6091in" svg:y="0.0079in" svg:viewBox="0 0 189 271" svg:d="M89 4c0-1 0-4-5-4-9 0-37 3-47 3-3 1-7 1-7 8 0 6 3 6 9 6 18 0 19 2 19 6 0 2-1 6-1 8-18 74-37 147-56 220-1 6-1 7-1 9 0 9 8 11 11 11 6 0 12-5 14-10 3-10 5-20 7-30 3-11 5-22 9-33 2-9 4-17 6-26 1-2 5-15 5-18 1-3 13-24 26-35 9-6 20-13 38-13 16 0 20 13 20 26 0 21-15 64-24 86-3 9-5 13-5 21 0 19 13 32 32 32 36 0 50-56 50-60 0-3-3-3-4-3-5 0-5 1-6 7-6 20-18 47-39 47-7 0-10-3-10-12 0-10 3-19 8-28 5-15 23-61 23-83 0-26-16-42-44-42-26 0-43 12-58 30 10-41 20-82 30-123z"><text:p/></draw:path><draw:path draw:style-name="gr3" draw:text-style-name="P5" svg:width="0.0055in" svg:height="0.1512in" svg:x="0.7059in" svg:y="0in" svg:viewBox="0 0 15 385" svg:d="M15 14c0-6 0-14-7-14-8 0-8 8-8 14 0 119 0 238 0 357 0 7 0 14 8 14 7 0 7-7 7-14 0-119 0-238 0-357z"><text:p/></draw:path><draw:path draw:style-name="gr3" draw:text-style-name="P5" svg:width="0.0811in" svg:height="0.0724in" svg:x="0.7382in" svg:y="0.0634in" svg:viewBox="0 0 207 185" svg:d="M32 164c-2 9-3 11-24 11-5 0-8 0-8 6 0 4 3 4 8 4 35 0 69 0 104 0 46 0 82-31 82-58 0-19-18-36-48-39 33-5 61-26 61-49 0-21-21-39-56-39-33 0-65 0-98 0-6 0-9 0-9 7 0 3 3 3 9 3 3 0 5 0 10 0 5 1 6 1 6 4s0 3-1 6c-12 48-24 96-36 144zM75 85c5-22 11-44 16-66 3-8 4-9 15-9 13 0 27 0 40 0 28 0 34 18 34 29 0 22-24 46-60 46-15 0-30 0-45 0zM63 175c-9 0-9 0-9-3 0-2 0-1 1-6 7-25 12-49 19-74 18 0 38 0 57 0 25 0 35 17 35 34 0 26-27 49-60 49-15 0-29 0-43 0z"><text:p/></draw:path><draw:path draw:style-name="gr3" draw:text-style-name="P5" svg:width="0.0846in" svg:height="0.0937in" svg:x="0.8772in" svg:y="0.022in" svg:viewBox="0 0 216 239" svg:d="M117 9c-4-7-6-9-9-9-5 0-6 3-9 9-32 71-64 143-96 215-2 4-3 5-3 7 0 5 4 8 8 8 3 0 6-1 10-8 29-67 60-135 90-203 31 68 60 136 91 203 3 8 7 8 9 8 4 0 8-3 8-8 0-1 0-2-3-6-31-72-64-145-96-216z"><text:p/></draw:path><draw:path draw:style-name="gr3" draw:text-style-name="P5" svg:width="0.0335in" svg:height="0.1512in" svg:x="1.0205in" svg:y="0in" svg:viewBox="0 0 86 385" svg:d="M85 15c1-4 1-5 1-7 0-5-3-8-8-8-3 0-5 2-9 9-22 59-45 118-67 177-1 2-2 4-2 8 0 1 0 1 2 5 22 59 45 118 67 176 3 5 4 10 9 10s8-3 8-7c0-1 0-3-1-7-23-59-46-119-70-177 24-60 47-119 70-179z"><text:p/></draw:path><draw:path draw:style-name="gr3" draw:text-style-name="P5" svg:width="0.0756in" svg:height="0.0685in" svg:x="1.0673in" svg:y="0.0461in" svg:viewBox="0 0 193 175" svg:d="M118 54c3-10 12-45 38-45 2 0 11 0 20 4-11 2-19 12-19 21 0 7 5 14 15 14 8 0 21-7 21-23 0-19-22-25-36-25-23 0-36 21-40 30-10-26-31-30-42-30-41 0-63 50-63 59 0 5 3 4 5 5 3 0 4-1 5-5 13-40 39-50 52-50 7 0 21 3 21 25 0 12-7 39-21 93-7 24-20 39-37 39-2 0-12 0-19-4 10-2 18-10 18-21s-8-13-14-13c-12 0-22 10-22 22 0 17 20 25 36 25 26 0 40-27 41-30 4 15 19 30 42 30 39 0 61-49 61-59 0-4-3-4-4-4-3 0-4 1-4 4-14 41-40 50-52 50-15 0-21-12-21-25 0-9 2-17 6-34 4-18 8-35 13-53z"><text:p/></draw:path><draw:path draw:style-name="gr3" draw:text-style-name="P5" svg:width="0.0173in" svg:height="0.0453in" svg:x="1.163in" svg:y="0.0972in" svg:viewBox="0 0 45 116" svg:d="M45 41c0-26-10-41-24-41-13 0-21 10-21 21 0 10 8 20 21 20 4 0 10-1 13-5 1-1 1-1 2-1 0 2 0 0 0 6 0 28-13 51-25 64-4 4-4 5-4 6 0 2 1 5 3 5 4 0 35-30 35-75z"><text:p/></draw:path><draw:path draw:style-name="gr3" draw:text-style-name="P5" svg:width="0.0693in" svg:height="0.0685in" svg:x="1.2236in" svg:y="0.0461in" svg:viewBox="0 0 177 175" svg:d="M129 25c-7-14-18-25-35-25-46 0-94 57-94 113 0 37 21 62 52 62 7 0 26-1 49-29 4 16 18 29 35 29 15 0 24-9 29-21 7-14 12-37 12-38 0-4-3-4-4-4-5 0-5 1-6 7-6 25-13 47-29 47-10 0-11-10-11-17 0-9 0-11 4-29 4-17 5-20 9-34 4-18 10-36 14-54 2-11 2-12 2-13 0-7-4-11-11-11-10 0-15 9-16 17zM103 124c-2 8-2 8-7 15-17 22-33 27-43 27-20 0-25-21-25-36 0-19 12-66 20-84 13-23 30-37 46-37 25 0 30 32 30 34s-1 4-1 7c-6 24-13 49-20 74z"><text:p/></draw:path><draw:path draw:style-name="gr3" draw:text-style-name="P5" svg:width="0.0469in" svg:height="0.0701in" svg:x="1.3047in" svg:y="0.0661in" svg:viewBox="0 0 120 179" svg:d="M120 130c-3 0-6 0-9 0-1 5-4 22-8 24-2 2-23 2-26 2-16 0-33 0-49 0 27-25 37-33 53-45 20-16 39-33 39-58 0-33-29-53-64-53-33 0-56 23-56 48 0 14 12 15 14 15 7 0 15-5 15-15 0-4-1-14-16-14 8-19 27-24 40-24 26 0 41 21 41 43 0 23-17 42-26 52-22 21-43 41-65 63-3 3-3 4-3 11 37 0 75 0 112 0 2-16 6-33 8-49z"><text:p/></draw:path><draw:path draw:style-name="gr3" draw:text-style-name="P5" svg:width="0.0335in" svg:height="0.1512in" svg:x="1.3748in" svg:y="0in" svg:viewBox="0 0 86 385" svg:d="M84 199c2-4 2-4 2-5 0-2 0-2-2-7-22-59-45-119-67-178-3-7-5-9-9-9-5 0-8 3-8 8 0 1 0 2 1 6 23 60 46 119 69 180-23 58-46 118-69 176-1 4-1 5-1 8 0 4 3 7 8 7 4 0 6-4 7-7 24-60 46-119 69-179z"><text:p/></draw:path><draw:path draw:style-name="gr3" draw:text-style-name="P5" svg:width="0.0756in" svg:height="0.087in" svg:x="1.4803in" svg:y="0.0311in" svg:viewBox="0 0 193 222" svg:d="M179 120c7 0 14 0 14-8 0-9-7-9-14-9-55 0-109 0-164 0 5-50 50-88 104-88 20 0 41 0 60 0 7 0 14 0 14-7 0-8-7-8-14-8-19 0-40 0-60 0-66 0-119 50-119 112s53 110 119 110c20 0 41 0 60 0 7 0 14 0 14-7s-7-7-14-7c-19 0-40 0-60 0-54 0-99-37-104-88 55 0 109 0 164 0z"><text:p/></draw:path><draw:path draw:style-name="gr3" draw:text-style-name="P5" svg:width="0.074in" svg:height="0.1063in" svg:x="1.6201in" svg:y="0.0079in" svg:viewBox="0 0 189 271" svg:d="M89 4c0-1 0-4-4-4-9 0-38 3-48 3-3 1-7 1-7 8 0 6 3 6 10 6 17 0 18 2 18 6 0 2-1 6-1 8-18 74-37 147-56 220-1 6-1 7-1 9 0 9 8 11 11 11 7 0 12-5 14-10 3-10 6-20 8-30 2-11 6-22 8-33 2-9 5-17 6-26 1-2 5-15 5-18 1-3 13-24 26-35 9-6 21-13 38-13 16 0 20 13 20 26 0 21-15 64-24 86-3 9-5 13-5 21 0 19 14 32 32 32 36 0 50-56 50-60 0-3-3-3-4-3-3 0-3 1-6 7-6 20-18 47-39 47-7 0-10-3-10-12 0-10 4-19 8-28 5-15 23-61 23-83 0-26-16-42-44-42-25 0-43 12-58 30 10-41 20-82 30-123z"><text:p/></draw:path><draw:path draw:style-name="gr3" draw:text-style-name="P5" svg:width="0.0055in" svg:height="0.1512in" svg:x="1.7173in" svg:y="0in" svg:viewBox="0 0 15 385" svg:d="M15 14c0-6 0-14-7-14-8 0-8 8-8 14 0 119 0 238 0 357 0 7 0 14 8 14 7 0 7-7 7-14 0-119 0-238 0-357z"><text:p/></draw:path><draw:path draw:style-name="gr3" draw:text-style-name="P5" svg:width="0.0819in" svg:height="0.0768in" svg:x="1.7492in" svg:y="0.0618in" svg:viewBox="0 0 209 196" svg:d="M209 3c0-1-1-3-3-3s-4 1-6 3c-6 7-13 15-20 21-2-3-17-24-50-24-66 0-130 58-130 119 0 44 34 77 83 77 14 0 40-3 68-26 22-19 27-42 27-44 0-4-3-4-4-4-3 0-5 1-5 5-11 36-49 59-82 59-29 0-61-15-61-58 0-8 3-51 33-85 19-21 48-33 73-33 32 0 51 23 51 53 0 7-1 10-1 11 0 3 3 3 4 3 4 0 4 0 7-5 5-24 11-46 16-69z"><text:p/></draw:path></draw:g></text:span><text:span text:style-name="T16">, ולפי הגדרת </text:span><text:span text:style-name="T16"><draw:g text:anchor-type="as-char" svg:y="-0.1134in" draw:z-index="124" draw:name="Shape97" draw:style-name="gr1"><svg:title>TexMaths</svg:title><svg:desc>11§display§h|_X§svg§600§FALSE§</svg:desc><draw:path draw:style-name="gr2" draw:text-style-name="P4" svg:width="0.2126in" svg:height="0.1354in" svg:x="0.0004in" svg:y="0.0071in" svg:viewBox="0 0 541 345" svg:d="M0 0c180 0 361 0 541 0 0 115 0 230 0 345-180 0-361 0-541 0 0-115 0-230 0-345z"><text:p/></draw:path><draw:path draw:style-name="gr3" draw:text-style-name="P5" svg:width="0.0744in" svg:height="0.1059in" svg:x="0.0008in" svg:y="0.0083in" svg:viewBox="0 0 190 270" svg:d="M90 3c-2-1 0-3-5-3-9 0-38 2-48 3-2 0-6 1-6 8 0 4 3 4 9 4 18 0 19 4 19 7 0 2-1 6-1 8-18 73-37 147-56 221-2 6-2 6-2 9 0 9 8 10 11 10 7 0 13-5 14-10 3-9 6-19 8-29 3-11 6-23 9-35 2-8 4-15 6-24 2-2 4-16 5-18 1-3 13-25 26-35 8-7 20-14 37-14 16 0 20 13 20 27 0 21-14 62-24 85-2 9-4 14-4 22 0 18 13 31 32 31 36 0 50-56 50-60 0-3-4-3-5-3-3 0-3 1-6 7-5 21-17 48-39 48-7 0-9-4-9-13 0-10 3-19 7-28 6-16 24-60 24-83 0-25-16-41-45-41-25 0-43 12-58 30 10-42 21-83 31-124z"><text:p/></draw:path><draw:path draw:style-name="gr3" draw:text-style-name="P5" svg:width="0.0055in" svg:height="0.1508in" svg:x="0.0984in" svg:y="0in" svg:viewBox="0 0 15 384" svg:d="M15 14c0-7 0-14-7-14-8 0-8 7-8 14 0 119 0 237 0 356 0 8 0 14 8 14 7 0 7-6 7-14 0-119 0-237 0-356z"><text:p/></draw:path><draw:path draw:style-name="gr3" draw:text-style-name="P5" svg:width="0.0937in" svg:height="0.072in" svg:x="0.1276in" svg:y="0.0634in" svg:viewBox="0 0 239 184" svg:d="M136 80c9-8 18-16 27-25 34-34 45-44 69-46 3 0 7 0 7-6 0-3-2-2-4-3-8 0-17 1-26 1-7 0-24-1-31-1-2 0-5 0-5 6 1 1 0 3 4 3 2 1 9 1 9 8 0 3-4 7-7 11-2 1-36 35-46 45-10-18-19-36-27-53-1-1-1-2-1-3 0-3 4-7 14-8 1 0 5 0 5-6-2-1 0-3-4-3-7 0-13 0-19 0-5 0-12 1-17 1s-11 0-16-1c-4 0-11 0-15 0-1 0-6 0-6 6 0 3 4 3 8 3 17 0 18 3 20 9 13 24 25 48 38 73-5 5-11 10-15 16-6 5-18 17-23 22-33 33-44 44-68 45-4 0-7 0-7 7 0 1 1 3 3 3 9 0 18-1 26-1 5 0 12 0 16 0 5 1 11 1 16 1 1 0 5 0 5-6 0-4-3-4-4-4-4 0-9-1-9-7 0-4 3-7 10-13 17-19 35-36 54-54 11 21 22 42 33 64 1 2 1 2 2 3 0 3-6 6-14 7-4 0-7 0-7 7 1 1 0 3 4 3 7 0 14-1 19-1 6 0 12 0 18 0 4 0 11 0 15 0 4 1 11 1 15 1 2 0 6 0 6-6 0-4-3-4-8-4-16 0-17-3-20-8-15-28-29-57-44-86z"><text:p/></draw:path></draw:g></text:span><text:span text:style-name="T16"><text:s/>המתבצעת לפי עקרון ההפרדה נסי </text:span><text:span text:style-name="T16"><draw:g text:anchor-type="as-char" svg:y="-0.1134in" draw:z-index="125" draw:name="Shape98" draw:style-name="gr1"><svg:title>TexMaths</svg:title><svg:desc>11§display§\la x, a_1 \ra \in h \land \la x, a_2 \ra \in h \land a_1 \neq a_2§svg§600§FALSE§</svg:desc><draw:path draw:style-name="gr2" draw:text-style-name="P4" svg:width="2.1984in" svg:height="0.1358in" svg:x="0.0004in" svg:y="0.0071in" svg:viewBox="0 0 5585 346" svg:d="M2793 346c-932 0-1862 0-2793 0 0-116 0-230 0-346 1861 0 3724 0 5585 0 0 116 0 230 0 346-931 0-1861 0-2792 0z"><text:p/></draw:path><draw:path draw:style-name="gr3" draw:text-style-name="P5" svg:width="0.0335in" svg:height="0.1512in" svg:x="0.0094in" svg:y="0in" svg:viewBox="0 0 86 385" svg:d="M84 15c2-4 2-5 2-7 0-5-3-8-8-8-3 0-5 2-9 9-22 59-45 118-67 177-1 2-2 4-2 7 0 2 0 2 2 6 22 59 45 118 67 176 3 5 4 10 9 10s8-3 8-7c0-1 0-3-2-7-23-59-45-119-69-178 24-60 46-119 69-178z"><text:p/></draw:path><draw:path draw:style-name="gr3" draw:text-style-name="P5" svg:width="0.0756in" svg:height="0.0685in" svg:x="0.0563in" svg:y="0.0461in" svg:viewBox="0 0 193 175" svg:d="M118 54c2-10 11-45 38-45 2 0 11 0 20 4-11 2-19 12-19 21 0 7 5 14 15 14 8 0 21-7 21-23 0-19-24-25-37-25-22 0-35 21-40 30-9-26-30-30-41-30-41 0-63 50-63 59 0 5 3 5 5 5 3 0 4-1 5-5 13-40 39-50 52-50 6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3" draw:text-style-name="P5" svg:width="0.0173in" svg:height="0.0453in" svg:x="0.152in" svg:y="0.0972in" svg:viewBox="0 0 45 116" svg:d="M45 41c0-26-10-41-24-41-13 0-21 10-21 21 0 10 8 20 21 20 4 0 9-1 13-5 1-1 1-1 2-1 0 2 0 0 0 6 0 28-13 50-26 64-4 3-3 5-3 6 0 2 1 5 3 5 4 0 35-30 35-75z"><text:p/></draw:path><draw:path draw:style-name="gr3" draw:text-style-name="P5" svg:width="0.0693in" svg:height="0.0685in" svg:x="0.2126in" svg:y="0.0461in" svg:viewBox="0 0 177 175" svg:d="M129 25c-7-14-19-25-35-25-47 0-94 57-94 113 0 37 21 62 52 62 7 0 26-1 49-29 4 16 17 29 35 29 15 0 24-9 29-21 7-14 12-37 12-38 0-4-3-4-4-4-5 0-5 1-6 7-6 25-14 47-29 47-11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3" draw:text-style-name="P5" svg:width="0.0386in" svg:height="0.0701in" svg:x="0.2984in" svg:y="0.0661in" svg:viewBox="0 0 99 179" svg:d="M62 8c0-8-1-8-8-8-18 17-43 17-54 17 0 3 0 6 0 9 7 0 25 0 40-7 0 46 0 92 0 138 0 9 0 13-28 13-3 0-6 0-10 0 0 3 0 6 0 9 6-1 39-1 49-1 8 0 41 0 48 1 0-3 0-6 0-9-3 0-7 0-10 0-27 0-27-4-27-13 0-50 0-100 0-149z"><text:p/></draw:path><draw:path draw:style-name="gr3" draw:text-style-name="P5" svg:width="0.0335in" svg:height="0.1512in" svg:x="0.3638in" svg:y="0in" svg:viewBox="0 0 86 385" svg:d="M84 199c2-4 2-5 2-6 0-3 0-1-2-6-22-59-45-119-67-178-3-7-6-9-9-9-5 0-8 3-8 8 0 1 0 2 1 6 23 60 45 119 68 179-23 58-45 117-68 177-1 4-1 5-1 8 0 4 3 7 8 7 4 0 6-4 7-7 24-60 46-119 69-179z"><text:p/></draw:path><draw:path draw:style-name="gr3" draw:text-style-name="P5" svg:width="0.0756in" svg:height="0.087in" svg:x="0.4697in" svg:y="0.0311in" svg:viewBox="0 0 193 222" svg:d="M179 120c7 0 14-1 14-9 0-9-7-8-14-8-55 0-109 0-164 0 5-50 50-88 104-88 20 0 41 0 60 0 7 0 14 0 14-7 0-8-7-8-14-8-21 0-40 0-61 0-66 0-118 48-118 111 0 62 52 111 118 111 21 0 40 0 61 0 7 0 14 0 14-7s-7-7-14-7c-19 0-40 0-60 0-54 0-99-37-104-88 55 0 109 0 164 0z"><text:p/></draw:path><draw:path draw:style-name="gr3" draw:text-style-name="P5" svg:width="0.074in" svg:height="0.1063in" svg:x="0.6091in" svg:y="0.0079in" svg:viewBox="0 0 189 271" svg:d="M89 4c0-1 0-4-4-4-10 0-38 3-48 3-3 1-7 1-7 8 0 6 3 6 9 6 18 0 19 2 19 6 0 2-1 6-1 8-18 74-37 147-56 220-1 6-1 7-1 9 0 9 8 11 11 11 6 0 12-5 14-10 3-10 5-20 7-30 3-11 5-22 9-33 2-9 4-17 6-26 1-2 5-15 5-18 1-3 13-24 26-35 9-6 21-13 38-13 16 0 20 13 20 26 0 21-15 64-24 86-3 9-5 13-5 21 0 19 14 32 32 32 36 0 50-56 50-60 0-3-3-3-4-3-5 0-5 1-6 7-6 20-18 47-39 47-7 0-10-3-10-12 0-10 4-19 8-28 5-15 23-61 23-83 0-26-16-42-44-42-25 0-43 12-58 30 10-41 20-82 30-123z"><text:p/></draw:path><draw:path draw:style-name="gr3" draw:text-style-name="P5" svg:width="0.0843in" svg:height="0.0937in" svg:x="0.7303in" svg:y="0.022in" svg:viewBox="0 0 215 239" svg:d="M117 9c-4-7-6-9-9-9-6 0-7 3-9 9-32 71-64 143-96 215-3 4-3 5-3 7 0 5 3 8 8 8 3 0 5-1 9-8 30-67 60-135 91-203 30 68 60 136 90 203 4 8 8 8 9 8 4 0 8-3 8-8 0-1 0-2-3-6-32-72-63-145-95-216z"><text:p/></draw:path><draw:path draw:style-name="gr3" draw:text-style-name="P5" svg:width="0.0335in" svg:height="0.1512in" svg:x="0.874in" svg:y="0in" svg:viewBox="0 0 86 385" svg:d="M84 15c2-4 2-5 2-7 0-5-3-8-8-8-3 0-6 2-9 9-22 59-45 118-67 177-1 2-2 4-2 7 0 2 0 2 2 6 22 59 45 118 67 176 1 5 4 10 9 10s8-3 8-7c0-1 0-3-2-7-23-59-45-119-69-178 24-60 46-119 69-178z"><text:p/></draw:path><draw:path draw:style-name="gr3" draw:text-style-name="P5" svg:width="0.0756in" svg:height="0.0685in" svg:x="0.9209in" svg:y="0.0461in" svg:viewBox="0 0 193 175" svg:d="M118 54c2-10 11-45 38-45 2 0 11 0 19 4-10 2-18 12-18 21 0 7 4 14 15 14 8 0 21-7 21-23 0-19-24-25-37-25-22 0-35 21-40 30-9-26-30-30-42-30-40 0-62 50-62 59 0 5 3 5 5 5 3 0 4-1 5-5 13-40 39-50 52-50 6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3" draw:text-style-name="P5" svg:width="0.0173in" svg:height="0.0453in" svg:x="1.0165in" svg:y="0.0972in" svg:viewBox="0 0 45 116" svg:d="M45 41c0-26-10-41-25-41-12 0-20 10-20 21 0 10 8 20 20 20 5 0 10-1 14-5 1-1 1-1 1-1 1 0 1 0 1 6 0 28-13 51-26 64-4 4-4 5-4 6 0 2 2 5 4 5 4 0 35-30 35-75z"><text:p/></draw:path><draw:path draw:style-name="gr3" draw:text-style-name="P5" svg:width="0.0693in" svg:height="0.0685in" svg:x="1.0772in" svg:y="0.0461in" svg:viewBox="0 0 177 175" svg:d="M129 25c-8-14-19-25-37-25-45 0-92 57-92 113 0 37 21 62 52 62 7 0 26-1 49-29 4 16 17 29 35 29 14 0 24-9 29-21 7-14 12-37 12-38 0-4-3-4-5-4-4 0-4 1-5 7-6 25-14 47-29 47-11 0-13-10-13-17 0-9 2-11 6-29 4-17 4-20 9-34 4-18 9-36 13-54 3-11 3-12 3-13 0-7-4-11-11-11-10 0-15 9-16 17zM103 124c-2 8-2 8-7 15-18 22-33 27-44 27-19 0-24-21-24-36 0-19 12-66 20-84 13-23 30-37 46-37 25 0 30 32 30 34s-1 4-1 7c-6 24-13 49-20 74z"><text:p/></draw:path><draw:path draw:style-name="gr3" draw:text-style-name="P5" svg:width="0.0469in" svg:height="0.0701in" svg:x="1.1579in" svg:y="0.0661in" svg:viewBox="0 0 120 179" svg:d="M120 130c-3 0-7 0-10 0 0 5-3 22-7 24-2 2-23 2-26 2-16 0-34 0-51 0 29-25 39-33 54-45 21-16 40-33 40-58 0-33-29-53-64-53-33 0-56 23-56 48 0 14 12 15 14 15 7 0 15-5 15-15 0-4-3-14-16-14 8-19 27-24 39-24 27 0 42 21 42 43 0 23-17 42-26 52-22 21-44 41-66 63-2 3-2 4-2 11 37 0 74 0 111 0 3-16 6-33 9-49z"><text:p/></draw:path><draw:path draw:style-name="gr3" draw:text-style-name="P5" svg:width="0.0339in" svg:height="0.1512in" svg:x="1.2276in" svg:y="0in" svg:viewBox="0 0 87 385" svg:d="M85 199c2-4 2-5 2-6 0-3 0-1-2-6-22-59-45-119-67-178-4-7-7-9-10-9-5 0-8 3-8 8 0 1 0 2 2 6 23 60 45 119 68 179-23 58-45 117-68 177-2 4-2 5-2 8 0 4 4 7 8 7 5 0 6-4 9-7 23-60 45-119 68-179z"><text:p/></draw:path><draw:path draw:style-name="gr3" draw:text-style-name="P5" svg:width="0.076in" svg:height="0.087in" svg:x="1.3331in" svg:y="0.0311in" svg:viewBox="0 0 194 222" svg:d="M180 120c7 0 14-1 14-9 0-9-7-8-14-8-55 0-108 0-163 0 4-50 49-88 103-88 20 0 41 0 60 0 7 0 14 0 14-7 0-8-7-8-14-8-20 0-40 0-61 0-66 0-119 48-119 111 0 62 53 111 119 111 21 0 41 0 61 0 7 0 14 0 14-7s-7-7-14-7c-19 0-40 0-60 0-54 0-99-37-103-88 55 0 108 0 163 0z"><text:p/></draw:path><draw:path draw:style-name="gr3" draw:text-style-name="P5" svg:width="0.0744in" svg:height="0.1063in" svg:x="1.4724in" svg:y="0.0079in" svg:viewBox="0 0 190 271" svg:d="M90 4c0-1 0-4-5-4-9 0-37 3-46 3-4 1-8 1-8 8 0 6 3 6 9 6 18 0 19 2 19 6 0 2-1 6-1 8-18 74-37 147-56 220-2 6-2 7-2 9 0 9 9 11 12 11 6 0 12-5 14-10 3-10 5-20 7-30 3-11 6-22 9-33 2-9 4-17 6-26 2-2 5-15 5-18 1-3 13-24 26-35 9-6 20-13 38-13 16 0 21 13 21 26 0 21-16 64-25 86-3 9-5 13-5 21 0 19 13 32 32 32 36 0 50-56 50-60 0-3-3-3-4-3-4 0-4 1-6 7-6 20-18 47-39 47-7 0-10-3-10-12 0-10 3-19 8-28 5-15 23-61 23-83 0-26-16-42-44-42-26 0-43 12-57 30 9-41 19-82 29-123z"><text:p/></draw:path><draw:path draw:style-name="gr3" draw:text-style-name="P5" svg:width="0.0843in" svg:height="0.0937in" svg:x="1.5941in" svg:y="0.022in" svg:viewBox="0 0 215 239" svg:d="M117 9c-4-7-6-9-9-9-6 0-7 3-9 9-32 71-65 143-97 215-2 4-2 5-2 7 0 5 3 8 8 8 2 0 5-1 9-8 30-67 60-135 91-203 30 68 60 136 90 203 3 8 8 8 9 8 4 0 8-3 8-8 0-1 0-2-3-6-32-72-63-145-95-216z"><text:p/></draw:path><draw:path draw:style-name="gr3" draw:text-style-name="P5" svg:width="0.0693in" svg:height="0.0685in" svg:x="1.7272in" svg:y="0.0461in" svg:viewBox="0 0 177 175" svg:d="M129 25c-7-14-18-25-35-25-46 0-94 57-94 113 0 37 21 62 52 62 7 0 26-1 49-29 4 16 18 29 35 29 15 0 24-9 29-21 7-14 12-37 12-38 0-4-3-4-4-4-5 0-5 1-6 7-6 25-13 47-29 47-10 0-11-10-11-17 0-9 0-11 4-29 4-17 5-20 9-34 4-18 10-36 14-54 2-11 2-12 2-13 0-7-4-11-11-11-10 0-15 9-16 17zM103 124c-2 8-2 8-7 15-17 22-33 27-44 27-19 0-24-21-24-36 0-19 12-66 20-84 13-23 30-37 46-37 25 0 30 32 30 34s-1 4-1 7c-6 24-13 49-20 74z"><text:p/></draw:path><draw:path draw:style-name="gr3" draw:text-style-name="P5" svg:width="0.0382in" svg:height="0.0701in" svg:x="1.8134in" svg:y="0.0661in" svg:viewBox="0 0 98 179" svg:d="M61 8c0-8 0-8-8-8-18 17-42 17-53 17 0 3 0 6 0 9 6 0 24 0 39-7 0 46 0 92 0 138 0 9 0 13-27 13-3 0-8 0-11 0 0 3 0 6 0 9 6-1 39-1 49-1 8 0 42 0 48 1 0-3 0-6 0-9-3 0-7 0-10 0-27 0-27-4-27-13 0-50 0-100 0-149z"><text:p/></draw:path><draw:path draw:style-name="gr3" draw:text-style-name="P5" svg:width="0.0756in" svg:height="0.1409in" svg:x="1.9335in" svg:y="0.0043in" svg:viewBox="0 0 193 359" svg:d="M189 15c4-5 4-6 4-7 0-2-3-8-8-8s-6 2-9 8c-57 112-115 223-173 336-3 5-3 6-3 7 0 4 2 8 8 8 4 0 5-2 9-8 57-112 115-223 172-336z"><text:p/></draw:path><draw:path draw:style-name="gr3" draw:text-style-name="P5" svg:width="0.1004in" svg:height="0.0354in" svg:x="1.9209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5" svg:width="0.0693in" svg:height="0.0685in" svg:x="2.0787in" svg:y="0.0461in" svg:viewBox="0 0 177 175" svg:d="M129 25c-7-14-19-25-35-25-47 0-94 57-94 113 0 37 21 62 52 62 7 0 26-1 49-29 4 16 17 29 35 29 15 0 24-9 29-21 7-14 12-37 12-38 0-4-3-4-4-4-5 0-5 1-6 7-6 25-14 47-29 47-11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3" draw:text-style-name="P5" svg:width="0.0469in" svg:height="0.0701in" svg:x="2.1598in" svg:y="0.0661in" svg:viewBox="0 0 120 179" svg:d="M120 130c-3 0-7 0-10 0 0 5-3 22-7 24-2 2-23 2-26 2-16 0-34 0-51 0 29-25 39-33 55-45 20-16 39-33 39-58 0-33-29-53-64-53-33 0-56 23-56 48 0 14 12 15 14 15 7 0 15-5 15-15 0-4-3-14-16-14 8-19 27-24 40-24 26 0 41 21 41 43 0 23-17 42-26 52-22 21-43 41-65 63-3 3-3 4-3 11 37 0 74 0 111 0 3-16 6-33 9-49z"><text:p/></draw:path></draw:g></text:span><text:span text:style-name="T16">, ולכן לפי הגדרה </text:span><text:span text:style-name="T16"><draw:g text:anchor-type="as-char" svg:y="-0.1063in" draw:z-index="126" draw:name="Shape99" draw:style-name="gr1"><svg:title>TexMaths</svg:title><svg:desc>11§display§h§svg§600§FALSE§</svg:desc><draw:path draw:style-name="gr2" draw:text-style-name="P4" svg:width="0.0665in" svg:height="0.0906in" svg:x="0.0004in" svg:y="0.0071in" svg:viewBox="0 0 170 231" svg:d="M0 0c56 0 114 0 170 0 0 77 0 154 0 231-56 0-114 0-170 0 0-77 0-154 0-231z"><text:p/></draw:path><draw:path draw:style-name="gr3" draw:text-style-name="P5" svg:width="0.074in" svg:height="0.1063in" svg:x="0.0008in" svg:y="0in" svg:viewBox="0 0 189 271" svg:d="M89 4c-2-1 0-4-4-4-9 0-38 3-47 4-4 0-7 0-7 8 0 5 3 5 9 5 18 0 18 2 18 6-1 2-1 6-1 8-18 74-36 146-55 220-2 5-2 7-2 9 0 9 8 11 11 11 7 0 13-5 14-10 3-10 6-20 8-30 2-11 6-22 9-34 2-9 4-18 7-26 0-3 3-15 3-18 2-3 13-23 26-34 9-6 21-13 37-13s21 13 21 27c0 19-16 62-25 85-3 9-5 13-5 21 0 19 14 32 32 32 36 0 51-56 51-60 0-3-4-3-5-3-4 0-4 1-5 7-7 19-19 47-40 47-7 0-10-3-10-12 0-10 4-19 8-28 5-16 23-62 23-84 0-25-15-41-44-41-23 0-42 12-56 30 9-41 19-82 29-123z"><text:p/></draw:path></draw:g></text:span><text:span text:style-name="T16"><text:s/>אינה ח"ע ובפרט </text:span><text:span text:style-name="T16"><draw:g text:anchor-type="as-char" svg:y="-0.1063in" draw:z-index="127" draw:name="Shape100" draw:style-name="gr1"><svg:title>TexMaths</svg:title><svg:desc>11§display§h§svg§600§FALSE§</svg:desc><draw:path draw:style-name="gr2" draw:text-style-name="P4" svg:width="0.0665in" svg:height="0.0906in" svg:x="0.0004in" svg:y="0.0071in" svg:viewBox="0 0 170 231" svg:d="M0 0c56 0 114 0 170 0 0 77 0 154 0 231-56 0-114 0-170 0 0-77 0-154 0-231z"><text:p/></draw:path><draw:path draw:style-name="gr3" draw:text-style-name="P5" svg:width="0.074in" svg:height="0.1063in" svg:x="0.0008in" svg:y="0in" svg:viewBox="0 0 189 271" svg:d="M89 4c-2-1 0-4-4-4-9 0-38 3-47 4-4 0-7 0-7 8 0 5 3 5 9 5 18 0 18 2 18 6-1 2-1 6-1 8-18 74-36 146-55 220-2 5-2 7-2 9 0 9 8 11 11 11 7 0 13-5 14-10 3-10 6-20 8-30 2-11 6-22 9-34 2-9 4-18 7-26 0-3 3-15 3-18 2-3 13-23 26-34 9-6 21-13 37-13s21 13 21 27c0 19-16 62-25 85-3 9-5 13-5 21 0 19 14 32 32 32 36 0 51-56 51-60 0-3-4-3-5-3-4 0-4 1-5 7-7 19-19 47-40 47-7 0-10-3-10-12 0-10 4-19 8-28 5-16 23-62 23-84 0-25-15-41-44-41-23 0-42 12-56 30 9-41 19-82 29-123z"><text:p/></draw:path></draw:g></text:span><text:span text:style-name="T16"><text:s/>אינה פונקציה, שהינה </text:span><text:span text:style-name="T20">סתירה</text:span><text:span text:style-name="T16"> להנחה </text:span><text:span text:style-name="T16"><draw:g text:anchor-type="as-char" svg:y="-0.1063in" draw:z-index="128" draw:name="Shape101" draw:style-name="gr1"><svg:title>TexMaths</svg:title><svg:desc>11§display§h§svg§600§FALSE§</svg:desc><draw:path draw:style-name="gr2" draw:text-style-name="P4" svg:width="0.0665in" svg:height="0.0906in" svg:x="0.0004in" svg:y="0.0071in" svg:viewBox="0 0 170 231" svg:d="M0 0c56 0 114 0 170 0 0 77 0 154 0 231-56 0-114 0-170 0 0-77 0-154 0-231z"><text:p/></draw:path><draw:path draw:style-name="gr3" draw:text-style-name="P5" svg:width="0.074in" svg:height="0.1063in" svg:x="0.0008in" svg:y="0in" svg:viewBox="0 0 189 271" svg:d="M89 4c-2-1 0-4-4-4-9 0-38 3-47 4-4 0-7 0-7 8 0 5 3 5 9 5 18 0 18 2 18 6-1 2-1 6-1 8-18 74-36 146-55 220-2 5-2 7-2 9 0 9 8 11 11 11 7 0 13-5 14-10 3-10 6-20 8-30 2-11 6-22 9-34 2-9 4-18 7-26 0-3 3-15 3-18 2-3 13-23 26-34 9-6 21-13 37-13s21 13 21 27c0 19-16 62-25 85-3 9-5 13-5 21 0 19 14 32 32 32 36 0 51-56 51-60 0-3-4-3-5-3-4 0-4 1-5 7-7 19-19 47-40 47-7 0-10-3-10-12 0-10 4-19 8-28 5-16 23-62 23-84 0-25-15-41-44-41-23 0-42 12-56 30 9-41 19-82 29-123z"><text:p/></draw:path></draw:g></text:span><text:span text:style-name="T16"><text:s/>פונקציה. </text:span><text:span text:style-name="T10">סה"כ </text:span><text:span text:style-name="T10"><draw:g text:anchor-type="as-char" svg:y="-0.1161in" draw:z-index="133" draw:name="Shape102" draw:style-name="gr1"><svg:title>TexMaths</svg:title><svg:desc>11§display§B \cap C = \emptyset \lor |A| = 1§svg§600§FALSE§</svg:desc><draw:path draw:style-name="gr2" draw:text-style-name="P4" svg:width="1.3091in" svg:height="0.1386in" svg:x="0.0016in" svg:y="0.0071in" svg:viewBox="0 0 3326 353" svg:d="M0 0c1109 0 2217 0 3326 0 0 118 0 235 0 353-1109 0-2217 0-3326 0 0-118 0-235 0-353z"><text:p/></draw:path><draw:path draw:style-name="gr3" draw:text-style-name="P5" svg:width="0.1083in" svg:height="0.1028in" svg:x="0.0004in" svg:y="0.0134in" svg:viewBox="0 0 276 262" svg:d="M45 232c-3 15-4 19-35 19-7 0-10 0-10 7 0 4 3 4 10 4 46 0 92 0 139 0 60 0 106-45 106-82 0-27-23-50-60-55 40-6 81-35 81-71 0-29-26-54-72-54-43 0-87 0-130 0-7 0-11 0-11 8 0 4 3 4 11 4 1 0 7 0 14 1 8 0 11 1 11 6 0 2-1 3-2 7-18 69-34 138-52 206zM103 122c8-32 17-64 25-96 3-13 4-14 21-14 16 0 33 0 49 0 34 0 43 23 43 40 0 34-34 70-80 70-19 0-39 0-58 0zM86 251c-5 0-6 0-8-2-4 0-5 0-5-3 0-1 0-2 2-9 9-35 17-71 26-106 24 0 50 0 74 0 36 0 44 28 44 45 0 37-34 75-80 75-18 0-36 0-53 0z"><text:p/></draw:path><draw:path draw:style-name="gr3" draw:text-style-name="P5" svg:width="0.0843in" svg:height="0.0929in" svg:x="0.1594in" svg:y="0.0264in" svg:viewBox="0 0 215 237" svg:d="M215 84c0-59-60-84-108-84-50 0-107 26-107 84 0 47 0 94 0 140 0 7 0 13 8 13 7 0 7-6 7-13 0-46 0-92 0-138 0-59 63-71 92-71 17 0 42 4 62 17 30 19 30 44 30 54 0 46 0 92 0 138 0 7 0 13 8 13s8-6 8-13c0-46 0-93 0-140z"><text:p/></draw:path><draw:path draw:style-name="gr3" draw:text-style-name="P5" svg:width="0.1079in" svg:height="0.1094in" svg:x="0.2937in" svg:y="0.0098in" svg:viewBox="0 0 275 279" svg:d="M275 4c0-1-1-4-4-4-1 0-3 1-6 5-9 10-19 20-27 30-4-5-21-35-64-35-87 0-174 86-174 175 0 62 46 104 105 104 34 0 63-15 83-33 36-32 43-66 43-67 0-3-3-2-4-3-3 0-5 1-6 3-3 12-12 38-38 61-28 20-52 27-72 27-35 0-76-20-76-79 0-22 9-84 48-129 23-27 59-47 93-47 40 0 63 30 63 75 0 15-1 15-1 20 0 3 4 3 5 3 6 0 6 0 8-8 8-33 16-65 24-98z"><text:p/></draw:path><draw:path draw:style-name="gr3" draw:text-style-name="P5" svg:width="0.1008in" svg:height="0.035in" svg:x="0.4567in" svg:y="0.0606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5" svg:width="0.061in" svg:height="0.128in" svg:x="0.6161in" svg:y="0in" svg:viewBox="0 0 156 326" svg:d="M132 8c0-5-3-8-8-8-6 0-7 4-10 12-4 15 0 2-4 18-5-3-18-8-32-8-22 0-47 11-61 41-15 30-17 66-17 102 0 24 0 92 33 122-9 30-9 31-9 32 0 4 4 7 8 7 7 0 8-4 10-12 4-15 1-2 4-17 10 4 21 7 32 7 43 0 61-36 67-55 10-26 11-57 11-84 0-29 0-92-33-125 4-11 6-21 9-32zM39 269c-14-26-14-72-14-110 0-30 0-57 6-82 8-35 30-47 47-47 8 0 18 2 29 11-23 75-45 152-68 228zM118 56c13 22 13 67 13 103 0 29 0 56-6 82-6 40-27 55-47 55-9 0-19-3-27-11 22-76 45-153 67-229z"><text:p/></draw:path><draw:path draw:style-name="gr3" draw:text-style-name="P5" svg:width="0.0846in" svg:height="0.0929in" svg:x="0.7264in" svg:y="0.0264in" svg:viewBox="0 0 216 237" svg:d="M212 15c4-5 4-5 4-7 0-5-4-8-8-8s-7 2-9 9c-31 67-60 135-91 202-30-67-61-135-90-203-4-7-7-8-9-8-5 0-9 3-9 8 0 1 0 1 3 6 32 72 64 144 96 216 3 6 6 7 9 7 5 0 6-2 9-7 32-72 63-143 95-215z"><text:p/></draw:path><draw:path draw:style-name="gr3" draw:text-style-name="P5" svg:width="0.0055in" svg:height="0.1508in" svg:x="0.8717in" svg:y="0.0035in" svg:viewBox="0 0 15 384" svg:d="M15 13c0-6 0-13-7-13-8 0-8 7-8 13 0 119 0 238 0 356 0 8 0 15 8 15 7 0 7-7 7-15 0-118 0-237 0-356z"><text:p/></draw:path><draw:path draw:style-name="gr3" draw:text-style-name="P5" svg:width="0.1039in" svg:height="0.1075in" svg:x="0.9012in" svg:y="0.0079in" svg:viewBox="0 0 265 274" svg:d="M56 230c-15 26-31 32-47 33-5 0-9 0-9 7 0 3 2 4 6 4 9 0 22-1 33-1 13 0 26 1 38 1 2 0 8 0 8-7 0-4-4-4-7-4-9-1-17-5-17-15 0-4 2-8 5-14 10-15 19-32 29-47 33 0 65 0 98 0 0 8 5 59 5 62 0 13-20 14-27 14-6 0-9 0-9 7 0 4 4 4 5 4 16 0 32-1 48-1 9 0 34 1 44 1 2 0 6 0 6-8 0-3-3-3-9-3-23 0-23-4-24-15-8-79-16-159-24-239-1-8-1-9-8-9-5 0-7 2-10 7-45 74-89 149-134 223zM102 175c26-43 51-86 76-128 5 42 9 85 13 128-29 0-59 0-89 0z"><text:p/></draw:path><draw:path draw:style-name="gr3" draw:text-style-name="P5" svg:width="0.0063in" svg:height="0.1508in" svg:x="1.028in" svg:y="0.0035in" svg:viewBox="0 0 17 384" svg:d="M17 13c0-6 0-13-9-13-8 0-8 7-8 13 0 119 0 238 0 356 0 8 0 15 8 15 9 0 9-7 9-15 0-118 0-237 0-356z"><text:p/></draw:path><draw:path draw:style-name="gr3" draw:text-style-name="P5" svg:width="0.1004in" svg:height="0.035in" svg:x="1.1031in" svg:y="0.0606in" svg:viewBox="0 0 256 90" svg:d="M243 15c7 0 13 0 13-7 0-8-6-8-12-8-77 0-155 0-232 0-5 0-12 0-12 8 0 7 7 7 12 7 77 0 154 0 231 0zM244 90c6 0 12 0 12-8 0-7-6-7-13-7-77 0-154 0-231 0-5 0-12 0-12 7 0 8 7 8 12 8 77 0 155 0 232 0z"><text:p/></draw:path><draw:path draw:style-name="gr3" draw:text-style-name="P5" svg:width="0.05in" svg:height="0.1in" svg:x="1.2689in" svg:y="0.0161in" svg:viewBox="0 0 128 255" svg:d="M79 10c0-9 0-10-9-10-24 25-58 25-70 25 0 4 0 8 0 11 8 0 31 0 51-10 0 66 0 133 0 199 0 13-1 19-37 19-4 0-7 0-12 0 0 4 0 8 0 11 13-1 48-1 63-1s49 0 63 1c0-3 0-7 0-11-5 0-8 0-12 0-36 0-37-4-37-19 0-71 0-144 0-215z"><text:p/></draw:path></draw:g></text:span><text:span text:style-name="T10"><text:s/>תנאי הכרחי להיות </text:span><text:span text:style-name="T10"><draw:g text:anchor-type="as-char" svg:y="-0.1035in" draw:z-index="134" draw:name="Shape103" draw:style-name="gr1"><svg:title>TexMaths</svg:title><svg:desc>11§display§H§svg§600§FALSE§</svg:desc><draw:path draw:style-name="gr2" draw:text-style-name="P4" svg:width="0.1177in" svg:height="0.0874in" svg:x="0.0024in" svg:y="0.0071in" svg:viewBox="0 0 300 223" svg:d="M0 0c100 0 200 0 300 0 0 74 0 149 0 223-100 0-200 0-300 0 0-74 0-149 0-223z"><text:p/></draw:path><draw:path draw:style-name="gr3" draw:text-style-name="P5" svg:width="0.1272in" svg:height="0.1031in" svg:x="0.0004in" svg:y="0in" svg:viewBox="0 0 324 263" svg:d="M279 30c3-15 3-18 32-18 10 0 13 0 13-8 0-4-4-4-5-4-11 0-39 1-50 1s-39-1-50-1c-3 0-7 0-7 8 0 4 3 4 11 4 1 0 7 0 14 1 8 0 11 1 11 6 0 2 0 2-1 7-8 31-15 62-24 94-39 0-79 0-117 0 8-31 15-60 23-90 3-15 4-18 33-18 9 0 12 0 12-8 0-4-3-4-4-4-11 0-39 1-50 1s-38-1-49-1c-4 0-8 0-8 8 0 4 3 4 11 4 4 0 8 0 14 1 7 0 10 1 10 6 0 2 0 3-1 7-18 69-35 138-52 207-3 14-4 18-35 18-7 0-10 0-10 7 0 5 4 5 6 5 9 0 37-1 48-1 8 0 17 0 25 0s17 1 25 1c3 0 7 0 7-8 0-4-3-4-10-4-14 0-25 0-25-7 0-2 0-4 1-7 9-35 18-70 27-105 38 0 78 0 116 0-16 63-25 100-27 106-3 13-11 13-33 13-7 0-10 0-10 7 0 5 4 5 5 5 11 0 38-1 49-1 8 0 16 0 24 0 9 0 17 1 26 1 3 0 7 0 7-8 0-4-3-4-11-4-14 0-25 0-25-7 0-2 1-4 1-7 18-69 35-138 53-207z"><text:p/></draw:path></draw:g></text:span><text:span text:style-name="T10"><text:s/>על; </text:span><draw:g text:anchor-type="as-char" svg:y="-0.1138in" draw:z-index="141" draw:name="Shape104" draw:style-name="gr1"><svg:title>TexMaths</svg:title><svg:desc>11§display§\QEF§svg§600§FALSE§</svg:desc><draw:path draw:style-name="gr2" draw:text-style-name="P4" svg:width="0.5075in" svg:height="0.0976in" svg:x="0.0004in" svg:y="0.0079in" svg:viewBox="0 0 1290 249" svg:d="M0 0c430 0 860 0 1290 0 0 83 0 166 0 249-430 0-860 0-1290 0 0-83 0-166 0-249z"><text:p/></draw:path><draw:path draw:style-name="gr3" draw:text-style-name="P5" svg:width="0.1256in" svg:height="0.1106in" svg:x="0.0008in" svg:y="0.002in" svg:viewBox="0 0 320 282" svg:d="M59 221c-8 0-20 2-31 6-8 3-18 7-22 14-5 6-6 10-6 14 0 7 3 12 9 16 11 9 27 11 45 11 23 0 51-6 78-17 21 9 43 17 72 17 15 0 33-8 49-19 18-11 34-24 44-40 1-1 1-1 1-2s-1-3-3-3-3 0-4 0-3 1-3 1c-8 13-22 24-36 33s-30 13-41 13c-22 0-38-4-54-12 8-3 16-8 24-12 44-26 83-62 110-98 19-27 29-55 29-78 0-8-1-15-3-22-10-29-38-43-78-43-22 0-49 8-74 21-24 13-47 32-62 51-13 18-19 37-19 52 0 5 0 8 1 11 4 17 20 27 44 27 15 0 34-5 54-13 15-7 32-19 42-32 8-14 13-26 13-37 0-15-9-27-19-38-1 0-1 0-2 0-2 1-5 1-7 2-1 1-2 2-2 3v1c0 0 1 0 1 2 7 5 10 14 10 23 0 12-4 25-15 39-8 11-19 23-32 31-16 7-30 10-42 10-19 0-28-8-29-20 0-1 0-2 0-3 0-14 9-34 23-54 13-18 30-35 52-48s44-19 62-19c32 0 52 13 56 36 0 3 1 6 1 9 0 24-15 54-37 86-25 33-57 68-96 94-7 5-13 8-20 13-2-2-3-3-5-4-23-11-45-22-78-22zM29 242c1 0 2 0 3 0 5 0 12 1 18 1 26 0 47 7 67 16-22 10-43 14-61 14-16 0-28-2-36-9-3-1-5-4-5-8 0-3 2-7 5-11 1-2 3-3 9-3z"><text:p/></draw:path><draw:path draw:style-name="gr3" draw:text-style-name="P5" svg:width="0.0157in" svg:height="0.0157in" svg:x="0.1453in" svg:y="0.0941in" svg:viewBox="0 0 41 41" svg:d="M41 21c0-11-10-21-21-21-12 0-20 10-20 21s8 20 20 20c11 0 21-9 21-20z"><text:p/></draw:path><draw:path draw:style-name="gr3" draw:text-style-name="P5" svg:width="0.1012in" svg:height="0.1079in" svg:x="0.1811in" svg:y="0.0028in" svg:viewBox="0 0 258 275" svg:d="M225 37c0-1 0-1 1-2 1 0 1-1 1-2s-1-3-4-3c-6 0-14 3-22 7-7 6-14 11-18 18-7 9-10 18-10 25 0 3 0 6 1 8 3 9 13 14 24 14 8 0 17-4 25-8 9-6 16-14 21-21 9-12 14-25 14-34 0-7-3-13-5-18-9-14-28-21-50-21-17 0-36 6-53 17-19 9-34 24-45 38-11 17-17 31-17 44 0 6 0 11 2 15 1 3 2 5 4 7-8 2-17 6-26 10-18 9-37 21-48 36-13 19-20 38-20 54 0 8 1 16 6 22 11 22 37 32 69 32 16 0 35-4 55-14 16-9 33-22 43-35 6-10 10-18 10-26 0-6-2-13-7-17-10-13-28-18-48-18-27 0-55 35-60 66 0 1 0 1 1 2 0 1 1 1 3 1h1c1 0 1 0 2-1 2 0 2-1 2-2 4-27 29-57 49-57 17 0 30 4 35 13 1 2 2 6 2 9 0 7-3 16-10 25-9 12-20 24-34 33-16 9-31 12-42 12-27 0-47-8-53-26-1-3-1-7-1-11 0-15 9-36 23-57 10-14 22-27 37-34 6-4 13-7 18-9 10 7 23 11 39 11 3 0 8-1 12-2 2-2 5-3 8-6 1-2 2-4 2-5 0-5-5-7-8-8-6-3-14-5-23-5-5 0-12 2-20 3 0-1-1-4-1-6 0-1 0-2 0-4 0-12 9-30 21-48 9-13 19-24 32-34 12-8 25-13 35-13 21 0 38 5 44 17 2 3 3 7 3 12 0 7-2 17-9 27-5 7-11 13-18 19-7 4-13 7-18 7-12 0-17-5-17-13 0-6 3-14 10-22 3-5 7-11 14-15 5-3 11-5 15-5 1 0 3 0 3-2zM130 123c8 0 14 1 19 2 2 2 2 2 2 3-1 1-2 2-3 3-3 0-5 0-7 0-10 0-18-2-23-7 4 0 8-1 12-1z"><text:p/></draw:path><draw:path draw:style-name="gr3" draw:text-style-name="P5" svg:width="0.0157in" svg:height="0.0157in" svg:x="0.3008in" svg:y="0.0941in" svg:viewBox="0 0 41 41" svg:d="M41 21c0-11-10-21-21-21-12 0-20 10-20 21s8 20 20 20c11 0 21-9 21-20z"><text:p/></draw:path><draw:path draw:style-name="gr3" draw:text-style-name="P5" svg:width="0.1441in" svg:height="0.113in" svg:x="0.3362in" svg:y="0in" svg:viewBox="0 0 367 288" svg:d="M299 124c-7 0-15 5-22 10-8 7-15 15-22 22-2 2-3 5-4 7-10 2-20 3-29 4 8-21 14-39 28-60 13-18 29-35 46-52 1 0 1-1 1-2-1-1-1-2-1-3 0-3-1-4-2-4s-2 0-2 1c-26 16-48 36-62 56-15 22-27 43-40 65-16 2-34 4-52 10-15 5-33 11-43 25 0 1 0 1 0 2s0 1 1 2h1c1 0 3 0 4 0s2 0 4-1c6-10 22-17 37-21 14-4 30-7 43-8-4 7-9 13-13 20-30 42-73 83-107 83-32 0-57-7-57-25 0-3 1-7 3-12 3 4 7 6 12 6 10 0 21-8 21-15 0-9-5-13-12-13-9 0-18 5-22 11-8 10-10 18-10 26 0 22 31 30 64 30 45 0 108-40 141-88 5-7 11-16 14-24 8-1 18-2 26-3-4 6-7 14-9 22-2 0-2 0-2 1s0 1 2 1c0 1 0 1 1 1 1 1 1 1 2 1l1-1c7-2 13-4 21-8 1-1 2-2 2-3v-1c-1-1-1-2-1-3 0-5 1-9 6-15 13-4 30-8 39-22 3-3 5-6 5-11 0-1 0-2 0-3-2-5-7-8-13-8zM364 31c0-1-1-1-1-1-49 0-75-30-125-30-22 0-50 8-76 22-25 14-49 33-63 54-10 14-15 29-15 41 0 2 0 5 1 7 3 15 15 21 32 21 15 0 34-2 53-11 14-5 28-15 37-27s14-26 14-35c0-11-5-20-15-25h-1c-1 0-1 0-2 0-2 1-2 1-3 3-1 1-2 1-2 2s0 1 1 2c2 3 2 8 2 12 0 10-4 23-14 37-6 9-16 19-28 25-15 6-28 10-40 10-14 0-23-7-25-16 0-2 0-3 0-5 0-10 5-22 15-37 12-16 31-33 52-43 24-12 46-15 66-15 49 0 75 30 125 30 1 0 2-1 2-2 4-5 7-10 11-15 2-1 2-1 2-2s-2-2-3-2zM297 144c-5 6-14 10-24 13 4-6 10-13 14-16 5-6 8-8 10-8s5 1 5 2c0 3-1 5-5 9z"><text:p/></draw:path><draw:path draw:style-name="gr3" draw:text-style-name="P5" svg:width="0.0157in" svg:height="0.0157in" svg:x="0.5in" svg:y="0.0941in" svg:viewBox="0 0 41 41" svg:d="M41 21c0-11-10-21-21-21-12 0-20 10-20 21s8 20 20 20c11 0 21-9 21-20z"><text:p/></draw:path></draw:g></text:p>
        </text:list-item>
      </text:list>
      <text:p text:style-name="P20"><draw:g text:anchor-type="as-char" svg:y="-0.1134in" draw:z-index="129" draw:name="Shape105" draw:style-name="gr1"><svg:title>TexMaths</svg:title><svg:desc>11§display§\QED§svg§600§FALSE§</svg:desc><draw:path draw:style-name="gr2" draw:text-style-name="P4" svg:width="0.6894in" svg:height="0.0972in" svg:x="0.0004in" svg:y="0.0071in" svg:viewBox="0 0 1752 248" svg:d="M0 0c584 0 1168 0 1752 0 0 83 0 165 0 248-584 0-1168 0-1752 0 0-83 0-165 0-248z"><text:p/></draw:path><draw:path draw:style-name="gr3" draw:text-style-name="P5" svg:width="0.1256in" svg:height="0.1106in" svg:x="0.0008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3" draw:text-style-name="P5" svg:width="0.0157in" svg:height="0.0157in" svg:x="0.1449in" svg:y="0.0925in" svg:viewBox="0 0 41 41" svg:d="M41 21c0-12-10-21-21-21-12 0-20 9-20 21 0 11 8 20 20 20 11 0 21-9 21-20z"><text:p/></draw:path><draw:path draw:style-name="gr3" draw:text-style-name="P5" svg:width="0.1008in" svg:height="0.1079in" svg:x="0.1811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4-17 19-7 4-13 7-18 7-12 0-17-5-17-13 0-6 3-14 9-22 4-5 8-11 15-15 5-3 11-5 15-5 1 0 2 0 2-2zM130 123c7 0 14 1 18 3 3 1 3 1 3 2-1 1-3 2-4 3-2 0-4 0-6 0-10 0-18-2-23-7 4 0 7-1 12-1z"><text:p/></draw:path><draw:path draw:style-name="gr3" draw:text-style-name="P5" svg:width="0.0157in" svg:height="0.0157in" svg:x="0.3008in" svg:y="0.0925in" svg:viewBox="0 0 41 41" svg:d="M41 21c0-12-9-21-20-21-12 0-21 9-21 21 0 11 9 20 21 20 11 0 20-9 20-20z"><text:p/></draw:path><draw:path draw:style-name="gr3" draw:text-style-name="P5" svg:width="0.1193in" svg:height="0.1114in" svg:x="0.3394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5" svg:width="0.0161in" svg:height="0.0157in" svg:x="0.4744in" svg:y="0.0925in" svg:viewBox="0 0 42 41" svg:d="M42 21c0-12-10-21-21-21s-21 9-21 21c0 11 10 20 21 20s21-9 21-20z"><text:p/></draw:path><draw:path draw:style-name="gr3" draw:text-style-name="P5" svg:width="0.1008in" svg:height="0.1031in" svg:x="0.5965in" svg:y="0.0043in" svg:viewBox="0 0 257 263" svg:d="M257 13c0-12-1-13-13-13-77 0-153 0-230 0-12 0-14 1-14 13 0 80 0 158 0 237 0 12 2 13 14 13 76 0 153 0 229 0 13 0 14-1 14-13 0-79 0-157 0-237z"><text:p/></draw:path></draw:g></text:p>
      <text:p text:style-name="P21">~ סוף ~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avid Libre" svg:font-family="'David Libre'" style:font-adornments="Regular" style:font-pitch="variable"/>
    <style:font-face style:name="Latin Modern Math" svg:font-family="'Latin Modern Math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Noto Serif Display SemiCondensed" svg:font-family="'Noto Serif Display SemiCondensed'" style:font-adornments="SemiCondensed" style:font-family-generic="roman" style:font-pitch="variable"/>
    <style:font-face style:name="Noto Serif Hebrew ExtCond SemBd" svg:font-family="'Noto Serif Hebrew ExtCond SemBd'" style:font-adornments="ExtraCondensed SemiBold" style:font-family-generic="roman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Quicksand" svg:font-family="Quicksand" style:font-adornments="Regular" style:font-pitch="variable"/>
    <style:font-face style:name="Rubik" svg:font-family="Rubik" style:font-adornments="Light" style:font-pitch="variable"/>
  </office:font-face-decls>
  <office:styles>
    <draw:stroke-dash draw:name="Dash_20_Dot_20_4" draw:display-name="Dash Dot 4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IL" style:letter-kerning="true" style:font-name-asian="Noto Serif CJK SC" style:font-size-asian="10.5pt" style:language-asian="zh" style:country-asian="CN" style:font-name-complex="Lohit Devanagari1" style:font-size-complex="12pt" style:language-complex="he" style:country-complex="IL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L" style:letter-kerning="true" style:font-name-asian="Noto Serif CJK SC" style:font-size-asian="10.5pt" style:language-asian="zh" style:country-asian="CN" style:font-name-complex="Lohit Devanagari1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in" fo:margin-top="0.0398in" fo:margin-bottom="0.0193in" style:contextual-spacing="false" fo:line-height="150%" fo:text-align="justify" style:justify-single-word="false" fo:text-indent="0in" style:auto-text-indent="false" style:page-number="auto" style:writing-mode="rl-tb">
        <style:tab-stops/>
      </style:paragraph-properties>
      <style:text-properties style:font-name="Quicksand" fo:font-family="Quicksand" style:font-style-name="Regular" style:font-pitch="variable" fo:font-size="11pt" fo:font-weight="normal" style:font-name-complex="Rubik" style:font-family-complex="Rubik" style:font-style-name-complex="Light" style:font-pitch-complex="variable" style:font-size-complex="11pt" style:language-complex="he" style:country-complex="IL" style:font-weight-complex="250"/>
    </style:style>
    <style:style style:name="Heading" style:family="paragraph" style:parent-style-name="Standard" style:next-style-name="Text_20_body" style:class="text" style:master-page-name="">
      <style:paragraph-properties fo:margin-top="0.1665in" fo:margin-bottom="0.0835in" style:contextual-spacing="false" style:page-number="auto" fo:keep-with-next="always"/>
      <style:text-properties style:use-window-font-color="true" loext:opacity="0%" style:font-name="David Libre" fo:font-family="'David Libre'" style:font-style-name="Regular" style:font-pitch="variable" fo:font-size="14pt" style:font-name-asian="Noto Sans CJK SC" style:font-family-asian="'Noto Sans CJK SC'" style:font-family-generic-asian="system" style:font-pitch-asian="variable" style:font-size-asian="14pt" style:font-name-complex="David Libre" style:font-family-complex="'David Libre'" style:font-style-name-complex="Regular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officeooo:rsid="0256d54a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 style:border-line-width-bottom="0.0102in 0.0102in 0.0102in" fo:padding="0.0193in" fo:border-left="none" fo:border-right="none" fo:border-top="none" fo:border-bottom="2.24pt double #000000"/>
      <style:text-properties fo:font-size="18pt" fo:font-weight="bold" officeooo:rsid="004829b7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39in" fo:margin-bottom="0.0709in" style:contextual-spacing="false" style:page-number="auto" fo:padding="0.0193in" fo:border-left="none" fo:border-right="none" fo:border-top="none" fo:border-bottom="0.99pt solid #000000"/>
      <style:text-properties fo:font-size="16pt" fo:font-weight="normal" style:font-size-asian="16pt" style:font-weight-asian="bold" style:font-size-complex="16pt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 fo:padding="0.0193in" fo:border-left="none" fo:border-right="none" fo:border-top="none" fo:border-bottom="0.06pt fine-dashed #000000"/>
      <style:text-properties fo:font-size="14pt" fo:font-weight="normal" style:font-size-asian="14pt" style:font-weight-asian="bold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normal" style:font-size-asian="13pt" style:font-style-asian="italic" style:font-weight-asian="bold" style:font-size-complex="13pt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normal" style:font-size-asian="12pt" style:font-weight-asian="bold" style:font-size-complex="12pt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normal" style:font-size-asian="12pt" style:font-style-asian="italic" style:font-weight-asian="bold" style:font-size-complex="12pt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normal" style:font-size-asian="10pt" style:font-weight-asian="bold" style:font-size-complex="10pt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normal" style:font-size-asian="10pt" style:font-style-asian="italic" style:font-weight-asian="bold" style:font-size-complex="10pt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normal" style:font-size-asian="9pt" style:font-weight-asian="bold" style:font-size-complex="9pt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normal" style:font-size-asian="9pt" style:font-weight-asian="bold" style:font-size-complex="9pt" style:font-weight-complex="normal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Footnote" style:family="paragraph" style:parent-style-name="Standard" style:class="extra" style:master-page-name="">
      <style:paragraph-properties fo:margin-left="0.2362in" fo:margin-right="0in" fo:text-indent="-0.2362in" style:auto-text-indent="false" style:page-number="auto" text:number-lines="false" text:line-number="0" style:writing-mode="lr-tb"/>
      <style:text-properties fo:font-size="10pt" fo:language="en" fo:country="IL" fo:font-style="normal" style:font-size-asian="10pt" style:font-size-complex="10pt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 style:writing-mode="lr-tb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tru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true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dddddd"/>
      <style:paragraph-properties fo:margin-left="0in" fo:margin-right="0in" fo:margin-top="0.0398in" fo:margin-bottom="0in" style:contextual-spacing="true" fo:line-height="100%" fo:text-indent="0in" style:auto-text-indent="false" style:page-number="auto" fo:background-color="#dddddd" fo:padding="0.0398in" fo:border="0.06pt solid #000000" style:writing-mode="lr-tb"/>
      <style:text-properties fo:color="#000000" loext:opacity="100%"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 style:border-line-width-bottom="0.0071in 0.0173in 0.0071in" fo:padding="0.0193in" fo:border-left="none" fo:border-right="none" fo:border-top="none" fo:border-bottom="2.24pt double-thin #000000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37in" fo:margin-right="0in" fo:text-indent="0in" style:auto-text-indent="false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User_20_Index_20_6" style:display-name="User Index 6" style:family="paragraph" style:parent-style-name="Index" style:class="index">
      <style:paragraph-properties fo:margin-left="0.9839in" fo:margin-right="0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Quotations" style:family="paragraph" style:parent-style-name="Standard" style:class="html" style:master-page-name="">
      <loext:graphic-properties draw:fill="solid" draw:fill-color="#eeeeee"/>
      <style:paragraph-properties fo:margin-left="0.3937in" fo:margin-right="0.3937in" fo:margin-top="0.0398in" fo:margin-bottom="0.1965in" style:contextual-spacing="false" fo:text-indent="0in" style:auto-text-indent="false" style:page-number="auto" fo:background-color="#eeeeee" fo:padding-left="0.0193in" fo:padding-right="0.1181in" fo:padding-top="0.0193in" fo:padding-bottom="0.0193in" fo:border-left="none" fo:border-right="0.74pt solid #000000" fo:border-top="none" fo:border-bottom="none"/>
      <style:text-properties fo:color="#000000" loext:opacity="100%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Math" style:family="paragraph" style:parent-style-name="Standard" style:master-page-name="">
      <style:paragraph-properties fo:margin-left="0.0398in" fo:margin-right="0.0398in" fo:line-height="150%" fo:text-align="center" style:justify-single-word="false" fo:text-indent="0in" style:auto-text-indent="false" style:page-number="auto" style:writing-mode="lr-tb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User_20_Index_20_7" style:display-name="User Index 7" style:family="paragraph" style:parent-style-name="Index" style:class="index">
      <style:paragraph-properties fo:margin-left="1.1811in" fo:margin-right="0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.0398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ote" style:family="paragraph" style:parent-style-name="Standard">
      <style:text-properties style:font-name="Noto Serif Display SemiCondensed" fo:font-family="'Noto Serif Display SemiCondensed'" style:font-style-name="SemiCondensed" style:font-family-generic="roman" style:font-pitch="variable" fo:font-weight="normal" style:font-name-complex="Noto Serif Hebrew ExtCond SemBd" style:font-family-complex="'Noto Serif Hebrew ExtCond SemBd'" style:font-style-name-complex="ExtraCondensed SemiBold" style:font-family-generic-complex="roman" style:font-pitch-complex="variable" style:font-size-complex="9pt" style:font-weight-complex="60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atin Modern Math" fo:font-size="18pt" style:text-underline-style="none" fo:font-weight="bold" officeooo:rsid="019abc3c" officeooo:paragraph-rsid="01a09314" style:font-size-asian="18pt" style:font-weight-asian="bold" style:font-size-complex="18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I" text:select-page="current">III</text:page-number></text:p>
      </style:footer>
    </style:master-page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0T18:52:20.751683387</meta:creation-date>
    <meta:editing-duration>PT3H23M34S</meta:editing-duration>
    <meta:editing-cycles>16</meta:editing-cycles>
    <meta:generator>LibreOffice/24.8.3.2$Linux_X86_64 LibreOffice_project/480$Build-2</meta:generator>
    <dc:title>Math</dc:title>
    <dc:date>2024-12-30T20:44:37.020533259</dc:date>
    <meta:print-date>2024-12-30T20:44:32.077171762</meta:print-date>
    <meta:printed-by>PDF files</meta:printed-by>
    <meta:document-statistic meta:table-count="0" meta:image-count="0" meta:object-count="0" meta:page-count="3" meta:paragraph-count="33" meta:word-count="509" meta:character-count="2533" meta:non-whitespace-character-count="1991"/>
    <meta:user-defined meta:name="TexMathignorePreamble">FALSE</meta:user-defined>
    <meta:user-defined meta:name="TexMathsPreamble">\usepackage{amsmath}§\usepackage{amssymb}§\usepackage[usenames]{color}§\usepackage{ifxetex}§\usepackage{ifluatex}§\usepackage{cancel}§\usepackage{bm}§\usepackage{mathrsfs}§§\def\N     {\mathbb{N}}§\def\Z     {\mathbb{Z}}§\def\R     {\mathbb{R}}§\def\Q     {\mathbb{Q}}§§\def\sl    {\ell}§\def\sj    {\jmath}§\def\si    {\imath}§§\def\powerset {\mathcal{P}}§\def\ps       {\mathcal{P}}§§\def\siff  {\longleftrightarrow}§\def\ssiff {\leftrightarrow}§\def\so    {\longrightarrow}§\def\sso   {\rightarrow}§§\def\epsi  {\epsilon}§\def\vepsi {\varepsilon}§§\def\Neven {\N_{\mathrm{even}}}§\def\Nodd  {\N_{\mathrm{odd }}}§\def\Zeven {\Z_{\mathrm{even}}}§\def\Zodd  {\Z_{\mathrm{odd }}}§\def\Np    {\N_+}§§\def\open  {\big(}§\def\qopen {\quad\big(}§\def\close {\big)}§\def\also  {\text{, }}§\def\defi  {\text{ definition}}§\def\given {\text{given }}§\def\case  {\text{if }}§\def\syx   {\text{ syntax}}§\def\rule  {\text{ rule}}§§\def\ra    {\rangle}§\def\la    {\langle}§§\def\oto   {\leftarrow}§§\def\QED   {\quad\quad\mathscr{Q.E.D.}\;\;\blacksquare}§\def\QEF   {\quad\quad\mathscr{Q.E.F.}}§\def\eQED  {\mathscr{Q.E.D.}\;\;\blacksquare}§\def\eQEF  {\mathscr{Q.E.F.}}§\def\jQED  {\mathscr{Q.E.D.}}§§\def\dom   {\text{dom}}§\def\Im    {\text{Im}}§\def\range {\text{range}}§§\def\trio {\triangle}§§% XeLaTeX compiler§\ifxetex§§    \usepackage{fontspec}§    \usepackage{unicode-math}§§    % Uncomment these lines for alternative fonts§    %\setmainfont{FreeSerif}§    %\setmathfont{FreeSerif}§§% LuaLaTeX compiler§\else\ifluatex§§    \usepackage{fontspec}§    \usepackage{lualatex-math}§§% LaTeX compiler§\else§§    % Uncomment this line for sans-serif maths font§    %\everymath{\mathsf{\xdef\mysf{\mathgroup\the\mathgroup\relax}}\mysf}§§\fi\fi§§§</meta:user-defined>
    <meta:template xlink:type="simple" xlink:actuate="onRequest" xlink:title="Math" xlink:href="../../../.config/libreoffice/4/user/template/Math.ott" meta:date="2024-01-20T18:52:20.243142922"/>
  </office:meta>
</office:document-meta>
</file>